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bonacci" table:style-name="ta1">
        <table:shapes>
          <draw:frame draw:z-index="0" draw:style-name="gr1" draw:text-style-name="P1" svg:width="12.521cm" svg:height="7.043cm" svg:x="4.617cm" svg:y="0.1cm">
            <draw:object draw:notify-on-update-of-ranges="Fibonacci.A1:Fibonacci.A1 Fibonacci.A2:Fibonacci.A1000 Fibonacci.B1:Fibonacci.B1 Fibonacci.B2:Fibonacci.B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.22cm" svg:y="5.97cm">
            <draw:object draw:notify-on-update-of-ranges="Fibonacci.J1:Fibonacci.J1 Fibonacci.J2:Fibonacci.J1000 Fibonacci.K1:Fibonacci.K1 Fibonacci.K2:Fibonacci.K10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31.71cm" svg:y="0.1cm">
            <draw:object draw:notify-on-update-of-ranges="Fibonacci.M1:Fibonacci.M1 Fibonacci.M2:Fibonacci.M1000 Fibonacci.N1:Fibonacci.N1 Fibonacci.N2:Fibonacci.N10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</text:p>
          </table:table-cell>
          <table:table-cell table:number-columns-repeated="7"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ime</text:p>
          </table:table-cell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9" calcext:value-type="float">
            <text:p>219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style-name="ce2" office:value-type="float" office:value="0.0000357627868652344" calcext:value-type="float">
            <text:p>3.58E-05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float" office:value="0.0000262260437011719" calcext:value-type="float">
            <text:p>2.62E-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19" calcext:value-type="float">
            <text:p>419</text:p>
          </table:table-cell>
          <table:table-cell table:number-columns-repeated="7"/>
          <table:table-cell office:value-type="float" office:value="200" calcext:value-type="float">
            <text:p>200</text:p>
          </table:table-cell>
          <table:table-cell table:style-name="ce2" office:value-type="float" office:value="0.0000679492950439453" calcext:value-type="float">
            <text:p>6.79E-05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" office:value-type="float" office:value="0.0000512599945068359" calcext:value-type="float">
            <text:p>5.13E-0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9" calcext:value-type="float">
            <text:p>619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office:value-type="float" office:value="0.000105381011962891" calcext:value-type="float">
            <text:p>0.000105381011962891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2" office:value-type="float" office:value="0.0000960826873779297" calcext:value-type="float">
            <text:p>9.61E-0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19" calcext:value-type="float">
            <text:p>819</text:p>
          </table:table-cell>
          <table:table-cell table:number-columns-repeated="7"/>
          <table:table-cell office:value-type="float" office:value="400" calcext:value-type="float">
            <text:p>400</text:p>
          </table:table-cell>
          <table:table-cell office:value-type="float" office:value="0.000143051147460938" calcext:value-type="float">
            <text:p>0.00014305114746093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110626220703125" calcext:value-type="float">
            <text:p>0.00011062622070312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19" calcext:value-type="float">
            <text:p>1019</text:p>
          </table:table-cell>
          <table:table-cell table:number-columns-repeated="7"/>
          <table:table-cell office:value-type="float" office:value="500" calcext:value-type="float">
            <text:p>500</text:p>
          </table:table-cell>
          <table:table-cell office:value-type="float" office:value="0.000178337097167969" calcext:value-type="float">
            <text:p>0.00017833709716796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158786773681641" calcext:value-type="float">
            <text:p>0.00015878677368164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600" calcext:value-type="float">
            <text:p>600</text:p>
          </table:table-cell>
          <table:table-cell office:value-type="float" office:value="0.000216484069824219" calcext:value-type="float">
            <text:p>0.00021648406982421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.00017547607421875" calcext:value-type="float">
            <text:p>0.0001754760742187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19" calcext:value-type="float">
            <text:p>1419</text:p>
          </table:table-cell>
          <table:table-cell table:number-columns-repeated="7"/>
          <table:table-cell office:value-type="float" office:value="700" calcext:value-type="float">
            <text:p>700</text:p>
          </table:table-cell>
          <table:table-cell office:value-type="float" office:value="0.000255584716796875" calcext:value-type="float">
            <text:p>0.00025558471679687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0.000309467315673828" calcext:value-type="float">
            <text:p>0.00030946731567382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619" calcext:value-type="float">
            <text:p>1619</text:p>
          </table:table-cell>
          <table:table-cell table:number-columns-repeated="7"/>
          <table:table-cell office:value-type="float" office:value="800" calcext:value-type="float">
            <text:p>800</text:p>
          </table:table-cell>
          <table:table-cell office:value-type="float" office:value="0.000313282012939453" calcext:value-type="float">
            <text:p>0.00031328201293945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000334978103637695" calcext:value-type="float">
            <text:p>0.00033497810363769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819" calcext:value-type="float">
            <text:p>1819</text:p>
          </table:table-cell>
          <table:table-cell table:number-columns-repeated="7"/>
          <table:table-cell office:value-type="float" office:value="900" calcext:value-type="float">
            <text:p>900</text:p>
          </table:table-cell>
          <table:table-cell office:value-type="float" office:value="0.000333786010742188" calcext:value-type="float">
            <text:p>0.000333786010742188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.0002593994140625" calcext:value-type="float">
            <text:p>0.000259399414062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019" calcext:value-type="float">
            <text:p>2019</text:p>
          </table:table-cell>
          <table:table-cell table:number-columns-repeated="7"/>
          <table:table-cell office:value-type="float" office:value="1000" calcext:value-type="float">
            <text:p>1000</text:p>
          </table:table-cell>
          <table:table-cell office:value-type="float" office:value="0.000388622283935547" calcext:value-type="float">
            <text:p>0.00038862228393554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0306367874145508" calcext:value-type="float">
            <text:p>0.00030636787414550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2219" calcext:value-type="float">
            <text:p>2219</text:p>
          </table:table-cell>
          <table:table-cell table:number-columns-repeated="7"/>
          <table:table-cell office:value-type="float" office:value="1100" calcext:value-type="float">
            <text:p>1100</text:p>
          </table:table-cell>
          <table:table-cell office:value-type="float" office:value="0.000411510467529297" calcext:value-type="float">
            <text:p>0.000411510467529297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0.000316858291625977" calcext:value-type="float">
            <text:p>0.000316858291625977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1200" calcext:value-type="float">
            <text:p>1200</text:p>
          </table:table-cell>
          <table:table-cell office:value-type="float" office:value="0.000494241714477539" calcext:value-type="float">
            <text:p>0.00049424171447753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.000353336334228516" calcext:value-type="float">
            <text:p>0.000353336334228516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619" calcext:value-type="float">
            <text:p>2619</text:p>
          </table:table-cell>
          <table:table-cell table:number-columns-repeated="7"/>
          <table:table-cell office:value-type="float" office:value="1300" calcext:value-type="float">
            <text:p>1300</text:p>
          </table:table-cell>
          <table:table-cell office:value-type="float" office:value="0.000720977783203125" calcext:value-type="float">
            <text:p>0.000720977783203125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0.00108480453491211" calcext:value-type="float">
            <text:p>0.00108480453491211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2819" calcext:value-type="float">
            <text:p>2819</text:p>
          </table:table-cell>
          <table:table-cell table:number-columns-repeated="7"/>
          <table:table-cell office:value-type="float" office:value="1400" calcext:value-type="float">
            <text:p>1400</text:p>
          </table:table-cell>
          <table:table-cell office:value-type="float" office:value="0.00122404098510742" calcext:value-type="float">
            <text:p>0.00122404098510742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0.00102782249450684" calcext:value-type="float">
            <text:p>0.00102782249450684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3019" calcext:value-type="float">
            <text:p>3019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office:value-type="float" office:value="0.00151395797729492" calcext:value-type="float">
            <text:p>0.00151395797729492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0.000772714614868164" calcext:value-type="float">
            <text:p>0.000772714614868164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3219" calcext:value-type="float">
            <text:p>3219</text:p>
          </table:table-cell>
          <table:table-cell table:number-columns-repeated="7"/>
          <table:table-cell office:value-type="float" office:value="1600" calcext:value-type="float">
            <text:p>1600</text:p>
          </table:table-cell>
          <table:table-cell office:value-type="float" office:value="0.00173664093017578" calcext:value-type="float">
            <text:p>0.00173664093017578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0.000957250595092773" calcext:value-type="float">
            <text:p>0.000957250595092773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3419" calcext:value-type="float">
            <text:p>3419</text:p>
          </table:table-cell>
          <table:table-cell table:number-columns-repeated="7"/>
          <table:table-cell office:value-type="float" office:value="1700" calcext:value-type="float">
            <text:p>1700</text:p>
          </table:table-cell>
          <table:table-cell office:value-type="float" office:value="0.00101661682128906" calcext:value-type="float">
            <text:p>0.00101661682128906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0.000555276870727539" calcext:value-type="float">
            <text:p>0.000555276870727539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3619" calcext:value-type="float">
            <text:p>3619</text:p>
          </table:table-cell>
          <table:table-cell table:number-columns-repeated="7"/>
          <table:table-cell office:value-type="float" office:value="1800" calcext:value-type="float">
            <text:p>1800</text:p>
          </table:table-cell>
          <table:table-cell office:value-type="float" office:value="0.00111842155456543" calcext:value-type="float">
            <text:p>0.00111842155456543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0.000532150268554688" calcext:value-type="float">
            <text:p>0.000532150268554688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3819" calcext:value-type="float">
            <text:p>3819</text:p>
          </table:table-cell>
          <table:table-cell table:number-columns-repeated="7"/>
          <table:table-cell office:value-type="float" office:value="1900" calcext:value-type="float">
            <text:p>1900</text:p>
          </table:table-cell>
          <table:table-cell office:value-type="float" office:value="0.00117897987365723" calcext:value-type="float">
            <text:p>0.00117897987365723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0.000573396682739258" calcext:value-type="float">
            <text:p>0.00057339668273925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019" calcext:value-type="float">
            <text:p>4019</text:p>
          </table:table-cell>
          <table:table-cell table:number-columns-repeated="7"/>
          <table:table-cell office:value-type="float" office:value="2000" calcext:value-type="float">
            <text:p>2000</text:p>
          </table:table-cell>
          <table:table-cell office:value-type="float" office:value="0.00093841552734375" calcext:value-type="float">
            <text:p>0.0009384155273437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.000656604766845703" calcext:value-type="float">
            <text:p>0.000656604766845703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4219" calcext:value-type="float">
            <text:p>4219</text:p>
          </table:table-cell>
          <table:table-cell table:number-columns-repeated="7"/>
          <table:table-cell office:value-type="float" office:value="2100" calcext:value-type="float">
            <text:p>2100</text:p>
          </table:table-cell>
          <table:table-cell office:value-type="float" office:value="0.000911712646484375" calcext:value-type="float">
            <text:p>0.000911712646484375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0.000809192657470703" calcext:value-type="float">
            <text:p>0.000809192657470703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4419" calcext:value-type="float">
            <text:p>4419</text:p>
          </table:table-cell>
          <table:table-cell table:number-columns-repeated="7"/>
          <table:table-cell office:value-type="float" office:value="2200" calcext:value-type="float">
            <text:p>2200</text:p>
          </table:table-cell>
          <table:table-cell office:value-type="float" office:value="0.000954151153564453" calcext:value-type="float">
            <text:p>0.000954151153564453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0.00107860565185547" calcext:value-type="float">
            <text:p>0.00107860565185547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4619" calcext:value-type="float">
            <text:p>4619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office:value-type="float" office:value="0.000995874404907227" calcext:value-type="float">
            <text:p>0.000995874404907227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0.00131011009216309" calcext:value-type="float">
            <text:p>0.00131011009216309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4819" calcext:value-type="float">
            <text:p>4819</text:p>
          </table:table-cell>
          <table:table-cell table:number-columns-repeated="7"/>
          <table:table-cell office:value-type="float" office:value="2400" calcext:value-type="float">
            <text:p>2400</text:p>
          </table:table-cell>
          <table:table-cell office:value-type="float" office:value="0.00105834007263184" calcext:value-type="float">
            <text:p>0.00105834007263184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0.000744342803955078" calcext:value-type="float">
            <text:p>0.000744342803955078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5019" calcext:value-type="float">
            <text:p>5019</text:p>
          </table:table-cell>
          <table:table-cell table:number-columns-repeated="7"/>
          <table:table-cell office:value-type="float" office:value="2500" calcext:value-type="float">
            <text:p>2500</text:p>
          </table:table-cell>
          <table:table-cell office:value-type="float" office:value="0.00111889839172363" calcext:value-type="float">
            <text:p>0.00111889839172363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0788688659667969" calcext:value-type="float">
            <text:p>0.000788688659667969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5219" calcext:value-type="float">
            <text:p>5219</text:p>
          </table:table-cell>
          <table:table-cell table:number-columns-repeated="7"/>
          <table:table-cell office:value-type="float" office:value="2600" calcext:value-type="float">
            <text:p>2600</text:p>
          </table:table-cell>
          <table:table-cell office:value-type="float" office:value="0.00123143196105957" calcext:value-type="float">
            <text:p>0.00123143196105957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0.00123810768127441" calcext:value-type="float">
            <text:p>0.00123810768127441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5419" calcext:value-type="float">
            <text:p>5419</text:p>
          </table:table-cell>
          <table:table-cell table:number-columns-repeated="7"/>
          <table:table-cell office:value-type="float" office:value="2700" calcext:value-type="float">
            <text:p>2700</text:p>
          </table:table-cell>
          <table:table-cell office:value-type="float" office:value="0.00127387046813965" calcext:value-type="float">
            <text:p>0.00127387046813965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0.000962018966674805" calcext:value-type="float">
            <text:p>0.000962018966674805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5619" calcext:value-type="float">
            <text:p>5619</text:p>
          </table:table-cell>
          <table:table-cell table:number-columns-repeated="7"/>
          <table:table-cell office:value-type="float" office:value="2800" calcext:value-type="float">
            <text:p>2800</text:p>
          </table:table-cell>
          <table:table-cell office:value-type="float" office:value="0.00131702423095703" calcext:value-type="float">
            <text:p>0.00131702423095703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0.000974416732788086" calcext:value-type="float">
            <text:p>0.000974416732788086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5819" calcext:value-type="float">
            <text:p>5819</text:p>
          </table:table-cell>
          <table:table-cell table:number-columns-repeated="7"/>
          <table:table-cell office:value-type="float" office:value="2900" calcext:value-type="float">
            <text:p>2900</text:p>
          </table:table-cell>
          <table:table-cell office:value-type="float" office:value="0.00131464004516602" calcext:value-type="float">
            <text:p>0.00131464004516602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0.00101089477539063" calcext:value-type="float">
            <text:p>0.00101089477539063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6019" calcext:value-type="float">
            <text:p>6019</text:p>
          </table:table-cell>
          <table:table-cell table:number-columns-repeated="7"/>
          <table:table-cell office:value-type="float" office:value="3000" calcext:value-type="float">
            <text:p>3000</text:p>
          </table:table-cell>
          <table:table-cell office:value-type="float" office:value="0.0013275146484375" calcext:value-type="float">
            <text:p>0.0013275146484375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0.00104022026062012" calcext:value-type="float">
            <text:p>0.00104022026062012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6219" calcext:value-type="float">
            <text:p>6219</text:p>
          </table:table-cell>
          <table:table-cell table:number-columns-repeated="7"/>
          <table:table-cell office:value-type="float" office:value="3100" calcext:value-type="float">
            <text:p>3100</text:p>
          </table:table-cell>
          <table:table-cell office:value-type="float" office:value="0.0013730525970459" calcext:value-type="float">
            <text:p>0.0013730525970459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0.00124740600585938" calcext:value-type="float">
            <text:p>0.00124740600585938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6419" calcext:value-type="float">
            <text:p>6419</text:p>
          </table:table-cell>
          <table:table-cell table:number-columns-repeated="7"/>
          <table:table-cell office:value-type="float" office:value="3200" calcext:value-type="float">
            <text:p>3200</text:p>
          </table:table-cell>
          <table:table-cell office:value-type="float" office:value="0.00140762329101563" calcext:value-type="float">
            <text:p>0.00140762329101563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0.00145578384399414" calcext:value-type="float">
            <text:p>0.00145578384399414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6619" calcext:value-type="float">
            <text:p>6619</text:p>
          </table:table-cell>
          <table:table-cell table:number-columns-repeated="7"/>
          <table:table-cell office:value-type="float" office:value="3300" calcext:value-type="float">
            <text:p>3300</text:p>
          </table:table-cell>
          <table:table-cell office:value-type="float" office:value="0.00148415565490723" calcext:value-type="float">
            <text:p>0.00148415565490723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0.00117993354797363" calcext:value-type="float">
            <text:p>0.00117993354797363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6819" calcext:value-type="float">
            <text:p>6819</text:p>
          </table:table-cell>
          <table:table-cell table:number-columns-repeated="7"/>
          <table:table-cell office:value-type="float" office:value="3400" calcext:value-type="float">
            <text:p>3400</text:p>
          </table:table-cell>
          <table:table-cell office:value-type="float" office:value="0.00149941444396973" calcext:value-type="float">
            <text:p>0.00149941444396973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0.00118780136108398" calcext:value-type="float">
            <text:p>0.00118780136108398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7019" calcext:value-type="float">
            <text:p>7019</text:p>
          </table:table-cell>
          <table:table-cell table:number-columns-repeated="7"/>
          <table:table-cell office:value-type="float" office:value="3500" calcext:value-type="float">
            <text:p>3500</text:p>
          </table:table-cell>
          <table:table-cell office:value-type="float" office:value="0.00161385536193848" calcext:value-type="float">
            <text:p>0.00161385536193848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0.00138378143310547" calcext:value-type="float">
            <text:p>0.00138378143310547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7219" calcext:value-type="float">
            <text:p>7219</text:p>
          </table:table-cell>
          <table:table-cell table:number-columns-repeated="7"/>
          <table:table-cell office:value-type="float" office:value="3600" calcext:value-type="float">
            <text:p>3600</text:p>
          </table:table-cell>
          <table:table-cell office:value-type="float" office:value="0.00163626670837402" calcext:value-type="float">
            <text:p>0.00163626670837402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0.00136280059814453" calcext:value-type="float">
            <text:p>0.00136280059814453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7419" calcext:value-type="float">
            <text:p>7419</text:p>
          </table:table-cell>
          <table:table-cell table:number-columns-repeated="7"/>
          <table:table-cell office:value-type="float" office:value="3700" calcext:value-type="float">
            <text:p>3700</text:p>
          </table:table-cell>
          <table:table-cell office:value-type="float" office:value="0.00170087814331055" calcext:value-type="float">
            <text:p>0.00170087814331055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0.0013725757598877" calcext:value-type="float">
            <text:p>0.0013725757598877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7619" calcext:value-type="float">
            <text:p>7619</text:p>
          </table:table-cell>
          <table:table-cell table:number-columns-repeated="7"/>
          <table:table-cell office:value-type="float" office:value="3800" calcext:value-type="float">
            <text:p>3800</text:p>
          </table:table-cell>
          <table:table-cell office:value-type="float" office:value="0.0017242431640625" calcext:value-type="float">
            <text:p>0.0017242431640625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0.00142359733581543" calcext:value-type="float">
            <text:p>0.00142359733581543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7819" calcext:value-type="float">
            <text:p>7819</text:p>
          </table:table-cell>
          <table:table-cell table:number-columns-repeated="7"/>
          <table:table-cell office:value-type="float" office:value="3900" calcext:value-type="float">
            <text:p>3900</text:p>
          </table:table-cell>
          <table:table-cell office:value-type="float" office:value="0.00172901153564453" calcext:value-type="float">
            <text:p>0.00172901153564453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0.00140070915222168" calcext:value-type="float">
            <text:p>0.00140070915222168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8019" calcext:value-type="float">
            <text:p>8019</text:p>
          </table:table-cell>
          <table:table-cell table:number-columns-repeated="7"/>
          <table:table-cell office:value-type="float" office:value="4000" calcext:value-type="float">
            <text:p>4000</text:p>
          </table:table-cell>
          <table:table-cell office:value-type="float" office:value="0.00176429748535156" calcext:value-type="float">
            <text:p>0.00176429748535156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0.00140833854675293" calcext:value-type="float">
            <text:p>0.00140833854675293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8219" calcext:value-type="float">
            <text:p>8219</text:p>
          </table:table-cell>
          <table:table-cell table:number-columns-repeated="7"/>
          <table:table-cell office:value-type="float" office:value="4100" calcext:value-type="float">
            <text:p>4100</text:p>
          </table:table-cell>
          <table:table-cell office:value-type="float" office:value="0.00188446044921875" calcext:value-type="float">
            <text:p>0.00188446044921875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0.00162649154663086" calcext:value-type="float">
            <text:p>0.00162649154663086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8419" calcext:value-type="float">
            <text:p>8419</text:p>
          </table:table-cell>
          <table:table-cell table:number-columns-repeated="7"/>
          <table:table-cell office:value-type="float" office:value="4200" calcext:value-type="float">
            <text:p>4200</text:p>
          </table:table-cell>
          <table:table-cell office:value-type="float" office:value="0.00196218490600586" calcext:value-type="float">
            <text:p>0.00196218490600586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0.0015411376953125" calcext:value-type="float">
            <text:p>0.0015411376953125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4300" calcext:value-type="float">
            <text:p>4300</text:p>
          </table:table-cell>
          <table:table-cell office:value-type="float" office:value="0.00221109390258789" calcext:value-type="float">
            <text:p>0.00221109390258789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0.00159049034118652" calcext:value-type="float">
            <text:p>0.00159049034118652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8819" calcext:value-type="float">
            <text:p>8819</text:p>
          </table:table-cell>
          <table:table-cell table:number-columns-repeated="7"/>
          <table:table-cell office:value-type="float" office:value="4400" calcext:value-type="float">
            <text:p>4400</text:p>
          </table:table-cell>
          <table:table-cell office:value-type="float" office:value="0.00304961204528809" calcext:value-type="float">
            <text:p>0.00304961204528809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0.00159859657287598" calcext:value-type="float">
            <text:p>0.00159859657287598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9019" calcext:value-type="float">
            <text:p>9019</text:p>
          </table:table-cell>
          <table:table-cell table:number-columns-repeated="7"/>
          <table:table-cell office:value-type="float" office:value="4500" calcext:value-type="float">
            <text:p>4500</text:p>
          </table:table-cell>
          <table:table-cell office:value-type="float" office:value="0.00258469581604004" calcext:value-type="float">
            <text:p>0.00258469581604004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0.00154447555541992" calcext:value-type="float">
            <text:p>0.00154447555541992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9219" calcext:value-type="float">
            <text:p>9219</text:p>
          </table:table-cell>
          <table:table-cell table:number-columns-repeated="7"/>
          <table:table-cell office:value-type="float" office:value="4600" calcext:value-type="float">
            <text:p>4600</text:p>
          </table:table-cell>
          <table:table-cell office:value-type="float" office:value="0.0024106502532959" calcext:value-type="float">
            <text:p>0.0024106502532959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0.00163602828979492" calcext:value-type="float">
            <text:p>0.00163602828979492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4700" calcext:value-type="float">
            <text:p>4700</text:p>
          </table:table-cell>
          <table:table-cell office:value-type="float" office:value="0.00255155563354492" calcext:value-type="float">
            <text:p>0.00255155563354492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0.00176882743835449" calcext:value-type="float">
            <text:p>0.00176882743835449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9619" calcext:value-type="float">
            <text:p>9619</text:p>
          </table:table-cell>
          <table:table-cell table:number-columns-repeated="7"/>
          <table:table-cell office:value-type="float" office:value="4800" calcext:value-type="float">
            <text:p>4800</text:p>
          </table:table-cell>
          <table:table-cell office:value-type="float" office:value="0.00252270698547363" calcext:value-type="float">
            <text:p>0.00252270698547363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0.00188851356506348" calcext:value-type="float">
            <text:p>0.00188851356506348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9819" calcext:value-type="float">
            <text:p>9819</text:p>
          </table:table-cell>
          <table:table-cell table:number-columns-repeated="7"/>
          <table:table-cell office:value-type="float" office:value="4900" calcext:value-type="float">
            <text:p>4900</text:p>
          </table:table-cell>
          <table:table-cell office:value-type="float" office:value="0.00252389907836914" calcext:value-type="float">
            <text:p>0.00252389907836914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0.00178170204162598" calcext:value-type="float">
            <text:p>0.00178170204162598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10019" calcext:value-type="float">
            <text:p>10019</text:p>
          </table:table-cell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0255966186523438" calcext:value-type="float">
            <text:p>0.00255966186523438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75309181213379" calcext:value-type="float">
            <text:p>0.00175309181213379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10219" calcext:value-type="float">
            <text:p>10219</text:p>
          </table:table-cell>
          <table:table-cell table:number-columns-repeated="7"/>
          <table:table-cell office:value-type="float" office:value="5100" calcext:value-type="float">
            <text:p>5100</text:p>
          </table:table-cell>
          <table:table-cell office:value-type="float" office:value="0.00258111953735352" calcext:value-type="float">
            <text:p>0.00258111953735352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0.00178742408752441" calcext:value-type="float">
            <text:p>0.00178742408752441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float" office:value="10419" calcext:value-type="float">
            <text:p>10419</text:p>
          </table:table-cell>
          <table:table-cell table:number-columns-repeated="7"/>
          <table:table-cell office:value-type="float" office:value="5200" calcext:value-type="float">
            <text:p>5200</text:p>
          </table:table-cell>
          <table:table-cell office:value-type="float" office:value="0.00269198417663574" calcext:value-type="float">
            <text:p>0.00269198417663574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0.00190973281860352" calcext:value-type="float">
            <text:p>0.00190973281860352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10619" calcext:value-type="float">
            <text:p>10619</text:p>
          </table:table-cell>
          <table:table-cell table:number-columns-repeated="7"/>
          <table:table-cell office:value-type="float" office:value="5300" calcext:value-type="float">
            <text:p>5300</text:p>
          </table:table-cell>
          <table:table-cell office:value-type="float" office:value="0.00273656845092773" calcext:value-type="float">
            <text:p>0.00273656845092773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0.00187206268310547" calcext:value-type="float">
            <text:p>0.00187206268310547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float" office:value="10819" calcext:value-type="float">
            <text:p>10819</text:p>
          </table:table-cell>
          <table:table-cell table:number-columns-repeated="7"/>
          <table:table-cell office:value-type="float" office:value="5400" calcext:value-type="float">
            <text:p>5400</text:p>
          </table:table-cell>
          <table:table-cell office:value-type="float" office:value="0.00262689590454102" calcext:value-type="float">
            <text:p>0.00262689590454102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0.00195598602294922" calcext:value-type="float">
            <text:p>0.00195598602294922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11019" calcext:value-type="float">
            <text:p>11019</text:p>
          </table:table-cell>
          <table:table-cell table:number-columns-repeated="7"/>
          <table:table-cell office:value-type="float" office:value="5500" calcext:value-type="float">
            <text:p>5500</text:p>
          </table:table-cell>
          <table:table-cell office:value-type="float" office:value="0.00270771980285645" calcext:value-type="float">
            <text:p>0.00270771980285645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0.00188803672790527" calcext:value-type="float">
            <text:p>0.00188803672790527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float" office:value="11219" calcext:value-type="float">
            <text:p>11219</text:p>
          </table:table-cell>
          <table:table-cell table:number-columns-repeated="7"/>
          <table:table-cell office:value-type="float" office:value="5600" calcext:value-type="float">
            <text:p>5600</text:p>
          </table:table-cell>
          <table:table-cell office:value-type="float" office:value="0.00272846221923828" calcext:value-type="float">
            <text:p>0.00272846221923828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0.00189113616943359" calcext:value-type="float">
            <text:p>0.00189113616943359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11419" calcext:value-type="float">
            <text:p>11419</text:p>
          </table:table-cell>
          <table:table-cell table:number-columns-repeated="7"/>
          <table:table-cell office:value-type="float" office:value="5700" calcext:value-type="float">
            <text:p>5700</text:p>
          </table:table-cell>
          <table:table-cell office:value-type="float" office:value="0.00276350975036621" calcext:value-type="float">
            <text:p>0.00276350975036621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0.00194525718688965" calcext:value-type="float">
            <text:p>0.00194525718688965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11619" calcext:value-type="float">
            <text:p>11619</text:p>
          </table:table-cell>
          <table:table-cell table:number-columns-repeated="7"/>
          <table:table-cell office:value-type="float" office:value="5800" calcext:value-type="float">
            <text:p>5800</text:p>
          </table:table-cell>
          <table:table-cell office:value-type="float" office:value="0.00276517868041992" calcext:value-type="float">
            <text:p>0.00276517868041992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0.00197839736938477" calcext:value-type="float">
            <text:p>0.00197839736938477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11819" calcext:value-type="float">
            <text:p>11819</text:p>
          </table:table-cell>
          <table:table-cell table:number-columns-repeated="7"/>
          <table:table-cell office:value-type="float" office:value="5900" calcext:value-type="float">
            <text:p>5900</text:p>
          </table:table-cell>
          <table:table-cell office:value-type="float" office:value="0.00270223617553711" calcext:value-type="float">
            <text:p>0.00270223617553711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0.00202059745788574" calcext:value-type="float">
            <text:p>0.00202059745788574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12019" calcext:value-type="float">
            <text:p>12019</text:p>
          </table:table-cell>
          <table:table-cell table:number-columns-repeated="7"/>
          <table:table-cell office:value-type="float" office:value="6000" calcext:value-type="float">
            <text:p>6000</text:p>
          </table:table-cell>
          <table:table-cell office:value-type="float" office:value="0.00281429290771484" calcext:value-type="float">
            <text:p>0.00281429290771484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0.00213027000427246" calcext:value-type="float">
            <text:p>0.00213027000427246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12219" calcext:value-type="float">
            <text:p>12219</text:p>
          </table:table-cell>
          <table:table-cell table:number-columns-repeated="7"/>
          <table:table-cell office:value-type="float" office:value="6100" calcext:value-type="float">
            <text:p>6100</text:p>
          </table:table-cell>
          <table:table-cell office:value-type="float" office:value="0.00287318229675293" calcext:value-type="float">
            <text:p>0.00287318229675293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0.00210952758789063" calcext:value-type="float">
            <text:p>0.00210952758789063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12419" calcext:value-type="float">
            <text:p>12419</text:p>
          </table:table-cell>
          <table:table-cell table:number-columns-repeated="7"/>
          <table:table-cell office:value-type="float" office:value="6200" calcext:value-type="float">
            <text:p>6200</text:p>
          </table:table-cell>
          <table:table-cell office:value-type="float" office:value="0.00336742401123047" calcext:value-type="float">
            <text:p>0.00336742401123047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0.00206160545349121" calcext:value-type="float">
            <text:p>0.00206160545349121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12619" calcext:value-type="float">
            <text:p>12619</text:p>
          </table:table-cell>
          <table:table-cell table:number-columns-repeated="7"/>
          <table:table-cell office:value-type="float" office:value="6300" calcext:value-type="float">
            <text:p>6300</text:p>
          </table:table-cell>
          <table:table-cell office:value-type="float" office:value="0.00335693359375" calcext:value-type="float">
            <text:p>0.00335693359375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0.0021820068359375" calcext:value-type="float">
            <text:p>0.0021820068359375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12819" calcext:value-type="float">
            <text:p>12819</text:p>
          </table:table-cell>
          <table:table-cell table:number-columns-repeated="7"/>
          <table:table-cell office:value-type="float" office:value="6400" calcext:value-type="float">
            <text:p>6400</text:p>
          </table:table-cell>
          <table:table-cell office:value-type="float" office:value="0.00453782081604004" calcext:value-type="float">
            <text:p>0.00453782081604004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0.00531101226806641" calcext:value-type="float">
            <text:p>0.00531101226806641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float" office:value="13019" calcext:value-type="float">
            <text:p>13019</text:p>
          </table:table-cell>
          <table:table-cell table:number-columns-repeated="7"/>
          <table:table-cell office:value-type="float" office:value="6500" calcext:value-type="float">
            <text:p>6500</text:p>
          </table:table-cell>
          <table:table-cell office:value-type="float" office:value="0.00432324409484863" calcext:value-type="float">
            <text:p>0.00432324409484863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0.00322413444519043" calcext:value-type="float">
            <text:p>0.00322413444519043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13219" calcext:value-type="float">
            <text:p>13219</text:p>
          </table:table-cell>
          <table:table-cell table:number-columns-repeated="7"/>
          <table:table-cell office:value-type="float" office:value="6600" calcext:value-type="float">
            <text:p>6600</text:p>
          </table:table-cell>
          <table:table-cell office:value-type="float" office:value="0.0049898624420166" calcext:value-type="float">
            <text:p>0.0049898624420166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0.00296616554260254" calcext:value-type="float">
            <text:p>0.00296616554260254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13419" calcext:value-type="float">
            <text:p>13419</text:p>
          </table:table-cell>
          <table:table-cell table:number-columns-repeated="7"/>
          <table:table-cell office:value-type="float" office:value="6700" calcext:value-type="float">
            <text:p>6700</text:p>
          </table:table-cell>
          <table:table-cell office:value-type="float" office:value="0.00433421134948731" calcext:value-type="float">
            <text:p>0.00433421134948731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0.00272560119628906" calcext:value-type="float">
            <text:p>0.00272560119628906</text:p>
          </table:table-cell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float" office:value="13619" calcext:value-type="float">
            <text:p>13619</text:p>
          </table:table-cell>
          <table:table-cell table:number-columns-repeated="7"/>
          <table:table-cell office:value-type="float" office:value="6800" calcext:value-type="float">
            <text:p>6800</text:p>
          </table:table-cell>
          <table:table-cell office:value-type="float" office:value="0.00407147407531738" calcext:value-type="float">
            <text:p>0.00407147407531738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0.00312185287475586" calcext:value-type="float">
            <text:p>0.00312185287475586</text:p>
          </table:table-cell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13819" calcext:value-type="float">
            <text:p>13819</text:p>
          </table:table-cell>
          <table:table-cell table:number-columns-repeated="7"/>
          <table:table-cell office:value-type="float" office:value="6900" calcext:value-type="float">
            <text:p>6900</text:p>
          </table:table-cell>
          <table:table-cell office:value-type="float" office:value="0.00426554679870606" calcext:value-type="float">
            <text:p>0.00426554679870606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0.0032956600189209" calcext:value-type="float">
            <text:p>0.0032956600189209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14019" calcext:value-type="float">
            <text:p>14019</text:p>
          </table:table-cell>
          <table:table-cell table:number-columns-repeated="7"/>
          <table:table-cell office:value-type="float" office:value="7000" calcext:value-type="float">
            <text:p>7000</text:p>
          </table:table-cell>
          <table:table-cell office:value-type="float" office:value="0.00512218475341797" calcext:value-type="float">
            <text:p>0.00512218475341797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0.00309872627258301" calcext:value-type="float">
            <text:p>0.00309872627258301</text:p>
          </table:table-cell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float" office:value="14219" calcext:value-type="float">
            <text:p>14219</text:p>
          </table:table-cell>
          <table:table-cell table:number-columns-repeated="7"/>
          <table:table-cell office:value-type="float" office:value="7100" calcext:value-type="float">
            <text:p>7100</text:p>
          </table:table-cell>
          <table:table-cell office:value-type="float" office:value="0.00586318969726563" calcext:value-type="float">
            <text:p>0.00586318969726563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0.00277876853942871" calcext:value-type="float">
            <text:p>0.00277876853942871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14419" calcext:value-type="float">
            <text:p>14419</text:p>
          </table:table-cell>
          <table:table-cell table:number-columns-repeated="7"/>
          <table:table-cell office:value-type="float" office:value="7200" calcext:value-type="float">
            <text:p>7200</text:p>
          </table:table-cell>
          <table:table-cell office:value-type="float" office:value="0.00467014312744141" calcext:value-type="float">
            <text:p>0.00467014312744141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0.00280380249023438" calcext:value-type="float">
            <text:p>0.00280380249023438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14619" calcext:value-type="float">
            <text:p>14619</text:p>
          </table:table-cell>
          <table:table-cell table:number-columns-repeated="7"/>
          <table:table-cell office:value-type="float" office:value="7300" calcext:value-type="float">
            <text:p>7300</text:p>
          </table:table-cell>
          <table:table-cell office:value-type="float" office:value="0.00550055503845215" calcext:value-type="float">
            <text:p>0.00550055503845215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0.00277829170227051" calcext:value-type="float">
            <text:p>0.00277829170227051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14819" calcext:value-type="float">
            <text:p>14819</text:p>
          </table:table-cell>
          <table:table-cell table:number-columns-repeated="7"/>
          <table:table-cell office:value-type="float" office:value="7400" calcext:value-type="float">
            <text:p>7400</text:p>
          </table:table-cell>
          <table:table-cell office:value-type="float" office:value="0.00468540191650391" calcext:value-type="float">
            <text:p>0.00468540191650391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0.00278496742248535" calcext:value-type="float">
            <text:p>0.00278496742248535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float" office:value="15019" calcext:value-type="float">
            <text:p>15019</text:p>
          </table:table-cell>
          <table:table-cell table:number-columns-repeated="7"/>
          <table:table-cell office:value-type="float" office:value="7500" calcext:value-type="float">
            <text:p>7500</text:p>
          </table:table-cell>
          <table:table-cell office:value-type="float" office:value="0.00467514991760254" calcext:value-type="float">
            <text:p>0.0046751499176025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0.00284671783447266" calcext:value-type="float">
            <text:p>0.00284671783447266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15219" calcext:value-type="float">
            <text:p>15219</text:p>
          </table:table-cell>
          <table:table-cell table:number-columns-repeated="7"/>
          <table:table-cell office:value-type="float" office:value="7600" calcext:value-type="float">
            <text:p>7600</text:p>
          </table:table-cell>
          <table:table-cell office:value-type="float" office:value="0.00547051429748535" calcext:value-type="float">
            <text:p>0.00547051429748535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0.00288152694702148" calcext:value-type="float">
            <text:p>0.00288152694702148</text:p>
          </table:table-cell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15419" calcext:value-type="float">
            <text:p>15419</text:p>
          </table:table-cell>
          <table:table-cell table:number-columns-repeated="7"/>
          <table:table-cell office:value-type="float" office:value="7700" calcext:value-type="float">
            <text:p>7700</text:p>
          </table:table-cell>
          <table:table-cell office:value-type="float" office:value="0.00481724739074707" calcext:value-type="float">
            <text:p>0.00481724739074707</text:p>
          </table:table-cell>
          <table:table-cell/>
          <table:table-cell office:value-type="float" office:value="7700" calcext:value-type="float">
            <text:p>7700</text:p>
          </table:table-cell>
          <table:table-cell office:value-type="float" office:value="0.00275707244873047" calcext:value-type="float">
            <text:p>0.00275707244873047</text:p>
          </table:table-cell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15619" calcext:value-type="float">
            <text:p>15619</text:p>
          </table:table-cell>
          <table:table-cell table:number-columns-repeated="7"/>
          <table:table-cell office:value-type="float" office:value="7800" calcext:value-type="float">
            <text:p>7800</text:p>
          </table:table-cell>
          <table:table-cell office:value-type="float" office:value="0.00564432144165039" calcext:value-type="float">
            <text:p>0.00564432144165039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0.00278520584106445" calcext:value-type="float">
            <text:p>0.00278520584106445</text:p>
          </table:table-cell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15819" calcext:value-type="float">
            <text:p>15819</text:p>
          </table:table-cell>
          <table:table-cell table:number-columns-repeated="7"/>
          <table:table-cell office:value-type="float" office:value="7900" calcext:value-type="float">
            <text:p>7900</text:p>
          </table:table-cell>
          <table:table-cell office:value-type="float" office:value="0.00478219985961914" calcext:value-type="float">
            <text:p>0.00478219985961914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0.00283265113830566" calcext:value-type="float">
            <text:p>0.00283265113830566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16019" calcext:value-type="float">
            <text:p>16019</text:p>
          </table:table-cell>
          <table:table-cell table:number-columns-repeated="7"/>
          <table:table-cell office:value-type="float" office:value="8000" calcext:value-type="float">
            <text:p>8000</text:p>
          </table:table-cell>
          <table:table-cell office:value-type="float" office:value="0.00467777252197266" calcext:value-type="float">
            <text:p>0.00467777252197266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0.00280499458312988" calcext:value-type="float">
            <text:p>0.00280499458312988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float" office:value="16219" calcext:value-type="float">
            <text:p>16219</text:p>
          </table:table-cell>
          <table:table-cell table:number-columns-repeated="7"/>
          <table:table-cell office:value-type="float" office:value="8100" calcext:value-type="float">
            <text:p>8100</text:p>
          </table:table-cell>
          <table:table-cell office:value-type="float" office:value="0.0046231746673584" calcext:value-type="float">
            <text:p>0.0046231746673584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.00279760360717773" calcext:value-type="float">
            <text:p>0.00279760360717773</text:p>
          </table:table-cell>
        </table:table-row>
        <table:table-row table:style-name="ro1">
          <table:table-cell office:value-type="float" office:value="8210" calcext:value-type="float">
            <text:p>8210</text:p>
          </table:table-cell>
          <table:table-cell office:value-type="float" office:value="16419" calcext:value-type="float">
            <text:p>16419</text:p>
          </table:table-cell>
          <table:table-cell table:number-columns-repeated="7"/>
          <table:table-cell office:value-type="float" office:value="8200" calcext:value-type="float">
            <text:p>8200</text:p>
          </table:table-cell>
          <table:table-cell office:value-type="float" office:value="0.00546479225158691" calcext:value-type="float">
            <text:p>0.00546479225158691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0.00285553932189941" calcext:value-type="float">
            <text:p>0.00285553932189941</text:p>
          </table:table-cell>
        </table:table-row>
        <table:table-row table:style-name="ro1">
          <table:table-cell office:value-type="float" office:value="8310" calcext:value-type="float">
            <text:p>8310</text:p>
          </table:table-cell>
          <table:table-cell office:value-type="float" office:value="16619" calcext:value-type="float">
            <text:p>16619</text:p>
          </table:table-cell>
          <table:table-cell table:number-columns-repeated="7"/>
          <table:table-cell office:value-type="float" office:value="8300" calcext:value-type="float">
            <text:p>8300</text:p>
          </table:table-cell>
          <table:table-cell office:value-type="float" office:value="0.00461912155151367" calcext:value-type="float">
            <text:p>0.00461912155151367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0.0028083324432373" calcext:value-type="float">
            <text:p>0.0028083324432373</text:p>
          </table:table-cell>
        </table:table-row>
        <table:table-row table:style-name="ro1">
          <table:table-cell office:value-type="float" office:value="8410" calcext:value-type="float">
            <text:p>8410</text:p>
          </table:table-cell>
          <table:table-cell office:value-type="float" office:value="16819" calcext:value-type="float">
            <text:p>16819</text:p>
          </table:table-cell>
          <table:table-cell table:number-columns-repeated="7"/>
          <table:table-cell office:value-type="float" office:value="8400" calcext:value-type="float">
            <text:p>8400</text:p>
          </table:table-cell>
          <table:table-cell office:value-type="float" office:value="0.00518441200256348" calcext:value-type="float">
            <text:p>0.00518441200256348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0.00284743309020996" calcext:value-type="float">
            <text:p>0.00284743309020996</text:p>
          </table:table-cell>
        </table:table-row>
        <table:table-row table:style-name="ro1">
          <table:table-cell office:value-type="float" office:value="8510" calcext:value-type="float">
            <text:p>8510</text:p>
          </table:table-cell>
          <table:table-cell office:value-type="float" office:value="17019" calcext:value-type="float">
            <text:p>17019</text:p>
          </table:table-cell>
          <table:table-cell table:number-columns-repeated="7"/>
          <table:table-cell office:value-type="float" office:value="8500" calcext:value-type="float">
            <text:p>8500</text:p>
          </table:table-cell>
          <table:table-cell office:value-type="float" office:value="0.00730538368225098" calcext:value-type="float">
            <text:p>0.00730538368225098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0.0033562183380127" calcext:value-type="float">
            <text:p>0.0033562183380127</text:p>
          </table:table-cell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float" office:value="17219" calcext:value-type="float">
            <text:p>17219</text:p>
          </table:table-cell>
          <table:table-cell table:number-columns-repeated="7"/>
          <table:table-cell office:value-type="float" office:value="8600" calcext:value-type="float">
            <text:p>8600</text:p>
          </table:table-cell>
          <table:table-cell office:value-type="float" office:value="0.00510621070861816" calcext:value-type="float">
            <text:p>0.00510621070861816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0.00370550155639648" calcext:value-type="float">
            <text:p>0.00370550155639648</text:p>
          </table:table-cell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float" office:value="17419" calcext:value-type="float">
            <text:p>17419</text:p>
          </table:table-cell>
          <table:table-cell table:number-columns-repeated="7"/>
          <table:table-cell office:value-type="float" office:value="8700" calcext:value-type="float">
            <text:p>8700</text:p>
          </table:table-cell>
          <table:table-cell office:value-type="float" office:value="0.00502467155456543" calcext:value-type="float">
            <text:p>0.00502467155456543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0.00583910942077637" calcext:value-type="float">
            <text:p>0.00583910942077637</text:p>
          </table:table-cell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17619" calcext:value-type="float">
            <text:p>17619</text:p>
          </table:table-cell>
          <table:table-cell table:number-columns-repeated="7"/>
          <table:table-cell office:value-type="float" office:value="8800" calcext:value-type="float">
            <text:p>8800</text:p>
          </table:table-cell>
          <table:table-cell office:value-type="float" office:value="0.00660514831542969" calcext:value-type="float">
            <text:p>0.00660514831542969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0.00391173362731934" calcext:value-type="float">
            <text:p>0.00391173362731934</text:p>
          </table:table-cell>
        </table:table-row>
        <table:table-row table:style-name="ro1">
          <table:table-cell office:value-type="float" office:value="8910" calcext:value-type="float">
            <text:p>8910</text:p>
          </table:table-cell>
          <table:table-cell office:value-type="float" office:value="17819" calcext:value-type="float">
            <text:p>17819</text:p>
          </table:table-cell>
          <table:table-cell table:number-columns-repeated="7"/>
          <table:table-cell office:value-type="float" office:value="8900" calcext:value-type="float">
            <text:p>8900</text:p>
          </table:table-cell>
          <table:table-cell office:value-type="float" office:value="0.0053861141204834" calcext:value-type="float">
            <text:p>0.0053861141204834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0.00405216217041016" calcext:value-type="float">
            <text:p>0.00405216217041016</text:p>
          </table:table-cell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float" office:value="18019" calcext:value-type="float">
            <text:p>18019</text:p>
          </table:table-cell>
          <table:table-cell table:number-columns-repeated="7"/>
          <table:table-cell office:value-type="float" office:value="9000" calcext:value-type="float">
            <text:p>9000</text:p>
          </table:table-cell>
          <table:table-cell office:value-type="float" office:value="0.00538921356201172" calcext:value-type="float">
            <text:p>0.00538921356201172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0.00417423248291016" calcext:value-type="float">
            <text:p>0.00417423248291016</text:p>
          </table:table-cell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float" office:value="18219" calcext:value-type="float">
            <text:p>18219</text:p>
          </table:table-cell>
          <table:table-cell table:number-columns-repeated="7"/>
          <table:table-cell office:value-type="float" office:value="9100" calcext:value-type="float">
            <text:p>9100</text:p>
          </table:table-cell>
          <table:table-cell office:value-type="float" office:value="0.0051426887512207" calcext:value-type="float">
            <text:p>0.0051426887512207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0.00378966331481934" calcext:value-type="float">
            <text:p>0.00378966331481934</text:p>
          </table:table-cell>
        </table:table-row>
        <table:table-row table:style-name="ro1">
          <table:table-cell office:value-type="float" office:value="9210" calcext:value-type="float">
            <text:p>9210</text:p>
          </table:table-cell>
          <table:table-cell office:value-type="float" office:value="18419" calcext:value-type="float">
            <text:p>18419</text:p>
          </table:table-cell>
          <table:table-cell table:number-columns-repeated="7"/>
          <table:table-cell office:value-type="float" office:value="9200" calcext:value-type="float">
            <text:p>9200</text:p>
          </table:table-cell>
          <table:table-cell office:value-type="float" office:value="0.00498056411743164" calcext:value-type="float">
            <text:p>0.00498056411743164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0.00372624397277832" calcext:value-type="float">
            <text:p>0.00372624397277832</text:p>
          </table:table-cell>
        </table:table-row>
        <table:table-row table:style-name="ro1">
          <table:table-cell office:value-type="float" office:value="9310" calcext:value-type="float">
            <text:p>9310</text:p>
          </table:table-cell>
          <table:table-cell office:value-type="float" office:value="18619" calcext:value-type="float">
            <text:p>18619</text:p>
          </table:table-cell>
          <table:table-cell table:number-columns-repeated="7"/>
          <table:table-cell office:value-type="float" office:value="9300" calcext:value-type="float">
            <text:p>9300</text:p>
          </table:table-cell>
          <table:table-cell office:value-type="float" office:value="0.00492453575134277" calcext:value-type="float">
            <text:p>0.00492453575134277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0.00363326072692871" calcext:value-type="float">
            <text:p>0.00363326072692871</text:p>
          </table:table-cell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float" office:value="18819" calcext:value-type="float">
            <text:p>18819</text:p>
          </table:table-cell>
          <table:table-cell table:number-columns-repeated="7"/>
          <table:table-cell office:value-type="float" office:value="9400" calcext:value-type="float">
            <text:p>9400</text:p>
          </table:table-cell>
          <table:table-cell office:value-type="float" office:value="0.00896382331848145" calcext:value-type="float">
            <text:p>0.00896382331848145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0.00359106063842773" calcext:value-type="float">
            <text:p>0.00359106063842773</text:p>
          </table:table-cell>
        </table:table-row>
        <table:table-row table:style-name="ro1">
          <table:table-cell office:value-type="float" office:value="9510" calcext:value-type="float">
            <text:p>9510</text:p>
          </table:table-cell>
          <table:table-cell office:value-type="float" office:value="19019" calcext:value-type="float">
            <text:p>19019</text:p>
          </table:table-cell>
          <table:table-cell table:number-columns-repeated="7"/>
          <table:table-cell office:value-type="float" office:value="9500" calcext:value-type="float">
            <text:p>9500</text:p>
          </table:table-cell>
          <table:table-cell office:value-type="float" office:value="0.00998711585998535" calcext:value-type="float">
            <text:p>0.00998711585998535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0.00371336936950684" calcext:value-type="float">
            <text:p>0.00371336936950684</text:p>
          </table:table-cell>
        </table:table-row>
        <table:table-row table:style-name="ro1">
          <table:table-cell office:value-type="float" office:value="9610" calcext:value-type="float">
            <text:p>9610</text:p>
          </table:table-cell>
          <table:table-cell office:value-type="float" office:value="19219" calcext:value-type="float">
            <text:p>19219</text:p>
          </table:table-cell>
          <table:table-cell table:number-columns-repeated="7"/>
          <table:table-cell office:value-type="float" office:value="9600" calcext:value-type="float">
            <text:p>9600</text:p>
          </table:table-cell>
          <table:table-cell office:value-type="float" office:value="0.00954461097717285" calcext:value-type="float">
            <text:p>0.00954461097717285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0.00351595878601074" calcext:value-type="float">
            <text:p>0.00351595878601074</text:p>
          </table:table-cell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float" office:value="19419" calcext:value-type="float">
            <text:p>19419</text:p>
          </table:table-cell>
          <table:table-cell table:number-columns-repeated="7"/>
          <table:table-cell office:value-type="float" office:value="9700" calcext:value-type="float">
            <text:p>9700</text:p>
          </table:table-cell>
          <table:table-cell office:value-type="float" office:value="0.00719046592712402" calcext:value-type="float">
            <text:p>0.00719046592712402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0.00351786613464355" calcext:value-type="float">
            <text:p>0.00351786613464355</text:p>
          </table:table-cell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float" office:value="19619" calcext:value-type="float">
            <text:p>19619</text:p>
          </table:table-cell>
          <table:table-cell table:number-columns-repeated="7"/>
          <table:table-cell office:value-type="float" office:value="9800" calcext:value-type="float">
            <text:p>9800</text:p>
          </table:table-cell>
          <table:table-cell office:value-type="float" office:value="0.0063326358795166" calcext:value-type="float">
            <text:p>0.0063326358795166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0.00356101989746094" calcext:value-type="float">
            <text:p>0.00356101989746094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float" office:value="19819" calcext:value-type="float">
            <text:p>19819</text:p>
          </table:table-cell>
          <table:table-cell table:number-columns-repeated="7"/>
          <table:table-cell office:value-type="float" office:value="9900" calcext:value-type="float">
            <text:p>9900</text:p>
          </table:table-cell>
          <table:table-cell office:value-type="float" office:value="0.00619220733642578" calcext:value-type="float">
            <text:p>0.00619220733642578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0.00358271598815918" calcext:value-type="float">
            <text:p>0.00358271598815918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20019" calcext:value-type="float">
            <text:p>20019</text:p>
          </table:table-cell>
          <table:table-cell table:number-columns-repeated="7"/>
          <table:table-cell office:value-type="float" office:value="10000" calcext:value-type="float">
            <text:p>10000</text:p>
          </table:table-cell>
          <table:table-cell office:value-type="float" office:value="0.00617003440856934" calcext:value-type="float">
            <text:p>0.0061700344085693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00345468521118164" calcext:value-type="float">
            <text:p>0.00345468521118164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0219" calcext:value-type="float">
            <text:p>20219</text:p>
          </table:table-cell>
          <table:table-cell table:number-columns-repeated="7"/>
          <table:table-cell office:value-type="float" office:value="10100" calcext:value-type="float">
            <text:p>10100</text:p>
          </table:table-cell>
          <table:table-cell office:value-type="float" office:value="0.00622296333312988" calcext:value-type="float">
            <text:p>0.00622296333312988</text:p>
          </table:table-cell>
          <table:table-cell/>
          <table:table-cell office:value-type="float" office:value="10100" calcext:value-type="float">
            <text:p>10100</text:p>
          </table:table-cell>
          <table:table-cell office:value-type="float" office:value="0.00351524353027344" calcext:value-type="float">
            <text:p>0.00351524353027344</text:p>
          </table:table-cell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float" office:value="20419" calcext:value-type="float">
            <text:p>20419</text:p>
          </table:table-cell>
          <table:table-cell table:number-columns-repeated="7"/>
          <table:table-cell office:value-type="float" office:value="10200" calcext:value-type="float">
            <text:p>10200</text:p>
          </table:table-cell>
          <table:table-cell office:value-type="float" office:value="0.00984358787536621" calcext:value-type="float">
            <text:p>0.00984358787536621</text:p>
          </table:table-cell>
          <table:table-cell/>
          <table:table-cell office:value-type="float" office:value="10200" calcext:value-type="float">
            <text:p>10200</text:p>
          </table:table-cell>
          <table:table-cell office:value-type="float" office:value="0.00460219383239746" calcext:value-type="float">
            <text:p>0.00460219383239746</text:p>
          </table:table-cell>
        </table:table-row>
        <table:table-row table:style-name="ro1">
          <table:table-cell office:value-type="float" office:value="10310" calcext:value-type="float">
            <text:p>10310</text:p>
          </table:table-cell>
          <table:table-cell office:value-type="float" office:value="20619" calcext:value-type="float">
            <text:p>20619</text:p>
          </table:table-cell>
          <table:table-cell table:number-columns-repeated="7"/>
          <table:table-cell office:value-type="float" office:value="10300" calcext:value-type="float">
            <text:p>10300</text:p>
          </table:table-cell>
          <table:table-cell office:value-type="float" office:value="0.0106658935546875" calcext:value-type="float">
            <text:p>0.0106658935546875</text:p>
          </table:table-cell>
          <table:table-cell/>
          <table:table-cell office:value-type="float" office:value="10300" calcext:value-type="float">
            <text:p>10300</text:p>
          </table:table-cell>
          <table:table-cell office:value-type="float" office:value="0.00732851028442383" calcext:value-type="float">
            <text:p>0.00732851028442383</text:p>
          </table:table-cell>
        </table:table-row>
        <table:table-row table:style-name="ro1">
          <table:table-cell office:value-type="float" office:value="10410" calcext:value-type="float">
            <text:p>10410</text:p>
          </table:table-cell>
          <table:table-cell office:value-type="float" office:value="20819" calcext:value-type="float">
            <text:p>20819</text:p>
          </table:table-cell>
          <table:table-cell table:number-columns-repeated="7"/>
          <table:table-cell office:value-type="float" office:value="10400" calcext:value-type="float">
            <text:p>10400</text:p>
          </table:table-cell>
          <table:table-cell office:value-type="float" office:value="0.00885510444641113" calcext:value-type="float">
            <text:p>0.00885510444641113</text:p>
          </table:table-cell>
          <table:table-cell/>
          <table:table-cell office:value-type="float" office:value="10400" calcext:value-type="float">
            <text:p>10400</text:p>
          </table:table-cell>
          <table:table-cell office:value-type="float" office:value="0.00565004348754883" calcext:value-type="float">
            <text:p>0.00565004348754883</text:p>
          </table:table-cell>
        </table:table-row>
        <table:table-row table:style-name="ro1">
          <table:table-cell office:value-type="float" office:value="10510" calcext:value-type="float">
            <text:p>10510</text:p>
          </table:table-cell>
          <table:table-cell office:value-type="float" office:value="21019" calcext:value-type="float">
            <text:p>21019</text:p>
          </table:table-cell>
          <table:table-cell table:number-columns-repeated="7"/>
          <table:table-cell office:value-type="float" office:value="10500" calcext:value-type="float">
            <text:p>10500</text:p>
          </table:table-cell>
          <table:table-cell office:value-type="float" office:value="0.00789666175842285" calcext:value-type="float">
            <text:p>0.00789666175842285</text:p>
          </table:table-cell>
          <table:table-cell/>
          <table:table-cell office:value-type="float" office:value="10500" calcext:value-type="float">
            <text:p>10500</text:p>
          </table:table-cell>
          <table:table-cell office:value-type="float" office:value="0.00494670867919922" calcext:value-type="float">
            <text:p>0.00494670867919922</text:p>
          </table:table-cell>
        </table:table-row>
        <table:table-row table:style-name="ro1">
          <table:table-cell office:value-type="float" office:value="10610" calcext:value-type="float">
            <text:p>10610</text:p>
          </table:table-cell>
          <table:table-cell office:value-type="float" office:value="21219" calcext:value-type="float">
            <text:p>21219</text:p>
          </table:table-cell>
          <table:table-cell table:number-columns-repeated="7"/>
          <table:table-cell office:value-type="float" office:value="10600" calcext:value-type="float">
            <text:p>10600</text:p>
          </table:table-cell>
          <table:table-cell office:value-type="float" office:value="0.00714397430419922" calcext:value-type="float">
            <text:p>0.00714397430419922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0.00476241111755371" calcext:value-type="float">
            <text:p>0.00476241111755371</text:p>
          </table:table-cell>
        </table:table-row>
        <table:table-row table:style-name="ro1">
          <table:table-cell office:value-type="float" office:value="10710" calcext:value-type="float">
            <text:p>10710</text:p>
          </table:table-cell>
          <table:table-cell office:value-type="float" office:value="21419" calcext:value-type="float">
            <text:p>21419</text:p>
          </table:table-cell>
          <table:table-cell table:number-columns-repeated="7"/>
          <table:table-cell office:value-type="float" office:value="10700" calcext:value-type="float">
            <text:p>10700</text:p>
          </table:table-cell>
          <table:table-cell office:value-type="float" office:value="0.00712728500366211" calcext:value-type="float">
            <text:p>0.00712728500366211</text:p>
          </table:table-cell>
          <table:table-cell/>
          <table:table-cell office:value-type="float" office:value="10700" calcext:value-type="float">
            <text:p>10700</text:p>
          </table:table-cell>
          <table:table-cell office:value-type="float" office:value="0.00466036796569824" calcext:value-type="float">
            <text:p>0.00466036796569824</text:p>
          </table:table-cell>
        </table:table-row>
        <table:table-row table:style-name="ro1">
          <table:table-cell office:value-type="float" office:value="10810" calcext:value-type="float">
            <text:p>10810</text:p>
          </table:table-cell>
          <table:table-cell office:value-type="float" office:value="21619" calcext:value-type="float">
            <text:p>21619</text:p>
          </table:table-cell>
          <table:table-cell table:number-columns-repeated="7"/>
          <table:table-cell office:value-type="float" office:value="10800" calcext:value-type="float">
            <text:p>10800</text:p>
          </table:table-cell>
          <table:table-cell office:value-type="float" office:value="0.00687193870544434" calcext:value-type="float">
            <text:p>0.00687193870544434</text:p>
          </table:table-cell>
          <table:table-cell/>
          <table:table-cell office:value-type="float" office:value="10800" calcext:value-type="float">
            <text:p>10800</text:p>
          </table:table-cell>
          <table:table-cell office:value-type="float" office:value="0.00453066825866699" calcext:value-type="float">
            <text:p>0.00453066825866699</text:p>
          </table:table-cell>
        </table:table-row>
        <table:table-row table:style-name="ro1">
          <table:table-cell office:value-type="float" office:value="10910" calcext:value-type="float">
            <text:p>10910</text:p>
          </table:table-cell>
          <table:table-cell office:value-type="float" office:value="21819" calcext:value-type="float">
            <text:p>21819</text:p>
          </table:table-cell>
          <table:table-cell table:number-columns-repeated="7"/>
          <table:table-cell office:value-type="float" office:value="10900" calcext:value-type="float">
            <text:p>10900</text:p>
          </table:table-cell>
          <table:table-cell office:value-type="float" office:value="0.00674867630004883" calcext:value-type="float">
            <text:p>0.00674867630004883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0.00435948371887207" calcext:value-type="float">
            <text:p>0.00435948371887207</text:p>
          </table:table-cell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22019" calcext:value-type="float">
            <text:p>22019</text:p>
          </table:table-cell>
          <table:table-cell table:number-columns-repeated="7"/>
          <table:table-cell office:value-type="float" office:value="11000" calcext:value-type="float">
            <text:p>11000</text:p>
          </table:table-cell>
          <table:table-cell office:value-type="float" office:value="0.00676298141479492" calcext:value-type="float">
            <text:p>0.00676298141479492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float" office:value="0.010138988494873" calcext:value-type="float">
            <text:p>0.010138988494873</text:p>
          </table:table-cell>
        </table:table-row>
        <table:table-row table:style-name="ro1">
          <table:table-cell office:value-type="float" office:value="11110" calcext:value-type="float">
            <text:p>11110</text:p>
          </table:table-cell>
          <table:table-cell office:value-type="float" office:value="22219" calcext:value-type="float">
            <text:p>22219</text:p>
          </table:table-cell>
          <table:table-cell table:number-columns-repeated="7"/>
          <table:table-cell office:value-type="float" office:value="11100" calcext:value-type="float">
            <text:p>11100</text:p>
          </table:table-cell>
          <table:table-cell office:value-type="float" office:value="0.00656390190124512" calcext:value-type="float">
            <text:p>0.00656390190124512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float" office:value="0.00961542129516602" calcext:value-type="float">
            <text:p>0.00961542129516602</text:p>
          </table:table-cell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float" office:value="22419" calcext:value-type="float">
            <text:p>22419</text:p>
          </table:table-cell>
          <table:table-cell table:number-columns-repeated="7"/>
          <table:table-cell office:value-type="float" office:value="11200" calcext:value-type="float">
            <text:p>11200</text:p>
          </table:table-cell>
          <table:table-cell office:value-type="float" office:value="0.00635075569152832" calcext:value-type="float">
            <text:p>0.00635075569152832</text:p>
          </table:table-cell>
          <table:table-cell/>
          <table:table-cell office:value-type="float" office:value="11200" calcext:value-type="float">
            <text:p>11200</text:p>
          </table:table-cell>
          <table:table-cell office:value-type="float" office:value="0.0073246955871582" calcext:value-type="float">
            <text:p>0.0073246955871582</text:p>
          </table:table-cell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float" office:value="22619" calcext:value-type="float">
            <text:p>22619</text:p>
          </table:table-cell>
          <table:table-cell table:number-columns-repeated="7"/>
          <table:table-cell office:value-type="float" office:value="11300" calcext:value-type="float">
            <text:p>11300</text:p>
          </table:table-cell>
          <table:table-cell office:value-type="float" office:value="0.00627756118774414" calcext:value-type="float">
            <text:p>0.00627756118774414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0.00549221038818359" calcext:value-type="float">
            <text:p>0.00549221038818359</text:p>
          </table:table-cell>
        </table:table-row>
        <table:table-row table:style-name="ro1">
          <table:table-cell office:value-type="float" office:value="11410" calcext:value-type="float">
            <text:p>11410</text:p>
          </table:table-cell>
          <table:table-cell office:value-type="float" office:value="22819" calcext:value-type="float">
            <text:p>22819</text:p>
          </table:table-cell>
          <table:table-cell table:number-columns-repeated="7"/>
          <table:table-cell office:value-type="float" office:value="11400" calcext:value-type="float">
            <text:p>11400</text:p>
          </table:table-cell>
          <table:table-cell office:value-type="float" office:value="0.00623035430908203" calcext:value-type="float">
            <text:p>0.00623035430908203</text:p>
          </table:table-cell>
          <table:table-cell/>
          <table:table-cell office:value-type="float" office:value="11400" calcext:value-type="float">
            <text:p>11400</text:p>
          </table:table-cell>
          <table:table-cell office:value-type="float" office:value="0.00568890571594238" calcext:value-type="float">
            <text:p>0.00568890571594238</text:p>
          </table:table-cell>
        </table:table-row>
        <table:table-row table:style-name="ro1">
          <table:table-cell office:value-type="float" office:value="11510" calcext:value-type="float">
            <text:p>11510</text:p>
          </table:table-cell>
          <table:table-cell office:value-type="float" office:value="23019" calcext:value-type="float">
            <text:p>23019</text:p>
          </table:table-cell>
          <table:table-cell table:number-columns-repeated="7"/>
          <table:table-cell office:value-type="float" office:value="11500" calcext:value-type="float">
            <text:p>11500</text:p>
          </table:table-cell>
          <table:table-cell office:value-type="float" office:value="0.00623583793640137" calcext:value-type="float">
            <text:p>0.00623583793640137</text:p>
          </table:table-cell>
          <table:table-cell/>
          <table:table-cell office:value-type="float" office:value="11500" calcext:value-type="float">
            <text:p>11500</text:p>
          </table:table-cell>
          <table:table-cell office:value-type="float" office:value="0.0055851936340332" calcext:value-type="float">
            <text:p>0.0055851936340332</text:p>
          </table:table-cell>
        </table:table-row>
        <table:table-row table:style-name="ro1">
          <table:table-cell office:value-type="float" office:value="11610" calcext:value-type="float">
            <text:p>11610</text:p>
          </table:table-cell>
          <table:table-cell office:value-type="float" office:value="23219" calcext:value-type="float">
            <text:p>23219</text:p>
          </table:table-cell>
          <table:table-cell table:number-columns-repeated="7"/>
          <table:table-cell office:value-type="float" office:value="11600" calcext:value-type="float">
            <text:p>11600</text:p>
          </table:table-cell>
          <table:table-cell office:value-type="float" office:value="0.00718998908996582" calcext:value-type="float">
            <text:p>0.00718998908996582</text:p>
          </table:table-cell>
          <table:table-cell/>
          <table:table-cell office:value-type="float" office:value="11600" calcext:value-type="float">
            <text:p>11600</text:p>
          </table:table-cell>
          <table:table-cell office:value-type="float" office:value="0.00548720359802246" calcext:value-type="float">
            <text:p>0.00548720359802246</text:p>
          </table:table-cell>
        </table:table-row>
        <table:table-row table:style-name="ro1">
          <table:table-cell office:value-type="float" office:value="11710" calcext:value-type="float">
            <text:p>11710</text:p>
          </table:table-cell>
          <table:table-cell office:value-type="float" office:value="23419" calcext:value-type="float">
            <text:p>23419</text:p>
          </table:table-cell>
          <table:table-cell table:number-columns-repeated="7"/>
          <table:table-cell office:value-type="float" office:value="11700" calcext:value-type="float">
            <text:p>11700</text:p>
          </table:table-cell>
          <table:table-cell office:value-type="float" office:value="0.00951862335205078" calcext:value-type="float">
            <text:p>0.00951862335205078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0.00564122200012207" calcext:value-type="float">
            <text:p>0.00564122200012207</text:p>
          </table:table-cell>
        </table:table-row>
        <table:table-row table:style-name="ro1">
          <table:table-cell office:value-type="float" office:value="11810" calcext:value-type="float">
            <text:p>11810</text:p>
          </table:table-cell>
          <table:table-cell office:value-type="float" office:value="23619" calcext:value-type="float">
            <text:p>23619</text:p>
          </table:table-cell>
          <table:table-cell table:number-columns-repeated="7"/>
          <table:table-cell office:value-type="float" office:value="11800" calcext:value-type="float">
            <text:p>11800</text:p>
          </table:table-cell>
          <table:table-cell office:value-type="float" office:value="0.00836539268493652" calcext:value-type="float">
            <text:p>0.00836539268493652</text:p>
          </table:table-cell>
          <table:table-cell/>
          <table:table-cell office:value-type="float" office:value="11800" calcext:value-type="float">
            <text:p>11800</text:p>
          </table:table-cell>
          <table:table-cell office:value-type="float" office:value="0.00529384613037109" calcext:value-type="float">
            <text:p>0.00529384613037109</text:p>
          </table:table-cell>
        </table:table-row>
        <table:table-row table:style-name="ro1">
          <table:table-cell office:value-type="float" office:value="11910" calcext:value-type="float">
            <text:p>11910</text:p>
          </table:table-cell>
          <table:table-cell office:value-type="float" office:value="23819" calcext:value-type="float">
            <text:p>23819</text:p>
          </table:table-cell>
          <table:table-cell table:number-columns-repeated="7"/>
          <table:table-cell office:value-type="float" office:value="11900" calcext:value-type="float">
            <text:p>11900</text:p>
          </table:table-cell>
          <table:table-cell office:value-type="float" office:value="0.00809144973754883" calcext:value-type="float">
            <text:p>0.00809144973754883</text:p>
          </table:table-cell>
          <table:table-cell/>
          <table:table-cell office:value-type="float" office:value="11900" calcext:value-type="float">
            <text:p>11900</text:p>
          </table:table-cell>
          <table:table-cell office:value-type="float" office:value="0.00713562965393066" calcext:value-type="float">
            <text:p>0.00713562965393066</text:p>
          </table:table-cell>
        </table:table-row>
        <table:table-row table:style-name="ro1">
          <table:table-cell office:value-type="float" office:value="12010" calcext:value-type="float">
            <text:p>12010</text:p>
          </table:table-cell>
          <table:table-cell office:value-type="float" office:value="24019" calcext:value-type="float">
            <text:p>24019</text:p>
          </table:table-cell>
          <table:table-cell table:number-columns-repeated="7"/>
          <table:table-cell office:value-type="float" office:value="12000" calcext:value-type="float">
            <text:p>12000</text:p>
          </table:table-cell>
          <table:table-cell office:value-type="float" office:value="0.00771689414978027" calcext:value-type="float">
            <text:p>0.00771689414978027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0.0112669467926025" calcext:value-type="float">
            <text:p>0.0112669467926025</text:p>
          </table:table-cell>
        </table:table-row>
        <table:table-row table:style-name="ro1">
          <table:table-cell office:value-type="float" office:value="12110" calcext:value-type="float">
            <text:p>12110</text:p>
          </table:table-cell>
          <table:table-cell office:value-type="float" office:value="24219" calcext:value-type="float">
            <text:p>24219</text:p>
          </table:table-cell>
          <table:table-cell table:number-columns-repeated="7"/>
          <table:table-cell office:value-type="float" office:value="12100" calcext:value-type="float">
            <text:p>12100</text:p>
          </table:table-cell>
          <table:table-cell office:value-type="float" office:value="0.00740265846252441" calcext:value-type="float">
            <text:p>0.00740265846252441</text:p>
          </table:table-cell>
          <table:table-cell/>
          <table:table-cell office:value-type="float" office:value="12100" calcext:value-type="float">
            <text:p>12100</text:p>
          </table:table-cell>
          <table:table-cell office:value-type="float" office:value="0.00743556022644043" calcext:value-type="float">
            <text:p>0.00743556022644043</text:p>
          </table:table-cell>
        </table:table-row>
        <table:table-row table:style-name="ro1">
          <table:table-cell office:value-type="float" office:value="12210" calcext:value-type="float">
            <text:p>12210</text:p>
          </table:table-cell>
          <table:table-cell office:value-type="float" office:value="24419" calcext:value-type="float">
            <text:p>24419</text:p>
          </table:table-cell>
          <table:table-cell table:number-columns-repeated="7"/>
          <table:table-cell office:value-type="float" office:value="12200" calcext:value-type="float">
            <text:p>12200</text:p>
          </table:table-cell>
          <table:table-cell office:value-type="float" office:value="0.00739240646362305" calcext:value-type="float">
            <text:p>0.00739240646362305</text:p>
          </table:table-cell>
          <table:table-cell/>
          <table:table-cell office:value-type="float" office:value="12200" calcext:value-type="float">
            <text:p>12200</text:p>
          </table:table-cell>
          <table:table-cell office:value-type="float" office:value="0.00639009475708008" calcext:value-type="float">
            <text:p>0.00639009475708008</text:p>
          </table:table-cell>
        </table:table-row>
        <table:table-row table:style-name="ro1">
          <table:table-cell office:value-type="float" office:value="12310" calcext:value-type="float">
            <text:p>12310</text:p>
          </table:table-cell>
          <table:table-cell office:value-type="float" office:value="24619" calcext:value-type="float">
            <text:p>24619</text:p>
          </table:table-cell>
          <table:table-cell table:number-columns-repeated="7"/>
          <table:table-cell office:value-type="float" office:value="12300" calcext:value-type="float">
            <text:p>12300</text:p>
          </table:table-cell>
          <table:table-cell office:value-type="float" office:value="0.00727224349975586" calcext:value-type="float">
            <text:p>0.00727224349975586</text:p>
          </table:table-cell>
          <table:table-cell/>
          <table:table-cell office:value-type="float" office:value="12300" calcext:value-type="float">
            <text:p>12300</text:p>
          </table:table-cell>
          <table:table-cell office:value-type="float" office:value="0.0063633918762207" calcext:value-type="float">
            <text:p>0.0063633918762207</text:p>
          </table:table-cell>
        </table:table-row>
        <table:table-row table:style-name="ro1">
          <table:table-cell office:value-type="float" office:value="12410" calcext:value-type="float">
            <text:p>12410</text:p>
          </table:table-cell>
          <table:table-cell office:value-type="float" office:value="24819" calcext:value-type="float">
            <text:p>24819</text:p>
          </table:table-cell>
          <table:table-cell table:number-columns-repeated="7"/>
          <table:table-cell office:value-type="float" office:value="12400" calcext:value-type="float">
            <text:p>12400</text:p>
          </table:table-cell>
          <table:table-cell office:value-type="float" office:value="0.00782322883605957" calcext:value-type="float">
            <text:p>0.00782322883605957</text:p>
          </table:table-cell>
          <table:table-cell/>
          <table:table-cell office:value-type="float" office:value="12400" calcext:value-type="float">
            <text:p>12400</text:p>
          </table:table-cell>
          <table:table-cell office:value-type="float" office:value="0.00643324851989746" calcext:value-type="float">
            <text:p>0.00643324851989746</text:p>
          </table:table-cell>
        </table:table-row>
        <table:table-row table:style-name="ro1">
          <table:table-cell office:value-type="float" office:value="12510" calcext:value-type="float">
            <text:p>12510</text:p>
          </table:table-cell>
          <table:table-cell office:value-type="float" office:value="25019" calcext:value-type="float">
            <text:p>25019</text:p>
          </table:table-cell>
          <table:table-cell table:number-columns-repeated="7"/>
          <table:table-cell office:value-type="float" office:value="12500" calcext:value-type="float">
            <text:p>12500</text:p>
          </table:table-cell>
          <table:table-cell office:value-type="float" office:value="0.00798535346984863" calcext:value-type="float">
            <text:p>0.00798535346984863</text:p>
          </table:table-cell>
          <table:table-cell/>
          <table:table-cell office:value-type="float" office:value="12500" calcext:value-type="float">
            <text:p>12500</text:p>
          </table:table-cell>
          <table:table-cell office:value-type="float" office:value="0.00670242309570313" calcext:value-type="float">
            <text:p>0.00670242309570313</text:p>
          </table:table-cell>
        </table:table-row>
        <table:table-row table:style-name="ro1">
          <table:table-cell office:value-type="float" office:value="12610" calcext:value-type="float">
            <text:p>12610</text:p>
          </table:table-cell>
          <table:table-cell office:value-type="float" office:value="25219" calcext:value-type="float">
            <text:p>25219</text:p>
          </table:table-cell>
          <table:table-cell table:number-columns-repeated="7"/>
          <table:table-cell office:value-type="float" office:value="12600" calcext:value-type="float">
            <text:p>12600</text:p>
          </table:table-cell>
          <table:table-cell office:value-type="float" office:value="0.00793957710266113" calcext:value-type="float">
            <text:p>0.00793957710266113</text:p>
          </table:table-cell>
          <table:table-cell/>
          <table:table-cell office:value-type="float" office:value="12600" calcext:value-type="float">
            <text:p>12600</text:p>
          </table:table-cell>
          <table:table-cell office:value-type="float" office:value="0.00648236274719238" calcext:value-type="float">
            <text:p>0.00648236274719238</text:p>
          </table:table-cell>
        </table:table-row>
        <table:table-row table:style-name="ro1">
          <table:table-cell office:value-type="float" office:value="12710" calcext:value-type="float">
            <text:p>12710</text:p>
          </table:table-cell>
          <table:table-cell office:value-type="float" office:value="25419" calcext:value-type="float">
            <text:p>25419</text:p>
          </table:table-cell>
          <table:table-cell table:number-columns-repeated="7"/>
          <table:table-cell office:value-type="float" office:value="12700" calcext:value-type="float">
            <text:p>12700</text:p>
          </table:table-cell>
          <table:table-cell office:value-type="float" office:value="0.00939512252807617" calcext:value-type="float">
            <text:p>0.00939512252807617</text:p>
          </table:table-cell>
          <table:table-cell/>
          <table:table-cell office:value-type="float" office:value="12700" calcext:value-type="float">
            <text:p>12700</text:p>
          </table:table-cell>
          <table:table-cell office:value-type="float" office:value="0.00724530220031738" calcext:value-type="float">
            <text:p>0.00724530220031738</text:p>
          </table:table-cell>
        </table:table-row>
        <table:table-row table:style-name="ro1">
          <table:table-cell office:value-type="float" office:value="12810" calcext:value-type="float">
            <text:p>12810</text:p>
          </table:table-cell>
          <table:table-cell office:value-type="float" office:value="25619" calcext:value-type="float">
            <text:p>25619</text:p>
          </table:table-cell>
          <table:table-cell table:number-columns-repeated="7"/>
          <table:table-cell office:value-type="float" office:value="12800" calcext:value-type="float">
            <text:p>12800</text:p>
          </table:table-cell>
          <table:table-cell office:value-type="float" office:value="0.010305643081665" calcext:value-type="float">
            <text:p>0.010305643081665</text:p>
          </table:table-cell>
          <table:table-cell/>
          <table:table-cell office:value-type="float" office:value="12800" calcext:value-type="float">
            <text:p>12800</text:p>
          </table:table-cell>
          <table:table-cell office:value-type="float" office:value="0.00928640365600586" calcext:value-type="float">
            <text:p>0.00928640365600586</text:p>
          </table:table-cell>
        </table:table-row>
        <table:table-row table:style-name="ro1">
          <table:table-cell office:value-type="float" office:value="12910" calcext:value-type="float">
            <text:p>12910</text:p>
          </table:table-cell>
          <table:table-cell office:value-type="float" office:value="25819" calcext:value-type="float">
            <text:p>25819</text:p>
          </table:table-cell>
          <table:table-cell table:number-columns-repeated="7"/>
          <table:table-cell office:value-type="float" office:value="12900" calcext:value-type="float">
            <text:p>12900</text:p>
          </table:table-cell>
          <table:table-cell office:value-type="float" office:value="0.00934767723083496" calcext:value-type="float">
            <text:p>0.00934767723083496</text:p>
          </table:table-cell>
          <table:table-cell/>
          <table:table-cell office:value-type="float" office:value="12900" calcext:value-type="float">
            <text:p>12900</text:p>
          </table:table-cell>
          <table:table-cell office:value-type="float" office:value="0.00766205787658691" calcext:value-type="float">
            <text:p>0.00766205787658691</text:p>
          </table:table-cell>
        </table:table-row>
        <table:table-row table:style-name="ro1">
          <table:table-cell office:value-type="float" office:value="13010" calcext:value-type="float">
            <text:p>13010</text:p>
          </table:table-cell>
          <table:table-cell office:value-type="float" office:value="26019" calcext:value-type="float">
            <text:p>26019</text:p>
          </table:table-cell>
          <table:table-cell table:number-columns-repeated="7"/>
          <table:table-cell office:value-type="float" office:value="13000" calcext:value-type="float">
            <text:p>13000</text:p>
          </table:table-cell>
          <table:table-cell office:value-type="float" office:value="0.00955939292907715" calcext:value-type="float">
            <text:p>0.00955939292907715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0.00720596313476563" calcext:value-type="float">
            <text:p>0.00720596313476563</text:p>
          </table:table-cell>
        </table:table-row>
        <table:table-row table:style-name="ro1">
          <table:table-cell office:value-type="float" office:value="13110" calcext:value-type="float">
            <text:p>13110</text:p>
          </table:table-cell>
          <table:table-cell office:value-type="float" office:value="26219" calcext:value-type="float">
            <text:p>26219</text:p>
          </table:table-cell>
          <table:table-cell table:number-columns-repeated="7"/>
          <table:table-cell office:value-type="float" office:value="13100" calcext:value-type="float">
            <text:p>13100</text:p>
          </table:table-cell>
          <table:table-cell office:value-type="float" office:value="0.00941038131713867" calcext:value-type="float">
            <text:p>0.00941038131713867</text:p>
          </table:table-cell>
          <table:table-cell/>
          <table:table-cell office:value-type="float" office:value="13100" calcext:value-type="float">
            <text:p>13100</text:p>
          </table:table-cell>
          <table:table-cell office:value-type="float" office:value="0.00741791725158691" calcext:value-type="float">
            <text:p>0.00741791725158691</text:p>
          </table:table-cell>
        </table:table-row>
        <table:table-row table:style-name="ro1">
          <table:table-cell office:value-type="float" office:value="13210" calcext:value-type="float">
            <text:p>13210</text:p>
          </table:table-cell>
          <table:table-cell office:value-type="float" office:value="26419" calcext:value-type="float">
            <text:p>26419</text:p>
          </table:table-cell>
          <table:table-cell table:number-columns-repeated="7"/>
          <table:table-cell office:value-type="float" office:value="13200" calcext:value-type="float">
            <text:p>13200</text:p>
          </table:table-cell>
          <table:table-cell office:value-type="float" office:value="0.00922560691833496" calcext:value-type="float">
            <text:p>0.00922560691833496</text:p>
          </table:table-cell>
          <table:table-cell/>
          <table:table-cell office:value-type="float" office:value="13200" calcext:value-type="float">
            <text:p>13200</text:p>
          </table:table-cell>
          <table:table-cell office:value-type="float" office:value="0.00720119476318359" calcext:value-type="float">
            <text:p>0.00720119476318359</text:p>
          </table:table-cell>
        </table:table-row>
        <table:table-row table:style-name="ro1">
          <table:table-cell office:value-type="float" office:value="13310" calcext:value-type="float">
            <text:p>13310</text:p>
          </table:table-cell>
          <table:table-cell office:value-type="float" office:value="26619" calcext:value-type="float">
            <text:p>26619</text:p>
          </table:table-cell>
          <table:table-cell table:number-columns-repeated="7"/>
          <table:table-cell office:value-type="float" office:value="13300" calcext:value-type="float">
            <text:p>13300</text:p>
          </table:table-cell>
          <table:table-cell office:value-type="float" office:value="0.00918745994567871" calcext:value-type="float">
            <text:p>0.00918745994567871</text:p>
          </table:table-cell>
          <table:table-cell/>
          <table:table-cell office:value-type="float" office:value="13300" calcext:value-type="float">
            <text:p>13300</text:p>
          </table:table-cell>
          <table:table-cell office:value-type="float" office:value="0.00728487968444824" calcext:value-type="float">
            <text:p>0.00728487968444824</text:p>
          </table:table-cell>
        </table:table-row>
        <table:table-row table:style-name="ro1">
          <table:table-cell office:value-type="float" office:value="13410" calcext:value-type="float">
            <text:p>13410</text:p>
          </table:table-cell>
          <table:table-cell office:value-type="float" office:value="26819" calcext:value-type="float">
            <text:p>26819</text:p>
          </table:table-cell>
          <table:table-cell table:number-columns-repeated="7"/>
          <table:table-cell office:value-type="float" office:value="13400" calcext:value-type="float">
            <text:p>13400</text:p>
          </table:table-cell>
          <table:table-cell office:value-type="float" office:value="0.00925159454345703" calcext:value-type="float">
            <text:p>0.00925159454345703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0.00720095634460449" calcext:value-type="float">
            <text:p>0.00720095634460449</text:p>
          </table:table-cell>
        </table:table-row>
        <table:table-row table:style-name="ro1">
          <table:table-cell office:value-type="float" office:value="13510" calcext:value-type="float">
            <text:p>13510</text:p>
          </table:table-cell>
          <table:table-cell office:value-type="float" office:value="27019" calcext:value-type="float">
            <text:p>27019</text:p>
          </table:table-cell>
          <table:table-cell table:number-columns-repeated="7"/>
          <table:table-cell office:value-type="float" office:value="13500" calcext:value-type="float">
            <text:p>13500</text:p>
          </table:table-cell>
          <table:table-cell office:value-type="float" office:value="0.0126092433929443" calcext:value-type="float">
            <text:p>0.0126092433929443</text:p>
          </table:table-cell>
          <table:table-cell/>
          <table:table-cell office:value-type="float" office:value="13500" calcext:value-type="float">
            <text:p>13500</text:p>
          </table:table-cell>
          <table:table-cell office:value-type="float" office:value="0.00835275650024414" calcext:value-type="float">
            <text:p>0.00835275650024414</text:p>
          </table:table-cell>
        </table:table-row>
        <table:table-row table:style-name="ro1">
          <table:table-cell office:value-type="float" office:value="13610" calcext:value-type="float">
            <text:p>13610</text:p>
          </table:table-cell>
          <table:table-cell office:value-type="float" office:value="27219" calcext:value-type="float">
            <text:p>27219</text:p>
          </table:table-cell>
          <table:table-cell table:number-columns-repeated="7"/>
          <table:table-cell office:value-type="float" office:value="13600" calcext:value-type="float">
            <text:p>13600</text:p>
          </table:table-cell>
          <table:table-cell office:value-type="float" office:value="0.0121934413909912" calcext:value-type="float">
            <text:p>0.0121934413909912</text:p>
          </table:table-cell>
          <table:table-cell/>
          <table:table-cell office:value-type="float" office:value="13600" calcext:value-type="float">
            <text:p>13600</text:p>
          </table:table-cell>
          <table:table-cell office:value-type="float" office:value="0.0090789794921875" calcext:value-type="float">
            <text:p>0.0090789794921875</text:p>
          </table:table-cell>
        </table:table-row>
        <table:table-row table:style-name="ro1">
          <table:table-cell office:value-type="float" office:value="13710" calcext:value-type="float">
            <text:p>13710</text:p>
          </table:table-cell>
          <table:table-cell office:value-type="float" office:value="27419" calcext:value-type="float">
            <text:p>27419</text:p>
          </table:table-cell>
          <table:table-cell table:number-columns-repeated="7"/>
          <table:table-cell office:value-type="float" office:value="13700" calcext:value-type="float">
            <text:p>13700</text:p>
          </table:table-cell>
          <table:table-cell office:value-type="float" office:value="0.0132598876953125" calcext:value-type="float">
            <text:p>0.0132598876953125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0.00874495506286621" calcext:value-type="float">
            <text:p>0.00874495506286621</text:p>
          </table:table-cell>
        </table:table-row>
        <table:table-row table:style-name="ro1">
          <table:table-cell office:value-type="float" office:value="13810" calcext:value-type="float">
            <text:p>13810</text:p>
          </table:table-cell>
          <table:table-cell office:value-type="float" office:value="27619" calcext:value-type="float">
            <text:p>27619</text:p>
          </table:table-cell>
          <table:table-cell table:number-columns-repeated="7"/>
          <table:table-cell office:value-type="float" office:value="13800" calcext:value-type="float">
            <text:p>13800</text:p>
          </table:table-cell>
          <table:table-cell office:value-type="float" office:value="0.0106890201568604" calcext:value-type="float">
            <text:p>0.0106890201568604</text:p>
          </table:table-cell>
          <table:table-cell/>
          <table:table-cell office:value-type="float" office:value="13800" calcext:value-type="float">
            <text:p>13800</text:p>
          </table:table-cell>
          <table:table-cell office:value-type="float" office:value="0.00786972045898438" calcext:value-type="float">
            <text:p>0.00786972045898438</text:p>
          </table:table-cell>
        </table:table-row>
        <table:table-row table:style-name="ro1">
          <table:table-cell office:value-type="float" office:value="13910" calcext:value-type="float">
            <text:p>13910</text:p>
          </table:table-cell>
          <table:table-cell office:value-type="float" office:value="27819" calcext:value-type="float">
            <text:p>27819</text:p>
          </table:table-cell>
          <table:table-cell table:number-columns-repeated="7"/>
          <table:table-cell office:value-type="float" office:value="13900" calcext:value-type="float">
            <text:p>13900</text:p>
          </table:table-cell>
          <table:table-cell office:value-type="float" office:value="0.0105602741241455" calcext:value-type="float">
            <text:p>0.0105602741241455</text:p>
          </table:table-cell>
          <table:table-cell/>
          <table:table-cell office:value-type="float" office:value="13900" calcext:value-type="float">
            <text:p>13900</text:p>
          </table:table-cell>
          <table:table-cell office:value-type="float" office:value="0.00817704200744629" calcext:value-type="float">
            <text:p>0.00817704200744629</text:p>
          </table:table-cell>
        </table:table-row>
        <table:table-row table:style-name="ro1">
          <table:table-cell office:value-type="float" office:value="14010" calcext:value-type="float">
            <text:p>14010</text:p>
          </table:table-cell>
          <table:table-cell office:value-type="float" office:value="28019" calcext:value-type="float">
            <text:p>28019</text:p>
          </table:table-cell>
          <table:table-cell table:number-columns-repeated="7"/>
          <table:table-cell office:value-type="float" office:value="14000" calcext:value-type="float">
            <text:p>14000</text:p>
          </table:table-cell>
          <table:table-cell office:value-type="float" office:value="0.0106210708618164" calcext:value-type="float">
            <text:p>0.0106210708618164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0.00840306282043457" calcext:value-type="float">
            <text:p>0.00840306282043457</text:p>
          </table:table-cell>
        </table:table-row>
        <table:table-row table:style-name="ro1">
          <table:table-cell office:value-type="float" office:value="14110" calcext:value-type="float">
            <text:p>14110</text:p>
          </table:table-cell>
          <table:table-cell office:value-type="float" office:value="28219" calcext:value-type="float">
            <text:p>28219</text:p>
          </table:table-cell>
          <table:table-cell table:number-columns-repeated="7"/>
          <table:table-cell office:value-type="float" office:value="14100" calcext:value-type="float">
            <text:p>14100</text:p>
          </table:table-cell>
          <table:table-cell office:value-type="float" office:value="0.0104141235351563" calcext:value-type="float">
            <text:p>0.0104141235351563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0.00794458389282227" calcext:value-type="float">
            <text:p>0.00794458389282227</text:p>
          </table:table-cell>
        </table:table-row>
        <table:table-row table:style-name="ro1">
          <table:table-cell office:value-type="float" office:value="14210" calcext:value-type="float">
            <text:p>14210</text:p>
          </table:table-cell>
          <table:table-cell office:value-type="float" office:value="28419" calcext:value-type="float">
            <text:p>28419</text:p>
          </table:table-cell>
          <table:table-cell table:number-columns-repeated="7"/>
          <table:table-cell office:value-type="float" office:value="14200" calcext:value-type="float">
            <text:p>14200</text:p>
          </table:table-cell>
          <table:table-cell office:value-type="float" office:value="0.0103414058685303" calcext:value-type="float">
            <text:p>0.0103414058685303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0.00797128677368164" calcext:value-type="float">
            <text:p>0.00797128677368164</text:p>
          </table:table-cell>
        </table:table-row>
        <table:table-row table:style-name="ro1">
          <table:table-cell office:value-type="float" office:value="14310" calcext:value-type="float">
            <text:p>14310</text:p>
          </table:table-cell>
          <table:table-cell office:value-type="float" office:value="28619" calcext:value-type="float">
            <text:p>28619</text:p>
          </table:table-cell>
          <table:table-cell table:number-columns-repeated="7"/>
          <table:table-cell office:value-type="float" office:value="14300" calcext:value-type="float">
            <text:p>14300</text:p>
          </table:table-cell>
          <table:table-cell office:value-type="float" office:value="0.0104045867919922" calcext:value-type="float">
            <text:p>0.0104045867919922</text:p>
          </table:table-cell>
          <table:table-cell/>
          <table:table-cell office:value-type="float" office:value="14300" calcext:value-type="float">
            <text:p>14300</text:p>
          </table:table-cell>
          <table:table-cell office:value-type="float" office:value="0.00773143768310547" calcext:value-type="float">
            <text:p>0.00773143768310547</text:p>
          </table:table-cell>
        </table:table-row>
        <table:table-row table:style-name="ro1">
          <table:table-cell office:value-type="float" office:value="14410" calcext:value-type="float">
            <text:p>14410</text:p>
          </table:table-cell>
          <table:table-cell office:value-type="float" office:value="28819" calcext:value-type="float">
            <text:p>28819</text:p>
          </table:table-cell>
          <table:table-cell table:number-columns-repeated="7"/>
          <table:table-cell office:value-type="float" office:value="14400" calcext:value-type="float">
            <text:p>14400</text:p>
          </table:table-cell>
          <table:table-cell office:value-type="float" office:value="0.0114767551422119" calcext:value-type="float">
            <text:p>0.0114767551422119</text:p>
          </table:table-cell>
          <table:table-cell/>
          <table:table-cell office:value-type="float" office:value="14400" calcext:value-type="float">
            <text:p>14400</text:p>
          </table:table-cell>
          <table:table-cell office:value-type="float" office:value="0.00755858421325684" calcext:value-type="float">
            <text:p>0.00755858421325684</text:p>
          </table:table-cell>
        </table:table-row>
        <table:table-row table:style-name="ro1">
          <table:table-cell office:value-type="float" office:value="14510" calcext:value-type="float">
            <text:p>14510</text:p>
          </table:table-cell>
          <table:table-cell office:value-type="float" office:value="29019" calcext:value-type="float">
            <text:p>29019</text:p>
          </table:table-cell>
          <table:table-cell table:number-columns-repeated="7"/>
          <table:table-cell office:value-type="float" office:value="14500" calcext:value-type="float">
            <text:p>14500</text:p>
          </table:table-cell>
          <table:table-cell office:value-type="float" office:value="0.0118932723999023" calcext:value-type="float">
            <text:p>0.0118932723999023</text:p>
          </table:table-cell>
          <table:table-cell/>
          <table:table-cell office:value-type="float" office:value="14500" calcext:value-type="float">
            <text:p>14500</text:p>
          </table:table-cell>
          <table:table-cell office:value-type="float" office:value="0.0114092826843262" calcext:value-type="float">
            <text:p>0.0114092826843262</text:p>
          </table:table-cell>
        </table:table-row>
        <table:table-row table:style-name="ro1">
          <table:table-cell office:value-type="float" office:value="14610" calcext:value-type="float">
            <text:p>14610</text:p>
          </table:table-cell>
          <table:table-cell office:value-type="float" office:value="29219" calcext:value-type="float">
            <text:p>29219</text:p>
          </table:table-cell>
          <table:table-cell table:number-columns-repeated="7"/>
          <table:table-cell office:value-type="float" office:value="14600" calcext:value-type="float">
            <text:p>14600</text:p>
          </table:table-cell>
          <table:table-cell office:value-type="float" office:value="0.0129156112670898" calcext:value-type="float">
            <text:p>0.0129156112670898</text:p>
          </table:table-cell>
          <table:table-cell/>
          <table:table-cell office:value-type="float" office:value="14600" calcext:value-type="float">
            <text:p>14600</text:p>
          </table:table-cell>
          <table:table-cell office:value-type="float" office:value="0.00833702087402344" calcext:value-type="float">
            <text:p>0.00833702087402344</text:p>
          </table:table-cell>
        </table:table-row>
        <table:table-row table:style-name="ro1">
          <table:table-cell office:value-type="float" office:value="14710" calcext:value-type="float">
            <text:p>14710</text:p>
          </table:table-cell>
          <table:table-cell office:value-type="float" office:value="29419" calcext:value-type="float">
            <text:p>29419</text:p>
          </table:table-cell>
          <table:table-cell table:number-columns-repeated="7"/>
          <table:table-cell office:value-type="float" office:value="14700" calcext:value-type="float">
            <text:p>14700</text:p>
          </table:table-cell>
          <table:table-cell office:value-type="float" office:value="0.0116775035858154" calcext:value-type="float">
            <text:p>0.0116775035858154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0.00816535949707031" calcext:value-type="float">
            <text:p>0.00816535949707031</text:p>
          </table:table-cell>
        </table:table-row>
        <table:table-row table:style-name="ro1">
          <table:table-cell office:value-type="float" office:value="14810" calcext:value-type="float">
            <text:p>14810</text:p>
          </table:table-cell>
          <table:table-cell office:value-type="float" office:value="29619" calcext:value-type="float">
            <text:p>29619</text:p>
          </table:table-cell>
          <table:table-cell table:number-columns-repeated="7"/>
          <table:table-cell office:value-type="float" office:value="14800" calcext:value-type="float">
            <text:p>14800</text:p>
          </table:table-cell>
          <table:table-cell office:value-type="float" office:value="0.0114524364471436" calcext:value-type="float">
            <text:p>0.0114524364471436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0.00818276405334473" calcext:value-type="float">
            <text:p>0.00818276405334473</text:p>
          </table:table-cell>
        </table:table-row>
        <table:table-row table:style-name="ro1">
          <table:table-cell office:value-type="float" office:value="14910" calcext:value-type="float">
            <text:p>14910</text:p>
          </table:table-cell>
          <table:table-cell office:value-type="float" office:value="29819" calcext:value-type="float">
            <text:p>29819</text:p>
          </table:table-cell>
          <table:table-cell table:number-columns-repeated="7"/>
          <table:table-cell office:value-type="float" office:value="14900" calcext:value-type="float">
            <text:p>14900</text:p>
          </table:table-cell>
          <table:table-cell office:value-type="float" office:value="0.011176586151123" calcext:value-type="float">
            <text:p>0.011176586151123</text:p>
          </table:table-cell>
          <table:table-cell/>
          <table:table-cell office:value-type="float" office:value="14900" calcext:value-type="float">
            <text:p>14900</text:p>
          </table:table-cell>
          <table:table-cell office:value-type="float" office:value="0.00837612152099609" calcext:value-type="float">
            <text:p>0.00837612152099609</text:p>
          </table:table-cell>
        </table:table-row>
        <table:table-row table:style-name="ro1">
          <table:table-cell office:value-type="float" office:value="15010" calcext:value-type="float">
            <text:p>15010</text:p>
          </table:table-cell>
          <table:table-cell office:value-type="float" office:value="30019" calcext:value-type="float">
            <text:p>30019</text:p>
          </table:table-cell>
          <table:table-cell table:number-columns-repeated="7"/>
          <table:table-cell office:value-type="float" office:value="15000" calcext:value-type="float">
            <text:p>15000</text:p>
          </table:table-cell>
          <table:table-cell office:value-type="float" office:value="0.0115163326263428" calcext:value-type="float">
            <text:p>0.0115163326263428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0.00843667984008789" calcext:value-type="float">
            <text:p>0.00843667984008789</text:p>
          </table:table-cell>
        </table:table-row>
        <table:table-row table:style-name="ro1">
          <table:table-cell office:value-type="float" office:value="15110" calcext:value-type="float">
            <text:p>15110</text:p>
          </table:table-cell>
          <table:table-cell office:value-type="float" office:value="30219" calcext:value-type="float">
            <text:p>30219</text:p>
          </table:table-cell>
          <table:table-cell table:number-columns-repeated="7"/>
          <table:table-cell office:value-type="float" office:value="15100" calcext:value-type="float">
            <text:p>15100</text:p>
          </table:table-cell>
          <table:table-cell office:value-type="float" office:value="0.0118973255157471" calcext:value-type="float">
            <text:p>0.0118973255157471</text:p>
          </table:table-cell>
          <table:table-cell/>
          <table:table-cell office:value-type="float" office:value="15100" calcext:value-type="float">
            <text:p>15100</text:p>
          </table:table-cell>
          <table:table-cell office:value-type="float" office:value="0.00837206840515137" calcext:value-type="float">
            <text:p>0.00837206840515137</text:p>
          </table:table-cell>
        </table:table-row>
        <table:table-row table:style-name="ro1">
          <table:table-cell office:value-type="float" office:value="15210" calcext:value-type="float">
            <text:p>15210</text:p>
          </table:table-cell>
          <table:table-cell office:value-type="float" office:value="30419" calcext:value-type="float">
            <text:p>30419</text:p>
          </table:table-cell>
          <table:table-cell table:number-columns-repeated="7"/>
          <table:table-cell office:value-type="float" office:value="15200" calcext:value-type="float">
            <text:p>15200</text:p>
          </table:table-cell>
          <table:table-cell office:value-type="float" office:value="0.0153155326843262" calcext:value-type="float">
            <text:p>0.0153155326843262</text:p>
          </table:table-cell>
          <table:table-cell/>
          <table:table-cell office:value-type="float" office:value="15200" calcext:value-type="float">
            <text:p>15200</text:p>
          </table:table-cell>
          <table:table-cell office:value-type="float" office:value="0.0100808143615723" calcext:value-type="float">
            <text:p>0.0100808143615723</text:p>
          </table:table-cell>
        </table:table-row>
        <table:table-row table:style-name="ro1">
          <table:table-cell office:value-type="float" office:value="15310" calcext:value-type="float">
            <text:p>15310</text:p>
          </table:table-cell>
          <table:table-cell office:value-type="float" office:value="30619" calcext:value-type="float">
            <text:p>30619</text:p>
          </table:table-cell>
          <table:table-cell table:number-columns-repeated="7"/>
          <table:table-cell office:value-type="float" office:value="15300" calcext:value-type="float">
            <text:p>15300</text:p>
          </table:table-cell>
          <table:table-cell office:value-type="float" office:value="0.0161139965057373" calcext:value-type="float">
            <text:p>0.0161139965057373</text:p>
          </table:table-cell>
          <table:table-cell/>
          <table:table-cell office:value-type="float" office:value="15300" calcext:value-type="float">
            <text:p>15300</text:p>
          </table:table-cell>
          <table:table-cell office:value-type="float" office:value="0.0105381011962891" calcext:value-type="float">
            <text:p>0.0105381011962891</text:p>
          </table:table-cell>
        </table:table-row>
        <table:table-row table:style-name="ro1">
          <table:table-cell office:value-type="float" office:value="15410" calcext:value-type="float">
            <text:p>15410</text:p>
          </table:table-cell>
          <table:table-cell office:value-type="float" office:value="30819" calcext:value-type="float">
            <text:p>30819</text:p>
          </table:table-cell>
          <table:table-cell table:number-columns-repeated="7"/>
          <table:table-cell office:value-type="float" office:value="15400" calcext:value-type="float">
            <text:p>15400</text:p>
          </table:table-cell>
          <table:table-cell office:value-type="float" office:value="0.0138742923736572" calcext:value-type="float">
            <text:p>0.0138742923736572</text:p>
          </table:table-cell>
          <table:table-cell/>
          <table:table-cell office:value-type="float" office:value="15400" calcext:value-type="float">
            <text:p>15400</text:p>
          </table:table-cell>
          <table:table-cell office:value-type="float" office:value="0.010026216506958" calcext:value-type="float">
            <text:p>0.010026216506958</text:p>
          </table:table-cell>
        </table:table-row>
        <table:table-row table:style-name="ro1">
          <table:table-cell office:value-type="float" office:value="15510" calcext:value-type="float">
            <text:p>15510</text:p>
          </table:table-cell>
          <table:table-cell office:value-type="float" office:value="31019" calcext:value-type="float">
            <text:p>31019</text:p>
          </table:table-cell>
          <table:table-cell table:number-columns-repeated="7"/>
          <table:table-cell office:value-type="float" office:value="15500" calcext:value-type="float">
            <text:p>15500</text:p>
          </table:table-cell>
          <table:table-cell office:value-type="float" office:value="0.0137696266174316" calcext:value-type="float">
            <text:p>0.0137696266174316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0.00984978675842285" calcext:value-type="float">
            <text:p>0.00984978675842285</text:p>
          </table:table-cell>
        </table:table-row>
        <table:table-row table:style-name="ro1">
          <table:table-cell office:value-type="float" office:value="15610" calcext:value-type="float">
            <text:p>15610</text:p>
          </table:table-cell>
          <table:table-cell office:value-type="float" office:value="31219" calcext:value-type="float">
            <text:p>31219</text:p>
          </table:table-cell>
          <table:table-cell table:number-columns-repeated="7"/>
          <table:table-cell office:value-type="float" office:value="15600" calcext:value-type="float">
            <text:p>15600</text:p>
          </table:table-cell>
          <table:table-cell office:value-type="float" office:value="0.013521671295166" calcext:value-type="float">
            <text:p>0.013521671295166</text:p>
          </table:table-cell>
          <table:table-cell/>
          <table:table-cell office:value-type="float" office:value="15600" calcext:value-type="float">
            <text:p>15600</text:p>
          </table:table-cell>
          <table:table-cell office:value-type="float" office:value="0.00988340377807617" calcext:value-type="float">
            <text:p>0.00988340377807617</text:p>
          </table:table-cell>
        </table:table-row>
        <table:table-row table:style-name="ro1">
          <table:table-cell office:value-type="float" office:value="15710" calcext:value-type="float">
            <text:p>15710</text:p>
          </table:table-cell>
          <table:table-cell office:value-type="float" office:value="31419" calcext:value-type="float">
            <text:p>31419</text:p>
          </table:table-cell>
          <table:table-cell table:number-columns-repeated="7"/>
          <table:table-cell office:value-type="float" office:value="15700" calcext:value-type="float">
            <text:p>15700</text:p>
          </table:table-cell>
          <table:table-cell office:value-type="float" office:value="0.0135984420776367" calcext:value-type="float">
            <text:p>0.0135984420776367</text:p>
          </table:table-cell>
          <table:table-cell/>
          <table:table-cell office:value-type="float" office:value="15700" calcext:value-type="float">
            <text:p>15700</text:p>
          </table:table-cell>
          <table:table-cell office:value-type="float" office:value="0.0100226402282715" calcext:value-type="float">
            <text:p>0.0100226402282715</text:p>
          </table:table-cell>
        </table:table-row>
        <table:table-row table:style-name="ro1">
          <table:table-cell office:value-type="float" office:value="15810" calcext:value-type="float">
            <text:p>15810</text:p>
          </table:table-cell>
          <table:table-cell office:value-type="float" office:value="31619" calcext:value-type="float">
            <text:p>31619</text:p>
          </table:table-cell>
          <table:table-cell table:number-columns-repeated="7"/>
          <table:table-cell office:value-type="float" office:value="15800" calcext:value-type="float">
            <text:p>15800</text:p>
          </table:table-cell>
          <table:table-cell office:value-type="float" office:value="0.0135769844055176" calcext:value-type="float">
            <text:p>0.0135769844055176</text:p>
          </table:table-cell>
          <table:table-cell/>
          <table:table-cell office:value-type="float" office:value="15800" calcext:value-type="float">
            <text:p>15800</text:p>
          </table:table-cell>
          <table:table-cell office:value-type="float" office:value="0.0102605819702148" calcext:value-type="float">
            <text:p>0.0102605819702148</text:p>
          </table:table-cell>
        </table:table-row>
        <table:table-row table:style-name="ro1">
          <table:table-cell office:value-type="float" office:value="15910" calcext:value-type="float">
            <text:p>15910</text:p>
          </table:table-cell>
          <table:table-cell office:value-type="float" office:value="31819" calcext:value-type="float">
            <text:p>31819</text:p>
          </table:table-cell>
          <table:table-cell table:number-columns-repeated="7"/>
          <table:table-cell office:value-type="float" office:value="15900" calcext:value-type="float">
            <text:p>15900</text:p>
          </table:table-cell>
          <table:table-cell office:value-type="float" office:value="0.0142154693603516" calcext:value-type="float">
            <text:p>0.0142154693603516</text:p>
          </table:table-cell>
          <table:table-cell/>
          <table:table-cell office:value-type="float" office:value="15900" calcext:value-type="float">
            <text:p>15900</text:p>
          </table:table-cell>
          <table:table-cell office:value-type="float" office:value="0.0103523731231689" calcext:value-type="float">
            <text:p>0.0103523731231689</text:p>
          </table:table-cell>
        </table:table-row>
        <table:table-row table:style-name="ro1">
          <table:table-cell office:value-type="float" office:value="16010" calcext:value-type="float">
            <text:p>16010</text:p>
          </table:table-cell>
          <table:table-cell office:value-type="float" office:value="32019" calcext:value-type="float">
            <text:p>32019</text:p>
          </table:table-cell>
          <table:table-cell table:number-columns-repeated="7"/>
          <table:table-cell office:value-type="float" office:value="16000" calcext:value-type="float">
            <text:p>16000</text:p>
          </table:table-cell>
          <table:table-cell office:value-type="float" office:value="0.0153520107269287" calcext:value-type="float">
            <text:p>0.0153520107269287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0.0197615623474121" calcext:value-type="float">
            <text:p>0.0197615623474121</text:p>
          </table:table-cell>
        </table:table-row>
        <table:table-row table:style-name="ro1">
          <table:table-cell office:value-type="float" office:value="16110" calcext:value-type="float">
            <text:p>16110</text:p>
          </table:table-cell>
          <table:table-cell office:value-type="float" office:value="32219" calcext:value-type="float">
            <text:p>32219</text:p>
          </table:table-cell>
          <table:table-cell table:number-columns-repeated="7"/>
          <table:table-cell office:value-type="float" office:value="16100" calcext:value-type="float">
            <text:p>16100</text:p>
          </table:table-cell>
          <table:table-cell office:value-type="float" office:value="0.0144836902618408" calcext:value-type="float">
            <text:p>0.0144836902618408</text:p>
          </table:table-cell>
          <table:table-cell/>
          <table:table-cell office:value-type="float" office:value="16100" calcext:value-type="float">
            <text:p>16100</text:p>
          </table:table-cell>
          <table:table-cell office:value-type="float" office:value="0.0108306407928467" calcext:value-type="float">
            <text:p>0.0108306407928467</text:p>
          </table:table-cell>
        </table:table-row>
        <table:table-row table:style-name="ro1">
          <table:table-cell office:value-type="float" office:value="16210" calcext:value-type="float">
            <text:p>16210</text:p>
          </table:table-cell>
          <table:table-cell office:value-type="float" office:value="32419" calcext:value-type="float">
            <text:p>32419</text:p>
          </table:table-cell>
          <table:table-cell table:number-columns-repeated="7"/>
          <table:table-cell office:value-type="float" office:value="16200" calcext:value-type="float">
            <text:p>16200</text:p>
          </table:table-cell>
          <table:table-cell office:value-type="float" office:value="0.01448655128479" calcext:value-type="float">
            <text:p>0.01448655128479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0.0108261108398438" calcext:value-type="float">
            <text:p>0.0108261108398438</text:p>
          </table:table-cell>
        </table:table-row>
        <table:table-row table:style-name="ro1">
          <table:table-cell office:value-type="float" office:value="16310" calcext:value-type="float">
            <text:p>16310</text:p>
          </table:table-cell>
          <table:table-cell office:value-type="float" office:value="32619" calcext:value-type="float">
            <text:p>32619</text:p>
          </table:table-cell>
          <table:table-cell table:number-columns-repeated="7"/>
          <table:table-cell office:value-type="float" office:value="16300" calcext:value-type="float">
            <text:p>16300</text:p>
          </table:table-cell>
          <table:table-cell office:value-type="float" office:value="0.0142767429351807" calcext:value-type="float">
            <text:p>0.0142767429351807</text:p>
          </table:table-cell>
          <table:table-cell/>
          <table:table-cell office:value-type="float" office:value="16300" calcext:value-type="float">
            <text:p>16300</text:p>
          </table:table-cell>
          <table:table-cell office:value-type="float" office:value="0.0106565952301025" calcext:value-type="float">
            <text:p>0.0106565952301025</text:p>
          </table:table-cell>
        </table:table-row>
        <table:table-row table:style-name="ro1">
          <table:table-cell office:value-type="float" office:value="16410" calcext:value-type="float">
            <text:p>16410</text:p>
          </table:table-cell>
          <table:table-cell office:value-type="float" office:value="32819" calcext:value-type="float">
            <text:p>32819</text:p>
          </table:table-cell>
          <table:table-cell table:number-columns-repeated="7"/>
          <table:table-cell office:value-type="float" office:value="16400" calcext:value-type="float">
            <text:p>16400</text:p>
          </table:table-cell>
          <table:table-cell office:value-type="float" office:value="0.0143284797668457" calcext:value-type="float">
            <text:p>0.0143284797668457</text:p>
          </table:table-cell>
          <table:table-cell/>
          <table:table-cell office:value-type="float" office:value="16400" calcext:value-type="float">
            <text:p>16400</text:p>
          </table:table-cell>
          <table:table-cell office:value-type="float" office:value="0.0106821060180664" calcext:value-type="float">
            <text:p>0.0106821060180664</text:p>
          </table:table-cell>
        </table:table-row>
        <table:table-row table:style-name="ro1">
          <table:table-cell office:value-type="float" office:value="16510" calcext:value-type="float">
            <text:p>16510</text:p>
          </table:table-cell>
          <table:table-cell office:value-type="float" office:value="33019" calcext:value-type="float">
            <text:p>33019</text:p>
          </table:table-cell>
          <table:table-cell table:number-columns-repeated="7"/>
          <table:table-cell office:value-type="float" office:value="16500" calcext:value-type="float">
            <text:p>16500</text:p>
          </table:table-cell>
          <table:table-cell office:value-type="float" office:value="0.0145385265350342" calcext:value-type="float">
            <text:p>0.0145385265350342</text:p>
          </table:table-cell>
          <table:table-cell/>
          <table:table-cell office:value-type="float" office:value="16500" calcext:value-type="float">
            <text:p>16500</text:p>
          </table:table-cell>
          <table:table-cell office:value-type="float" office:value="0.0108559131622314" calcext:value-type="float">
            <text:p>0.0108559131622314</text:p>
          </table:table-cell>
        </table:table-row>
        <table:table-row table:style-name="ro1">
          <table:table-cell office:value-type="float" office:value="16610" calcext:value-type="float">
            <text:p>16610</text:p>
          </table:table-cell>
          <table:table-cell office:value-type="float" office:value="33219" calcext:value-type="float">
            <text:p>33219</text:p>
          </table:table-cell>
          <table:table-cell table:number-columns-repeated="7"/>
          <table:table-cell office:value-type="float" office:value="16600" calcext:value-type="float">
            <text:p>16600</text:p>
          </table:table-cell>
          <table:table-cell office:value-type="float" office:value="0.016146183013916" calcext:value-type="float">
            <text:p>0.016146183013916</text:p>
          </table:table-cell>
          <table:table-cell/>
          <table:table-cell office:value-type="float" office:value="16600" calcext:value-type="float">
            <text:p>16600</text:p>
          </table:table-cell>
          <table:table-cell office:value-type="float" office:value="0.0119602680206299" calcext:value-type="float">
            <text:p>0.0119602680206299</text:p>
          </table:table-cell>
        </table:table-row>
        <table:table-row table:style-name="ro1">
          <table:table-cell office:value-type="float" office:value="16710" calcext:value-type="float">
            <text:p>16710</text:p>
          </table:table-cell>
          <table:table-cell office:value-type="float" office:value="33419" calcext:value-type="float">
            <text:p>33419</text:p>
          </table:table-cell>
          <table:table-cell table:number-columns-repeated="7"/>
          <table:table-cell office:value-type="float" office:value="16700" calcext:value-type="float">
            <text:p>16700</text:p>
          </table:table-cell>
          <table:table-cell office:value-type="float" office:value="0.0170567035675049" calcext:value-type="float">
            <text:p>0.0170567035675049</text:p>
          </table:table-cell>
          <table:table-cell/>
          <table:table-cell office:value-type="float" office:value="16700" calcext:value-type="float">
            <text:p>16700</text:p>
          </table:table-cell>
          <table:table-cell office:value-type="float" office:value="0.0118064880371094" calcext:value-type="float">
            <text:p>0.0118064880371094</text:p>
          </table:table-cell>
        </table:table-row>
        <table:table-row table:style-name="ro1">
          <table:table-cell office:value-type="float" office:value="16810" calcext:value-type="float">
            <text:p>16810</text:p>
          </table:table-cell>
          <table:table-cell office:value-type="float" office:value="33619" calcext:value-type="float">
            <text:p>33619</text:p>
          </table:table-cell>
          <table:table-cell table:number-columns-repeated="7"/>
          <table:table-cell office:value-type="float" office:value="16800" calcext:value-type="float">
            <text:p>16800</text:p>
          </table:table-cell>
          <table:table-cell office:value-type="float" office:value="0.0148370265960693" calcext:value-type="float">
            <text:p>0.0148370265960693</text:p>
          </table:table-cell>
          <table:table-cell/>
          <table:table-cell office:value-type="float" office:value="16800" calcext:value-type="float">
            <text:p>16800</text:p>
          </table:table-cell>
          <table:table-cell office:value-type="float" office:value="0.0118656158447266" calcext:value-type="float">
            <text:p>0.0118656158447266</text:p>
          </table:table-cell>
        </table:table-row>
        <table:table-row table:style-name="ro1">
          <table:table-cell office:value-type="float" office:value="16910" calcext:value-type="float">
            <text:p>16910</text:p>
          </table:table-cell>
          <table:table-cell office:value-type="float" office:value="33819" calcext:value-type="float">
            <text:p>33819</text:p>
          </table:table-cell>
          <table:table-cell table:number-columns-repeated="7"/>
          <table:table-cell office:value-type="float" office:value="16900" calcext:value-type="float">
            <text:p>16900</text:p>
          </table:table-cell>
          <table:table-cell office:value-type="float" office:value="0.0155618190765381" calcext:value-type="float">
            <text:p>0.0155618190765381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0.0116565227508545" calcext:value-type="float">
            <text:p>0.0116565227508545</text:p>
          </table:table-cell>
        </table:table-row>
        <table:table-row table:style-name="ro1">
          <table:table-cell office:value-type="float" office:value="17010" calcext:value-type="float">
            <text:p>17010</text:p>
          </table:table-cell>
          <table:table-cell office:value-type="float" office:value="34019" calcext:value-type="float">
            <text:p>34019</text:p>
          </table:table-cell>
          <table:table-cell table:number-columns-repeated="7"/>
          <table:table-cell office:value-type="float" office:value="17000" calcext:value-type="float">
            <text:p>17000</text:p>
          </table:table-cell>
          <table:table-cell office:value-type="float" office:value="0.015164852142334" calcext:value-type="float">
            <text:p>0.015164852142334</text:p>
          </table:table-cell>
          <table:table-cell/>
          <table:table-cell office:value-type="float" office:value="17000" calcext:value-type="float">
            <text:p>17000</text:p>
          </table:table-cell>
          <table:table-cell office:value-type="float" office:value="0.0116479396820068" calcext:value-type="float">
            <text:p>0.0116479396820068</text:p>
          </table:table-cell>
        </table:table-row>
        <table:table-row table:style-name="ro1">
          <table:table-cell office:value-type="float" office:value="17110" calcext:value-type="float">
            <text:p>17110</text:p>
          </table:table-cell>
          <table:table-cell office:value-type="float" office:value="34219" calcext:value-type="float">
            <text:p>34219</text:p>
          </table:table-cell>
          <table:table-cell table:number-columns-repeated="7"/>
          <table:table-cell office:value-type="float" office:value="17100" calcext:value-type="float">
            <text:p>17100</text:p>
          </table:table-cell>
          <table:table-cell office:value-type="float" office:value="0.0155212879180908" calcext:value-type="float">
            <text:p>0.0155212879180908</text:p>
          </table:table-cell>
          <table:table-cell/>
          <table:table-cell office:value-type="float" office:value="17100" calcext:value-type="float">
            <text:p>17100</text:p>
          </table:table-cell>
          <table:table-cell office:value-type="float" office:value="0.0117809772491455" calcext:value-type="float">
            <text:p>0.0117809772491455</text:p>
          </table:table-cell>
        </table:table-row>
        <table:table-row table:style-name="ro1">
          <table:table-cell office:value-type="float" office:value="17210" calcext:value-type="float">
            <text:p>17210</text:p>
          </table:table-cell>
          <table:table-cell office:value-type="float" office:value="34419" calcext:value-type="float">
            <text:p>34419</text:p>
          </table:table-cell>
          <table:table-cell table:number-columns-repeated="7"/>
          <table:table-cell office:value-type="float" office:value="17200" calcext:value-type="float">
            <text:p>17200</text:p>
          </table:table-cell>
          <table:table-cell office:value-type="float" office:value="0.0155184268951416" calcext:value-type="float">
            <text:p>0.0155184268951416</text:p>
          </table:table-cell>
          <table:table-cell/>
          <table:table-cell office:value-type="float" office:value="17200" calcext:value-type="float">
            <text:p>17200</text:p>
          </table:table-cell>
          <table:table-cell office:value-type="float" office:value="0.0115692615509033" calcext:value-type="float">
            <text:p>0.0115692615509033</text:p>
          </table:table-cell>
        </table:table-row>
        <table:table-row table:style-name="ro1">
          <table:table-cell office:value-type="float" office:value="17310" calcext:value-type="float">
            <text:p>17310</text:p>
          </table:table-cell>
          <table:table-cell office:value-type="float" office:value="34619" calcext:value-type="float">
            <text:p>34619</text:p>
          </table:table-cell>
          <table:table-cell table:number-columns-repeated="7"/>
          <table:table-cell office:value-type="float" office:value="17300" calcext:value-type="float">
            <text:p>17300</text:p>
          </table:table-cell>
          <table:table-cell office:value-type="float" office:value="0.0194575786590576" calcext:value-type="float">
            <text:p>0.0194575786590576</text:p>
          </table:table-cell>
          <table:table-cell/>
          <table:table-cell office:value-type="float" office:value="17300" calcext:value-type="float">
            <text:p>17300</text:p>
          </table:table-cell>
          <table:table-cell office:value-type="float" office:value="0.0130088329315186" calcext:value-type="float">
            <text:p>0.0130088329315186</text:p>
          </table:table-cell>
        </table:table-row>
        <table:table-row table:style-name="ro1">
          <table:table-cell office:value-type="float" office:value="17410" calcext:value-type="float">
            <text:p>17410</text:p>
          </table:table-cell>
          <table:table-cell office:value-type="float" office:value="34819" calcext:value-type="float">
            <text:p>34819</text:p>
          </table:table-cell>
          <table:table-cell table:number-columns-repeated="7"/>
          <table:table-cell office:value-type="float" office:value="17400" calcext:value-type="float">
            <text:p>17400</text:p>
          </table:table-cell>
          <table:table-cell office:value-type="float" office:value="0.0161783695220947" calcext:value-type="float">
            <text:p>0.0161783695220947</text:p>
          </table:table-cell>
          <table:table-cell/>
          <table:table-cell office:value-type="float" office:value="17400" calcext:value-type="float">
            <text:p>17400</text:p>
          </table:table-cell>
          <table:table-cell office:value-type="float" office:value="0.0129053592681885" calcext:value-type="float">
            <text:p>0.0129053592681885</text:p>
          </table:table-cell>
        </table:table-row>
        <table:table-row table:style-name="ro1">
          <table:table-cell office:value-type="float" office:value="17510" calcext:value-type="float">
            <text:p>17510</text:p>
          </table:table-cell>
          <table:table-cell office:value-type="float" office:value="35019" calcext:value-type="float">
            <text:p>35019</text:p>
          </table:table-cell>
          <table:table-cell table:number-columns-repeated="7"/>
          <table:table-cell office:value-type="float" office:value="17500" calcext:value-type="float">
            <text:p>17500</text:p>
          </table:table-cell>
          <table:table-cell office:value-type="float" office:value="0.016359806060791" calcext:value-type="float">
            <text:p>0.016359806060791</text:p>
          </table:table-cell>
          <table:table-cell/>
          <table:table-cell office:value-type="float" office:value="17500" calcext:value-type="float">
            <text:p>17500</text:p>
          </table:table-cell>
          <table:table-cell office:value-type="float" office:value="0.0127224922180176" calcext:value-type="float">
            <text:p>0.0127224922180176</text:p>
          </table:table-cell>
        </table:table-row>
        <table:table-row table:style-name="ro1">
          <table:table-cell office:value-type="float" office:value="17610" calcext:value-type="float">
            <text:p>17610</text:p>
          </table:table-cell>
          <table:table-cell office:value-type="float" office:value="35219" calcext:value-type="float">
            <text:p>35219</text:p>
          </table:table-cell>
          <table:table-cell table:number-columns-repeated="7"/>
          <table:table-cell office:value-type="float" office:value="17600" calcext:value-type="float">
            <text:p>17600</text:p>
          </table:table-cell>
          <table:table-cell office:value-type="float" office:value="0.0163860321044922" calcext:value-type="float">
            <text:p>0.0163860321044922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0.0126545429229736" calcext:value-type="float">
            <text:p>0.0126545429229736</text:p>
          </table:table-cell>
        </table:table-row>
        <table:table-row table:style-name="ro1">
          <table:table-cell office:value-type="float" office:value="17710" calcext:value-type="float">
            <text:p>17710</text:p>
          </table:table-cell>
          <table:table-cell office:value-type="float" office:value="35419" calcext:value-type="float">
            <text:p>35419</text:p>
          </table:table-cell>
          <table:table-cell table:number-columns-repeated="7"/>
          <table:table-cell office:value-type="float" office:value="17700" calcext:value-type="float">
            <text:p>17700</text:p>
          </table:table-cell>
          <table:table-cell office:value-type="float" office:value="0.0165469646453857" calcext:value-type="float">
            <text:p>0.0165469646453857</text:p>
          </table:table-cell>
          <table:table-cell/>
          <table:table-cell office:value-type="float" office:value="17700" calcext:value-type="float">
            <text:p>17700</text:p>
          </table:table-cell>
          <table:table-cell office:value-type="float" office:value="0.0126087665557861" calcext:value-type="float">
            <text:p>0.0126087665557861</text:p>
          </table:table-cell>
        </table:table-row>
        <table:table-row table:style-name="ro1">
          <table:table-cell office:value-type="float" office:value="17810" calcext:value-type="float">
            <text:p>17810</text:p>
          </table:table-cell>
          <table:table-cell office:value-type="float" office:value="35619" calcext:value-type="float">
            <text:p>35619</text:p>
          </table:table-cell>
          <table:table-cell table:number-columns-repeated="7"/>
          <table:table-cell office:value-type="float" office:value="17800" calcext:value-type="float">
            <text:p>17800</text:p>
          </table:table-cell>
          <table:table-cell office:value-type="float" office:value="0.0167849063873291" calcext:value-type="float">
            <text:p>0.0167849063873291</text:p>
          </table:table-cell>
          <table:table-cell/>
          <table:table-cell office:value-type="float" office:value="17800" calcext:value-type="float">
            <text:p>17800</text:p>
          </table:table-cell>
          <table:table-cell office:value-type="float" office:value="0.0135734081268311" calcext:value-type="float">
            <text:p>0.0135734081268311</text:p>
          </table:table-cell>
        </table:table-row>
        <table:table-row table:style-name="ro1">
          <table:table-cell office:value-type="float" office:value="17910" calcext:value-type="float">
            <text:p>17910</text:p>
          </table:table-cell>
          <table:table-cell office:value-type="float" office:value="35819" calcext:value-type="float">
            <text:p>35819</text:p>
          </table:table-cell>
          <table:table-cell table:number-columns-repeated="7"/>
          <table:table-cell office:value-type="float" office:value="17900" calcext:value-type="float">
            <text:p>17900</text:p>
          </table:table-cell>
          <table:table-cell office:value-type="float" office:value="0.0188963413238525" calcext:value-type="float">
            <text:p>0.0188963413238525</text:p>
          </table:table-cell>
          <table:table-cell/>
          <table:table-cell office:value-type="float" office:value="17900" calcext:value-type="float">
            <text:p>17900</text:p>
          </table:table-cell>
          <table:table-cell office:value-type="float" office:value="0.0153234004974365" calcext:value-type="float">
            <text:p>0.0153234004974365</text:p>
          </table:table-cell>
        </table:table-row>
        <table:table-row table:style-name="ro1">
          <table:table-cell office:value-type="float" office:value="18010" calcext:value-type="float">
            <text:p>18010</text:p>
          </table:table-cell>
          <table:table-cell office:value-type="float" office:value="36019" calcext:value-type="float">
            <text:p>36019</text:p>
          </table:table-cell>
          <table:table-cell table:number-columns-repeated="7"/>
          <table:table-cell office:value-type="float" office:value="18000" calcext:value-type="float">
            <text:p>18000</text:p>
          </table:table-cell>
          <table:table-cell office:value-type="float" office:value="0.0178632736206055" calcext:value-type="float">
            <text:p>0.0178632736206055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0.0141386985778809" calcext:value-type="float">
            <text:p>0.0141386985778809</text:p>
          </table:table-cell>
        </table:table-row>
        <table:table-row table:style-name="ro1">
          <table:table-cell office:value-type="float" office:value="18110" calcext:value-type="float">
            <text:p>18110</text:p>
          </table:table-cell>
          <table:table-cell office:value-type="float" office:value="36219" calcext:value-type="float">
            <text:p>36219</text:p>
          </table:table-cell>
          <table:table-cell table:number-columns-repeated="7"/>
          <table:table-cell office:value-type="float" office:value="18100" calcext:value-type="float">
            <text:p>18100</text:p>
          </table:table-cell>
          <table:table-cell office:value-type="float" office:value="0.0175929069519043" calcext:value-type="float">
            <text:p>0.0175929069519043</text:p>
          </table:table-cell>
          <table:table-cell/>
          <table:table-cell office:value-type="float" office:value="18100" calcext:value-type="float">
            <text:p>18100</text:p>
          </table:table-cell>
          <table:table-cell office:value-type="float" office:value="0.0136427879333496" calcext:value-type="float">
            <text:p>0.0136427879333496</text:p>
          </table:table-cell>
        </table:table-row>
        <table:table-row table:style-name="ro1">
          <table:table-cell office:value-type="float" office:value="18210" calcext:value-type="float">
            <text:p>18210</text:p>
          </table:table-cell>
          <table:table-cell office:value-type="float" office:value="36419" calcext:value-type="float">
            <text:p>36419</text:p>
          </table:table-cell>
          <table:table-cell table:number-columns-repeated="7"/>
          <table:table-cell office:value-type="float" office:value="18200" calcext:value-type="float">
            <text:p>18200</text:p>
          </table:table-cell>
          <table:table-cell office:value-type="float" office:value="0.0176980495452881" calcext:value-type="float">
            <text:p>0.0176980495452881</text:p>
          </table:table-cell>
          <table:table-cell/>
          <table:table-cell office:value-type="float" office:value="18200" calcext:value-type="float">
            <text:p>18200</text:p>
          </table:table-cell>
          <table:table-cell office:value-type="float" office:value="0.0136301517486572" calcext:value-type="float">
            <text:p>0.0136301517486572</text:p>
          </table:table-cell>
        </table:table-row>
        <table:table-row table:style-name="ro1">
          <table:table-cell office:value-type="float" office:value="18310" calcext:value-type="float">
            <text:p>18310</text:p>
          </table:table-cell>
          <table:table-cell office:value-type="float" office:value="36619" calcext:value-type="float">
            <text:p>36619</text:p>
          </table:table-cell>
          <table:table-cell table:number-columns-repeated="7"/>
          <table:table-cell office:value-type="float" office:value="18300" calcext:value-type="float">
            <text:p>18300</text:p>
          </table:table-cell>
          <table:table-cell office:value-type="float" office:value="0.0177688598632813" calcext:value-type="float">
            <text:p>0.0177688598632813</text:p>
          </table:table-cell>
          <table:table-cell/>
          <table:table-cell office:value-type="float" office:value="18300" calcext:value-type="float">
            <text:p>18300</text:p>
          </table:table-cell>
          <table:table-cell office:value-type="float" office:value="0.0137770175933838" calcext:value-type="float">
            <text:p>0.0137770175933838</text:p>
          </table:table-cell>
        </table:table-row>
        <table:table-row table:style-name="ro1">
          <table:table-cell office:value-type="float" office:value="18410" calcext:value-type="float">
            <text:p>18410</text:p>
          </table:table-cell>
          <table:table-cell office:value-type="float" office:value="36819" calcext:value-type="float">
            <text:p>36819</text:p>
          </table:table-cell>
          <table:table-cell table:number-columns-repeated="7"/>
          <table:table-cell office:value-type="float" office:value="18400" calcext:value-type="float">
            <text:p>18400</text:p>
          </table:table-cell>
          <table:table-cell office:value-type="float" office:value="0.0187757015228272" calcext:value-type="float">
            <text:p>0.0187757015228272</text:p>
          </table:table-cell>
          <table:table-cell/>
          <table:table-cell office:value-type="float" office:value="18400" calcext:value-type="float">
            <text:p>18400</text:p>
          </table:table-cell>
          <table:table-cell office:value-type="float" office:value="0.0151097774505615" calcext:value-type="float">
            <text:p>0.0151097774505615</text:p>
          </table:table-cell>
        </table:table-row>
        <table:table-row table:style-name="ro1">
          <table:table-cell office:value-type="float" office:value="18510" calcext:value-type="float">
            <text:p>18510</text:p>
          </table:table-cell>
          <table:table-cell office:value-type="float" office:value="37019" calcext:value-type="float">
            <text:p>37019</text:p>
          </table:table-cell>
          <table:table-cell table:number-columns-repeated="7"/>
          <table:table-cell office:value-type="float" office:value="18500" calcext:value-type="float">
            <text:p>18500</text:p>
          </table:table-cell>
          <table:table-cell office:value-type="float" office:value="0.0222010612487793" calcext:value-type="float">
            <text:p>0.0222010612487793</text:p>
          </table:table-cell>
          <table:table-cell/>
          <table:table-cell office:value-type="float" office:value="18500" calcext:value-type="float">
            <text:p>18500</text:p>
          </table:table-cell>
          <table:table-cell office:value-type="float" office:value="0.0143685340881348" calcext:value-type="float">
            <text:p>0.0143685340881348</text:p>
          </table:table-cell>
        </table:table-row>
        <table:table-row table:style-name="ro1">
          <table:table-cell office:value-type="float" office:value="18610" calcext:value-type="float">
            <text:p>18610</text:p>
          </table:table-cell>
          <table:table-cell office:value-type="float" office:value="37219" calcext:value-type="float">
            <text:p>37219</text:p>
          </table:table-cell>
          <table:table-cell table:number-columns-repeated="7"/>
          <table:table-cell office:value-type="float" office:value="18600" calcext:value-type="float">
            <text:p>18600</text:p>
          </table:table-cell>
          <table:table-cell office:value-type="float" office:value="0.0244424343109131" calcext:value-type="float">
            <text:p>0.0244424343109131</text:p>
          </table:table-cell>
          <table:table-cell/>
          <table:table-cell office:value-type="float" office:value="18600" calcext:value-type="float">
            <text:p>18600</text:p>
          </table:table-cell>
          <table:table-cell office:value-type="float" office:value="0.0141768455505371" calcext:value-type="float">
            <text:p>0.0141768455505371</text:p>
          </table:table-cell>
        </table:table-row>
        <table:table-row table:style-name="ro1">
          <table:table-cell office:value-type="float" office:value="18710" calcext:value-type="float">
            <text:p>18710</text:p>
          </table:table-cell>
          <table:table-cell office:value-type="float" office:value="37419" calcext:value-type="float">
            <text:p>37419</text:p>
          </table:table-cell>
          <table:table-cell table:number-columns-repeated="7"/>
          <table:table-cell office:value-type="float" office:value="18700" calcext:value-type="float">
            <text:p>18700</text:p>
          </table:table-cell>
          <table:table-cell office:value-type="float" office:value="0.0194597244262695" calcext:value-type="float">
            <text:p>0.0194597244262695</text:p>
          </table:table-cell>
          <table:table-cell/>
          <table:table-cell office:value-type="float" office:value="18700" calcext:value-type="float">
            <text:p>18700</text:p>
          </table:table-cell>
          <table:table-cell office:value-type="float" office:value="0.014533519744873" calcext:value-type="float">
            <text:p>0.014533519744873</text:p>
          </table:table-cell>
        </table:table-row>
        <table:table-row table:style-name="ro1">
          <table:table-cell office:value-type="float" office:value="18810" calcext:value-type="float">
            <text:p>18810</text:p>
          </table:table-cell>
          <table:table-cell office:value-type="float" office:value="37619" calcext:value-type="float">
            <text:p>37619</text:p>
          </table:table-cell>
          <table:table-cell table:number-columns-repeated="7"/>
          <table:table-cell office:value-type="float" office:value="18800" calcext:value-type="float">
            <text:p>18800</text:p>
          </table:table-cell>
          <table:table-cell office:value-type="float" office:value="0.0215270519256592" calcext:value-type="float">
            <text:p>0.0215270519256592</text:p>
          </table:table-cell>
          <table:table-cell/>
          <table:table-cell office:value-type="float" office:value="18800" calcext:value-type="float">
            <text:p>18800</text:p>
          </table:table-cell>
          <table:table-cell office:value-type="float" office:value="0.0151386260986328" calcext:value-type="float">
            <text:p>0.0151386260986328</text:p>
          </table:table-cell>
        </table:table-row>
        <table:table-row table:style-name="ro1">
          <table:table-cell office:value-type="float" office:value="18910" calcext:value-type="float">
            <text:p>18910</text:p>
          </table:table-cell>
          <table:table-cell office:value-type="float" office:value="37819" calcext:value-type="float">
            <text:p>37819</text:p>
          </table:table-cell>
          <table:table-cell table:number-columns-repeated="7"/>
          <table:table-cell office:value-type="float" office:value="18900" calcext:value-type="float">
            <text:p>18900</text:p>
          </table:table-cell>
          <table:table-cell office:value-type="float" office:value="0.0212206840515137" calcext:value-type="float">
            <text:p>0.0212206840515137</text:p>
          </table:table-cell>
          <table:table-cell/>
          <table:table-cell office:value-type="float" office:value="18900" calcext:value-type="float">
            <text:p>18900</text:p>
          </table:table-cell>
          <table:table-cell office:value-type="float" office:value="0.0185797214508057" calcext:value-type="float">
            <text:p>0.0185797214508057</text:p>
          </table:table-cell>
        </table:table-row>
        <table:table-row table:style-name="ro1">
          <table:table-cell office:value-type="float" office:value="19010" calcext:value-type="float">
            <text:p>19010</text:p>
          </table:table-cell>
          <table:table-cell office:value-type="float" office:value="38019" calcext:value-type="float">
            <text:p>38019</text:p>
          </table:table-cell>
          <table:table-cell table:number-columns-repeated="7"/>
          <table:table-cell office:value-type="float" office:value="19000" calcext:value-type="float">
            <text:p>19000</text:p>
          </table:table-cell>
          <table:table-cell office:value-type="float" office:value="0.0209493637084961" calcext:value-type="float">
            <text:p>0.0209493637084961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0.0163264274597168" calcext:value-type="float">
            <text:p>0.0163264274597168</text:p>
          </table:table-cell>
        </table:table-row>
        <table:table-row table:style-name="ro1">
          <table:table-cell office:value-type="float" office:value="19110" calcext:value-type="float">
            <text:p>19110</text:p>
          </table:table-cell>
          <table:table-cell office:value-type="float" office:value="38219" calcext:value-type="float">
            <text:p>38219</text:p>
          </table:table-cell>
          <table:table-cell table:number-columns-repeated="7"/>
          <table:table-cell office:value-type="float" office:value="19100" calcext:value-type="float">
            <text:p>19100</text:p>
          </table:table-cell>
          <table:table-cell office:value-type="float" office:value="0.0200939178466797" calcext:value-type="float">
            <text:p>0.0200939178466797</text:p>
          </table:table-cell>
          <table:table-cell/>
          <table:table-cell office:value-type="float" office:value="19100" calcext:value-type="float">
            <text:p>19100</text:p>
          </table:table-cell>
          <table:table-cell office:value-type="float" office:value="0.01662278175354" calcext:value-type="float">
            <text:p>0.01662278175354</text:p>
          </table:table-cell>
        </table:table-row>
        <table:table-row table:style-name="ro1">
          <table:table-cell office:value-type="float" office:value="19210" calcext:value-type="float">
            <text:p>19210</text:p>
          </table:table-cell>
          <table:table-cell office:value-type="float" office:value="38419" calcext:value-type="float">
            <text:p>38419</text:p>
          </table:table-cell>
          <table:table-cell table:number-columns-repeated="7"/>
          <table:table-cell office:value-type="float" office:value="19200" calcext:value-type="float">
            <text:p>19200</text:p>
          </table:table-cell>
          <table:table-cell office:value-type="float" office:value="0.0204339027404785" calcext:value-type="float">
            <text:p>0.0204339027404785</text:p>
          </table:table-cell>
          <table:table-cell/>
          <table:table-cell office:value-type="float" office:value="19200" calcext:value-type="float">
            <text:p>19200</text:p>
          </table:table-cell>
          <table:table-cell office:value-type="float" office:value="0.0167191028594971" calcext:value-type="float">
            <text:p>0.0167191028594971</text:p>
          </table:table-cell>
        </table:table-row>
        <table:table-row table:style-name="ro1">
          <table:table-cell office:value-type="float" office:value="19310" calcext:value-type="float">
            <text:p>19310</text:p>
          </table:table-cell>
          <table:table-cell office:value-type="float" office:value="38619" calcext:value-type="float">
            <text:p>38619</text:p>
          </table:table-cell>
          <table:table-cell table:number-columns-repeated="7"/>
          <table:table-cell office:value-type="float" office:value="19300" calcext:value-type="float">
            <text:p>19300</text:p>
          </table:table-cell>
          <table:table-cell office:value-type="float" office:value="0.0207006931304932" calcext:value-type="float">
            <text:p>0.0207006931304932</text:p>
          </table:table-cell>
          <table:table-cell/>
          <table:table-cell office:value-type="float" office:value="19300" calcext:value-type="float">
            <text:p>19300</text:p>
          </table:table-cell>
          <table:table-cell office:value-type="float" office:value="0.0160844326019287" calcext:value-type="float">
            <text:p>0.0160844326019287</text:p>
          </table:table-cell>
        </table:table-row>
        <table:table-row table:style-name="ro1">
          <table:table-cell office:value-type="float" office:value="19410" calcext:value-type="float">
            <text:p>19410</text:p>
          </table:table-cell>
          <table:table-cell office:value-type="float" office:value="38819" calcext:value-type="float">
            <text:p>38819</text:p>
          </table:table-cell>
          <table:table-cell table:number-columns-repeated="7"/>
          <table:table-cell office:value-type="float" office:value="19400" calcext:value-type="float">
            <text:p>19400</text:p>
          </table:table-cell>
          <table:table-cell office:value-type="float" office:value="0.0208914279937744" calcext:value-type="float">
            <text:p>0.0208914279937744</text:p>
          </table:table-cell>
          <table:table-cell/>
          <table:table-cell office:value-type="float" office:value="19400" calcext:value-type="float">
            <text:p>19400</text:p>
          </table:table-cell>
          <table:table-cell office:value-type="float" office:value="0.0178489685058594" calcext:value-type="float">
            <text:p>0.0178489685058594</text:p>
          </table:table-cell>
        </table:table-row>
        <table:table-row table:style-name="ro1">
          <table:table-cell office:value-type="float" office:value="19510" calcext:value-type="float">
            <text:p>19510</text:p>
          </table:table-cell>
          <table:table-cell office:value-type="float" office:value="39019" calcext:value-type="float">
            <text:p>39019</text:p>
          </table:table-cell>
          <table:table-cell table:number-columns-repeated="7"/>
          <table:table-cell office:value-type="float" office:value="19500" calcext:value-type="float">
            <text:p>19500</text:p>
          </table:table-cell>
          <table:table-cell office:value-type="float" office:value="0.0204789638519287" calcext:value-type="float">
            <text:p>0.0204789638519287</text:p>
          </table:table-cell>
          <table:table-cell/>
          <table:table-cell office:value-type="float" office:value="19500" calcext:value-type="float">
            <text:p>19500</text:p>
          </table:table-cell>
          <table:table-cell office:value-type="float" office:value="0.0159051418304443" calcext:value-type="float">
            <text:p>0.0159051418304443</text:p>
          </table:table-cell>
        </table:table-row>
        <table:table-row table:style-name="ro1">
          <table:table-cell office:value-type="float" office:value="19610" calcext:value-type="float">
            <text:p>19610</text:p>
          </table:table-cell>
          <table:table-cell office:value-type="float" office:value="39219" calcext:value-type="float">
            <text:p>39219</text:p>
          </table:table-cell>
          <table:table-cell table:number-columns-repeated="7"/>
          <table:table-cell office:value-type="float" office:value="19600" calcext:value-type="float">
            <text:p>19600</text:p>
          </table:table-cell>
          <table:table-cell office:value-type="float" office:value="0.0206458568572998" calcext:value-type="float">
            <text:p>0.0206458568572998</text:p>
          </table:table-cell>
          <table:table-cell/>
          <table:table-cell office:value-type="float" office:value="19600" calcext:value-type="float">
            <text:p>19600</text:p>
          </table:table-cell>
          <table:table-cell office:value-type="float" office:value="0.0156972408294678" calcext:value-type="float">
            <text:p>0.0156972408294678</text:p>
          </table:table-cell>
        </table:table-row>
        <table:table-row table:style-name="ro1">
          <table:table-cell office:value-type="float" office:value="19710" calcext:value-type="float">
            <text:p>19710</text:p>
          </table:table-cell>
          <table:table-cell office:value-type="float" office:value="39419" calcext:value-type="float">
            <text:p>39419</text:p>
          </table:table-cell>
          <table:table-cell table:number-columns-repeated="7"/>
          <table:table-cell office:value-type="float" office:value="19700" calcext:value-type="float">
            <text:p>19700</text:p>
          </table:table-cell>
          <table:table-cell office:value-type="float" office:value="0.0207366943359375" calcext:value-type="float">
            <text:p>0.0207366943359375</text:p>
          </table:table-cell>
          <table:table-cell/>
          <table:table-cell office:value-type="float" office:value="19700" calcext:value-type="float">
            <text:p>19700</text:p>
          </table:table-cell>
          <table:table-cell office:value-type="float" office:value="0.0194597244262695" calcext:value-type="float">
            <text:p>0.0194597244262695</text:p>
          </table:table-cell>
        </table:table-row>
        <table:table-row table:style-name="ro1">
          <table:table-cell office:value-type="float" office:value="19810" calcext:value-type="float">
            <text:p>19810</text:p>
          </table:table-cell>
          <table:table-cell office:value-type="float" office:value="39619" calcext:value-type="float">
            <text:p>39619</text:p>
          </table:table-cell>
          <table:table-cell table:number-columns-repeated="7"/>
          <table:table-cell office:value-type="float" office:value="19800" calcext:value-type="float">
            <text:p>19800</text:p>
          </table:table-cell>
          <table:table-cell office:value-type="float" office:value="0.0207030773162842" calcext:value-type="float">
            <text:p>0.0207030773162842</text:p>
          </table:table-cell>
          <table:table-cell/>
          <table:table-cell office:value-type="float" office:value="19800" calcext:value-type="float">
            <text:p>19800</text:p>
          </table:table-cell>
          <table:table-cell office:value-type="float" office:value="0.0177853107452393" calcext:value-type="float">
            <text:p>0.0177853107452393</text:p>
          </table:table-cell>
        </table:table-row>
        <table:table-row table:style-name="ro1">
          <table:table-cell office:value-type="float" office:value="19910" calcext:value-type="float">
            <text:p>19910</text:p>
          </table:table-cell>
          <table:table-cell office:value-type="float" office:value="39819" calcext:value-type="float">
            <text:p>39819</text:p>
          </table:table-cell>
          <table:table-cell table:number-columns-repeated="7"/>
          <table:table-cell office:value-type="float" office:value="19900" calcext:value-type="float">
            <text:p>19900</text:p>
          </table:table-cell>
          <table:table-cell office:value-type="float" office:value="0.0227293968200684" calcext:value-type="float">
            <text:p>0.0227293968200684</text:p>
          </table:table-cell>
          <table:table-cell/>
          <table:table-cell office:value-type="float" office:value="19900" calcext:value-type="float">
            <text:p>19900</text:p>
          </table:table-cell>
          <table:table-cell office:value-type="float" office:value="0.0169119834899902" calcext:value-type="float">
            <text:p>0.0169119834899902</text:p>
          </table:table-cell>
        </table:table-row>
        <table:table-row table:style-name="ro1">
          <table:table-cell office:value-type="float" office:value="20010" calcext:value-type="float">
            <text:p>20010</text:p>
          </table:table-cell>
          <table:table-cell office:value-type="float" office:value="40019" calcext:value-type="float">
            <text:p>40019</text:p>
          </table:table-cell>
          <table:table-cell table:number-columns-repeated="7"/>
          <table:table-cell office:value-type="float" office:value="20000" calcext:value-type="float">
            <text:p>20000</text:p>
          </table:table-cell>
          <table:table-cell office:value-type="float" office:value="0.0218915939331055" calcext:value-type="float">
            <text:p>0.0218915939331055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0.0163373947143555" calcext:value-type="float">
            <text:p>0.0163373947143555</text:p>
          </table:table-cell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float" office:value="40219" calcext:value-type="float">
            <text:p>40219</text:p>
          </table:table-cell>
          <table:table-cell table:number-columns-repeated="7"/>
          <table:table-cell office:value-type="float" office:value="20100" calcext:value-type="float">
            <text:p>20100</text:p>
          </table:table-cell>
          <table:table-cell office:value-type="float" office:value="0.0216367244720459" calcext:value-type="float">
            <text:p>0.0216367244720459</text:p>
          </table:table-cell>
          <table:table-cell/>
          <table:table-cell office:value-type="float" office:value="20100" calcext:value-type="float">
            <text:p>20100</text:p>
          </table:table-cell>
          <table:table-cell office:value-type="float" office:value="0.0162270069122314" calcext:value-type="float">
            <text:p>0.0162270069122314</text:p>
          </table:table-cell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float" office:value="40419" calcext:value-type="float">
            <text:p>40419</text:p>
          </table:table-cell>
          <table:table-cell table:number-columns-repeated="7"/>
          <table:table-cell office:value-type="float" office:value="20200" calcext:value-type="float">
            <text:p>20200</text:p>
          </table:table-cell>
          <table:table-cell office:value-type="float" office:value="0.0214357376098633" calcext:value-type="float">
            <text:p>0.0214357376098633</text:p>
          </table:table-cell>
          <table:table-cell/>
          <table:table-cell office:value-type="float" office:value="20200" calcext:value-type="float">
            <text:p>20200</text:p>
          </table:table-cell>
          <table:table-cell office:value-type="float" office:value="0.0164861679077148" calcext:value-type="float">
            <text:p>0.0164861679077148</text:p>
          </table:table-cell>
        </table:table-row>
        <table:table-row table:style-name="ro1">
          <table:table-cell office:value-type="float" office:value="20310" calcext:value-type="float">
            <text:p>20310</text:p>
          </table:table-cell>
          <table:table-cell office:value-type="float" office:value="40619" calcext:value-type="float">
            <text:p>40619</text:p>
          </table:table-cell>
          <table:table-cell table:number-columns-repeated="7"/>
          <table:table-cell office:value-type="float" office:value="20300" calcext:value-type="float">
            <text:p>20300</text:p>
          </table:table-cell>
          <table:table-cell office:value-type="float" office:value="0.023033618927002" calcext:value-type="float">
            <text:p>0.023033618927002</text:p>
          </table:table-cell>
          <table:table-cell/>
          <table:table-cell office:value-type="float" office:value="20300" calcext:value-type="float">
            <text:p>20300</text:p>
          </table:table-cell>
          <table:table-cell office:value-type="float" office:value="0.0190095901489258" calcext:value-type="float">
            <text:p>0.0190095901489258</text:p>
          </table:table-cell>
        </table:table-row>
        <table:table-row table:style-name="ro1">
          <table:table-cell office:value-type="float" office:value="20410" calcext:value-type="float">
            <text:p>20410</text:p>
          </table:table-cell>
          <table:table-cell office:value-type="float" office:value="40819" calcext:value-type="float">
            <text:p>40819</text:p>
          </table:table-cell>
          <table:table-cell table:number-columns-repeated="7"/>
          <table:table-cell office:value-type="float" office:value="20400" calcext:value-type="float">
            <text:p>20400</text:p>
          </table:table-cell>
          <table:table-cell office:value-type="float" office:value="0.0226795673370361" calcext:value-type="float">
            <text:p>0.0226795673370361</text:p>
          </table:table-cell>
          <table:table-cell/>
          <table:table-cell office:value-type="float" office:value="20400" calcext:value-type="float">
            <text:p>20400</text:p>
          </table:table-cell>
          <table:table-cell office:value-type="float" office:value="0.0173308849334717" calcext:value-type="float">
            <text:p>0.0173308849334717</text:p>
          </table:table-cell>
        </table:table-row>
        <table:table-row table:style-name="ro1">
          <table:table-cell office:value-type="float" office:value="20510" calcext:value-type="float">
            <text:p>20510</text:p>
          </table:table-cell>
          <table:table-cell office:value-type="float" office:value="41019" calcext:value-type="float">
            <text:p>41019</text:p>
          </table:table-cell>
          <table:table-cell table:number-columns-repeated="7"/>
          <table:table-cell office:value-type="float" office:value="20500" calcext:value-type="float">
            <text:p>20500</text:p>
          </table:table-cell>
          <table:table-cell office:value-type="float" office:value="0.0218822956085205" calcext:value-type="float">
            <text:p>0.0218822956085205</text:p>
          </table:table-cell>
          <table:table-cell/>
          <table:table-cell office:value-type="float" office:value="20500" calcext:value-type="float">
            <text:p>20500</text:p>
          </table:table-cell>
          <table:table-cell office:value-type="float" office:value="0.0171797275543213" calcext:value-type="float">
            <text:p>0.0171797275543213</text:p>
          </table:table-cell>
        </table:table-row>
        <table:table-row table:style-name="ro1">
          <table:table-cell office:value-type="float" office:value="20610" calcext:value-type="float">
            <text:p>20610</text:p>
          </table:table-cell>
          <table:table-cell office:value-type="float" office:value="41219" calcext:value-type="float">
            <text:p>41219</text:p>
          </table:table-cell>
          <table:table-cell table:number-columns-repeated="7"/>
          <table:table-cell office:value-type="float" office:value="20600" calcext:value-type="float">
            <text:p>20600</text:p>
          </table:table-cell>
          <table:table-cell office:value-type="float" office:value="0.0226023197174072" calcext:value-type="float">
            <text:p>0.0226023197174072</text:p>
          </table:table-cell>
          <table:table-cell/>
          <table:table-cell office:value-type="float" office:value="20600" calcext:value-type="float">
            <text:p>20600</text:p>
          </table:table-cell>
          <table:table-cell office:value-type="float" office:value="0.0172498226165772" calcext:value-type="float">
            <text:p>0.0172498226165772</text:p>
          </table:table-cell>
        </table:table-row>
        <table:table-row table:style-name="ro1">
          <table:table-cell office:value-type="float" office:value="20710" calcext:value-type="float">
            <text:p>20710</text:p>
          </table:table-cell>
          <table:table-cell office:value-type="float" office:value="41419" calcext:value-type="float">
            <text:p>41419</text:p>
          </table:table-cell>
          <table:table-cell table:number-columns-repeated="7"/>
          <table:table-cell office:value-type="float" office:value="20700" calcext:value-type="float">
            <text:p>20700</text:p>
          </table:table-cell>
          <table:table-cell office:value-type="float" office:value="0.022719144821167" calcext:value-type="float">
            <text:p>0.022719144821167</text:p>
          </table:table-cell>
          <table:table-cell/>
          <table:table-cell office:value-type="float" office:value="20700" calcext:value-type="float">
            <text:p>20700</text:p>
          </table:table-cell>
          <table:table-cell office:value-type="float" office:value="0.0185620784759522" calcext:value-type="float">
            <text:p>0.0185620784759522</text:p>
          </table:table-cell>
        </table:table-row>
        <table:table-row table:style-name="ro1">
          <table:table-cell office:value-type="float" office:value="20810" calcext:value-type="float">
            <text:p>20810</text:p>
          </table:table-cell>
          <table:table-cell office:value-type="float" office:value="41619" calcext:value-type="float">
            <text:p>41619</text:p>
          </table:table-cell>
          <table:table-cell table:number-columns-repeated="7"/>
          <table:table-cell office:value-type="float" office:value="20800" calcext:value-type="float">
            <text:p>20800</text:p>
          </table:table-cell>
          <table:table-cell office:value-type="float" office:value="0.0237226486206055" calcext:value-type="float">
            <text:p>0.0237226486206055</text:p>
          </table:table-cell>
          <table:table-cell/>
          <table:table-cell office:value-type="float" office:value="20800" calcext:value-type="float">
            <text:p>20800</text:p>
          </table:table-cell>
          <table:table-cell office:value-type="float" office:value="0.0177078247070313" calcext:value-type="float">
            <text:p>0.0177078247070313</text:p>
          </table:table-cell>
        </table:table-row>
        <table:table-row table:style-name="ro1">
          <table:table-cell office:value-type="float" office:value="20910" calcext:value-type="float">
            <text:p>20910</text:p>
          </table:table-cell>
          <table:table-cell office:value-type="float" office:value="41819" calcext:value-type="float">
            <text:p>41819</text:p>
          </table:table-cell>
          <table:table-cell table:number-columns-repeated="7"/>
          <table:table-cell office:value-type="float" office:value="20900" calcext:value-type="float">
            <text:p>20900</text:p>
          </table:table-cell>
          <table:table-cell office:value-type="float" office:value="0.023127555847168" calcext:value-type="float">
            <text:p>0.023127555847168</text:p>
          </table:table-cell>
          <table:table-cell/>
          <table:table-cell office:value-type="float" office:value="20900" calcext:value-type="float">
            <text:p>20900</text:p>
          </table:table-cell>
          <table:table-cell office:value-type="float" office:value="0.0174775123596191" calcext:value-type="float">
            <text:p>0.0174775123596191</text:p>
          </table:table-cell>
        </table:table-row>
        <table:table-row table:style-name="ro1">
          <table:table-cell office:value-type="float" office:value="21010" calcext:value-type="float">
            <text:p>21010</text:p>
          </table:table-cell>
          <table:table-cell office:value-type="float" office:value="42019" calcext:value-type="float">
            <text:p>42019</text:p>
          </table:table-cell>
          <table:table-cell table:number-columns-repeated="7"/>
          <table:table-cell office:value-type="float" office:value="21000" calcext:value-type="float">
            <text:p>21000</text:p>
          </table:table-cell>
          <table:table-cell office:value-type="float" office:value="0.0236034393310547" calcext:value-type="float">
            <text:p>0.0236034393310547</text:p>
          </table:table-cell>
          <table:table-cell/>
          <table:table-cell office:value-type="float" office:value="21000" calcext:value-type="float">
            <text:p>21000</text:p>
          </table:table-cell>
          <table:table-cell office:value-type="float" office:value="0.0177550315856934" calcext:value-type="float">
            <text:p>0.0177550315856934</text:p>
          </table:table-cell>
        </table:table-row>
        <table:table-row table:style-name="ro1">
          <table:table-cell office:value-type="float" office:value="21110" calcext:value-type="float">
            <text:p>21110</text:p>
          </table:table-cell>
          <table:table-cell office:value-type="float" office:value="42219" calcext:value-type="float">
            <text:p>42219</text:p>
          </table:table-cell>
          <table:table-cell table:number-columns-repeated="7"/>
          <table:table-cell office:value-type="float" office:value="21100" calcext:value-type="float">
            <text:p>21100</text:p>
          </table:table-cell>
          <table:table-cell office:value-type="float" office:value="0.0233922004699707" calcext:value-type="float">
            <text:p>0.0233922004699707</text:p>
          </table:table-cell>
          <table:table-cell/>
          <table:table-cell office:value-type="float" office:value="21100" calcext:value-type="float">
            <text:p>21100</text:p>
          </table:table-cell>
          <table:table-cell office:value-type="float" office:value="0.0212087631225586" calcext:value-type="float">
            <text:p>0.0212087631225586</text:p>
          </table:table-cell>
        </table:table-row>
        <table:table-row table:style-name="ro1">
          <table:table-cell office:value-type="float" office:value="21210" calcext:value-type="float">
            <text:p>21210</text:p>
          </table:table-cell>
          <table:table-cell office:value-type="float" office:value="42419" calcext:value-type="float">
            <text:p>42419</text:p>
          </table:table-cell>
          <table:table-cell table:number-columns-repeated="7"/>
          <table:table-cell office:value-type="float" office:value="21200" calcext:value-type="float">
            <text:p>21200</text:p>
          </table:table-cell>
          <table:table-cell office:value-type="float" office:value="0.0235285758972168" calcext:value-type="float">
            <text:p>0.0235285758972168</text:p>
          </table:table-cell>
          <table:table-cell/>
          <table:table-cell office:value-type="float" office:value="21200" calcext:value-type="float">
            <text:p>21200</text:p>
          </table:table-cell>
          <table:table-cell office:value-type="float" office:value="0.0183215141296387" calcext:value-type="float">
            <text:p>0.0183215141296387</text:p>
          </table:table-cell>
        </table:table-row>
        <table:table-row table:style-name="ro1">
          <table:table-cell office:value-type="float" office:value="21310" calcext:value-type="float">
            <text:p>21310</text:p>
          </table:table-cell>
          <table:table-cell office:value-type="float" office:value="42619" calcext:value-type="float">
            <text:p>42619</text:p>
          </table:table-cell>
          <table:table-cell table:number-columns-repeated="7"/>
          <table:table-cell office:value-type="float" office:value="21300" calcext:value-type="float">
            <text:p>21300</text:p>
          </table:table-cell>
          <table:table-cell office:value-type="float" office:value="0.023568868637085" calcext:value-type="float">
            <text:p>0.023568868637085</text:p>
          </table:table-cell>
          <table:table-cell/>
          <table:table-cell office:value-type="float" office:value="21300" calcext:value-type="float">
            <text:p>21300</text:p>
          </table:table-cell>
          <table:table-cell office:value-type="float" office:value="0.0180838108062744" calcext:value-type="float">
            <text:p>0.0180838108062744</text:p>
          </table:table-cell>
        </table:table-row>
        <table:table-row table:style-name="ro1">
          <table:table-cell office:value-type="float" office:value="21410" calcext:value-type="float">
            <text:p>21410</text:p>
          </table:table-cell>
          <table:table-cell office:value-type="float" office:value="42819" calcext:value-type="float">
            <text:p>42819</text:p>
          </table:table-cell>
          <table:table-cell table:number-columns-repeated="7"/>
          <table:table-cell office:value-type="float" office:value="21400" calcext:value-type="float">
            <text:p>21400</text:p>
          </table:table-cell>
          <table:table-cell office:value-type="float" office:value="0.0233573913574219" calcext:value-type="float">
            <text:p>0.0233573913574219</text:p>
          </table:table-cell>
          <table:table-cell/>
          <table:table-cell office:value-type="float" office:value="21400" calcext:value-type="float">
            <text:p>21400</text:p>
          </table:table-cell>
          <table:table-cell office:value-type="float" office:value="0.0184898376464844" calcext:value-type="float">
            <text:p>0.0184898376464844</text:p>
          </table:table-cell>
        </table:table-row>
        <table:table-row table:style-name="ro1">
          <table:table-cell office:value-type="float" office:value="21510" calcext:value-type="float">
            <text:p>21510</text:p>
          </table:table-cell>
          <table:table-cell office:value-type="float" office:value="43019" calcext:value-type="float">
            <text:p>43019</text:p>
          </table:table-cell>
          <table:table-cell table:number-columns-repeated="7"/>
          <table:table-cell office:value-type="float" office:value="21500" calcext:value-type="float">
            <text:p>21500</text:p>
          </table:table-cell>
          <table:table-cell office:value-type="float" office:value="0.0251648426055908" calcext:value-type="float">
            <text:p>0.0251648426055908</text:p>
          </table:table-cell>
          <table:table-cell/>
          <table:table-cell office:value-type="float" office:value="21500" calcext:value-type="float">
            <text:p>21500</text:p>
          </table:table-cell>
          <table:table-cell office:value-type="float" office:value="0.0204041004180908" calcext:value-type="float">
            <text:p>0.0204041004180908</text:p>
          </table:table-cell>
        </table:table-row>
        <table:table-row table:style-name="ro1">
          <table:table-cell office:value-type="float" office:value="21610" calcext:value-type="float">
            <text:p>21610</text:p>
          </table:table-cell>
          <table:table-cell office:value-type="float" office:value="43219" calcext:value-type="float">
            <text:p>43219</text:p>
          </table:table-cell>
          <table:table-cell table:number-columns-repeated="7"/>
          <table:table-cell office:value-type="float" office:value="21600" calcext:value-type="float">
            <text:p>21600</text:p>
          </table:table-cell>
          <table:table-cell office:value-type="float" office:value="0.0244576930999756" calcext:value-type="float">
            <text:p>0.0244576930999756</text:p>
          </table:table-cell>
          <table:table-cell/>
          <table:table-cell office:value-type="float" office:value="21600" calcext:value-type="float">
            <text:p>21600</text:p>
          </table:table-cell>
          <table:table-cell office:value-type="float" office:value="0.0189149379730225" calcext:value-type="float">
            <text:p>0.0189149379730225</text:p>
          </table:table-cell>
        </table:table-row>
        <table:table-row table:style-name="ro1">
          <table:table-cell office:value-type="float" office:value="21710" calcext:value-type="float">
            <text:p>21710</text:p>
          </table:table-cell>
          <table:table-cell office:value-type="float" office:value="43419" calcext:value-type="float">
            <text:p>43419</text:p>
          </table:table-cell>
          <table:table-cell table:number-columns-repeated="7"/>
          <table:table-cell office:value-type="float" office:value="21700" calcext:value-type="float">
            <text:p>21700</text:p>
          </table:table-cell>
          <table:table-cell office:value-type="float" office:value="0.0261440277099609" calcext:value-type="float">
            <text:p>0.0261440277099609</text:p>
          </table:table-cell>
          <table:table-cell/>
          <table:table-cell office:value-type="float" office:value="21700" calcext:value-type="float">
            <text:p>21700</text:p>
          </table:table-cell>
          <table:table-cell office:value-type="float" office:value="0.0190458297729492" calcext:value-type="float">
            <text:p>0.0190458297729492</text:p>
          </table:table-cell>
        </table:table-row>
        <table:table-row table:style-name="ro1">
          <table:table-cell office:value-type="float" office:value="21810" calcext:value-type="float">
            <text:p>21810</text:p>
          </table:table-cell>
          <table:table-cell office:value-type="float" office:value="43619" calcext:value-type="float">
            <text:p>43619</text:p>
          </table:table-cell>
          <table:table-cell table:number-columns-repeated="7"/>
          <table:table-cell office:value-type="float" office:value="21800" calcext:value-type="float">
            <text:p>21800</text:p>
          </table:table-cell>
          <table:table-cell office:value-type="float" office:value="0.0252604484558105" calcext:value-type="float">
            <text:p>0.0252604484558105</text:p>
          </table:table-cell>
          <table:table-cell/>
          <table:table-cell office:value-type="float" office:value="21800" calcext:value-type="float">
            <text:p>21800</text:p>
          </table:table-cell>
          <table:table-cell office:value-type="float" office:value="0.0191464424133301" calcext:value-type="float">
            <text:p>0.0191464424133301</text:p>
          </table:table-cell>
        </table:table-row>
        <table:table-row table:style-name="ro1">
          <table:table-cell office:value-type="float" office:value="21910" calcext:value-type="float">
            <text:p>21910</text:p>
          </table:table-cell>
          <table:table-cell office:value-type="float" office:value="43819" calcext:value-type="float">
            <text:p>43819</text:p>
          </table:table-cell>
          <table:table-cell table:number-columns-repeated="7"/>
          <table:table-cell office:value-type="float" office:value="21900" calcext:value-type="float">
            <text:p>21900</text:p>
          </table:table-cell>
          <table:table-cell office:value-type="float" office:value="0.0250763893127441" calcext:value-type="float">
            <text:p>0.0250763893127441</text:p>
          </table:table-cell>
          <table:table-cell/>
          <table:table-cell office:value-type="float" office:value="21900" calcext:value-type="float">
            <text:p>21900</text:p>
          </table:table-cell>
          <table:table-cell office:value-type="float" office:value="0.0218329429626465" calcext:value-type="float">
            <text:p>0.0218329429626465</text:p>
          </table:table-cell>
        </table:table-row>
        <table:table-row table:style-name="ro1">
          <table:table-cell office:value-type="float" office:value="22010" calcext:value-type="float">
            <text:p>22010</text:p>
          </table:table-cell>
          <table:table-cell office:value-type="float" office:value="44019" calcext:value-type="float">
            <text:p>44019</text:p>
          </table:table-cell>
          <table:table-cell table:number-columns-repeated="7"/>
          <table:table-cell office:value-type="float" office:value="22000" calcext:value-type="float">
            <text:p>22000</text:p>
          </table:table-cell>
          <table:table-cell office:value-type="float" office:value="0.0250771045684814" calcext:value-type="float">
            <text:p>0.0250771045684814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float" office:value="0.0197522640228272" calcext:value-type="float">
            <text:p>0.0197522640228272</text:p>
          </table:table-cell>
        </table:table-row>
        <table:table-row table:style-name="ro1">
          <table:table-cell office:value-type="float" office:value="22110" calcext:value-type="float">
            <text:p>22110</text:p>
          </table:table-cell>
          <table:table-cell office:value-type="float" office:value="44219" calcext:value-type="float">
            <text:p>44219</text:p>
          </table:table-cell>
          <table:table-cell table:number-columns-repeated="7"/>
          <table:table-cell office:value-type="float" office:value="22100" calcext:value-type="float">
            <text:p>22100</text:p>
          </table:table-cell>
          <table:table-cell office:value-type="float" office:value="0.026839017868042" calcext:value-type="float">
            <text:p>0.026839017868042</text:p>
          </table:table-cell>
          <table:table-cell/>
          <table:table-cell office:value-type="float" office:value="22100" calcext:value-type="float">
            <text:p>22100</text:p>
          </table:table-cell>
          <table:table-cell office:value-type="float" office:value="0.0197784900665283" calcext:value-type="float">
            <text:p>0.0197784900665283</text:p>
          </table:table-cell>
        </table:table-row>
        <table:table-row table:style-name="ro1">
          <table:table-cell office:value-type="float" office:value="22210" calcext:value-type="float">
            <text:p>22210</text:p>
          </table:table-cell>
          <table:table-cell office:value-type="float" office:value="44419" calcext:value-type="float">
            <text:p>44419</text:p>
          </table:table-cell>
          <table:table-cell table:number-columns-repeated="7"/>
          <table:table-cell office:value-type="float" office:value="22200" calcext:value-type="float">
            <text:p>22200</text:p>
          </table:table-cell>
          <table:table-cell office:value-type="float" office:value="0.0260705947875977" calcext:value-type="float">
            <text:p>0.0260705947875977</text:p>
          </table:table-cell>
          <table:table-cell/>
          <table:table-cell office:value-type="float" office:value="22200" calcext:value-type="float">
            <text:p>22200</text:p>
          </table:table-cell>
          <table:table-cell office:value-type="float" office:value="0.0210011005401611" calcext:value-type="float">
            <text:p>0.0210011005401611</text:p>
          </table:table-cell>
        </table:table-row>
        <table:table-row table:style-name="ro1">
          <table:table-cell office:value-type="float" office:value="22310" calcext:value-type="float">
            <text:p>22310</text:p>
          </table:table-cell>
          <table:table-cell office:value-type="float" office:value="44619" calcext:value-type="float">
            <text:p>44619</text:p>
          </table:table-cell>
          <table:table-cell table:number-columns-repeated="7"/>
          <table:table-cell office:value-type="float" office:value="22300" calcext:value-type="float">
            <text:p>22300</text:p>
          </table:table-cell>
          <table:table-cell office:value-type="float" office:value="0.0259468555450439" calcext:value-type="float">
            <text:p>0.0259468555450439</text:p>
          </table:table-cell>
          <table:table-cell/>
          <table:table-cell office:value-type="float" office:value="22300" calcext:value-type="float">
            <text:p>22300</text:p>
          </table:table-cell>
          <table:table-cell office:value-type="float" office:value="0.0240564346313477" calcext:value-type="float">
            <text:p>0.0240564346313477</text:p>
          </table:table-cell>
        </table:table-row>
        <table:table-row table:style-name="ro1">
          <table:table-cell office:value-type="float" office:value="22410" calcext:value-type="float">
            <text:p>22410</text:p>
          </table:table-cell>
          <table:table-cell office:value-type="float" office:value="44819" calcext:value-type="float">
            <text:p>44819</text:p>
          </table:table-cell>
          <table:table-cell table:number-columns-repeated="7"/>
          <table:table-cell office:value-type="float" office:value="22400" calcext:value-type="float">
            <text:p>22400</text:p>
          </table:table-cell>
          <table:table-cell office:value-type="float" office:value="0.0259091854095459" calcext:value-type="float">
            <text:p>0.0259091854095459</text:p>
          </table:table-cell>
          <table:table-cell/>
          <table:table-cell office:value-type="float" office:value="22400" calcext:value-type="float">
            <text:p>22400</text:p>
          </table:table-cell>
          <table:table-cell office:value-type="float" office:value="0.0209710597991943" calcext:value-type="float">
            <text:p>0.0209710597991943</text:p>
          </table:table-cell>
        </table:table-row>
        <table:table-row table:style-name="ro1">
          <table:table-cell office:value-type="float" office:value="22510" calcext:value-type="float">
            <text:p>22510</text:p>
          </table:table-cell>
          <table:table-cell office:value-type="float" office:value="45019" calcext:value-type="float">
            <text:p>45019</text:p>
          </table:table-cell>
          <table:table-cell table:number-columns-repeated="7"/>
          <table:table-cell office:value-type="float" office:value="22500" calcext:value-type="float">
            <text:p>22500</text:p>
          </table:table-cell>
          <table:table-cell office:value-type="float" office:value="0.0272176265716553" calcext:value-type="float">
            <text:p>0.0272176265716553</text:p>
          </table:table-cell>
          <table:table-cell/>
          <table:table-cell office:value-type="float" office:value="22500" calcext:value-type="float">
            <text:p>22500</text:p>
          </table:table-cell>
          <table:table-cell office:value-type="float" office:value="0.0205690860748291" calcext:value-type="float">
            <text:p>0.0205690860748291</text:p>
          </table:table-cell>
        </table:table-row>
        <table:table-row table:style-name="ro1">
          <table:table-cell office:value-type="float" office:value="22610" calcext:value-type="float">
            <text:p>22610</text:p>
          </table:table-cell>
          <table:table-cell office:value-type="float" office:value="45219" calcext:value-type="float">
            <text:p>45219</text:p>
          </table:table-cell>
          <table:table-cell table:number-columns-repeated="7"/>
          <table:table-cell office:value-type="float" office:value="22600" calcext:value-type="float">
            <text:p>22600</text:p>
          </table:table-cell>
          <table:table-cell office:value-type="float" office:value="0.0268042087554932" calcext:value-type="float">
            <text:p>0.0268042087554932</text:p>
          </table:table-cell>
          <table:table-cell/>
          <table:table-cell office:value-type="float" office:value="22600" calcext:value-type="float">
            <text:p>22600</text:p>
          </table:table-cell>
          <table:table-cell office:value-type="float" office:value="0.0209643840789795" calcext:value-type="float">
            <text:p>0.0209643840789795</text:p>
          </table:table-cell>
        </table:table-row>
        <table:table-row table:style-name="ro1">
          <table:table-cell office:value-type="float" office:value="22710" calcext:value-type="float">
            <text:p>22710</text:p>
          </table:table-cell>
          <table:table-cell office:value-type="float" office:value="45419" calcext:value-type="float">
            <text:p>45419</text:p>
          </table:table-cell>
          <table:table-cell table:number-columns-repeated="7"/>
          <table:table-cell office:value-type="float" office:value="22700" calcext:value-type="float">
            <text:p>22700</text:p>
          </table:table-cell>
          <table:table-cell office:value-type="float" office:value="0.0266754627227783" calcext:value-type="float">
            <text:p>0.0266754627227783</text:p>
          </table:table-cell>
          <table:table-cell/>
          <table:table-cell office:value-type="float" office:value="22700" calcext:value-type="float">
            <text:p>22700</text:p>
          </table:table-cell>
          <table:table-cell office:value-type="float" office:value="0.0226492881774902" calcext:value-type="float">
            <text:p>0.0226492881774902</text:p>
          </table:table-cell>
        </table:table-row>
        <table:table-row table:style-name="ro1">
          <table:table-cell office:value-type="float" office:value="22810" calcext:value-type="float">
            <text:p>22810</text:p>
          </table:table-cell>
          <table:table-cell office:value-type="float" office:value="45619" calcext:value-type="float">
            <text:p>45619</text:p>
          </table:table-cell>
          <table:table-cell table:number-columns-repeated="7"/>
          <table:table-cell office:value-type="float" office:value="22800" calcext:value-type="float">
            <text:p>22800</text:p>
          </table:table-cell>
          <table:table-cell office:value-type="float" office:value="0.0274267196655273" calcext:value-type="float">
            <text:p>0.0274267196655273</text:p>
          </table:table-cell>
          <table:table-cell/>
          <table:table-cell office:value-type="float" office:value="22800" calcext:value-type="float">
            <text:p>22800</text:p>
          </table:table-cell>
          <table:table-cell office:value-type="float" office:value="0.0239849090576172" calcext:value-type="float">
            <text:p>0.0239849090576172</text:p>
          </table:table-cell>
        </table:table-row>
        <table:table-row table:style-name="ro1">
          <table:table-cell office:value-type="float" office:value="22910" calcext:value-type="float">
            <text:p>22910</text:p>
          </table:table-cell>
          <table:table-cell office:value-type="float" office:value="45819" calcext:value-type="float">
            <text:p>45819</text:p>
          </table:table-cell>
          <table:table-cell table:number-columns-repeated="7"/>
          <table:table-cell office:value-type="float" office:value="22900" calcext:value-type="float">
            <text:p>22900</text:p>
          </table:table-cell>
          <table:table-cell office:value-type="float" office:value="0.0267069339752197" calcext:value-type="float">
            <text:p>0.0267069339752197</text:p>
          </table:table-cell>
          <table:table-cell/>
          <table:table-cell office:value-type="float" office:value="22900" calcext:value-type="float">
            <text:p>22900</text:p>
          </table:table-cell>
          <table:table-cell office:value-type="float" office:value="0.0209510326385498" calcext:value-type="float">
            <text:p>0.0209510326385498</text:p>
          </table:table-cell>
        </table:table-row>
        <table:table-row table:style-name="ro1">
          <table:table-cell office:value-type="float" office:value="23010" calcext:value-type="float">
            <text:p>23010</text:p>
          </table:table-cell>
          <table:table-cell office:value-type="float" office:value="46019" calcext:value-type="float">
            <text:p>46019</text:p>
          </table:table-cell>
          <table:table-cell table:number-columns-repeated="7"/>
          <table:table-cell office:value-type="float" office:value="23000" calcext:value-type="float">
            <text:p>23000</text:p>
          </table:table-cell>
          <table:table-cell office:value-type="float" office:value="0.0268256664276123" calcext:value-type="float">
            <text:p>0.0268256664276123</text:p>
          </table:table-cell>
          <table:table-cell/>
          <table:table-cell office:value-type="float" office:value="23000" calcext:value-type="float">
            <text:p>23000</text:p>
          </table:table-cell>
          <table:table-cell office:value-type="float" office:value="0.0233228206634522" calcext:value-type="float">
            <text:p>0.0233228206634522</text:p>
          </table:table-cell>
        </table:table-row>
        <table:table-row table:style-name="ro1">
          <table:table-cell office:value-type="float" office:value="23110" calcext:value-type="float">
            <text:p>23110</text:p>
          </table:table-cell>
          <table:table-cell office:value-type="float" office:value="46219" calcext:value-type="float">
            <text:p>46219</text:p>
          </table:table-cell>
          <table:table-cell table:number-columns-repeated="7"/>
          <table:table-cell office:value-type="float" office:value="23100" calcext:value-type="float">
            <text:p>23100</text:p>
          </table:table-cell>
          <table:table-cell office:value-type="float" office:value="0.0293512344360352" calcext:value-type="float">
            <text:p>0.0293512344360352</text:p>
          </table:table-cell>
          <table:table-cell/>
          <table:table-cell office:value-type="float" office:value="23100" calcext:value-type="float">
            <text:p>23100</text:p>
          </table:table-cell>
          <table:table-cell office:value-type="float" office:value="0.0218348503112793" calcext:value-type="float">
            <text:p>0.0218348503112793</text:p>
          </table:table-cell>
        </table:table-row>
        <table:table-row table:style-name="ro1">
          <table:table-cell office:value-type="float" office:value="23210" calcext:value-type="float">
            <text:p>23210</text:p>
          </table:table-cell>
          <table:table-cell office:value-type="float" office:value="46419" calcext:value-type="float">
            <text:p>46419</text:p>
          </table:table-cell>
          <table:table-cell table:number-columns-repeated="7"/>
          <table:table-cell office:value-type="float" office:value="23200" calcext:value-type="float">
            <text:p>23200</text:p>
          </table:table-cell>
          <table:table-cell office:value-type="float" office:value="0.02980637550354" calcext:value-type="float">
            <text:p>0.02980637550354</text:p>
          </table:table-cell>
          <table:table-cell/>
          <table:table-cell office:value-type="float" office:value="23200" calcext:value-type="float">
            <text:p>23200</text:p>
          </table:table-cell>
          <table:table-cell office:value-type="float" office:value="0.0217690467834473" calcext:value-type="float">
            <text:p>0.0217690467834473</text:p>
          </table:table-cell>
        </table:table-row>
        <table:table-row table:style-name="ro1">
          <table:table-cell office:value-type="float" office:value="23310" calcext:value-type="float">
            <text:p>23310</text:p>
          </table:table-cell>
          <table:table-cell office:value-type="float" office:value="46619" calcext:value-type="float">
            <text:p>46619</text:p>
          </table:table-cell>
          <table:table-cell table:number-columns-repeated="7"/>
          <table:table-cell office:value-type="float" office:value="23300" calcext:value-type="float">
            <text:p>23300</text:p>
          </table:table-cell>
          <table:table-cell office:value-type="float" office:value="0.0283563137054443" calcext:value-type="float">
            <text:p>0.0283563137054443</text:p>
          </table:table-cell>
          <table:table-cell/>
          <table:table-cell office:value-type="float" office:value="23300" calcext:value-type="float">
            <text:p>23300</text:p>
          </table:table-cell>
          <table:table-cell office:value-type="float" office:value="0.0223047733306885" calcext:value-type="float">
            <text:p>0.0223047733306885</text:p>
          </table:table-cell>
        </table:table-row>
        <table:table-row table:style-name="ro1">
          <table:table-cell office:value-type="float" office:value="23410" calcext:value-type="float">
            <text:p>23410</text:p>
          </table:table-cell>
          <table:table-cell office:value-type="float" office:value="46819" calcext:value-type="float">
            <text:p>46819</text:p>
          </table:table-cell>
          <table:table-cell table:number-columns-repeated="7"/>
          <table:table-cell office:value-type="float" office:value="23400" calcext:value-type="float">
            <text:p>23400</text:p>
          </table:table-cell>
          <table:table-cell office:value-type="float" office:value="0.0281023979187012" calcext:value-type="float">
            <text:p>0.0281023979187012</text:p>
          </table:table-cell>
          <table:table-cell/>
          <table:table-cell office:value-type="float" office:value="23400" calcext:value-type="float">
            <text:p>23400</text:p>
          </table:table-cell>
          <table:table-cell office:value-type="float" office:value="0.0253458023071289" calcext:value-type="float">
            <text:p>0.0253458023071289</text:p>
          </table:table-cell>
        </table:table-row>
        <table:table-row table:style-name="ro1">
          <table:table-cell office:value-type="float" office:value="23510" calcext:value-type="float">
            <text:p>23510</text:p>
          </table:table-cell>
          <table:table-cell office:value-type="float" office:value="47019" calcext:value-type="float">
            <text:p>47019</text:p>
          </table:table-cell>
          <table:table-cell table:number-columns-repeated="7"/>
          <table:table-cell office:value-type="float" office:value="23500" calcext:value-type="float">
            <text:p>23500</text:p>
          </table:table-cell>
          <table:table-cell office:value-type="float" office:value="0.0283217430114746" calcext:value-type="float">
            <text:p>0.0283217430114746</text:p>
          </table:table-cell>
          <table:table-cell/>
          <table:table-cell office:value-type="float" office:value="23500" calcext:value-type="float">
            <text:p>23500</text:p>
          </table:table-cell>
          <table:table-cell office:value-type="float" office:value="0.025902271270752" calcext:value-type="float">
            <text:p>0.025902271270752</text:p>
          </table:table-cell>
        </table:table-row>
        <table:table-row table:style-name="ro1">
          <table:table-cell office:value-type="float" office:value="23610" calcext:value-type="float">
            <text:p>23610</text:p>
          </table:table-cell>
          <table:table-cell office:value-type="float" office:value="47219" calcext:value-type="float">
            <text:p>47219</text:p>
          </table:table-cell>
          <table:table-cell table:number-columns-repeated="7"/>
          <table:table-cell office:value-type="float" office:value="23600" calcext:value-type="float">
            <text:p>23600</text:p>
          </table:table-cell>
          <table:table-cell office:value-type="float" office:value="0.0308973789215088" calcext:value-type="float">
            <text:p>0.0308973789215088</text:p>
          </table:table-cell>
          <table:table-cell/>
          <table:table-cell office:value-type="float" office:value="23600" calcext:value-type="float">
            <text:p>23600</text:p>
          </table:table-cell>
          <table:table-cell office:value-type="float" office:value="0.0245406627655029" calcext:value-type="float">
            <text:p>0.0245406627655029</text:p>
          </table:table-cell>
        </table:table-row>
        <table:table-row table:style-name="ro1">
          <table:table-cell office:value-type="float" office:value="23710" calcext:value-type="float">
            <text:p>23710</text:p>
          </table:table-cell>
          <table:table-cell office:value-type="float" office:value="47419" calcext:value-type="float">
            <text:p>47419</text:p>
          </table:table-cell>
          <table:table-cell table:number-columns-repeated="7"/>
          <table:table-cell office:value-type="float" office:value="23700" calcext:value-type="float">
            <text:p>23700</text:p>
          </table:table-cell>
          <table:table-cell office:value-type="float" office:value="0.0302426815032959" calcext:value-type="float">
            <text:p>0.0302426815032959</text:p>
          </table:table-cell>
          <table:table-cell/>
          <table:table-cell office:value-type="float" office:value="23700" calcext:value-type="float">
            <text:p>23700</text:p>
          </table:table-cell>
          <table:table-cell office:value-type="float" office:value="0.0249011516571045" calcext:value-type="float">
            <text:p>0.0249011516571045</text:p>
          </table:table-cell>
        </table:table-row>
        <table:table-row table:style-name="ro1">
          <table:table-cell office:value-type="float" office:value="23810" calcext:value-type="float">
            <text:p>23810</text:p>
          </table:table-cell>
          <table:table-cell office:value-type="float" office:value="47619" calcext:value-type="float">
            <text:p>47619</text:p>
          </table:table-cell>
          <table:table-cell table:number-columns-repeated="7"/>
          <table:table-cell office:value-type="float" office:value="23800" calcext:value-type="float">
            <text:p>23800</text:p>
          </table:table-cell>
          <table:table-cell office:value-type="float" office:value="0.0308144092559814" calcext:value-type="float">
            <text:p>0.0308144092559814</text:p>
          </table:table-cell>
          <table:table-cell/>
          <table:table-cell office:value-type="float" office:value="23800" calcext:value-type="float">
            <text:p>23800</text:p>
          </table:table-cell>
          <table:table-cell office:value-type="float" office:value="0.0250039100646973" calcext:value-type="float">
            <text:p>0.0250039100646973</text:p>
          </table:table-cell>
        </table:table-row>
        <table:table-row table:style-name="ro1">
          <table:table-cell office:value-type="float" office:value="23910" calcext:value-type="float">
            <text:p>23910</text:p>
          </table:table-cell>
          <table:table-cell office:value-type="float" office:value="47819" calcext:value-type="float">
            <text:p>47819</text:p>
          </table:table-cell>
          <table:table-cell table:number-columns-repeated="7"/>
          <table:table-cell office:value-type="float" office:value="23900" calcext:value-type="float">
            <text:p>23900</text:p>
          </table:table-cell>
          <table:table-cell office:value-type="float" office:value="0.0322210788726807" calcext:value-type="float">
            <text:p>0.0322210788726807</text:p>
          </table:table-cell>
          <table:table-cell/>
          <table:table-cell office:value-type="float" office:value="23900" calcext:value-type="float">
            <text:p>23900</text:p>
          </table:table-cell>
          <table:table-cell office:value-type="float" office:value="0.0266597270965576" calcext:value-type="float">
            <text:p>0.0266597270965576</text:p>
          </table:table-cell>
        </table:table-row>
        <table:table-row table:style-name="ro1">
          <table:table-cell office:value-type="float" office:value="24010" calcext:value-type="float">
            <text:p>24010</text:p>
          </table:table-cell>
          <table:table-cell office:value-type="float" office:value="48019" calcext:value-type="float">
            <text:p>48019</text:p>
          </table:table-cell>
          <table:table-cell table:number-columns-repeated="7"/>
          <table:table-cell office:value-type="float" office:value="24000" calcext:value-type="float">
            <text:p>24000</text:p>
          </table:table-cell>
          <table:table-cell office:value-type="float" office:value="0.030433177947998" calcext:value-type="float">
            <text:p>0.030433177947998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0.0254201889038086" calcext:value-type="float">
            <text:p>0.0254201889038086</text:p>
          </table:table-cell>
        </table:table-row>
        <table:table-row table:style-name="ro1">
          <table:table-cell office:value-type="float" office:value="24110" calcext:value-type="float">
            <text:p>24110</text:p>
          </table:table-cell>
          <table:table-cell office:value-type="float" office:value="48219" calcext:value-type="float">
            <text:p>48219</text:p>
          </table:table-cell>
          <table:table-cell table:number-columns-repeated="7"/>
          <table:table-cell office:value-type="float" office:value="24100" calcext:value-type="float">
            <text:p>24100</text:p>
          </table:table-cell>
          <table:table-cell office:value-type="float" office:value="0.0326700210571289" calcext:value-type="float">
            <text:p>0.0326700210571289</text:p>
          </table:table-cell>
          <table:table-cell/>
          <table:table-cell office:value-type="float" office:value="24100" calcext:value-type="float">
            <text:p>24100</text:p>
          </table:table-cell>
          <table:table-cell office:value-type="float" office:value="0.0259585380554199" calcext:value-type="float">
            <text:p>0.0259585380554199</text:p>
          </table:table-cell>
        </table:table-row>
        <table:table-row table:style-name="ro1">
          <table:table-cell office:value-type="float" office:value="24210" calcext:value-type="float">
            <text:p>24210</text:p>
          </table:table-cell>
          <table:table-cell office:value-type="float" office:value="48419" calcext:value-type="float">
            <text:p>48419</text:p>
          </table:table-cell>
          <table:table-cell table:number-columns-repeated="7"/>
          <table:table-cell office:value-type="float" office:value="24200" calcext:value-type="float">
            <text:p>24200</text:p>
          </table:table-cell>
          <table:table-cell office:value-type="float" office:value="0.0331275463104248" calcext:value-type="float">
            <text:p>0.0331275463104248</text:p>
          </table:table-cell>
          <table:table-cell/>
          <table:table-cell office:value-type="float" office:value="24200" calcext:value-type="float">
            <text:p>24200</text:p>
          </table:table-cell>
          <table:table-cell office:value-type="float" office:value="0.0258052349090576" calcext:value-type="float">
            <text:p>0.0258052349090576</text:p>
          </table:table-cell>
        </table:table-row>
        <table:table-row table:style-name="ro1">
          <table:table-cell office:value-type="float" office:value="24310" calcext:value-type="float">
            <text:p>24310</text:p>
          </table:table-cell>
          <table:table-cell office:value-type="float" office:value="48619" calcext:value-type="float">
            <text:p>48619</text:p>
          </table:table-cell>
          <table:table-cell table:number-columns-repeated="7"/>
          <table:table-cell office:value-type="float" office:value="24300" calcext:value-type="float">
            <text:p>24300</text:p>
          </table:table-cell>
          <table:table-cell office:value-type="float" office:value="0.0315430164337158" calcext:value-type="float">
            <text:p>0.0315430164337158</text:p>
          </table:table-cell>
          <table:table-cell/>
          <table:table-cell office:value-type="float" office:value="24300" calcext:value-type="float">
            <text:p>24300</text:p>
          </table:table-cell>
          <table:table-cell office:value-type="float" office:value="0.0247054100036621" calcext:value-type="float">
            <text:p>0.0247054100036621</text:p>
          </table:table-cell>
        </table:table-row>
        <table:table-row table:style-name="ro1">
          <table:table-cell office:value-type="float" office:value="24410" calcext:value-type="float">
            <text:p>24410</text:p>
          </table:table-cell>
          <table:table-cell office:value-type="float" office:value="48819" calcext:value-type="float">
            <text:p>48819</text:p>
          </table:table-cell>
          <table:table-cell table:number-columns-repeated="7"/>
          <table:table-cell office:value-type="float" office:value="24400" calcext:value-type="float">
            <text:p>24400</text:p>
          </table:table-cell>
          <table:table-cell office:value-type="float" office:value="0.0337984561920166" calcext:value-type="float">
            <text:p>0.0337984561920166</text:p>
          </table:table-cell>
          <table:table-cell/>
          <table:table-cell office:value-type="float" office:value="24400" calcext:value-type="float">
            <text:p>24400</text:p>
          </table:table-cell>
          <table:table-cell office:value-type="float" office:value="0.0270285606384277" calcext:value-type="float">
            <text:p>0.0270285606384277</text:p>
          </table:table-cell>
        </table:table-row>
        <table:table-row table:style-name="ro1">
          <table:table-cell office:value-type="float" office:value="24510" calcext:value-type="float">
            <text:p>24510</text:p>
          </table:table-cell>
          <table:table-cell office:value-type="float" office:value="49019" calcext:value-type="float">
            <text:p>49019</text:p>
          </table:table-cell>
          <table:table-cell table:number-columns-repeated="7"/>
          <table:table-cell office:value-type="float" office:value="24500" calcext:value-type="float">
            <text:p>24500</text:p>
          </table:table-cell>
          <table:table-cell office:value-type="float" office:value="0.0321516990661621" calcext:value-type="float">
            <text:p>0.0321516990661621</text:p>
          </table:table-cell>
          <table:table-cell/>
          <table:table-cell office:value-type="float" office:value="24500" calcext:value-type="float">
            <text:p>24500</text:p>
          </table:table-cell>
          <table:table-cell office:value-type="float" office:value="0.0262067317962647" calcext:value-type="float">
            <text:p>0.0262067317962647</text:p>
          </table:table-cell>
        </table:table-row>
        <table:table-row table:style-name="ro1">
          <table:table-cell office:value-type="float" office:value="24610" calcext:value-type="float">
            <text:p>24610</text:p>
          </table:table-cell>
          <table:table-cell office:value-type="float" office:value="49219" calcext:value-type="float">
            <text:p>49219</text:p>
          </table:table-cell>
          <table:table-cell table:number-columns-repeated="7"/>
          <table:table-cell office:value-type="float" office:value="24600" calcext:value-type="float">
            <text:p>24600</text:p>
          </table:table-cell>
          <table:table-cell office:value-type="float" office:value="0.0336484909057617" calcext:value-type="float">
            <text:p>0.0336484909057617</text:p>
          </table:table-cell>
          <table:table-cell/>
          <table:table-cell office:value-type="float" office:value="24600" calcext:value-type="float">
            <text:p>24600</text:p>
          </table:table-cell>
          <table:table-cell office:value-type="float" office:value="0.0272085666656494" calcext:value-type="float">
            <text:p>0.0272085666656494</text:p>
          </table:table-cell>
        </table:table-row>
        <table:table-row table:style-name="ro1">
          <table:table-cell office:value-type="float" office:value="24710" calcext:value-type="float">
            <text:p>24710</text:p>
          </table:table-cell>
          <table:table-cell office:value-type="float" office:value="49419" calcext:value-type="float">
            <text:p>49419</text:p>
          </table:table-cell>
          <table:table-cell table:number-columns-repeated="7"/>
          <table:table-cell office:value-type="float" office:value="24700" calcext:value-type="float">
            <text:p>24700</text:p>
          </table:table-cell>
          <table:table-cell office:value-type="float" office:value="0.0337603092193604" calcext:value-type="float">
            <text:p>0.0337603092193604</text:p>
          </table:table-cell>
          <table:table-cell/>
          <table:table-cell office:value-type="float" office:value="24700" calcext:value-type="float">
            <text:p>24700</text:p>
          </table:table-cell>
          <table:table-cell office:value-type="float" office:value="0.0272500514984131" calcext:value-type="float">
            <text:p>0.0272500514984131</text:p>
          </table:table-cell>
        </table:table-row>
        <table:table-row table:style-name="ro1">
          <table:table-cell office:value-type="float" office:value="24810" calcext:value-type="float">
            <text:p>24810</text:p>
          </table:table-cell>
          <table:table-cell office:value-type="float" office:value="49619" calcext:value-type="float">
            <text:p>49619</text:p>
          </table:table-cell>
          <table:table-cell table:number-columns-repeated="7"/>
          <table:table-cell office:value-type="float" office:value="24800" calcext:value-type="float">
            <text:p>24800</text:p>
          </table:table-cell>
          <table:table-cell office:value-type="float" office:value="0.0333013534545898" calcext:value-type="float">
            <text:p>0.0333013534545898</text:p>
          </table:table-cell>
          <table:table-cell/>
          <table:table-cell office:value-type="float" office:value="24800" calcext:value-type="float">
            <text:p>24800</text:p>
          </table:table-cell>
          <table:table-cell office:value-type="float" office:value="0.0258796215057373" calcext:value-type="float">
            <text:p>0.0258796215057373</text:p>
          </table:table-cell>
        </table:table-row>
        <table:table-row table:style-name="ro1">
          <table:table-cell office:value-type="float" office:value="24910" calcext:value-type="float">
            <text:p>24910</text:p>
          </table:table-cell>
          <table:table-cell office:value-type="float" office:value="49819" calcext:value-type="float">
            <text:p>49819</text:p>
          </table:table-cell>
          <table:table-cell table:number-columns-repeated="7"/>
          <table:table-cell office:value-type="float" office:value="24900" calcext:value-type="float">
            <text:p>24900</text:p>
          </table:table-cell>
          <table:table-cell office:value-type="float" office:value="0.0337228775024414" calcext:value-type="float">
            <text:p>0.0337228775024414</text:p>
          </table:table-cell>
          <table:table-cell/>
          <table:table-cell office:value-type="float" office:value="24900" calcext:value-type="float">
            <text:p>24900</text:p>
          </table:table-cell>
          <table:table-cell office:value-type="float" office:value="0.0259683132171631" calcext:value-type="float">
            <text:p>0.0259683132171631</text:p>
          </table:table-cell>
        </table:table-row>
        <table:table-row table:style-name="ro1">
          <table:table-cell office:value-type="float" office:value="25010" calcext:value-type="float">
            <text:p>25010</text:p>
          </table:table-cell>
          <table:table-cell office:value-type="float" office:value="50019" calcext:value-type="float">
            <text:p>50019</text:p>
          </table:table-cell>
          <table:table-cell table:number-columns-repeated="7"/>
          <table:table-cell office:value-type="float" office:value="25000" calcext:value-type="float">
            <text:p>25000</text:p>
          </table:table-cell>
          <table:table-cell office:value-type="float" office:value="0.0376706123352051" calcext:value-type="float">
            <text:p>0.0376706123352051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0.0269014835357666" calcext:value-type="float">
            <text:p>0.0269014835357666</text:p>
          </table:table-cell>
        </table:table-row>
        <table:table-row table:style-name="ro1">
          <table:table-cell office:value-type="float" office:value="25110" calcext:value-type="float">
            <text:p>25110</text:p>
          </table:table-cell>
          <table:table-cell office:value-type="float" office:value="50219" calcext:value-type="float">
            <text:p>50219</text:p>
          </table:table-cell>
          <table:table-cell table:number-columns-repeated="7"/>
          <table:table-cell office:value-type="float" office:value="25100" calcext:value-type="float">
            <text:p>25100</text:p>
          </table:table-cell>
          <table:table-cell office:value-type="float" office:value="0.0348963737487793" calcext:value-type="float">
            <text:p>0.0348963737487793</text:p>
          </table:table-cell>
          <table:table-cell/>
          <table:table-cell office:value-type="float" office:value="25100" calcext:value-type="float">
            <text:p>25100</text:p>
          </table:table-cell>
          <table:table-cell office:value-type="float" office:value="0.0269715785980225" calcext:value-type="float">
            <text:p>0.0269715785980225</text:p>
          </table:table-cell>
        </table:table-row>
        <table:table-row table:style-name="ro1">
          <table:table-cell office:value-type="float" office:value="25210" calcext:value-type="float">
            <text:p>25210</text:p>
          </table:table-cell>
          <table:table-cell office:value-type="float" office:value="50419" calcext:value-type="float">
            <text:p>50419</text:p>
          </table:table-cell>
          <table:table-cell table:number-columns-repeated="7"/>
          <table:table-cell office:value-type="float" office:value="25200" calcext:value-type="float">
            <text:p>25200</text:p>
          </table:table-cell>
          <table:table-cell office:value-type="float" office:value="0.0339870452880859" calcext:value-type="float">
            <text:p>0.0339870452880859</text:p>
          </table:table-cell>
          <table:table-cell/>
          <table:table-cell office:value-type="float" office:value="25200" calcext:value-type="float">
            <text:p>25200</text:p>
          </table:table-cell>
          <table:table-cell office:value-type="float" office:value="0.0272696018218994" calcext:value-type="float">
            <text:p>0.0272696018218994</text:p>
          </table:table-cell>
        </table:table-row>
        <table:table-row table:style-name="ro1">
          <table:table-cell office:value-type="float" office:value="25310" calcext:value-type="float">
            <text:p>25310</text:p>
          </table:table-cell>
          <table:table-cell office:value-type="float" office:value="50619" calcext:value-type="float">
            <text:p>50619</text:p>
          </table:table-cell>
          <table:table-cell table:number-columns-repeated="7"/>
          <table:table-cell office:value-type="float" office:value="25300" calcext:value-type="float">
            <text:p>25300</text:p>
          </table:table-cell>
          <table:table-cell office:value-type="float" office:value="0.0339896678924561" calcext:value-type="float">
            <text:p>0.0339896678924561</text:p>
          </table:table-cell>
          <table:table-cell/>
          <table:table-cell office:value-type="float" office:value="25300" calcext:value-type="float">
            <text:p>25300</text:p>
          </table:table-cell>
          <table:table-cell office:value-type="float" office:value="0.0278689861297607" calcext:value-type="float">
            <text:p>0.0278689861297607</text:p>
          </table:table-cell>
        </table:table-row>
        <table:table-row table:style-name="ro1">
          <table:table-cell office:value-type="float" office:value="25410" calcext:value-type="float">
            <text:p>25410</text:p>
          </table:table-cell>
          <table:table-cell office:value-type="float" office:value="50819" calcext:value-type="float">
            <text:p>50819</text:p>
          </table:table-cell>
          <table:table-cell table:number-columns-repeated="7"/>
          <table:table-cell office:value-type="float" office:value="25400" calcext:value-type="float">
            <text:p>25400</text:p>
          </table:table-cell>
          <table:table-cell office:value-type="float" office:value="0.0329093933105469" calcext:value-type="float">
            <text:p>0.0329093933105469</text:p>
          </table:table-cell>
          <table:table-cell/>
          <table:table-cell office:value-type="float" office:value="25400" calcext:value-type="float">
            <text:p>25400</text:p>
          </table:table-cell>
          <table:table-cell office:value-type="float" office:value="0.0276377201080322" calcext:value-type="float">
            <text:p>0.0276377201080322</text:p>
          </table:table-cell>
        </table:table-row>
        <table:table-row table:style-name="ro1">
          <table:table-cell office:value-type="float" office:value="25510" calcext:value-type="float">
            <text:p>25510</text:p>
          </table:table-cell>
          <table:table-cell office:value-type="float" office:value="51019" calcext:value-type="float">
            <text:p>51019</text:p>
          </table:table-cell>
          <table:table-cell table:number-columns-repeated="7"/>
          <table:table-cell office:value-type="float" office:value="25500" calcext:value-type="float">
            <text:p>25500</text:p>
          </table:table-cell>
          <table:table-cell office:value-type="float" office:value="0.0345251560211182" calcext:value-type="float">
            <text:p>0.0345251560211182</text:p>
          </table:table-cell>
          <table:table-cell/>
          <table:table-cell office:value-type="float" office:value="25500" calcext:value-type="float">
            <text:p>25500</text:p>
          </table:table-cell>
          <table:table-cell office:value-type="float" office:value="0.0283153057098389" calcext:value-type="float">
            <text:p>0.0283153057098389</text:p>
          </table:table-cell>
        </table:table-row>
        <table:table-row table:style-name="ro1">
          <table:table-cell office:value-type="float" office:value="25610" calcext:value-type="float">
            <text:p>25610</text:p>
          </table:table-cell>
          <table:table-cell office:value-type="float" office:value="51219" calcext:value-type="float">
            <text:p>51219</text:p>
          </table:table-cell>
          <table:table-cell table:number-columns-repeated="7"/>
          <table:table-cell office:value-type="float" office:value="25600" calcext:value-type="float">
            <text:p>25600</text:p>
          </table:table-cell>
          <table:table-cell office:value-type="float" office:value="0.0341422557830811" calcext:value-type="float">
            <text:p>0.0341422557830811</text:p>
          </table:table-cell>
          <table:table-cell/>
          <table:table-cell office:value-type="float" office:value="25600" calcext:value-type="float">
            <text:p>25600</text:p>
          </table:table-cell>
          <table:table-cell office:value-type="float" office:value="0.026958703994751" calcext:value-type="float">
            <text:p>0.026958703994751</text:p>
          </table:table-cell>
        </table:table-row>
        <table:table-row table:style-name="ro1">
          <table:table-cell office:value-type="float" office:value="25710" calcext:value-type="float">
            <text:p>25710</text:p>
          </table:table-cell>
          <table:table-cell office:value-type="float" office:value="51419" calcext:value-type="float">
            <text:p>51419</text:p>
          </table:table-cell>
          <table:table-cell table:number-columns-repeated="7"/>
          <table:table-cell office:value-type="float" office:value="25700" calcext:value-type="float">
            <text:p>25700</text:p>
          </table:table-cell>
          <table:table-cell office:value-type="float" office:value="0.0344083309173584" calcext:value-type="float">
            <text:p>0.0344083309173584</text:p>
          </table:table-cell>
          <table:table-cell/>
          <table:table-cell office:value-type="float" office:value="25700" calcext:value-type="float">
            <text:p>25700</text:p>
          </table:table-cell>
          <table:table-cell office:value-type="float" office:value="0.0285203456878662" calcext:value-type="float">
            <text:p>0.0285203456878662</text:p>
          </table:table-cell>
        </table:table-row>
        <table:table-row table:style-name="ro1">
          <table:table-cell office:value-type="float" office:value="25810" calcext:value-type="float">
            <text:p>25810</text:p>
          </table:table-cell>
          <table:table-cell office:value-type="float" office:value="51619" calcext:value-type="float">
            <text:p>51619</text:p>
          </table:table-cell>
          <table:table-cell table:number-columns-repeated="7"/>
          <table:table-cell office:value-type="float" office:value="25800" calcext:value-type="float">
            <text:p>25800</text:p>
          </table:table-cell>
          <table:table-cell office:value-type="float" office:value="0.0340254306793213" calcext:value-type="float">
            <text:p>0.0340254306793213</text:p>
          </table:table-cell>
          <table:table-cell/>
          <table:table-cell office:value-type="float" office:value="25800" calcext:value-type="float">
            <text:p>25800</text:p>
          </table:table-cell>
          <table:table-cell office:value-type="float" office:value="0.0291457176208496" calcext:value-type="float">
            <text:p>0.0291457176208496</text:p>
          </table:table-cell>
        </table:table-row>
        <table:table-row table:style-name="ro1">
          <table:table-cell office:value-type="float" office:value="25910" calcext:value-type="float">
            <text:p>25910</text:p>
          </table:table-cell>
          <table:table-cell office:value-type="float" office:value="51819" calcext:value-type="float">
            <text:p>51819</text:p>
          </table:table-cell>
          <table:table-cell table:number-columns-repeated="7"/>
          <table:table-cell office:value-type="float" office:value="25900" calcext:value-type="float">
            <text:p>25900</text:p>
          </table:table-cell>
          <table:table-cell office:value-type="float" office:value="0.0334076881408691" calcext:value-type="float">
            <text:p>0.0334076881408691</text:p>
          </table:table-cell>
          <table:table-cell/>
          <table:table-cell office:value-type="float" office:value="25900" calcext:value-type="float">
            <text:p>25900</text:p>
          </table:table-cell>
          <table:table-cell office:value-type="float" office:value="0.0294063091278076" calcext:value-type="float">
            <text:p>0.0294063091278076</text:p>
          </table:table-cell>
        </table:table-row>
        <table:table-row table:style-name="ro1">
          <table:table-cell office:value-type="float" office:value="26010" calcext:value-type="float">
            <text:p>26010</text:p>
          </table:table-cell>
          <table:table-cell office:value-type="float" office:value="52019" calcext:value-type="float">
            <text:p>52019</text:p>
          </table:table-cell>
          <table:table-cell table:number-columns-repeated="7"/>
          <table:table-cell office:value-type="float" office:value="26000" calcext:value-type="float">
            <text:p>26000</text:p>
          </table:table-cell>
          <table:table-cell office:value-type="float" office:value="0.0378634929656982" calcext:value-type="float">
            <text:p>0.0378634929656982</text:p>
          </table:table-cell>
          <table:table-cell/>
          <table:table-cell office:value-type="float" office:value="26000" calcext:value-type="float">
            <text:p>26000</text:p>
          </table:table-cell>
          <table:table-cell office:value-type="float" office:value="0.0299708843231201" calcext:value-type="float">
            <text:p>0.0299708843231201</text:p>
          </table:table-cell>
        </table:table-row>
        <table:table-row table:style-name="ro1">
          <table:table-cell office:value-type="float" office:value="26110" calcext:value-type="float">
            <text:p>26110</text:p>
          </table:table-cell>
          <table:table-cell office:value-type="float" office:value="52219" calcext:value-type="float">
            <text:p>52219</text:p>
          </table:table-cell>
          <table:table-cell table:number-columns-repeated="7"/>
          <table:table-cell office:value-type="float" office:value="26100" calcext:value-type="float">
            <text:p>26100</text:p>
          </table:table-cell>
          <table:table-cell office:value-type="float" office:value="0.0338273048400879" calcext:value-type="float">
            <text:p>0.0338273048400879</text:p>
          </table:table-cell>
          <table:table-cell/>
          <table:table-cell office:value-type="float" office:value="26100" calcext:value-type="float">
            <text:p>26100</text:p>
          </table:table-cell>
          <table:table-cell office:value-type="float" office:value="0.030940055847168" calcext:value-type="float">
            <text:p>0.030940055847168</text:p>
          </table:table-cell>
        </table:table-row>
        <table:table-row table:style-name="ro1">
          <table:table-cell office:value-type="float" office:value="26210" calcext:value-type="float">
            <text:p>26210</text:p>
          </table:table-cell>
          <table:table-cell office:value-type="float" office:value="52419" calcext:value-type="float">
            <text:p>52419</text:p>
          </table:table-cell>
          <table:table-cell table:number-columns-repeated="7"/>
          <table:table-cell office:value-type="float" office:value="26200" calcext:value-type="float">
            <text:p>26200</text:p>
          </table:table-cell>
          <table:table-cell office:value-type="float" office:value="0.0370357036590576" calcext:value-type="float">
            <text:p>0.0370357036590576</text:p>
          </table:table-cell>
          <table:table-cell/>
          <table:table-cell office:value-type="float" office:value="26200" calcext:value-type="float">
            <text:p>26200</text:p>
          </table:table-cell>
          <table:table-cell office:value-type="float" office:value="0.0299746990203857" calcext:value-type="float">
            <text:p>0.0299746990203857</text:p>
          </table:table-cell>
        </table:table-row>
        <table:table-row table:style-name="ro1">
          <table:table-cell office:value-type="float" office:value="26310" calcext:value-type="float">
            <text:p>26310</text:p>
          </table:table-cell>
          <table:table-cell office:value-type="float" office:value="52619" calcext:value-type="float">
            <text:p>52619</text:p>
          </table:table-cell>
          <table:table-cell table:number-columns-repeated="7"/>
          <table:table-cell office:value-type="float" office:value="26300" calcext:value-type="float">
            <text:p>26300</text:p>
          </table:table-cell>
          <table:table-cell office:value-type="float" office:value="0.037794828414917" calcext:value-type="float">
            <text:p>0.037794828414917</text:p>
          </table:table-cell>
          <table:table-cell/>
          <table:table-cell office:value-type="float" office:value="26300" calcext:value-type="float">
            <text:p>26300</text:p>
          </table:table-cell>
          <table:table-cell office:value-type="float" office:value="0.0322370529174805" calcext:value-type="float">
            <text:p>0.0322370529174805</text:p>
          </table:table-cell>
        </table:table-row>
        <table:table-row table:style-name="ro1">
          <table:table-cell office:value-type="float" office:value="26410" calcext:value-type="float">
            <text:p>26410</text:p>
          </table:table-cell>
          <table:table-cell office:value-type="float" office:value="52819" calcext:value-type="float">
            <text:p>52819</text:p>
          </table:table-cell>
          <table:table-cell table:number-columns-repeated="7"/>
          <table:table-cell office:value-type="float" office:value="26400" calcext:value-type="float">
            <text:p>26400</text:p>
          </table:table-cell>
          <table:table-cell office:value-type="float" office:value="0.0380749702453613" calcext:value-type="float">
            <text:p>0.0380749702453613</text:p>
          </table:table-cell>
          <table:table-cell/>
          <table:table-cell office:value-type="float" office:value="26400" calcext:value-type="float">
            <text:p>26400</text:p>
          </table:table-cell>
          <table:table-cell office:value-type="float" office:value="0.030872106552124" calcext:value-type="float">
            <text:p>0.030872106552124</text:p>
          </table:table-cell>
        </table:table-row>
        <table:table-row table:style-name="ro1">
          <table:table-cell office:value-type="float" office:value="26510" calcext:value-type="float">
            <text:p>26510</text:p>
          </table:table-cell>
          <table:table-cell office:value-type="float" office:value="53019" calcext:value-type="float">
            <text:p>53019</text:p>
          </table:table-cell>
          <table:table-cell table:number-columns-repeated="7"/>
          <table:table-cell office:value-type="float" office:value="26500" calcext:value-type="float">
            <text:p>26500</text:p>
          </table:table-cell>
          <table:table-cell office:value-type="float" office:value="0.0397415161132813" calcext:value-type="float">
            <text:p>0.0397415161132813</text:p>
          </table:table-cell>
          <table:table-cell/>
          <table:table-cell office:value-type="float" office:value="26500" calcext:value-type="float">
            <text:p>26500</text:p>
          </table:table-cell>
          <table:table-cell office:value-type="float" office:value="0.0296282768249512" calcext:value-type="float">
            <text:p>0.0296282768249512</text:p>
          </table:table-cell>
        </table:table-row>
        <table:table-row table:style-name="ro1">
          <table:table-cell office:value-type="float" office:value="26610" calcext:value-type="float">
            <text:p>26610</text:p>
          </table:table-cell>
          <table:table-cell office:value-type="float" office:value="53219" calcext:value-type="float">
            <text:p>53219</text:p>
          </table:table-cell>
          <table:table-cell table:number-columns-repeated="7"/>
          <table:table-cell office:value-type="float" office:value="26600" calcext:value-type="float">
            <text:p>26600</text:p>
          </table:table-cell>
          <table:table-cell office:value-type="float" office:value="0.0450305938720703" calcext:value-type="float">
            <text:p>0.0450305938720703</text:p>
          </table:table-cell>
          <table:table-cell/>
          <table:table-cell office:value-type="float" office:value="26600" calcext:value-type="float">
            <text:p>26600</text:p>
          </table:table-cell>
          <table:table-cell office:value-type="float" office:value="0.0307741165161133" calcext:value-type="float">
            <text:p>0.0307741165161133</text:p>
          </table:table-cell>
        </table:table-row>
        <table:table-row table:style-name="ro1">
          <table:table-cell office:value-type="float" office:value="26710" calcext:value-type="float">
            <text:p>26710</text:p>
          </table:table-cell>
          <table:table-cell office:value-type="float" office:value="53419" calcext:value-type="float">
            <text:p>53419</text:p>
          </table:table-cell>
          <table:table-cell table:number-columns-repeated="7"/>
          <table:table-cell office:value-type="float" office:value="26700" calcext:value-type="float">
            <text:p>26700</text:p>
          </table:table-cell>
          <table:table-cell office:value-type="float" office:value="0.0432147979736328" calcext:value-type="float">
            <text:p>0.0432147979736328</text:p>
          </table:table-cell>
          <table:table-cell/>
          <table:table-cell office:value-type="float" office:value="26700" calcext:value-type="float">
            <text:p>26700</text:p>
          </table:table-cell>
          <table:table-cell office:value-type="float" office:value="0.0309758186340332" calcext:value-type="float">
            <text:p>0.0309758186340332</text:p>
          </table:table-cell>
        </table:table-row>
        <table:table-row table:style-name="ro1">
          <table:table-cell office:value-type="float" office:value="26810" calcext:value-type="float">
            <text:p>26810</text:p>
          </table:table-cell>
          <table:table-cell office:value-type="float" office:value="53619" calcext:value-type="float">
            <text:p>53619</text:p>
          </table:table-cell>
          <table:table-cell table:number-columns-repeated="7"/>
          <table:table-cell office:value-type="float" office:value="26800" calcext:value-type="float">
            <text:p>26800</text:p>
          </table:table-cell>
          <table:table-cell office:value-type="float" office:value="0.0403258800506592" calcext:value-type="float">
            <text:p>0.0403258800506592</text:p>
          </table:table-cell>
          <table:table-cell/>
          <table:table-cell office:value-type="float" office:value="26800" calcext:value-type="float">
            <text:p>26800</text:p>
          </table:table-cell>
          <table:table-cell office:value-type="float" office:value="0.0302181243896484" calcext:value-type="float">
            <text:p>0.0302181243896484</text:p>
          </table:table-cell>
        </table:table-row>
        <table:table-row table:style-name="ro1">
          <table:table-cell office:value-type="float" office:value="26910" calcext:value-type="float">
            <text:p>26910</text:p>
          </table:table-cell>
          <table:table-cell office:value-type="float" office:value="53819" calcext:value-type="float">
            <text:p>53819</text:p>
          </table:table-cell>
          <table:table-cell table:number-columns-repeated="7"/>
          <table:table-cell office:value-type="float" office:value="26900" calcext:value-type="float">
            <text:p>26900</text:p>
          </table:table-cell>
          <table:table-cell office:value-type="float" office:value="0.0398051738739014" calcext:value-type="float">
            <text:p>0.0398051738739014</text:p>
          </table:table-cell>
          <table:table-cell/>
          <table:table-cell office:value-type="float" office:value="26900" calcext:value-type="float">
            <text:p>26900</text:p>
          </table:table-cell>
          <table:table-cell office:value-type="float" office:value="0.0302774906158447" calcext:value-type="float">
            <text:p>0.0302774906158447</text:p>
          </table:table-cell>
        </table:table-row>
        <table:table-row table:style-name="ro1">
          <table:table-cell office:value-type="float" office:value="27010" calcext:value-type="float">
            <text:p>27010</text:p>
          </table:table-cell>
          <table:table-cell office:value-type="float" office:value="54019" calcext:value-type="float">
            <text:p>54019</text:p>
          </table:table-cell>
          <table:table-cell table:number-columns-repeated="7"/>
          <table:table-cell office:value-type="float" office:value="27000" calcext:value-type="float">
            <text:p>27000</text:p>
          </table:table-cell>
          <table:table-cell office:value-type="float" office:value="0.0397450923919678" calcext:value-type="float">
            <text:p>0.0397450923919678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float" office:value="0.0311963558197022" calcext:value-type="float">
            <text:p>0.0311963558197022</text:p>
          </table:table-cell>
        </table:table-row>
        <table:table-row table:style-name="ro1">
          <table:table-cell office:value-type="float" office:value="27110" calcext:value-type="float">
            <text:p>27110</text:p>
          </table:table-cell>
          <table:table-cell office:value-type="float" office:value="54219" calcext:value-type="float">
            <text:p>54219</text:p>
          </table:table-cell>
          <table:table-cell table:number-columns-repeated="7"/>
          <table:table-cell office:value-type="float" office:value="27100" calcext:value-type="float">
            <text:p>27100</text:p>
          </table:table-cell>
          <table:table-cell office:value-type="float" office:value="0.0402560234069824" calcext:value-type="float">
            <text:p>0.0402560234069824</text:p>
          </table:table-cell>
          <table:table-cell/>
          <table:table-cell office:value-type="float" office:value="27100" calcext:value-type="float">
            <text:p>27100</text:p>
          </table:table-cell>
          <table:table-cell office:value-type="float" office:value="0.0305004119873047" calcext:value-type="float">
            <text:p>0.0305004119873047</text:p>
          </table:table-cell>
        </table:table-row>
        <table:table-row table:style-name="ro1">
          <table:table-cell office:value-type="float" office:value="27210" calcext:value-type="float">
            <text:p>27210</text:p>
          </table:table-cell>
          <table:table-cell office:value-type="float" office:value="54419" calcext:value-type="float">
            <text:p>54419</text:p>
          </table:table-cell>
          <table:table-cell table:number-columns-repeated="7"/>
          <table:table-cell office:value-type="float" office:value="27200" calcext:value-type="float">
            <text:p>27200</text:p>
          </table:table-cell>
          <table:table-cell office:value-type="float" office:value="0.0429809093475342" calcext:value-type="float">
            <text:p>0.0429809093475342</text:p>
          </table:table-cell>
          <table:table-cell/>
          <table:table-cell office:value-type="float" office:value="27200" calcext:value-type="float">
            <text:p>27200</text:p>
          </table:table-cell>
          <table:table-cell office:value-type="float" office:value="0.0311160087585449" calcext:value-type="float">
            <text:p>0.0311160087585449</text:p>
          </table:table-cell>
        </table:table-row>
        <table:table-row table:style-name="ro1">
          <table:table-cell office:value-type="float" office:value="27310" calcext:value-type="float">
            <text:p>27310</text:p>
          </table:table-cell>
          <table:table-cell office:value-type="float" office:value="54619" calcext:value-type="float">
            <text:p>54619</text:p>
          </table:table-cell>
          <table:table-cell table:number-columns-repeated="7"/>
          <table:table-cell office:value-type="float" office:value="27300" calcext:value-type="float">
            <text:p>27300</text:p>
          </table:table-cell>
          <table:table-cell office:value-type="float" office:value="0.0359899997711182" calcext:value-type="float">
            <text:p>0.0359899997711182</text:p>
          </table:table-cell>
          <table:table-cell/>
          <table:table-cell office:value-type="float" office:value="27300" calcext:value-type="float">
            <text:p>27300</text:p>
          </table:table-cell>
          <table:table-cell office:value-type="float" office:value="0.0302984714508057" calcext:value-type="float">
            <text:p>0.0302984714508057</text:p>
          </table:table-cell>
        </table:table-row>
        <table:table-row table:style-name="ro1">
          <table:table-cell office:value-type="float" office:value="27410" calcext:value-type="float">
            <text:p>27410</text:p>
          </table:table-cell>
          <table:table-cell office:value-type="float" office:value="54819" calcext:value-type="float">
            <text:p>54819</text:p>
          </table:table-cell>
          <table:table-cell table:number-columns-repeated="7"/>
          <table:table-cell office:value-type="float" office:value="27400" calcext:value-type="float">
            <text:p>27400</text:p>
          </table:table-cell>
          <table:table-cell office:value-type="float" office:value="0.0394165515899658" calcext:value-type="float">
            <text:p>0.0394165515899658</text:p>
          </table:table-cell>
          <table:table-cell/>
          <table:table-cell office:value-type="float" office:value="27400" calcext:value-type="float">
            <text:p>27400</text:p>
          </table:table-cell>
          <table:table-cell office:value-type="float" office:value="0.0336780548095703" calcext:value-type="float">
            <text:p>0.0336780548095703</text:p>
          </table:table-cell>
        </table:table-row>
        <table:table-row table:style-name="ro1">
          <table:table-cell office:value-type="float" office:value="27510" calcext:value-type="float">
            <text:p>27510</text:p>
          </table:table-cell>
          <table:table-cell office:value-type="float" office:value="55019" calcext:value-type="float">
            <text:p>55019</text:p>
          </table:table-cell>
          <table:table-cell table:number-columns-repeated="7"/>
          <table:table-cell office:value-type="float" office:value="27500" calcext:value-type="float">
            <text:p>27500</text:p>
          </table:table-cell>
          <table:table-cell office:value-type="float" office:value="0.039372444152832" calcext:value-type="float">
            <text:p>0.039372444152832</text:p>
          </table:table-cell>
          <table:table-cell/>
          <table:table-cell office:value-type="float" office:value="27500" calcext:value-type="float">
            <text:p>27500</text:p>
          </table:table-cell>
          <table:table-cell office:value-type="float" office:value="0.0326106548309326" calcext:value-type="float">
            <text:p>0.0326106548309326</text:p>
          </table:table-cell>
        </table:table-row>
        <table:table-row table:style-name="ro1">
          <table:table-cell office:value-type="float" office:value="27610" calcext:value-type="float">
            <text:p>27610</text:p>
          </table:table-cell>
          <table:table-cell office:value-type="float" office:value="55219" calcext:value-type="float">
            <text:p>55219</text:p>
          </table:table-cell>
          <table:table-cell table:number-columns-repeated="7"/>
          <table:table-cell office:value-type="float" office:value="27600" calcext:value-type="float">
            <text:p>27600</text:p>
          </table:table-cell>
          <table:table-cell office:value-type="float" office:value="0.0409083366394043" calcext:value-type="float">
            <text:p>0.0409083366394043</text:p>
          </table:table-cell>
          <table:table-cell/>
          <table:table-cell office:value-type="float" office:value="27600" calcext:value-type="float">
            <text:p>27600</text:p>
          </table:table-cell>
          <table:table-cell office:value-type="float" office:value="0.0318751335144043" calcext:value-type="float">
            <text:p>0.0318751335144043</text:p>
          </table:table-cell>
        </table:table-row>
        <table:table-row table:style-name="ro1">
          <table:table-cell office:value-type="float" office:value="27710" calcext:value-type="float">
            <text:p>27710</text:p>
          </table:table-cell>
          <table:table-cell office:value-type="float" office:value="55419" calcext:value-type="float">
            <text:p>55419</text:p>
          </table:table-cell>
          <table:table-cell table:number-columns-repeated="7"/>
          <table:table-cell office:value-type="float" office:value="27700" calcext:value-type="float">
            <text:p>27700</text:p>
          </table:table-cell>
          <table:table-cell office:value-type="float" office:value="0.0407233238220215" calcext:value-type="float">
            <text:p>0.0407233238220215</text:p>
          </table:table-cell>
          <table:table-cell/>
          <table:table-cell office:value-type="float" office:value="27700" calcext:value-type="float">
            <text:p>27700</text:p>
          </table:table-cell>
          <table:table-cell office:value-type="float" office:value="0.0315666198730469" calcext:value-type="float">
            <text:p>0.0315666198730469</text:p>
          </table:table-cell>
        </table:table-row>
        <table:table-row table:style-name="ro1">
          <table:table-cell office:value-type="float" office:value="27810" calcext:value-type="float">
            <text:p>27810</text:p>
          </table:table-cell>
          <table:table-cell office:value-type="float" office:value="55619" calcext:value-type="float">
            <text:p>55619</text:p>
          </table:table-cell>
          <table:table-cell table:number-columns-repeated="7"/>
          <table:table-cell office:value-type="float" office:value="27800" calcext:value-type="float">
            <text:p>27800</text:p>
          </table:table-cell>
          <table:table-cell office:value-type="float" office:value="0.040508508682251" calcext:value-type="float">
            <text:p>0.040508508682251</text:p>
          </table:table-cell>
          <table:table-cell/>
          <table:table-cell office:value-type="float" office:value="27800" calcext:value-type="float">
            <text:p>27800</text:p>
          </table:table-cell>
          <table:table-cell office:value-type="float" office:value="0.0321428775787354" calcext:value-type="float">
            <text:p>0.0321428775787354</text:p>
          </table:table-cell>
        </table:table-row>
        <table:table-row table:style-name="ro1">
          <table:table-cell office:value-type="float" office:value="27910" calcext:value-type="float">
            <text:p>27910</text:p>
          </table:table-cell>
          <table:table-cell office:value-type="float" office:value="55819" calcext:value-type="float">
            <text:p>55819</text:p>
          </table:table-cell>
          <table:table-cell table:number-columns-repeated="7"/>
          <table:table-cell office:value-type="float" office:value="27900" calcext:value-type="float">
            <text:p>27900</text:p>
          </table:table-cell>
          <table:table-cell office:value-type="float" office:value="0.0420188903808594" calcext:value-type="float">
            <text:p>0.0420188903808594</text:p>
          </table:table-cell>
          <table:table-cell/>
          <table:table-cell office:value-type="float" office:value="27900" calcext:value-type="float">
            <text:p>27900</text:p>
          </table:table-cell>
          <table:table-cell office:value-type="float" office:value="0.0315682888031006" calcext:value-type="float">
            <text:p>0.0315682888031006</text:p>
          </table:table-cell>
        </table:table-row>
        <table:table-row table:style-name="ro1">
          <table:table-cell office:value-type="float" office:value="28010" calcext:value-type="float">
            <text:p>28010</text:p>
          </table:table-cell>
          <table:table-cell office:value-type="float" office:value="56019" calcext:value-type="float">
            <text:p>56019</text:p>
          </table:table-cell>
          <table:table-cell table:number-columns-repeated="7"/>
          <table:table-cell office:value-type="float" office:value="28000" calcext:value-type="float">
            <text:p>28000</text:p>
          </table:table-cell>
          <table:table-cell office:value-type="float" office:value="0.0398333072662354" calcext:value-type="float">
            <text:p>0.0398333072662354</text:p>
          </table:table-cell>
          <table:table-cell/>
          <table:table-cell office:value-type="float" office:value="28000" calcext:value-type="float">
            <text:p>28000</text:p>
          </table:table-cell>
          <table:table-cell office:value-type="float" office:value="0.0312414169311523" calcext:value-type="float">
            <text:p>0.0312414169311523</text:p>
          </table:table-cell>
        </table:table-row>
        <table:table-row table:style-name="ro1">
          <table:table-cell office:value-type="float" office:value="28110" calcext:value-type="float">
            <text:p>28110</text:p>
          </table:table-cell>
          <table:table-cell office:value-type="float" office:value="56219" calcext:value-type="float">
            <text:p>56219</text:p>
          </table:table-cell>
          <table:table-cell table:number-columns-repeated="7"/>
          <table:table-cell office:value-type="float" office:value="28100" calcext:value-type="float">
            <text:p>28100</text:p>
          </table:table-cell>
          <table:table-cell office:value-type="float" office:value="0.0422866344451904" calcext:value-type="float">
            <text:p>0.0422866344451904</text:p>
          </table:table-cell>
          <table:table-cell/>
          <table:table-cell office:value-type="float" office:value="28100" calcext:value-type="float">
            <text:p>28100</text:p>
          </table:table-cell>
          <table:table-cell office:value-type="float" office:value="0.0302190780639648" calcext:value-type="float">
            <text:p>0.0302190780639648</text:p>
          </table:table-cell>
        </table:table-row>
        <table:table-row table:style-name="ro1">
          <table:table-cell office:value-type="float" office:value="28210" calcext:value-type="float">
            <text:p>28210</text:p>
          </table:table-cell>
          <table:table-cell office:value-type="float" office:value="56419" calcext:value-type="float">
            <text:p>56419</text:p>
          </table:table-cell>
          <table:table-cell table:number-columns-repeated="7"/>
          <table:table-cell office:value-type="float" office:value="28200" calcext:value-type="float">
            <text:p>28200</text:p>
          </table:table-cell>
          <table:table-cell office:value-type="float" office:value="0.0381898880004883" calcext:value-type="float">
            <text:p>0.0381898880004883</text:p>
          </table:table-cell>
          <table:table-cell/>
          <table:table-cell office:value-type="float" office:value="28200" calcext:value-type="float">
            <text:p>28200</text:p>
          </table:table-cell>
          <table:table-cell office:value-type="float" office:value="0.0307247638702393" calcext:value-type="float">
            <text:p>0.0307247638702393</text:p>
          </table:table-cell>
        </table:table-row>
        <table:table-row table:style-name="ro1">
          <table:table-cell office:value-type="float" office:value="28310" calcext:value-type="float">
            <text:p>28310</text:p>
          </table:table-cell>
          <table:table-cell office:value-type="float" office:value="56619" calcext:value-type="float">
            <text:p>56619</text:p>
          </table:table-cell>
          <table:table-cell table:number-columns-repeated="7"/>
          <table:table-cell office:value-type="float" office:value="28300" calcext:value-type="float">
            <text:p>28300</text:p>
          </table:table-cell>
          <table:table-cell office:value-type="float" office:value="0.0379281044006348" calcext:value-type="float">
            <text:p>0.0379281044006348</text:p>
          </table:table-cell>
          <table:table-cell/>
          <table:table-cell office:value-type="float" office:value="28300" calcext:value-type="float">
            <text:p>28300</text:p>
          </table:table-cell>
          <table:table-cell office:value-type="float" office:value="0.0328743457794189" calcext:value-type="float">
            <text:p>0.0328743457794189</text:p>
          </table:table-cell>
        </table:table-row>
        <table:table-row table:style-name="ro1">
          <table:table-cell office:value-type="float" office:value="28410" calcext:value-type="float">
            <text:p>28410</text:p>
          </table:table-cell>
          <table:table-cell office:value-type="float" office:value="56819" calcext:value-type="float">
            <text:p>56819</text:p>
          </table:table-cell>
          <table:table-cell table:number-columns-repeated="7"/>
          <table:table-cell office:value-type="float" office:value="28400" calcext:value-type="float">
            <text:p>28400</text:p>
          </table:table-cell>
          <table:table-cell office:value-type="float" office:value="0.0379290580749512" calcext:value-type="float">
            <text:p>0.0379290580749512</text:p>
          </table:table-cell>
          <table:table-cell/>
          <table:table-cell office:value-type="float" office:value="28400" calcext:value-type="float">
            <text:p>28400</text:p>
          </table:table-cell>
          <table:table-cell office:value-type="float" office:value="0.0341689586639404" calcext:value-type="float">
            <text:p>0.0341689586639404</text:p>
          </table:table-cell>
        </table:table-row>
        <table:table-row table:style-name="ro1">
          <table:table-cell office:value-type="float" office:value="28510" calcext:value-type="float">
            <text:p>28510</text:p>
          </table:table-cell>
          <table:table-cell office:value-type="float" office:value="57019" calcext:value-type="float">
            <text:p>57019</text:p>
          </table:table-cell>
          <table:table-cell table:number-columns-repeated="7"/>
          <table:table-cell office:value-type="float" office:value="28500" calcext:value-type="float">
            <text:p>28500</text:p>
          </table:table-cell>
          <table:table-cell office:value-type="float" office:value="0.0401630401611328" calcext:value-type="float">
            <text:p>0.0401630401611328</text:p>
          </table:table-cell>
          <table:table-cell/>
          <table:table-cell office:value-type="float" office:value="28500" calcext:value-type="float">
            <text:p>28500</text:p>
          </table:table-cell>
          <table:table-cell office:value-type="float" office:value="0.0334258079528809" calcext:value-type="float">
            <text:p>0.0334258079528809</text:p>
          </table:table-cell>
        </table:table-row>
        <table:table-row table:style-name="ro1">
          <table:table-cell office:value-type="float" office:value="28610" calcext:value-type="float">
            <text:p>28610</text:p>
          </table:table-cell>
          <table:table-cell office:value-type="float" office:value="57219" calcext:value-type="float">
            <text:p>57219</text:p>
          </table:table-cell>
          <table:table-cell table:number-columns-repeated="7"/>
          <table:table-cell office:value-type="float" office:value="28600" calcext:value-type="float">
            <text:p>28600</text:p>
          </table:table-cell>
          <table:table-cell office:value-type="float" office:value="0.0395286083221436" calcext:value-type="float">
            <text:p>0.0395286083221436</text:p>
          </table:table-cell>
          <table:table-cell/>
          <table:table-cell office:value-type="float" office:value="28600" calcext:value-type="float">
            <text:p>28600</text:p>
          </table:table-cell>
          <table:table-cell office:value-type="float" office:value="0.0363163948059082" calcext:value-type="float">
            <text:p>0.0363163948059082</text:p>
          </table:table-cell>
        </table:table-row>
        <table:table-row table:style-name="ro1">
          <table:table-cell office:value-type="float" office:value="28710" calcext:value-type="float">
            <text:p>28710</text:p>
          </table:table-cell>
          <table:table-cell office:value-type="float" office:value="57419" calcext:value-type="float">
            <text:p>57419</text:p>
          </table:table-cell>
          <table:table-cell table:number-columns-repeated="7"/>
          <table:table-cell office:value-type="float" office:value="28700" calcext:value-type="float">
            <text:p>28700</text:p>
          </table:table-cell>
          <table:table-cell office:value-type="float" office:value="0.039963960647583" calcext:value-type="float">
            <text:p>0.039963960647583</text:p>
          </table:table-cell>
          <table:table-cell/>
          <table:table-cell office:value-type="float" office:value="28700" calcext:value-type="float">
            <text:p>28700</text:p>
          </table:table-cell>
          <table:table-cell office:value-type="float" office:value="0.0338075160980225" calcext:value-type="float">
            <text:p>0.0338075160980225</text:p>
          </table:table-cell>
        </table:table-row>
        <table:table-row table:style-name="ro1">
          <table:table-cell office:value-type="float" office:value="28810" calcext:value-type="float">
            <text:p>28810</text:p>
          </table:table-cell>
          <table:table-cell office:value-type="float" office:value="57619" calcext:value-type="float">
            <text:p>57619</text:p>
          </table:table-cell>
          <table:table-cell table:number-columns-repeated="7"/>
          <table:table-cell office:value-type="float" office:value="28800" calcext:value-type="float">
            <text:p>28800</text:p>
          </table:table-cell>
          <table:table-cell office:value-type="float" office:value="0.0402629375457764" calcext:value-type="float">
            <text:p>0.0402629375457764</text:p>
          </table:table-cell>
          <table:table-cell/>
          <table:table-cell office:value-type="float" office:value="28800" calcext:value-type="float">
            <text:p>28800</text:p>
          </table:table-cell>
          <table:table-cell office:value-type="float" office:value="0.0325448513031006" calcext:value-type="float">
            <text:p>0.0325448513031006</text:p>
          </table:table-cell>
        </table:table-row>
        <table:table-row table:style-name="ro1">
          <table:table-cell office:value-type="float" office:value="28910" calcext:value-type="float">
            <text:p>28910</text:p>
          </table:table-cell>
          <table:table-cell office:value-type="float" office:value="57819" calcext:value-type="float">
            <text:p>57819</text:p>
          </table:table-cell>
          <table:table-cell table:number-columns-repeated="7"/>
          <table:table-cell office:value-type="float" office:value="28900" calcext:value-type="float">
            <text:p>28900</text:p>
          </table:table-cell>
          <table:table-cell office:value-type="float" office:value="0.0409097671508789" calcext:value-type="float">
            <text:p>0.0409097671508789</text:p>
          </table:table-cell>
          <table:table-cell/>
          <table:table-cell office:value-type="float" office:value="28900" calcext:value-type="float">
            <text:p>28900</text:p>
          </table:table-cell>
          <table:table-cell office:value-type="float" office:value="0.0349142551422119" calcext:value-type="float">
            <text:p>0.0349142551422119</text:p>
          </table:table-cell>
        </table:table-row>
        <table:table-row table:style-name="ro1">
          <table:table-cell office:value-type="float" office:value="29010" calcext:value-type="float">
            <text:p>29010</text:p>
          </table:table-cell>
          <table:table-cell office:value-type="float" office:value="58019" calcext:value-type="float">
            <text:p>58019</text:p>
          </table:table-cell>
          <table:table-cell table:number-columns-repeated="7"/>
          <table:table-cell office:value-type="float" office:value="29000" calcext:value-type="float">
            <text:p>29000</text:p>
          </table:table-cell>
          <table:table-cell office:value-type="float" office:value="0.0433979034423828" calcext:value-type="float">
            <text:p>0.0433979034423828</text:p>
          </table:table-cell>
          <table:table-cell/>
          <table:table-cell office:value-type="float" office:value="29000" calcext:value-type="float">
            <text:p>29000</text:p>
          </table:table-cell>
          <table:table-cell office:value-type="float" office:value="0.035881519317627" calcext:value-type="float">
            <text:p>0.035881519317627</text:p>
          </table:table-cell>
        </table:table-row>
        <table:table-row table:style-name="ro1">
          <table:table-cell office:value-type="float" office:value="29110" calcext:value-type="float">
            <text:p>29110</text:p>
          </table:table-cell>
          <table:table-cell office:value-type="float" office:value="58219" calcext:value-type="float">
            <text:p>58219</text:p>
          </table:table-cell>
          <table:table-cell table:number-columns-repeated="7"/>
          <table:table-cell office:value-type="float" office:value="29100" calcext:value-type="float">
            <text:p>29100</text:p>
          </table:table-cell>
          <table:table-cell office:value-type="float" office:value="0.0437366962432861" calcext:value-type="float">
            <text:p>0.0437366962432861</text:p>
          </table:table-cell>
          <table:table-cell/>
          <table:table-cell office:value-type="float" office:value="29100" calcext:value-type="float">
            <text:p>29100</text:p>
          </table:table-cell>
          <table:table-cell office:value-type="float" office:value="0.0337886810302734" calcext:value-type="float">
            <text:p>0.0337886810302734</text:p>
          </table:table-cell>
        </table:table-row>
        <table:table-row table:style-name="ro1">
          <table:table-cell office:value-type="float" office:value="29210" calcext:value-type="float">
            <text:p>29210</text:p>
          </table:table-cell>
          <table:table-cell office:value-type="float" office:value="58419" calcext:value-type="float">
            <text:p>58419</text:p>
          </table:table-cell>
          <table:table-cell table:number-columns-repeated="7"/>
          <table:table-cell office:value-type="float" office:value="29200" calcext:value-type="float">
            <text:p>29200</text:p>
          </table:table-cell>
          <table:table-cell office:value-type="float" office:value="0.0415387153625488" calcext:value-type="float">
            <text:p>0.0415387153625488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0.0333740711212158" calcext:value-type="float">
            <text:p>0.0333740711212158</text:p>
          </table:table-cell>
        </table:table-row>
        <table:table-row table:style-name="ro1">
          <table:table-cell office:value-type="float" office:value="29310" calcext:value-type="float">
            <text:p>29310</text:p>
          </table:table-cell>
          <table:table-cell office:value-type="float" office:value="58619" calcext:value-type="float">
            <text:p>58619</text:p>
          </table:table-cell>
          <table:table-cell table:number-columns-repeated="7"/>
          <table:table-cell office:value-type="float" office:value="29300" calcext:value-type="float">
            <text:p>29300</text:p>
          </table:table-cell>
          <table:table-cell office:value-type="float" office:value="0.0412440299987793" calcext:value-type="float">
            <text:p>0.0412440299987793</text:p>
          </table:table-cell>
          <table:table-cell/>
          <table:table-cell office:value-type="float" office:value="29300" calcext:value-type="float">
            <text:p>29300</text:p>
          </table:table-cell>
          <table:table-cell office:value-type="float" office:value="0.0330560207366943" calcext:value-type="float">
            <text:p>0.0330560207366943</text:p>
          </table:table-cell>
        </table:table-row>
        <table:table-row table:style-name="ro1">
          <table:table-cell office:value-type="float" office:value="29410" calcext:value-type="float">
            <text:p>29410</text:p>
          </table:table-cell>
          <table:table-cell office:value-type="float" office:value="58819" calcext:value-type="float">
            <text:p>58819</text:p>
          </table:table-cell>
          <table:table-cell table:number-columns-repeated="7"/>
          <table:table-cell office:value-type="float" office:value="29400" calcext:value-type="float">
            <text:p>29400</text:p>
          </table:table-cell>
          <table:table-cell office:value-type="float" office:value="0.0420007705688477" calcext:value-type="float">
            <text:p>0.0420007705688477</text:p>
          </table:table-cell>
          <table:table-cell/>
          <table:table-cell office:value-type="float" office:value="29400" calcext:value-type="float">
            <text:p>29400</text:p>
          </table:table-cell>
          <table:table-cell office:value-type="float" office:value="0.0346138477325439" calcext:value-type="float">
            <text:p>0.0346138477325439</text:p>
          </table:table-cell>
        </table:table-row>
        <table:table-row table:style-name="ro1">
          <table:table-cell office:value-type="float" office:value="29510" calcext:value-type="float">
            <text:p>29510</text:p>
          </table:table-cell>
          <table:table-cell office:value-type="float" office:value="59019" calcext:value-type="float">
            <text:p>59019</text:p>
          </table:table-cell>
          <table:table-cell table:number-columns-repeated="7"/>
          <table:table-cell office:value-type="float" office:value="29500" calcext:value-type="float">
            <text:p>29500</text:p>
          </table:table-cell>
          <table:table-cell office:value-type="float" office:value="0.0417337417602539" calcext:value-type="float">
            <text:p>0.0417337417602539</text:p>
          </table:table-cell>
          <table:table-cell/>
          <table:table-cell office:value-type="float" office:value="29500" calcext:value-type="float">
            <text:p>29500</text:p>
          </table:table-cell>
          <table:table-cell office:value-type="float" office:value="0.0346190929412842" calcext:value-type="float">
            <text:p>0.0346190929412842</text:p>
          </table:table-cell>
        </table:table-row>
        <table:table-row table:style-name="ro1">
          <table:table-cell office:value-type="float" office:value="29610" calcext:value-type="float">
            <text:p>29610</text:p>
          </table:table-cell>
          <table:table-cell office:value-type="float" office:value="59219" calcext:value-type="float">
            <text:p>59219</text:p>
          </table:table-cell>
          <table:table-cell table:number-columns-repeated="7"/>
          <table:table-cell office:value-type="float" office:value="29600" calcext:value-type="float">
            <text:p>29600</text:p>
          </table:table-cell>
          <table:table-cell office:value-type="float" office:value="0.0569221973419189" calcext:value-type="float">
            <text:p>0.0569221973419189</text:p>
          </table:table-cell>
          <table:table-cell/>
          <table:table-cell office:value-type="float" office:value="29600" calcext:value-type="float">
            <text:p>29600</text:p>
          </table:table-cell>
          <table:table-cell office:value-type="float" office:value="0.0366339683532715" calcext:value-type="float">
            <text:p>0.0366339683532715</text:p>
          </table:table-cell>
        </table:table-row>
        <table:table-row table:style-name="ro1">
          <table:table-cell office:value-type="float" office:value="29710" calcext:value-type="float">
            <text:p>29710</text:p>
          </table:table-cell>
          <table:table-cell office:value-type="float" office:value="59419" calcext:value-type="float">
            <text:p>59419</text:p>
          </table:table-cell>
          <table:table-cell table:number-columns-repeated="7"/>
          <table:table-cell office:value-type="float" office:value="29700" calcext:value-type="float">
            <text:p>29700</text:p>
          </table:table-cell>
          <table:table-cell office:value-type="float" office:value="0.0533678531646729" calcext:value-type="float">
            <text:p>0.0533678531646729</text:p>
          </table:table-cell>
          <table:table-cell/>
          <table:table-cell office:value-type="float" office:value="29700" calcext:value-type="float">
            <text:p>29700</text:p>
          </table:table-cell>
          <table:table-cell office:value-type="float" office:value="0.0413761138916016" calcext:value-type="float">
            <text:p>0.0413761138916016</text:p>
          </table:table-cell>
        </table:table-row>
        <table:table-row table:style-name="ro1">
          <table:table-cell office:value-type="float" office:value="29810" calcext:value-type="float">
            <text:p>29810</text:p>
          </table:table-cell>
          <table:table-cell office:value-type="float" office:value="59619" calcext:value-type="float">
            <text:p>59619</text:p>
          </table:table-cell>
          <table:table-cell table:number-columns-repeated="7"/>
          <table:table-cell office:value-type="float" office:value="29800" calcext:value-type="float">
            <text:p>29800</text:p>
          </table:table-cell>
          <table:table-cell office:value-type="float" office:value="0.0443019866943359" calcext:value-type="float">
            <text:p>0.0443019866943359</text:p>
          </table:table-cell>
          <table:table-cell/>
          <table:table-cell office:value-type="float" office:value="29800" calcext:value-type="float">
            <text:p>29800</text:p>
          </table:table-cell>
          <table:table-cell office:value-type="float" office:value="0.0373895168304443" calcext:value-type="float">
            <text:p>0.0373895168304443</text:p>
          </table:table-cell>
        </table:table-row>
        <table:table-row table:style-name="ro1">
          <table:table-cell office:value-type="float" office:value="29910" calcext:value-type="float">
            <text:p>29910</text:p>
          </table:table-cell>
          <table:table-cell office:value-type="float" office:value="59819" calcext:value-type="float">
            <text:p>59819</text:p>
          </table:table-cell>
          <table:table-cell table:number-columns-repeated="7"/>
          <table:table-cell office:value-type="float" office:value="29900" calcext:value-type="float">
            <text:p>29900</text:p>
          </table:table-cell>
          <table:table-cell office:value-type="float" office:value="0.0415315628051758" calcext:value-type="float">
            <text:p>0.0415315628051758</text:p>
          </table:table-cell>
          <table:table-cell/>
          <table:table-cell office:value-type="float" office:value="29900" calcext:value-type="float">
            <text:p>29900</text:p>
          </table:table-cell>
          <table:table-cell office:value-type="float" office:value="0.0373432636260986" calcext:value-type="float">
            <text:p>0.0373432636260986</text:p>
          </table:table-cell>
        </table:table-row>
        <table:table-row table:style-name="ro1">
          <table:table-cell office:value-type="float" office:value="30010" calcext:value-type="float">
            <text:p>30010</text:p>
          </table:table-cell>
          <table:table-cell office:value-type="float" office:value="60019" calcext:value-type="float">
            <text:p>60019</text:p>
          </table:table-cell>
          <table:table-cell table:number-columns-repeated="7"/>
          <table:table-cell office:value-type="float" office:value="30000" calcext:value-type="float">
            <text:p>30000</text:p>
          </table:table-cell>
          <table:table-cell office:value-type="float" office:value="0.0404288768768311" calcext:value-type="float">
            <text:p>0.0404288768768311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0.0344388484954834" calcext:value-type="float">
            <text:p>0.0344388484954834</text:p>
          </table:table-cell>
        </table:table-row>
        <table:table-row table:style-name="ro1">
          <table:table-cell office:value-type="float" office:value="30110" calcext:value-type="float">
            <text:p>30110</text:p>
          </table:table-cell>
          <table:table-cell office:value-type="float" office:value="60219" calcext:value-type="float">
            <text:p>60219</text:p>
          </table:table-cell>
          <table:table-cell table:number-columns-repeated="7"/>
          <table:table-cell office:value-type="float" office:value="30100" calcext:value-type="float">
            <text:p>30100</text:p>
          </table:table-cell>
          <table:table-cell office:value-type="float" office:value="0.0400559902191162" calcext:value-type="float">
            <text:p>0.0400559902191162</text:p>
          </table:table-cell>
          <table:table-cell/>
          <table:table-cell office:value-type="float" office:value="30100" calcext:value-type="float">
            <text:p>30100</text:p>
          </table:table-cell>
          <table:table-cell office:value-type="float" office:value="0.0363640785217285" calcext:value-type="float">
            <text:p>0.0363640785217285</text:p>
          </table:table-cell>
        </table:table-row>
        <table:table-row table:style-name="ro1">
          <table:table-cell office:value-type="float" office:value="30210" calcext:value-type="float">
            <text:p>30210</text:p>
          </table:table-cell>
          <table:table-cell office:value-type="float" office:value="60419" calcext:value-type="float">
            <text:p>60419</text:p>
          </table:table-cell>
          <table:table-cell table:number-columns-repeated="7"/>
          <table:table-cell office:value-type="float" office:value="30200" calcext:value-type="float">
            <text:p>30200</text:p>
          </table:table-cell>
          <table:table-cell office:value-type="float" office:value="0.0408358573913574" calcext:value-type="float">
            <text:p>0.0408358573913574</text:p>
          </table:table-cell>
          <table:table-cell/>
          <table:table-cell office:value-type="float" office:value="30200" calcext:value-type="float">
            <text:p>30200</text:p>
          </table:table-cell>
          <table:table-cell office:value-type="float" office:value="0.0364420413970947" calcext:value-type="float">
            <text:p>0.0364420413970947</text:p>
          </table:table-cell>
        </table:table-row>
        <table:table-row table:style-name="ro1">
          <table:table-cell office:value-type="float" office:value="30310" calcext:value-type="float">
            <text:p>30310</text:p>
          </table:table-cell>
          <table:table-cell office:value-type="float" office:value="60619" calcext:value-type="float">
            <text:p>60619</text:p>
          </table:table-cell>
          <table:table-cell table:number-columns-repeated="7"/>
          <table:table-cell office:value-type="float" office:value="30300" calcext:value-type="float">
            <text:p>30300</text:p>
          </table:table-cell>
          <table:table-cell office:value-type="float" office:value="0.0398309230804443" calcext:value-type="float">
            <text:p>0.0398309230804443</text:p>
          </table:table-cell>
          <table:table-cell/>
          <table:table-cell office:value-type="float" office:value="30300" calcext:value-type="float">
            <text:p>30300</text:p>
          </table:table-cell>
          <table:table-cell office:value-type="float" office:value="0.0365996360778809" calcext:value-type="float">
            <text:p>0.0365996360778809</text:p>
          </table:table-cell>
        </table:table-row>
        <table:table-row table:style-name="ro1">
          <table:table-cell office:value-type="float" office:value="30410" calcext:value-type="float">
            <text:p>30410</text:p>
          </table:table-cell>
          <table:table-cell office:value-type="float" office:value="60819" calcext:value-type="float">
            <text:p>60819</text:p>
          </table:table-cell>
          <table:table-cell table:number-columns-repeated="7"/>
          <table:table-cell office:value-type="float" office:value="30400" calcext:value-type="float">
            <text:p>30400</text:p>
          </table:table-cell>
          <table:table-cell office:value-type="float" office:value="0.0395393371582031" calcext:value-type="float">
            <text:p>0.0395393371582031</text:p>
          </table:table-cell>
          <table:table-cell/>
          <table:table-cell office:value-type="float" office:value="30400" calcext:value-type="float">
            <text:p>30400</text:p>
          </table:table-cell>
          <table:table-cell office:value-type="float" office:value="0.0381109714508057" calcext:value-type="float">
            <text:p>0.0381109714508057</text:p>
          </table:table-cell>
        </table:table-row>
        <table:table-row table:style-name="ro1">
          <table:table-cell office:value-type="float" office:value="30510" calcext:value-type="float">
            <text:p>30510</text:p>
          </table:table-cell>
          <table:table-cell office:value-type="float" office:value="61019" calcext:value-type="float">
            <text:p>61019</text:p>
          </table:table-cell>
          <table:table-cell table:number-columns-repeated="7"/>
          <table:table-cell office:value-type="float" office:value="30500" calcext:value-type="float">
            <text:p>30500</text:p>
          </table:table-cell>
          <table:table-cell office:value-type="float" office:value="0.0402545928955078" calcext:value-type="float">
            <text:p>0.0402545928955078</text:p>
          </table:table-cell>
          <table:table-cell/>
          <table:table-cell office:value-type="float" office:value="30500" calcext:value-type="float">
            <text:p>30500</text:p>
          </table:table-cell>
          <table:table-cell office:value-type="float" office:value="0.0358903408050537" calcext:value-type="float">
            <text:p>0.0358903408050537</text:p>
          </table:table-cell>
        </table:table-row>
        <table:table-row table:style-name="ro1">
          <table:table-cell office:value-type="float" office:value="30610" calcext:value-type="float">
            <text:p>30610</text:p>
          </table:table-cell>
          <table:table-cell office:value-type="float" office:value="61219" calcext:value-type="float">
            <text:p>61219</text:p>
          </table:table-cell>
          <table:table-cell table:number-columns-repeated="7"/>
          <table:table-cell office:value-type="float" office:value="30600" calcext:value-type="float">
            <text:p>30600</text:p>
          </table:table-cell>
          <table:table-cell office:value-type="float" office:value="0.0418219566345215" calcext:value-type="float">
            <text:p>0.0418219566345215</text:p>
          </table:table-cell>
          <table:table-cell/>
          <table:table-cell office:value-type="float" office:value="30600" calcext:value-type="float">
            <text:p>30600</text:p>
          </table:table-cell>
          <table:table-cell office:value-type="float" office:value="0.0398497581481934" calcext:value-type="float">
            <text:p>0.0398497581481934</text:p>
          </table:table-cell>
        </table:table-row>
        <table:table-row table:style-name="ro1">
          <table:table-cell office:value-type="float" office:value="30710" calcext:value-type="float">
            <text:p>30710</text:p>
          </table:table-cell>
          <table:table-cell office:value-type="float" office:value="61419" calcext:value-type="float">
            <text:p>61419</text:p>
          </table:table-cell>
          <table:table-cell table:number-columns-repeated="7"/>
          <table:table-cell office:value-type="float" office:value="30700" calcext:value-type="float">
            <text:p>30700</text:p>
          </table:table-cell>
          <table:table-cell office:value-type="float" office:value="0.042799711227417" calcext:value-type="float">
            <text:p>0.042799711227417</text:p>
          </table:table-cell>
          <table:table-cell/>
          <table:table-cell office:value-type="float" office:value="30700" calcext:value-type="float">
            <text:p>30700</text:p>
          </table:table-cell>
          <table:table-cell office:value-type="float" office:value="0.0382521152496338" calcext:value-type="float">
            <text:p>0.0382521152496338</text:p>
          </table:table-cell>
        </table:table-row>
        <table:table-row table:style-name="ro1">
          <table:table-cell office:value-type="float" office:value="30810" calcext:value-type="float">
            <text:p>30810</text:p>
          </table:table-cell>
          <table:table-cell office:value-type="float" office:value="61619" calcext:value-type="float">
            <text:p>61619</text:p>
          </table:table-cell>
          <table:table-cell table:number-columns-repeated="7"/>
          <table:table-cell office:value-type="float" office:value="30800" calcext:value-type="float">
            <text:p>30800</text:p>
          </table:table-cell>
          <table:table-cell office:value-type="float" office:value="0.0407280921936035" calcext:value-type="float">
            <text:p>0.0407280921936035</text:p>
          </table:table-cell>
          <table:table-cell/>
          <table:table-cell office:value-type="float" office:value="30800" calcext:value-type="float">
            <text:p>30800</text:p>
          </table:table-cell>
          <table:table-cell office:value-type="float" office:value="0.0392832756042481" calcext:value-type="float">
            <text:p>0.0392832756042481</text:p>
          </table:table-cell>
        </table:table-row>
        <table:table-row table:style-name="ro1">
          <table:table-cell office:value-type="float" office:value="30910" calcext:value-type="float">
            <text:p>30910</text:p>
          </table:table-cell>
          <table:table-cell office:value-type="float" office:value="61819" calcext:value-type="float">
            <text:p>61819</text:p>
          </table:table-cell>
          <table:table-cell table:number-columns-repeated="7"/>
          <table:table-cell office:value-type="float" office:value="30900" calcext:value-type="float">
            <text:p>30900</text:p>
          </table:table-cell>
          <table:table-cell office:value-type="float" office:value="0.0411171913146973" calcext:value-type="float">
            <text:p>0.0411171913146973</text:p>
          </table:table-cell>
          <table:table-cell/>
          <table:table-cell office:value-type="float" office:value="30900" calcext:value-type="float">
            <text:p>30900</text:p>
          </table:table-cell>
          <table:table-cell office:value-type="float" office:value="0.0378503799438477" calcext:value-type="float">
            <text:p>0.0378503799438477</text:p>
          </table:table-cell>
        </table:table-row>
        <table:table-row table:style-name="ro1">
          <table:table-cell office:value-type="float" office:value="31010" calcext:value-type="float">
            <text:p>31010</text:p>
          </table:table-cell>
          <table:table-cell office:value-type="float" office:value="62019" calcext:value-type="float">
            <text:p>62019</text:p>
          </table:table-cell>
          <table:table-cell table:number-columns-repeated="7"/>
          <table:table-cell office:value-type="float" office:value="31000" calcext:value-type="float">
            <text:p>31000</text:p>
          </table:table-cell>
          <table:table-cell office:value-type="float" office:value="0.0409724712371826" calcext:value-type="float">
            <text:p>0.0409724712371826</text:p>
          </table:table-cell>
          <table:table-cell/>
          <table:table-cell office:value-type="float" office:value="31000" calcext:value-type="float">
            <text:p>31000</text:p>
          </table:table-cell>
          <table:table-cell office:value-type="float" office:value="0.040144681930542" calcext:value-type="float">
            <text:p>0.040144681930542</text:p>
          </table:table-cell>
        </table:table-row>
        <table:table-row table:style-name="ro1">
          <table:table-cell office:value-type="float" office:value="31110" calcext:value-type="float">
            <text:p>31110</text:p>
          </table:table-cell>
          <table:table-cell office:value-type="float" office:value="62219" calcext:value-type="float">
            <text:p>62219</text:p>
          </table:table-cell>
          <table:table-cell table:number-columns-repeated="7"/>
          <table:table-cell office:value-type="float" office:value="31100" calcext:value-type="float">
            <text:p>31100</text:p>
          </table:table-cell>
          <table:table-cell office:value-type="float" office:value="0.0406994819641113" calcext:value-type="float">
            <text:p>0.0406994819641113</text:p>
          </table:table-cell>
          <table:table-cell/>
          <table:table-cell office:value-type="float" office:value="31100" calcext:value-type="float">
            <text:p>31100</text:p>
          </table:table-cell>
          <table:table-cell office:value-type="float" office:value="0.0385849475860596" calcext:value-type="float">
            <text:p>0.0385849475860596</text:p>
          </table:table-cell>
        </table:table-row>
        <table:table-row table:style-name="ro1">
          <table:table-cell office:value-type="float" office:value="31210" calcext:value-type="float">
            <text:p>31210</text:p>
          </table:table-cell>
          <table:table-cell office:value-type="float" office:value="62419" calcext:value-type="float">
            <text:p>62419</text:p>
          </table:table-cell>
          <table:table-cell table:number-columns-repeated="7"/>
          <table:table-cell office:value-type="float" office:value="31200" calcext:value-type="float">
            <text:p>31200</text:p>
          </table:table-cell>
          <table:table-cell office:value-type="float" office:value="0.0413410663604736" calcext:value-type="float">
            <text:p>0.0413410663604736</text:p>
          </table:table-cell>
          <table:table-cell/>
          <table:table-cell office:value-type="float" office:value="31200" calcext:value-type="float">
            <text:p>31200</text:p>
          </table:table-cell>
          <table:table-cell office:value-type="float" office:value="0.0370481014251709" calcext:value-type="float">
            <text:p>0.0370481014251709</text:p>
          </table:table-cell>
        </table:table-row>
        <table:table-row table:style-name="ro1">
          <table:table-cell office:value-type="float" office:value="31310" calcext:value-type="float">
            <text:p>31310</text:p>
          </table:table-cell>
          <table:table-cell office:value-type="float" office:value="62619" calcext:value-type="float">
            <text:p>62619</text:p>
          </table:table-cell>
          <table:table-cell table:number-columns-repeated="7"/>
          <table:table-cell office:value-type="float" office:value="31300" calcext:value-type="float">
            <text:p>31300</text:p>
          </table:table-cell>
          <table:table-cell office:value-type="float" office:value="0.0427422523498535" calcext:value-type="float">
            <text:p>0.0427422523498535</text:p>
          </table:table-cell>
          <table:table-cell/>
          <table:table-cell office:value-type="float" office:value="31300" calcext:value-type="float">
            <text:p>31300</text:p>
          </table:table-cell>
          <table:table-cell office:value-type="float" office:value="0.0388774871826172" calcext:value-type="float">
            <text:p>0.0388774871826172</text:p>
          </table:table-cell>
        </table:table-row>
        <table:table-row table:style-name="ro1">
          <table:table-cell office:value-type="float" office:value="31410" calcext:value-type="float">
            <text:p>31410</text:p>
          </table:table-cell>
          <table:table-cell office:value-type="float" office:value="62819" calcext:value-type="float">
            <text:p>62819</text:p>
          </table:table-cell>
          <table:table-cell table:number-columns-repeated="7"/>
          <table:table-cell office:value-type="float" office:value="31400" calcext:value-type="float">
            <text:p>31400</text:p>
          </table:table-cell>
          <table:table-cell office:value-type="float" office:value="0.042466402053833" calcext:value-type="float">
            <text:p>0.042466402053833</text:p>
          </table:table-cell>
          <table:table-cell/>
          <table:table-cell office:value-type="float" office:value="31400" calcext:value-type="float">
            <text:p>31400</text:p>
          </table:table-cell>
          <table:table-cell office:value-type="float" office:value="0.0384836196899414" calcext:value-type="float">
            <text:p>0.0384836196899414</text:p>
          </table:table-cell>
        </table:table-row>
        <table:table-row table:style-name="ro1">
          <table:table-cell office:value-type="float" office:value="31510" calcext:value-type="float">
            <text:p>31510</text:p>
          </table:table-cell>
          <table:table-cell office:value-type="float" office:value="63019" calcext:value-type="float">
            <text:p>63019</text:p>
          </table:table-cell>
          <table:table-cell table:number-columns-repeated="7"/>
          <table:table-cell office:value-type="float" office:value="31500" calcext:value-type="float">
            <text:p>31500</text:p>
          </table:table-cell>
          <table:table-cell office:value-type="float" office:value="0.0428388118743897" calcext:value-type="float">
            <text:p>0.0428388118743897</text:p>
          </table:table-cell>
          <table:table-cell/>
          <table:table-cell office:value-type="float" office:value="31500" calcext:value-type="float">
            <text:p>31500</text:p>
          </table:table-cell>
          <table:table-cell office:value-type="float" office:value="0.039271354675293" calcext:value-type="float">
            <text:p>0.039271354675293</text:p>
          </table:table-cell>
        </table:table-row>
        <table:table-row table:style-name="ro1">
          <table:table-cell office:value-type="float" office:value="31610" calcext:value-type="float">
            <text:p>31610</text:p>
          </table:table-cell>
          <table:table-cell office:value-type="float" office:value="63219" calcext:value-type="float">
            <text:p>63219</text:p>
          </table:table-cell>
          <table:table-cell table:number-columns-repeated="7"/>
          <table:table-cell office:value-type="float" office:value="31600" calcext:value-type="float">
            <text:p>31600</text:p>
          </table:table-cell>
          <table:table-cell office:value-type="float" office:value="0.0424726009368897" calcext:value-type="float">
            <text:p>0.0424726009368897</text:p>
          </table:table-cell>
          <table:table-cell/>
          <table:table-cell office:value-type="float" office:value="31600" calcext:value-type="float">
            <text:p>31600</text:p>
          </table:table-cell>
          <table:table-cell office:value-type="float" office:value="0.0368900299072266" calcext:value-type="float">
            <text:p>0.0368900299072266</text:p>
          </table:table-cell>
        </table:table-row>
        <table:table-row table:style-name="ro1">
          <table:table-cell office:value-type="float" office:value="31710" calcext:value-type="float">
            <text:p>31710</text:p>
          </table:table-cell>
          <table:table-cell office:value-type="float" office:value="63419" calcext:value-type="float">
            <text:p>63419</text:p>
          </table:table-cell>
          <table:table-cell table:number-columns-repeated="7"/>
          <table:table-cell office:value-type="float" office:value="31700" calcext:value-type="float">
            <text:p>31700</text:p>
          </table:table-cell>
          <table:table-cell office:value-type="float" office:value="0.0418872833251953" calcext:value-type="float">
            <text:p>0.0418872833251953</text:p>
          </table:table-cell>
          <table:table-cell/>
          <table:table-cell office:value-type="float" office:value="31700" calcext:value-type="float">
            <text:p>31700</text:p>
          </table:table-cell>
          <table:table-cell office:value-type="float" office:value="0.0402762889862061" calcext:value-type="float">
            <text:p>0.0402762889862061</text:p>
          </table:table-cell>
        </table:table-row>
        <table:table-row table:style-name="ro1">
          <table:table-cell office:value-type="float" office:value="31810" calcext:value-type="float">
            <text:p>31810</text:p>
          </table:table-cell>
          <table:table-cell office:value-type="float" office:value="63619" calcext:value-type="float">
            <text:p>63619</text:p>
          </table:table-cell>
          <table:table-cell table:number-columns-repeated="7"/>
          <table:table-cell office:value-type="float" office:value="31800" calcext:value-type="float">
            <text:p>31800</text:p>
          </table:table-cell>
          <table:table-cell office:value-type="float" office:value="0.042189359664917" calcext:value-type="float">
            <text:p>0.042189359664917</text:p>
          </table:table-cell>
          <table:table-cell/>
          <table:table-cell office:value-type="float" office:value="31800" calcext:value-type="float">
            <text:p>31800</text:p>
          </table:table-cell>
          <table:table-cell office:value-type="float" office:value="0.0482096672058106" calcext:value-type="float">
            <text:p>0.0482096672058106</text:p>
          </table:table-cell>
        </table:table-row>
        <table:table-row table:style-name="ro1">
          <table:table-cell office:value-type="float" office:value="31910" calcext:value-type="float">
            <text:p>31910</text:p>
          </table:table-cell>
          <table:table-cell office:value-type="float" office:value="63819" calcext:value-type="float">
            <text:p>63819</text:p>
          </table:table-cell>
          <table:table-cell table:number-columns-repeated="7"/>
          <table:table-cell office:value-type="float" office:value="31900" calcext:value-type="float">
            <text:p>31900</text:p>
          </table:table-cell>
          <table:table-cell office:value-type="float" office:value="0.0419046878814697" calcext:value-type="float">
            <text:p>0.0419046878814697</text:p>
          </table:table-cell>
          <table:table-cell/>
          <table:table-cell office:value-type="float" office:value="31900" calcext:value-type="float">
            <text:p>31900</text:p>
          </table:table-cell>
          <table:table-cell office:value-type="float" office:value="0.0392413139343262" calcext:value-type="float">
            <text:p>0.0392413139343262</text:p>
          </table:table-cell>
        </table:table-row>
        <table:table-row table:style-name="ro1">
          <table:table-cell office:value-type="float" office:value="32010" calcext:value-type="float">
            <text:p>32010</text:p>
          </table:table-cell>
          <table:table-cell office:value-type="float" office:value="64019" calcext:value-type="float">
            <text:p>64019</text:p>
          </table:table-cell>
          <table:table-cell table:number-columns-repeated="7"/>
          <table:table-cell office:value-type="float" office:value="32000" calcext:value-type="float">
            <text:p>32000</text:p>
          </table:table-cell>
          <table:table-cell office:value-type="float" office:value="0.0432541370391846" calcext:value-type="float">
            <text:p>0.0432541370391846</text:p>
          </table:table-cell>
          <table:table-cell/>
          <table:table-cell office:value-type="float" office:value="32000" calcext:value-type="float">
            <text:p>32000</text:p>
          </table:table-cell>
          <table:table-cell office:value-type="float" office:value="0.0420620441436768" calcext:value-type="float">
            <text:p>0.0420620441436768</text:p>
          </table:table-cell>
        </table:table-row>
        <table:table-row table:style-name="ro1">
          <table:table-cell office:value-type="float" office:value="32110" calcext:value-type="float">
            <text:p>32110</text:p>
          </table:table-cell>
          <table:table-cell office:value-type="float" office:value="64219" calcext:value-type="float">
            <text:p>64219</text:p>
          </table:table-cell>
          <table:table-cell table:number-columns-repeated="7"/>
          <table:table-cell office:value-type="float" office:value="32100" calcext:value-type="float">
            <text:p>32100</text:p>
          </table:table-cell>
          <table:table-cell office:value-type="float" office:value="0.0434830188751221" calcext:value-type="float">
            <text:p>0.0434830188751221</text:p>
          </table:table-cell>
          <table:table-cell/>
          <table:table-cell office:value-type="float" office:value="32100" calcext:value-type="float">
            <text:p>32100</text:p>
          </table:table-cell>
          <table:table-cell office:value-type="float" office:value="0.0393662452697754" calcext:value-type="float">
            <text:p>0.0393662452697754</text:p>
          </table:table-cell>
        </table:table-row>
        <table:table-row table:style-name="ro1">
          <table:table-cell office:value-type="float" office:value="32210" calcext:value-type="float">
            <text:p>32210</text:p>
          </table:table-cell>
          <table:table-cell office:value-type="float" office:value="64419" calcext:value-type="float">
            <text:p>64419</text:p>
          </table:table-cell>
          <table:table-cell table:number-columns-repeated="7"/>
          <table:table-cell office:value-type="float" office:value="32200" calcext:value-type="float">
            <text:p>32200</text:p>
          </table:table-cell>
          <table:table-cell office:value-type="float" office:value="0.0480844974517822" calcext:value-type="float">
            <text:p>0.0480844974517822</text:p>
          </table:table-cell>
          <table:table-cell/>
          <table:table-cell office:value-type="float" office:value="32200" calcext:value-type="float">
            <text:p>32200</text:p>
          </table:table-cell>
          <table:table-cell office:value-type="float" office:value="0.0392220020294189" calcext:value-type="float">
            <text:p>0.0392220020294189</text:p>
          </table:table-cell>
        </table:table-row>
        <table:table-row table:style-name="ro1">
          <table:table-cell office:value-type="float" office:value="32310" calcext:value-type="float">
            <text:p>32310</text:p>
          </table:table-cell>
          <table:table-cell office:value-type="float" office:value="64619" calcext:value-type="float">
            <text:p>64619</text:p>
          </table:table-cell>
          <table:table-cell table:number-columns-repeated="7"/>
          <table:table-cell office:value-type="float" office:value="32300" calcext:value-type="float">
            <text:p>32300</text:p>
          </table:table-cell>
          <table:table-cell office:value-type="float" office:value="0.0457675457000732" calcext:value-type="float">
            <text:p>0.0457675457000732</text:p>
          </table:table-cell>
          <table:table-cell/>
          <table:table-cell office:value-type="float" office:value="32300" calcext:value-type="float">
            <text:p>32300</text:p>
          </table:table-cell>
          <table:table-cell office:value-type="float" office:value="0.041088342666626" calcext:value-type="float">
            <text:p>0.041088342666626</text:p>
          </table:table-cell>
        </table:table-row>
        <table:table-row table:style-name="ro1">
          <table:table-cell office:value-type="float" office:value="32410" calcext:value-type="float">
            <text:p>32410</text:p>
          </table:table-cell>
          <table:table-cell office:value-type="float" office:value="64819" calcext:value-type="float">
            <text:p>64819</text:p>
          </table:table-cell>
          <table:table-cell table:number-columns-repeated="7"/>
          <table:table-cell office:value-type="float" office:value="32400" calcext:value-type="float">
            <text:p>32400</text:p>
          </table:table-cell>
          <table:table-cell office:value-type="float" office:value="0.044222354888916" calcext:value-type="float">
            <text:p>0.044222354888916</text:p>
          </table:table-cell>
          <table:table-cell/>
          <table:table-cell office:value-type="float" office:value="32400" calcext:value-type="float">
            <text:p>32400</text:p>
          </table:table-cell>
          <table:table-cell office:value-type="float" office:value="0.0397465229034424" calcext:value-type="float">
            <text:p>0.0397465229034424</text:p>
          </table:table-cell>
        </table:table-row>
        <table:table-row table:style-name="ro1">
          <table:table-cell office:value-type="float" office:value="32510" calcext:value-type="float">
            <text:p>32510</text:p>
          </table:table-cell>
          <table:table-cell office:value-type="float" office:value="65019" calcext:value-type="float">
            <text:p>65019</text:p>
          </table:table-cell>
          <table:table-cell table:number-columns-repeated="7"/>
          <table:table-cell office:value-type="float" office:value="32500" calcext:value-type="float">
            <text:p>32500</text:p>
          </table:table-cell>
          <table:table-cell office:value-type="float" office:value="0.0434689521789551" calcext:value-type="float">
            <text:p>0.0434689521789551</text:p>
          </table:table-cell>
          <table:table-cell/>
          <table:table-cell office:value-type="float" office:value="32500" calcext:value-type="float">
            <text:p>32500</text:p>
          </table:table-cell>
          <table:table-cell office:value-type="float" office:value="0.0406179428100586" calcext:value-type="float">
            <text:p>0.0406179428100586</text:p>
          </table:table-cell>
        </table:table-row>
        <table:table-row table:style-name="ro1">
          <table:table-cell office:value-type="float" office:value="32610" calcext:value-type="float">
            <text:p>32610</text:p>
          </table:table-cell>
          <table:table-cell office:value-type="float" office:value="65219" calcext:value-type="float">
            <text:p>65219</text:p>
          </table:table-cell>
          <table:table-cell table:number-columns-repeated="7"/>
          <table:table-cell office:value-type="float" office:value="32600" calcext:value-type="float">
            <text:p>32600</text:p>
          </table:table-cell>
          <table:table-cell office:value-type="float" office:value="0.0432624816894531" calcext:value-type="float">
            <text:p>0.0432624816894531</text:p>
          </table:table-cell>
          <table:table-cell/>
          <table:table-cell office:value-type="float" office:value="32600" calcext:value-type="float">
            <text:p>32600</text:p>
          </table:table-cell>
          <table:table-cell office:value-type="float" office:value="0.0423040390014648" calcext:value-type="float">
            <text:p>0.0423040390014648</text:p>
          </table:table-cell>
        </table:table-row>
        <table:table-row table:style-name="ro1">
          <table:table-cell office:value-type="float" office:value="32710" calcext:value-type="float">
            <text:p>32710</text:p>
          </table:table-cell>
          <table:table-cell office:value-type="float" office:value="65419" calcext:value-type="float">
            <text:p>65419</text:p>
          </table:table-cell>
          <table:table-cell table:number-columns-repeated="7"/>
          <table:table-cell office:value-type="float" office:value="32700" calcext:value-type="float">
            <text:p>32700</text:p>
          </table:table-cell>
          <table:table-cell office:value-type="float" office:value="0.0448124408721924" calcext:value-type="float">
            <text:p>0.0448124408721924</text:p>
          </table:table-cell>
          <table:table-cell/>
          <table:table-cell office:value-type="float" office:value="32700" calcext:value-type="float">
            <text:p>32700</text:p>
          </table:table-cell>
          <table:table-cell office:value-type="float" office:value="0.0421657562255859" calcext:value-type="float">
            <text:p>0.0421657562255859</text:p>
          </table:table-cell>
        </table:table-row>
        <table:table-row table:style-name="ro1">
          <table:table-cell office:value-type="float" office:value="32810" calcext:value-type="float">
            <text:p>32810</text:p>
          </table:table-cell>
          <table:table-cell office:value-type="float" office:value="65619" calcext:value-type="float">
            <text:p>65619</text:p>
          </table:table-cell>
          <table:table-cell table:number-columns-repeated="7"/>
          <table:table-cell office:value-type="float" office:value="32800" calcext:value-type="float">
            <text:p>32800</text:p>
          </table:table-cell>
          <table:table-cell office:value-type="float" office:value="0.0481843948364258" calcext:value-type="float">
            <text:p>0.0481843948364258</text:p>
          </table:table-cell>
          <table:table-cell/>
          <table:table-cell office:value-type="float" office:value="32800" calcext:value-type="float">
            <text:p>32800</text:p>
          </table:table-cell>
          <table:table-cell office:value-type="float" office:value="0.0440239906311035" calcext:value-type="float">
            <text:p>0.0440239906311035</text:p>
          </table:table-cell>
        </table:table-row>
        <table:table-row table:style-name="ro1">
          <table:table-cell office:value-type="float" office:value="32910" calcext:value-type="float">
            <text:p>32910</text:p>
          </table:table-cell>
          <table:table-cell office:value-type="float" office:value="65819" calcext:value-type="float">
            <text:p>65819</text:p>
          </table:table-cell>
          <table:table-cell table:number-columns-repeated="7"/>
          <table:table-cell office:value-type="float" office:value="32900" calcext:value-type="float">
            <text:p>32900</text:p>
          </table:table-cell>
          <table:table-cell office:value-type="float" office:value="0.045865535736084" calcext:value-type="float">
            <text:p>0.045865535736084</text:p>
          </table:table-cell>
          <table:table-cell/>
          <table:table-cell office:value-type="float" office:value="32900" calcext:value-type="float">
            <text:p>32900</text:p>
          </table:table-cell>
          <table:table-cell office:value-type="float" office:value="0.0408284664154053" calcext:value-type="float">
            <text:p>0.0408284664154053</text:p>
          </table:table-cell>
        </table:table-row>
        <table:table-row table:style-name="ro1">
          <table:table-cell office:value-type="float" office:value="33010" calcext:value-type="float">
            <text:p>33010</text:p>
          </table:table-cell>
          <table:table-cell office:value-type="float" office:value="66019" calcext:value-type="float">
            <text:p>66019</text:p>
          </table:table-cell>
          <table:table-cell table:number-columns-repeated="7"/>
          <table:table-cell office:value-type="float" office:value="33000" calcext:value-type="float">
            <text:p>33000</text:p>
          </table:table-cell>
          <table:table-cell office:value-type="float" office:value="0.0446829795837402" calcext:value-type="float">
            <text:p>0.0446829795837402</text:p>
          </table:table-cell>
          <table:table-cell/>
          <table:table-cell office:value-type="float" office:value="33000" calcext:value-type="float">
            <text:p>33000</text:p>
          </table:table-cell>
          <table:table-cell office:value-type="float" office:value="0.041762113571167" calcext:value-type="float">
            <text:p>0.041762113571167</text:p>
          </table:table-cell>
        </table:table-row>
        <table:table-row table:style-name="ro1">
          <table:table-cell office:value-type="float" office:value="33110" calcext:value-type="float">
            <text:p>33110</text:p>
          </table:table-cell>
          <table:table-cell office:value-type="float" office:value="66219" calcext:value-type="float">
            <text:p>66219</text:p>
          </table:table-cell>
          <table:table-cell table:number-columns-repeated="7"/>
          <table:table-cell office:value-type="float" office:value="33100" calcext:value-type="float">
            <text:p>33100</text:p>
          </table:table-cell>
          <table:table-cell office:value-type="float" office:value="0.0451242923736572" calcext:value-type="float">
            <text:p>0.0451242923736572</text:p>
          </table:table-cell>
          <table:table-cell/>
          <table:table-cell office:value-type="float" office:value="33100" calcext:value-type="float">
            <text:p>33100</text:p>
          </table:table-cell>
          <table:table-cell office:value-type="float" office:value="0.0427725315093994" calcext:value-type="float">
            <text:p>0.0427725315093994</text:p>
          </table:table-cell>
        </table:table-row>
        <table:table-row table:style-name="ro1">
          <table:table-cell office:value-type="float" office:value="33210" calcext:value-type="float">
            <text:p>33210</text:p>
          </table:table-cell>
          <table:table-cell office:value-type="float" office:value="66419" calcext:value-type="float">
            <text:p>66419</text:p>
          </table:table-cell>
          <table:table-cell table:number-columns-repeated="7"/>
          <table:table-cell office:value-type="float" office:value="33200" calcext:value-type="float">
            <text:p>33200</text:p>
          </table:table-cell>
          <table:table-cell office:value-type="float" office:value="0.0457477569580078" calcext:value-type="float">
            <text:p>0.0457477569580078</text:p>
          </table:table-cell>
          <table:table-cell/>
          <table:table-cell office:value-type="float" office:value="33200" calcext:value-type="float">
            <text:p>33200</text:p>
          </table:table-cell>
          <table:table-cell office:value-type="float" office:value="0.0417873859405518" calcext:value-type="float">
            <text:p>0.0417873859405518</text:p>
          </table:table-cell>
        </table:table-row>
        <table:table-row table:style-name="ro1">
          <table:table-cell office:value-type="float" office:value="33310" calcext:value-type="float">
            <text:p>33310</text:p>
          </table:table-cell>
          <table:table-cell office:value-type="float" office:value="66619" calcext:value-type="float">
            <text:p>66619</text:p>
          </table:table-cell>
          <table:table-cell table:number-columns-repeated="7"/>
          <table:table-cell office:value-type="float" office:value="33300" calcext:value-type="float">
            <text:p>33300</text:p>
          </table:table-cell>
          <table:table-cell office:value-type="float" office:value="0.0461041927337647" calcext:value-type="float">
            <text:p>0.0461041927337647</text:p>
          </table:table-cell>
          <table:table-cell/>
          <table:table-cell office:value-type="float" office:value="33300" calcext:value-type="float">
            <text:p>33300</text:p>
          </table:table-cell>
          <table:table-cell office:value-type="float" office:value="0.0440161228179932" calcext:value-type="float">
            <text:p>0.0440161228179932</text:p>
          </table:table-cell>
        </table:table-row>
        <table:table-row table:style-name="ro1">
          <table:table-cell office:value-type="float" office:value="33410" calcext:value-type="float">
            <text:p>33410</text:p>
          </table:table-cell>
          <table:table-cell office:value-type="float" office:value="66819" calcext:value-type="float">
            <text:p>66819</text:p>
          </table:table-cell>
          <table:table-cell table:number-columns-repeated="7"/>
          <table:table-cell office:value-type="float" office:value="33400" calcext:value-type="float">
            <text:p>33400</text:p>
          </table:table-cell>
          <table:table-cell office:value-type="float" office:value="0.0461025238037109" calcext:value-type="float">
            <text:p>0.0461025238037109</text:p>
          </table:table-cell>
          <table:table-cell/>
          <table:table-cell office:value-type="float" office:value="33400" calcext:value-type="float">
            <text:p>33400</text:p>
          </table:table-cell>
          <table:table-cell office:value-type="float" office:value="0.0441455841064453" calcext:value-type="float">
            <text:p>0.0441455841064453</text:p>
          </table:table-cell>
        </table:table-row>
        <table:table-row table:style-name="ro1">
          <table:table-cell office:value-type="float" office:value="33510" calcext:value-type="float">
            <text:p>33510</text:p>
          </table:table-cell>
          <table:table-cell office:value-type="float" office:value="67019" calcext:value-type="float">
            <text:p>67019</text:p>
          </table:table-cell>
          <table:table-cell table:number-columns-repeated="7"/>
          <table:table-cell office:value-type="float" office:value="33500" calcext:value-type="float">
            <text:p>33500</text:p>
          </table:table-cell>
          <table:table-cell office:value-type="float" office:value="0.0454447269439697" calcext:value-type="float">
            <text:p>0.0454447269439697</text:p>
          </table:table-cell>
          <table:table-cell/>
          <table:table-cell office:value-type="float" office:value="33500" calcext:value-type="float">
            <text:p>33500</text:p>
          </table:table-cell>
          <table:table-cell office:value-type="float" office:value="0.0419795513153076" calcext:value-type="float">
            <text:p>0.0419795513153076</text:p>
          </table:table-cell>
        </table:table-row>
        <table:table-row table:style-name="ro1">
          <table:table-cell office:value-type="float" office:value="33610" calcext:value-type="float">
            <text:p>33610</text:p>
          </table:table-cell>
          <table:table-cell office:value-type="float" office:value="67219" calcext:value-type="float">
            <text:p>67219</text:p>
          </table:table-cell>
          <table:table-cell table:number-columns-repeated="7"/>
          <table:table-cell office:value-type="float" office:value="33600" calcext:value-type="float">
            <text:p>33600</text:p>
          </table:table-cell>
          <table:table-cell office:value-type="float" office:value="0.0458676815032959" calcext:value-type="float">
            <text:p>0.0458676815032959</text:p>
          </table:table-cell>
          <table:table-cell/>
          <table:table-cell office:value-type="float" office:value="33600" calcext:value-type="float">
            <text:p>33600</text:p>
          </table:table-cell>
          <table:table-cell office:value-type="float" office:value="0.042837381362915" calcext:value-type="float">
            <text:p>0.042837381362915</text:p>
          </table:table-cell>
        </table:table-row>
        <table:table-row table:style-name="ro1">
          <table:table-cell office:value-type="float" office:value="33710" calcext:value-type="float">
            <text:p>33710</text:p>
          </table:table-cell>
          <table:table-cell office:value-type="float" office:value="67419" calcext:value-type="float">
            <text:p>67419</text:p>
          </table:table-cell>
          <table:table-cell table:number-columns-repeated="7"/>
          <table:table-cell office:value-type="float" office:value="33700" calcext:value-type="float">
            <text:p>33700</text:p>
          </table:table-cell>
          <table:table-cell office:value-type="float" office:value="0.047673225402832" calcext:value-type="float">
            <text:p>0.047673225402832</text:p>
          </table:table-cell>
          <table:table-cell/>
          <table:table-cell office:value-type="float" office:value="33700" calcext:value-type="float">
            <text:p>33700</text:p>
          </table:table-cell>
          <table:table-cell office:value-type="float" office:value="0.0423791408538818" calcext:value-type="float">
            <text:p>0.0423791408538818</text:p>
          </table:table-cell>
        </table:table-row>
        <table:table-row table:style-name="ro1">
          <table:table-cell office:value-type="float" office:value="33810" calcext:value-type="float">
            <text:p>33810</text:p>
          </table:table-cell>
          <table:table-cell office:value-type="float" office:value="67619" calcext:value-type="float">
            <text:p>67619</text:p>
          </table:table-cell>
          <table:table-cell table:number-columns-repeated="7"/>
          <table:table-cell office:value-type="float" office:value="33800" calcext:value-type="float">
            <text:p>33800</text:p>
          </table:table-cell>
          <table:table-cell office:value-type="float" office:value="0.0488400459289551" calcext:value-type="float">
            <text:p>0.0488400459289551</text:p>
          </table:table-cell>
          <table:table-cell/>
          <table:table-cell office:value-type="float" office:value="33800" calcext:value-type="float">
            <text:p>33800</text:p>
          </table:table-cell>
          <table:table-cell office:value-type="float" office:value="0.042682409286499" calcext:value-type="float">
            <text:p>0.042682409286499</text:p>
          </table:table-cell>
        </table:table-row>
        <table:table-row table:style-name="ro1">
          <table:table-cell office:value-type="float" office:value="33910" calcext:value-type="float">
            <text:p>33910</text:p>
          </table:table-cell>
          <table:table-cell office:value-type="float" office:value="67819" calcext:value-type="float">
            <text:p>67819</text:p>
          </table:table-cell>
          <table:table-cell table:number-columns-repeated="7"/>
          <table:table-cell office:value-type="float" office:value="33900" calcext:value-type="float">
            <text:p>33900</text:p>
          </table:table-cell>
          <table:table-cell office:value-type="float" office:value="0.057236909866333" calcext:value-type="float">
            <text:p>0.057236909866333</text:p>
          </table:table-cell>
          <table:table-cell/>
          <table:table-cell office:value-type="float" office:value="33900" calcext:value-type="float">
            <text:p>33900</text:p>
          </table:table-cell>
          <table:table-cell office:value-type="float" office:value="0.0416522026062012" calcext:value-type="float">
            <text:p>0.0416522026062012</text:p>
          </table:table-cell>
        </table:table-row>
        <table:table-row table:style-name="ro1">
          <table:table-cell office:value-type="float" office:value="34010" calcext:value-type="float">
            <text:p>34010</text:p>
          </table:table-cell>
          <table:table-cell office:value-type="float" office:value="68019" calcext:value-type="float">
            <text:p>68019</text:p>
          </table:table-cell>
          <table:table-cell table:number-columns-repeated="7"/>
          <table:table-cell office:value-type="float" office:value="34000" calcext:value-type="float">
            <text:p>34000</text:p>
          </table:table-cell>
          <table:table-cell office:value-type="float" office:value="0.0588762760162354" calcext:value-type="float">
            <text:p>0.0588762760162354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float" office:value="0.042025089263916" calcext:value-type="float">
            <text:p>0.042025089263916</text:p>
          </table:table-cell>
        </table:table-row>
        <table:table-row table:style-name="ro1">
          <table:table-cell office:value-type="float" office:value="34110" calcext:value-type="float">
            <text:p>34110</text:p>
          </table:table-cell>
          <table:table-cell office:value-type="float" office:value="68219" calcext:value-type="float">
            <text:p>68219</text:p>
          </table:table-cell>
          <table:table-cell table:number-columns-repeated="7"/>
          <table:table-cell office:value-type="float" office:value="34100" calcext:value-type="float">
            <text:p>34100</text:p>
          </table:table-cell>
          <table:table-cell office:value-type="float" office:value="0.0559511184692383" calcext:value-type="float">
            <text:p>0.0559511184692383</text:p>
          </table:table-cell>
          <table:table-cell/>
          <table:table-cell office:value-type="float" office:value="34100" calcext:value-type="float">
            <text:p>34100</text:p>
          </table:table-cell>
          <table:table-cell office:value-type="float" office:value="0.0417826175689697" calcext:value-type="float">
            <text:p>0.0417826175689697</text:p>
          </table:table-cell>
        </table:table-row>
        <table:table-row table:style-name="ro1">
          <table:table-cell office:value-type="float" office:value="34210" calcext:value-type="float">
            <text:p>34210</text:p>
          </table:table-cell>
          <table:table-cell office:value-type="float" office:value="68419" calcext:value-type="float">
            <text:p>68419</text:p>
          </table:table-cell>
          <table:table-cell table:number-columns-repeated="7"/>
          <table:table-cell office:value-type="float" office:value="34200" calcext:value-type="float">
            <text:p>34200</text:p>
          </table:table-cell>
          <table:table-cell office:value-type="float" office:value="0.0555379390716553" calcext:value-type="float">
            <text:p>0.0555379390716553</text:p>
          </table:table-cell>
          <table:table-cell/>
          <table:table-cell office:value-type="float" office:value="34200" calcext:value-type="float">
            <text:p>34200</text:p>
          </table:table-cell>
          <table:table-cell office:value-type="float" office:value="0.0415079593658447" calcext:value-type="float">
            <text:p>0.0415079593658447</text:p>
          </table:table-cell>
        </table:table-row>
        <table:table-row table:style-name="ro1">
          <table:table-cell office:value-type="float" office:value="34310" calcext:value-type="float">
            <text:p>34310</text:p>
          </table:table-cell>
          <table:table-cell office:value-type="float" office:value="68619" calcext:value-type="float">
            <text:p>68619</text:p>
          </table:table-cell>
          <table:table-cell table:number-columns-repeated="7"/>
          <table:table-cell office:value-type="float" office:value="34300" calcext:value-type="float">
            <text:p>34300</text:p>
          </table:table-cell>
          <table:table-cell office:value-type="float" office:value="0.0523161888122559" calcext:value-type="float">
            <text:p>0.0523161888122559</text:p>
          </table:table-cell>
          <table:table-cell/>
          <table:table-cell office:value-type="float" office:value="34300" calcext:value-type="float">
            <text:p>34300</text:p>
          </table:table-cell>
          <table:table-cell office:value-type="float" office:value="0.0430305004119873" calcext:value-type="float">
            <text:p>0.0430305004119873</text:p>
          </table:table-cell>
        </table:table-row>
        <table:table-row table:style-name="ro1">
          <table:table-cell office:value-type="float" office:value="34410" calcext:value-type="float">
            <text:p>34410</text:p>
          </table:table-cell>
          <table:table-cell office:value-type="float" office:value="68819" calcext:value-type="float">
            <text:p>68819</text:p>
          </table:table-cell>
          <table:table-cell table:number-columns-repeated="7"/>
          <table:table-cell office:value-type="float" office:value="34400" calcext:value-type="float">
            <text:p>34400</text:p>
          </table:table-cell>
          <table:table-cell office:value-type="float" office:value="0.0533499717712402" calcext:value-type="float">
            <text:p>0.0533499717712402</text:p>
          </table:table-cell>
          <table:table-cell/>
          <table:table-cell office:value-type="float" office:value="34400" calcext:value-type="float">
            <text:p>34400</text:p>
          </table:table-cell>
          <table:table-cell office:value-type="float" office:value="0.0445160865783691" calcext:value-type="float">
            <text:p>0.0445160865783691</text:p>
          </table:table-cell>
        </table:table-row>
        <table:table-row table:style-name="ro1">
          <table:table-cell office:value-type="float" office:value="34510" calcext:value-type="float">
            <text:p>34510</text:p>
          </table:table-cell>
          <table:table-cell office:value-type="float" office:value="69019" calcext:value-type="float">
            <text:p>69019</text:p>
          </table:table-cell>
          <table:table-cell table:number-columns-repeated="7"/>
          <table:table-cell office:value-type="float" office:value="34500" calcext:value-type="float">
            <text:p>34500</text:p>
          </table:table-cell>
          <table:table-cell office:value-type="float" office:value="0.0548455715179443" calcext:value-type="float">
            <text:p>0.0548455715179443</text:p>
          </table:table-cell>
          <table:table-cell/>
          <table:table-cell office:value-type="float" office:value="34500" calcext:value-type="float">
            <text:p>34500</text:p>
          </table:table-cell>
          <table:table-cell office:value-type="float" office:value="0.0427072048187256" calcext:value-type="float">
            <text:p>0.0427072048187256</text:p>
          </table:table-cell>
        </table:table-row>
        <table:table-row table:style-name="ro1">
          <table:table-cell office:value-type="float" office:value="34610" calcext:value-type="float">
            <text:p>34610</text:p>
          </table:table-cell>
          <table:table-cell office:value-type="float" office:value="69219" calcext:value-type="float">
            <text:p>69219</text:p>
          </table:table-cell>
          <table:table-cell table:number-columns-repeated="7"/>
          <table:table-cell office:value-type="float" office:value="34600" calcext:value-type="float">
            <text:p>34600</text:p>
          </table:table-cell>
          <table:table-cell office:value-type="float" office:value="0.0550858974456787" calcext:value-type="float">
            <text:p>0.0550858974456787</text:p>
          </table:table-cell>
          <table:table-cell/>
          <table:table-cell office:value-type="float" office:value="34600" calcext:value-type="float">
            <text:p>34600</text:p>
          </table:table-cell>
          <table:table-cell office:value-type="float" office:value="0.0452606678009033" calcext:value-type="float">
            <text:p>0.0452606678009033</text:p>
          </table:table-cell>
        </table:table-row>
        <table:table-row table:style-name="ro1">
          <table:table-cell office:value-type="float" office:value="34710" calcext:value-type="float">
            <text:p>34710</text:p>
          </table:table-cell>
          <table:table-cell office:value-type="float" office:value="69419" calcext:value-type="float">
            <text:p>69419</text:p>
          </table:table-cell>
          <table:table-cell table:number-columns-repeated="7"/>
          <table:table-cell office:value-type="float" office:value="34700" calcext:value-type="float">
            <text:p>34700</text:p>
          </table:table-cell>
          <table:table-cell office:value-type="float" office:value="0.0524218082427979" calcext:value-type="float">
            <text:p>0.0524218082427979</text:p>
          </table:table-cell>
          <table:table-cell/>
          <table:table-cell office:value-type="float" office:value="34700" calcext:value-type="float">
            <text:p>34700</text:p>
          </table:table-cell>
          <table:table-cell office:value-type="float" office:value="0.0479812622070313" calcext:value-type="float">
            <text:p>0.0479812622070313</text:p>
          </table:table-cell>
        </table:table-row>
        <table:table-row table:style-name="ro1">
          <table:table-cell office:value-type="float" office:value="34810" calcext:value-type="float">
            <text:p>34810</text:p>
          </table:table-cell>
          <table:table-cell office:value-type="float" office:value="69619" calcext:value-type="float">
            <text:p>69619</text:p>
          </table:table-cell>
          <table:table-cell table:number-columns-repeated="7"/>
          <table:table-cell office:value-type="float" office:value="34800" calcext:value-type="float">
            <text:p>34800</text:p>
          </table:table-cell>
          <table:table-cell office:value-type="float" office:value="0.0518631935119629" calcext:value-type="float">
            <text:p>0.0518631935119629</text:p>
          </table:table-cell>
          <table:table-cell/>
          <table:table-cell office:value-type="float" office:value="34800" calcext:value-type="float">
            <text:p>34800</text:p>
          </table:table-cell>
          <table:table-cell office:value-type="float" office:value="0.0457284450531006" calcext:value-type="float">
            <text:p>0.0457284450531006</text:p>
          </table:table-cell>
        </table:table-row>
        <table:table-row table:style-name="ro1">
          <table:table-cell office:value-type="float" office:value="34910" calcext:value-type="float">
            <text:p>34910</text:p>
          </table:table-cell>
          <table:table-cell office:value-type="float" office:value="69819" calcext:value-type="float">
            <text:p>69819</text:p>
          </table:table-cell>
          <table:table-cell table:number-columns-repeated="7"/>
          <table:table-cell office:value-type="float" office:value="34900" calcext:value-type="float">
            <text:p>34900</text:p>
          </table:table-cell>
          <table:table-cell office:value-type="float" office:value="0.0566227436065674" calcext:value-type="float">
            <text:p>0.0566227436065674</text:p>
          </table:table-cell>
          <table:table-cell/>
          <table:table-cell office:value-type="float" office:value="34900" calcext:value-type="float">
            <text:p>34900</text:p>
          </table:table-cell>
          <table:table-cell office:value-type="float" office:value="0.0452921390533447" calcext:value-type="float">
            <text:p>0.0452921390533447</text:p>
          </table:table-cell>
        </table:table-row>
        <table:table-row table:style-name="ro1">
          <table:table-cell office:value-type="float" office:value="35010" calcext:value-type="float">
            <text:p>35010</text:p>
          </table:table-cell>
          <table:table-cell office:value-type="float" office:value="70019" calcext:value-type="float">
            <text:p>70019</text:p>
          </table:table-cell>
          <table:table-cell table:number-columns-repeated="7"/>
          <table:table-cell office:value-type="float" office:value="35000" calcext:value-type="float">
            <text:p>35000</text:p>
          </table:table-cell>
          <table:table-cell office:value-type="float" office:value="0.0544195175170898" calcext:value-type="float">
            <text:p>0.0544195175170898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0.0460062026977539" calcext:value-type="float">
            <text:p>0.0460062026977539</text:p>
          </table:table-cell>
        </table:table-row>
        <table:table-row table:style-name="ro1">
          <table:table-cell office:value-type="float" office:value="35110" calcext:value-type="float">
            <text:p>35110</text:p>
          </table:table-cell>
          <table:table-cell office:value-type="float" office:value="70219" calcext:value-type="float">
            <text:p>70219</text:p>
          </table:table-cell>
          <table:table-cell table:number-columns-repeated="7"/>
          <table:table-cell office:value-type="float" office:value="35100" calcext:value-type="float">
            <text:p>35100</text:p>
          </table:table-cell>
          <table:table-cell office:value-type="float" office:value="0.0510110855102539" calcext:value-type="float">
            <text:p>0.0510110855102539</text:p>
          </table:table-cell>
          <table:table-cell/>
          <table:table-cell office:value-type="float" office:value="35100" calcext:value-type="float">
            <text:p>35100</text:p>
          </table:table-cell>
          <table:table-cell office:value-type="float" office:value="0.0493259429931641" calcext:value-type="float">
            <text:p>0.0493259429931641</text:p>
          </table:table-cell>
        </table:table-row>
        <table:table-row table:style-name="ro1">
          <table:table-cell office:value-type="float" office:value="35210" calcext:value-type="float">
            <text:p>35210</text:p>
          </table:table-cell>
          <table:table-cell office:value-type="float" office:value="70419" calcext:value-type="float">
            <text:p>70419</text:p>
          </table:table-cell>
          <table:table-cell table:number-columns-repeated="7"/>
          <table:table-cell office:value-type="float" office:value="35200" calcext:value-type="float">
            <text:p>35200</text:p>
          </table:table-cell>
          <table:table-cell office:value-type="float" office:value="0.0534794330596924" calcext:value-type="float">
            <text:p>0.0534794330596924</text:p>
          </table:table-cell>
          <table:table-cell/>
          <table:table-cell office:value-type="float" office:value="35200" calcext:value-type="float">
            <text:p>35200</text:p>
          </table:table-cell>
          <table:table-cell office:value-type="float" office:value="0.0455002784729004" calcext:value-type="float">
            <text:p>0.0455002784729004</text:p>
          </table:table-cell>
        </table:table-row>
        <table:table-row table:style-name="ro1">
          <table:table-cell office:value-type="float" office:value="35310" calcext:value-type="float">
            <text:p>35310</text:p>
          </table:table-cell>
          <table:table-cell office:value-type="float" office:value="70619" calcext:value-type="float">
            <text:p>70619</text:p>
          </table:table-cell>
          <table:table-cell table:number-columns-repeated="7"/>
          <table:table-cell office:value-type="float" office:value="35300" calcext:value-type="float">
            <text:p>35300</text:p>
          </table:table-cell>
          <table:table-cell office:value-type="float" office:value="0.0543837547302246" calcext:value-type="float">
            <text:p>0.0543837547302246</text:p>
          </table:table-cell>
          <table:table-cell/>
          <table:table-cell office:value-type="float" office:value="35300" calcext:value-type="float">
            <text:p>35300</text:p>
          </table:table-cell>
          <table:table-cell office:value-type="float" office:value="0.0480678081512451" calcext:value-type="float">
            <text:p>0.0480678081512451</text:p>
          </table:table-cell>
        </table:table-row>
        <table:table-row table:style-name="ro1">
          <table:table-cell office:value-type="float" office:value="35410" calcext:value-type="float">
            <text:p>35410</text:p>
          </table:table-cell>
          <table:table-cell office:value-type="float" office:value="70819" calcext:value-type="float">
            <text:p>70819</text:p>
          </table:table-cell>
          <table:table-cell table:number-columns-repeated="7"/>
          <table:table-cell office:value-type="float" office:value="35400" calcext:value-type="float">
            <text:p>35400</text:p>
          </table:table-cell>
          <table:table-cell office:value-type="float" office:value="0.0525741577148438" calcext:value-type="float">
            <text:p>0.0525741577148438</text:p>
          </table:table-cell>
          <table:table-cell/>
          <table:table-cell office:value-type="float" office:value="35400" calcext:value-type="float">
            <text:p>35400</text:p>
          </table:table-cell>
          <table:table-cell office:value-type="float" office:value="0.0477354526519775" calcext:value-type="float">
            <text:p>0.0477354526519775</text:p>
          </table:table-cell>
        </table:table-row>
        <table:table-row table:style-name="ro1">
          <table:table-cell office:value-type="float" office:value="35510" calcext:value-type="float">
            <text:p>35510</text:p>
          </table:table-cell>
          <table:table-cell office:value-type="float" office:value="71019" calcext:value-type="float">
            <text:p>71019</text:p>
          </table:table-cell>
          <table:table-cell table:number-columns-repeated="7"/>
          <table:table-cell office:value-type="float" office:value="35500" calcext:value-type="float">
            <text:p>35500</text:p>
          </table:table-cell>
          <table:table-cell office:value-type="float" office:value="0.0510015487670898" calcext:value-type="float">
            <text:p>0.0510015487670898</text:p>
          </table:table-cell>
          <table:table-cell/>
          <table:table-cell office:value-type="float" office:value="35500" calcext:value-type="float">
            <text:p>35500</text:p>
          </table:table-cell>
          <table:table-cell office:value-type="float" office:value="0.048267126083374" calcext:value-type="float">
            <text:p>0.048267126083374</text:p>
          </table:table-cell>
        </table:table-row>
        <table:table-row table:style-name="ro1">
          <table:table-cell office:value-type="float" office:value="35610" calcext:value-type="float">
            <text:p>35610</text:p>
          </table:table-cell>
          <table:table-cell office:value-type="float" office:value="71219" calcext:value-type="float">
            <text:p>71219</text:p>
          </table:table-cell>
          <table:table-cell table:number-columns-repeated="7"/>
          <table:table-cell office:value-type="float" office:value="35600" calcext:value-type="float">
            <text:p>35600</text:p>
          </table:table-cell>
          <table:table-cell office:value-type="float" office:value="0.0536301136016846" calcext:value-type="float">
            <text:p>0.0536301136016846</text:p>
          </table:table-cell>
          <table:table-cell/>
          <table:table-cell office:value-type="float" office:value="35600" calcext:value-type="float">
            <text:p>35600</text:p>
          </table:table-cell>
          <table:table-cell office:value-type="float" office:value="0.0475156307220459" calcext:value-type="float">
            <text:p>0.0475156307220459</text:p>
          </table:table-cell>
        </table:table-row>
        <table:table-row table:style-name="ro1">
          <table:table-cell office:value-type="float" office:value="35710" calcext:value-type="float">
            <text:p>35710</text:p>
          </table:table-cell>
          <table:table-cell office:value-type="float" office:value="71419" calcext:value-type="float">
            <text:p>71419</text:p>
          </table:table-cell>
          <table:table-cell table:number-columns-repeated="7"/>
          <table:table-cell office:value-type="float" office:value="35700" calcext:value-type="float">
            <text:p>35700</text:p>
          </table:table-cell>
          <table:table-cell office:value-type="float" office:value="0.0531473159790039" calcext:value-type="float">
            <text:p>0.0531473159790039</text:p>
          </table:table-cell>
          <table:table-cell/>
          <table:table-cell office:value-type="float" office:value="35700" calcext:value-type="float">
            <text:p>35700</text:p>
          </table:table-cell>
          <table:table-cell office:value-type="float" office:value="0.0487167835235596" calcext:value-type="float">
            <text:p>0.0487167835235596</text:p>
          </table:table-cell>
        </table:table-row>
        <table:table-row table:style-name="ro1">
          <table:table-cell office:value-type="float" office:value="35810" calcext:value-type="float">
            <text:p>35810</text:p>
          </table:table-cell>
          <table:table-cell office:value-type="float" office:value="71619" calcext:value-type="float">
            <text:p>71619</text:p>
          </table:table-cell>
          <table:table-cell table:number-columns-repeated="7"/>
          <table:table-cell office:value-type="float" office:value="35800" calcext:value-type="float">
            <text:p>35800</text:p>
          </table:table-cell>
          <table:table-cell office:value-type="float" office:value="0.0553181171417236" calcext:value-type="float">
            <text:p>0.0553181171417236</text:p>
          </table:table-cell>
          <table:table-cell/>
          <table:table-cell office:value-type="float" office:value="35800" calcext:value-type="float">
            <text:p>35800</text:p>
          </table:table-cell>
          <table:table-cell office:value-type="float" office:value="0.0468490123748779" calcext:value-type="float">
            <text:p>0.0468490123748779</text:p>
          </table:table-cell>
        </table:table-row>
        <table:table-row table:style-name="ro1">
          <table:table-cell office:value-type="float" office:value="35910" calcext:value-type="float">
            <text:p>35910</text:p>
          </table:table-cell>
          <table:table-cell office:value-type="float" office:value="71819" calcext:value-type="float">
            <text:p>71819</text:p>
          </table:table-cell>
          <table:table-cell table:number-columns-repeated="7"/>
          <table:table-cell office:value-type="float" office:value="35900" calcext:value-type="float">
            <text:p>35900</text:p>
          </table:table-cell>
          <table:table-cell office:value-type="float" office:value="0.0545773506164551" calcext:value-type="float">
            <text:p>0.0545773506164551</text:p>
          </table:table-cell>
          <table:table-cell/>
          <table:table-cell office:value-type="float" office:value="35900" calcext:value-type="float">
            <text:p>35900</text:p>
          </table:table-cell>
          <table:table-cell office:value-type="float" office:value="0.0496833324432373" calcext:value-type="float">
            <text:p>0.0496833324432373</text:p>
          </table:table-cell>
        </table:table-row>
        <table:table-row table:style-name="ro1">
          <table:table-cell office:value-type="float" office:value="36010" calcext:value-type="float">
            <text:p>36010</text:p>
          </table:table-cell>
          <table:table-cell office:value-type="float" office:value="72019" calcext:value-type="float">
            <text:p>72019</text:p>
          </table:table-cell>
          <table:table-cell table:number-columns-repeated="7"/>
          <table:table-cell office:value-type="float" office:value="36000" calcext:value-type="float">
            <text:p>36000</text:p>
          </table:table-cell>
          <table:table-cell office:value-type="float" office:value="0.0551393032073975" calcext:value-type="float">
            <text:p>0.0551393032073975</text:p>
          </table:table-cell>
          <table:table-cell/>
          <table:table-cell office:value-type="float" office:value="36000" calcext:value-type="float">
            <text:p>36000</text:p>
          </table:table-cell>
          <table:table-cell office:value-type="float" office:value="0.0481982231140137" calcext:value-type="float">
            <text:p>0.0481982231140137</text:p>
          </table:table-cell>
        </table:table-row>
        <table:table-row table:style-name="ro1">
          <table:table-cell office:value-type="float" office:value="36110" calcext:value-type="float">
            <text:p>36110</text:p>
          </table:table-cell>
          <table:table-cell office:value-type="float" office:value="72219" calcext:value-type="float">
            <text:p>72219</text:p>
          </table:table-cell>
          <table:table-cell table:number-columns-repeated="7"/>
          <table:table-cell office:value-type="float" office:value="36100" calcext:value-type="float">
            <text:p>36100</text:p>
          </table:table-cell>
          <table:table-cell office:value-type="float" office:value="0.0584931373596191" calcext:value-type="float">
            <text:p>0.0584931373596191</text:p>
          </table:table-cell>
          <table:table-cell/>
          <table:table-cell office:value-type="float" office:value="36100" calcext:value-type="float">
            <text:p>36100</text:p>
          </table:table-cell>
          <table:table-cell office:value-type="float" office:value="0.0475406646728516" calcext:value-type="float">
            <text:p>0.0475406646728516</text:p>
          </table:table-cell>
        </table:table-row>
        <table:table-row table:style-name="ro1">
          <table:table-cell office:value-type="float" office:value="36210" calcext:value-type="float">
            <text:p>36210</text:p>
          </table:table-cell>
          <table:table-cell office:value-type="float" office:value="72419" calcext:value-type="float">
            <text:p>72419</text:p>
          </table:table-cell>
          <table:table-cell table:number-columns-repeated="7"/>
          <table:table-cell office:value-type="float" office:value="36200" calcext:value-type="float">
            <text:p>36200</text:p>
          </table:table-cell>
          <table:table-cell office:value-type="float" office:value="0.0562195777893066" calcext:value-type="float">
            <text:p>0.0562195777893066</text:p>
          </table:table-cell>
          <table:table-cell/>
          <table:table-cell office:value-type="float" office:value="36200" calcext:value-type="float">
            <text:p>36200</text:p>
          </table:table-cell>
          <table:table-cell office:value-type="float" office:value="0.0487213134765625" calcext:value-type="float">
            <text:p>0.0487213134765625</text:p>
          </table:table-cell>
        </table:table-row>
        <table:table-row table:style-name="ro1">
          <table:table-cell office:value-type="float" office:value="36310" calcext:value-type="float">
            <text:p>36310</text:p>
          </table:table-cell>
          <table:table-cell office:value-type="float" office:value="72619" calcext:value-type="float">
            <text:p>72619</text:p>
          </table:table-cell>
          <table:table-cell table:number-columns-repeated="7"/>
          <table:table-cell office:value-type="float" office:value="36300" calcext:value-type="float">
            <text:p>36300</text:p>
          </table:table-cell>
          <table:table-cell office:value-type="float" office:value="0.0566353797912598" calcext:value-type="float">
            <text:p>0.0566353797912598</text:p>
          </table:table-cell>
          <table:table-cell/>
          <table:table-cell office:value-type="float" office:value="36300" calcext:value-type="float">
            <text:p>36300</text:p>
          </table:table-cell>
          <table:table-cell office:value-type="float" office:value="0.050323486328125" calcext:value-type="float">
            <text:p>0.050323486328125</text:p>
          </table:table-cell>
        </table:table-row>
        <table:table-row table:style-name="ro1">
          <table:table-cell office:value-type="float" office:value="36410" calcext:value-type="float">
            <text:p>36410</text:p>
          </table:table-cell>
          <table:table-cell office:value-type="float" office:value="72819" calcext:value-type="float">
            <text:p>72819</text:p>
          </table:table-cell>
          <table:table-cell table:number-columns-repeated="7"/>
          <table:table-cell office:value-type="float" office:value="36400" calcext:value-type="float">
            <text:p>36400</text:p>
          </table:table-cell>
          <table:table-cell office:value-type="float" office:value="0.0575051307678223" calcext:value-type="float">
            <text:p>0.0575051307678223</text:p>
          </table:table-cell>
          <table:table-cell/>
          <table:table-cell office:value-type="float" office:value="36400" calcext:value-type="float">
            <text:p>36400</text:p>
          </table:table-cell>
          <table:table-cell office:value-type="float" office:value="0.0525436401367188" calcext:value-type="float">
            <text:p>0.0525436401367188</text:p>
          </table:table-cell>
        </table:table-row>
        <table:table-row table:style-name="ro1">
          <table:table-cell office:value-type="float" office:value="36510" calcext:value-type="float">
            <text:p>36510</text:p>
          </table:table-cell>
          <table:table-cell office:value-type="float" office:value="73019" calcext:value-type="float">
            <text:p>73019</text:p>
          </table:table-cell>
          <table:table-cell table:number-columns-repeated="7"/>
          <table:table-cell office:value-type="float" office:value="36500" calcext:value-type="float">
            <text:p>36500</text:p>
          </table:table-cell>
          <table:table-cell office:value-type="float" office:value="0.058823823928833" calcext:value-type="float">
            <text:p>0.058823823928833</text:p>
          </table:table-cell>
          <table:table-cell/>
          <table:table-cell office:value-type="float" office:value="36500" calcext:value-type="float">
            <text:p>36500</text:p>
          </table:table-cell>
          <table:table-cell office:value-type="float" office:value="0.0558240413665772" calcext:value-type="float">
            <text:p>0.0558240413665772</text:p>
          </table:table-cell>
        </table:table-row>
        <table:table-row table:style-name="ro1">
          <table:table-cell office:value-type="float" office:value="36610" calcext:value-type="float">
            <text:p>36610</text:p>
          </table:table-cell>
          <table:table-cell office:value-type="float" office:value="73219" calcext:value-type="float">
            <text:p>73219</text:p>
          </table:table-cell>
          <table:table-cell table:number-columns-repeated="7"/>
          <table:table-cell office:value-type="float" office:value="36600" calcext:value-type="float">
            <text:p>36600</text:p>
          </table:table-cell>
          <table:table-cell office:value-type="float" office:value="0.0582144260406494" calcext:value-type="float">
            <text:p>0.0582144260406494</text:p>
          </table:table-cell>
          <table:table-cell/>
          <table:table-cell office:value-type="float" office:value="36600" calcext:value-type="float">
            <text:p>36600</text:p>
          </table:table-cell>
          <table:table-cell office:value-type="float" office:value="0.0591816902160645" calcext:value-type="float">
            <text:p>0.0591816902160645</text:p>
          </table:table-cell>
        </table:table-row>
        <table:table-row table:style-name="ro1">
          <table:table-cell office:value-type="float" office:value="36710" calcext:value-type="float">
            <text:p>36710</text:p>
          </table:table-cell>
          <table:table-cell office:value-type="float" office:value="73419" calcext:value-type="float">
            <text:p>73419</text:p>
          </table:table-cell>
          <table:table-cell table:number-columns-repeated="7"/>
          <table:table-cell office:value-type="float" office:value="36700" calcext:value-type="float">
            <text:p>36700</text:p>
          </table:table-cell>
          <table:table-cell office:value-type="float" office:value="0.0566346645355225" calcext:value-type="float">
            <text:p>0.0566346645355225</text:p>
          </table:table-cell>
          <table:table-cell/>
          <table:table-cell office:value-type="float" office:value="36700" calcext:value-type="float">
            <text:p>36700</text:p>
          </table:table-cell>
          <table:table-cell office:value-type="float" office:value="0.0510249137878418" calcext:value-type="float">
            <text:p>0.0510249137878418</text:p>
          </table:table-cell>
        </table:table-row>
        <table:table-row table:style-name="ro1">
          <table:table-cell office:value-type="float" office:value="36810" calcext:value-type="float">
            <text:p>36810</text:p>
          </table:table-cell>
          <table:table-cell office:value-type="float" office:value="73619" calcext:value-type="float">
            <text:p>73619</text:p>
          </table:table-cell>
          <table:table-cell table:number-columns-repeated="7"/>
          <table:table-cell office:value-type="float" office:value="36800" calcext:value-type="float">
            <text:p>36800</text:p>
          </table:table-cell>
          <table:table-cell office:value-type="float" office:value="0.0581297874450684" calcext:value-type="float">
            <text:p>0.0581297874450684</text:p>
          </table:table-cell>
          <table:table-cell/>
          <table:table-cell office:value-type="float" office:value="36800" calcext:value-type="float">
            <text:p>36800</text:p>
          </table:table-cell>
          <table:table-cell office:value-type="float" office:value="0.0461008548736572" calcext:value-type="float">
            <text:p>0.0461008548736572</text:p>
          </table:table-cell>
        </table:table-row>
        <table:table-row table:style-name="ro1">
          <table:table-cell office:value-type="float" office:value="36910" calcext:value-type="float">
            <text:p>36910</text:p>
          </table:table-cell>
          <table:table-cell office:value-type="float" office:value="73819" calcext:value-type="float">
            <text:p>73819</text:p>
          </table:table-cell>
          <table:table-cell table:number-columns-repeated="7"/>
          <table:table-cell office:value-type="float" office:value="36900" calcext:value-type="float">
            <text:p>36900</text:p>
          </table:table-cell>
          <table:table-cell office:value-type="float" office:value="0.0574667453765869" calcext:value-type="float">
            <text:p>0.0574667453765869</text:p>
          </table:table-cell>
          <table:table-cell/>
          <table:table-cell office:value-type="float" office:value="36900" calcext:value-type="float">
            <text:p>36900</text:p>
          </table:table-cell>
          <table:table-cell office:value-type="float" office:value="0.0466623306274414" calcext:value-type="float">
            <text:p>0.0466623306274414</text:p>
          </table:table-cell>
        </table:table-row>
        <table:table-row table:style-name="ro1">
          <table:table-cell office:value-type="float" office:value="37010" calcext:value-type="float">
            <text:p>37010</text:p>
          </table:table-cell>
          <table:table-cell office:value-type="float" office:value="74019" calcext:value-type="float">
            <text:p>74019</text:p>
          </table:table-cell>
          <table:table-cell table:number-columns-repeated="7"/>
          <table:table-cell office:value-type="float" office:value="37000" calcext:value-type="float">
            <text:p>37000</text:p>
          </table:table-cell>
          <table:table-cell office:value-type="float" office:value="0.0578103065490723" calcext:value-type="float">
            <text:p>0.0578103065490723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float" office:value="0.0510482788085938" calcext:value-type="float">
            <text:p>0.0510482788085938</text:p>
          </table:table-cell>
        </table:table-row>
        <table:table-row table:style-name="ro1">
          <table:table-cell office:value-type="float" office:value="37110" calcext:value-type="float">
            <text:p>37110</text:p>
          </table:table-cell>
          <table:table-cell office:value-type="float" office:value="74219" calcext:value-type="float">
            <text:p>74219</text:p>
          </table:table-cell>
          <table:table-cell table:number-columns-repeated="7"/>
          <table:table-cell office:value-type="float" office:value="37100" calcext:value-type="float">
            <text:p>37100</text:p>
          </table:table-cell>
          <table:table-cell office:value-type="float" office:value="0.0608713626861572" calcext:value-type="float">
            <text:p>0.0608713626861572</text:p>
          </table:table-cell>
          <table:table-cell/>
          <table:table-cell office:value-type="float" office:value="37100" calcext:value-type="float">
            <text:p>37100</text:p>
          </table:table-cell>
          <table:table-cell office:value-type="float" office:value="0.0483336448669434" calcext:value-type="float">
            <text:p>0.0483336448669434</text:p>
          </table:table-cell>
        </table:table-row>
        <table:table-row table:style-name="ro1">
          <table:table-cell office:value-type="float" office:value="37210" calcext:value-type="float">
            <text:p>37210</text:p>
          </table:table-cell>
          <table:table-cell office:value-type="float" office:value="74419" calcext:value-type="float">
            <text:p>74419</text:p>
          </table:table-cell>
          <table:table-cell table:number-columns-repeated="7"/>
          <table:table-cell office:value-type="float" office:value="37200" calcext:value-type="float">
            <text:p>37200</text:p>
          </table:table-cell>
          <table:table-cell office:value-type="float" office:value="0.0596513748168945" calcext:value-type="float">
            <text:p>0.0596513748168945</text:p>
          </table:table-cell>
          <table:table-cell/>
          <table:table-cell office:value-type="float" office:value="37200" calcext:value-type="float">
            <text:p>37200</text:p>
          </table:table-cell>
          <table:table-cell office:value-type="float" office:value="0.0517950057983398" calcext:value-type="float">
            <text:p>0.0517950057983398</text:p>
          </table:table-cell>
        </table:table-row>
        <table:table-row table:style-name="ro1">
          <table:table-cell office:value-type="float" office:value="37310" calcext:value-type="float">
            <text:p>37310</text:p>
          </table:table-cell>
          <table:table-cell office:value-type="float" office:value="74619" calcext:value-type="float">
            <text:p>74619</text:p>
          </table:table-cell>
          <table:table-cell table:number-columns-repeated="7"/>
          <table:table-cell office:value-type="float" office:value="37300" calcext:value-type="float">
            <text:p>37300</text:p>
          </table:table-cell>
          <table:table-cell office:value-type="float" office:value="0.0610353946685791" calcext:value-type="float">
            <text:p>0.0610353946685791</text:p>
          </table:table-cell>
          <table:table-cell/>
          <table:table-cell office:value-type="float" office:value="37300" calcext:value-type="float">
            <text:p>37300</text:p>
          </table:table-cell>
          <table:table-cell office:value-type="float" office:value="0.0475618839263916" calcext:value-type="float">
            <text:p>0.0475618839263916</text:p>
          </table:table-cell>
        </table:table-row>
        <table:table-row table:style-name="ro1">
          <table:table-cell office:value-type="float" office:value="37410" calcext:value-type="float">
            <text:p>37410</text:p>
          </table:table-cell>
          <table:table-cell office:value-type="float" office:value="74819" calcext:value-type="float">
            <text:p>74819</text:p>
          </table:table-cell>
          <table:table-cell table:number-columns-repeated="7"/>
          <table:table-cell office:value-type="float" office:value="37400" calcext:value-type="float">
            <text:p>37400</text:p>
          </table:table-cell>
          <table:table-cell office:value-type="float" office:value="0.0615792274475098" calcext:value-type="float">
            <text:p>0.0615792274475098</text:p>
          </table:table-cell>
          <table:table-cell/>
          <table:table-cell office:value-type="float" office:value="37400" calcext:value-type="float">
            <text:p>37400</text:p>
          </table:table-cell>
          <table:table-cell office:value-type="float" office:value="0.0459837913513184" calcext:value-type="float">
            <text:p>0.0459837913513184</text:p>
          </table:table-cell>
        </table:table-row>
        <table:table-row table:style-name="ro1">
          <table:table-cell office:value-type="float" office:value="37510" calcext:value-type="float">
            <text:p>37510</text:p>
          </table:table-cell>
          <table:table-cell office:value-type="float" office:value="75019" calcext:value-type="float">
            <text:p>75019</text:p>
          </table:table-cell>
          <table:table-cell table:number-columns-repeated="7"/>
          <table:table-cell office:value-type="float" office:value="37500" calcext:value-type="float">
            <text:p>37500</text:p>
          </table:table-cell>
          <table:table-cell office:value-type="float" office:value="0.0587198734283447" calcext:value-type="float">
            <text:p>0.0587198734283447</text:p>
          </table:table-cell>
          <table:table-cell/>
          <table:table-cell office:value-type="float" office:value="37500" calcext:value-type="float">
            <text:p>37500</text:p>
          </table:table-cell>
          <table:table-cell office:value-type="float" office:value="0.0486836433410645" calcext:value-type="float">
            <text:p>0.0486836433410645</text:p>
          </table:table-cell>
        </table:table-row>
        <table:table-row table:style-name="ro1">
          <table:table-cell office:value-type="float" office:value="37610" calcext:value-type="float">
            <text:p>37610</text:p>
          </table:table-cell>
          <table:table-cell office:value-type="float" office:value="75219" calcext:value-type="float">
            <text:p>75219</text:p>
          </table:table-cell>
          <table:table-cell table:number-columns-repeated="7"/>
          <table:table-cell office:value-type="float" office:value="37600" calcext:value-type="float">
            <text:p>37600</text:p>
          </table:table-cell>
          <table:table-cell office:value-type="float" office:value="0.0591022968292236" calcext:value-type="float">
            <text:p>0.0591022968292236</text:p>
          </table:table-cell>
          <table:table-cell/>
          <table:table-cell office:value-type="float" office:value="37600" calcext:value-type="float">
            <text:p>37600</text:p>
          </table:table-cell>
          <table:table-cell office:value-type="float" office:value="0.0510027408599854" calcext:value-type="float">
            <text:p>0.0510027408599854</text:p>
          </table:table-cell>
        </table:table-row>
        <table:table-row table:style-name="ro1">
          <table:table-cell office:value-type="float" office:value="37710" calcext:value-type="float">
            <text:p>37710</text:p>
          </table:table-cell>
          <table:table-cell office:value-type="float" office:value="75419" calcext:value-type="float">
            <text:p>75419</text:p>
          </table:table-cell>
          <table:table-cell table:number-columns-repeated="7"/>
          <table:table-cell office:value-type="float" office:value="37700" calcext:value-type="float">
            <text:p>37700</text:p>
          </table:table-cell>
          <table:table-cell office:value-type="float" office:value="0.0803811550140381" calcext:value-type="float">
            <text:p>0.0803811550140381</text:p>
          </table:table-cell>
          <table:table-cell/>
          <table:table-cell office:value-type="float" office:value="37700" calcext:value-type="float">
            <text:p>37700</text:p>
          </table:table-cell>
          <table:table-cell office:value-type="float" office:value="0.0510578155517578" calcext:value-type="float">
            <text:p>0.0510578155517578</text:p>
          </table:table-cell>
        </table:table-row>
        <table:table-row table:style-name="ro1">
          <table:table-cell office:value-type="float" office:value="37810" calcext:value-type="float">
            <text:p>37810</text:p>
          </table:table-cell>
          <table:table-cell office:value-type="float" office:value="75619" calcext:value-type="float">
            <text:p>75619</text:p>
          </table:table-cell>
          <table:table-cell table:number-columns-repeated="7"/>
          <table:table-cell office:value-type="float" office:value="37800" calcext:value-type="float">
            <text:p>37800</text:p>
          </table:table-cell>
          <table:table-cell office:value-type="float" office:value="0.0674598217010498" calcext:value-type="float">
            <text:p>0.0674598217010498</text:p>
          </table:table-cell>
          <table:table-cell/>
          <table:table-cell office:value-type="float" office:value="37800" calcext:value-type="float">
            <text:p>37800</text:p>
          </table:table-cell>
          <table:table-cell office:value-type="float" office:value="0.0522747039794922" calcext:value-type="float">
            <text:p>0.0522747039794922</text:p>
          </table:table-cell>
        </table:table-row>
        <table:table-row table:style-name="ro1">
          <table:table-cell office:value-type="float" office:value="37910" calcext:value-type="float">
            <text:p>37910</text:p>
          </table:table-cell>
          <table:table-cell office:value-type="float" office:value="75819" calcext:value-type="float">
            <text:p>75819</text:p>
          </table:table-cell>
          <table:table-cell table:number-columns-repeated="7"/>
          <table:table-cell office:value-type="float" office:value="37900" calcext:value-type="float">
            <text:p>37900</text:p>
          </table:table-cell>
          <table:table-cell office:value-type="float" office:value="0.0561635494232178" calcext:value-type="float">
            <text:p>0.0561635494232178</text:p>
          </table:table-cell>
          <table:table-cell/>
          <table:table-cell office:value-type="float" office:value="37900" calcext:value-type="float">
            <text:p>37900</text:p>
          </table:table-cell>
          <table:table-cell office:value-type="float" office:value="0.0519161224365234" calcext:value-type="float">
            <text:p>0.0519161224365234</text:p>
          </table:table-cell>
        </table:table-row>
        <table:table-row table:style-name="ro1">
          <table:table-cell office:value-type="float" office:value="38010" calcext:value-type="float">
            <text:p>38010</text:p>
          </table:table-cell>
          <table:table-cell office:value-type="float" office:value="76019" calcext:value-type="float">
            <text:p>76019</text:p>
          </table:table-cell>
          <table:table-cell table:number-columns-repeated="7"/>
          <table:table-cell office:value-type="float" office:value="38000" calcext:value-type="float">
            <text:p>38000</text:p>
          </table:table-cell>
          <table:table-cell office:value-type="float" office:value="0.0557615756988525" calcext:value-type="float">
            <text:p>0.0557615756988525</text:p>
          </table:table-cell>
          <table:table-cell/>
          <table:table-cell office:value-type="float" office:value="38000" calcext:value-type="float">
            <text:p>38000</text:p>
          </table:table-cell>
          <table:table-cell office:value-type="float" office:value="0.051586389541626" calcext:value-type="float">
            <text:p>0.051586389541626</text:p>
          </table:table-cell>
        </table:table-row>
        <table:table-row table:style-name="ro1">
          <table:table-cell office:value-type="float" office:value="38110" calcext:value-type="float">
            <text:p>38110</text:p>
          </table:table-cell>
          <table:table-cell office:value-type="float" office:value="76219" calcext:value-type="float">
            <text:p>76219</text:p>
          </table:table-cell>
          <table:table-cell table:number-columns-repeated="7"/>
          <table:table-cell office:value-type="float" office:value="38100" calcext:value-type="float">
            <text:p>38100</text:p>
          </table:table-cell>
          <table:table-cell office:value-type="float" office:value="0.0564117431640625" calcext:value-type="float">
            <text:p>0.0564117431640625</text:p>
          </table:table-cell>
          <table:table-cell/>
          <table:table-cell office:value-type="float" office:value="38100" calcext:value-type="float">
            <text:p>38100</text:p>
          </table:table-cell>
          <table:table-cell office:value-type="float" office:value="0.0487511157989502" calcext:value-type="float">
            <text:p>0.0487511157989502</text:p>
          </table:table-cell>
        </table:table-row>
        <table:table-row table:style-name="ro1">
          <table:table-cell office:value-type="float" office:value="38210" calcext:value-type="float">
            <text:p>38210</text:p>
          </table:table-cell>
          <table:table-cell office:value-type="float" office:value="76419" calcext:value-type="float">
            <text:p>76419</text:p>
          </table:table-cell>
          <table:table-cell table:number-columns-repeated="7"/>
          <table:table-cell office:value-type="float" office:value="38200" calcext:value-type="float">
            <text:p>38200</text:p>
          </table:table-cell>
          <table:table-cell office:value-type="float" office:value="0.0588169097900391" calcext:value-type="float">
            <text:p>0.0588169097900391</text:p>
          </table:table-cell>
          <table:table-cell/>
          <table:table-cell office:value-type="float" office:value="38200" calcext:value-type="float">
            <text:p>38200</text:p>
          </table:table-cell>
          <table:table-cell office:value-type="float" office:value="0.0502550601959229" calcext:value-type="float">
            <text:p>0.0502550601959229</text:p>
          </table:table-cell>
        </table:table-row>
        <table:table-row table:style-name="ro1">
          <table:table-cell office:value-type="float" office:value="38310" calcext:value-type="float">
            <text:p>38310</text:p>
          </table:table-cell>
          <table:table-cell office:value-type="float" office:value="76619" calcext:value-type="float">
            <text:p>76619</text:p>
          </table:table-cell>
          <table:table-cell table:number-columns-repeated="7"/>
          <table:table-cell office:value-type="float" office:value="38300" calcext:value-type="float">
            <text:p>38300</text:p>
          </table:table-cell>
          <table:table-cell office:value-type="float" office:value="0.0628328323364258" calcext:value-type="float">
            <text:p>0.0628328323364258</text:p>
          </table:table-cell>
          <table:table-cell/>
          <table:table-cell office:value-type="float" office:value="38300" calcext:value-type="float">
            <text:p>38300</text:p>
          </table:table-cell>
          <table:table-cell office:value-type="float" office:value="0.0484261512756348" calcext:value-type="float">
            <text:p>0.0484261512756348</text:p>
          </table:table-cell>
        </table:table-row>
        <table:table-row table:style-name="ro1">
          <table:table-cell office:value-type="float" office:value="38410" calcext:value-type="float">
            <text:p>38410</text:p>
          </table:table-cell>
          <table:table-cell office:value-type="float" office:value="76819" calcext:value-type="float">
            <text:p>76819</text:p>
          </table:table-cell>
          <table:table-cell table:number-columns-repeated="7"/>
          <table:table-cell office:value-type="float" office:value="38400" calcext:value-type="float">
            <text:p>38400</text:p>
          </table:table-cell>
          <table:table-cell office:value-type="float" office:value="0.0636169910430908" calcext:value-type="float">
            <text:p>0.0636169910430908</text:p>
          </table:table-cell>
          <table:table-cell/>
          <table:table-cell office:value-type="float" office:value="38400" calcext:value-type="float">
            <text:p>38400</text:p>
          </table:table-cell>
          <table:table-cell office:value-type="float" office:value="0.0484044551849365" calcext:value-type="float">
            <text:p>0.0484044551849365</text:p>
          </table:table-cell>
        </table:table-row>
        <table:table-row table:style-name="ro1">
          <table:table-cell office:value-type="float" office:value="38510" calcext:value-type="float">
            <text:p>38510</text:p>
          </table:table-cell>
          <table:table-cell office:value-type="float" office:value="77019" calcext:value-type="float">
            <text:p>77019</text:p>
          </table:table-cell>
          <table:table-cell table:number-columns-repeated="7"/>
          <table:table-cell office:value-type="float" office:value="38500" calcext:value-type="float">
            <text:p>38500</text:p>
          </table:table-cell>
          <table:table-cell office:value-type="float" office:value="0.0618741512298584" calcext:value-type="float">
            <text:p>0.0618741512298584</text:p>
          </table:table-cell>
          <table:table-cell/>
          <table:table-cell office:value-type="float" office:value="38500" calcext:value-type="float">
            <text:p>38500</text:p>
          </table:table-cell>
          <table:table-cell office:value-type="float" office:value="0.0497188568115234" calcext:value-type="float">
            <text:p>0.0497188568115234</text:p>
          </table:table-cell>
        </table:table-row>
        <table:table-row table:style-name="ro1">
          <table:table-cell office:value-type="float" office:value="38610" calcext:value-type="float">
            <text:p>38610</text:p>
          </table:table-cell>
          <table:table-cell office:value-type="float" office:value="77219" calcext:value-type="float">
            <text:p>77219</text:p>
          </table:table-cell>
          <table:table-cell table:number-columns-repeated="7"/>
          <table:table-cell office:value-type="float" office:value="38600" calcext:value-type="float">
            <text:p>38600</text:p>
          </table:table-cell>
          <table:table-cell office:value-type="float" office:value="0.0617554187774658" calcext:value-type="float">
            <text:p>0.0617554187774658</text:p>
          </table:table-cell>
          <table:table-cell/>
          <table:table-cell office:value-type="float" office:value="38600" calcext:value-type="float">
            <text:p>38600</text:p>
          </table:table-cell>
          <table:table-cell office:value-type="float" office:value="0.0488753318786621" calcext:value-type="float">
            <text:p>0.0488753318786621</text:p>
          </table:table-cell>
        </table:table-row>
        <table:table-row table:style-name="ro1">
          <table:table-cell office:value-type="float" office:value="38710" calcext:value-type="float">
            <text:p>38710</text:p>
          </table:table-cell>
          <table:table-cell office:value-type="float" office:value="77419" calcext:value-type="float">
            <text:p>77419</text:p>
          </table:table-cell>
          <table:table-cell table:number-columns-repeated="7"/>
          <table:table-cell office:value-type="float" office:value="38700" calcext:value-type="float">
            <text:p>38700</text:p>
          </table:table-cell>
          <table:table-cell office:value-type="float" office:value="0.0624294281005859" calcext:value-type="float">
            <text:p>0.0624294281005859</text:p>
          </table:table-cell>
          <table:table-cell/>
          <table:table-cell office:value-type="float" office:value="38700" calcext:value-type="float">
            <text:p>38700</text:p>
          </table:table-cell>
          <table:table-cell office:value-type="float" office:value="0.0495021343231201" calcext:value-type="float">
            <text:p>0.0495021343231201</text:p>
          </table:table-cell>
        </table:table-row>
        <table:table-row table:style-name="ro1">
          <table:table-cell office:value-type="float" office:value="38810" calcext:value-type="float">
            <text:p>38810</text:p>
          </table:table-cell>
          <table:table-cell office:value-type="float" office:value="77619" calcext:value-type="float">
            <text:p>77619</text:p>
          </table:table-cell>
          <table:table-cell table:number-columns-repeated="7"/>
          <table:table-cell office:value-type="float" office:value="38800" calcext:value-type="float">
            <text:p>38800</text:p>
          </table:table-cell>
          <table:table-cell office:value-type="float" office:value="0.0650553703308106" calcext:value-type="float">
            <text:p>0.0650553703308106</text:p>
          </table:table-cell>
          <table:table-cell/>
          <table:table-cell office:value-type="float" office:value="38800" calcext:value-type="float">
            <text:p>38800</text:p>
          </table:table-cell>
          <table:table-cell office:value-type="float" office:value="0.0519030094146729" calcext:value-type="float">
            <text:p>0.0519030094146729</text:p>
          </table:table-cell>
        </table:table-row>
        <table:table-row table:style-name="ro1">
          <table:table-cell office:value-type="float" office:value="38910" calcext:value-type="float">
            <text:p>38910</text:p>
          </table:table-cell>
          <table:table-cell office:value-type="float" office:value="77819" calcext:value-type="float">
            <text:p>77819</text:p>
          </table:table-cell>
          <table:table-cell table:number-columns-repeated="7"/>
          <table:table-cell office:value-type="float" office:value="38900" calcext:value-type="float">
            <text:p>38900</text:p>
          </table:table-cell>
          <table:table-cell office:value-type="float" office:value="0.070711612701416" calcext:value-type="float">
            <text:p>0.070711612701416</text:p>
          </table:table-cell>
          <table:table-cell/>
          <table:table-cell office:value-type="float" office:value="38900" calcext:value-type="float">
            <text:p>38900</text:p>
          </table:table-cell>
          <table:table-cell office:value-type="float" office:value="0.050987720489502" calcext:value-type="float">
            <text:p>0.050987720489502</text:p>
          </table:table-cell>
        </table:table-row>
        <table:table-row table:style-name="ro1">
          <table:table-cell office:value-type="float" office:value="39010" calcext:value-type="float">
            <text:p>39010</text:p>
          </table:table-cell>
          <table:table-cell office:value-type="float" office:value="78019" calcext:value-type="float">
            <text:p>78019</text:p>
          </table:table-cell>
          <table:table-cell table:number-columns-repeated="7"/>
          <table:table-cell office:value-type="float" office:value="39000" calcext:value-type="float">
            <text:p>39000</text:p>
          </table:table-cell>
          <table:table-cell office:value-type="float" office:value="0.0783133506774902" calcext:value-type="float">
            <text:p>0.0783133506774902</text:p>
          </table:table-cell>
          <table:table-cell/>
          <table:table-cell office:value-type="float" office:value="39000" calcext:value-type="float">
            <text:p>39000</text:p>
          </table:table-cell>
          <table:table-cell office:value-type="float" office:value="0.049785852432251" calcext:value-type="float">
            <text:p>0.049785852432251</text:p>
          </table:table-cell>
        </table:table-row>
        <table:table-row table:style-name="ro1">
          <table:table-cell office:value-type="float" office:value="39110" calcext:value-type="float">
            <text:p>39110</text:p>
          </table:table-cell>
          <table:table-cell office:value-type="float" office:value="78219" calcext:value-type="float">
            <text:p>78219</text:p>
          </table:table-cell>
          <table:table-cell table:number-columns-repeated="7"/>
          <table:table-cell office:value-type="float" office:value="39100" calcext:value-type="float">
            <text:p>39100</text:p>
          </table:table-cell>
          <table:table-cell office:value-type="float" office:value="0.0752301216125488" calcext:value-type="float">
            <text:p>0.0752301216125488</text:p>
          </table:table-cell>
          <table:table-cell/>
          <table:table-cell office:value-type="float" office:value="39100" calcext:value-type="float">
            <text:p>39100</text:p>
          </table:table-cell>
          <table:table-cell office:value-type="float" office:value="0.0521106719970703" calcext:value-type="float">
            <text:p>0.0521106719970703</text:p>
          </table:table-cell>
        </table:table-row>
        <table:table-row table:style-name="ro1">
          <table:table-cell office:value-type="float" office:value="39210" calcext:value-type="float">
            <text:p>39210</text:p>
          </table:table-cell>
          <table:table-cell office:value-type="float" office:value="78419" calcext:value-type="float">
            <text:p>78419</text:p>
          </table:table-cell>
          <table:table-cell table:number-columns-repeated="7"/>
          <table:table-cell office:value-type="float" office:value="39200" calcext:value-type="float">
            <text:p>39200</text:p>
          </table:table-cell>
          <table:table-cell office:value-type="float" office:value="0.0613169670104981" calcext:value-type="float">
            <text:p>0.0613169670104981</text:p>
          </table:table-cell>
          <table:table-cell/>
          <table:table-cell office:value-type="float" office:value="39200" calcext:value-type="float">
            <text:p>39200</text:p>
          </table:table-cell>
          <table:table-cell office:value-type="float" office:value="0.0520534515380859" calcext:value-type="float">
            <text:p>0.0520534515380859</text:p>
          </table:table-cell>
        </table:table-row>
        <table:table-row table:style-name="ro1">
          <table:table-cell office:value-type="float" office:value="39310" calcext:value-type="float">
            <text:p>39310</text:p>
          </table:table-cell>
          <table:table-cell office:value-type="float" office:value="78619" calcext:value-type="float">
            <text:p>78619</text:p>
          </table:table-cell>
          <table:table-cell table:number-columns-repeated="7"/>
          <table:table-cell office:value-type="float" office:value="39300" calcext:value-type="float">
            <text:p>39300</text:p>
          </table:table-cell>
          <table:table-cell office:value-type="float" office:value="0.0615382194519043" calcext:value-type="float">
            <text:p>0.0615382194519043</text:p>
          </table:table-cell>
          <table:table-cell/>
          <table:table-cell office:value-type="float" office:value="39300" calcext:value-type="float">
            <text:p>39300</text:p>
          </table:table-cell>
          <table:table-cell office:value-type="float" office:value="0.0526418685913086" calcext:value-type="float">
            <text:p>0.0526418685913086</text:p>
          </table:table-cell>
        </table:table-row>
        <table:table-row table:style-name="ro1">
          <table:table-cell office:value-type="float" office:value="39410" calcext:value-type="float">
            <text:p>39410</text:p>
          </table:table-cell>
          <table:table-cell office:value-type="float" office:value="78819" calcext:value-type="float">
            <text:p>78819</text:p>
          </table:table-cell>
          <table:table-cell table:number-columns-repeated="7"/>
          <table:table-cell office:value-type="float" office:value="39400" calcext:value-type="float">
            <text:p>39400</text:p>
          </table:table-cell>
          <table:table-cell office:value-type="float" office:value="0.0620267391204834" calcext:value-type="float">
            <text:p>0.0620267391204834</text:p>
          </table:table-cell>
          <table:table-cell/>
          <table:table-cell office:value-type="float" office:value="39400" calcext:value-type="float">
            <text:p>39400</text:p>
          </table:table-cell>
          <table:table-cell office:value-type="float" office:value="0.053753137588501" calcext:value-type="float">
            <text:p>0.053753137588501</text:p>
          </table:table-cell>
        </table:table-row>
        <table:table-row table:style-name="ro1">
          <table:table-cell office:value-type="float" office:value="39510" calcext:value-type="float">
            <text:p>39510</text:p>
          </table:table-cell>
          <table:table-cell office:value-type="float" office:value="79019" calcext:value-type="float">
            <text:p>79019</text:p>
          </table:table-cell>
          <table:table-cell table:number-columns-repeated="7"/>
          <table:table-cell office:value-type="float" office:value="39500" calcext:value-type="float">
            <text:p>39500</text:p>
          </table:table-cell>
          <table:table-cell office:value-type="float" office:value="0.0621590614318848" calcext:value-type="float">
            <text:p>0.0621590614318848</text:p>
          </table:table-cell>
          <table:table-cell/>
          <table:table-cell office:value-type="float" office:value="39500" calcext:value-type="float">
            <text:p>39500</text:p>
          </table:table-cell>
          <table:table-cell office:value-type="float" office:value="0.0628049373626709" calcext:value-type="float">
            <text:p>0.0628049373626709</text:p>
          </table:table-cell>
        </table:table-row>
        <table:table-row table:style-name="ro1">
          <table:table-cell office:value-type="float" office:value="39610" calcext:value-type="float">
            <text:p>39610</text:p>
          </table:table-cell>
          <table:table-cell office:value-type="float" office:value="79219" calcext:value-type="float">
            <text:p>79219</text:p>
          </table:table-cell>
          <table:table-cell table:number-columns-repeated="7"/>
          <table:table-cell office:value-type="float" office:value="39600" calcext:value-type="float">
            <text:p>39600</text:p>
          </table:table-cell>
          <table:table-cell office:value-type="float" office:value="0.0719842910766602" calcext:value-type="float">
            <text:p>0.0719842910766602</text:p>
          </table:table-cell>
          <table:table-cell/>
          <table:table-cell office:value-type="float" office:value="39600" calcext:value-type="float">
            <text:p>39600</text:p>
          </table:table-cell>
          <table:table-cell office:value-type="float" office:value="0.0643153190612793" calcext:value-type="float">
            <text:p>0.0643153190612793</text:p>
          </table:table-cell>
        </table:table-row>
        <table:table-row table:style-name="ro1">
          <table:table-cell office:value-type="float" office:value="39710" calcext:value-type="float">
            <text:p>39710</text:p>
          </table:table-cell>
          <table:table-cell office:value-type="float" office:value="79419" calcext:value-type="float">
            <text:p>79419</text:p>
          </table:table-cell>
          <table:table-cell table:number-columns-repeated="7"/>
          <table:table-cell office:value-type="float" office:value="39700" calcext:value-type="float">
            <text:p>39700</text:p>
          </table:table-cell>
          <table:table-cell office:value-type="float" office:value="0.075451135635376" calcext:value-type="float">
            <text:p>0.075451135635376</text:p>
          </table:table-cell>
          <table:table-cell/>
          <table:table-cell office:value-type="float" office:value="39700" calcext:value-type="float">
            <text:p>39700</text:p>
          </table:table-cell>
          <table:table-cell office:value-type="float" office:value="0.0742466449737549" calcext:value-type="float">
            <text:p>0.0742466449737549</text:p>
          </table:table-cell>
        </table:table-row>
        <table:table-row table:style-name="ro1">
          <table:table-cell office:value-type="float" office:value="39810" calcext:value-type="float">
            <text:p>39810</text:p>
          </table:table-cell>
          <table:table-cell office:value-type="float" office:value="79619" calcext:value-type="float">
            <text:p>79619</text:p>
          </table:table-cell>
          <table:table-cell table:number-columns-repeated="7"/>
          <table:table-cell office:value-type="float" office:value="39800" calcext:value-type="float">
            <text:p>39800</text:p>
          </table:table-cell>
          <table:table-cell office:value-type="float" office:value="0.0759835243225098" calcext:value-type="float">
            <text:p>0.0759835243225098</text:p>
          </table:table-cell>
          <table:table-cell/>
          <table:table-cell office:value-type="float" office:value="39800" calcext:value-type="float">
            <text:p>39800</text:p>
          </table:table-cell>
          <table:table-cell office:value-type="float" office:value="0.0638985633850098" calcext:value-type="float">
            <text:p>0.0638985633850098</text:p>
          </table:table-cell>
        </table:table-row>
        <table:table-row table:style-name="ro1">
          <table:table-cell office:value-type="float" office:value="39910" calcext:value-type="float">
            <text:p>39910</text:p>
          </table:table-cell>
          <table:table-cell office:value-type="float" office:value="79819" calcext:value-type="float">
            <text:p>79819</text:p>
          </table:table-cell>
          <table:table-cell table:number-columns-repeated="7"/>
          <table:table-cell office:value-type="float" office:value="39900" calcext:value-type="float">
            <text:p>39900</text:p>
          </table:table-cell>
          <table:table-cell office:value-type="float" office:value="0.0705175399780273" calcext:value-type="float">
            <text:p>0.0705175399780273</text:p>
          </table:table-cell>
          <table:table-cell/>
          <table:table-cell office:value-type="float" office:value="39900" calcext:value-type="float">
            <text:p>39900</text:p>
          </table:table-cell>
          <table:table-cell office:value-type="float" office:value="0.0674793720245361" calcext:value-type="float">
            <text:p>0.0674793720245361</text:p>
          </table:table-cell>
        </table:table-row>
        <table:table-row table:style-name="ro1">
          <table:table-cell office:value-type="float" office:value="40010" calcext:value-type="float">
            <text:p>40010</text:p>
          </table:table-cell>
          <table:table-cell office:value-type="float" office:value="80019" calcext:value-type="float">
            <text:p>80019</text:p>
          </table:table-cell>
          <table:table-cell table:number-columns-repeated="7"/>
          <table:table-cell office:value-type="float" office:value="40000" calcext:value-type="float">
            <text:p>40000</text:p>
          </table:table-cell>
          <table:table-cell office:value-type="float" office:value="0.0812783241271973" calcext:value-type="float">
            <text:p>0.0812783241271973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0.0656294822692871" calcext:value-type="float">
            <text:p>0.0656294822692871</text:p>
          </table:table-cell>
        </table:table-row>
        <table:table-row table:style-name="ro1">
          <table:table-cell office:value-type="float" office:value="40110" calcext:value-type="float">
            <text:p>40110</text:p>
          </table:table-cell>
          <table:table-cell office:value-type="float" office:value="80219" calcext:value-type="float">
            <text:p>80219</text:p>
          </table:table-cell>
          <table:table-cell table:number-columns-repeated="7"/>
          <table:table-cell office:value-type="float" office:value="40100" calcext:value-type="float">
            <text:p>40100</text:p>
          </table:table-cell>
          <table:table-cell office:value-type="float" office:value="0.0633599758148193" calcext:value-type="float">
            <text:p>0.0633599758148193</text:p>
          </table:table-cell>
          <table:table-cell/>
          <table:table-cell office:value-type="float" office:value="40100" calcext:value-type="float">
            <text:p>40100</text:p>
          </table:table-cell>
          <table:table-cell office:value-type="float" office:value="0.0651602745056152" calcext:value-type="float">
            <text:p>0.0651602745056152</text:p>
          </table:table-cell>
        </table:table-row>
        <table:table-row table:style-name="ro1">
          <table:table-cell office:value-type="float" office:value="40210" calcext:value-type="float">
            <text:p>40210</text:p>
          </table:table-cell>
          <table:table-cell office:value-type="float" office:value="80419" calcext:value-type="float">
            <text:p>80419</text:p>
          </table:table-cell>
          <table:table-cell table:number-columns-repeated="7"/>
          <table:table-cell office:value-type="float" office:value="40200" calcext:value-type="float">
            <text:p>40200</text:p>
          </table:table-cell>
          <table:table-cell office:value-type="float" office:value="0.0635108947753906" calcext:value-type="float">
            <text:p>0.0635108947753906</text:p>
          </table:table-cell>
          <table:table-cell/>
          <table:table-cell office:value-type="float" office:value="40200" calcext:value-type="float">
            <text:p>40200</text:p>
          </table:table-cell>
          <table:table-cell office:value-type="float" office:value="0.0553038120269775" calcext:value-type="float">
            <text:p>0.0553038120269775</text:p>
          </table:table-cell>
        </table:table-row>
        <table:table-row table:style-name="ro1">
          <table:table-cell office:value-type="float" office:value="40310" calcext:value-type="float">
            <text:p>40310</text:p>
          </table:table-cell>
          <table:table-cell office:value-type="float" office:value="80619" calcext:value-type="float">
            <text:p>80619</text:p>
          </table:table-cell>
          <table:table-cell table:number-columns-repeated="7"/>
          <table:table-cell office:value-type="float" office:value="40300" calcext:value-type="float">
            <text:p>40300</text:p>
          </table:table-cell>
          <table:table-cell office:value-type="float" office:value="0.0635941028594971" calcext:value-type="float">
            <text:p>0.0635941028594971</text:p>
          </table:table-cell>
          <table:table-cell/>
          <table:table-cell office:value-type="float" office:value="40300" calcext:value-type="float">
            <text:p>40300</text:p>
          </table:table-cell>
          <table:table-cell office:value-type="float" office:value="0.055788516998291" calcext:value-type="float">
            <text:p>0.055788516998291</text:p>
          </table:table-cell>
        </table:table-row>
        <table:table-row table:style-name="ro1">
          <table:table-cell office:value-type="float" office:value="40410" calcext:value-type="float">
            <text:p>40410</text:p>
          </table:table-cell>
          <table:table-cell office:value-type="float" office:value="80819" calcext:value-type="float">
            <text:p>80819</text:p>
          </table:table-cell>
          <table:table-cell table:number-columns-repeated="7"/>
          <table:table-cell office:value-type="float" office:value="40400" calcext:value-type="float">
            <text:p>40400</text:p>
          </table:table-cell>
          <table:table-cell office:value-type="float" office:value="0.0638701915740967" calcext:value-type="float">
            <text:p>0.0638701915740967</text:p>
          </table:table-cell>
          <table:table-cell/>
          <table:table-cell office:value-type="float" office:value="40400" calcext:value-type="float">
            <text:p>40400</text:p>
          </table:table-cell>
          <table:table-cell office:value-type="float" office:value="0.0577986240386963" calcext:value-type="float">
            <text:p>0.0577986240386963</text:p>
          </table:table-cell>
        </table:table-row>
        <table:table-row table:style-name="ro1">
          <table:table-cell office:value-type="float" office:value="40510" calcext:value-type="float">
            <text:p>40510</text:p>
          </table:table-cell>
          <table:table-cell office:value-type="float" office:value="81019" calcext:value-type="float">
            <text:p>81019</text:p>
          </table:table-cell>
          <table:table-cell table:number-columns-repeated="7"/>
          <table:table-cell office:value-type="float" office:value="40500" calcext:value-type="float">
            <text:p>40500</text:p>
          </table:table-cell>
          <table:table-cell office:value-type="float" office:value="0.0663447380065918" calcext:value-type="float">
            <text:p>0.0663447380065918</text:p>
          </table:table-cell>
          <table:table-cell/>
          <table:table-cell office:value-type="float" office:value="40500" calcext:value-type="float">
            <text:p>40500</text:p>
          </table:table-cell>
          <table:table-cell office:value-type="float" office:value="0.0563130378723145" calcext:value-type="float">
            <text:p>0.0563130378723145</text:p>
          </table:table-cell>
        </table:table-row>
        <table:table-row table:style-name="ro1">
          <table:table-cell office:value-type="float" office:value="40610" calcext:value-type="float">
            <text:p>40610</text:p>
          </table:table-cell>
          <table:table-cell office:value-type="float" office:value="81219" calcext:value-type="float">
            <text:p>81219</text:p>
          </table:table-cell>
          <table:table-cell table:number-columns-repeated="7"/>
          <table:table-cell office:value-type="float" office:value="40600" calcext:value-type="float">
            <text:p>40600</text:p>
          </table:table-cell>
          <table:table-cell office:value-type="float" office:value="0.0832009315490723" calcext:value-type="float">
            <text:p>0.0832009315490723</text:p>
          </table:table-cell>
          <table:table-cell/>
          <table:table-cell office:value-type="float" office:value="40600" calcext:value-type="float">
            <text:p>40600</text:p>
          </table:table-cell>
          <table:table-cell office:value-type="float" office:value="0.0557167530059814" calcext:value-type="float">
            <text:p>0.0557167530059814</text:p>
          </table:table-cell>
        </table:table-row>
        <table:table-row table:style-name="ro1">
          <table:table-cell office:value-type="float" office:value="40710" calcext:value-type="float">
            <text:p>40710</text:p>
          </table:table-cell>
          <table:table-cell office:value-type="float" office:value="81419" calcext:value-type="float">
            <text:p>81419</text:p>
          </table:table-cell>
          <table:table-cell table:number-columns-repeated="7"/>
          <table:table-cell office:value-type="float" office:value="40700" calcext:value-type="float">
            <text:p>40700</text:p>
          </table:table-cell>
          <table:table-cell office:value-type="float" office:value="0.0722885131835938" calcext:value-type="float">
            <text:p>0.0722885131835938</text:p>
          </table:table-cell>
          <table:table-cell/>
          <table:table-cell office:value-type="float" office:value="40700" calcext:value-type="float">
            <text:p>40700</text:p>
          </table:table-cell>
          <table:table-cell office:value-type="float" office:value="0.0575351715087891" calcext:value-type="float">
            <text:p>0.0575351715087891</text:p>
          </table:table-cell>
        </table:table-row>
        <table:table-row table:style-name="ro1">
          <table:table-cell office:value-type="float" office:value="40810" calcext:value-type="float">
            <text:p>40810</text:p>
          </table:table-cell>
          <table:table-cell office:value-type="float" office:value="81619" calcext:value-type="float">
            <text:p>81619</text:p>
          </table:table-cell>
          <table:table-cell table:number-columns-repeated="7"/>
          <table:table-cell office:value-type="float" office:value="40800" calcext:value-type="float">
            <text:p>40800</text:p>
          </table:table-cell>
          <table:table-cell office:value-type="float" office:value="0.0686397552490234" calcext:value-type="float">
            <text:p>0.0686397552490234</text:p>
          </table:table-cell>
          <table:table-cell/>
          <table:table-cell office:value-type="float" office:value="40800" calcext:value-type="float">
            <text:p>40800</text:p>
          </table:table-cell>
          <table:table-cell office:value-type="float" office:value="0.05741286277771" calcext:value-type="float">
            <text:p>0.05741286277771</text:p>
          </table:table-cell>
        </table:table-row>
        <table:table-row table:style-name="ro1">
          <table:table-cell office:value-type="float" office:value="40910" calcext:value-type="float">
            <text:p>40910</text:p>
          </table:table-cell>
          <table:table-cell office:value-type="float" office:value="81819" calcext:value-type="float">
            <text:p>81819</text:p>
          </table:table-cell>
          <table:table-cell table:number-columns-repeated="7"/>
          <table:table-cell office:value-type="float" office:value="40900" calcext:value-type="float">
            <text:p>40900</text:p>
          </table:table-cell>
          <table:table-cell office:value-type="float" office:value="0.0680630207061768" calcext:value-type="float">
            <text:p>0.0680630207061768</text:p>
          </table:table-cell>
          <table:table-cell/>
          <table:table-cell office:value-type="float" office:value="40900" calcext:value-type="float">
            <text:p>40900</text:p>
          </table:table-cell>
          <table:table-cell office:value-type="float" office:value="0.0574512481689453" calcext:value-type="float">
            <text:p>0.0574512481689453</text:p>
          </table:table-cell>
        </table:table-row>
        <table:table-row table:style-name="ro1">
          <table:table-cell office:value-type="float" office:value="41010" calcext:value-type="float">
            <text:p>41010</text:p>
          </table:table-cell>
          <table:table-cell office:value-type="float" office:value="82019" calcext:value-type="float">
            <text:p>82019</text:p>
          </table:table-cell>
          <table:table-cell table:number-columns-repeated="7"/>
          <table:table-cell office:value-type="float" office:value="41000" calcext:value-type="float">
            <text:p>41000</text:p>
          </table:table-cell>
          <table:table-cell office:value-type="float" office:value="0.0684688091278076" calcext:value-type="float">
            <text:p>0.0684688091278076</text:p>
          </table:table-cell>
          <table:table-cell/>
          <table:table-cell office:value-type="float" office:value="41000" calcext:value-type="float">
            <text:p>41000</text:p>
          </table:table-cell>
          <table:table-cell office:value-type="float" office:value="0.0583362579345703" calcext:value-type="float">
            <text:p>0.0583362579345703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float" office:value="82219" calcext:value-type="float">
            <text:p>82219</text:p>
          </table:table-cell>
          <table:table-cell table:number-columns-repeated="7"/>
          <table:table-cell office:value-type="float" office:value="41100" calcext:value-type="float">
            <text:p>41100</text:p>
          </table:table-cell>
          <table:table-cell office:value-type="float" office:value="0.0664339065551758" calcext:value-type="float">
            <text:p>0.0664339065551758</text:p>
          </table:table-cell>
          <table:table-cell/>
          <table:table-cell office:value-type="float" office:value="41100" calcext:value-type="float">
            <text:p>41100</text:p>
          </table:table-cell>
          <table:table-cell office:value-type="float" office:value="0.0570149421691895" calcext:value-type="float">
            <text:p>0.0570149421691895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float" office:value="82419" calcext:value-type="float">
            <text:p>82419</text:p>
          </table:table-cell>
          <table:table-cell table:number-columns-repeated="7"/>
          <table:table-cell office:value-type="float" office:value="41200" calcext:value-type="float">
            <text:p>41200</text:p>
          </table:table-cell>
          <table:table-cell office:value-type="float" office:value="0.0687291622161865" calcext:value-type="float">
            <text:p>0.0687291622161865</text:p>
          </table:table-cell>
          <table:table-cell/>
          <table:table-cell office:value-type="float" office:value="41200" calcext:value-type="float">
            <text:p>41200</text:p>
          </table:table-cell>
          <table:table-cell office:value-type="float" office:value="0.0578255653381348" calcext:value-type="float">
            <text:p>0.0578255653381348</text:p>
          </table:table-cell>
        </table:table-row>
        <table:table-row table:style-name="ro1">
          <table:table-cell office:value-type="float" office:value="41310" calcext:value-type="float">
            <text:p>41310</text:p>
          </table:table-cell>
          <table:table-cell office:value-type="float" office:value="82619" calcext:value-type="float">
            <text:p>82619</text:p>
          </table:table-cell>
          <table:table-cell table:number-columns-repeated="7"/>
          <table:table-cell office:value-type="float" office:value="41300" calcext:value-type="float">
            <text:p>41300</text:p>
          </table:table-cell>
          <table:table-cell office:value-type="float" office:value="0.0684964656829834" calcext:value-type="float">
            <text:p>0.0684964656829834</text:p>
          </table:table-cell>
          <table:table-cell/>
          <table:table-cell office:value-type="float" office:value="41300" calcext:value-type="float">
            <text:p>41300</text:p>
          </table:table-cell>
          <table:table-cell office:value-type="float" office:value="0.0570731163024902" calcext:value-type="float">
            <text:p>0.0570731163024902</text:p>
          </table:table-cell>
        </table:table-row>
        <table:table-row table:style-name="ro1">
          <table:table-cell office:value-type="float" office:value="41410" calcext:value-type="float">
            <text:p>41410</text:p>
          </table:table-cell>
          <table:table-cell office:value-type="float" office:value="82819" calcext:value-type="float">
            <text:p>82819</text:p>
          </table:table-cell>
          <table:table-cell table:number-columns-repeated="7"/>
          <table:table-cell office:value-type="float" office:value="41400" calcext:value-type="float">
            <text:p>41400</text:p>
          </table:table-cell>
          <table:table-cell office:value-type="float" office:value="0.0681543350219727" calcext:value-type="float">
            <text:p>0.0681543350219727</text:p>
          </table:table-cell>
          <table:table-cell/>
          <table:table-cell office:value-type="float" office:value="41400" calcext:value-type="float">
            <text:p>41400</text:p>
          </table:table-cell>
          <table:table-cell office:value-type="float" office:value="0.0600731372833252" calcext:value-type="float">
            <text:p>0.0600731372833252</text:p>
          </table:table-cell>
        </table:table-row>
        <table:table-row table:style-name="ro1">
          <table:table-cell office:value-type="float" office:value="41510" calcext:value-type="float">
            <text:p>41510</text:p>
          </table:table-cell>
          <table:table-cell office:value-type="float" office:value="83019" calcext:value-type="float">
            <text:p>83019</text:p>
          </table:table-cell>
          <table:table-cell table:number-columns-repeated="7"/>
          <table:table-cell office:value-type="float" office:value="41500" calcext:value-type="float">
            <text:p>41500</text:p>
          </table:table-cell>
          <table:table-cell office:value-type="float" office:value="0.0745503902435303" calcext:value-type="float">
            <text:p>0.0745503902435303</text:p>
          </table:table-cell>
          <table:table-cell/>
          <table:table-cell office:value-type="float" office:value="41500" calcext:value-type="float">
            <text:p>41500</text:p>
          </table:table-cell>
          <table:table-cell office:value-type="float" office:value="0.0595886707305908" calcext:value-type="float">
            <text:p>0.0595886707305908</text:p>
          </table:table-cell>
        </table:table-row>
        <table:table-row table:style-name="ro1">
          <table:table-cell office:value-type="float" office:value="41610" calcext:value-type="float">
            <text:p>41610</text:p>
          </table:table-cell>
          <table:table-cell office:value-type="float" office:value="83219" calcext:value-type="float">
            <text:p>83219</text:p>
          </table:table-cell>
          <table:table-cell table:number-columns-repeated="7"/>
          <table:table-cell office:value-type="float" office:value="41600" calcext:value-type="float">
            <text:p>41600</text:p>
          </table:table-cell>
          <table:table-cell office:value-type="float" office:value="0.0711283683776856" calcext:value-type="float">
            <text:p>0.0711283683776856</text:p>
          </table:table-cell>
          <table:table-cell/>
          <table:table-cell office:value-type="float" office:value="41600" calcext:value-type="float">
            <text:p>41600</text:p>
          </table:table-cell>
          <table:table-cell office:value-type="float" office:value="0.0604751110076904" calcext:value-type="float">
            <text:p>0.0604751110076904</text:p>
          </table:table-cell>
        </table:table-row>
        <table:table-row table:style-name="ro1">
          <table:table-cell office:value-type="float" office:value="41710" calcext:value-type="float">
            <text:p>41710</text:p>
          </table:table-cell>
          <table:table-cell office:value-type="float" office:value="83419" calcext:value-type="float">
            <text:p>83419</text:p>
          </table:table-cell>
          <table:table-cell table:number-columns-repeated="7"/>
          <table:table-cell office:value-type="float" office:value="41700" calcext:value-type="float">
            <text:p>41700</text:p>
          </table:table-cell>
          <table:table-cell office:value-type="float" office:value="0.0688676834106445" calcext:value-type="float">
            <text:p>0.0688676834106445</text:p>
          </table:table-cell>
          <table:table-cell/>
          <table:table-cell office:value-type="float" office:value="41700" calcext:value-type="float">
            <text:p>41700</text:p>
          </table:table-cell>
          <table:table-cell office:value-type="float" office:value="0.0595345497131348" calcext:value-type="float">
            <text:p>0.0595345497131348</text:p>
          </table:table-cell>
        </table:table-row>
        <table:table-row table:style-name="ro1">
          <table:table-cell office:value-type="float" office:value="41810" calcext:value-type="float">
            <text:p>41810</text:p>
          </table:table-cell>
          <table:table-cell office:value-type="float" office:value="83619" calcext:value-type="float">
            <text:p>83619</text:p>
          </table:table-cell>
          <table:table-cell table:number-columns-repeated="7"/>
          <table:table-cell office:value-type="float" office:value="41800" calcext:value-type="float">
            <text:p>41800</text:p>
          </table:table-cell>
          <table:table-cell office:value-type="float" office:value="0.0842740535736084" calcext:value-type="float">
            <text:p>0.0842740535736084</text:p>
          </table:table-cell>
          <table:table-cell/>
          <table:table-cell office:value-type="float" office:value="41800" calcext:value-type="float">
            <text:p>41800</text:p>
          </table:table-cell>
          <table:table-cell office:value-type="float" office:value="0.0593142509460449" calcext:value-type="float">
            <text:p>0.0593142509460449</text:p>
          </table:table-cell>
        </table:table-row>
        <table:table-row table:style-name="ro1">
          <table:table-cell office:value-type="float" office:value="41910" calcext:value-type="float">
            <text:p>41910</text:p>
          </table:table-cell>
          <table:table-cell office:value-type="float" office:value="83819" calcext:value-type="float">
            <text:p>83819</text:p>
          </table:table-cell>
          <table:table-cell table:number-columns-repeated="7"/>
          <table:table-cell office:value-type="float" office:value="41900" calcext:value-type="float">
            <text:p>41900</text:p>
          </table:table-cell>
          <table:table-cell office:value-type="float" office:value="0.0781834125518799" calcext:value-type="float">
            <text:p>0.0781834125518799</text:p>
          </table:table-cell>
          <table:table-cell/>
          <table:table-cell office:value-type="float" office:value="41900" calcext:value-type="float">
            <text:p>41900</text:p>
          </table:table-cell>
          <table:table-cell office:value-type="float" office:value="0.0648140907287598" calcext:value-type="float">
            <text:p>0.0648140907287598</text:p>
          </table:table-cell>
        </table:table-row>
        <table:table-row table:style-name="ro1">
          <table:table-cell office:value-type="float" office:value="42010" calcext:value-type="float">
            <text:p>42010</text:p>
          </table:table-cell>
          <table:table-cell office:value-type="float" office:value="84019" calcext:value-type="float">
            <text:p>84019</text:p>
          </table:table-cell>
          <table:table-cell table:number-columns-repeated="7"/>
          <table:table-cell office:value-type="float" office:value="42000" calcext:value-type="float">
            <text:p>42000</text:p>
          </table:table-cell>
          <table:table-cell office:value-type="float" office:value="0.0751445293426514" calcext:value-type="float">
            <text:p>0.0751445293426514</text:p>
          </table:table-cell>
          <table:table-cell/>
          <table:table-cell office:value-type="float" office:value="42000" calcext:value-type="float">
            <text:p>42000</text:p>
          </table:table-cell>
          <table:table-cell office:value-type="float" office:value="0.0613992214202881" calcext:value-type="float">
            <text:p>0.0613992214202881</text:p>
          </table:table-cell>
        </table:table-row>
        <table:table-row table:style-name="ro1">
          <table:table-cell office:value-type="float" office:value="42110" calcext:value-type="float">
            <text:p>42110</text:p>
          </table:table-cell>
          <table:table-cell office:value-type="float" office:value="84219" calcext:value-type="float">
            <text:p>84219</text:p>
          </table:table-cell>
          <table:table-cell table:number-columns-repeated="7"/>
          <table:table-cell office:value-type="float" office:value="42100" calcext:value-type="float">
            <text:p>42100</text:p>
          </table:table-cell>
          <table:table-cell office:value-type="float" office:value="0.0774698257446289" calcext:value-type="float">
            <text:p>0.0774698257446289</text:p>
          </table:table-cell>
          <table:table-cell/>
          <table:table-cell office:value-type="float" office:value="42100" calcext:value-type="float">
            <text:p>42100</text:p>
          </table:table-cell>
          <table:table-cell office:value-type="float" office:value="0.0606646537780762" calcext:value-type="float">
            <text:p>0.0606646537780762</text:p>
          </table:table-cell>
        </table:table-row>
        <table:table-row table:style-name="ro1">
          <table:table-cell office:value-type="float" office:value="42210" calcext:value-type="float">
            <text:p>42210</text:p>
          </table:table-cell>
          <table:table-cell office:value-type="float" office:value="84419" calcext:value-type="float">
            <text:p>84419</text:p>
          </table:table-cell>
          <table:table-cell table:number-columns-repeated="7"/>
          <table:table-cell office:value-type="float" office:value="42200" calcext:value-type="float">
            <text:p>42200</text:p>
          </table:table-cell>
          <table:table-cell office:value-type="float" office:value="0.0784189701080322" calcext:value-type="float">
            <text:p>0.0784189701080322</text:p>
          </table:table-cell>
          <table:table-cell/>
          <table:table-cell office:value-type="float" office:value="42200" calcext:value-type="float">
            <text:p>42200</text:p>
          </table:table-cell>
          <table:table-cell office:value-type="float" office:value="0.0622322559356689" calcext:value-type="float">
            <text:p>0.0622322559356689</text:p>
          </table:table-cell>
        </table:table-row>
        <table:table-row table:style-name="ro1">
          <table:table-cell office:value-type="float" office:value="42310" calcext:value-type="float">
            <text:p>42310</text:p>
          </table:table-cell>
          <table:table-cell office:value-type="float" office:value="84619" calcext:value-type="float">
            <text:p>84619</text:p>
          </table:table-cell>
          <table:table-cell table:number-columns-repeated="7"/>
          <table:table-cell office:value-type="float" office:value="42300" calcext:value-type="float">
            <text:p>42300</text:p>
          </table:table-cell>
          <table:table-cell office:value-type="float" office:value="0.0802707672119141" calcext:value-type="float">
            <text:p>0.0802707672119141</text:p>
          </table:table-cell>
          <table:table-cell/>
          <table:table-cell office:value-type="float" office:value="42300" calcext:value-type="float">
            <text:p>42300</text:p>
          </table:table-cell>
          <table:table-cell office:value-type="float" office:value="0.0634579658508301" calcext:value-type="float">
            <text:p>0.0634579658508301</text:p>
          </table:table-cell>
        </table:table-row>
        <table:table-row table:style-name="ro1">
          <table:table-cell office:value-type="float" office:value="42410" calcext:value-type="float">
            <text:p>42410</text:p>
          </table:table-cell>
          <table:table-cell office:value-type="float" office:value="84819" calcext:value-type="float">
            <text:p>84819</text:p>
          </table:table-cell>
          <table:table-cell table:number-columns-repeated="7"/>
          <table:table-cell office:value-type="float" office:value="42400" calcext:value-type="float">
            <text:p>42400</text:p>
          </table:table-cell>
          <table:table-cell office:value-type="float" office:value="0.0736823081970215" calcext:value-type="float">
            <text:p>0.0736823081970215</text:p>
          </table:table-cell>
          <table:table-cell/>
          <table:table-cell office:value-type="float" office:value="42400" calcext:value-type="float">
            <text:p>42400</text:p>
          </table:table-cell>
          <table:table-cell office:value-type="float" office:value="0.0628528594970703" calcext:value-type="float">
            <text:p>0.0628528594970703</text:p>
          </table:table-cell>
        </table:table-row>
        <table:table-row table:style-name="ro1">
          <table:table-cell office:value-type="float" office:value="42510" calcext:value-type="float">
            <text:p>42510</text:p>
          </table:table-cell>
          <table:table-cell office:value-type="float" office:value="85019" calcext:value-type="float">
            <text:p>85019</text:p>
          </table:table-cell>
          <table:table-cell table:number-columns-repeated="7"/>
          <table:table-cell office:value-type="float" office:value="42500" calcext:value-type="float">
            <text:p>42500</text:p>
          </table:table-cell>
          <table:table-cell office:value-type="float" office:value="0.0722439289093018" calcext:value-type="float">
            <text:p>0.0722439289093018</text:p>
          </table:table-cell>
          <table:table-cell/>
          <table:table-cell office:value-type="float" office:value="42500" calcext:value-type="float">
            <text:p>42500</text:p>
          </table:table-cell>
          <table:table-cell office:value-type="float" office:value="0.0629377365112305" calcext:value-type="float">
            <text:p>0.0629377365112305</text:p>
          </table:table-cell>
        </table:table-row>
        <table:table-row table:style-name="ro1">
          <table:table-cell office:value-type="float" office:value="42610" calcext:value-type="float">
            <text:p>42610</text:p>
          </table:table-cell>
          <table:table-cell office:value-type="float" office:value="85219" calcext:value-type="float">
            <text:p>85219</text:p>
          </table:table-cell>
          <table:table-cell table:number-columns-repeated="7"/>
          <table:table-cell office:value-type="float" office:value="42600" calcext:value-type="float">
            <text:p>42600</text:p>
          </table:table-cell>
          <table:table-cell office:value-type="float" office:value="0.0735692977905273" calcext:value-type="float">
            <text:p>0.0735692977905273</text:p>
          </table:table-cell>
          <table:table-cell/>
          <table:table-cell office:value-type="float" office:value="42600" calcext:value-type="float">
            <text:p>42600</text:p>
          </table:table-cell>
          <table:table-cell office:value-type="float" office:value="0.0624661445617676" calcext:value-type="float">
            <text:p>0.0624661445617676</text:p>
          </table:table-cell>
        </table:table-row>
        <table:table-row table:style-name="ro1">
          <table:table-cell office:value-type="float" office:value="42710" calcext:value-type="float">
            <text:p>42710</text:p>
          </table:table-cell>
          <table:table-cell office:value-type="float" office:value="85419" calcext:value-type="float">
            <text:p>85419</text:p>
          </table:table-cell>
          <table:table-cell table:number-columns-repeated="7"/>
          <table:table-cell office:value-type="float" office:value="42700" calcext:value-type="float">
            <text:p>42700</text:p>
          </table:table-cell>
          <table:table-cell office:value-type="float" office:value="0.07956862449646" calcext:value-type="float">
            <text:p>0.07956862449646</text:p>
          </table:table-cell>
          <table:table-cell/>
          <table:table-cell office:value-type="float" office:value="42700" calcext:value-type="float">
            <text:p>42700</text:p>
          </table:table-cell>
          <table:table-cell office:value-type="float" office:value="0.0647416114807129" calcext:value-type="float">
            <text:p>0.0647416114807129</text:p>
          </table:table-cell>
        </table:table-row>
        <table:table-row table:style-name="ro1">
          <table:table-cell office:value-type="float" office:value="42810" calcext:value-type="float">
            <text:p>42810</text:p>
          </table:table-cell>
          <table:table-cell office:value-type="float" office:value="85619" calcext:value-type="float">
            <text:p>85619</text:p>
          </table:table-cell>
          <table:table-cell table:number-columns-repeated="7"/>
          <table:table-cell office:value-type="float" office:value="42800" calcext:value-type="float">
            <text:p>42800</text:p>
          </table:table-cell>
          <table:table-cell office:value-type="float" office:value="0.0756661891937256" calcext:value-type="float">
            <text:p>0.0756661891937256</text:p>
          </table:table-cell>
          <table:table-cell/>
          <table:table-cell office:value-type="float" office:value="42800" calcext:value-type="float">
            <text:p>42800</text:p>
          </table:table-cell>
          <table:table-cell office:value-type="float" office:value="0.0637450218200684" calcext:value-type="float">
            <text:p>0.0637450218200684</text:p>
          </table:table-cell>
        </table:table-row>
        <table:table-row table:style-name="ro1">
          <table:table-cell office:value-type="float" office:value="42910" calcext:value-type="float">
            <text:p>42910</text:p>
          </table:table-cell>
          <table:table-cell office:value-type="float" office:value="85819" calcext:value-type="float">
            <text:p>85819</text:p>
          </table:table-cell>
          <table:table-cell table:number-columns-repeated="7"/>
          <table:table-cell office:value-type="float" office:value="42900" calcext:value-type="float">
            <text:p>42900</text:p>
          </table:table-cell>
          <table:table-cell office:value-type="float" office:value="0.0740370750427246" calcext:value-type="float">
            <text:p>0.0740370750427246</text:p>
          </table:table-cell>
          <table:table-cell/>
          <table:table-cell office:value-type="float" office:value="42900" calcext:value-type="float">
            <text:p>42900</text:p>
          </table:table-cell>
          <table:table-cell office:value-type="float" office:value="0.064363956451416" calcext:value-type="float">
            <text:p>0.064363956451416</text:p>
          </table:table-cell>
        </table:table-row>
        <table:table-row table:style-name="ro1">
          <table:table-cell office:value-type="float" office:value="43010" calcext:value-type="float">
            <text:p>43010</text:p>
          </table:table-cell>
          <table:table-cell office:value-type="float" office:value="86019" calcext:value-type="float">
            <text:p>86019</text:p>
          </table:table-cell>
          <table:table-cell table:number-columns-repeated="7"/>
          <table:table-cell office:value-type="float" office:value="43000" calcext:value-type="float">
            <text:p>43000</text:p>
          </table:table-cell>
          <table:table-cell office:value-type="float" office:value="0.0767056941986084" calcext:value-type="float">
            <text:p>0.0767056941986084</text:p>
          </table:table-cell>
          <table:table-cell/>
          <table:table-cell office:value-type="float" office:value="43000" calcext:value-type="float">
            <text:p>43000</text:p>
          </table:table-cell>
          <table:table-cell office:value-type="float" office:value="0.0644636154174805" calcext:value-type="float">
            <text:p>0.0644636154174805</text:p>
          </table:table-cell>
        </table:table-row>
        <table:table-row table:style-name="ro1">
          <table:table-cell office:value-type="float" office:value="43110" calcext:value-type="float">
            <text:p>43110</text:p>
          </table:table-cell>
          <table:table-cell office:value-type="float" office:value="86219" calcext:value-type="float">
            <text:p>86219</text:p>
          </table:table-cell>
          <table:table-cell table:number-columns-repeated="7"/>
          <table:table-cell office:value-type="float" office:value="43100" calcext:value-type="float">
            <text:p>43100</text:p>
          </table:table-cell>
          <table:table-cell office:value-type="float" office:value="0.0749022960662842" calcext:value-type="float">
            <text:p>0.0749022960662842</text:p>
          </table:table-cell>
          <table:table-cell/>
          <table:table-cell office:value-type="float" office:value="43100" calcext:value-type="float">
            <text:p>43100</text:p>
          </table:table-cell>
          <table:table-cell office:value-type="float" office:value="0.0646629333496094" calcext:value-type="float">
            <text:p>0.0646629333496094</text:p>
          </table:table-cell>
        </table:table-row>
        <table:table-row table:style-name="ro1">
          <table:table-cell office:value-type="float" office:value="43210" calcext:value-type="float">
            <text:p>43210</text:p>
          </table:table-cell>
          <table:table-cell office:value-type="float" office:value="86419" calcext:value-type="float">
            <text:p>86419</text:p>
          </table:table-cell>
          <table:table-cell table:number-columns-repeated="7"/>
          <table:table-cell office:value-type="float" office:value="43200" calcext:value-type="float">
            <text:p>43200</text:p>
          </table:table-cell>
          <table:table-cell office:value-type="float" office:value="0.0821685791015625" calcext:value-type="float">
            <text:p>0.0821685791015625</text:p>
          </table:table-cell>
          <table:table-cell/>
          <table:table-cell office:value-type="float" office:value="43200" calcext:value-type="float">
            <text:p>43200</text:p>
          </table:table-cell>
          <table:table-cell office:value-type="float" office:value="0.0660226345062256" calcext:value-type="float">
            <text:p>0.0660226345062256</text:p>
          </table:table-cell>
        </table:table-row>
        <table:table-row table:style-name="ro1">
          <table:table-cell office:value-type="float" office:value="43310" calcext:value-type="float">
            <text:p>43310</text:p>
          </table:table-cell>
          <table:table-cell office:value-type="float" office:value="86619" calcext:value-type="float">
            <text:p>86619</text:p>
          </table:table-cell>
          <table:table-cell table:number-columns-repeated="7"/>
          <table:table-cell office:value-type="float" office:value="43300" calcext:value-type="float">
            <text:p>43300</text:p>
          </table:table-cell>
          <table:table-cell office:value-type="float" office:value="0.0767514705657959" calcext:value-type="float">
            <text:p>0.0767514705657959</text:p>
          </table:table-cell>
          <table:table-cell/>
          <table:table-cell office:value-type="float" office:value="43300" calcext:value-type="float">
            <text:p>43300</text:p>
          </table:table-cell>
          <table:table-cell office:value-type="float" office:value="0.065626859664917" calcext:value-type="float">
            <text:p>0.065626859664917</text:p>
          </table:table-cell>
        </table:table-row>
        <table:table-row table:style-name="ro1">
          <table:table-cell office:value-type="float" office:value="43410" calcext:value-type="float">
            <text:p>43410</text:p>
          </table:table-cell>
          <table:table-cell office:value-type="float" office:value="86819" calcext:value-type="float">
            <text:p>86819</text:p>
          </table:table-cell>
          <table:table-cell table:number-columns-repeated="7"/>
          <table:table-cell office:value-type="float" office:value="43400" calcext:value-type="float">
            <text:p>43400</text:p>
          </table:table-cell>
          <table:table-cell office:value-type="float" office:value="0.0770328044891357" calcext:value-type="float">
            <text:p>0.0770328044891357</text:p>
          </table:table-cell>
          <table:table-cell/>
          <table:table-cell office:value-type="float" office:value="43400" calcext:value-type="float">
            <text:p>43400</text:p>
          </table:table-cell>
          <table:table-cell office:value-type="float" office:value="0.0670902729034424" calcext:value-type="float">
            <text:p>0.0670902729034424</text:p>
          </table:table-cell>
        </table:table-row>
        <table:table-row table:style-name="ro1">
          <table:table-cell office:value-type="float" office:value="43510" calcext:value-type="float">
            <text:p>43510</text:p>
          </table:table-cell>
          <table:table-cell office:value-type="float" office:value="87019" calcext:value-type="float">
            <text:p>87019</text:p>
          </table:table-cell>
          <table:table-cell table:number-columns-repeated="7"/>
          <table:table-cell office:value-type="float" office:value="43500" calcext:value-type="float">
            <text:p>43500</text:p>
          </table:table-cell>
          <table:table-cell office:value-type="float" office:value="0.0803914070129395" calcext:value-type="float">
            <text:p>0.0803914070129395</text:p>
          </table:table-cell>
          <table:table-cell/>
          <table:table-cell office:value-type="float" office:value="43500" calcext:value-type="float">
            <text:p>43500</text:p>
          </table:table-cell>
          <table:table-cell office:value-type="float" office:value="0.067147970199585" calcext:value-type="float">
            <text:p>0.067147970199585</text:p>
          </table:table-cell>
        </table:table-row>
        <table:table-row table:style-name="ro1">
          <table:table-cell office:value-type="float" office:value="43610" calcext:value-type="float">
            <text:p>43610</text:p>
          </table:table-cell>
          <table:table-cell office:value-type="float" office:value="87219" calcext:value-type="float">
            <text:p>87219</text:p>
          </table:table-cell>
          <table:table-cell table:number-columns-repeated="7"/>
          <table:table-cell office:value-type="float" office:value="43600" calcext:value-type="float">
            <text:p>43600</text:p>
          </table:table-cell>
          <table:table-cell office:value-type="float" office:value="0.0790629386901856" calcext:value-type="float">
            <text:p>0.0790629386901856</text:p>
          </table:table-cell>
          <table:table-cell/>
          <table:table-cell office:value-type="float" office:value="43600" calcext:value-type="float">
            <text:p>43600</text:p>
          </table:table-cell>
          <table:table-cell office:value-type="float" office:value="0.0761127471923828" calcext:value-type="float">
            <text:p>0.0761127471923828</text:p>
          </table:table-cell>
        </table:table-row>
        <table:table-row table:style-name="ro1">
          <table:table-cell office:value-type="float" office:value="43710" calcext:value-type="float">
            <text:p>43710</text:p>
          </table:table-cell>
          <table:table-cell office:value-type="float" office:value="87419" calcext:value-type="float">
            <text:p>87419</text:p>
          </table:table-cell>
          <table:table-cell table:number-columns-repeated="7"/>
          <table:table-cell office:value-type="float" office:value="43700" calcext:value-type="float">
            <text:p>43700</text:p>
          </table:table-cell>
          <table:table-cell office:value-type="float" office:value="0.0816986560821533" calcext:value-type="float">
            <text:p>0.0816986560821533</text:p>
          </table:table-cell>
          <table:table-cell/>
          <table:table-cell office:value-type="float" office:value="43700" calcext:value-type="float">
            <text:p>43700</text:p>
          </table:table-cell>
          <table:table-cell office:value-type="float" office:value="0.066866397857666" calcext:value-type="float">
            <text:p>0.066866397857666</text:p>
          </table:table-cell>
        </table:table-row>
        <table:table-row table:style-name="ro1">
          <table:table-cell office:value-type="float" office:value="43810" calcext:value-type="float">
            <text:p>43810</text:p>
          </table:table-cell>
          <table:table-cell office:value-type="float" office:value="87619" calcext:value-type="float">
            <text:p>87619</text:p>
          </table:table-cell>
          <table:table-cell table:number-columns-repeated="7"/>
          <table:table-cell office:value-type="float" office:value="43800" calcext:value-type="float">
            <text:p>43800</text:p>
          </table:table-cell>
          <table:table-cell office:value-type="float" office:value="0.0776185989379883" calcext:value-type="float">
            <text:p>0.0776185989379883</text:p>
          </table:table-cell>
          <table:table-cell/>
          <table:table-cell office:value-type="float" office:value="43800" calcext:value-type="float">
            <text:p>43800</text:p>
          </table:table-cell>
          <table:table-cell office:value-type="float" office:value="0.0687267780303955" calcext:value-type="float">
            <text:p>0.0687267780303955</text:p>
          </table:table-cell>
        </table:table-row>
        <table:table-row table:style-name="ro1">
          <table:table-cell office:value-type="float" office:value="43910" calcext:value-type="float">
            <text:p>43910</text:p>
          </table:table-cell>
          <table:table-cell office:value-type="float" office:value="87819" calcext:value-type="float">
            <text:p>87819</text:p>
          </table:table-cell>
          <table:table-cell table:number-columns-repeated="7"/>
          <table:table-cell office:value-type="float" office:value="43900" calcext:value-type="float">
            <text:p>43900</text:p>
          </table:table-cell>
          <table:table-cell office:value-type="float" office:value="0.0786395072937012" calcext:value-type="float">
            <text:p>0.0786395072937012</text:p>
          </table:table-cell>
          <table:table-cell/>
          <table:table-cell office:value-type="float" office:value="43900" calcext:value-type="float">
            <text:p>43900</text:p>
          </table:table-cell>
          <table:table-cell office:value-type="float" office:value="0.0693881511688232" calcext:value-type="float">
            <text:p>0.0693881511688232</text:p>
          </table:table-cell>
        </table:table-row>
        <table:table-row table:style-name="ro1">
          <table:table-cell office:value-type="float" office:value="44010" calcext:value-type="float">
            <text:p>44010</text:p>
          </table:table-cell>
          <table:table-cell office:value-type="float" office:value="88019" calcext:value-type="float">
            <text:p>88019</text:p>
          </table:table-cell>
          <table:table-cell table:number-columns-repeated="7"/>
          <table:table-cell office:value-type="float" office:value="44000" calcext:value-type="float">
            <text:p>44000</text:p>
          </table:table-cell>
          <table:table-cell office:value-type="float" office:value="0.0796778202056885" calcext:value-type="float">
            <text:p>0.0796778202056885</text:p>
          </table:table-cell>
          <table:table-cell/>
          <table:table-cell office:value-type="float" office:value="44000" calcext:value-type="float">
            <text:p>44000</text:p>
          </table:table-cell>
          <table:table-cell office:value-type="float" office:value="0.0664024353027344" calcext:value-type="float">
            <text:p>0.0664024353027344</text:p>
          </table:table-cell>
        </table:table-row>
        <table:table-row table:style-name="ro1">
          <table:table-cell office:value-type="float" office:value="44110" calcext:value-type="float">
            <text:p>44110</text:p>
          </table:table-cell>
          <table:table-cell office:value-type="float" office:value="88219" calcext:value-type="float">
            <text:p>88219</text:p>
          </table:table-cell>
          <table:table-cell table:number-columns-repeated="7"/>
          <table:table-cell office:value-type="float" office:value="44100" calcext:value-type="float">
            <text:p>44100</text:p>
          </table:table-cell>
          <table:table-cell office:value-type="float" office:value="0.081923246383667" calcext:value-type="float">
            <text:p>0.081923246383667</text:p>
          </table:table-cell>
          <table:table-cell/>
          <table:table-cell office:value-type="float" office:value="44100" calcext:value-type="float">
            <text:p>44100</text:p>
          </table:table-cell>
          <table:table-cell office:value-type="float" office:value="0.0676407814025879" calcext:value-type="float">
            <text:p>0.0676407814025879</text:p>
          </table:table-cell>
        </table:table-row>
        <table:table-row table:style-name="ro1">
          <table:table-cell office:value-type="float" office:value="44210" calcext:value-type="float">
            <text:p>44210</text:p>
          </table:table-cell>
          <table:table-cell office:value-type="float" office:value="88419" calcext:value-type="float">
            <text:p>88419</text:p>
          </table:table-cell>
          <table:table-cell table:number-columns-repeated="7"/>
          <table:table-cell office:value-type="float" office:value="44200" calcext:value-type="float">
            <text:p>44200</text:p>
          </table:table-cell>
          <table:table-cell office:value-type="float" office:value="0.125882148742676" calcext:value-type="float">
            <text:p>0.125882148742676</text:p>
          </table:table-cell>
          <table:table-cell/>
          <table:table-cell office:value-type="float" office:value="44200" calcext:value-type="float">
            <text:p>44200</text:p>
          </table:table-cell>
          <table:table-cell office:value-type="float" office:value="0.0669054985046387" calcext:value-type="float">
            <text:p>0.0669054985046387</text:p>
          </table:table-cell>
        </table:table-row>
        <table:table-row table:style-name="ro1">
          <table:table-cell office:value-type="float" office:value="44310" calcext:value-type="float">
            <text:p>44310</text:p>
          </table:table-cell>
          <table:table-cell office:value-type="float" office:value="88619" calcext:value-type="float">
            <text:p>88619</text:p>
          </table:table-cell>
          <table:table-cell table:number-columns-repeated="7"/>
          <table:table-cell office:value-type="float" office:value="44300" calcext:value-type="float">
            <text:p>44300</text:p>
          </table:table-cell>
          <table:table-cell office:value-type="float" office:value="0.0912241935729981" calcext:value-type="float">
            <text:p>0.0912241935729981</text:p>
          </table:table-cell>
          <table:table-cell/>
          <table:table-cell office:value-type="float" office:value="44300" calcext:value-type="float">
            <text:p>44300</text:p>
          </table:table-cell>
          <table:table-cell office:value-type="float" office:value="0.0688040256500244" calcext:value-type="float">
            <text:p>0.0688040256500244</text:p>
          </table:table-cell>
        </table:table-row>
        <table:table-row table:style-name="ro1">
          <table:table-cell office:value-type="float" office:value="44410" calcext:value-type="float">
            <text:p>44410</text:p>
          </table:table-cell>
          <table:table-cell office:value-type="float" office:value="88819" calcext:value-type="float">
            <text:p>88819</text:p>
          </table:table-cell>
          <table:table-cell table:number-columns-repeated="7"/>
          <table:table-cell office:value-type="float" office:value="44400" calcext:value-type="float">
            <text:p>44400</text:p>
          </table:table-cell>
          <table:table-cell office:value-type="float" office:value="0.082653284072876" calcext:value-type="float">
            <text:p>0.082653284072876</text:p>
          </table:table-cell>
          <table:table-cell/>
          <table:table-cell office:value-type="float" office:value="44400" calcext:value-type="float">
            <text:p>44400</text:p>
          </table:table-cell>
          <table:table-cell office:value-type="float" office:value="0.0690739154815674" calcext:value-type="float">
            <text:p>0.0690739154815674</text:p>
          </table:table-cell>
        </table:table-row>
        <table:table-row table:style-name="ro1">
          <table:table-cell office:value-type="float" office:value="44510" calcext:value-type="float">
            <text:p>44510</text:p>
          </table:table-cell>
          <table:table-cell office:value-type="float" office:value="89019" calcext:value-type="float">
            <text:p>89019</text:p>
          </table:table-cell>
          <table:table-cell table:number-columns-repeated="7"/>
          <table:table-cell office:value-type="float" office:value="44500" calcext:value-type="float">
            <text:p>44500</text:p>
          </table:table-cell>
          <table:table-cell office:value-type="float" office:value="0.0851082801818848" calcext:value-type="float">
            <text:p>0.0851082801818848</text:p>
          </table:table-cell>
          <table:table-cell/>
          <table:table-cell office:value-type="float" office:value="44500" calcext:value-type="float">
            <text:p>44500</text:p>
          </table:table-cell>
          <table:table-cell office:value-type="float" office:value="0.0695855617523193" calcext:value-type="float">
            <text:p>0.0695855617523193</text:p>
          </table:table-cell>
        </table:table-row>
        <table:table-row table:style-name="ro1">
          <table:table-cell office:value-type="float" office:value="44610" calcext:value-type="float">
            <text:p>44610</text:p>
          </table:table-cell>
          <table:table-cell office:value-type="float" office:value="89219" calcext:value-type="float">
            <text:p>89219</text:p>
          </table:table-cell>
          <table:table-cell table:number-columns-repeated="7"/>
          <table:table-cell office:value-type="float" office:value="44600" calcext:value-type="float">
            <text:p>44600</text:p>
          </table:table-cell>
          <table:table-cell office:value-type="float" office:value="0.0847463607788086" calcext:value-type="float">
            <text:p>0.0847463607788086</text:p>
          </table:table-cell>
          <table:table-cell/>
          <table:table-cell office:value-type="float" office:value="44600" calcext:value-type="float">
            <text:p>44600</text:p>
          </table:table-cell>
          <table:table-cell office:value-type="float" office:value="0.0698232650756836" calcext:value-type="float">
            <text:p>0.0698232650756836</text:p>
          </table:table-cell>
        </table:table-row>
        <table:table-row table:style-name="ro1">
          <table:table-cell office:value-type="float" office:value="44710" calcext:value-type="float">
            <text:p>44710</text:p>
          </table:table-cell>
          <table:table-cell office:value-type="float" office:value="89419" calcext:value-type="float">
            <text:p>89419</text:p>
          </table:table-cell>
          <table:table-cell table:number-columns-repeated="7"/>
          <table:table-cell office:value-type="float" office:value="44700" calcext:value-type="float">
            <text:p>44700</text:p>
          </table:table-cell>
          <table:table-cell office:value-type="float" office:value="0.0867748260498047" calcext:value-type="float">
            <text:p>0.0867748260498047</text:p>
          </table:table-cell>
          <table:table-cell/>
          <table:table-cell office:value-type="float" office:value="44700" calcext:value-type="float">
            <text:p>44700</text:p>
          </table:table-cell>
          <table:table-cell office:value-type="float" office:value="0.0700652599334717" calcext:value-type="float">
            <text:p>0.0700652599334717</text:p>
          </table:table-cell>
        </table:table-row>
        <table:table-row table:style-name="ro1">
          <table:table-cell office:value-type="float" office:value="44810" calcext:value-type="float">
            <text:p>44810</text:p>
          </table:table-cell>
          <table:table-cell office:value-type="float" office:value="89619" calcext:value-type="float">
            <text:p>89619</text:p>
          </table:table-cell>
          <table:table-cell table:number-columns-repeated="7"/>
          <table:table-cell office:value-type="float" office:value="44800" calcext:value-type="float">
            <text:p>44800</text:p>
          </table:table-cell>
          <table:table-cell office:value-type="float" office:value="0.0877125263214111" calcext:value-type="float">
            <text:p>0.0877125263214111</text:p>
          </table:table-cell>
          <table:table-cell/>
          <table:table-cell office:value-type="float" office:value="44800" calcext:value-type="float">
            <text:p>44800</text:p>
          </table:table-cell>
          <table:table-cell office:value-type="float" office:value="0.0763816833496094" calcext:value-type="float">
            <text:p>0.0763816833496094</text:p>
          </table:table-cell>
        </table:table-row>
        <table:table-row table:style-name="ro1">
          <table:table-cell office:value-type="float" office:value="44910" calcext:value-type="float">
            <text:p>44910</text:p>
          </table:table-cell>
          <table:table-cell office:value-type="float" office:value="89819" calcext:value-type="float">
            <text:p>89819</text:p>
          </table:table-cell>
          <table:table-cell table:number-columns-repeated="7"/>
          <table:table-cell office:value-type="float" office:value="44900" calcext:value-type="float">
            <text:p>44900</text:p>
          </table:table-cell>
          <table:table-cell office:value-type="float" office:value="0.0808913707733154" calcext:value-type="float">
            <text:p>0.0808913707733154</text:p>
          </table:table-cell>
          <table:table-cell/>
          <table:table-cell office:value-type="float" office:value="44900" calcext:value-type="float">
            <text:p>44900</text:p>
          </table:table-cell>
          <table:table-cell office:value-type="float" office:value="0.0783119201660156" calcext:value-type="float">
            <text:p>0.0783119201660156</text:p>
          </table:table-cell>
        </table:table-row>
        <table:table-row table:style-name="ro1">
          <table:table-cell office:value-type="float" office:value="45010" calcext:value-type="float">
            <text:p>45010</text:p>
          </table:table-cell>
          <table:table-cell office:value-type="float" office:value="90019" calcext:value-type="float">
            <text:p>90019</text:p>
          </table:table-cell>
          <table:table-cell table:number-columns-repeated="7"/>
          <table:table-cell office:value-type="float" office:value="45000" calcext:value-type="float">
            <text:p>45000</text:p>
          </table:table-cell>
          <table:table-cell office:value-type="float" office:value="0.0844717025756836" calcext:value-type="float">
            <text:p>0.0844717025756836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0.0738074779510498" calcext:value-type="float">
            <text:p>0.0738074779510498</text:p>
          </table:table-cell>
        </table:table-row>
        <table:table-row table:style-name="ro1">
          <table:table-cell office:value-type="float" office:value="45110" calcext:value-type="float">
            <text:p>45110</text:p>
          </table:table-cell>
          <table:table-cell office:value-type="float" office:value="90219" calcext:value-type="float">
            <text:p>90219</text:p>
          </table:table-cell>
          <table:table-cell table:number-columns-repeated="7"/>
          <table:table-cell office:value-type="float" office:value="45100" calcext:value-type="float">
            <text:p>45100</text:p>
          </table:table-cell>
          <table:table-cell office:value-type="float" office:value="0.084519624710083" calcext:value-type="float">
            <text:p>0.084519624710083</text:p>
          </table:table-cell>
          <table:table-cell/>
          <table:table-cell office:value-type="float" office:value="45100" calcext:value-type="float">
            <text:p>45100</text:p>
          </table:table-cell>
          <table:table-cell office:value-type="float" office:value="0.086207389831543" calcext:value-type="float">
            <text:p>0.086207389831543</text:p>
          </table:table-cell>
        </table:table-row>
        <table:table-row table:style-name="ro1">
          <table:table-cell office:value-type="float" office:value="45210" calcext:value-type="float">
            <text:p>45210</text:p>
          </table:table-cell>
          <table:table-cell office:value-type="float" office:value="90419" calcext:value-type="float">
            <text:p>90419</text:p>
          </table:table-cell>
          <table:table-cell table:number-columns-repeated="7"/>
          <table:table-cell office:value-type="float" office:value="45200" calcext:value-type="float">
            <text:p>45200</text:p>
          </table:table-cell>
          <table:table-cell office:value-type="float" office:value="0.0799849033355713" calcext:value-type="float">
            <text:p>0.0799849033355713</text:p>
          </table:table-cell>
          <table:table-cell/>
          <table:table-cell office:value-type="float" office:value="45200" calcext:value-type="float">
            <text:p>45200</text:p>
          </table:table-cell>
          <table:table-cell office:value-type="float" office:value="0.0820488929748535" calcext:value-type="float">
            <text:p>0.0820488929748535</text:p>
          </table:table-cell>
        </table:table-row>
        <table:table-row table:style-name="ro1">
          <table:table-cell office:value-type="float" office:value="45310" calcext:value-type="float">
            <text:p>45310</text:p>
          </table:table-cell>
          <table:table-cell office:value-type="float" office:value="90619" calcext:value-type="float">
            <text:p>90619</text:p>
          </table:table-cell>
          <table:table-cell table:number-columns-repeated="7"/>
          <table:table-cell office:value-type="float" office:value="45300" calcext:value-type="float">
            <text:p>45300</text:p>
          </table:table-cell>
          <table:table-cell office:value-type="float" office:value="0.0820691585540772" calcext:value-type="float">
            <text:p>0.0820691585540772</text:p>
          </table:table-cell>
          <table:table-cell/>
          <table:table-cell office:value-type="float" office:value="45300" calcext:value-type="float">
            <text:p>45300</text:p>
          </table:table-cell>
          <table:table-cell office:value-type="float" office:value="0.0714695453643799" calcext:value-type="float">
            <text:p>0.0714695453643799</text:p>
          </table:table-cell>
        </table:table-row>
        <table:table-row table:style-name="ro1">
          <table:table-cell office:value-type="float" office:value="45410" calcext:value-type="float">
            <text:p>45410</text:p>
          </table:table-cell>
          <table:table-cell office:value-type="float" office:value="90819" calcext:value-type="float">
            <text:p>90819</text:p>
          </table:table-cell>
          <table:table-cell table:number-columns-repeated="7"/>
          <table:table-cell office:value-type="float" office:value="45400" calcext:value-type="float">
            <text:p>45400</text:p>
          </table:table-cell>
          <table:table-cell office:value-type="float" office:value="0.086308479309082" calcext:value-type="float">
            <text:p>0.086308479309082</text:p>
          </table:table-cell>
          <table:table-cell/>
          <table:table-cell office:value-type="float" office:value="45400" calcext:value-type="float">
            <text:p>45400</text:p>
          </table:table-cell>
          <table:table-cell office:value-type="float" office:value="0.0717999935150147" calcext:value-type="float">
            <text:p>0.0717999935150147</text:p>
          </table:table-cell>
        </table:table-row>
        <table:table-row table:style-name="ro1">
          <table:table-cell office:value-type="float" office:value="45510" calcext:value-type="float">
            <text:p>45510</text:p>
          </table:table-cell>
          <table:table-cell office:value-type="float" office:value="91019" calcext:value-type="float">
            <text:p>91019</text:p>
          </table:table-cell>
          <table:table-cell table:number-columns-repeated="7"/>
          <table:table-cell office:value-type="float" office:value="45500" calcext:value-type="float">
            <text:p>45500</text:p>
          </table:table-cell>
          <table:table-cell office:value-type="float" office:value="0.0856297016143799" calcext:value-type="float">
            <text:p>0.0856297016143799</text:p>
          </table:table-cell>
          <table:table-cell/>
          <table:table-cell office:value-type="float" office:value="45500" calcext:value-type="float">
            <text:p>45500</text:p>
          </table:table-cell>
          <table:table-cell office:value-type="float" office:value="0.0727584362030029" calcext:value-type="float">
            <text:p>0.0727584362030029</text:p>
          </table:table-cell>
        </table:table-row>
        <table:table-row table:style-name="ro1">
          <table:table-cell office:value-type="float" office:value="45610" calcext:value-type="float">
            <text:p>45610</text:p>
          </table:table-cell>
          <table:table-cell office:value-type="float" office:value="91219" calcext:value-type="float">
            <text:p>91219</text:p>
          </table:table-cell>
          <table:table-cell table:number-columns-repeated="7"/>
          <table:table-cell office:value-type="float" office:value="45600" calcext:value-type="float">
            <text:p>45600</text:p>
          </table:table-cell>
          <table:table-cell office:value-type="float" office:value="0.0843074321746826" calcext:value-type="float">
            <text:p>0.0843074321746826</text:p>
          </table:table-cell>
          <table:table-cell/>
          <table:table-cell office:value-type="float" office:value="45600" calcext:value-type="float">
            <text:p>45600</text:p>
          </table:table-cell>
          <table:table-cell office:value-type="float" office:value="0.0716738700866699" calcext:value-type="float">
            <text:p>0.0716738700866699</text:p>
          </table:table-cell>
        </table:table-row>
        <table:table-row table:style-name="ro1">
          <table:table-cell office:value-type="float" office:value="45710" calcext:value-type="float">
            <text:p>45710</text:p>
          </table:table-cell>
          <table:table-cell office:value-type="float" office:value="91419" calcext:value-type="float">
            <text:p>91419</text:p>
          </table:table-cell>
          <table:table-cell table:number-columns-repeated="7"/>
          <table:table-cell office:value-type="float" office:value="45700" calcext:value-type="float">
            <text:p>45700</text:p>
          </table:table-cell>
          <table:table-cell office:value-type="float" office:value="0.0841872692108154" calcext:value-type="float">
            <text:p>0.0841872692108154</text:p>
          </table:table-cell>
          <table:table-cell/>
          <table:table-cell office:value-type="float" office:value="45700" calcext:value-type="float">
            <text:p>45700</text:p>
          </table:table-cell>
          <table:table-cell office:value-type="float" office:value="0.0727722644805908" calcext:value-type="float">
            <text:p>0.0727722644805908</text:p>
          </table:table-cell>
        </table:table-row>
        <table:table-row table:style-name="ro1">
          <table:table-cell office:value-type="float" office:value="45810" calcext:value-type="float">
            <text:p>45810</text:p>
          </table:table-cell>
          <table:table-cell office:value-type="float" office:value="91619" calcext:value-type="float">
            <text:p>91619</text:p>
          </table:table-cell>
          <table:table-cell table:number-columns-repeated="7"/>
          <table:table-cell office:value-type="float" office:value="45800" calcext:value-type="float">
            <text:p>45800</text:p>
          </table:table-cell>
          <table:table-cell office:value-type="float" office:value="0.0930948257446289" calcext:value-type="float">
            <text:p>0.0930948257446289</text:p>
          </table:table-cell>
          <table:table-cell/>
          <table:table-cell office:value-type="float" office:value="45800" calcext:value-type="float">
            <text:p>45800</text:p>
          </table:table-cell>
          <table:table-cell office:value-type="float" office:value="0.0728068351745606" calcext:value-type="float">
            <text:p>0.0728068351745606</text:p>
          </table:table-cell>
        </table:table-row>
        <table:table-row table:style-name="ro1">
          <table:table-cell office:value-type="float" office:value="45910" calcext:value-type="float">
            <text:p>45910</text:p>
          </table:table-cell>
          <table:table-cell office:value-type="float" office:value="91819" calcext:value-type="float">
            <text:p>91819</text:p>
          </table:table-cell>
          <table:table-cell table:number-columns-repeated="7"/>
          <table:table-cell office:value-type="float" office:value="45900" calcext:value-type="float">
            <text:p>45900</text:p>
          </table:table-cell>
          <table:table-cell office:value-type="float" office:value="0.0822203159332275" calcext:value-type="float">
            <text:p>0.0822203159332275</text:p>
          </table:table-cell>
          <table:table-cell/>
          <table:table-cell office:value-type="float" office:value="45900" calcext:value-type="float">
            <text:p>45900</text:p>
          </table:table-cell>
          <table:table-cell office:value-type="float" office:value="0.0750665664672852" calcext:value-type="float">
            <text:p>0.0750665664672852</text:p>
          </table:table-cell>
        </table:table-row>
        <table:table-row table:style-name="ro1">
          <table:table-cell office:value-type="float" office:value="46010" calcext:value-type="float">
            <text:p>46010</text:p>
          </table:table-cell>
          <table:table-cell office:value-type="float" office:value="92019" calcext:value-type="float">
            <text:p>92019</text:p>
          </table:table-cell>
          <table:table-cell table:number-columns-repeated="7"/>
          <table:table-cell office:value-type="float" office:value="46000" calcext:value-type="float">
            <text:p>46000</text:p>
          </table:table-cell>
          <table:table-cell office:value-type="float" office:value="0.0868113040924072" calcext:value-type="float">
            <text:p>0.0868113040924072</text:p>
          </table:table-cell>
          <table:table-cell/>
          <table:table-cell office:value-type="float" office:value="46000" calcext:value-type="float">
            <text:p>46000</text:p>
          </table:table-cell>
          <table:table-cell office:value-type="float" office:value="0.0735428333282471" calcext:value-type="float">
            <text:p>0.0735428333282471</text:p>
          </table:table-cell>
        </table:table-row>
        <table:table-row table:style-name="ro1">
          <table:table-cell office:value-type="float" office:value="46110" calcext:value-type="float">
            <text:p>46110</text:p>
          </table:table-cell>
          <table:table-cell office:value-type="float" office:value="92219" calcext:value-type="float">
            <text:p>92219</text:p>
          </table:table-cell>
          <table:table-cell table:number-columns-repeated="7"/>
          <table:table-cell office:value-type="float" office:value="46100" calcext:value-type="float">
            <text:p>46100</text:p>
          </table:table-cell>
          <table:table-cell office:value-type="float" office:value="0.0793228149414063" calcext:value-type="float">
            <text:p>0.0793228149414063</text:p>
          </table:table-cell>
          <table:table-cell/>
          <table:table-cell office:value-type="float" office:value="46100" calcext:value-type="float">
            <text:p>46100</text:p>
          </table:table-cell>
          <table:table-cell office:value-type="float" office:value="0.0728070735931397" calcext:value-type="float">
            <text:p>0.0728070735931397</text:p>
          </table:table-cell>
        </table:table-row>
        <table:table-row table:style-name="ro1">
          <table:table-cell office:value-type="float" office:value="46210" calcext:value-type="float">
            <text:p>46210</text:p>
          </table:table-cell>
          <table:table-cell office:value-type="float" office:value="92419" calcext:value-type="float">
            <text:p>92419</text:p>
          </table:table-cell>
          <table:table-cell table:number-columns-repeated="7"/>
          <table:table-cell office:value-type="float" office:value="46200" calcext:value-type="float">
            <text:p>46200</text:p>
          </table:table-cell>
          <table:table-cell office:value-type="float" office:value="0.0791392326354981" calcext:value-type="float">
            <text:p>0.0791392326354981</text:p>
          </table:table-cell>
          <table:table-cell/>
          <table:table-cell office:value-type="float" office:value="46200" calcext:value-type="float">
            <text:p>46200</text:p>
          </table:table-cell>
          <table:table-cell office:value-type="float" office:value="0.0782191753387451" calcext:value-type="float">
            <text:p>0.0782191753387451</text:p>
          </table:table-cell>
        </table:table-row>
        <table:table-row table:style-name="ro1">
          <table:table-cell office:value-type="float" office:value="46310" calcext:value-type="float">
            <text:p>46310</text:p>
          </table:table-cell>
          <table:table-cell office:value-type="float" office:value="92619" calcext:value-type="float">
            <text:p>92619</text:p>
          </table:table-cell>
          <table:table-cell table:number-columns-repeated="7"/>
          <table:table-cell office:value-type="float" office:value="46300" calcext:value-type="float">
            <text:p>46300</text:p>
          </table:table-cell>
          <table:table-cell office:value-type="float" office:value="0.0804474353790283" calcext:value-type="float">
            <text:p>0.0804474353790283</text:p>
          </table:table-cell>
          <table:table-cell/>
          <table:table-cell office:value-type="float" office:value="46300" calcext:value-type="float">
            <text:p>46300</text:p>
          </table:table-cell>
          <table:table-cell office:value-type="float" office:value="0.0806305408477783" calcext:value-type="float">
            <text:p>0.0806305408477783</text:p>
          </table:table-cell>
        </table:table-row>
        <table:table-row table:style-name="ro1">
          <table:table-cell office:value-type="float" office:value="46410" calcext:value-type="float">
            <text:p>46410</text:p>
          </table:table-cell>
          <table:table-cell office:value-type="float" office:value="92819" calcext:value-type="float">
            <text:p>92819</text:p>
          </table:table-cell>
          <table:table-cell table:number-columns-repeated="7"/>
          <table:table-cell office:value-type="float" office:value="46400" calcext:value-type="float">
            <text:p>46400</text:p>
          </table:table-cell>
          <table:table-cell office:value-type="float" office:value="0.0812547206878662" calcext:value-type="float">
            <text:p>0.0812547206878662</text:p>
          </table:table-cell>
          <table:table-cell/>
          <table:table-cell office:value-type="float" office:value="46400" calcext:value-type="float">
            <text:p>46400</text:p>
          </table:table-cell>
          <table:table-cell office:value-type="float" office:value="0.0795726776123047" calcext:value-type="float">
            <text:p>0.0795726776123047</text:p>
          </table:table-cell>
        </table:table-row>
        <table:table-row table:style-name="ro1">
          <table:table-cell office:value-type="float" office:value="46510" calcext:value-type="float">
            <text:p>46510</text:p>
          </table:table-cell>
          <table:table-cell office:value-type="float" office:value="93019" calcext:value-type="float">
            <text:p>93019</text:p>
          </table:table-cell>
          <table:table-cell table:number-columns-repeated="7"/>
          <table:table-cell office:value-type="float" office:value="46500" calcext:value-type="float">
            <text:p>46500</text:p>
          </table:table-cell>
          <table:table-cell office:value-type="float" office:value="0.0827183723449707" calcext:value-type="float">
            <text:p>0.0827183723449707</text:p>
          </table:table-cell>
          <table:table-cell/>
          <table:table-cell office:value-type="float" office:value="46500" calcext:value-type="float">
            <text:p>46500</text:p>
          </table:table-cell>
          <table:table-cell office:value-type="float" office:value="0.0751957893371582" calcext:value-type="float">
            <text:p>0.0751957893371582</text:p>
          </table:table-cell>
        </table:table-row>
        <table:table-row table:style-name="ro1">
          <table:table-cell office:value-type="float" office:value="46610" calcext:value-type="float">
            <text:p>46610</text:p>
          </table:table-cell>
          <table:table-cell office:value-type="float" office:value="93219" calcext:value-type="float">
            <text:p>93219</text:p>
          </table:table-cell>
          <table:table-cell table:number-columns-repeated="7"/>
          <table:table-cell office:value-type="float" office:value="46600" calcext:value-type="float">
            <text:p>46600</text:p>
          </table:table-cell>
          <table:table-cell office:value-type="float" office:value="0.0845916271209717" calcext:value-type="float">
            <text:p>0.0845916271209717</text:p>
          </table:table-cell>
          <table:table-cell/>
          <table:table-cell office:value-type="float" office:value="46600" calcext:value-type="float">
            <text:p>46600</text:p>
          </table:table-cell>
          <table:table-cell office:value-type="float" office:value="0.073556661605835" calcext:value-type="float">
            <text:p>0.073556661605835</text:p>
          </table:table-cell>
        </table:table-row>
        <table:table-row table:style-name="ro1">
          <table:table-cell office:value-type="float" office:value="46710" calcext:value-type="float">
            <text:p>46710</text:p>
          </table:table-cell>
          <table:table-cell office:value-type="float" office:value="93419" calcext:value-type="float">
            <text:p>93419</text:p>
          </table:table-cell>
          <table:table-cell table:number-columns-repeated="7"/>
          <table:table-cell office:value-type="float" office:value="46700" calcext:value-type="float">
            <text:p>46700</text:p>
          </table:table-cell>
          <table:table-cell office:value-type="float" office:value="0.0887076854705811" calcext:value-type="float">
            <text:p>0.0887076854705811</text:p>
          </table:table-cell>
          <table:table-cell/>
          <table:table-cell office:value-type="float" office:value="46700" calcext:value-type="float">
            <text:p>46700</text:p>
          </table:table-cell>
          <table:table-cell office:value-type="float" office:value="0.073016881942749" calcext:value-type="float">
            <text:p>0.073016881942749</text:p>
          </table:table-cell>
        </table:table-row>
        <table:table-row table:style-name="ro1">
          <table:table-cell office:value-type="float" office:value="46810" calcext:value-type="float">
            <text:p>46810</text:p>
          </table:table-cell>
          <table:table-cell office:value-type="float" office:value="93619" calcext:value-type="float">
            <text:p>93619</text:p>
          </table:table-cell>
          <table:table-cell table:number-columns-repeated="7"/>
          <table:table-cell office:value-type="float" office:value="46800" calcext:value-type="float">
            <text:p>46800</text:p>
          </table:table-cell>
          <table:table-cell office:value-type="float" office:value="0.095428466796875" calcext:value-type="float">
            <text:p>0.095428466796875</text:p>
          </table:table-cell>
          <table:table-cell/>
          <table:table-cell office:value-type="float" office:value="46800" calcext:value-type="float">
            <text:p>46800</text:p>
          </table:table-cell>
          <table:table-cell office:value-type="float" office:value="0.0740780830383301" calcext:value-type="float">
            <text:p>0.0740780830383301</text:p>
          </table:table-cell>
        </table:table-row>
        <table:table-row table:style-name="ro1">
          <table:table-cell office:value-type="float" office:value="46910" calcext:value-type="float">
            <text:p>46910</text:p>
          </table:table-cell>
          <table:table-cell office:value-type="float" office:value="93819" calcext:value-type="float">
            <text:p>93819</text:p>
          </table:table-cell>
          <table:table-cell table:number-columns-repeated="7"/>
          <table:table-cell office:value-type="float" office:value="46900" calcext:value-type="float">
            <text:p>46900</text:p>
          </table:table-cell>
          <table:table-cell office:value-type="float" office:value="0.0906102657318115" calcext:value-type="float">
            <text:p>0.0906102657318115</text:p>
          </table:table-cell>
          <table:table-cell/>
          <table:table-cell office:value-type="float" office:value="46900" calcext:value-type="float">
            <text:p>46900</text:p>
          </table:table-cell>
          <table:table-cell office:value-type="float" office:value="0.076991081237793" calcext:value-type="float">
            <text:p>0.076991081237793</text:p>
          </table:table-cell>
        </table:table-row>
        <table:table-row table:style-name="ro1">
          <table:table-cell office:value-type="float" office:value="47010" calcext:value-type="float">
            <text:p>47010</text:p>
          </table:table-cell>
          <table:table-cell office:value-type="float" office:value="94019" calcext:value-type="float">
            <text:p>94019</text:p>
          </table:table-cell>
          <table:table-cell table:number-columns-repeated="7"/>
          <table:table-cell office:value-type="float" office:value="47000" calcext:value-type="float">
            <text:p>47000</text:p>
          </table:table-cell>
          <table:table-cell office:value-type="float" office:value="0.10002875328064" calcext:value-type="float">
            <text:p>0.10002875328064</text:p>
          </table:table-cell>
          <table:table-cell/>
          <table:table-cell office:value-type="float" office:value="47000" calcext:value-type="float">
            <text:p>47000</text:p>
          </table:table-cell>
          <table:table-cell office:value-type="float" office:value="0.0737638473510742" calcext:value-type="float">
            <text:p>0.0737638473510742</text:p>
          </table:table-cell>
        </table:table-row>
        <table:table-row table:style-name="ro1">
          <table:table-cell office:value-type="float" office:value="47110" calcext:value-type="float">
            <text:p>47110</text:p>
          </table:table-cell>
          <table:table-cell office:value-type="float" office:value="94219" calcext:value-type="float">
            <text:p>94219</text:p>
          </table:table-cell>
          <table:table-cell table:number-columns-repeated="7"/>
          <table:table-cell office:value-type="float" office:value="47100" calcext:value-type="float">
            <text:p>47100</text:p>
          </table:table-cell>
          <table:table-cell office:value-type="float" office:value="0.0900285243988037" calcext:value-type="float">
            <text:p>0.0900285243988037</text:p>
          </table:table-cell>
          <table:table-cell/>
          <table:table-cell office:value-type="float" office:value="47100" calcext:value-type="float">
            <text:p>47100</text:p>
          </table:table-cell>
          <table:table-cell office:value-type="float" office:value="0.0746219158172607" calcext:value-type="float">
            <text:p>0.0746219158172607</text:p>
          </table:table-cell>
        </table:table-row>
        <table:table-row table:style-name="ro1">
          <table:table-cell office:value-type="float" office:value="47210" calcext:value-type="float">
            <text:p>47210</text:p>
          </table:table-cell>
          <table:table-cell office:value-type="float" office:value="94419" calcext:value-type="float">
            <text:p>94419</text:p>
          </table:table-cell>
          <table:table-cell table:number-columns-repeated="7"/>
          <table:table-cell office:value-type="float" office:value="47200" calcext:value-type="float">
            <text:p>47200</text:p>
          </table:table-cell>
          <table:table-cell office:value-type="float" office:value="0.0949890613555908" calcext:value-type="float">
            <text:p>0.0949890613555908</text:p>
          </table:table-cell>
          <table:table-cell/>
          <table:table-cell office:value-type="float" office:value="47200" calcext:value-type="float">
            <text:p>47200</text:p>
          </table:table-cell>
          <table:table-cell office:value-type="float" office:value="0.075671911239624" calcext:value-type="float">
            <text:p>0.075671911239624</text:p>
          </table:table-cell>
        </table:table-row>
        <table:table-row table:style-name="ro1">
          <table:table-cell office:value-type="float" office:value="47310" calcext:value-type="float">
            <text:p>47310</text:p>
          </table:table-cell>
          <table:table-cell office:value-type="float" office:value="94619" calcext:value-type="float">
            <text:p>94619</text:p>
          </table:table-cell>
          <table:table-cell table:number-columns-repeated="7"/>
          <table:table-cell office:value-type="float" office:value="47300" calcext:value-type="float">
            <text:p>47300</text:p>
          </table:table-cell>
          <table:table-cell office:value-type="float" office:value="0.0893392562866211" calcext:value-type="float">
            <text:p>0.0893392562866211</text:p>
          </table:table-cell>
          <table:table-cell/>
          <table:table-cell office:value-type="float" office:value="47300" calcext:value-type="float">
            <text:p>47300</text:p>
          </table:table-cell>
          <table:table-cell office:value-type="float" office:value="0.0749375820159912" calcext:value-type="float">
            <text:p>0.0749375820159912</text:p>
          </table:table-cell>
        </table:table-row>
        <table:table-row table:style-name="ro1">
          <table:table-cell office:value-type="float" office:value="47410" calcext:value-type="float">
            <text:p>47410</text:p>
          </table:table-cell>
          <table:table-cell office:value-type="float" office:value="94819" calcext:value-type="float">
            <text:p>94819</text:p>
          </table:table-cell>
          <table:table-cell table:number-columns-repeated="7"/>
          <table:table-cell office:value-type="float" office:value="47400" calcext:value-type="float">
            <text:p>47400</text:p>
          </table:table-cell>
          <table:table-cell office:value-type="float" office:value="0.0862166881561279" calcext:value-type="float">
            <text:p>0.0862166881561279</text:p>
          </table:table-cell>
          <table:table-cell/>
          <table:table-cell office:value-type="float" office:value="47400" calcext:value-type="float">
            <text:p>47400</text:p>
          </table:table-cell>
          <table:table-cell office:value-type="float" office:value="0.0791702270507813" calcext:value-type="float">
            <text:p>0.0791702270507813</text:p>
          </table:table-cell>
        </table:table-row>
        <table:table-row table:style-name="ro1">
          <table:table-cell office:value-type="float" office:value="47510" calcext:value-type="float">
            <text:p>47510</text:p>
          </table:table-cell>
          <table:table-cell office:value-type="float" office:value="95019" calcext:value-type="float">
            <text:p>95019</text:p>
          </table:table-cell>
          <table:table-cell table:number-columns-repeated="7"/>
          <table:table-cell office:value-type="float" office:value="47500" calcext:value-type="float">
            <text:p>47500</text:p>
          </table:table-cell>
          <table:table-cell office:value-type="float" office:value="0.0867640972137451" calcext:value-type="float">
            <text:p>0.0867640972137451</text:p>
          </table:table-cell>
          <table:table-cell/>
          <table:table-cell office:value-type="float" office:value="47500" calcext:value-type="float">
            <text:p>47500</text:p>
          </table:table-cell>
          <table:table-cell office:value-type="float" office:value="0.0959048271179199" calcext:value-type="float">
            <text:p>0.0959048271179199</text:p>
          </table:table-cell>
        </table:table-row>
        <table:table-row table:style-name="ro1">
          <table:table-cell office:value-type="float" office:value="47610" calcext:value-type="float">
            <text:p>47610</text:p>
          </table:table-cell>
          <table:table-cell office:value-type="float" office:value="95219" calcext:value-type="float">
            <text:p>95219</text:p>
          </table:table-cell>
          <table:table-cell table:number-columns-repeated="7"/>
          <table:table-cell office:value-type="float" office:value="47600" calcext:value-type="float">
            <text:p>47600</text:p>
          </table:table-cell>
          <table:table-cell office:value-type="float" office:value="0.0841066837310791" calcext:value-type="float">
            <text:p>0.0841066837310791</text:p>
          </table:table-cell>
          <table:table-cell/>
          <table:table-cell office:value-type="float" office:value="47600" calcext:value-type="float">
            <text:p>47600</text:p>
          </table:table-cell>
          <table:table-cell office:value-type="float" office:value="0.0873715877532959" calcext:value-type="float">
            <text:p>0.0873715877532959</text:p>
          </table:table-cell>
        </table:table-row>
        <table:table-row table:style-name="ro1">
          <table:table-cell office:value-type="float" office:value="47710" calcext:value-type="float">
            <text:p>47710</text:p>
          </table:table-cell>
          <table:table-cell office:value-type="float" office:value="95419" calcext:value-type="float">
            <text:p>95419</text:p>
          </table:table-cell>
          <table:table-cell table:number-columns-repeated="7"/>
          <table:table-cell office:value-type="float" office:value="47700" calcext:value-type="float">
            <text:p>47700</text:p>
          </table:table-cell>
          <table:table-cell office:value-type="float" office:value="0.0875020027160645" calcext:value-type="float">
            <text:p>0.0875020027160645</text:p>
          </table:table-cell>
          <table:table-cell/>
          <table:table-cell office:value-type="float" office:value="47700" calcext:value-type="float">
            <text:p>47700</text:p>
          </table:table-cell>
          <table:table-cell office:value-type="float" office:value="0.0800998210906982" calcext:value-type="float">
            <text:p>0.0800998210906982</text:p>
          </table:table-cell>
        </table:table-row>
        <table:table-row table:style-name="ro1">
          <table:table-cell office:value-type="float" office:value="47810" calcext:value-type="float">
            <text:p>47810</text:p>
          </table:table-cell>
          <table:table-cell office:value-type="float" office:value="95619" calcext:value-type="float">
            <text:p>95619</text:p>
          </table:table-cell>
          <table:table-cell table:number-columns-repeated="7"/>
          <table:table-cell office:value-type="float" office:value="47800" calcext:value-type="float">
            <text:p>47800</text:p>
          </table:table-cell>
          <table:table-cell office:value-type="float" office:value="0.106382846832275" calcext:value-type="float">
            <text:p>0.106382846832275</text:p>
          </table:table-cell>
          <table:table-cell/>
          <table:table-cell office:value-type="float" office:value="47800" calcext:value-type="float">
            <text:p>47800</text:p>
          </table:table-cell>
          <table:table-cell office:value-type="float" office:value="0.0810425281524658" calcext:value-type="float">
            <text:p>0.0810425281524658</text:p>
          </table:table-cell>
        </table:table-row>
        <table:table-row table:style-name="ro1">
          <table:table-cell office:value-type="float" office:value="47910" calcext:value-type="float">
            <text:p>47910</text:p>
          </table:table-cell>
          <table:table-cell office:value-type="float" office:value="95819" calcext:value-type="float">
            <text:p>95819</text:p>
          </table:table-cell>
          <table:table-cell table:number-columns-repeated="7"/>
          <table:table-cell office:value-type="float" office:value="47900" calcext:value-type="float">
            <text:p>47900</text:p>
          </table:table-cell>
          <table:table-cell office:value-type="float" office:value="0.107358694076538" calcext:value-type="float">
            <text:p>0.107358694076538</text:p>
          </table:table-cell>
          <table:table-cell/>
          <table:table-cell office:value-type="float" office:value="47900" calcext:value-type="float">
            <text:p>47900</text:p>
          </table:table-cell>
          <table:table-cell office:value-type="float" office:value="0.0790684223175049" calcext:value-type="float">
            <text:p>0.0790684223175049</text:p>
          </table:table-cell>
        </table:table-row>
        <table:table-row table:style-name="ro1">
          <table:table-cell office:value-type="float" office:value="48010" calcext:value-type="float">
            <text:p>48010</text:p>
          </table:table-cell>
          <table:table-cell office:value-type="float" office:value="96019" calcext:value-type="float">
            <text:p>96019</text:p>
          </table:table-cell>
          <table:table-cell table:number-columns-repeated="7"/>
          <table:table-cell office:value-type="float" office:value="48000" calcext:value-type="float">
            <text:p>48000</text:p>
          </table:table-cell>
          <table:table-cell office:value-type="float" office:value="0.108289003372192" calcext:value-type="float">
            <text:p>0.108289003372192</text:p>
          </table:table-cell>
          <table:table-cell/>
          <table:table-cell office:value-type="float" office:value="48000" calcext:value-type="float">
            <text:p>48000</text:p>
          </table:table-cell>
          <table:table-cell office:value-type="float" office:value="0.0821647644042969" calcext:value-type="float">
            <text:p>0.0821647644042969</text:p>
          </table:table-cell>
        </table:table-row>
        <table:table-row table:style-name="ro1">
          <table:table-cell office:value-type="float" office:value="48110" calcext:value-type="float">
            <text:p>48110</text:p>
          </table:table-cell>
          <table:table-cell office:value-type="float" office:value="96219" calcext:value-type="float">
            <text:p>96219</text:p>
          </table:table-cell>
          <table:table-cell table:number-columns-repeated="7"/>
          <table:table-cell office:value-type="float" office:value="48100" calcext:value-type="float">
            <text:p>48100</text:p>
          </table:table-cell>
          <table:table-cell office:value-type="float" office:value="0.0908496379852295" calcext:value-type="float">
            <text:p>0.0908496379852295</text:p>
          </table:table-cell>
          <table:table-cell/>
          <table:table-cell office:value-type="float" office:value="48100" calcext:value-type="float">
            <text:p>48100</text:p>
          </table:table-cell>
          <table:table-cell office:value-type="float" office:value="0.0910871028900147" calcext:value-type="float">
            <text:p>0.0910871028900147</text:p>
          </table:table-cell>
        </table:table-row>
        <table:table-row table:style-name="ro1">
          <table:table-cell office:value-type="float" office:value="48210" calcext:value-type="float">
            <text:p>48210</text:p>
          </table:table-cell>
          <table:table-cell office:value-type="float" office:value="96419" calcext:value-type="float">
            <text:p>96419</text:p>
          </table:table-cell>
          <table:table-cell table:number-columns-repeated="7"/>
          <table:table-cell office:value-type="float" office:value="48200" calcext:value-type="float">
            <text:p>48200</text:p>
          </table:table-cell>
          <table:table-cell office:value-type="float" office:value="0.0911438465118408" calcext:value-type="float">
            <text:p>0.0911438465118408</text:p>
          </table:table-cell>
          <table:table-cell/>
          <table:table-cell office:value-type="float" office:value="48200" calcext:value-type="float">
            <text:p>48200</text:p>
          </table:table-cell>
          <table:table-cell office:value-type="float" office:value="0.0908637046813965" calcext:value-type="float">
            <text:p>0.0908637046813965</text:p>
          </table:table-cell>
        </table:table-row>
        <table:table-row table:style-name="ro1">
          <table:table-cell office:value-type="float" office:value="48310" calcext:value-type="float">
            <text:p>48310</text:p>
          </table:table-cell>
          <table:table-cell office:value-type="float" office:value="96619" calcext:value-type="float">
            <text:p>96619</text:p>
          </table:table-cell>
          <table:table-cell table:number-columns-repeated="7"/>
          <table:table-cell office:value-type="float" office:value="48300" calcext:value-type="float">
            <text:p>48300</text:p>
          </table:table-cell>
          <table:table-cell office:value-type="float" office:value="0.0992074012756348" calcext:value-type="float">
            <text:p>0.0992074012756348</text:p>
          </table:table-cell>
          <table:table-cell/>
          <table:table-cell office:value-type="float" office:value="48300" calcext:value-type="float">
            <text:p>48300</text:p>
          </table:table-cell>
          <table:table-cell office:value-type="float" office:value="0.0892791748046875" calcext:value-type="float">
            <text:p>0.0892791748046875</text:p>
          </table:table-cell>
        </table:table-row>
        <table:table-row table:style-name="ro1">
          <table:table-cell office:value-type="float" office:value="48410" calcext:value-type="float">
            <text:p>48410</text:p>
          </table:table-cell>
          <table:table-cell office:value-type="float" office:value="96819" calcext:value-type="float">
            <text:p>96819</text:p>
          </table:table-cell>
          <table:table-cell table:number-columns-repeated="7"/>
          <table:table-cell office:value-type="float" office:value="48400" calcext:value-type="float">
            <text:p>48400</text:p>
          </table:table-cell>
          <table:table-cell office:value-type="float" office:value="0.0952978134155273" calcext:value-type="float">
            <text:p>0.0952978134155273</text:p>
          </table:table-cell>
          <table:table-cell/>
          <table:table-cell office:value-type="float" office:value="48400" calcext:value-type="float">
            <text:p>48400</text:p>
          </table:table-cell>
          <table:table-cell office:value-type="float" office:value="0.0834848880767822" calcext:value-type="float">
            <text:p>0.0834848880767822</text:p>
          </table:table-cell>
        </table:table-row>
        <table:table-row table:style-name="ro1">
          <table:table-cell office:value-type="float" office:value="48510" calcext:value-type="float">
            <text:p>48510</text:p>
          </table:table-cell>
          <table:table-cell office:value-type="float" office:value="97019" calcext:value-type="float">
            <text:p>97019</text:p>
          </table:table-cell>
          <table:table-cell table:number-columns-repeated="7"/>
          <table:table-cell office:value-type="float" office:value="48500" calcext:value-type="float">
            <text:p>48500</text:p>
          </table:table-cell>
          <table:table-cell office:value-type="float" office:value="0.092836856842041" calcext:value-type="float">
            <text:p>0.092836856842041</text:p>
          </table:table-cell>
          <table:table-cell/>
          <table:table-cell office:value-type="float" office:value="48500" calcext:value-type="float">
            <text:p>48500</text:p>
          </table:table-cell>
          <table:table-cell office:value-type="float" office:value="0.0789198875427246" calcext:value-type="float">
            <text:p>0.0789198875427246</text:p>
          </table:table-cell>
        </table:table-row>
        <table:table-row table:style-name="ro1">
          <table:table-cell office:value-type="float" office:value="48610" calcext:value-type="float">
            <text:p>48610</text:p>
          </table:table-cell>
          <table:table-cell office:value-type="float" office:value="97219" calcext:value-type="float">
            <text:p>97219</text:p>
          </table:table-cell>
          <table:table-cell table:number-columns-repeated="7"/>
          <table:table-cell office:value-type="float" office:value="48600" calcext:value-type="float">
            <text:p>48600</text:p>
          </table:table-cell>
          <table:table-cell office:value-type="float" office:value="0.101389408111572" calcext:value-type="float">
            <text:p>0.101389408111572</text:p>
          </table:table-cell>
          <table:table-cell/>
          <table:table-cell office:value-type="float" office:value="48600" calcext:value-type="float">
            <text:p>48600</text:p>
          </table:table-cell>
          <table:table-cell office:value-type="float" office:value="0.0785751342773438" calcext:value-type="float">
            <text:p>0.0785751342773438</text:p>
          </table:table-cell>
        </table:table-row>
        <table:table-row table:style-name="ro1">
          <table:table-cell office:value-type="float" office:value="48710" calcext:value-type="float">
            <text:p>48710</text:p>
          </table:table-cell>
          <table:table-cell office:value-type="float" office:value="97419" calcext:value-type="float">
            <text:p>97419</text:p>
          </table:table-cell>
          <table:table-cell table:number-columns-repeated="7"/>
          <table:table-cell office:value-type="float" office:value="48700" calcext:value-type="float">
            <text:p>48700</text:p>
          </table:table-cell>
          <table:table-cell office:value-type="float" office:value="0.112418651580811" calcext:value-type="float">
            <text:p>0.112418651580811</text:p>
          </table:table-cell>
          <table:table-cell/>
          <table:table-cell office:value-type="float" office:value="48700" calcext:value-type="float">
            <text:p>48700</text:p>
          </table:table-cell>
          <table:table-cell office:value-type="float" office:value="0.0792524814605713" calcext:value-type="float">
            <text:p>0.0792524814605713</text:p>
          </table:table-cell>
        </table:table-row>
        <table:table-row table:style-name="ro1">
          <table:table-cell office:value-type="float" office:value="48810" calcext:value-type="float">
            <text:p>48810</text:p>
          </table:table-cell>
          <table:table-cell office:value-type="float" office:value="97619" calcext:value-type="float">
            <text:p>97619</text:p>
          </table:table-cell>
          <table:table-cell table:number-columns-repeated="7"/>
          <table:table-cell office:value-type="float" office:value="48800" calcext:value-type="float">
            <text:p>48800</text:p>
          </table:table-cell>
          <table:table-cell office:value-type="float" office:value="0.0997402667999268" calcext:value-type="float">
            <text:p>0.0997402667999268</text:p>
          </table:table-cell>
          <table:table-cell/>
          <table:table-cell office:value-type="float" office:value="48800" calcext:value-type="float">
            <text:p>48800</text:p>
          </table:table-cell>
          <table:table-cell office:value-type="float" office:value="0.075960636138916" calcext:value-type="float">
            <text:p>0.075960636138916</text:p>
          </table:table-cell>
        </table:table-row>
        <table:table-row table:style-name="ro1">
          <table:table-cell office:value-type="float" office:value="48910" calcext:value-type="float">
            <text:p>48910</text:p>
          </table:table-cell>
          <table:table-cell office:value-type="float" office:value="97819" calcext:value-type="float">
            <text:p>97819</text:p>
          </table:table-cell>
          <table:table-cell table:number-columns-repeated="7"/>
          <table:table-cell office:value-type="float" office:value="48900" calcext:value-type="float">
            <text:p>48900</text:p>
          </table:table-cell>
          <table:table-cell office:value-type="float" office:value="0.0994393825531006" calcext:value-type="float">
            <text:p>0.0994393825531006</text:p>
          </table:table-cell>
          <table:table-cell/>
          <table:table-cell office:value-type="float" office:value="48900" calcext:value-type="float">
            <text:p>48900</text:p>
          </table:table-cell>
          <table:table-cell office:value-type="float" office:value="0.0803649425506592" calcext:value-type="float">
            <text:p>0.0803649425506592</text:p>
          </table:table-cell>
        </table:table-row>
        <table:table-row table:style-name="ro1">
          <table:table-cell office:value-type="float" office:value="49010" calcext:value-type="float">
            <text:p>49010</text:p>
          </table:table-cell>
          <table:table-cell office:value-type="float" office:value="98019" calcext:value-type="float">
            <text:p>98019</text:p>
          </table:table-cell>
          <table:table-cell table:number-columns-repeated="7"/>
          <table:table-cell office:value-type="float" office:value="49000" calcext:value-type="float">
            <text:p>49000</text:p>
          </table:table-cell>
          <table:table-cell office:value-type="float" office:value="0.0983350276947022" calcext:value-type="float">
            <text:p>0.0983350276947022</text:p>
          </table:table-cell>
          <table:table-cell/>
          <table:table-cell office:value-type="float" office:value="49000" calcext:value-type="float">
            <text:p>49000</text:p>
          </table:table-cell>
          <table:table-cell office:value-type="float" office:value="0.0804834365844727" calcext:value-type="float">
            <text:p>0.0804834365844727</text:p>
          </table:table-cell>
        </table:table-row>
        <table:table-row table:style-name="ro1">
          <table:table-cell office:value-type="float" office:value="49110" calcext:value-type="float">
            <text:p>49110</text:p>
          </table:table-cell>
          <table:table-cell office:value-type="float" office:value="98219" calcext:value-type="float">
            <text:p>98219</text:p>
          </table:table-cell>
          <table:table-cell table:number-columns-repeated="7"/>
          <table:table-cell office:value-type="float" office:value="49100" calcext:value-type="float">
            <text:p>49100</text:p>
          </table:table-cell>
          <table:table-cell office:value-type="float" office:value="0.0958452224731445" calcext:value-type="float">
            <text:p>0.0958452224731445</text:p>
          </table:table-cell>
          <table:table-cell/>
          <table:table-cell office:value-type="float" office:value="49100" calcext:value-type="float">
            <text:p>49100</text:p>
          </table:table-cell>
          <table:table-cell office:value-type="float" office:value="0.0786111354827881" calcext:value-type="float">
            <text:p>0.0786111354827881</text:p>
          </table:table-cell>
        </table:table-row>
        <table:table-row table:style-name="ro1">
          <table:table-cell office:value-type="float" office:value="49210" calcext:value-type="float">
            <text:p>49210</text:p>
          </table:table-cell>
          <table:table-cell office:value-type="float" office:value="98419" calcext:value-type="float">
            <text:p>98419</text:p>
          </table:table-cell>
          <table:table-cell table:number-columns-repeated="7"/>
          <table:table-cell office:value-type="float" office:value="49200" calcext:value-type="float">
            <text:p>49200</text:p>
          </table:table-cell>
          <table:table-cell office:value-type="float" office:value="0.110287189483643" calcext:value-type="float">
            <text:p>0.110287189483643</text:p>
          </table:table-cell>
          <table:table-cell/>
          <table:table-cell office:value-type="float" office:value="49200" calcext:value-type="float">
            <text:p>49200</text:p>
          </table:table-cell>
          <table:table-cell office:value-type="float" office:value="0.0769331455230713" calcext:value-type="float">
            <text:p>0.0769331455230713</text:p>
          </table:table-cell>
        </table:table-row>
        <table:table-row table:style-name="ro1">
          <table:table-cell office:value-type="float" office:value="49310" calcext:value-type="float">
            <text:p>49310</text:p>
          </table:table-cell>
          <table:table-cell office:value-type="float" office:value="98619" calcext:value-type="float">
            <text:p>98619</text:p>
          </table:table-cell>
          <table:table-cell table:number-columns-repeated="7"/>
          <table:table-cell office:value-type="float" office:value="49300" calcext:value-type="float">
            <text:p>49300</text:p>
          </table:table-cell>
          <table:table-cell office:value-type="float" office:value="0.105224132537842" calcext:value-type="float">
            <text:p>0.105224132537842</text:p>
          </table:table-cell>
          <table:table-cell/>
          <table:table-cell office:value-type="float" office:value="49300" calcext:value-type="float">
            <text:p>49300</text:p>
          </table:table-cell>
          <table:table-cell office:value-type="float" office:value="0.077150821685791" calcext:value-type="float">
            <text:p>0.077150821685791</text:p>
          </table:table-cell>
        </table:table-row>
        <table:table-row table:style-name="ro1">
          <table:table-cell office:value-type="float" office:value="49410" calcext:value-type="float">
            <text:p>49410</text:p>
          </table:table-cell>
          <table:table-cell office:value-type="float" office:value="98819" calcext:value-type="float">
            <text:p>98819</text:p>
          </table:table-cell>
          <table:table-cell table:number-columns-repeated="7"/>
          <table:table-cell office:value-type="float" office:value="49400" calcext:value-type="float">
            <text:p>49400</text:p>
          </table:table-cell>
          <table:table-cell office:value-type="float" office:value="0.0951197147369385" calcext:value-type="float">
            <text:p>0.0951197147369385</text:p>
          </table:table-cell>
          <table:table-cell/>
          <table:table-cell office:value-type="float" office:value="49400" calcext:value-type="float">
            <text:p>49400</text:p>
          </table:table-cell>
          <table:table-cell office:value-type="float" office:value="0.080352783203125" calcext:value-type="float">
            <text:p>0.080352783203125</text:p>
          </table:table-cell>
        </table:table-row>
        <table:table-row table:style-name="ro1">
          <table:table-cell office:value-type="float" office:value="49510" calcext:value-type="float">
            <text:p>49510</text:p>
          </table:table-cell>
          <table:table-cell office:value-type="float" office:value="99019" calcext:value-type="float">
            <text:p>99019</text:p>
          </table:table-cell>
          <table:table-cell table:number-columns-repeated="7"/>
          <table:table-cell office:value-type="float" office:value="49500" calcext:value-type="float">
            <text:p>49500</text:p>
          </table:table-cell>
          <table:table-cell office:value-type="float" office:value="0.0928964614868164" calcext:value-type="float">
            <text:p>0.0928964614868164</text:p>
          </table:table-cell>
          <table:table-cell/>
          <table:table-cell office:value-type="float" office:value="49500" calcext:value-type="float">
            <text:p>49500</text:p>
          </table:table-cell>
          <table:table-cell office:value-type="float" office:value="0.0830395221710205" calcext:value-type="float">
            <text:p>0.0830395221710205</text:p>
          </table:table-cell>
        </table:table-row>
        <table:table-row table:style-name="ro1">
          <table:table-cell office:value-type="float" office:value="49610" calcext:value-type="float">
            <text:p>49610</text:p>
          </table:table-cell>
          <table:table-cell office:value-type="float" office:value="99219" calcext:value-type="float">
            <text:p>99219</text:p>
          </table:table-cell>
          <table:table-cell table:number-columns-repeated="7"/>
          <table:table-cell office:value-type="float" office:value="49600" calcext:value-type="float">
            <text:p>49600</text:p>
          </table:table-cell>
          <table:table-cell office:value-type="float" office:value="0.095320463180542" calcext:value-type="float">
            <text:p>0.095320463180542</text:p>
          </table:table-cell>
          <table:table-cell/>
          <table:table-cell office:value-type="float" office:value="49600" calcext:value-type="float">
            <text:p>49600</text:p>
          </table:table-cell>
          <table:table-cell office:value-type="float" office:value="0.0861372947692871" calcext:value-type="float">
            <text:p>0.0861372947692871</text:p>
          </table:table-cell>
        </table:table-row>
        <table:table-row table:style-name="ro1">
          <table:table-cell office:value-type="float" office:value="49710" calcext:value-type="float">
            <text:p>49710</text:p>
          </table:table-cell>
          <table:table-cell office:value-type="float" office:value="99419" calcext:value-type="float">
            <text:p>99419</text:p>
          </table:table-cell>
          <table:table-cell table:number-columns-repeated="7"/>
          <table:table-cell office:value-type="float" office:value="49700" calcext:value-type="float">
            <text:p>49700</text:p>
          </table:table-cell>
          <table:table-cell office:value-type="float" office:value="0.0932350158691406" calcext:value-type="float">
            <text:p>0.0932350158691406</text:p>
          </table:table-cell>
          <table:table-cell/>
          <table:table-cell office:value-type="float" office:value="49700" calcext:value-type="float">
            <text:p>49700</text:p>
          </table:table-cell>
          <table:table-cell office:value-type="float" office:value="0.0892643928527832" calcext:value-type="float">
            <text:p>0.0892643928527832</text:p>
          </table:table-cell>
        </table:table-row>
        <table:table-row table:style-name="ro1">
          <table:table-cell office:value-type="float" office:value="49810" calcext:value-type="float">
            <text:p>49810</text:p>
          </table:table-cell>
          <table:table-cell office:value-type="float" office:value="99619" calcext:value-type="float">
            <text:p>99619</text:p>
          </table:table-cell>
          <table:table-cell table:number-columns-repeated="7"/>
          <table:table-cell office:value-type="float" office:value="49800" calcext:value-type="float">
            <text:p>49800</text:p>
          </table:table-cell>
          <table:table-cell office:value-type="float" office:value="0.0930898189544678" calcext:value-type="float">
            <text:p>0.0930898189544678</text:p>
          </table:table-cell>
          <table:table-cell/>
          <table:table-cell office:value-type="float" office:value="49800" calcext:value-type="float">
            <text:p>49800</text:p>
          </table:table-cell>
          <table:table-cell office:value-type="float" office:value="0.0819540023803711" calcext:value-type="float">
            <text:p>0.0819540023803711</text:p>
          </table:table-cell>
        </table:table-row>
        <table:table-row table:style-name="ro1">
          <table:table-cell office:value-type="float" office:value="49910" calcext:value-type="float">
            <text:p>49910</text:p>
          </table:table-cell>
          <table:table-cell office:value-type="float" office:value="99819" calcext:value-type="float">
            <text:p>99819</text:p>
          </table:table-cell>
          <table:table-cell table:number-columns-repeated="7"/>
          <table:table-cell office:value-type="float" office:value="49900" calcext:value-type="float">
            <text:p>49900</text:p>
          </table:table-cell>
          <table:table-cell office:value-type="float" office:value="0.0913364887237549" calcext:value-type="float">
            <text:p>0.0913364887237549</text:p>
          </table:table-cell>
          <table:table-cell/>
          <table:table-cell office:value-type="float" office:value="49900" calcext:value-type="float">
            <text:p>49900</text:p>
          </table:table-cell>
          <table:table-cell office:value-type="float" office:value="0.0879254341125488" calcext:value-type="float">
            <text:p>0.0879254341125488</text:p>
          </table:table-cell>
        </table:table-row>
        <table:table-row table:style-name="ro1">
          <table:table-cell office:value-type="float" office:value="50010" calcext:value-type="float">
            <text:p>50010</text:p>
          </table:table-cell>
          <table:table-cell office:value-type="float" office:value="100019" calcext:value-type="float">
            <text:p>100019</text:p>
          </table:table-cell>
          <table:table-cell table:number-columns-repeated="7"/>
          <table:table-cell office:value-type="float" office:value="50000" calcext:value-type="float">
            <text:p>50000</text:p>
          </table:table-cell>
          <table:table-cell office:value-type="float" office:value="0.107900619506836" calcext:value-type="float">
            <text:p>0.107900619506836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0.0863034725189209" calcext:value-type="float">
            <text:p>0.0863034725189209</text:p>
          </table:table-cell>
        </table:table-row>
        <table:table-row table:style-name="ro1">
          <table:table-cell office:value-type="float" office:value="50110" calcext:value-type="float">
            <text:p>50110</text:p>
          </table:table-cell>
          <table:table-cell office:value-type="float" office:value="100219" calcext:value-type="float">
            <text:p>100219</text:p>
          </table:table-cell>
          <table:table-cell table:number-columns-repeated="7"/>
          <table:table-cell office:value-type="float" office:value="50100" calcext:value-type="float">
            <text:p>50100</text:p>
          </table:table-cell>
          <table:table-cell office:value-type="float" office:value="0.108160257339478" calcext:value-type="float">
            <text:p>0.108160257339478</text:p>
          </table:table-cell>
          <table:table-cell/>
          <table:table-cell office:value-type="float" office:value="50100" calcext:value-type="float">
            <text:p>50100</text:p>
          </table:table-cell>
          <table:table-cell office:value-type="float" office:value="0.0841414928436279" calcext:value-type="float">
            <text:p>0.0841414928436279</text:p>
          </table:table-cell>
        </table:table-row>
        <table:table-row table:style-name="ro1">
          <table:table-cell office:value-type="float" office:value="50210" calcext:value-type="float">
            <text:p>50210</text:p>
          </table:table-cell>
          <table:table-cell office:value-type="float" office:value="100419" calcext:value-type="float">
            <text:p>100419</text:p>
          </table:table-cell>
          <table:table-cell table:number-columns-repeated="7"/>
          <table:table-cell office:value-type="float" office:value="50200" calcext:value-type="float">
            <text:p>50200</text:p>
          </table:table-cell>
          <table:table-cell office:value-type="float" office:value="0.116154909133911" calcext:value-type="float">
            <text:p>0.116154909133911</text:p>
          </table:table-cell>
          <table:table-cell/>
          <table:table-cell office:value-type="float" office:value="50200" calcext:value-type="float">
            <text:p>50200</text:p>
          </table:table-cell>
          <table:table-cell office:value-type="float" office:value="0.0865380764007568" calcext:value-type="float">
            <text:p>0.0865380764007568</text:p>
          </table:table-cell>
        </table:table-row>
        <table:table-row table:style-name="ro1">
          <table:table-cell office:value-type="float" office:value="50310" calcext:value-type="float">
            <text:p>50310</text:p>
          </table:table-cell>
          <table:table-cell office:value-type="float" office:value="100619" calcext:value-type="float">
            <text:p>100619</text:p>
          </table:table-cell>
          <table:table-cell table:number-columns-repeated="7"/>
          <table:table-cell office:value-type="float" office:value="50300" calcext:value-type="float">
            <text:p>50300</text:p>
          </table:table-cell>
          <table:table-cell office:value-type="float" office:value="0.107540369033813" calcext:value-type="float">
            <text:p>0.107540369033813</text:p>
          </table:table-cell>
          <table:table-cell/>
          <table:table-cell office:value-type="float" office:value="50300" calcext:value-type="float">
            <text:p>50300</text:p>
          </table:table-cell>
          <table:table-cell office:value-type="float" office:value="0.0861227512359619" calcext:value-type="float">
            <text:p>0.0861227512359619</text:p>
          </table:table-cell>
        </table:table-row>
        <table:table-row table:style-name="ro1">
          <table:table-cell office:value-type="float" office:value="50410" calcext:value-type="float">
            <text:p>50410</text:p>
          </table:table-cell>
          <table:table-cell office:value-type="float" office:value="100819" calcext:value-type="float">
            <text:p>100819</text:p>
          </table:table-cell>
          <table:table-cell table:number-columns-repeated="7"/>
          <table:table-cell office:value-type="float" office:value="50400" calcext:value-type="float">
            <text:p>50400</text:p>
          </table:table-cell>
          <table:table-cell office:value-type="float" office:value="0.12346339225769" calcext:value-type="float">
            <text:p>0.12346339225769</text:p>
          </table:table-cell>
          <table:table-cell/>
          <table:table-cell office:value-type="float" office:value="50400" calcext:value-type="float">
            <text:p>50400</text:p>
          </table:table-cell>
          <table:table-cell office:value-type="float" office:value="0.0854954719543457" calcext:value-type="float">
            <text:p>0.0854954719543457</text:p>
          </table:table-cell>
        </table:table-row>
        <table:table-row table:style-name="ro1">
          <table:table-cell office:value-type="float" office:value="50510" calcext:value-type="float">
            <text:p>50510</text:p>
          </table:table-cell>
          <table:table-cell office:value-type="float" office:value="101019" calcext:value-type="float">
            <text:p>101019</text:p>
          </table:table-cell>
          <table:table-cell table:number-columns-repeated="7"/>
          <table:table-cell office:value-type="float" office:value="50500" calcext:value-type="float">
            <text:p>50500</text:p>
          </table:table-cell>
          <table:table-cell office:value-type="float" office:value="0.12047266960144" calcext:value-type="float">
            <text:p>0.12047266960144</text:p>
          </table:table-cell>
          <table:table-cell/>
          <table:table-cell office:value-type="float" office:value="50500" calcext:value-type="float">
            <text:p>50500</text:p>
          </table:table-cell>
          <table:table-cell office:value-type="float" office:value="0.0868380069732666" calcext:value-type="float">
            <text:p>0.0868380069732666</text:p>
          </table:table-cell>
        </table:table-row>
        <table:table-row table:style-name="ro1">
          <table:table-cell office:value-type="float" office:value="50610" calcext:value-type="float">
            <text:p>50610</text:p>
          </table:table-cell>
          <table:table-cell office:value-type="float" office:value="101219" calcext:value-type="float">
            <text:p>101219</text:p>
          </table:table-cell>
          <table:table-cell table:number-columns-repeated="7"/>
          <table:table-cell office:value-type="float" office:value="50600" calcext:value-type="float">
            <text:p>50600</text:p>
          </table:table-cell>
          <table:table-cell office:value-type="float" office:value="0.115260601043701" calcext:value-type="float">
            <text:p>0.115260601043701</text:p>
          </table:table-cell>
          <table:table-cell/>
          <table:table-cell office:value-type="float" office:value="50600" calcext:value-type="float">
            <text:p>50600</text:p>
          </table:table-cell>
          <table:table-cell office:value-type="float" office:value="0.0873370170593262" calcext:value-type="float">
            <text:p>0.0873370170593262</text:p>
          </table:table-cell>
        </table:table-row>
        <table:table-row table:style-name="ro1">
          <table:table-cell office:value-type="float" office:value="50710" calcext:value-type="float">
            <text:p>50710</text:p>
          </table:table-cell>
          <table:table-cell office:value-type="float" office:value="101419" calcext:value-type="float">
            <text:p>101419</text:p>
          </table:table-cell>
          <table:table-cell table:number-columns-repeated="7"/>
          <table:table-cell office:value-type="float" office:value="50700" calcext:value-type="float">
            <text:p>50700</text:p>
          </table:table-cell>
          <table:table-cell office:value-type="float" office:value="0.104927778244019" calcext:value-type="float">
            <text:p>0.104927778244019</text:p>
          </table:table-cell>
          <table:table-cell/>
          <table:table-cell office:value-type="float" office:value="50700" calcext:value-type="float">
            <text:p>50700</text:p>
          </table:table-cell>
          <table:table-cell office:value-type="float" office:value="0.089491605758667" calcext:value-type="float">
            <text:p>0.089491605758667</text:p>
          </table:table-cell>
        </table:table-row>
        <table:table-row table:style-name="ro1">
          <table:table-cell office:value-type="float" office:value="50810" calcext:value-type="float">
            <text:p>50810</text:p>
          </table:table-cell>
          <table:table-cell office:value-type="float" office:value="101619" calcext:value-type="float">
            <text:p>101619</text:p>
          </table:table-cell>
          <table:table-cell table:number-columns-repeated="7"/>
          <table:table-cell office:value-type="float" office:value="50800" calcext:value-type="float">
            <text:p>50800</text:p>
          </table:table-cell>
          <table:table-cell office:value-type="float" office:value="0.0945379734039307" calcext:value-type="float">
            <text:p>0.0945379734039307</text:p>
          </table:table-cell>
          <table:table-cell/>
          <table:table-cell office:value-type="float" office:value="50800" calcext:value-type="float">
            <text:p>50800</text:p>
          </table:table-cell>
          <table:table-cell office:value-type="float" office:value="0.0881810188293457" calcext:value-type="float">
            <text:p>0.0881810188293457</text:p>
          </table:table-cell>
        </table:table-row>
        <table:table-row table:style-name="ro1">
          <table:table-cell office:value-type="float" office:value="50910" calcext:value-type="float">
            <text:p>50910</text:p>
          </table:table-cell>
          <table:table-cell office:value-type="float" office:value="101819" calcext:value-type="float">
            <text:p>101819</text:p>
          </table:table-cell>
          <table:table-cell table:number-columns-repeated="7"/>
          <table:table-cell office:value-type="float" office:value="50900" calcext:value-type="float">
            <text:p>50900</text:p>
          </table:table-cell>
          <table:table-cell office:value-type="float" office:value="0.0948801040649414" calcext:value-type="float">
            <text:p>0.0948801040649414</text:p>
          </table:table-cell>
          <table:table-cell/>
          <table:table-cell office:value-type="float" office:value="50900" calcext:value-type="float">
            <text:p>50900</text:p>
          </table:table-cell>
          <table:table-cell office:value-type="float" office:value="0.0878956317901611" calcext:value-type="float">
            <text:p>0.0878956317901611</text:p>
          </table:table-cell>
        </table:table-row>
        <table:table-row table:style-name="ro1">
          <table:table-cell office:value-type="float" office:value="51010" calcext:value-type="float">
            <text:p>51010</text:p>
          </table:table-cell>
          <table:table-cell office:value-type="float" office:value="102019" calcext:value-type="float">
            <text:p>102019</text:p>
          </table:table-cell>
          <table:table-cell table:number-columns-repeated="7"/>
          <table:table-cell office:value-type="float" office:value="51000" calcext:value-type="float">
            <text:p>51000</text:p>
          </table:table-cell>
          <table:table-cell office:value-type="float" office:value="0.102200269699097" calcext:value-type="float">
            <text:p>0.102200269699097</text:p>
          </table:table-cell>
          <table:table-cell/>
          <table:table-cell office:value-type="float" office:value="51000" calcext:value-type="float">
            <text:p>51000</text:p>
          </table:table-cell>
          <table:table-cell office:value-type="float" office:value="0.0908854007720947" calcext:value-type="float">
            <text:p>0.0908854007720947</text:p>
          </table:table-cell>
        </table:table-row>
        <table:table-row table:style-name="ro1">
          <table:table-cell office:value-type="float" office:value="51110" calcext:value-type="float">
            <text:p>51110</text:p>
          </table:table-cell>
          <table:table-cell office:value-type="float" office:value="102219" calcext:value-type="float">
            <text:p>102219</text:p>
          </table:table-cell>
          <table:table-cell table:number-columns-repeated="7"/>
          <table:table-cell office:value-type="float" office:value="51100" calcext:value-type="float">
            <text:p>51100</text:p>
          </table:table-cell>
          <table:table-cell office:value-type="float" office:value="0.108187437057495" calcext:value-type="float">
            <text:p>0.108187437057495</text:p>
          </table:table-cell>
          <table:table-cell/>
          <table:table-cell office:value-type="float" office:value="51100" calcext:value-type="float">
            <text:p>51100</text:p>
          </table:table-cell>
          <table:table-cell office:value-type="float" office:value="0.0903491973876953" calcext:value-type="float">
            <text:p>0.0903491973876953</text:p>
          </table:table-cell>
        </table:table-row>
        <table:table-row table:style-name="ro1">
          <table:table-cell office:value-type="float" office:value="51210" calcext:value-type="float">
            <text:p>51210</text:p>
          </table:table-cell>
          <table:table-cell office:value-type="float" office:value="102419" calcext:value-type="float">
            <text:p>102419</text:p>
          </table:table-cell>
          <table:table-cell table:number-columns-repeated="7"/>
          <table:table-cell office:value-type="float" office:value="51200" calcext:value-type="float">
            <text:p>51200</text:p>
          </table:table-cell>
          <table:table-cell office:value-type="float" office:value="0.103493928909302" calcext:value-type="float">
            <text:p>0.103493928909302</text:p>
          </table:table-cell>
          <table:table-cell/>
          <table:table-cell office:value-type="float" office:value="51200" calcext:value-type="float">
            <text:p>51200</text:p>
          </table:table-cell>
          <table:table-cell office:value-type="float" office:value="0.107036352157593" calcext:value-type="float">
            <text:p>0.107036352157593</text:p>
          </table:table-cell>
        </table:table-row>
        <table:table-row table:style-name="ro1">
          <table:table-cell office:value-type="float" office:value="51310" calcext:value-type="float">
            <text:p>51310</text:p>
          </table:table-cell>
          <table:table-cell office:value-type="float" office:value="102619" calcext:value-type="float">
            <text:p>102619</text:p>
          </table:table-cell>
          <table:table-cell table:number-columns-repeated="7"/>
          <table:table-cell office:value-type="float" office:value="51300" calcext:value-type="float">
            <text:p>51300</text:p>
          </table:table-cell>
          <table:table-cell office:value-type="float" office:value="0.10347580909729" calcext:value-type="float">
            <text:p>0.10347580909729</text:p>
          </table:table-cell>
          <table:table-cell/>
          <table:table-cell office:value-type="float" office:value="51300" calcext:value-type="float">
            <text:p>51300</text:p>
          </table:table-cell>
          <table:table-cell office:value-type="float" office:value="0.0931887626647949" calcext:value-type="float">
            <text:p>0.0931887626647949</text:p>
          </table:table-cell>
        </table:table-row>
        <table:table-row table:style-name="ro1">
          <table:table-cell office:value-type="float" office:value="51410" calcext:value-type="float">
            <text:p>51410</text:p>
          </table:table-cell>
          <table:table-cell office:value-type="float" office:value="102819" calcext:value-type="float">
            <text:p>102819</text:p>
          </table:table-cell>
          <table:table-cell table:number-columns-repeated="7"/>
          <table:table-cell office:value-type="float" office:value="51400" calcext:value-type="float">
            <text:p>51400</text:p>
          </table:table-cell>
          <table:table-cell office:value-type="float" office:value="0.123237371444702" calcext:value-type="float">
            <text:p>0.123237371444702</text:p>
          </table:table-cell>
          <table:table-cell/>
          <table:table-cell office:value-type="float" office:value="51400" calcext:value-type="float">
            <text:p>51400</text:p>
          </table:table-cell>
          <table:table-cell office:value-type="float" office:value="0.0901839733123779" calcext:value-type="float">
            <text:p>0.0901839733123779</text:p>
          </table:table-cell>
        </table:table-row>
        <table:table-row table:style-name="ro1">
          <table:table-cell office:value-type="float" office:value="51510" calcext:value-type="float">
            <text:p>51510</text:p>
          </table:table-cell>
          <table:table-cell office:value-type="float" office:value="103019" calcext:value-type="float">
            <text:p>103019</text:p>
          </table:table-cell>
          <table:table-cell table:number-columns-repeated="7"/>
          <table:table-cell office:value-type="float" office:value="51500" calcext:value-type="float">
            <text:p>51500</text:p>
          </table:table-cell>
          <table:table-cell office:value-type="float" office:value="0.123350143432617" calcext:value-type="float">
            <text:p>0.123350143432617</text:p>
          </table:table-cell>
          <table:table-cell/>
          <table:table-cell office:value-type="float" office:value="51500" calcext:value-type="float">
            <text:p>51500</text:p>
          </table:table-cell>
          <table:table-cell office:value-type="float" office:value="0.0916433334350586" calcext:value-type="float">
            <text:p>0.0916433334350586</text:p>
          </table:table-cell>
        </table:table-row>
        <table:table-row table:style-name="ro1">
          <table:table-cell office:value-type="float" office:value="51610" calcext:value-type="float">
            <text:p>51610</text:p>
          </table:table-cell>
          <table:table-cell office:value-type="float" office:value="103219" calcext:value-type="float">
            <text:p>103219</text:p>
          </table:table-cell>
          <table:table-cell table:number-columns-repeated="7"/>
          <table:table-cell office:value-type="float" office:value="51600" calcext:value-type="float">
            <text:p>51600</text:p>
          </table:table-cell>
          <table:table-cell office:value-type="float" office:value="0.0999784469604492" calcext:value-type="float">
            <text:p>0.0999784469604492</text:p>
          </table:table-cell>
          <table:table-cell/>
          <table:table-cell office:value-type="float" office:value="51600" calcext:value-type="float">
            <text:p>51600</text:p>
          </table:table-cell>
          <table:table-cell office:value-type="float" office:value="0.0907106399536133" calcext:value-type="float">
            <text:p>0.0907106399536133</text:p>
          </table:table-cell>
        </table:table-row>
        <table:table-row table:style-name="ro1">
          <table:table-cell office:value-type="float" office:value="51710" calcext:value-type="float">
            <text:p>51710</text:p>
          </table:table-cell>
          <table:table-cell office:value-type="float" office:value="103419" calcext:value-type="float">
            <text:p>103419</text:p>
          </table:table-cell>
          <table:table-cell table:number-columns-repeated="7"/>
          <table:table-cell office:value-type="float" office:value="51700" calcext:value-type="float">
            <text:p>51700</text:p>
          </table:table-cell>
          <table:table-cell office:value-type="float" office:value="0.0998842716217041" calcext:value-type="float">
            <text:p>0.0998842716217041</text:p>
          </table:table-cell>
          <table:table-cell/>
          <table:table-cell office:value-type="float" office:value="51700" calcext:value-type="float">
            <text:p>51700</text:p>
          </table:table-cell>
          <table:table-cell office:value-type="float" office:value="0.0909318923950195" calcext:value-type="float">
            <text:p>0.0909318923950195</text:p>
          </table:table-cell>
        </table:table-row>
        <table:table-row table:style-name="ro1">
          <table:table-cell office:value-type="float" office:value="51810" calcext:value-type="float">
            <text:p>51810</text:p>
          </table:table-cell>
          <table:table-cell office:value-type="float" office:value="103619" calcext:value-type="float">
            <text:p>103619</text:p>
          </table:table-cell>
          <table:table-cell table:number-columns-repeated="7"/>
          <table:table-cell office:value-type="float" office:value="51800" calcext:value-type="float">
            <text:p>51800</text:p>
          </table:table-cell>
          <table:table-cell office:value-type="float" office:value="0.105068445205688" calcext:value-type="float">
            <text:p>0.105068445205688</text:p>
          </table:table-cell>
          <table:table-cell/>
          <table:table-cell office:value-type="float" office:value="51800" calcext:value-type="float">
            <text:p>51800</text:p>
          </table:table-cell>
          <table:table-cell office:value-type="float" office:value="0.0901865959167481" calcext:value-type="float">
            <text:p>0.0901865959167481</text:p>
          </table:table-cell>
        </table:table-row>
        <table:table-row table:style-name="ro1">
          <table:table-cell office:value-type="float" office:value="51910" calcext:value-type="float">
            <text:p>51910</text:p>
          </table:table-cell>
          <table:table-cell office:value-type="float" office:value="103819" calcext:value-type="float">
            <text:p>103819</text:p>
          </table:table-cell>
          <table:table-cell table:number-columns-repeated="7"/>
          <table:table-cell office:value-type="float" office:value="51900" calcext:value-type="float">
            <text:p>51900</text:p>
          </table:table-cell>
          <table:table-cell office:value-type="float" office:value="0.0976474285125732" calcext:value-type="float">
            <text:p>0.0976474285125732</text:p>
          </table:table-cell>
          <table:table-cell/>
          <table:table-cell office:value-type="float" office:value="51900" calcext:value-type="float">
            <text:p>51900</text:p>
          </table:table-cell>
          <table:table-cell office:value-type="float" office:value="0.092841386795044" calcext:value-type="float">
            <text:p>0.092841386795044</text:p>
          </table:table-cell>
        </table:table-row>
        <table:table-row table:style-name="ro1">
          <table:table-cell office:value-type="float" office:value="52010" calcext:value-type="float">
            <text:p>52010</text:p>
          </table:table-cell>
          <table:table-cell office:value-type="float" office:value="104019" calcext:value-type="float">
            <text:p>104019</text:p>
          </table:table-cell>
          <table:table-cell table:number-columns-repeated="7"/>
          <table:table-cell office:value-type="float" office:value="52000" calcext:value-type="float">
            <text:p>52000</text:p>
          </table:table-cell>
          <table:table-cell office:value-type="float" office:value="0.124238252639771" calcext:value-type="float">
            <text:p>0.124238252639771</text:p>
          </table:table-cell>
          <table:table-cell/>
          <table:table-cell office:value-type="float" office:value="52000" calcext:value-type="float">
            <text:p>52000</text:p>
          </table:table-cell>
          <table:table-cell office:value-type="float" office:value="0.0917642116546631" calcext:value-type="float">
            <text:p>0.0917642116546631</text:p>
          </table:table-cell>
        </table:table-row>
        <table:table-row table:style-name="ro1">
          <table:table-cell office:value-type="float" office:value="52110" calcext:value-type="float">
            <text:p>52110</text:p>
          </table:table-cell>
          <table:table-cell office:value-type="float" office:value="104219" calcext:value-type="float">
            <text:p>104219</text:p>
          </table:table-cell>
          <table:table-cell table:number-columns-repeated="7"/>
          <table:table-cell office:value-type="float" office:value="52100" calcext:value-type="float">
            <text:p>52100</text:p>
          </table:table-cell>
          <table:table-cell office:value-type="float" office:value="0.118005752563477" calcext:value-type="float">
            <text:p>0.118005752563477</text:p>
          </table:table-cell>
          <table:table-cell/>
          <table:table-cell office:value-type="float" office:value="52100" calcext:value-type="float">
            <text:p>52100</text:p>
          </table:table-cell>
          <table:table-cell office:value-type="float" office:value="0.092850923538208" calcext:value-type="float">
            <text:p>0.092850923538208</text:p>
          </table:table-cell>
        </table:table-row>
        <table:table-row table:style-name="ro1">
          <table:table-cell office:value-type="float" office:value="52210" calcext:value-type="float">
            <text:p>52210</text:p>
          </table:table-cell>
          <table:table-cell office:value-type="float" office:value="104419" calcext:value-type="float">
            <text:p>104419</text:p>
          </table:table-cell>
          <table:table-cell table:number-columns-repeated="7"/>
          <table:table-cell office:value-type="float" office:value="52200" calcext:value-type="float">
            <text:p>52200</text:p>
          </table:table-cell>
          <table:table-cell office:value-type="float" office:value="0.110014677047729" calcext:value-type="float">
            <text:p>0.110014677047729</text:p>
          </table:table-cell>
          <table:table-cell/>
          <table:table-cell office:value-type="float" office:value="52200" calcext:value-type="float">
            <text:p>52200</text:p>
          </table:table-cell>
          <table:table-cell office:value-type="float" office:value="0.0957894325256348" calcext:value-type="float">
            <text:p>0.0957894325256348</text:p>
          </table:table-cell>
        </table:table-row>
        <table:table-row table:style-name="ro1">
          <table:table-cell office:value-type="float" office:value="52310" calcext:value-type="float">
            <text:p>52310</text:p>
          </table:table-cell>
          <table:table-cell office:value-type="float" office:value="104619" calcext:value-type="float">
            <text:p>104619</text:p>
          </table:table-cell>
          <table:table-cell table:number-columns-repeated="7"/>
          <table:table-cell office:value-type="float" office:value="52300" calcext:value-type="float">
            <text:p>52300</text:p>
          </table:table-cell>
          <table:table-cell office:value-type="float" office:value="0.106619834899902" calcext:value-type="float">
            <text:p>0.106619834899902</text:p>
          </table:table-cell>
          <table:table-cell/>
          <table:table-cell office:value-type="float" office:value="52300" calcext:value-type="float">
            <text:p>52300</text:p>
          </table:table-cell>
          <table:table-cell office:value-type="float" office:value="0.0956635475158691" calcext:value-type="float">
            <text:p>0.0956635475158691</text:p>
          </table:table-cell>
        </table:table-row>
        <table:table-row table:style-name="ro1">
          <table:table-cell office:value-type="float" office:value="52410" calcext:value-type="float">
            <text:p>52410</text:p>
          </table:table-cell>
          <table:table-cell office:value-type="float" office:value="104819" calcext:value-type="float">
            <text:p>104819</text:p>
          </table:table-cell>
          <table:table-cell table:number-columns-repeated="7"/>
          <table:table-cell office:value-type="float" office:value="52400" calcext:value-type="float">
            <text:p>52400</text:p>
          </table:table-cell>
          <table:table-cell office:value-type="float" office:value="0.111730575561523" calcext:value-type="float">
            <text:p>0.111730575561523</text:p>
          </table:table-cell>
          <table:table-cell/>
          <table:table-cell office:value-type="float" office:value="52400" calcext:value-type="float">
            <text:p>52400</text:p>
          </table:table-cell>
          <table:table-cell office:value-type="float" office:value="0.0972630977630615" calcext:value-type="float">
            <text:p>0.0972630977630615</text:p>
          </table:table-cell>
        </table:table-row>
        <table:table-row table:style-name="ro1">
          <table:table-cell office:value-type="float" office:value="52510" calcext:value-type="float">
            <text:p>52510</text:p>
          </table:table-cell>
          <table:table-cell office:value-type="float" office:value="105019" calcext:value-type="float">
            <text:p>105019</text:p>
          </table:table-cell>
          <table:table-cell table:number-columns-repeated="7"/>
          <table:table-cell office:value-type="float" office:value="52500" calcext:value-type="float">
            <text:p>52500</text:p>
          </table:table-cell>
          <table:table-cell office:value-type="float" office:value="0.111047744750977" calcext:value-type="float">
            <text:p>0.111047744750977</text:p>
          </table:table-cell>
          <table:table-cell/>
          <table:table-cell office:value-type="float" office:value="52500" calcext:value-type="float">
            <text:p>52500</text:p>
          </table:table-cell>
          <table:table-cell office:value-type="float" office:value="0.0923614501953125" calcext:value-type="float">
            <text:p>0.0923614501953125</text:p>
          </table:table-cell>
        </table:table-row>
        <table:table-row table:style-name="ro1">
          <table:table-cell office:value-type="float" office:value="52610" calcext:value-type="float">
            <text:p>52610</text:p>
          </table:table-cell>
          <table:table-cell office:value-type="float" office:value="105219" calcext:value-type="float">
            <text:p>105219</text:p>
          </table:table-cell>
          <table:table-cell table:number-columns-repeated="7"/>
          <table:table-cell office:value-type="float" office:value="52600" calcext:value-type="float">
            <text:p>52600</text:p>
          </table:table-cell>
          <table:table-cell office:value-type="float" office:value="0.119111299514771" calcext:value-type="float">
            <text:p>0.119111299514771</text:p>
          </table:table-cell>
          <table:table-cell/>
          <table:table-cell office:value-type="float" office:value="52600" calcext:value-type="float">
            <text:p>52600</text:p>
          </table:table-cell>
          <table:table-cell office:value-type="float" office:value="0.0963411331176758" calcext:value-type="float">
            <text:p>0.0963411331176758</text:p>
          </table:table-cell>
        </table:table-row>
        <table:table-row table:style-name="ro1">
          <table:table-cell office:value-type="float" office:value="52710" calcext:value-type="float">
            <text:p>52710</text:p>
          </table:table-cell>
          <table:table-cell office:value-type="float" office:value="105419" calcext:value-type="float">
            <text:p>105419</text:p>
          </table:table-cell>
          <table:table-cell table:number-columns-repeated="7"/>
          <table:table-cell office:value-type="float" office:value="52700" calcext:value-type="float">
            <text:p>52700</text:p>
          </table:table-cell>
          <table:table-cell office:value-type="float" office:value="0.119630813598633" calcext:value-type="float">
            <text:p>0.119630813598633</text:p>
          </table:table-cell>
          <table:table-cell/>
          <table:table-cell office:value-type="float" office:value="52700" calcext:value-type="float">
            <text:p>52700</text:p>
          </table:table-cell>
          <table:table-cell office:value-type="float" office:value="0.0933477878570557" calcext:value-type="float">
            <text:p>0.0933477878570557</text:p>
          </table:table-cell>
        </table:table-row>
        <table:table-row table:style-name="ro1">
          <table:table-cell office:value-type="float" office:value="52810" calcext:value-type="float">
            <text:p>52810</text:p>
          </table:table-cell>
          <table:table-cell office:value-type="float" office:value="105619" calcext:value-type="float">
            <text:p>105619</text:p>
          </table:table-cell>
          <table:table-cell table:number-columns-repeated="7"/>
          <table:table-cell office:value-type="float" office:value="52800" calcext:value-type="float">
            <text:p>52800</text:p>
          </table:table-cell>
          <table:table-cell office:value-type="float" office:value="0.118109464645386" calcext:value-type="float">
            <text:p>0.118109464645386</text:p>
          </table:table-cell>
          <table:table-cell/>
          <table:table-cell office:value-type="float" office:value="52800" calcext:value-type="float">
            <text:p>52800</text:p>
          </table:table-cell>
          <table:table-cell office:value-type="float" office:value="0.0939786434173584" calcext:value-type="float">
            <text:p>0.0939786434173584</text:p>
          </table:table-cell>
        </table:table-row>
        <table:table-row table:style-name="ro1">
          <table:table-cell office:value-type="float" office:value="52910" calcext:value-type="float">
            <text:p>52910</text:p>
          </table:table-cell>
          <table:table-cell office:value-type="float" office:value="105819" calcext:value-type="float">
            <text:p>105819</text:p>
          </table:table-cell>
          <table:table-cell table:number-columns-repeated="7"/>
          <table:table-cell office:value-type="float" office:value="52900" calcext:value-type="float">
            <text:p>52900</text:p>
          </table:table-cell>
          <table:table-cell office:value-type="float" office:value="0.115909099578857" calcext:value-type="float">
            <text:p>0.115909099578857</text:p>
          </table:table-cell>
          <table:table-cell/>
          <table:table-cell office:value-type="float" office:value="52900" calcext:value-type="float">
            <text:p>52900</text:p>
          </table:table-cell>
          <table:table-cell office:value-type="float" office:value="0.0927481651306152" calcext:value-type="float">
            <text:p>0.0927481651306152</text:p>
          </table:table-cell>
        </table:table-row>
        <table:table-row table:style-name="ro1">
          <table:table-cell office:value-type="float" office:value="53010" calcext:value-type="float">
            <text:p>53010</text:p>
          </table:table-cell>
          <table:table-cell office:value-type="float" office:value="106019" calcext:value-type="float">
            <text:p>106019</text:p>
          </table:table-cell>
          <table:table-cell table:number-columns-repeated="7"/>
          <table:table-cell office:value-type="float" office:value="53000" calcext:value-type="float">
            <text:p>53000</text:p>
          </table:table-cell>
          <table:table-cell office:value-type="float" office:value="0.116170406341553" calcext:value-type="float">
            <text:p>0.116170406341553</text:p>
          </table:table-cell>
          <table:table-cell/>
          <table:table-cell office:value-type="float" office:value="53000" calcext:value-type="float">
            <text:p>53000</text:p>
          </table:table-cell>
          <table:table-cell office:value-type="float" office:value="0.0980978012084961" calcext:value-type="float">
            <text:p>0.0980978012084961</text:p>
          </table:table-cell>
        </table:table-row>
        <table:table-row table:style-name="ro1">
          <table:table-cell office:value-type="float" office:value="53110" calcext:value-type="float">
            <text:p>53110</text:p>
          </table:table-cell>
          <table:table-cell office:value-type="float" office:value="106219" calcext:value-type="float">
            <text:p>106219</text:p>
          </table:table-cell>
          <table:table-cell table:number-columns-repeated="7"/>
          <table:table-cell office:value-type="float" office:value="53100" calcext:value-type="float">
            <text:p>53100</text:p>
          </table:table-cell>
          <table:table-cell office:value-type="float" office:value="0.106280326843262" calcext:value-type="float">
            <text:p>0.106280326843262</text:p>
          </table:table-cell>
          <table:table-cell/>
          <table:table-cell office:value-type="float" office:value="53100" calcext:value-type="float">
            <text:p>53100</text:p>
          </table:table-cell>
          <table:table-cell office:value-type="float" office:value="0.0948896408081055" calcext:value-type="float">
            <text:p>0.0948896408081055</text:p>
          </table:table-cell>
        </table:table-row>
        <table:table-row table:style-name="ro1">
          <table:table-cell office:value-type="float" office:value="53210" calcext:value-type="float">
            <text:p>53210</text:p>
          </table:table-cell>
          <table:table-cell office:value-type="float" office:value="106419" calcext:value-type="float">
            <text:p>106419</text:p>
          </table:table-cell>
          <table:table-cell table:number-columns-repeated="7"/>
          <table:table-cell office:value-type="float" office:value="53200" calcext:value-type="float">
            <text:p>53200</text:p>
          </table:table-cell>
          <table:table-cell office:value-type="float" office:value="0.108236074447632" calcext:value-type="float">
            <text:p>0.108236074447632</text:p>
          </table:table-cell>
          <table:table-cell/>
          <table:table-cell office:value-type="float" office:value="53200" calcext:value-type="float">
            <text:p>53200</text:p>
          </table:table-cell>
          <table:table-cell office:value-type="float" office:value="0.0947225093841553" calcext:value-type="float">
            <text:p>0.0947225093841553</text:p>
          </table:table-cell>
        </table:table-row>
        <table:table-row table:style-name="ro1">
          <table:table-cell office:value-type="float" office:value="53310" calcext:value-type="float">
            <text:p>53310</text:p>
          </table:table-cell>
          <table:table-cell office:value-type="float" office:value="106619" calcext:value-type="float">
            <text:p>106619</text:p>
          </table:table-cell>
          <table:table-cell table:number-columns-repeated="7"/>
          <table:table-cell office:value-type="float" office:value="53300" calcext:value-type="float">
            <text:p>53300</text:p>
          </table:table-cell>
          <table:table-cell office:value-type="float" office:value="0.124427795410156" calcext:value-type="float">
            <text:p>0.124427795410156</text:p>
          </table:table-cell>
          <table:table-cell/>
          <table:table-cell office:value-type="float" office:value="53300" calcext:value-type="float">
            <text:p>53300</text:p>
          </table:table-cell>
          <table:table-cell office:value-type="float" office:value="0.0950376987457275" calcext:value-type="float">
            <text:p>0.0950376987457275</text:p>
          </table:table-cell>
        </table:table-row>
        <table:table-row table:style-name="ro1">
          <table:table-cell office:value-type="float" office:value="53410" calcext:value-type="float">
            <text:p>53410</text:p>
          </table:table-cell>
          <table:table-cell office:value-type="float" office:value="106819" calcext:value-type="float">
            <text:p>106819</text:p>
          </table:table-cell>
          <table:table-cell table:number-columns-repeated="7"/>
          <table:table-cell office:value-type="float" office:value="53400" calcext:value-type="float">
            <text:p>53400</text:p>
          </table:table-cell>
          <table:table-cell office:value-type="float" office:value="0.113556146621704" calcext:value-type="float">
            <text:p>0.113556146621704</text:p>
          </table:table-cell>
          <table:table-cell/>
          <table:table-cell office:value-type="float" office:value="53400" calcext:value-type="float">
            <text:p>53400</text:p>
          </table:table-cell>
          <table:table-cell office:value-type="float" office:value="0.0958628654479981" calcext:value-type="float">
            <text:p>0.0958628654479981</text:p>
          </table:table-cell>
        </table:table-row>
        <table:table-row table:style-name="ro1">
          <table:table-cell office:value-type="float" office:value="53510" calcext:value-type="float">
            <text:p>53510</text:p>
          </table:table-cell>
          <table:table-cell office:value-type="float" office:value="107019" calcext:value-type="float">
            <text:p>107019</text:p>
          </table:table-cell>
          <table:table-cell table:number-columns-repeated="7"/>
          <table:table-cell office:value-type="float" office:value="53500" calcext:value-type="float">
            <text:p>53500</text:p>
          </table:table-cell>
          <table:table-cell office:value-type="float" office:value="0.111068964004517" calcext:value-type="float">
            <text:p>0.111068964004517</text:p>
          </table:table-cell>
          <table:table-cell/>
          <table:table-cell office:value-type="float" office:value="53500" calcext:value-type="float">
            <text:p>53500</text:p>
          </table:table-cell>
          <table:table-cell office:value-type="float" office:value="0.0964827537536621" calcext:value-type="float">
            <text:p>0.0964827537536621</text:p>
          </table:table-cell>
        </table:table-row>
        <table:table-row table:style-name="ro1">
          <table:table-cell office:value-type="float" office:value="53610" calcext:value-type="float">
            <text:p>53610</text:p>
          </table:table-cell>
          <table:table-cell office:value-type="float" office:value="107219" calcext:value-type="float">
            <text:p>107219</text:p>
          </table:table-cell>
          <table:table-cell table:number-columns-repeated="7"/>
          <table:table-cell office:value-type="float" office:value="53600" calcext:value-type="float">
            <text:p>53600</text:p>
          </table:table-cell>
          <table:table-cell office:value-type="float" office:value="0.103429079055786" calcext:value-type="float">
            <text:p>0.103429079055786</text:p>
          </table:table-cell>
          <table:table-cell/>
          <table:table-cell office:value-type="float" office:value="53600" calcext:value-type="float">
            <text:p>53600</text:p>
          </table:table-cell>
          <table:table-cell office:value-type="float" office:value="0.0946385860443115" calcext:value-type="float">
            <text:p>0.0946385860443115</text:p>
          </table:table-cell>
        </table:table-row>
        <table:table-row table:style-name="ro1">
          <table:table-cell office:value-type="float" office:value="53710" calcext:value-type="float">
            <text:p>53710</text:p>
          </table:table-cell>
          <table:table-cell office:value-type="float" office:value="107419" calcext:value-type="float">
            <text:p>107419</text:p>
          </table:table-cell>
          <table:table-cell table:number-columns-repeated="7"/>
          <table:table-cell office:value-type="float" office:value="53700" calcext:value-type="float">
            <text:p>53700</text:p>
          </table:table-cell>
          <table:table-cell office:value-type="float" office:value="0.111581087112427" calcext:value-type="float">
            <text:p>0.111581087112427</text:p>
          </table:table-cell>
          <table:table-cell/>
          <table:table-cell office:value-type="float" office:value="53700" calcext:value-type="float">
            <text:p>53700</text:p>
          </table:table-cell>
          <table:table-cell office:value-type="float" office:value="0.0977935791015625" calcext:value-type="float">
            <text:p>0.0977935791015625</text:p>
          </table:table-cell>
        </table:table-row>
        <table:table-row table:style-name="ro1">
          <table:table-cell office:value-type="float" office:value="53810" calcext:value-type="float">
            <text:p>53810</text:p>
          </table:table-cell>
          <table:table-cell office:value-type="float" office:value="107619" calcext:value-type="float">
            <text:p>107619</text:p>
          </table:table-cell>
          <table:table-cell table:number-columns-repeated="7"/>
          <table:table-cell office:value-type="float" office:value="53800" calcext:value-type="float">
            <text:p>53800</text:p>
          </table:table-cell>
          <table:table-cell office:value-type="float" office:value="0.108884811401367" calcext:value-type="float">
            <text:p>0.108884811401367</text:p>
          </table:table-cell>
          <table:table-cell/>
          <table:table-cell office:value-type="float" office:value="53800" calcext:value-type="float">
            <text:p>53800</text:p>
          </table:table-cell>
          <table:table-cell office:value-type="float" office:value="0.101166486740112" calcext:value-type="float">
            <text:p>0.101166486740112</text:p>
          </table:table-cell>
        </table:table-row>
        <table:table-row table:style-name="ro1">
          <table:table-cell office:value-type="float" office:value="53910" calcext:value-type="float">
            <text:p>53910</text:p>
          </table:table-cell>
          <table:table-cell office:value-type="float" office:value="107819" calcext:value-type="float">
            <text:p>107819</text:p>
          </table:table-cell>
          <table:table-cell table:number-columns-repeated="7"/>
          <table:table-cell office:value-type="float" office:value="53900" calcext:value-type="float">
            <text:p>53900</text:p>
          </table:table-cell>
          <table:table-cell office:value-type="float" office:value="0.110534191131592" calcext:value-type="float">
            <text:p>0.110534191131592</text:p>
          </table:table-cell>
          <table:table-cell/>
          <table:table-cell office:value-type="float" office:value="53900" calcext:value-type="float">
            <text:p>53900</text:p>
          </table:table-cell>
          <table:table-cell office:value-type="float" office:value="0.101855516433716" calcext:value-type="float">
            <text:p>0.101855516433716</text:p>
          </table:table-cell>
        </table:table-row>
        <table:table-row table:style-name="ro1">
          <table:table-cell office:value-type="float" office:value="54010" calcext:value-type="float">
            <text:p>54010</text:p>
          </table:table-cell>
          <table:table-cell office:value-type="float" office:value="108019" calcext:value-type="float">
            <text:p>108019</text:p>
          </table:table-cell>
          <table:table-cell table:number-columns-repeated="7"/>
          <table:table-cell office:value-type="float" office:value="54000" calcext:value-type="float">
            <text:p>54000</text:p>
          </table:table-cell>
          <table:table-cell office:value-type="float" office:value="0.110100507736206" calcext:value-type="float">
            <text:p>0.110100507736206</text:p>
          </table:table-cell>
          <table:table-cell/>
          <table:table-cell office:value-type="float" office:value="54000" calcext:value-type="float">
            <text:p>54000</text:p>
          </table:table-cell>
          <table:table-cell office:value-type="float" office:value="0.0963153839111328" calcext:value-type="float">
            <text:p>0.0963153839111328</text:p>
          </table:table-cell>
        </table:table-row>
        <table:table-row table:style-name="ro1">
          <table:table-cell office:value-type="float" office:value="54110" calcext:value-type="float">
            <text:p>54110</text:p>
          </table:table-cell>
          <table:table-cell office:value-type="float" office:value="108219" calcext:value-type="float">
            <text:p>108219</text:p>
          </table:table-cell>
          <table:table-cell table:number-columns-repeated="7"/>
          <table:table-cell office:value-type="float" office:value="54100" calcext:value-type="float">
            <text:p>54100</text:p>
          </table:table-cell>
          <table:table-cell office:value-type="float" office:value="0.108829259872437" calcext:value-type="float">
            <text:p>0.108829259872437</text:p>
          </table:table-cell>
          <table:table-cell/>
          <table:table-cell office:value-type="float" office:value="54100" calcext:value-type="float">
            <text:p>54100</text:p>
          </table:table-cell>
          <table:table-cell office:value-type="float" office:value="0.0963208675384522" calcext:value-type="float">
            <text:p>0.0963208675384522</text:p>
          </table:table-cell>
        </table:table-row>
        <table:table-row table:style-name="ro1">
          <table:table-cell office:value-type="float" office:value="54210" calcext:value-type="float">
            <text:p>54210</text:p>
          </table:table-cell>
          <table:table-cell office:value-type="float" office:value="108419" calcext:value-type="float">
            <text:p>108419</text:p>
          </table:table-cell>
          <table:table-cell table:number-columns-repeated="7"/>
          <table:table-cell office:value-type="float" office:value="54200" calcext:value-type="float">
            <text:p>54200</text:p>
          </table:table-cell>
          <table:table-cell office:value-type="float" office:value="0.109313249588013" calcext:value-type="float">
            <text:p>0.109313249588013</text:p>
          </table:table-cell>
          <table:table-cell/>
          <table:table-cell office:value-type="float" office:value="54200" calcext:value-type="float">
            <text:p>54200</text:p>
          </table:table-cell>
          <table:table-cell office:value-type="float" office:value="0.0969290733337402" calcext:value-type="float">
            <text:p>0.0969290733337402</text:p>
          </table:table-cell>
        </table:table-row>
        <table:table-row table:style-name="ro1">
          <table:table-cell office:value-type="float" office:value="54310" calcext:value-type="float">
            <text:p>54310</text:p>
          </table:table-cell>
          <table:table-cell office:value-type="float" office:value="108619" calcext:value-type="float">
            <text:p>108619</text:p>
          </table:table-cell>
          <table:table-cell table:number-columns-repeated="7"/>
          <table:table-cell office:value-type="float" office:value="54300" calcext:value-type="float">
            <text:p>54300</text:p>
          </table:table-cell>
          <table:table-cell office:value-type="float" office:value="0.115782499313354" calcext:value-type="float">
            <text:p>0.115782499313354</text:p>
          </table:table-cell>
          <table:table-cell/>
          <table:table-cell office:value-type="float" office:value="54300" calcext:value-type="float">
            <text:p>54300</text:p>
          </table:table-cell>
          <table:table-cell office:value-type="float" office:value="0.100987434387207" calcext:value-type="float">
            <text:p>0.100987434387207</text:p>
          </table:table-cell>
        </table:table-row>
        <table:table-row table:style-name="ro1">
          <table:table-cell office:value-type="float" office:value="54410" calcext:value-type="float">
            <text:p>54410</text:p>
          </table:table-cell>
          <table:table-cell office:value-type="float" office:value="108819" calcext:value-type="float">
            <text:p>108819</text:p>
          </table:table-cell>
          <table:table-cell table:number-columns-repeated="7"/>
          <table:table-cell office:value-type="float" office:value="54400" calcext:value-type="float">
            <text:p>54400</text:p>
          </table:table-cell>
          <table:table-cell office:value-type="float" office:value="0.114511251449585" calcext:value-type="float">
            <text:p>0.114511251449585</text:p>
          </table:table-cell>
          <table:table-cell/>
          <table:table-cell office:value-type="float" office:value="54400" calcext:value-type="float">
            <text:p>54400</text:p>
          </table:table-cell>
          <table:table-cell office:value-type="float" office:value="0.101128339767456" calcext:value-type="float">
            <text:p>0.101128339767456</text:p>
          </table:table-cell>
        </table:table-row>
        <table:table-row table:style-name="ro1">
          <table:table-cell office:value-type="float" office:value="54510" calcext:value-type="float">
            <text:p>54510</text:p>
          </table:table-cell>
          <table:table-cell office:value-type="float" office:value="109019" calcext:value-type="float">
            <text:p>109019</text:p>
          </table:table-cell>
          <table:table-cell table:number-columns-repeated="7"/>
          <table:table-cell office:value-type="float" office:value="54500" calcext:value-type="float">
            <text:p>54500</text:p>
          </table:table-cell>
          <table:table-cell office:value-type="float" office:value="0.111600637435913" calcext:value-type="float">
            <text:p>0.111600637435913</text:p>
          </table:table-cell>
          <table:table-cell/>
          <table:table-cell office:value-type="float" office:value="54500" calcext:value-type="float">
            <text:p>54500</text:p>
          </table:table-cell>
          <table:table-cell office:value-type="float" office:value="0.0971286296844482" calcext:value-type="float">
            <text:p>0.0971286296844482</text:p>
          </table:table-cell>
        </table:table-row>
        <table:table-row table:style-name="ro1">
          <table:table-cell office:value-type="float" office:value="54610" calcext:value-type="float">
            <text:p>54610</text:p>
          </table:table-cell>
          <table:table-cell office:value-type="float" office:value="109219" calcext:value-type="float">
            <text:p>109219</text:p>
          </table:table-cell>
          <table:table-cell table:number-columns-repeated="7"/>
          <table:table-cell office:value-type="float" office:value="54600" calcext:value-type="float">
            <text:p>54600</text:p>
          </table:table-cell>
          <table:table-cell office:value-type="float" office:value="0.120206594467163" calcext:value-type="float">
            <text:p>0.120206594467163</text:p>
          </table:table-cell>
          <table:table-cell/>
          <table:table-cell office:value-type="float" office:value="54600" calcext:value-type="float">
            <text:p>54600</text:p>
          </table:table-cell>
          <table:table-cell office:value-type="float" office:value="0.10084867477417" calcext:value-type="float">
            <text:p>0.10084867477417</text:p>
          </table:table-cell>
        </table:table-row>
        <table:table-row table:style-name="ro1">
          <table:table-cell office:value-type="float" office:value="54710" calcext:value-type="float">
            <text:p>54710</text:p>
          </table:table-cell>
          <table:table-cell office:value-type="float" office:value="109419" calcext:value-type="float">
            <text:p>109419</text:p>
          </table:table-cell>
          <table:table-cell table:number-columns-repeated="7"/>
          <table:table-cell office:value-type="float" office:value="54700" calcext:value-type="float">
            <text:p>54700</text:p>
          </table:table-cell>
          <table:table-cell office:value-type="float" office:value="0.120112657546997" calcext:value-type="float">
            <text:p>0.120112657546997</text:p>
          </table:table-cell>
          <table:table-cell/>
          <table:table-cell office:value-type="float" office:value="54700" calcext:value-type="float">
            <text:p>54700</text:p>
          </table:table-cell>
          <table:table-cell office:value-type="float" office:value="0.100018262863159" calcext:value-type="float">
            <text:p>0.100018262863159</text:p>
          </table:table-cell>
        </table:table-row>
        <table:table-row table:style-name="ro1">
          <table:table-cell office:value-type="float" office:value="54810" calcext:value-type="float">
            <text:p>54810</text:p>
          </table:table-cell>
          <table:table-cell office:value-type="float" office:value="109619" calcext:value-type="float">
            <text:p>109619</text:p>
          </table:table-cell>
          <table:table-cell table:number-columns-repeated="7"/>
          <table:table-cell office:value-type="float" office:value="54800" calcext:value-type="float">
            <text:p>54800</text:p>
          </table:table-cell>
          <table:table-cell office:value-type="float" office:value="0.114078283309937" calcext:value-type="float">
            <text:p>0.114078283309937</text:p>
          </table:table-cell>
          <table:table-cell/>
          <table:table-cell office:value-type="float" office:value="54800" calcext:value-type="float">
            <text:p>54800</text:p>
          </table:table-cell>
          <table:table-cell office:value-type="float" office:value="0.0996267795562744" calcext:value-type="float">
            <text:p>0.0996267795562744</text:p>
          </table:table-cell>
        </table:table-row>
        <table:table-row table:style-name="ro1">
          <table:table-cell office:value-type="float" office:value="54910" calcext:value-type="float">
            <text:p>54910</text:p>
          </table:table-cell>
          <table:table-cell office:value-type="float" office:value="109819" calcext:value-type="float">
            <text:p>109819</text:p>
          </table:table-cell>
          <table:table-cell table:number-columns-repeated="7"/>
          <table:table-cell office:value-type="float" office:value="54900" calcext:value-type="float">
            <text:p>54900</text:p>
          </table:table-cell>
          <table:table-cell office:value-type="float" office:value="0.123463869094849" calcext:value-type="float">
            <text:p>0.123463869094849</text:p>
          </table:table-cell>
          <table:table-cell/>
          <table:table-cell office:value-type="float" office:value="54900" calcext:value-type="float">
            <text:p>54900</text:p>
          </table:table-cell>
          <table:table-cell office:value-type="float" office:value="0.102657556533813" calcext:value-type="float">
            <text:p>0.102657556533813</text:p>
          </table:table-cell>
        </table:table-row>
        <table:table-row table:style-name="ro1">
          <table:table-cell office:value-type="float" office:value="55010" calcext:value-type="float">
            <text:p>55010</text:p>
          </table:table-cell>
          <table:table-cell office:value-type="float" office:value="110019" calcext:value-type="float">
            <text:p>110019</text:p>
          </table:table-cell>
          <table:table-cell table:number-columns-repeated="7"/>
          <table:table-cell office:value-type="float" office:value="55000" calcext:value-type="float">
            <text:p>55000</text:p>
          </table:table-cell>
          <table:table-cell office:value-type="float" office:value="0.113430738449097" calcext:value-type="float">
            <text:p>0.113430738449097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0.101993083953857" calcext:value-type="float">
            <text:p>0.101993083953857</text:p>
          </table:table-cell>
        </table:table-row>
        <table:table-row table:style-name="ro1">
          <table:table-cell office:value-type="float" office:value="55110" calcext:value-type="float">
            <text:p>55110</text:p>
          </table:table-cell>
          <table:table-cell office:value-type="float" office:value="110219" calcext:value-type="float">
            <text:p>110219</text:p>
          </table:table-cell>
          <table:table-cell table:number-columns-repeated="7"/>
          <table:table-cell office:value-type="float" office:value="55100" calcext:value-type="float">
            <text:p>55100</text:p>
          </table:table-cell>
          <table:table-cell office:value-type="float" office:value="0.114248037338257" calcext:value-type="float">
            <text:p>0.114248037338257</text:p>
          </table:table-cell>
          <table:table-cell/>
          <table:table-cell office:value-type="float" office:value="55100" calcext:value-type="float">
            <text:p>55100</text:p>
          </table:table-cell>
          <table:table-cell office:value-type="float" office:value="0.100515365600586" calcext:value-type="float">
            <text:p>0.100515365600586</text:p>
          </table:table-cell>
        </table:table-row>
        <table:table-row table:style-name="ro1">
          <table:table-cell office:value-type="float" office:value="55210" calcext:value-type="float">
            <text:p>55210</text:p>
          </table:table-cell>
          <table:table-cell office:value-type="float" office:value="110419" calcext:value-type="float">
            <text:p>110419</text:p>
          </table:table-cell>
          <table:table-cell table:number-columns-repeated="7"/>
          <table:table-cell office:value-type="float" office:value="55200" calcext:value-type="float">
            <text:p>55200</text:p>
          </table:table-cell>
          <table:table-cell office:value-type="float" office:value="0.113552093505859" calcext:value-type="float">
            <text:p>0.113552093505859</text:p>
          </table:table-cell>
          <table:table-cell/>
          <table:table-cell office:value-type="float" office:value="55200" calcext:value-type="float">
            <text:p>55200</text:p>
          </table:table-cell>
          <table:table-cell office:value-type="float" office:value="0.104962587356567" calcext:value-type="float">
            <text:p>0.104962587356567</text:p>
          </table:table-cell>
        </table:table-row>
        <table:table-row table:style-name="ro1">
          <table:table-cell office:value-type="float" office:value="55310" calcext:value-type="float">
            <text:p>55310</text:p>
          </table:table-cell>
          <table:table-cell office:value-type="float" office:value="110619" calcext:value-type="float">
            <text:p>110619</text:p>
          </table:table-cell>
          <table:table-cell table:number-columns-repeated="7"/>
          <table:table-cell office:value-type="float" office:value="55300" calcext:value-type="float">
            <text:p>55300</text:p>
          </table:table-cell>
          <table:table-cell office:value-type="float" office:value="0.111748933792114" calcext:value-type="float">
            <text:p>0.111748933792114</text:p>
          </table:table-cell>
          <table:table-cell/>
          <table:table-cell office:value-type="float" office:value="55300" calcext:value-type="float">
            <text:p>55300</text:p>
          </table:table-cell>
          <table:table-cell office:value-type="float" office:value="0.102517127990723" calcext:value-type="float">
            <text:p>0.102517127990723</text:p>
          </table:table-cell>
        </table:table-row>
        <table:table-row table:style-name="ro1">
          <table:table-cell office:value-type="float" office:value="55410" calcext:value-type="float">
            <text:p>55410</text:p>
          </table:table-cell>
          <table:table-cell office:value-type="float" office:value="110819" calcext:value-type="float">
            <text:p>110819</text:p>
          </table:table-cell>
          <table:table-cell table:number-columns-repeated="7"/>
          <table:table-cell office:value-type="float" office:value="55400" calcext:value-type="float">
            <text:p>55400</text:p>
          </table:table-cell>
          <table:table-cell office:value-type="float" office:value="0.119027376174927" calcext:value-type="float">
            <text:p>0.119027376174927</text:p>
          </table:table-cell>
          <table:table-cell/>
          <table:table-cell office:value-type="float" office:value="55400" calcext:value-type="float">
            <text:p>55400</text:p>
          </table:table-cell>
          <table:table-cell office:value-type="float" office:value="0.10651707649231" calcext:value-type="float">
            <text:p>0.10651707649231</text:p>
          </table:table-cell>
        </table:table-row>
        <table:table-row table:style-name="ro1">
          <table:table-cell office:value-type="float" office:value="55510" calcext:value-type="float">
            <text:p>55510</text:p>
          </table:table-cell>
          <table:table-cell office:value-type="float" office:value="111019" calcext:value-type="float">
            <text:p>111019</text:p>
          </table:table-cell>
          <table:table-cell table:number-columns-repeated="7"/>
          <table:table-cell office:value-type="float" office:value="55500" calcext:value-type="float">
            <text:p>55500</text:p>
          </table:table-cell>
          <table:table-cell office:value-type="float" office:value="0.11967134475708" calcext:value-type="float">
            <text:p>0.11967134475708</text:p>
          </table:table-cell>
          <table:table-cell/>
          <table:table-cell office:value-type="float" office:value="55500" calcext:value-type="float">
            <text:p>55500</text:p>
          </table:table-cell>
          <table:table-cell office:value-type="float" office:value="0.124085903167725" calcext:value-type="float">
            <text:p>0.124085903167725</text:p>
          </table:table-cell>
        </table:table-row>
        <table:table-row table:style-name="ro1">
          <table:table-cell office:value-type="float" office:value="55610" calcext:value-type="float">
            <text:p>55610</text:p>
          </table:table-cell>
          <table:table-cell office:value-type="float" office:value="111219" calcext:value-type="float">
            <text:p>111219</text:p>
          </table:table-cell>
          <table:table-cell table:number-columns-repeated="7"/>
          <table:table-cell office:value-type="float" office:value="55600" calcext:value-type="float">
            <text:p>55600</text:p>
          </table:table-cell>
          <table:table-cell office:value-type="float" office:value="0.116776943206787" calcext:value-type="float">
            <text:p>0.116776943206787</text:p>
          </table:table-cell>
          <table:table-cell/>
          <table:table-cell office:value-type="float" office:value="55600" calcext:value-type="float">
            <text:p>55600</text:p>
          </table:table-cell>
          <table:table-cell office:value-type="float" office:value="0.105236530303955" calcext:value-type="float">
            <text:p>0.105236530303955</text:p>
          </table:table-cell>
        </table:table-row>
        <table:table-row table:style-name="ro1">
          <table:table-cell office:value-type="float" office:value="55710" calcext:value-type="float">
            <text:p>55710</text:p>
          </table:table-cell>
          <table:table-cell office:value-type="float" office:value="111419" calcext:value-type="float">
            <text:p>111419</text:p>
          </table:table-cell>
          <table:table-cell table:number-columns-repeated="7"/>
          <table:table-cell office:value-type="float" office:value="55700" calcext:value-type="float">
            <text:p>55700</text:p>
          </table:table-cell>
          <table:table-cell office:value-type="float" office:value="0.120244741439819" calcext:value-type="float">
            <text:p>0.120244741439819</text:p>
          </table:table-cell>
          <table:table-cell/>
          <table:table-cell office:value-type="float" office:value="55700" calcext:value-type="float">
            <text:p>55700</text:p>
          </table:table-cell>
          <table:table-cell office:value-type="float" office:value="0.104969263076782" calcext:value-type="float">
            <text:p>0.104969263076782</text:p>
          </table:table-cell>
        </table:table-row>
        <table:table-row table:style-name="ro1">
          <table:table-cell office:value-type="float" office:value="55810" calcext:value-type="float">
            <text:p>55810</text:p>
          </table:table-cell>
          <table:table-cell office:value-type="float" office:value="111619" calcext:value-type="float">
            <text:p>111619</text:p>
          </table:table-cell>
          <table:table-cell table:number-columns-repeated="7"/>
          <table:table-cell office:value-type="float" office:value="55800" calcext:value-type="float">
            <text:p>55800</text:p>
          </table:table-cell>
          <table:table-cell office:value-type="float" office:value="0.118971347808838" calcext:value-type="float">
            <text:p>0.118971347808838</text:p>
          </table:table-cell>
          <table:table-cell/>
          <table:table-cell office:value-type="float" office:value="55800" calcext:value-type="float">
            <text:p>55800</text:p>
          </table:table-cell>
          <table:table-cell office:value-type="float" office:value="0.106237411499023" calcext:value-type="float">
            <text:p>0.106237411499023</text:p>
          </table:table-cell>
        </table:table-row>
        <table:table-row table:style-name="ro1">
          <table:table-cell office:value-type="float" office:value="55910" calcext:value-type="float">
            <text:p>55910</text:p>
          </table:table-cell>
          <table:table-cell office:value-type="float" office:value="111819" calcext:value-type="float">
            <text:p>111819</text:p>
          </table:table-cell>
          <table:table-cell table:number-columns-repeated="7"/>
          <table:table-cell office:value-type="float" office:value="55900" calcext:value-type="float">
            <text:p>55900</text:p>
          </table:table-cell>
          <table:table-cell office:value-type="float" office:value="0.118452787399292" calcext:value-type="float">
            <text:p>0.118452787399292</text:p>
          </table:table-cell>
          <table:table-cell/>
          <table:table-cell office:value-type="float" office:value="55900" calcext:value-type="float">
            <text:p>55900</text:p>
          </table:table-cell>
          <table:table-cell office:value-type="float" office:value="0.10377049446106" calcext:value-type="float">
            <text:p>0.10377049446106</text:p>
          </table:table-cell>
        </table:table-row>
        <table:table-row table:style-name="ro1">
          <table:table-cell office:value-type="float" office:value="56010" calcext:value-type="float">
            <text:p>56010</text:p>
          </table:table-cell>
          <table:table-cell office:value-type="float" office:value="112019" calcext:value-type="float">
            <text:p>112019</text:p>
          </table:table-cell>
          <table:table-cell table:number-columns-repeated="7"/>
          <table:table-cell office:value-type="float" office:value="56000" calcext:value-type="float">
            <text:p>56000</text:p>
          </table:table-cell>
          <table:table-cell office:value-type="float" office:value="0.117854118347168" calcext:value-type="float">
            <text:p>0.117854118347168</text:p>
          </table:table-cell>
          <table:table-cell/>
          <table:table-cell office:value-type="float" office:value="56000" calcext:value-type="float">
            <text:p>56000</text:p>
          </table:table-cell>
          <table:table-cell office:value-type="float" office:value="0.103808641433716" calcext:value-type="float">
            <text:p>0.103808641433716</text:p>
          </table:table-cell>
        </table:table-row>
        <table:table-row table:style-name="ro1">
          <table:table-cell office:value-type="float" office:value="56110" calcext:value-type="float">
            <text:p>56110</text:p>
          </table:table-cell>
          <table:table-cell office:value-type="float" office:value="112219" calcext:value-type="float">
            <text:p>112219</text:p>
          </table:table-cell>
          <table:table-cell table:number-columns-repeated="7"/>
          <table:table-cell office:value-type="float" office:value="56100" calcext:value-type="float">
            <text:p>56100</text:p>
          </table:table-cell>
          <table:table-cell office:value-type="float" office:value="0.122917652130127" calcext:value-type="float">
            <text:p>0.122917652130127</text:p>
          </table:table-cell>
          <table:table-cell/>
          <table:table-cell office:value-type="float" office:value="56100" calcext:value-type="float">
            <text:p>56100</text:p>
          </table:table-cell>
          <table:table-cell office:value-type="float" office:value="0.107496738433838" calcext:value-type="float">
            <text:p>0.107496738433838</text:p>
          </table:table-cell>
        </table:table-row>
        <table:table-row table:style-name="ro1">
          <table:table-cell office:value-type="float" office:value="56210" calcext:value-type="float">
            <text:p>56210</text:p>
          </table:table-cell>
          <table:table-cell office:value-type="float" office:value="112419" calcext:value-type="float">
            <text:p>112419</text:p>
          </table:table-cell>
          <table:table-cell table:number-columns-repeated="7"/>
          <table:table-cell office:value-type="float" office:value="56200" calcext:value-type="float">
            <text:p>56200</text:p>
          </table:table-cell>
          <table:table-cell office:value-type="float" office:value="0.12502384185791" calcext:value-type="float">
            <text:p>0.12502384185791</text:p>
          </table:table-cell>
          <table:table-cell/>
          <table:table-cell office:value-type="float" office:value="56200" calcext:value-type="float">
            <text:p>56200</text:p>
          </table:table-cell>
          <table:table-cell office:value-type="float" office:value="0.109000205993652" calcext:value-type="float">
            <text:p>0.109000205993652</text:p>
          </table:table-cell>
        </table:table-row>
        <table:table-row table:style-name="ro1">
          <table:table-cell office:value-type="float" office:value="56310" calcext:value-type="float">
            <text:p>56310</text:p>
          </table:table-cell>
          <table:table-cell office:value-type="float" office:value="112619" calcext:value-type="float">
            <text:p>112619</text:p>
          </table:table-cell>
          <table:table-cell table:number-columns-repeated="7"/>
          <table:table-cell office:value-type="float" office:value="56300" calcext:value-type="float">
            <text:p>56300</text:p>
          </table:table-cell>
          <table:table-cell office:value-type="float" office:value="0.145467519760132" calcext:value-type="float">
            <text:p>0.145467519760132</text:p>
          </table:table-cell>
          <table:table-cell/>
          <table:table-cell office:value-type="float" office:value="56300" calcext:value-type="float">
            <text:p>56300</text:p>
          </table:table-cell>
          <table:table-cell office:value-type="float" office:value="0.104951620101929" calcext:value-type="float">
            <text:p>0.104951620101929</text:p>
          </table:table-cell>
        </table:table-row>
        <table:table-row table:style-name="ro1">
          <table:table-cell office:value-type="float" office:value="56410" calcext:value-type="float">
            <text:p>56410</text:p>
          </table:table-cell>
          <table:table-cell office:value-type="float" office:value="112819" calcext:value-type="float">
            <text:p>112819</text:p>
          </table:table-cell>
          <table:table-cell table:number-columns-repeated="7"/>
          <table:table-cell office:value-type="float" office:value="56400" calcext:value-type="float">
            <text:p>56400</text:p>
          </table:table-cell>
          <table:table-cell office:value-type="float" office:value="0.127751588821411" calcext:value-type="float">
            <text:p>0.127751588821411</text:p>
          </table:table-cell>
          <table:table-cell/>
          <table:table-cell office:value-type="float" office:value="56400" calcext:value-type="float">
            <text:p>56400</text:p>
          </table:table-cell>
          <table:table-cell office:value-type="float" office:value="0.102562427520752" calcext:value-type="float">
            <text:p>0.102562427520752</text:p>
          </table:table-cell>
        </table:table-row>
        <table:table-row table:style-name="ro1">
          <table:table-cell office:value-type="float" office:value="56510" calcext:value-type="float">
            <text:p>56510</text:p>
          </table:table-cell>
          <table:table-cell office:value-type="float" office:value="113019" calcext:value-type="float">
            <text:p>113019</text:p>
          </table:table-cell>
          <table:table-cell table:number-columns-repeated="7"/>
          <table:table-cell office:value-type="float" office:value="56500" calcext:value-type="float">
            <text:p>56500</text:p>
          </table:table-cell>
          <table:table-cell office:value-type="float" office:value="0.123904466629028" calcext:value-type="float">
            <text:p>0.123904466629028</text:p>
          </table:table-cell>
          <table:table-cell/>
          <table:table-cell office:value-type="float" office:value="56500" calcext:value-type="float">
            <text:p>56500</text:p>
          </table:table-cell>
          <table:table-cell office:value-type="float" office:value="0.103982210159302" calcext:value-type="float">
            <text:p>0.103982210159302</text:p>
          </table:table-cell>
        </table:table-row>
        <table:table-row table:style-name="ro1">
          <table:table-cell office:value-type="float" office:value="56610" calcext:value-type="float">
            <text:p>56610</text:p>
          </table:table-cell>
          <table:table-cell office:value-type="float" office:value="113219" calcext:value-type="float">
            <text:p>113219</text:p>
          </table:table-cell>
          <table:table-cell table:number-columns-repeated="7"/>
          <table:table-cell office:value-type="float" office:value="56600" calcext:value-type="float">
            <text:p>56600</text:p>
          </table:table-cell>
          <table:table-cell office:value-type="float" office:value="0.121465444564819" calcext:value-type="float">
            <text:p>0.121465444564819</text:p>
          </table:table-cell>
          <table:table-cell/>
          <table:table-cell office:value-type="float" office:value="56600" calcext:value-type="float">
            <text:p>56600</text:p>
          </table:table-cell>
          <table:table-cell office:value-type="float" office:value="0.105243444442749" calcext:value-type="float">
            <text:p>0.105243444442749</text:p>
          </table:table-cell>
        </table:table-row>
        <table:table-row table:style-name="ro1">
          <table:table-cell office:value-type="float" office:value="56710" calcext:value-type="float">
            <text:p>56710</text:p>
          </table:table-cell>
          <table:table-cell office:value-type="float" office:value="113419" calcext:value-type="float">
            <text:p>113419</text:p>
          </table:table-cell>
          <table:table-cell table:number-columns-repeated="7"/>
          <table:table-cell office:value-type="float" office:value="56700" calcext:value-type="float">
            <text:p>56700</text:p>
          </table:table-cell>
          <table:table-cell office:value-type="float" office:value="0.122803211212158" calcext:value-type="float">
            <text:p>0.122803211212158</text:p>
          </table:table-cell>
          <table:table-cell/>
          <table:table-cell office:value-type="float" office:value="56700" calcext:value-type="float">
            <text:p>56700</text:p>
          </table:table-cell>
          <table:table-cell office:value-type="float" office:value="0.111862182617188" calcext:value-type="float">
            <text:p>0.111862182617188</text:p>
          </table:table-cell>
        </table:table-row>
        <table:table-row table:style-name="ro1">
          <table:table-cell office:value-type="float" office:value="56810" calcext:value-type="float">
            <text:p>56810</text:p>
          </table:table-cell>
          <table:table-cell office:value-type="float" office:value="113619" calcext:value-type="float">
            <text:p>113619</text:p>
          </table:table-cell>
          <table:table-cell table:number-columns-repeated="7"/>
          <table:table-cell office:value-type="float" office:value="56800" calcext:value-type="float">
            <text:p>56800</text:p>
          </table:table-cell>
          <table:table-cell office:value-type="float" office:value="0.126862287521362" calcext:value-type="float">
            <text:p>0.126862287521362</text:p>
          </table:table-cell>
          <table:table-cell/>
          <table:table-cell office:value-type="float" office:value="56800" calcext:value-type="float">
            <text:p>56800</text:p>
          </table:table-cell>
          <table:table-cell office:value-type="float" office:value="0.107087373733521" calcext:value-type="float">
            <text:p>0.107087373733521</text:p>
          </table:table-cell>
        </table:table-row>
        <table:table-row table:style-name="ro1">
          <table:table-cell office:value-type="float" office:value="56910" calcext:value-type="float">
            <text:p>56910</text:p>
          </table:table-cell>
          <table:table-cell office:value-type="float" office:value="113819" calcext:value-type="float">
            <text:p>113819</text:p>
          </table:table-cell>
          <table:table-cell table:number-columns-repeated="7"/>
          <table:table-cell office:value-type="float" office:value="56900" calcext:value-type="float">
            <text:p>56900</text:p>
          </table:table-cell>
          <table:table-cell office:value-type="float" office:value="0.132699966430664" calcext:value-type="float">
            <text:p>0.132699966430664</text:p>
          </table:table-cell>
          <table:table-cell/>
          <table:table-cell office:value-type="float" office:value="56900" calcext:value-type="float">
            <text:p>56900</text:p>
          </table:table-cell>
          <table:table-cell office:value-type="float" office:value="0.111198425292969" calcext:value-type="float">
            <text:p>0.111198425292969</text:p>
          </table:table-cell>
        </table:table-row>
        <table:table-row table:style-name="ro1">
          <table:table-cell office:value-type="float" office:value="57010" calcext:value-type="float">
            <text:p>57010</text:p>
          </table:table-cell>
          <table:table-cell office:value-type="float" office:value="114019" calcext:value-type="float">
            <text:p>114019</text:p>
          </table:table-cell>
          <table:table-cell table:number-columns-repeated="7"/>
          <table:table-cell office:value-type="float" office:value="57000" calcext:value-type="float">
            <text:p>57000</text:p>
          </table:table-cell>
          <table:table-cell office:value-type="float" office:value="0.144536018371582" calcext:value-type="float">
            <text:p>0.144536018371582</text:p>
          </table:table-cell>
          <table:table-cell/>
          <table:table-cell office:value-type="float" office:value="57000" calcext:value-type="float">
            <text:p>57000</text:p>
          </table:table-cell>
          <table:table-cell office:value-type="float" office:value="0.106569051742554" calcext:value-type="float">
            <text:p>0.106569051742554</text:p>
          </table:table-cell>
        </table:table-row>
        <table:table-row table:style-name="ro1">
          <table:table-cell office:value-type="float" office:value="57110" calcext:value-type="float">
            <text:p>57110</text:p>
          </table:table-cell>
          <table:table-cell office:value-type="float" office:value="114219" calcext:value-type="float">
            <text:p>114219</text:p>
          </table:table-cell>
          <table:table-cell table:number-columns-repeated="7"/>
          <table:table-cell office:value-type="float" office:value="57100" calcext:value-type="float">
            <text:p>57100</text:p>
          </table:table-cell>
          <table:table-cell office:value-type="float" office:value="0.130700826644897" calcext:value-type="float">
            <text:p>0.130700826644897</text:p>
          </table:table-cell>
          <table:table-cell/>
          <table:table-cell office:value-type="float" office:value="57100" calcext:value-type="float">
            <text:p>57100</text:p>
          </table:table-cell>
          <table:table-cell office:value-type="float" office:value="0.107667207717896" calcext:value-type="float">
            <text:p>0.107667207717896</text:p>
          </table:table-cell>
        </table:table-row>
        <table:table-row table:style-name="ro1">
          <table:table-cell office:value-type="float" office:value="57210" calcext:value-type="float">
            <text:p>57210</text:p>
          </table:table-cell>
          <table:table-cell office:value-type="float" office:value="114419" calcext:value-type="float">
            <text:p>114419</text:p>
          </table:table-cell>
          <table:table-cell table:number-columns-repeated="7"/>
          <table:table-cell office:value-type="float" office:value="57200" calcext:value-type="float">
            <text:p>57200</text:p>
          </table:table-cell>
          <table:table-cell office:value-type="float" office:value="0.145065307617188" calcext:value-type="float">
            <text:p>0.145065307617188</text:p>
          </table:table-cell>
          <table:table-cell/>
          <table:table-cell office:value-type="float" office:value="57200" calcext:value-type="float">
            <text:p>57200</text:p>
          </table:table-cell>
          <table:table-cell office:value-type="float" office:value="0.108148813247681" calcext:value-type="float">
            <text:p>0.108148813247681</text:p>
          </table:table-cell>
        </table:table-row>
        <table:table-row table:style-name="ro1">
          <table:table-cell office:value-type="float" office:value="57310" calcext:value-type="float">
            <text:p>57310</text:p>
          </table:table-cell>
          <table:table-cell office:value-type="float" office:value="114619" calcext:value-type="float">
            <text:p>114619</text:p>
          </table:table-cell>
          <table:table-cell table:number-columns-repeated="7"/>
          <table:table-cell office:value-type="float" office:value="57300" calcext:value-type="float">
            <text:p>57300</text:p>
          </table:table-cell>
          <table:table-cell office:value-type="float" office:value="0.129557132720947" calcext:value-type="float">
            <text:p>0.129557132720947</text:p>
          </table:table-cell>
          <table:table-cell/>
          <table:table-cell office:value-type="float" office:value="57300" calcext:value-type="float">
            <text:p>57300</text:p>
          </table:table-cell>
          <table:table-cell office:value-type="float" office:value="0.111299276351929" calcext:value-type="float">
            <text:p>0.111299276351929</text:p>
          </table:table-cell>
        </table:table-row>
        <table:table-row table:style-name="ro1">
          <table:table-cell office:value-type="float" office:value="57410" calcext:value-type="float">
            <text:p>57410</text:p>
          </table:table-cell>
          <table:table-cell office:value-type="float" office:value="114819" calcext:value-type="float">
            <text:p>114819</text:p>
          </table:table-cell>
          <table:table-cell table:number-columns-repeated="7"/>
          <table:table-cell office:value-type="float" office:value="57400" calcext:value-type="float">
            <text:p>57400</text:p>
          </table:table-cell>
          <table:table-cell office:value-type="float" office:value="0.126782417297363" calcext:value-type="float">
            <text:p>0.126782417297363</text:p>
          </table:table-cell>
          <table:table-cell/>
          <table:table-cell office:value-type="float" office:value="57400" calcext:value-type="float">
            <text:p>57400</text:p>
          </table:table-cell>
          <table:table-cell office:value-type="float" office:value="0.109116792678833" calcext:value-type="float">
            <text:p>0.109116792678833</text:p>
          </table:table-cell>
        </table:table-row>
        <table:table-row table:style-name="ro1">
          <table:table-cell office:value-type="float" office:value="57510" calcext:value-type="float">
            <text:p>57510</text:p>
          </table:table-cell>
          <table:table-cell office:value-type="float" office:value="115019" calcext:value-type="float">
            <text:p>115019</text:p>
          </table:table-cell>
          <table:table-cell table:number-columns-repeated="7"/>
          <table:table-cell office:value-type="float" office:value="57500" calcext:value-type="float">
            <text:p>57500</text:p>
          </table:table-cell>
          <table:table-cell office:value-type="float" office:value="0.156140327453613" calcext:value-type="float">
            <text:p>0.156140327453613</text:p>
          </table:table-cell>
          <table:table-cell/>
          <table:table-cell office:value-type="float" office:value="57500" calcext:value-type="float">
            <text:p>57500</text:p>
          </table:table-cell>
          <table:table-cell office:value-type="float" office:value="0.110516548156738" calcext:value-type="float">
            <text:p>0.110516548156738</text:p>
          </table:table-cell>
        </table:table-row>
        <table:table-row table:style-name="ro1">
          <table:table-cell office:value-type="float" office:value="57610" calcext:value-type="float">
            <text:p>57610</text:p>
          </table:table-cell>
          <table:table-cell office:value-type="float" office:value="115219" calcext:value-type="float">
            <text:p>115219</text:p>
          </table:table-cell>
          <table:table-cell table:number-columns-repeated="7"/>
          <table:table-cell office:value-type="float" office:value="57600" calcext:value-type="float">
            <text:p>57600</text:p>
          </table:table-cell>
          <table:table-cell office:value-type="float" office:value="0.147668361663818" calcext:value-type="float">
            <text:p>0.147668361663818</text:p>
          </table:table-cell>
          <table:table-cell/>
          <table:table-cell office:value-type="float" office:value="57600" calcext:value-type="float">
            <text:p>57600</text:p>
          </table:table-cell>
          <table:table-cell office:value-type="float" office:value="0.112252950668335" calcext:value-type="float">
            <text:p>0.112252950668335</text:p>
          </table:table-cell>
        </table:table-row>
        <table:table-row table:style-name="ro1">
          <table:table-cell office:value-type="float" office:value="57710" calcext:value-type="float">
            <text:p>57710</text:p>
          </table:table-cell>
          <table:table-cell office:value-type="float" office:value="115419" calcext:value-type="float">
            <text:p>115419</text:p>
          </table:table-cell>
          <table:table-cell table:number-columns-repeated="7"/>
          <table:table-cell office:value-type="float" office:value="57700" calcext:value-type="float">
            <text:p>57700</text:p>
          </table:table-cell>
          <table:table-cell office:value-type="float" office:value="0.132156848907471" calcext:value-type="float">
            <text:p>0.132156848907471</text:p>
          </table:table-cell>
          <table:table-cell/>
          <table:table-cell office:value-type="float" office:value="57700" calcext:value-type="float">
            <text:p>57700</text:p>
          </table:table-cell>
          <table:table-cell office:value-type="float" office:value="0.109366893768311" calcext:value-type="float">
            <text:p>0.109366893768311</text:p>
          </table:table-cell>
        </table:table-row>
        <table:table-row table:style-name="ro1">
          <table:table-cell office:value-type="float" office:value="57810" calcext:value-type="float">
            <text:p>57810</text:p>
          </table:table-cell>
          <table:table-cell office:value-type="float" office:value="115619" calcext:value-type="float">
            <text:p>115619</text:p>
          </table:table-cell>
          <table:table-cell table:number-columns-repeated="7"/>
          <table:table-cell office:value-type="float" office:value="57800" calcext:value-type="float">
            <text:p>57800</text:p>
          </table:table-cell>
          <table:table-cell office:value-type="float" office:value="0.137451887130737" calcext:value-type="float">
            <text:p>0.137451887130737</text:p>
          </table:table-cell>
          <table:table-cell/>
          <table:table-cell office:value-type="float" office:value="57800" calcext:value-type="float">
            <text:p>57800</text:p>
          </table:table-cell>
          <table:table-cell office:value-type="float" office:value="0.114327430725098" calcext:value-type="float">
            <text:p>0.114327430725098</text:p>
          </table:table-cell>
        </table:table-row>
        <table:table-row table:style-name="ro1">
          <table:table-cell office:value-type="float" office:value="57910" calcext:value-type="float">
            <text:p>57910</text:p>
          </table:table-cell>
          <table:table-cell office:value-type="float" office:value="115819" calcext:value-type="float">
            <text:p>115819</text:p>
          </table:table-cell>
          <table:table-cell table:number-columns-repeated="7"/>
          <table:table-cell office:value-type="float" office:value="57900" calcext:value-type="float">
            <text:p>57900</text:p>
          </table:table-cell>
          <table:table-cell office:value-type="float" office:value="0.13690972328186" calcext:value-type="float">
            <text:p>0.13690972328186</text:p>
          </table:table-cell>
          <table:table-cell/>
          <table:table-cell office:value-type="float" office:value="57900" calcext:value-type="float">
            <text:p>57900</text:p>
          </table:table-cell>
          <table:table-cell office:value-type="float" office:value="0.114364147186279" calcext:value-type="float">
            <text:p>0.114364147186279</text:p>
          </table:table-cell>
        </table:table-row>
        <table:table-row table:style-name="ro1">
          <table:table-cell office:value-type="float" office:value="58010" calcext:value-type="float">
            <text:p>58010</text:p>
          </table:table-cell>
          <table:table-cell office:value-type="float" office:value="116019" calcext:value-type="float">
            <text:p>116019</text:p>
          </table:table-cell>
          <table:table-cell table:number-columns-repeated="7"/>
          <table:table-cell office:value-type="float" office:value="58000" calcext:value-type="float">
            <text:p>58000</text:p>
          </table:table-cell>
          <table:table-cell office:value-type="float" office:value="0.130794048309326" calcext:value-type="float">
            <text:p>0.130794048309326</text:p>
          </table:table-cell>
          <table:table-cell/>
          <table:table-cell office:value-type="float" office:value="58000" calcext:value-type="float">
            <text:p>58000</text:p>
          </table:table-cell>
          <table:table-cell office:value-type="float" office:value="0.113525867462158" calcext:value-type="float">
            <text:p>0.113525867462158</text:p>
          </table:table-cell>
        </table:table-row>
        <table:table-row table:style-name="ro1">
          <table:table-cell office:value-type="float" office:value="58110" calcext:value-type="float">
            <text:p>58110</text:p>
          </table:table-cell>
          <table:table-cell office:value-type="float" office:value="116219" calcext:value-type="float">
            <text:p>116219</text:p>
          </table:table-cell>
          <table:table-cell table:number-columns-repeated="7"/>
          <table:table-cell office:value-type="float" office:value="58100" calcext:value-type="float">
            <text:p>58100</text:p>
          </table:table-cell>
          <table:table-cell office:value-type="float" office:value="0.128422260284424" calcext:value-type="float">
            <text:p>0.128422260284424</text:p>
          </table:table-cell>
          <table:table-cell/>
          <table:table-cell office:value-type="float" office:value="58100" calcext:value-type="float">
            <text:p>58100</text:p>
          </table:table-cell>
          <table:table-cell office:value-type="float" office:value="0.118154764175415" calcext:value-type="float">
            <text:p>0.118154764175415</text:p>
          </table:table-cell>
        </table:table-row>
        <table:table-row table:style-name="ro1">
          <table:table-cell office:value-type="float" office:value="58210" calcext:value-type="float">
            <text:p>58210</text:p>
          </table:table-cell>
          <table:table-cell office:value-type="float" office:value="116419" calcext:value-type="float">
            <text:p>116419</text:p>
          </table:table-cell>
          <table:table-cell table:number-columns-repeated="7"/>
          <table:table-cell office:value-type="float" office:value="58200" calcext:value-type="float">
            <text:p>58200</text:p>
          </table:table-cell>
          <table:table-cell office:value-type="float" office:value="0.125141143798828" calcext:value-type="float">
            <text:p>0.125141143798828</text:p>
          </table:table-cell>
          <table:table-cell/>
          <table:table-cell office:value-type="float" office:value="58200" calcext:value-type="float">
            <text:p>58200</text:p>
          </table:table-cell>
          <table:table-cell office:value-type="float" office:value="0.111045122146606" calcext:value-type="float">
            <text:p>0.111045122146606</text:p>
          </table:table-cell>
        </table:table-row>
        <table:table-row table:style-name="ro1">
          <table:table-cell office:value-type="float" office:value="58310" calcext:value-type="float">
            <text:p>58310</text:p>
          </table:table-cell>
          <table:table-cell office:value-type="float" office:value="116619" calcext:value-type="float">
            <text:p>116619</text:p>
          </table:table-cell>
          <table:table-cell table:number-columns-repeated="7"/>
          <table:table-cell office:value-type="float" office:value="58300" calcext:value-type="float">
            <text:p>58300</text:p>
          </table:table-cell>
          <table:table-cell office:value-type="float" office:value="0.12523341178894" calcext:value-type="float">
            <text:p>0.12523341178894</text:p>
          </table:table-cell>
          <table:table-cell/>
          <table:table-cell office:value-type="float" office:value="58300" calcext:value-type="float">
            <text:p>58300</text:p>
          </table:table-cell>
          <table:table-cell office:value-type="float" office:value="0.113498210906982" calcext:value-type="float">
            <text:p>0.113498210906982</text:p>
          </table:table-cell>
        </table:table-row>
        <table:table-row table:style-name="ro1">
          <table:table-cell office:value-type="float" office:value="58410" calcext:value-type="float">
            <text:p>58410</text:p>
          </table:table-cell>
          <table:table-cell office:value-type="float" office:value="116819" calcext:value-type="float">
            <text:p>116819</text:p>
          </table:table-cell>
          <table:table-cell table:number-columns-repeated="7"/>
          <table:table-cell office:value-type="float" office:value="58400" calcext:value-type="float">
            <text:p>58400</text:p>
          </table:table-cell>
          <table:table-cell office:value-type="float" office:value="0.12683367729187" calcext:value-type="float">
            <text:p>0.12683367729187</text:p>
          </table:table-cell>
          <table:table-cell/>
          <table:table-cell office:value-type="float" office:value="58400" calcext:value-type="float">
            <text:p>58400</text:p>
          </table:table-cell>
          <table:table-cell office:value-type="float" office:value="0.111910581588745" calcext:value-type="float">
            <text:p>0.111910581588745</text:p>
          </table:table-cell>
        </table:table-row>
        <table:table-row table:style-name="ro1">
          <table:table-cell office:value-type="float" office:value="58510" calcext:value-type="float">
            <text:p>58510</text:p>
          </table:table-cell>
          <table:table-cell office:value-type="float" office:value="117019" calcext:value-type="float">
            <text:p>117019</text:p>
          </table:table-cell>
          <table:table-cell table:number-columns-repeated="7"/>
          <table:table-cell office:value-type="float" office:value="58500" calcext:value-type="float">
            <text:p>58500</text:p>
          </table:table-cell>
          <table:table-cell office:value-type="float" office:value="0.135210752487183" calcext:value-type="float">
            <text:p>0.135210752487183</text:p>
          </table:table-cell>
          <table:table-cell/>
          <table:table-cell office:value-type="float" office:value="58500" calcext:value-type="float">
            <text:p>58500</text:p>
          </table:table-cell>
          <table:table-cell office:value-type="float" office:value="0.113628625869751" calcext:value-type="float">
            <text:p>0.113628625869751</text:p>
          </table:table-cell>
        </table:table-row>
        <table:table-row table:style-name="ro1">
          <table:table-cell office:value-type="float" office:value="58610" calcext:value-type="float">
            <text:p>58610</text:p>
          </table:table-cell>
          <table:table-cell office:value-type="float" office:value="117219" calcext:value-type="float">
            <text:p>117219</text:p>
          </table:table-cell>
          <table:table-cell table:number-columns-repeated="7"/>
          <table:table-cell office:value-type="float" office:value="58600" calcext:value-type="float">
            <text:p>58600</text:p>
          </table:table-cell>
          <table:table-cell office:value-type="float" office:value="0.137120485305786" calcext:value-type="float">
            <text:p>0.137120485305786</text:p>
          </table:table-cell>
          <table:table-cell/>
          <table:table-cell office:value-type="float" office:value="58600" calcext:value-type="float">
            <text:p>58600</text:p>
          </table:table-cell>
          <table:table-cell office:value-type="float" office:value="0.117155075073242" calcext:value-type="float">
            <text:p>0.117155075073242</text:p>
          </table:table-cell>
        </table:table-row>
        <table:table-row table:style-name="ro1">
          <table:table-cell office:value-type="float" office:value="58710" calcext:value-type="float">
            <text:p>58710</text:p>
          </table:table-cell>
          <table:table-cell office:value-type="float" office:value="117419" calcext:value-type="float">
            <text:p>117419</text:p>
          </table:table-cell>
          <table:table-cell table:number-columns-repeated="7"/>
          <table:table-cell office:value-type="float" office:value="58700" calcext:value-type="float">
            <text:p>58700</text:p>
          </table:table-cell>
          <table:table-cell office:value-type="float" office:value="0.133660554885864" calcext:value-type="float">
            <text:p>0.133660554885864</text:p>
          </table:table-cell>
          <table:table-cell/>
          <table:table-cell office:value-type="float" office:value="58700" calcext:value-type="float">
            <text:p>58700</text:p>
          </table:table-cell>
          <table:table-cell office:value-type="float" office:value="0.111932992935181" calcext:value-type="float">
            <text:p>0.111932992935181</text:p>
          </table:table-cell>
        </table:table-row>
        <table:table-row table:style-name="ro1">
          <table:table-cell office:value-type="float" office:value="58810" calcext:value-type="float">
            <text:p>58810</text:p>
          </table:table-cell>
          <table:table-cell office:value-type="float" office:value="117619" calcext:value-type="float">
            <text:p>117619</text:p>
          </table:table-cell>
          <table:table-cell table:number-columns-repeated="7"/>
          <table:table-cell office:value-type="float" office:value="58800" calcext:value-type="float">
            <text:p>58800</text:p>
          </table:table-cell>
          <table:table-cell office:value-type="float" office:value="0.13639235496521" calcext:value-type="float">
            <text:p>0.13639235496521</text:p>
          </table:table-cell>
          <table:table-cell/>
          <table:table-cell office:value-type="float" office:value="58800" calcext:value-type="float">
            <text:p>58800</text:p>
          </table:table-cell>
          <table:table-cell office:value-type="float" office:value="0.114767551422119" calcext:value-type="float">
            <text:p>0.114767551422119</text:p>
          </table:table-cell>
        </table:table-row>
        <table:table-row table:style-name="ro1">
          <table:table-cell office:value-type="float" office:value="58910" calcext:value-type="float">
            <text:p>58910</text:p>
          </table:table-cell>
          <table:table-cell office:value-type="float" office:value="117819" calcext:value-type="float">
            <text:p>117819</text:p>
          </table:table-cell>
          <table:table-cell table:number-columns-repeated="7"/>
          <table:table-cell office:value-type="float" office:value="58900" calcext:value-type="float">
            <text:p>58900</text:p>
          </table:table-cell>
          <table:table-cell office:value-type="float" office:value="0.130813360214233" calcext:value-type="float">
            <text:p>0.130813360214233</text:p>
          </table:table-cell>
          <table:table-cell/>
          <table:table-cell office:value-type="float" office:value="58900" calcext:value-type="float">
            <text:p>58900</text:p>
          </table:table-cell>
          <table:table-cell office:value-type="float" office:value="0.114586591720581" calcext:value-type="float">
            <text:p>0.114586591720581</text:p>
          </table:table-cell>
        </table:table-row>
        <table:table-row table:style-name="ro1">
          <table:table-cell office:value-type="float" office:value="59010" calcext:value-type="float">
            <text:p>59010</text:p>
          </table:table-cell>
          <table:table-cell office:value-type="float" office:value="118019" calcext:value-type="float">
            <text:p>118019</text:p>
          </table:table-cell>
          <table:table-cell table:number-columns-repeated="7"/>
          <table:table-cell office:value-type="float" office:value="59000" calcext:value-type="float">
            <text:p>59000</text:p>
          </table:table-cell>
          <table:table-cell office:value-type="float" office:value="0.12775731086731" calcext:value-type="float">
            <text:p>0.12775731086731</text:p>
          </table:table-cell>
          <table:table-cell/>
          <table:table-cell office:value-type="float" office:value="59000" calcext:value-type="float">
            <text:p>59000</text:p>
          </table:table-cell>
          <table:table-cell office:value-type="float" office:value="0.115272998809814" calcext:value-type="float">
            <text:p>0.115272998809814</text:p>
          </table:table-cell>
        </table:table-row>
        <table:table-row table:style-name="ro1">
          <table:table-cell office:value-type="float" office:value="59110" calcext:value-type="float">
            <text:p>59110</text:p>
          </table:table-cell>
          <table:table-cell office:value-type="float" office:value="118219" calcext:value-type="float">
            <text:p>118219</text:p>
          </table:table-cell>
          <table:table-cell table:number-columns-repeated="7"/>
          <table:table-cell office:value-type="float" office:value="59100" calcext:value-type="float">
            <text:p>59100</text:p>
          </table:table-cell>
          <table:table-cell office:value-type="float" office:value="0.136001825332642" calcext:value-type="float">
            <text:p>0.136001825332642</text:p>
          </table:table-cell>
          <table:table-cell/>
          <table:table-cell office:value-type="float" office:value="59100" calcext:value-type="float">
            <text:p>59100</text:p>
          </table:table-cell>
          <table:table-cell office:value-type="float" office:value="0.116961717605591" calcext:value-type="float">
            <text:p>0.116961717605591</text:p>
          </table:table-cell>
        </table:table-row>
        <table:table-row table:style-name="ro1">
          <table:table-cell office:value-type="float" office:value="59210" calcext:value-type="float">
            <text:p>59210</text:p>
          </table:table-cell>
          <table:table-cell office:value-type="float" office:value="118419" calcext:value-type="float">
            <text:p>118419</text:p>
          </table:table-cell>
          <table:table-cell table:number-columns-repeated="7"/>
          <table:table-cell office:value-type="float" office:value="59200" calcext:value-type="float">
            <text:p>59200</text:p>
          </table:table-cell>
          <table:table-cell office:value-type="float" office:value="0.138787508010864" calcext:value-type="float">
            <text:p>0.138787508010864</text:p>
          </table:table-cell>
          <table:table-cell/>
          <table:table-cell office:value-type="float" office:value="59200" calcext:value-type="float">
            <text:p>59200</text:p>
          </table:table-cell>
          <table:table-cell office:value-type="float" office:value="0.119588851928711" calcext:value-type="float">
            <text:p>0.119588851928711</text:p>
          </table:table-cell>
        </table:table-row>
        <table:table-row table:style-name="ro1">
          <table:table-cell office:value-type="float" office:value="59310" calcext:value-type="float">
            <text:p>59310</text:p>
          </table:table-cell>
          <table:table-cell office:value-type="float" office:value="118619" calcext:value-type="float">
            <text:p>118619</text:p>
          </table:table-cell>
          <table:table-cell table:number-columns-repeated="7"/>
          <table:table-cell office:value-type="float" office:value="59300" calcext:value-type="float">
            <text:p>59300</text:p>
          </table:table-cell>
          <table:table-cell office:value-type="float" office:value="0.134655237197876" calcext:value-type="float">
            <text:p>0.134655237197876</text:p>
          </table:table-cell>
          <table:table-cell/>
          <table:table-cell office:value-type="float" office:value="59300" calcext:value-type="float">
            <text:p>59300</text:p>
          </table:table-cell>
          <table:table-cell office:value-type="float" office:value="0.12011456489563" calcext:value-type="float">
            <text:p>0.12011456489563</text:p>
          </table:table-cell>
        </table:table-row>
        <table:table-row table:style-name="ro1">
          <table:table-cell office:value-type="float" office:value="59410" calcext:value-type="float">
            <text:p>59410</text:p>
          </table:table-cell>
          <table:table-cell office:value-type="float" office:value="118819" calcext:value-type="float">
            <text:p>118819</text:p>
          </table:table-cell>
          <table:table-cell table:number-columns-repeated="7"/>
          <table:table-cell office:value-type="float" office:value="59400" calcext:value-type="float">
            <text:p>59400</text:p>
          </table:table-cell>
          <table:table-cell office:value-type="float" office:value="0.137824296951294" calcext:value-type="float">
            <text:p>0.137824296951294</text:p>
          </table:table-cell>
          <table:table-cell/>
          <table:table-cell office:value-type="float" office:value="59400" calcext:value-type="float">
            <text:p>59400</text:p>
          </table:table-cell>
          <table:table-cell office:value-type="float" office:value="0.112732887268066" calcext:value-type="float">
            <text:p>0.112732887268066</text:p>
          </table:table-cell>
        </table:table-row>
        <table:table-row table:style-name="ro1">
          <table:table-cell office:value-type="float" office:value="59510" calcext:value-type="float">
            <text:p>59510</text:p>
          </table:table-cell>
          <table:table-cell office:value-type="float" office:value="119019" calcext:value-type="float">
            <text:p>119019</text:p>
          </table:table-cell>
          <table:table-cell table:number-columns-repeated="7"/>
          <table:table-cell office:value-type="float" office:value="59500" calcext:value-type="float">
            <text:p>59500</text:p>
          </table:table-cell>
          <table:table-cell office:value-type="float" office:value="0.130842685699463" calcext:value-type="float">
            <text:p>0.130842685699463</text:p>
          </table:table-cell>
          <table:table-cell/>
          <table:table-cell office:value-type="float" office:value="59500" calcext:value-type="float">
            <text:p>59500</text:p>
          </table:table-cell>
          <table:table-cell office:value-type="float" office:value="0.120844841003418" calcext:value-type="float">
            <text:p>0.120844841003418</text:p>
          </table:table-cell>
        </table:table-row>
        <table:table-row table:style-name="ro1">
          <table:table-cell office:value-type="float" office:value="59610" calcext:value-type="float">
            <text:p>59610</text:p>
          </table:table-cell>
          <table:table-cell office:value-type="float" office:value="119219" calcext:value-type="float">
            <text:p>119219</text:p>
          </table:table-cell>
          <table:table-cell table:number-columns-repeated="7"/>
          <table:table-cell office:value-type="float" office:value="59600" calcext:value-type="float">
            <text:p>59600</text:p>
          </table:table-cell>
          <table:table-cell office:value-type="float" office:value="0.131137609481812" calcext:value-type="float">
            <text:p>0.131137609481812</text:p>
          </table:table-cell>
          <table:table-cell/>
          <table:table-cell office:value-type="float" office:value="59600" calcext:value-type="float">
            <text:p>59600</text:p>
          </table:table-cell>
          <table:table-cell office:value-type="float" office:value="0.120053052902222" calcext:value-type="float">
            <text:p>0.120053052902222</text:p>
          </table:table-cell>
        </table:table-row>
        <table:table-row table:style-name="ro1">
          <table:table-cell office:value-type="float" office:value="59710" calcext:value-type="float">
            <text:p>59710</text:p>
          </table:table-cell>
          <table:table-cell office:value-type="float" office:value="119419" calcext:value-type="float">
            <text:p>119419</text:p>
          </table:table-cell>
          <table:table-cell table:number-columns-repeated="7"/>
          <table:table-cell office:value-type="float" office:value="59700" calcext:value-type="float">
            <text:p>59700</text:p>
          </table:table-cell>
          <table:table-cell office:value-type="float" office:value="0.130202531814575" calcext:value-type="float">
            <text:p>0.130202531814575</text:p>
          </table:table-cell>
          <table:table-cell/>
          <table:table-cell office:value-type="float" office:value="59700" calcext:value-type="float">
            <text:p>59700</text:p>
          </table:table-cell>
          <table:table-cell office:value-type="float" office:value="0.117531538009644" calcext:value-type="float">
            <text:p>0.117531538009644</text:p>
          </table:table-cell>
        </table:table-row>
        <table:table-row table:style-name="ro1">
          <table:table-cell office:value-type="float" office:value="59810" calcext:value-type="float">
            <text:p>59810</text:p>
          </table:table-cell>
          <table:table-cell office:value-type="float" office:value="119619" calcext:value-type="float">
            <text:p>119619</text:p>
          </table:table-cell>
          <table:table-cell table:number-columns-repeated="7"/>
          <table:table-cell office:value-type="float" office:value="59800" calcext:value-type="float">
            <text:p>59800</text:p>
          </table:table-cell>
          <table:table-cell office:value-type="float" office:value="0.13582444190979" calcext:value-type="float">
            <text:p>0.13582444190979</text:p>
          </table:table-cell>
          <table:table-cell/>
          <table:table-cell office:value-type="float" office:value="59800" calcext:value-type="float">
            <text:p>59800</text:p>
          </table:table-cell>
          <table:table-cell office:value-type="float" office:value="0.121259689331055" calcext:value-type="float">
            <text:p>0.121259689331055</text:p>
          </table:table-cell>
        </table:table-row>
        <table:table-row table:style-name="ro1">
          <table:table-cell office:value-type="float" office:value="59910" calcext:value-type="float">
            <text:p>59910</text:p>
          </table:table-cell>
          <table:table-cell office:value-type="float" office:value="119819" calcext:value-type="float">
            <text:p>119819</text:p>
          </table:table-cell>
          <table:table-cell table:number-columns-repeated="7"/>
          <table:table-cell office:value-type="float" office:value="59900" calcext:value-type="float">
            <text:p>59900</text:p>
          </table:table-cell>
          <table:table-cell office:value-type="float" office:value="0.13241720199585" calcext:value-type="float">
            <text:p>0.13241720199585</text:p>
          </table:table-cell>
          <table:table-cell/>
          <table:table-cell office:value-type="float" office:value="59900" calcext:value-type="float">
            <text:p>59900</text:p>
          </table:table-cell>
          <table:table-cell office:value-type="float" office:value="0.117139339447021" calcext:value-type="float">
            <text:p>0.117139339447021</text:p>
          </table:table-cell>
        </table:table-row>
        <table:table-row table:style-name="ro1">
          <table:table-cell office:value-type="float" office:value="60010" calcext:value-type="float">
            <text:p>60010</text:p>
          </table:table-cell>
          <table:table-cell office:value-type="float" office:value="120019" calcext:value-type="float">
            <text:p>120019</text:p>
          </table:table-cell>
          <table:table-cell table:number-columns-repeated="7"/>
          <table:table-cell office:value-type="float" office:value="60000" calcext:value-type="float">
            <text:p>60000</text:p>
          </table:table-cell>
          <table:table-cell office:value-type="float" office:value="0.134331941604614" calcext:value-type="float">
            <text:p>0.134331941604614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0.121344089508057" calcext:value-type="float">
            <text:p>0.121344089508057</text:p>
          </table:table-cell>
        </table:table-row>
        <table:table-row table:style-name="ro1">
          <table:table-cell office:value-type="float" office:value="60110" calcext:value-type="float">
            <text:p>60110</text:p>
          </table:table-cell>
          <table:table-cell office:value-type="float" office:value="120219" calcext:value-type="float">
            <text:p>120219</text:p>
          </table:table-cell>
          <table:table-cell table:number-columns-repeated="7"/>
          <table:table-cell office:value-type="float" office:value="60100" calcext:value-type="float">
            <text:p>60100</text:p>
          </table:table-cell>
          <table:table-cell office:value-type="float" office:value="0.142350673675537" calcext:value-type="float">
            <text:p>0.142350673675537</text:p>
          </table:table-cell>
          <table:table-cell/>
          <table:table-cell office:value-type="float" office:value="60100" calcext:value-type="float">
            <text:p>60100</text:p>
          </table:table-cell>
          <table:table-cell office:value-type="float" office:value="0.116933107376099" calcext:value-type="float">
            <text:p>0.116933107376099</text:p>
          </table:table-cell>
        </table:table-row>
        <table:table-row table:style-name="ro1">
          <table:table-cell office:value-type="float" office:value="60210" calcext:value-type="float">
            <text:p>60210</text:p>
          </table:table-cell>
          <table:table-cell office:value-type="float" office:value="120419" calcext:value-type="float">
            <text:p>120419</text:p>
          </table:table-cell>
          <table:table-cell table:number-columns-repeated="7"/>
          <table:table-cell office:value-type="float" office:value="60200" calcext:value-type="float">
            <text:p>60200</text:p>
          </table:table-cell>
          <table:table-cell office:value-type="float" office:value="0.156960010528564" calcext:value-type="float">
            <text:p>0.156960010528564</text:p>
          </table:table-cell>
          <table:table-cell/>
          <table:table-cell office:value-type="float" office:value="60200" calcext:value-type="float">
            <text:p>60200</text:p>
          </table:table-cell>
          <table:table-cell office:value-type="float" office:value="0.120921611785889" calcext:value-type="float">
            <text:p>0.120921611785889</text:p>
          </table:table-cell>
        </table:table-row>
        <table:table-row table:style-name="ro1">
          <table:table-cell office:value-type="float" office:value="60310" calcext:value-type="float">
            <text:p>60310</text:p>
          </table:table-cell>
          <table:table-cell office:value-type="float" office:value="120619" calcext:value-type="float">
            <text:p>120619</text:p>
          </table:table-cell>
          <table:table-cell table:number-columns-repeated="7"/>
          <table:table-cell office:value-type="float" office:value="60300" calcext:value-type="float">
            <text:p>60300</text:p>
          </table:table-cell>
          <table:table-cell office:value-type="float" office:value="0.143296241760254" calcext:value-type="float">
            <text:p>0.143296241760254</text:p>
          </table:table-cell>
          <table:table-cell/>
          <table:table-cell office:value-type="float" office:value="60300" calcext:value-type="float">
            <text:p>60300</text:p>
          </table:table-cell>
          <table:table-cell office:value-type="float" office:value="0.117114543914795" calcext:value-type="float">
            <text:p>0.117114543914795</text:p>
          </table:table-cell>
        </table:table-row>
        <table:table-row table:style-name="ro1">
          <table:table-cell office:value-type="float" office:value="60410" calcext:value-type="float">
            <text:p>60410</text:p>
          </table:table-cell>
          <table:table-cell office:value-type="float" office:value="120819" calcext:value-type="float">
            <text:p>120819</text:p>
          </table:table-cell>
          <table:table-cell table:number-columns-repeated="7"/>
          <table:table-cell office:value-type="float" office:value="60400" calcext:value-type="float">
            <text:p>60400</text:p>
          </table:table-cell>
          <table:table-cell office:value-type="float" office:value="0.156586885452271" calcext:value-type="float">
            <text:p>0.156586885452271</text:p>
          </table:table-cell>
          <table:table-cell/>
          <table:table-cell office:value-type="float" office:value="60400" calcext:value-type="float">
            <text:p>60400</text:p>
          </table:table-cell>
          <table:table-cell office:value-type="float" office:value="0.116230726242065" calcext:value-type="float">
            <text:p>0.116230726242065</text:p>
          </table:table-cell>
        </table:table-row>
        <table:table-row table:style-name="ro1">
          <table:table-cell office:value-type="float" office:value="60510" calcext:value-type="float">
            <text:p>60510</text:p>
          </table:table-cell>
          <table:table-cell office:value-type="float" office:value="121019" calcext:value-type="float">
            <text:p>121019</text:p>
          </table:table-cell>
          <table:table-cell table:number-columns-repeated="7"/>
          <table:table-cell office:value-type="float" office:value="60500" calcext:value-type="float">
            <text:p>60500</text:p>
          </table:table-cell>
          <table:table-cell office:value-type="float" office:value="0.152716159820557" calcext:value-type="float">
            <text:p>0.152716159820557</text:p>
          </table:table-cell>
          <table:table-cell/>
          <table:table-cell office:value-type="float" office:value="60500" calcext:value-type="float">
            <text:p>60500</text:p>
          </table:table-cell>
          <table:table-cell office:value-type="float" office:value="0.119247674942017" calcext:value-type="float">
            <text:p>0.119247674942017</text:p>
          </table:table-cell>
        </table:table-row>
        <table:table-row table:style-name="ro1">
          <table:table-cell office:value-type="float" office:value="60610" calcext:value-type="float">
            <text:p>60610</text:p>
          </table:table-cell>
          <table:table-cell office:value-type="float" office:value="121219" calcext:value-type="float">
            <text:p>121219</text:p>
          </table:table-cell>
          <table:table-cell table:number-columns-repeated="7"/>
          <table:table-cell office:value-type="float" office:value="60600" calcext:value-type="float">
            <text:p>60600</text:p>
          </table:table-cell>
          <table:table-cell office:value-type="float" office:value="0.137178421020508" calcext:value-type="float">
            <text:p>0.137178421020508</text:p>
          </table:table-cell>
          <table:table-cell/>
          <table:table-cell office:value-type="float" office:value="60600" calcext:value-type="float">
            <text:p>60600</text:p>
          </table:table-cell>
          <table:table-cell office:value-type="float" office:value="0.11878228187561" calcext:value-type="float">
            <text:p>0.11878228187561</text:p>
          </table:table-cell>
        </table:table-row>
        <table:table-row table:style-name="ro1">
          <table:table-cell office:value-type="float" office:value="60710" calcext:value-type="float">
            <text:p>60710</text:p>
          </table:table-cell>
          <table:table-cell office:value-type="float" office:value="121419" calcext:value-type="float">
            <text:p>121419</text:p>
          </table:table-cell>
          <table:table-cell table:number-columns-repeated="7"/>
          <table:table-cell office:value-type="float" office:value="60700" calcext:value-type="float">
            <text:p>60700</text:p>
          </table:table-cell>
          <table:table-cell office:value-type="float" office:value="0.136095523834229" calcext:value-type="float">
            <text:p>0.136095523834229</text:p>
          </table:table-cell>
          <table:table-cell/>
          <table:table-cell office:value-type="float" office:value="60700" calcext:value-type="float">
            <text:p>60700</text:p>
          </table:table-cell>
          <table:table-cell office:value-type="float" office:value="0.122064113616943" calcext:value-type="float">
            <text:p>0.122064113616943</text:p>
          </table:table-cell>
        </table:table-row>
        <table:table-row table:style-name="ro1">
          <table:table-cell office:value-type="float" office:value="60810" calcext:value-type="float">
            <text:p>60810</text:p>
          </table:table-cell>
          <table:table-cell office:value-type="float" office:value="121619" calcext:value-type="float">
            <text:p>121619</text:p>
          </table:table-cell>
          <table:table-cell table:number-columns-repeated="7"/>
          <table:table-cell office:value-type="float" office:value="60800" calcext:value-type="float">
            <text:p>60800</text:p>
          </table:table-cell>
          <table:table-cell office:value-type="float" office:value="0.135515451431274" calcext:value-type="float">
            <text:p>0.135515451431274</text:p>
          </table:table-cell>
          <table:table-cell/>
          <table:table-cell office:value-type="float" office:value="60800" calcext:value-type="float">
            <text:p>60800</text:p>
          </table:table-cell>
          <table:table-cell office:value-type="float" office:value="0.119155883789063" calcext:value-type="float">
            <text:p>0.119155883789063</text:p>
          </table:table-cell>
        </table:table-row>
        <table:table-row table:style-name="ro1">
          <table:table-cell office:value-type="float" office:value="60910" calcext:value-type="float">
            <text:p>60910</text:p>
          </table:table-cell>
          <table:table-cell office:value-type="float" office:value="121819" calcext:value-type="float">
            <text:p>121819</text:p>
          </table:table-cell>
          <table:table-cell table:number-columns-repeated="7"/>
          <table:table-cell office:value-type="float" office:value="60900" calcext:value-type="float">
            <text:p>60900</text:p>
          </table:table-cell>
          <table:table-cell office:value-type="float" office:value="0.145297050476074" calcext:value-type="float">
            <text:p>0.145297050476074</text:p>
          </table:table-cell>
          <table:table-cell/>
          <table:table-cell office:value-type="float" office:value="60900" calcext:value-type="float">
            <text:p>60900</text:p>
          </table:table-cell>
          <table:table-cell office:value-type="float" office:value="0.124711275100708" calcext:value-type="float">
            <text:p>0.124711275100708</text:p>
          </table:table-cell>
        </table:table-row>
        <table:table-row table:style-name="ro1">
          <table:table-cell office:value-type="float" office:value="61010" calcext:value-type="float">
            <text:p>61010</text:p>
          </table:table-cell>
          <table:table-cell office:value-type="float" office:value="122019" calcext:value-type="float">
            <text:p>122019</text:p>
          </table:table-cell>
          <table:table-cell table:number-columns-repeated="7"/>
          <table:table-cell office:value-type="float" office:value="61000" calcext:value-type="float">
            <text:p>61000</text:p>
          </table:table-cell>
          <table:table-cell office:value-type="float" office:value="0.137884140014648" calcext:value-type="float">
            <text:p>0.137884140014648</text:p>
          </table:table-cell>
          <table:table-cell/>
          <table:table-cell office:value-type="float" office:value="61000" calcext:value-type="float">
            <text:p>61000</text:p>
          </table:table-cell>
          <table:table-cell office:value-type="float" office:value="0.119150161743164" calcext:value-type="float">
            <text:p>0.119150161743164</text:p>
          </table:table-cell>
        </table:table-row>
        <table:table-row table:style-name="ro1">
          <table:table-cell office:value-type="float" office:value="61110" calcext:value-type="float">
            <text:p>61110</text:p>
          </table:table-cell>
          <table:table-cell office:value-type="float" office:value="122219" calcext:value-type="float">
            <text:p>122219</text:p>
          </table:table-cell>
          <table:table-cell table:number-columns-repeated="7"/>
          <table:table-cell office:value-type="float" office:value="61100" calcext:value-type="float">
            <text:p>61100</text:p>
          </table:table-cell>
          <table:table-cell office:value-type="float" office:value="0.131336212158203" calcext:value-type="float">
            <text:p>0.131336212158203</text:p>
          </table:table-cell>
          <table:table-cell/>
          <table:table-cell office:value-type="float" office:value="61100" calcext:value-type="float">
            <text:p>61100</text:p>
          </table:table-cell>
          <table:table-cell office:value-type="float" office:value="0.120732545852661" calcext:value-type="float">
            <text:p>0.120732545852661</text:p>
          </table:table-cell>
        </table:table-row>
        <table:table-row table:style-name="ro1">
          <table:table-cell office:value-type="float" office:value="61210" calcext:value-type="float">
            <text:p>61210</text:p>
          </table:table-cell>
          <table:table-cell office:value-type="float" office:value="122419" calcext:value-type="float">
            <text:p>122419</text:p>
          </table:table-cell>
          <table:table-cell table:number-columns-repeated="7"/>
          <table:table-cell office:value-type="float" office:value="61200" calcext:value-type="float">
            <text:p>61200</text:p>
          </table:table-cell>
          <table:table-cell office:value-type="float" office:value="0.137149572372437" calcext:value-type="float">
            <text:p>0.137149572372437</text:p>
          </table:table-cell>
          <table:table-cell/>
          <table:table-cell office:value-type="float" office:value="61200" calcext:value-type="float">
            <text:p>61200</text:p>
          </table:table-cell>
          <table:table-cell office:value-type="float" office:value="0.121330976486206" calcext:value-type="float">
            <text:p>0.121330976486206</text:p>
          </table:table-cell>
        </table:table-row>
        <table:table-row table:style-name="ro1">
          <table:table-cell office:value-type="float" office:value="61310" calcext:value-type="float">
            <text:p>61310</text:p>
          </table:table-cell>
          <table:table-cell office:value-type="float" office:value="122619" calcext:value-type="float">
            <text:p>122619</text:p>
          </table:table-cell>
          <table:table-cell table:number-columns-repeated="7"/>
          <table:table-cell office:value-type="float" office:value="61300" calcext:value-type="float">
            <text:p>61300</text:p>
          </table:table-cell>
          <table:table-cell office:value-type="float" office:value="0.141149520874023" calcext:value-type="float">
            <text:p>0.141149520874023</text:p>
          </table:table-cell>
          <table:table-cell/>
          <table:table-cell office:value-type="float" office:value="61300" calcext:value-type="float">
            <text:p>61300</text:p>
          </table:table-cell>
          <table:table-cell office:value-type="float" office:value="0.124308586120605" calcext:value-type="float">
            <text:p>0.124308586120605</text:p>
          </table:table-cell>
        </table:table-row>
        <table:table-row table:style-name="ro1">
          <table:table-cell office:value-type="float" office:value="61410" calcext:value-type="float">
            <text:p>61410</text:p>
          </table:table-cell>
          <table:table-cell office:value-type="float" office:value="122819" calcext:value-type="float">
            <text:p>122819</text:p>
          </table:table-cell>
          <table:table-cell table:number-columns-repeated="7"/>
          <table:table-cell office:value-type="float" office:value="61400" calcext:value-type="float">
            <text:p>61400</text:p>
          </table:table-cell>
          <table:table-cell office:value-type="float" office:value="0.147141933441162" calcext:value-type="float">
            <text:p>0.147141933441162</text:p>
          </table:table-cell>
          <table:table-cell/>
          <table:table-cell office:value-type="float" office:value="61400" calcext:value-type="float">
            <text:p>61400</text:p>
          </table:table-cell>
          <table:table-cell office:value-type="float" office:value="0.124645471572876" calcext:value-type="float">
            <text:p>0.124645471572876</text:p>
          </table:table-cell>
        </table:table-row>
        <table:table-row table:style-name="ro1">
          <table:table-cell office:value-type="float" office:value="61510" calcext:value-type="float">
            <text:p>61510</text:p>
          </table:table-cell>
          <table:table-cell office:value-type="float" office:value="123019" calcext:value-type="float">
            <text:p>123019</text:p>
          </table:table-cell>
          <table:table-cell table:number-columns-repeated="7"/>
          <table:table-cell office:value-type="float" office:value="61500" calcext:value-type="float">
            <text:p>61500</text:p>
          </table:table-cell>
          <table:table-cell office:value-type="float" office:value="0.141388893127441" calcext:value-type="float">
            <text:p>0.141388893127441</text:p>
          </table:table-cell>
          <table:table-cell/>
          <table:table-cell office:value-type="float" office:value="61500" calcext:value-type="float">
            <text:p>61500</text:p>
          </table:table-cell>
          <table:table-cell office:value-type="float" office:value="0.122988224029541" calcext:value-type="float">
            <text:p>0.122988224029541</text:p>
          </table:table-cell>
        </table:table-row>
        <table:table-row table:style-name="ro1">
          <table:table-cell office:value-type="float" office:value="61610" calcext:value-type="float">
            <text:p>61610</text:p>
          </table:table-cell>
          <table:table-cell office:value-type="float" office:value="123219" calcext:value-type="float">
            <text:p>123219</text:p>
          </table:table-cell>
          <table:table-cell table:number-columns-repeated="7"/>
          <table:table-cell office:value-type="float" office:value="61600" calcext:value-type="float">
            <text:p>61600</text:p>
          </table:table-cell>
          <table:table-cell office:value-type="float" office:value="0.147797346115112" calcext:value-type="float">
            <text:p>0.147797346115112</text:p>
          </table:table-cell>
          <table:table-cell/>
          <table:table-cell office:value-type="float" office:value="61600" calcext:value-type="float">
            <text:p>61600</text:p>
          </table:table-cell>
          <table:table-cell office:value-type="float" office:value="0.122023344039917" calcext:value-type="float">
            <text:p>0.122023344039917</text:p>
          </table:table-cell>
        </table:table-row>
        <table:table-row table:style-name="ro1">
          <table:table-cell office:value-type="float" office:value="61710" calcext:value-type="float">
            <text:p>61710</text:p>
          </table:table-cell>
          <table:table-cell office:value-type="float" office:value="123419" calcext:value-type="float">
            <text:p>123419</text:p>
          </table:table-cell>
          <table:table-cell table:number-columns-repeated="7"/>
          <table:table-cell office:value-type="float" office:value="61700" calcext:value-type="float">
            <text:p>61700</text:p>
          </table:table-cell>
          <table:table-cell office:value-type="float" office:value="0.13875937461853" calcext:value-type="float">
            <text:p>0.13875937461853</text:p>
          </table:table-cell>
          <table:table-cell/>
          <table:table-cell office:value-type="float" office:value="61700" calcext:value-type="float">
            <text:p>61700</text:p>
          </table:table-cell>
          <table:table-cell office:value-type="float" office:value="0.122337579727173" calcext:value-type="float">
            <text:p>0.122337579727173</text:p>
          </table:table-cell>
        </table:table-row>
        <table:table-row table:style-name="ro1">
          <table:table-cell office:value-type="float" office:value="61810" calcext:value-type="float">
            <text:p>61810</text:p>
          </table:table-cell>
          <table:table-cell office:value-type="float" office:value="123619" calcext:value-type="float">
            <text:p>123619</text:p>
          </table:table-cell>
          <table:table-cell table:number-columns-repeated="7"/>
          <table:table-cell office:value-type="float" office:value="61800" calcext:value-type="float">
            <text:p>61800</text:p>
          </table:table-cell>
          <table:table-cell office:value-type="float" office:value="0.143388271331787" calcext:value-type="float">
            <text:p>0.143388271331787</text:p>
          </table:table-cell>
          <table:table-cell/>
          <table:table-cell office:value-type="float" office:value="61800" calcext:value-type="float">
            <text:p>61800</text:p>
          </table:table-cell>
          <table:table-cell office:value-type="float" office:value="0.123852968215942" calcext:value-type="float">
            <text:p>0.123852968215942</text:p>
          </table:table-cell>
        </table:table-row>
        <table:table-row table:style-name="ro1">
          <table:table-cell office:value-type="float" office:value="61910" calcext:value-type="float">
            <text:p>61910</text:p>
          </table:table-cell>
          <table:table-cell office:value-type="float" office:value="123819" calcext:value-type="float">
            <text:p>123819</text:p>
          </table:table-cell>
          <table:table-cell table:number-columns-repeated="7"/>
          <table:table-cell office:value-type="float" office:value="61900" calcext:value-type="float">
            <text:p>61900</text:p>
          </table:table-cell>
          <table:table-cell office:value-type="float" office:value="0.141582250595093" calcext:value-type="float">
            <text:p>0.141582250595093</text:p>
          </table:table-cell>
          <table:table-cell/>
          <table:table-cell office:value-type="float" office:value="61900" calcext:value-type="float">
            <text:p>61900</text:p>
          </table:table-cell>
          <table:table-cell office:value-type="float" office:value="0.120846271514893" calcext:value-type="float">
            <text:p>0.120846271514893</text:p>
          </table:table-cell>
        </table:table-row>
        <table:table-row table:style-name="ro1">
          <table:table-cell office:value-type="float" office:value="62010" calcext:value-type="float">
            <text:p>62010</text:p>
          </table:table-cell>
          <table:table-cell office:value-type="float" office:value="124019" calcext:value-type="float">
            <text:p>124019</text:p>
          </table:table-cell>
          <table:table-cell table:number-columns-repeated="7"/>
          <table:table-cell office:value-type="float" office:value="62000" calcext:value-type="float">
            <text:p>62000</text:p>
          </table:table-cell>
          <table:table-cell office:value-type="float" office:value="0.141869306564331" calcext:value-type="float">
            <text:p>0.141869306564331</text:p>
          </table:table-cell>
          <table:table-cell/>
          <table:table-cell office:value-type="float" office:value="62000" calcext:value-type="float">
            <text:p>62000</text:p>
          </table:table-cell>
          <table:table-cell office:value-type="float" office:value="0.124655485153198" calcext:value-type="float">
            <text:p>0.124655485153198</text:p>
          </table:table-cell>
        </table:table-row>
        <table:table-row table:style-name="ro1">
          <table:table-cell office:value-type="float" office:value="62110" calcext:value-type="float">
            <text:p>62110</text:p>
          </table:table-cell>
          <table:table-cell office:value-type="float" office:value="124219" calcext:value-type="float">
            <text:p>124219</text:p>
          </table:table-cell>
          <table:table-cell table:number-columns-repeated="7"/>
          <table:table-cell office:value-type="float" office:value="62100" calcext:value-type="float">
            <text:p>62100</text:p>
          </table:table-cell>
          <table:table-cell office:value-type="float" office:value="0.150880575180054" calcext:value-type="float">
            <text:p>0.150880575180054</text:p>
          </table:table-cell>
          <table:table-cell/>
          <table:table-cell office:value-type="float" office:value="62100" calcext:value-type="float">
            <text:p>62100</text:p>
          </table:table-cell>
          <table:table-cell office:value-type="float" office:value="0.127523899078369" calcext:value-type="float">
            <text:p>0.127523899078369</text:p>
          </table:table-cell>
        </table:table-row>
        <table:table-row table:style-name="ro1">
          <table:table-cell office:value-type="float" office:value="62210" calcext:value-type="float">
            <text:p>62210</text:p>
          </table:table-cell>
          <table:table-cell office:value-type="float" office:value="124419" calcext:value-type="float">
            <text:p>124419</text:p>
          </table:table-cell>
          <table:table-cell table:number-columns-repeated="7"/>
          <table:table-cell office:value-type="float" office:value="62200" calcext:value-type="float">
            <text:p>62200</text:p>
          </table:table-cell>
          <table:table-cell office:value-type="float" office:value="0.145031213760376" calcext:value-type="float">
            <text:p>0.145031213760376</text:p>
          </table:table-cell>
          <table:table-cell/>
          <table:table-cell office:value-type="float" office:value="62200" calcext:value-type="float">
            <text:p>62200</text:p>
          </table:table-cell>
          <table:table-cell office:value-type="float" office:value="0.125952243804932" calcext:value-type="float">
            <text:p>0.125952243804932</text:p>
          </table:table-cell>
        </table:table-row>
        <table:table-row table:style-name="ro1">
          <table:table-cell office:value-type="float" office:value="62310" calcext:value-type="float">
            <text:p>62310</text:p>
          </table:table-cell>
          <table:table-cell office:value-type="float" office:value="124619" calcext:value-type="float">
            <text:p>124619</text:p>
          </table:table-cell>
          <table:table-cell table:number-columns-repeated="7"/>
          <table:table-cell office:value-type="float" office:value="62300" calcext:value-type="float">
            <text:p>62300</text:p>
          </table:table-cell>
          <table:table-cell office:value-type="float" office:value="0.162906169891357" calcext:value-type="float">
            <text:p>0.162906169891357</text:p>
          </table:table-cell>
          <table:table-cell/>
          <table:table-cell office:value-type="float" office:value="62300" calcext:value-type="float">
            <text:p>62300</text:p>
          </table:table-cell>
          <table:table-cell office:value-type="float" office:value="0.127241134643555" calcext:value-type="float">
            <text:p>0.127241134643555</text:p>
          </table:table-cell>
        </table:table-row>
        <table:table-row table:style-name="ro1">
          <table:table-cell office:value-type="float" office:value="62410" calcext:value-type="float">
            <text:p>62410</text:p>
          </table:table-cell>
          <table:table-cell office:value-type="float" office:value="124819" calcext:value-type="float">
            <text:p>124819</text:p>
          </table:table-cell>
          <table:table-cell table:number-columns-repeated="7"/>
          <table:table-cell office:value-type="float" office:value="62400" calcext:value-type="float">
            <text:p>62400</text:p>
          </table:table-cell>
          <table:table-cell office:value-type="float" office:value="0.145078897476196" calcext:value-type="float">
            <text:p>0.145078897476196</text:p>
          </table:table-cell>
          <table:table-cell/>
          <table:table-cell office:value-type="float" office:value="62400" calcext:value-type="float">
            <text:p>62400</text:p>
          </table:table-cell>
          <table:table-cell office:value-type="float" office:value="0.123877048492432" calcext:value-type="float">
            <text:p>0.123877048492432</text:p>
          </table:table-cell>
        </table:table-row>
        <table:table-row table:style-name="ro1">
          <table:table-cell office:value-type="float" office:value="62510" calcext:value-type="float">
            <text:p>62510</text:p>
          </table:table-cell>
          <table:table-cell office:value-type="float" office:value="125019" calcext:value-type="float">
            <text:p>125019</text:p>
          </table:table-cell>
          <table:table-cell table:number-columns-repeated="7"/>
          <table:table-cell office:value-type="float" office:value="62500" calcext:value-type="float">
            <text:p>62500</text:p>
          </table:table-cell>
          <table:table-cell office:value-type="float" office:value="0.148681402206421" calcext:value-type="float">
            <text:p>0.148681402206421</text:p>
          </table:table-cell>
          <table:table-cell/>
          <table:table-cell office:value-type="float" office:value="62500" calcext:value-type="float">
            <text:p>62500</text:p>
          </table:table-cell>
          <table:table-cell office:value-type="float" office:value="0.126168251037598" calcext:value-type="float">
            <text:p>0.126168251037598</text:p>
          </table:table-cell>
        </table:table-row>
        <table:table-row table:style-name="ro1">
          <table:table-cell office:value-type="float" office:value="62610" calcext:value-type="float">
            <text:p>62610</text:p>
          </table:table-cell>
          <table:table-cell office:value-type="float" office:value="125219" calcext:value-type="float">
            <text:p>125219</text:p>
          </table:table-cell>
          <table:table-cell table:number-columns-repeated="7"/>
          <table:table-cell office:value-type="float" office:value="62600" calcext:value-type="float">
            <text:p>62600</text:p>
          </table:table-cell>
          <table:table-cell office:value-type="float" office:value="0.152935743331909" calcext:value-type="float">
            <text:p>0.152935743331909</text:p>
          </table:table-cell>
          <table:table-cell/>
          <table:table-cell office:value-type="float" office:value="62600" calcext:value-type="float">
            <text:p>62600</text:p>
          </table:table-cell>
          <table:table-cell office:value-type="float" office:value="0.127349376678467" calcext:value-type="float">
            <text:p>0.127349376678467</text:p>
          </table:table-cell>
        </table:table-row>
        <table:table-row table:style-name="ro1">
          <table:table-cell office:value-type="float" office:value="62710" calcext:value-type="float">
            <text:p>62710</text:p>
          </table:table-cell>
          <table:table-cell office:value-type="float" office:value="125419" calcext:value-type="float">
            <text:p>125419</text:p>
          </table:table-cell>
          <table:table-cell table:number-columns-repeated="7"/>
          <table:table-cell office:value-type="float" office:value="62700" calcext:value-type="float">
            <text:p>62700</text:p>
          </table:table-cell>
          <table:table-cell office:value-type="float" office:value="0.149926662445068" calcext:value-type="float">
            <text:p>0.149926662445068</text:p>
          </table:table-cell>
          <table:table-cell/>
          <table:table-cell office:value-type="float" office:value="62700" calcext:value-type="float">
            <text:p>62700</text:p>
          </table:table-cell>
          <table:table-cell office:value-type="float" office:value="0.127557516098022" calcext:value-type="float">
            <text:p>0.127557516098022</text:p>
          </table:table-cell>
        </table:table-row>
        <table:table-row table:style-name="ro1">
          <table:table-cell office:value-type="float" office:value="62810" calcext:value-type="float">
            <text:p>62810</text:p>
          </table:table-cell>
          <table:table-cell office:value-type="float" office:value="125619" calcext:value-type="float">
            <text:p>125619</text:p>
          </table:table-cell>
          <table:table-cell table:number-columns-repeated="7"/>
          <table:table-cell office:value-type="float" office:value="62800" calcext:value-type="float">
            <text:p>62800</text:p>
          </table:table-cell>
          <table:table-cell office:value-type="float" office:value="0.148452520370483" calcext:value-type="float">
            <text:p>0.148452520370483</text:p>
          </table:table-cell>
          <table:table-cell/>
          <table:table-cell office:value-type="float" office:value="62800" calcext:value-type="float">
            <text:p>62800</text:p>
          </table:table-cell>
          <table:table-cell office:value-type="float" office:value="0.127218246459961" calcext:value-type="float">
            <text:p>0.127218246459961</text:p>
          </table:table-cell>
        </table:table-row>
        <table:table-row table:style-name="ro1">
          <table:table-cell office:value-type="float" office:value="62910" calcext:value-type="float">
            <text:p>62910</text:p>
          </table:table-cell>
          <table:table-cell office:value-type="float" office:value="125819" calcext:value-type="float">
            <text:p>125819</text:p>
          </table:table-cell>
          <table:table-cell table:number-columns-repeated="7"/>
          <table:table-cell office:value-type="float" office:value="62900" calcext:value-type="float">
            <text:p>62900</text:p>
          </table:table-cell>
          <table:table-cell office:value-type="float" office:value="0.15031623840332" calcext:value-type="float">
            <text:p>0.15031623840332</text:p>
          </table:table-cell>
          <table:table-cell/>
          <table:table-cell office:value-type="float" office:value="62900" calcext:value-type="float">
            <text:p>62900</text:p>
          </table:table-cell>
          <table:table-cell office:value-type="float" office:value="0.128057956695557" calcext:value-type="float">
            <text:p>0.128057956695557</text:p>
          </table:table-cell>
        </table:table-row>
        <table:table-row table:style-name="ro1">
          <table:table-cell office:value-type="float" office:value="63010" calcext:value-type="float">
            <text:p>63010</text:p>
          </table:table-cell>
          <table:table-cell office:value-type="float" office:value="126019" calcext:value-type="float">
            <text:p>126019</text:p>
          </table:table-cell>
          <table:table-cell table:number-columns-repeated="7"/>
          <table:table-cell office:value-type="float" office:value="63000" calcext:value-type="float">
            <text:p>63000</text:p>
          </table:table-cell>
          <table:table-cell office:value-type="float" office:value="0.159093618392944" calcext:value-type="float">
            <text:p>0.159093618392944</text:p>
          </table:table-cell>
          <table:table-cell/>
          <table:table-cell office:value-type="float" office:value="63000" calcext:value-type="float">
            <text:p>63000</text:p>
          </table:table-cell>
          <table:table-cell office:value-type="float" office:value="0.128078460693359" calcext:value-type="float">
            <text:p>0.128078460693359</text:p>
          </table:table-cell>
        </table:table-row>
        <table:table-row table:style-name="ro1">
          <table:table-cell office:value-type="float" office:value="63110" calcext:value-type="float">
            <text:p>63110</text:p>
          </table:table-cell>
          <table:table-cell office:value-type="float" office:value="126219" calcext:value-type="float">
            <text:p>126219</text:p>
          </table:table-cell>
          <table:table-cell table:number-columns-repeated="7"/>
          <table:table-cell office:value-type="float" office:value="63100" calcext:value-type="float">
            <text:p>63100</text:p>
          </table:table-cell>
          <table:table-cell office:value-type="float" office:value="0.171650648117065" calcext:value-type="float">
            <text:p>0.171650648117065</text:p>
          </table:table-cell>
          <table:table-cell/>
          <table:table-cell office:value-type="float" office:value="63100" calcext:value-type="float">
            <text:p>63100</text:p>
          </table:table-cell>
          <table:table-cell office:value-type="float" office:value="0.126323699951172" calcext:value-type="float">
            <text:p>0.126323699951172</text:p>
          </table:table-cell>
        </table:table-row>
        <table:table-row table:style-name="ro1">
          <table:table-cell office:value-type="float" office:value="63210" calcext:value-type="float">
            <text:p>63210</text:p>
          </table:table-cell>
          <table:table-cell office:value-type="float" office:value="126419" calcext:value-type="float">
            <text:p>126419</text:p>
          </table:table-cell>
          <table:table-cell table:number-columns-repeated="7"/>
          <table:table-cell office:value-type="float" office:value="63200" calcext:value-type="float">
            <text:p>63200</text:p>
          </table:table-cell>
          <table:table-cell office:value-type="float" office:value="0.172861576080322" calcext:value-type="float">
            <text:p>0.172861576080322</text:p>
          </table:table-cell>
          <table:table-cell/>
          <table:table-cell office:value-type="float" office:value="63200" calcext:value-type="float">
            <text:p>63200</text:p>
          </table:table-cell>
          <table:table-cell office:value-type="float" office:value="0.132294893264771" calcext:value-type="float">
            <text:p>0.132294893264771</text:p>
          </table:table-cell>
        </table:table-row>
        <table:table-row table:style-name="ro1">
          <table:table-cell office:value-type="float" office:value="63310" calcext:value-type="float">
            <text:p>63310</text:p>
          </table:table-cell>
          <table:table-cell office:value-type="float" office:value="126619" calcext:value-type="float">
            <text:p>126619</text:p>
          </table:table-cell>
          <table:table-cell table:number-columns-repeated="7"/>
          <table:table-cell office:value-type="float" office:value="63300" calcext:value-type="float">
            <text:p>63300</text:p>
          </table:table-cell>
          <table:table-cell office:value-type="float" office:value="0.173742771148682" calcext:value-type="float">
            <text:p>0.173742771148682</text:p>
          </table:table-cell>
          <table:table-cell/>
          <table:table-cell office:value-type="float" office:value="63300" calcext:value-type="float">
            <text:p>63300</text:p>
          </table:table-cell>
          <table:table-cell office:value-type="float" office:value="0.129957914352417" calcext:value-type="float">
            <text:p>0.129957914352417</text:p>
          </table:table-cell>
        </table:table-row>
        <table:table-row table:style-name="ro1">
          <table:table-cell office:value-type="float" office:value="63410" calcext:value-type="float">
            <text:p>63410</text:p>
          </table:table-cell>
          <table:table-cell office:value-type="float" office:value="126819" calcext:value-type="float">
            <text:p>126819</text:p>
          </table:table-cell>
          <table:table-cell table:number-columns-repeated="7"/>
          <table:table-cell office:value-type="float" office:value="63400" calcext:value-type="float">
            <text:p>63400</text:p>
          </table:table-cell>
          <table:table-cell office:value-type="float" office:value="0.161439895629883" calcext:value-type="float">
            <text:p>0.161439895629883</text:p>
          </table:table-cell>
          <table:table-cell/>
          <table:table-cell office:value-type="float" office:value="63400" calcext:value-type="float">
            <text:p>63400</text:p>
          </table:table-cell>
          <table:table-cell office:value-type="float" office:value="0.127206802368164" calcext:value-type="float">
            <text:p>0.127206802368164</text:p>
          </table:table-cell>
        </table:table-row>
        <table:table-row table:style-name="ro1">
          <table:table-cell office:value-type="float" office:value="63510" calcext:value-type="float">
            <text:p>63510</text:p>
          </table:table-cell>
          <table:table-cell office:value-type="float" office:value="127019" calcext:value-type="float">
            <text:p>127019</text:p>
          </table:table-cell>
          <table:table-cell table:number-columns-repeated="7"/>
          <table:table-cell office:value-type="float" office:value="63500" calcext:value-type="float">
            <text:p>63500</text:p>
          </table:table-cell>
          <table:table-cell office:value-type="float" office:value="0.163293838500977" calcext:value-type="float">
            <text:p>0.163293838500977</text:p>
          </table:table-cell>
          <table:table-cell/>
          <table:table-cell office:value-type="float" office:value="63500" calcext:value-type="float">
            <text:p>63500</text:p>
          </table:table-cell>
          <table:table-cell office:value-type="float" office:value="0.128588438034058" calcext:value-type="float">
            <text:p>0.128588438034058</text:p>
          </table:table-cell>
        </table:table-row>
        <table:table-row table:style-name="ro1">
          <table:table-cell office:value-type="float" office:value="63610" calcext:value-type="float">
            <text:p>63610</text:p>
          </table:table-cell>
          <table:table-cell office:value-type="float" office:value="127219" calcext:value-type="float">
            <text:p>127219</text:p>
          </table:table-cell>
          <table:table-cell table:number-columns-repeated="7"/>
          <table:table-cell office:value-type="float" office:value="63600" calcext:value-type="float">
            <text:p>63600</text:p>
          </table:table-cell>
          <table:table-cell office:value-type="float" office:value="0.153095960617065" calcext:value-type="float">
            <text:p>0.153095960617065</text:p>
          </table:table-cell>
          <table:table-cell/>
          <table:table-cell office:value-type="float" office:value="63600" calcext:value-type="float">
            <text:p>63600</text:p>
          </table:table-cell>
          <table:table-cell office:value-type="float" office:value="0.128048658370972" calcext:value-type="float">
            <text:p>0.128048658370972</text:p>
          </table:table-cell>
        </table:table-row>
        <table:table-row table:style-name="ro1">
          <table:table-cell office:value-type="float" office:value="63710" calcext:value-type="float">
            <text:p>63710</text:p>
          </table:table-cell>
          <table:table-cell office:value-type="float" office:value="127419" calcext:value-type="float">
            <text:p>127419</text:p>
          </table:table-cell>
          <table:table-cell table:number-columns-repeated="7"/>
          <table:table-cell office:value-type="float" office:value="63700" calcext:value-type="float">
            <text:p>63700</text:p>
          </table:table-cell>
          <table:table-cell office:value-type="float" office:value="0.162376165390015" calcext:value-type="float">
            <text:p>0.162376165390015</text:p>
          </table:table-cell>
          <table:table-cell/>
          <table:table-cell office:value-type="float" office:value="63700" calcext:value-type="float">
            <text:p>63700</text:p>
          </table:table-cell>
          <table:table-cell office:value-type="float" office:value="0.132565975189209" calcext:value-type="float">
            <text:p>0.132565975189209</text:p>
          </table:table-cell>
        </table:table-row>
        <table:table-row table:style-name="ro1">
          <table:table-cell office:value-type="float" office:value="63810" calcext:value-type="float">
            <text:p>63810</text:p>
          </table:table-cell>
          <table:table-cell office:value-type="float" office:value="127619" calcext:value-type="float">
            <text:p>127619</text:p>
          </table:table-cell>
          <table:table-cell table:number-columns-repeated="7"/>
          <table:table-cell office:value-type="float" office:value="63800" calcext:value-type="float">
            <text:p>63800</text:p>
          </table:table-cell>
          <table:table-cell office:value-type="float" office:value="0.167405366897583" calcext:value-type="float">
            <text:p>0.167405366897583</text:p>
          </table:table-cell>
          <table:table-cell/>
          <table:table-cell office:value-type="float" office:value="63800" calcext:value-type="float">
            <text:p>63800</text:p>
          </table:table-cell>
          <table:table-cell office:value-type="float" office:value="0.130000114440918" calcext:value-type="float">
            <text:p>0.130000114440918</text:p>
          </table:table-cell>
        </table:table-row>
        <table:table-row table:style-name="ro1">
          <table:table-cell office:value-type="float" office:value="63910" calcext:value-type="float">
            <text:p>63910</text:p>
          </table:table-cell>
          <table:table-cell office:value-type="float" office:value="127819" calcext:value-type="float">
            <text:p>127819</text:p>
          </table:table-cell>
          <table:table-cell table:number-columns-repeated="7"/>
          <table:table-cell office:value-type="float" office:value="63900" calcext:value-type="float">
            <text:p>63900</text:p>
          </table:table-cell>
          <table:table-cell office:value-type="float" office:value="0.166484594345093" calcext:value-type="float">
            <text:p>0.166484594345093</text:p>
          </table:table-cell>
          <table:table-cell/>
          <table:table-cell office:value-type="float" office:value="63900" calcext:value-type="float">
            <text:p>63900</text:p>
          </table:table-cell>
          <table:table-cell office:value-type="float" office:value="0.130159139633179" calcext:value-type="float">
            <text:p>0.130159139633179</text:p>
          </table:table-cell>
        </table:table-row>
        <table:table-row table:style-name="ro1">
          <table:table-cell office:value-type="float" office:value="64010" calcext:value-type="float">
            <text:p>64010</text:p>
          </table:table-cell>
          <table:table-cell office:value-type="float" office:value="128019" calcext:value-type="float">
            <text:p>128019</text:p>
          </table:table-cell>
          <table:table-cell table:number-columns-repeated="7"/>
          <table:table-cell office:value-type="float" office:value="64000" calcext:value-type="float">
            <text:p>64000</text:p>
          </table:table-cell>
          <table:table-cell office:value-type="float" office:value="0.164917707443237" calcext:value-type="float">
            <text:p>0.164917707443237</text:p>
          </table:table-cell>
          <table:table-cell/>
          <table:table-cell office:value-type="float" office:value="64000" calcext:value-type="float">
            <text:p>64000</text:p>
          </table:table-cell>
          <table:table-cell office:value-type="float" office:value="0.134427070617676" calcext:value-type="float">
            <text:p>0.134427070617676</text:p>
          </table:table-cell>
        </table:table-row>
        <table:table-row table:style-name="ro1">
          <table:table-cell office:value-type="float" office:value="64110" calcext:value-type="float">
            <text:p>64110</text:p>
          </table:table-cell>
          <table:table-cell office:value-type="float" office:value="128219" calcext:value-type="float">
            <text:p>128219</text:p>
          </table:table-cell>
          <table:table-cell table:number-columns-repeated="7"/>
          <table:table-cell office:value-type="float" office:value="64100" calcext:value-type="float">
            <text:p>64100</text:p>
          </table:table-cell>
          <table:table-cell office:value-type="float" office:value="0.157997608184814" calcext:value-type="float">
            <text:p>0.157997608184814</text:p>
          </table:table-cell>
          <table:table-cell/>
          <table:table-cell office:value-type="float" office:value="64100" calcext:value-type="float">
            <text:p>64100</text:p>
          </table:table-cell>
          <table:table-cell office:value-type="float" office:value="0.13322377204895" calcext:value-type="float">
            <text:p>0.13322377204895</text:p>
          </table:table-cell>
        </table:table-row>
        <table:table-row table:style-name="ro1">
          <table:table-cell office:value-type="float" office:value="64210" calcext:value-type="float">
            <text:p>64210</text:p>
          </table:table-cell>
          <table:table-cell office:value-type="float" office:value="128419" calcext:value-type="float">
            <text:p>128419</text:p>
          </table:table-cell>
          <table:table-cell table:number-columns-repeated="7"/>
          <table:table-cell office:value-type="float" office:value="64200" calcext:value-type="float">
            <text:p>64200</text:p>
          </table:table-cell>
          <table:table-cell office:value-type="float" office:value="0.175793886184692" calcext:value-type="float">
            <text:p>0.175793886184692</text:p>
          </table:table-cell>
          <table:table-cell/>
          <table:table-cell office:value-type="float" office:value="64200" calcext:value-type="float">
            <text:p>64200</text:p>
          </table:table-cell>
          <table:table-cell office:value-type="float" office:value="0.133130788803101" calcext:value-type="float">
            <text:p>0.133130788803101</text:p>
          </table:table-cell>
        </table:table-row>
        <table:table-row table:style-name="ro1">
          <table:table-cell office:value-type="float" office:value="64310" calcext:value-type="float">
            <text:p>64310</text:p>
          </table:table-cell>
          <table:table-cell office:value-type="float" office:value="128619" calcext:value-type="float">
            <text:p>128619</text:p>
          </table:table-cell>
          <table:table-cell table:number-columns-repeated="7"/>
          <table:table-cell office:value-type="float" office:value="64300" calcext:value-type="float">
            <text:p>64300</text:p>
          </table:table-cell>
          <table:table-cell office:value-type="float" office:value="0.175241470336914" calcext:value-type="float">
            <text:p>0.175241470336914</text:p>
          </table:table-cell>
          <table:table-cell/>
          <table:table-cell office:value-type="float" office:value="64300" calcext:value-type="float">
            <text:p>64300</text:p>
          </table:table-cell>
          <table:table-cell office:value-type="float" office:value="0.129964590072632" calcext:value-type="float">
            <text:p>0.129964590072632</text:p>
          </table:table-cell>
        </table:table-row>
        <table:table-row table:style-name="ro1">
          <table:table-cell office:value-type="float" office:value="64410" calcext:value-type="float">
            <text:p>64410</text:p>
          </table:table-cell>
          <table:table-cell office:value-type="float" office:value="128819" calcext:value-type="float">
            <text:p>128819</text:p>
          </table:table-cell>
          <table:table-cell table:number-columns-repeated="7"/>
          <table:table-cell office:value-type="float" office:value="64400" calcext:value-type="float">
            <text:p>64400</text:p>
          </table:table-cell>
          <table:table-cell office:value-type="float" office:value="0.168590068817139" calcext:value-type="float">
            <text:p>0.168590068817139</text:p>
          </table:table-cell>
          <table:table-cell/>
          <table:table-cell office:value-type="float" office:value="64400" calcext:value-type="float">
            <text:p>64400</text:p>
          </table:table-cell>
          <table:table-cell office:value-type="float" office:value="0.130064249038696" calcext:value-type="float">
            <text:p>0.130064249038696</text:p>
          </table:table-cell>
        </table:table-row>
        <table:table-row table:style-name="ro1">
          <table:table-cell office:value-type="float" office:value="64510" calcext:value-type="float">
            <text:p>64510</text:p>
          </table:table-cell>
          <table:table-cell office:value-type="float" office:value="129019" calcext:value-type="float">
            <text:p>129019</text:p>
          </table:table-cell>
          <table:table-cell table:number-columns-repeated="7"/>
          <table:table-cell office:value-type="float" office:value="64500" calcext:value-type="float">
            <text:p>64500</text:p>
          </table:table-cell>
          <table:table-cell office:value-type="float" office:value="0.164892196655273" calcext:value-type="float">
            <text:p>0.164892196655273</text:p>
          </table:table-cell>
          <table:table-cell/>
          <table:table-cell office:value-type="float" office:value="64500" calcext:value-type="float">
            <text:p>64500</text:p>
          </table:table-cell>
          <table:table-cell office:value-type="float" office:value="0.128587245941162" calcext:value-type="float">
            <text:p>0.128587245941162</text:p>
          </table:table-cell>
        </table:table-row>
        <table:table-row table:style-name="ro1">
          <table:table-cell office:value-type="float" office:value="64610" calcext:value-type="float">
            <text:p>64610</text:p>
          </table:table-cell>
          <table:table-cell office:value-type="float" office:value="129219" calcext:value-type="float">
            <text:p>129219</text:p>
          </table:table-cell>
          <table:table-cell table:number-columns-repeated="7"/>
          <table:table-cell office:value-type="float" office:value="64600" calcext:value-type="float">
            <text:p>64600</text:p>
          </table:table-cell>
          <table:table-cell office:value-type="float" office:value="0.167866945266724" calcext:value-type="float">
            <text:p>0.167866945266724</text:p>
          </table:table-cell>
          <table:table-cell/>
          <table:table-cell office:value-type="float" office:value="64600" calcext:value-type="float">
            <text:p>64600</text:p>
          </table:table-cell>
          <table:table-cell office:value-type="float" office:value="0.133835554122925" calcext:value-type="float">
            <text:p>0.133835554122925</text:p>
          </table:table-cell>
        </table:table-row>
        <table:table-row table:style-name="ro1">
          <table:table-cell office:value-type="float" office:value="64710" calcext:value-type="float">
            <text:p>64710</text:p>
          </table:table-cell>
          <table:table-cell office:value-type="float" office:value="129419" calcext:value-type="float">
            <text:p>129419</text:p>
          </table:table-cell>
          <table:table-cell table:number-columns-repeated="7"/>
          <table:table-cell office:value-type="float" office:value="64700" calcext:value-type="float">
            <text:p>64700</text:p>
          </table:table-cell>
          <table:table-cell office:value-type="float" office:value="0.159522533416748" calcext:value-type="float">
            <text:p>0.159522533416748</text:p>
          </table:table-cell>
          <table:table-cell/>
          <table:table-cell office:value-type="float" office:value="64700" calcext:value-type="float">
            <text:p>64700</text:p>
          </table:table-cell>
          <table:table-cell office:value-type="float" office:value="0.135024785995483" calcext:value-type="float">
            <text:p>0.135024785995483</text:p>
          </table:table-cell>
        </table:table-row>
        <table:table-row table:style-name="ro1">
          <table:table-cell office:value-type="float" office:value="64810" calcext:value-type="float">
            <text:p>64810</text:p>
          </table:table-cell>
          <table:table-cell office:value-type="float" office:value="129619" calcext:value-type="float">
            <text:p>129619</text:p>
          </table:table-cell>
          <table:table-cell table:number-columns-repeated="7"/>
          <table:table-cell office:value-type="float" office:value="64800" calcext:value-type="float">
            <text:p>64800</text:p>
          </table:table-cell>
          <table:table-cell office:value-type="float" office:value="0.167532920837402" calcext:value-type="float">
            <text:p>0.167532920837402</text:p>
          </table:table-cell>
          <table:table-cell/>
          <table:table-cell office:value-type="float" office:value="64800" calcext:value-type="float">
            <text:p>64800</text:p>
          </table:table-cell>
          <table:table-cell office:value-type="float" office:value="0.134535551071167" calcext:value-type="float">
            <text:p>0.134535551071167</text:p>
          </table:table-cell>
        </table:table-row>
        <table:table-row table:style-name="ro1">
          <table:table-cell office:value-type="float" office:value="64910" calcext:value-type="float">
            <text:p>64910</text:p>
          </table:table-cell>
          <table:table-cell office:value-type="float" office:value="129819" calcext:value-type="float">
            <text:p>129819</text:p>
          </table:table-cell>
          <table:table-cell table:number-columns-repeated="7"/>
          <table:table-cell office:value-type="float" office:value="64900" calcext:value-type="float">
            <text:p>64900</text:p>
          </table:table-cell>
          <table:table-cell office:value-type="float" office:value="0.160633087158203" calcext:value-type="float">
            <text:p>0.160633087158203</text:p>
          </table:table-cell>
          <table:table-cell/>
          <table:table-cell office:value-type="float" office:value="64900" calcext:value-type="float">
            <text:p>64900</text:p>
          </table:table-cell>
          <table:table-cell office:value-type="float" office:value="0.143397092819214" calcext:value-type="float">
            <text:p>0.143397092819214</text:p>
          </table:table-cell>
        </table:table-row>
        <table:table-row table:style-name="ro1">
          <table:table-cell office:value-type="float" office:value="65010" calcext:value-type="float">
            <text:p>65010</text:p>
          </table:table-cell>
          <table:table-cell office:value-type="float" office:value="130019" calcext:value-type="float">
            <text:p>130019</text:p>
          </table:table-cell>
          <table:table-cell table:number-columns-repeated="7"/>
          <table:table-cell office:value-type="float" office:value="65000" calcext:value-type="float">
            <text:p>65000</text:p>
          </table:table-cell>
          <table:table-cell office:value-type="float" office:value="0.16207480430603" calcext:value-type="float">
            <text:p>0.16207480430603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0.137625932693481" calcext:value-type="float">
            <text:p>0.137625932693481</text:p>
          </table:table-cell>
        </table:table-row>
        <table:table-row table:style-name="ro1">
          <table:table-cell office:value-type="float" office:value="65110" calcext:value-type="float">
            <text:p>65110</text:p>
          </table:table-cell>
          <table:table-cell office:value-type="float" office:value="130219" calcext:value-type="float">
            <text:p>130219</text:p>
          </table:table-cell>
          <table:table-cell table:number-columns-repeated="7"/>
          <table:table-cell office:value-type="float" office:value="65100" calcext:value-type="float">
            <text:p>65100</text:p>
          </table:table-cell>
          <table:table-cell office:value-type="float" office:value="0.167188405990601" calcext:value-type="float">
            <text:p>0.167188405990601</text:p>
          </table:table-cell>
          <table:table-cell/>
          <table:table-cell office:value-type="float" office:value="65100" calcext:value-type="float">
            <text:p>65100</text:p>
          </table:table-cell>
          <table:table-cell office:value-type="float" office:value="0.138996362686157" calcext:value-type="float">
            <text:p>0.138996362686157</text:p>
          </table:table-cell>
        </table:table-row>
        <table:table-row table:style-name="ro1">
          <table:table-cell office:value-type="float" office:value="65210" calcext:value-type="float">
            <text:p>65210</text:p>
          </table:table-cell>
          <table:table-cell office:value-type="float" office:value="130419" calcext:value-type="float">
            <text:p>130419</text:p>
          </table:table-cell>
          <table:table-cell table:number-columns-repeated="7"/>
          <table:table-cell office:value-type="float" office:value="65200" calcext:value-type="float">
            <text:p>65200</text:p>
          </table:table-cell>
          <table:table-cell office:value-type="float" office:value="0.170656442642212" calcext:value-type="float">
            <text:p>0.170656442642212</text:p>
          </table:table-cell>
          <table:table-cell/>
          <table:table-cell office:value-type="float" office:value="65200" calcext:value-type="float">
            <text:p>65200</text:p>
          </table:table-cell>
          <table:table-cell office:value-type="float" office:value="0.135088682174683" calcext:value-type="float">
            <text:p>0.135088682174683</text:p>
          </table:table-cell>
        </table:table-row>
        <table:table-row table:style-name="ro1">
          <table:table-cell office:value-type="float" office:value="65310" calcext:value-type="float">
            <text:p>65310</text:p>
          </table:table-cell>
          <table:table-cell office:value-type="float" office:value="130619" calcext:value-type="float">
            <text:p>130619</text:p>
          </table:table-cell>
          <table:table-cell table:number-columns-repeated="7"/>
          <table:table-cell office:value-type="float" office:value="65300" calcext:value-type="float">
            <text:p>65300</text:p>
          </table:table-cell>
          <table:table-cell office:value-type="float" office:value="0.166428327560425" calcext:value-type="float">
            <text:p>0.166428327560425</text:p>
          </table:table-cell>
          <table:table-cell/>
          <table:table-cell office:value-type="float" office:value="65300" calcext:value-type="float">
            <text:p>65300</text:p>
          </table:table-cell>
          <table:table-cell office:value-type="float" office:value="0.137035846710205" calcext:value-type="float">
            <text:p>0.137035846710205</text:p>
          </table:table-cell>
        </table:table-row>
        <table:table-row table:style-name="ro1">
          <table:table-cell office:value-type="float" office:value="65410" calcext:value-type="float">
            <text:p>65410</text:p>
          </table:table-cell>
          <table:table-cell office:value-type="float" office:value="130819" calcext:value-type="float">
            <text:p>130819</text:p>
          </table:table-cell>
          <table:table-cell table:number-columns-repeated="7"/>
          <table:table-cell office:value-type="float" office:value="65400" calcext:value-type="float">
            <text:p>65400</text:p>
          </table:table-cell>
          <table:table-cell office:value-type="float" office:value="0.169528961181641" calcext:value-type="float">
            <text:p>0.169528961181641</text:p>
          </table:table-cell>
          <table:table-cell/>
          <table:table-cell office:value-type="float" office:value="65400" calcext:value-type="float">
            <text:p>65400</text:p>
          </table:table-cell>
          <table:table-cell office:value-type="float" office:value="0.137709856033325" calcext:value-type="float">
            <text:p>0.137709856033325</text:p>
          </table:table-cell>
        </table:table-row>
        <table:table-row table:style-name="ro1">
          <table:table-cell office:value-type="float" office:value="65510" calcext:value-type="float">
            <text:p>65510</text:p>
          </table:table-cell>
          <table:table-cell office:value-type="float" office:value="131019" calcext:value-type="float">
            <text:p>131019</text:p>
          </table:table-cell>
          <table:table-cell table:number-columns-repeated="7"/>
          <table:table-cell office:value-type="float" office:value="65500" calcext:value-type="float">
            <text:p>65500</text:p>
          </table:table-cell>
          <table:table-cell office:value-type="float" office:value="0.161886215209961" calcext:value-type="float">
            <text:p>0.161886215209961</text:p>
          </table:table-cell>
          <table:table-cell/>
          <table:table-cell office:value-type="float" office:value="65500" calcext:value-type="float">
            <text:p>65500</text:p>
          </table:table-cell>
          <table:table-cell office:value-type="float" office:value="0.138575553894043" calcext:value-type="float">
            <text:p>0.138575553894043</text:p>
          </table:table-cell>
        </table:table-row>
        <table:table-row table:style-name="ro1">
          <table:table-cell office:value-type="float" office:value="65610" calcext:value-type="float">
            <text:p>65610</text:p>
          </table:table-cell>
          <table:table-cell office:value-type="float" office:value="131219" calcext:value-type="float">
            <text:p>131219</text:p>
          </table:table-cell>
          <table:table-cell table:number-columns-repeated="7"/>
          <table:table-cell office:value-type="float" office:value="65600" calcext:value-type="float">
            <text:p>65600</text:p>
          </table:table-cell>
          <table:table-cell office:value-type="float" office:value="0.154397964477539" calcext:value-type="float">
            <text:p>0.154397964477539</text:p>
          </table:table-cell>
          <table:table-cell/>
          <table:table-cell office:value-type="float" office:value="65600" calcext:value-type="float">
            <text:p>65600</text:p>
          </table:table-cell>
          <table:table-cell office:value-type="float" office:value="0.137549877166748" calcext:value-type="float">
            <text:p>0.137549877166748</text:p>
          </table:table-cell>
        </table:table-row>
        <table:table-row table:style-name="ro1">
          <table:table-cell office:value-type="float" office:value="65710" calcext:value-type="float">
            <text:p>65710</text:p>
          </table:table-cell>
          <table:table-cell office:value-type="float" office:value="131419" calcext:value-type="float">
            <text:p>131419</text:p>
          </table:table-cell>
          <table:table-cell table:number-columns-repeated="7"/>
          <table:table-cell office:value-type="float" office:value="65700" calcext:value-type="float">
            <text:p>65700</text:p>
          </table:table-cell>
          <table:table-cell office:value-type="float" office:value="0.156953573226929" calcext:value-type="float">
            <text:p>0.156953573226929</text:p>
          </table:table-cell>
          <table:table-cell/>
          <table:table-cell office:value-type="float" office:value="65700" calcext:value-type="float">
            <text:p>65700</text:p>
          </table:table-cell>
          <table:table-cell office:value-type="float" office:value="0.137143135070801" calcext:value-type="float">
            <text:p>0.137143135070801</text:p>
          </table:table-cell>
        </table:table-row>
        <table:table-row table:style-name="ro1">
          <table:table-cell office:value-type="float" office:value="65810" calcext:value-type="float">
            <text:p>65810</text:p>
          </table:table-cell>
          <table:table-cell office:value-type="float" office:value="131619" calcext:value-type="float">
            <text:p>131619</text:p>
          </table:table-cell>
          <table:table-cell table:number-columns-repeated="7"/>
          <table:table-cell office:value-type="float" office:value="65800" calcext:value-type="float">
            <text:p>65800</text:p>
          </table:table-cell>
          <table:table-cell office:value-type="float" office:value="0.154170989990234" calcext:value-type="float">
            <text:p>0.154170989990234</text:p>
          </table:table-cell>
          <table:table-cell/>
          <table:table-cell office:value-type="float" office:value="65800" calcext:value-type="float">
            <text:p>65800</text:p>
          </table:table-cell>
          <table:table-cell office:value-type="float" office:value="0.144424915313721" calcext:value-type="float">
            <text:p>0.144424915313721</text:p>
          </table:table-cell>
        </table:table-row>
        <table:table-row table:style-name="ro1">
          <table:table-cell office:value-type="float" office:value="65910" calcext:value-type="float">
            <text:p>65910</text:p>
          </table:table-cell>
          <table:table-cell office:value-type="float" office:value="131819" calcext:value-type="float">
            <text:p>131819</text:p>
          </table:table-cell>
          <table:table-cell table:number-columns-repeated="7"/>
          <table:table-cell office:value-type="float" office:value="65900" calcext:value-type="float">
            <text:p>65900</text:p>
          </table:table-cell>
          <table:table-cell office:value-type="float" office:value="0.159027099609375" calcext:value-type="float">
            <text:p>0.159027099609375</text:p>
          </table:table-cell>
          <table:table-cell/>
          <table:table-cell office:value-type="float" office:value="65900" calcext:value-type="float">
            <text:p>65900</text:p>
          </table:table-cell>
          <table:table-cell office:value-type="float" office:value="0.143033266067505" calcext:value-type="float">
            <text:p>0.143033266067505</text:p>
          </table:table-cell>
        </table:table-row>
        <table:table-row table:style-name="ro1">
          <table:table-cell office:value-type="float" office:value="66010" calcext:value-type="float">
            <text:p>66010</text:p>
          </table:table-cell>
          <table:table-cell office:value-type="float" office:value="132019" calcext:value-type="float">
            <text:p>132019</text:p>
          </table:table-cell>
          <table:table-cell table:number-columns-repeated="7"/>
          <table:table-cell office:value-type="float" office:value="66000" calcext:value-type="float">
            <text:p>66000</text:p>
          </table:table-cell>
          <table:table-cell office:value-type="float" office:value="0.160797119140625" calcext:value-type="float">
            <text:p>0.160797119140625</text:p>
          </table:table-cell>
          <table:table-cell/>
          <table:table-cell office:value-type="float" office:value="66000" calcext:value-type="float">
            <text:p>66000</text:p>
          </table:table-cell>
          <table:table-cell office:value-type="float" office:value="0.139619588851929" calcext:value-type="float">
            <text:p>0.139619588851929</text:p>
          </table:table-cell>
        </table:table-row>
        <table:table-row table:style-name="ro1">
          <table:table-cell office:value-type="float" office:value="66110" calcext:value-type="float">
            <text:p>66110</text:p>
          </table:table-cell>
          <table:table-cell office:value-type="float" office:value="132219" calcext:value-type="float">
            <text:p>132219</text:p>
          </table:table-cell>
          <table:table-cell table:number-columns-repeated="7"/>
          <table:table-cell office:value-type="float" office:value="66100" calcext:value-type="float">
            <text:p>66100</text:p>
          </table:table-cell>
          <table:table-cell office:value-type="float" office:value="0.163336992263794" calcext:value-type="float">
            <text:p>0.163336992263794</text:p>
          </table:table-cell>
          <table:table-cell/>
          <table:table-cell office:value-type="float" office:value="66100" calcext:value-type="float">
            <text:p>66100</text:p>
          </table:table-cell>
          <table:table-cell office:value-type="float" office:value="0.141860961914063" calcext:value-type="float">
            <text:p>0.141860961914063</text:p>
          </table:table-cell>
        </table:table-row>
        <table:table-row table:style-name="ro1">
          <table:table-cell office:value-type="float" office:value="66210" calcext:value-type="float">
            <text:p>66210</text:p>
          </table:table-cell>
          <table:table-cell office:value-type="float" office:value="132419" calcext:value-type="float">
            <text:p>132419</text:p>
          </table:table-cell>
          <table:table-cell table:number-columns-repeated="7"/>
          <table:table-cell office:value-type="float" office:value="66200" calcext:value-type="float">
            <text:p>66200</text:p>
          </table:table-cell>
          <table:table-cell office:value-type="float" office:value="0.159395456314087" calcext:value-type="float">
            <text:p>0.159395456314087</text:p>
          </table:table-cell>
          <table:table-cell/>
          <table:table-cell office:value-type="float" office:value="66200" calcext:value-type="float">
            <text:p>66200</text:p>
          </table:table-cell>
          <table:table-cell office:value-type="float" office:value="0.141644954681396" calcext:value-type="float">
            <text:p>0.141644954681396</text:p>
          </table:table-cell>
        </table:table-row>
        <table:table-row table:style-name="ro1">
          <table:table-cell office:value-type="float" office:value="66310" calcext:value-type="float">
            <text:p>66310</text:p>
          </table:table-cell>
          <table:table-cell office:value-type="float" office:value="132619" calcext:value-type="float">
            <text:p>132619</text:p>
          </table:table-cell>
          <table:table-cell table:number-columns-repeated="7"/>
          <table:table-cell office:value-type="float" office:value="66300" calcext:value-type="float">
            <text:p>66300</text:p>
          </table:table-cell>
          <table:table-cell office:value-type="float" office:value="0.164320945739746" calcext:value-type="float">
            <text:p>0.164320945739746</text:p>
          </table:table-cell>
          <table:table-cell/>
          <table:table-cell office:value-type="float" office:value="66300" calcext:value-type="float">
            <text:p>66300</text:p>
          </table:table-cell>
          <table:table-cell office:value-type="float" office:value="0.136714458465576" calcext:value-type="float">
            <text:p>0.136714458465576</text:p>
          </table:table-cell>
        </table:table-row>
        <table:table-row table:style-name="ro1">
          <table:table-cell office:value-type="float" office:value="66410" calcext:value-type="float">
            <text:p>66410</text:p>
          </table:table-cell>
          <table:table-cell office:value-type="float" office:value="132819" calcext:value-type="float">
            <text:p>132819</text:p>
          </table:table-cell>
          <table:table-cell table:number-columns-repeated="7"/>
          <table:table-cell office:value-type="float" office:value="66400" calcext:value-type="float">
            <text:p>66400</text:p>
          </table:table-cell>
          <table:table-cell office:value-type="float" office:value="0.175134658813477" calcext:value-type="float">
            <text:p>0.175134658813477</text:p>
          </table:table-cell>
          <table:table-cell/>
          <table:table-cell office:value-type="float" office:value="66400" calcext:value-type="float">
            <text:p>66400</text:p>
          </table:table-cell>
          <table:table-cell office:value-type="float" office:value="0.140568733215332" calcext:value-type="float">
            <text:p>0.140568733215332</text:p>
          </table:table-cell>
        </table:table-row>
        <table:table-row table:style-name="ro1">
          <table:table-cell office:value-type="float" office:value="66510" calcext:value-type="float">
            <text:p>66510</text:p>
          </table:table-cell>
          <table:table-cell office:value-type="float" office:value="133019" calcext:value-type="float">
            <text:p>133019</text:p>
          </table:table-cell>
          <table:table-cell table:number-columns-repeated="7"/>
          <table:table-cell office:value-type="float" office:value="66500" calcext:value-type="float">
            <text:p>66500</text:p>
          </table:table-cell>
          <table:table-cell office:value-type="float" office:value="0.175764322280884" calcext:value-type="float">
            <text:p>0.175764322280884</text:p>
          </table:table-cell>
          <table:table-cell/>
          <table:table-cell office:value-type="float" office:value="66500" calcext:value-type="float">
            <text:p>66500</text:p>
          </table:table-cell>
          <table:table-cell office:value-type="float" office:value="0.148430347442627" calcext:value-type="float">
            <text:p>0.148430347442627</text:p>
          </table:table-cell>
        </table:table-row>
        <table:table-row table:style-name="ro1">
          <table:table-cell office:value-type="float" office:value="66610" calcext:value-type="float">
            <text:p>66610</text:p>
          </table:table-cell>
          <table:table-cell office:value-type="float" office:value="133219" calcext:value-type="float">
            <text:p>133219</text:p>
          </table:table-cell>
          <table:table-cell table:number-columns-repeated="7"/>
          <table:table-cell office:value-type="float" office:value="66600" calcext:value-type="float">
            <text:p>66600</text:p>
          </table:table-cell>
          <table:table-cell office:value-type="float" office:value="0.179145097732544" calcext:value-type="float">
            <text:p>0.179145097732544</text:p>
          </table:table-cell>
          <table:table-cell/>
          <table:table-cell office:value-type="float" office:value="66600" calcext:value-type="float">
            <text:p>66600</text:p>
          </table:table-cell>
          <table:table-cell office:value-type="float" office:value="0.147637367248535" calcext:value-type="float">
            <text:p>0.147637367248535</text:p>
          </table:table-cell>
        </table:table-row>
        <table:table-row table:style-name="ro1">
          <table:table-cell office:value-type="float" office:value="66710" calcext:value-type="float">
            <text:p>66710</text:p>
          </table:table-cell>
          <table:table-cell office:value-type="float" office:value="133419" calcext:value-type="float">
            <text:p>133419</text:p>
          </table:table-cell>
          <table:table-cell table:number-columns-repeated="7"/>
          <table:table-cell office:value-type="float" office:value="66700" calcext:value-type="float">
            <text:p>66700</text:p>
          </table:table-cell>
          <table:table-cell office:value-type="float" office:value="0.191563367843628" calcext:value-type="float">
            <text:p>0.191563367843628</text:p>
          </table:table-cell>
          <table:table-cell/>
          <table:table-cell office:value-type="float" office:value="66700" calcext:value-type="float">
            <text:p>66700</text:p>
          </table:table-cell>
          <table:table-cell office:value-type="float" office:value="0.141772508621216" calcext:value-type="float">
            <text:p>0.141772508621216</text:p>
          </table:table-cell>
        </table:table-row>
        <table:table-row table:style-name="ro1">
          <table:table-cell office:value-type="float" office:value="66810" calcext:value-type="float">
            <text:p>66810</text:p>
          </table:table-cell>
          <table:table-cell office:value-type="float" office:value="133619" calcext:value-type="float">
            <text:p>133619</text:p>
          </table:table-cell>
          <table:table-cell table:number-columns-repeated="7"/>
          <table:table-cell office:value-type="float" office:value="66800" calcext:value-type="float">
            <text:p>66800</text:p>
          </table:table-cell>
          <table:table-cell office:value-type="float" office:value="0.170084476470947" calcext:value-type="float">
            <text:p>0.170084476470947</text:p>
          </table:table-cell>
          <table:table-cell/>
          <table:table-cell office:value-type="float" office:value="66800" calcext:value-type="float">
            <text:p>66800</text:p>
          </table:table-cell>
          <table:table-cell office:value-type="float" office:value="0.141660928726196" calcext:value-type="float">
            <text:p>0.141660928726196</text:p>
          </table:table-cell>
        </table:table-row>
        <table:table-row table:style-name="ro1">
          <table:table-cell office:value-type="float" office:value="66910" calcext:value-type="float">
            <text:p>66910</text:p>
          </table:table-cell>
          <table:table-cell office:value-type="float" office:value="133819" calcext:value-type="float">
            <text:p>133819</text:p>
          </table:table-cell>
          <table:table-cell table:number-columns-repeated="7"/>
          <table:table-cell office:value-type="float" office:value="66900" calcext:value-type="float">
            <text:p>66900</text:p>
          </table:table-cell>
          <table:table-cell office:value-type="float" office:value="0.173209428787231" calcext:value-type="float">
            <text:p>0.173209428787231</text:p>
          </table:table-cell>
          <table:table-cell/>
          <table:table-cell office:value-type="float" office:value="66900" calcext:value-type="float">
            <text:p>66900</text:p>
          </table:table-cell>
          <table:table-cell office:value-type="float" office:value="0.139808654785156" calcext:value-type="float">
            <text:p>0.139808654785156</text:p>
          </table:table-cell>
        </table:table-row>
        <table:table-row table:style-name="ro1">
          <table:table-cell office:value-type="float" office:value="67010" calcext:value-type="float">
            <text:p>67010</text:p>
          </table:table-cell>
          <table:table-cell office:value-type="float" office:value="134019" calcext:value-type="float">
            <text:p>134019</text:p>
          </table:table-cell>
          <table:table-cell table:number-columns-repeated="7"/>
          <table:table-cell office:value-type="float" office:value="67000" calcext:value-type="float">
            <text:p>67000</text:p>
          </table:table-cell>
          <table:table-cell office:value-type="float" office:value="0.175005912780762" calcext:value-type="float">
            <text:p>0.175005912780762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float" office:value="0.14252781867981" calcext:value-type="float">
            <text:p>0.14252781867981</text:p>
          </table:table-cell>
        </table:table-row>
        <table:table-row table:style-name="ro1">
          <table:table-cell office:value-type="float" office:value="67110" calcext:value-type="float">
            <text:p>67110</text:p>
          </table:table-cell>
          <table:table-cell office:value-type="float" office:value="134219" calcext:value-type="float">
            <text:p>134219</text:p>
          </table:table-cell>
          <table:table-cell table:number-columns-repeated="7"/>
          <table:table-cell office:value-type="float" office:value="67100" calcext:value-type="float">
            <text:p>67100</text:p>
          </table:table-cell>
          <table:table-cell office:value-type="float" office:value="0.168100833892822" calcext:value-type="float">
            <text:p>0.168100833892822</text:p>
          </table:table-cell>
          <table:table-cell/>
          <table:table-cell office:value-type="float" office:value="67100" calcext:value-type="float">
            <text:p>67100</text:p>
          </table:table-cell>
          <table:table-cell office:value-type="float" office:value="0.145399332046509" calcext:value-type="float">
            <text:p>0.145399332046509</text:p>
          </table:table-cell>
        </table:table-row>
        <table:table-row table:style-name="ro1">
          <table:table-cell office:value-type="float" office:value="67210" calcext:value-type="float">
            <text:p>67210</text:p>
          </table:table-cell>
          <table:table-cell office:value-type="float" office:value="134419" calcext:value-type="float">
            <text:p>134419</text:p>
          </table:table-cell>
          <table:table-cell table:number-columns-repeated="7"/>
          <table:table-cell office:value-type="float" office:value="67200" calcext:value-type="float">
            <text:p>67200</text:p>
          </table:table-cell>
          <table:table-cell office:value-type="float" office:value="0.165873765945435" calcext:value-type="float">
            <text:p>0.165873765945435</text:p>
          </table:table-cell>
          <table:table-cell/>
          <table:table-cell office:value-type="float" office:value="67200" calcext:value-type="float">
            <text:p>67200</text:p>
          </table:table-cell>
          <table:table-cell office:value-type="float" office:value="0.141368389129639" calcext:value-type="float">
            <text:p>0.141368389129639</text:p>
          </table:table-cell>
        </table:table-row>
        <table:table-row table:style-name="ro1">
          <table:table-cell office:value-type="float" office:value="67310" calcext:value-type="float">
            <text:p>67310</text:p>
          </table:table-cell>
          <table:table-cell office:value-type="float" office:value="134619" calcext:value-type="float">
            <text:p>134619</text:p>
          </table:table-cell>
          <table:table-cell table:number-columns-repeated="7"/>
          <table:table-cell office:value-type="float" office:value="67300" calcext:value-type="float">
            <text:p>67300</text:p>
          </table:table-cell>
          <table:table-cell office:value-type="float" office:value="0.181290864944458" calcext:value-type="float">
            <text:p>0.181290864944458</text:p>
          </table:table-cell>
          <table:table-cell/>
          <table:table-cell office:value-type="float" office:value="67300" calcext:value-type="float">
            <text:p>67300</text:p>
          </table:table-cell>
          <table:table-cell office:value-type="float" office:value="0.143824338912964" calcext:value-type="float">
            <text:p>0.143824338912964</text:p>
          </table:table-cell>
        </table:table-row>
        <table:table-row table:style-name="ro1">
          <table:table-cell office:value-type="float" office:value="67410" calcext:value-type="float">
            <text:p>67410</text:p>
          </table:table-cell>
          <table:table-cell office:value-type="float" office:value="134819" calcext:value-type="float">
            <text:p>134819</text:p>
          </table:table-cell>
          <table:table-cell table:number-columns-repeated="7"/>
          <table:table-cell office:value-type="float" office:value="67400" calcext:value-type="float">
            <text:p>67400</text:p>
          </table:table-cell>
          <table:table-cell office:value-type="float" office:value="0.165914297103882" calcext:value-type="float">
            <text:p>0.165914297103882</text:p>
          </table:table-cell>
          <table:table-cell/>
          <table:table-cell office:value-type="float" office:value="67400" calcext:value-type="float">
            <text:p>67400</text:p>
          </table:table-cell>
          <table:table-cell office:value-type="float" office:value="0.14372181892395" calcext:value-type="float">
            <text:p>0.14372181892395</text:p>
          </table:table-cell>
        </table:table-row>
        <table:table-row table:style-name="ro1">
          <table:table-cell office:value-type="float" office:value="67510" calcext:value-type="float">
            <text:p>67510</text:p>
          </table:table-cell>
          <table:table-cell office:value-type="float" office:value="135019" calcext:value-type="float">
            <text:p>135019</text:p>
          </table:table-cell>
          <table:table-cell table:number-columns-repeated="7"/>
          <table:table-cell office:value-type="float" office:value="67500" calcext:value-type="float">
            <text:p>67500</text:p>
          </table:table-cell>
          <table:table-cell office:value-type="float" office:value="0.171262264251709" calcext:value-type="float">
            <text:p>0.171262264251709</text:p>
          </table:table-cell>
          <table:table-cell/>
          <table:table-cell office:value-type="float" office:value="67500" calcext:value-type="float">
            <text:p>67500</text:p>
          </table:table-cell>
          <table:table-cell office:value-type="float" office:value="0.146436929702759" calcext:value-type="float">
            <text:p>0.146436929702759</text:p>
          </table:table-cell>
        </table:table-row>
        <table:table-row table:style-name="ro1">
          <table:table-cell office:value-type="float" office:value="67610" calcext:value-type="float">
            <text:p>67610</text:p>
          </table:table-cell>
          <table:table-cell office:value-type="float" office:value="135219" calcext:value-type="float">
            <text:p>135219</text:p>
          </table:table-cell>
          <table:table-cell table:number-columns-repeated="7"/>
          <table:table-cell office:value-type="float" office:value="67600" calcext:value-type="float">
            <text:p>67600</text:p>
          </table:table-cell>
          <table:table-cell office:value-type="float" office:value="0.171905994415283" calcext:value-type="float">
            <text:p>0.171905994415283</text:p>
          </table:table-cell>
          <table:table-cell/>
          <table:table-cell office:value-type="float" office:value="67600" calcext:value-type="float">
            <text:p>67600</text:p>
          </table:table-cell>
          <table:table-cell office:value-type="float" office:value="0.142795324325562" calcext:value-type="float">
            <text:p>0.142795324325562</text:p>
          </table:table-cell>
        </table:table-row>
        <table:table-row table:style-name="ro1">
          <table:table-cell office:value-type="float" office:value="67710" calcext:value-type="float">
            <text:p>67710</text:p>
          </table:table-cell>
          <table:table-cell office:value-type="float" office:value="135419" calcext:value-type="float">
            <text:p>135419</text:p>
          </table:table-cell>
          <table:table-cell table:number-columns-repeated="7"/>
          <table:table-cell office:value-type="float" office:value="67700" calcext:value-type="float">
            <text:p>67700</text:p>
          </table:table-cell>
          <table:table-cell office:value-type="float" office:value="0.169559001922607" calcext:value-type="float">
            <text:p>0.169559001922607</text:p>
          </table:table-cell>
          <table:table-cell/>
          <table:table-cell office:value-type="float" office:value="67700" calcext:value-type="float">
            <text:p>67700</text:p>
          </table:table-cell>
          <table:table-cell office:value-type="float" office:value="0.142110824584961" calcext:value-type="float">
            <text:p>0.142110824584961</text:p>
          </table:table-cell>
        </table:table-row>
        <table:table-row table:style-name="ro1">
          <table:table-cell office:value-type="float" office:value="67810" calcext:value-type="float">
            <text:p>67810</text:p>
          </table:table-cell>
          <table:table-cell office:value-type="float" office:value="135619" calcext:value-type="float">
            <text:p>135619</text:p>
          </table:table-cell>
          <table:table-cell table:number-columns-repeated="7"/>
          <table:table-cell office:value-type="float" office:value="67800" calcext:value-type="float">
            <text:p>67800</text:p>
          </table:table-cell>
          <table:table-cell office:value-type="float" office:value="0.175004005432129" calcext:value-type="float">
            <text:p>0.175004005432129</text:p>
          </table:table-cell>
          <table:table-cell/>
          <table:table-cell office:value-type="float" office:value="67800" calcext:value-type="float">
            <text:p>67800</text:p>
          </table:table-cell>
          <table:table-cell office:value-type="float" office:value="0.148811101913452" calcext:value-type="float">
            <text:p>0.148811101913452</text:p>
          </table:table-cell>
        </table:table-row>
        <table:table-row table:style-name="ro1">
          <table:table-cell office:value-type="float" office:value="67910" calcext:value-type="float">
            <text:p>67910</text:p>
          </table:table-cell>
          <table:table-cell office:value-type="float" office:value="135819" calcext:value-type="float">
            <text:p>135819</text:p>
          </table:table-cell>
          <table:table-cell table:number-columns-repeated="7"/>
          <table:table-cell office:value-type="float" office:value="67900" calcext:value-type="float">
            <text:p>67900</text:p>
          </table:table-cell>
          <table:table-cell office:value-type="float" office:value="0.16970157623291" calcext:value-type="float">
            <text:p>0.16970157623291</text:p>
          </table:table-cell>
          <table:table-cell/>
          <table:table-cell office:value-type="float" office:value="67900" calcext:value-type="float">
            <text:p>67900</text:p>
          </table:table-cell>
          <table:table-cell office:value-type="float" office:value="0.148789882659912" calcext:value-type="float">
            <text:p>0.148789882659912</text:p>
          </table:table-cell>
        </table:table-row>
        <table:table-row table:style-name="ro1">
          <table:table-cell office:value-type="float" office:value="68010" calcext:value-type="float">
            <text:p>68010</text:p>
          </table:table-cell>
          <table:table-cell office:value-type="float" office:value="136019" calcext:value-type="float">
            <text:p>136019</text:p>
          </table:table-cell>
          <table:table-cell table:number-columns-repeated="7"/>
          <table:table-cell office:value-type="float" office:value="68000" calcext:value-type="float">
            <text:p>68000</text:p>
          </table:table-cell>
          <table:table-cell office:value-type="float" office:value="0.172170162200928" calcext:value-type="float">
            <text:p>0.172170162200928</text:p>
          </table:table-cell>
          <table:table-cell/>
          <table:table-cell office:value-type="float" office:value="68000" calcext:value-type="float">
            <text:p>68000</text:p>
          </table:table-cell>
          <table:table-cell office:value-type="float" office:value="0.144942045211792" calcext:value-type="float">
            <text:p>0.144942045211792</text:p>
          </table:table-cell>
        </table:table-row>
        <table:table-row table:style-name="ro1">
          <table:table-cell office:value-type="float" office:value="68110" calcext:value-type="float">
            <text:p>68110</text:p>
          </table:table-cell>
          <table:table-cell office:value-type="float" office:value="136219" calcext:value-type="float">
            <text:p>136219</text:p>
          </table:table-cell>
          <table:table-cell table:number-columns-repeated="7"/>
          <table:table-cell office:value-type="float" office:value="68100" calcext:value-type="float">
            <text:p>68100</text:p>
          </table:table-cell>
          <table:table-cell office:value-type="float" office:value="0.168943881988525" calcext:value-type="float">
            <text:p>0.168943881988525</text:p>
          </table:table-cell>
          <table:table-cell/>
          <table:table-cell office:value-type="float" office:value="68100" calcext:value-type="float">
            <text:p>68100</text:p>
          </table:table-cell>
          <table:table-cell office:value-type="float" office:value="0.14532732963562" calcext:value-type="float">
            <text:p>0.14532732963562</text:p>
          </table:table-cell>
        </table:table-row>
        <table:table-row table:style-name="ro1">
          <table:table-cell office:value-type="float" office:value="68210" calcext:value-type="float">
            <text:p>68210</text:p>
          </table:table-cell>
          <table:table-cell office:value-type="float" office:value="136419" calcext:value-type="float">
            <text:p>136419</text:p>
          </table:table-cell>
          <table:table-cell table:number-columns-repeated="7"/>
          <table:table-cell office:value-type="float" office:value="68200" calcext:value-type="float">
            <text:p>68200</text:p>
          </table:table-cell>
          <table:table-cell office:value-type="float" office:value="0.171695709228516" calcext:value-type="float">
            <text:p>0.171695709228516</text:p>
          </table:table-cell>
          <table:table-cell/>
          <table:table-cell office:value-type="float" office:value="68200" calcext:value-type="float">
            <text:p>68200</text:p>
          </table:table-cell>
          <table:table-cell office:value-type="float" office:value="0.143270254135132" calcext:value-type="float">
            <text:p>0.143270254135132</text:p>
          </table:table-cell>
        </table:table-row>
        <table:table-row table:style-name="ro1">
          <table:table-cell office:value-type="float" office:value="68310" calcext:value-type="float">
            <text:p>68310</text:p>
          </table:table-cell>
          <table:table-cell office:value-type="float" office:value="136619" calcext:value-type="float">
            <text:p>136619</text:p>
          </table:table-cell>
          <table:table-cell table:number-columns-repeated="7"/>
          <table:table-cell office:value-type="float" office:value="68300" calcext:value-type="float">
            <text:p>68300</text:p>
          </table:table-cell>
          <table:table-cell office:value-type="float" office:value="0.16977596282959" calcext:value-type="float">
            <text:p>0.16977596282959</text:p>
          </table:table-cell>
          <table:table-cell/>
          <table:table-cell office:value-type="float" office:value="68300" calcext:value-type="float">
            <text:p>68300</text:p>
          </table:table-cell>
          <table:table-cell office:value-type="float" office:value="0.147604465484619" calcext:value-type="float">
            <text:p>0.147604465484619</text:p>
          </table:table-cell>
        </table:table-row>
        <table:table-row table:style-name="ro1">
          <table:table-cell office:value-type="float" office:value="68410" calcext:value-type="float">
            <text:p>68410</text:p>
          </table:table-cell>
          <table:table-cell office:value-type="float" office:value="136819" calcext:value-type="float">
            <text:p>136819</text:p>
          </table:table-cell>
          <table:table-cell table:number-columns-repeated="7"/>
          <table:table-cell office:value-type="float" office:value="68400" calcext:value-type="float">
            <text:p>68400</text:p>
          </table:table-cell>
          <table:table-cell office:value-type="float" office:value="0.1729736328125" calcext:value-type="float">
            <text:p>0.1729736328125</text:p>
          </table:table-cell>
          <table:table-cell/>
          <table:table-cell office:value-type="float" office:value="68400" calcext:value-type="float">
            <text:p>68400</text:p>
          </table:table-cell>
          <table:table-cell office:value-type="float" office:value="0.145042419433594" calcext:value-type="float">
            <text:p>0.145042419433594</text:p>
          </table:table-cell>
        </table:table-row>
        <table:table-row table:style-name="ro1">
          <table:table-cell office:value-type="float" office:value="68510" calcext:value-type="float">
            <text:p>68510</text:p>
          </table:table-cell>
          <table:table-cell office:value-type="float" office:value="137019" calcext:value-type="float">
            <text:p>137019</text:p>
          </table:table-cell>
          <table:table-cell table:number-columns-repeated="7"/>
          <table:table-cell office:value-type="float" office:value="68500" calcext:value-type="float">
            <text:p>68500</text:p>
          </table:table-cell>
          <table:table-cell office:value-type="float" office:value="0.202764749526978" calcext:value-type="float">
            <text:p>0.202764749526978</text:p>
          </table:table-cell>
          <table:table-cell/>
          <table:table-cell office:value-type="float" office:value="68500" calcext:value-type="float">
            <text:p>68500</text:p>
          </table:table-cell>
          <table:table-cell office:value-type="float" office:value="0.149707078933716" calcext:value-type="float">
            <text:p>0.149707078933716</text:p>
          </table:table-cell>
        </table:table-row>
        <table:table-row table:style-name="ro1">
          <table:table-cell office:value-type="float" office:value="68610" calcext:value-type="float">
            <text:p>68610</text:p>
          </table:table-cell>
          <table:table-cell office:value-type="float" office:value="137219" calcext:value-type="float">
            <text:p>137219</text:p>
          </table:table-cell>
          <table:table-cell table:number-columns-repeated="7"/>
          <table:table-cell office:value-type="float" office:value="68600" calcext:value-type="float">
            <text:p>68600</text:p>
          </table:table-cell>
          <table:table-cell office:value-type="float" office:value="0.181157350540161" calcext:value-type="float">
            <text:p>0.181157350540161</text:p>
          </table:table-cell>
          <table:table-cell/>
          <table:table-cell office:value-type="float" office:value="68600" calcext:value-type="float">
            <text:p>68600</text:p>
          </table:table-cell>
          <table:table-cell office:value-type="float" office:value="0.148733139038086" calcext:value-type="float">
            <text:p>0.148733139038086</text:p>
          </table:table-cell>
        </table:table-row>
        <table:table-row table:style-name="ro1">
          <table:table-cell office:value-type="float" office:value="68710" calcext:value-type="float">
            <text:p>68710</text:p>
          </table:table-cell>
          <table:table-cell office:value-type="float" office:value="137419" calcext:value-type="float">
            <text:p>137419</text:p>
          </table:table-cell>
          <table:table-cell table:number-columns-repeated="7"/>
          <table:table-cell office:value-type="float" office:value="68700" calcext:value-type="float">
            <text:p>68700</text:p>
          </table:table-cell>
          <table:table-cell office:value-type="float" office:value="0.171854019165039" calcext:value-type="float">
            <text:p>0.171854019165039</text:p>
          </table:table-cell>
          <table:table-cell/>
          <table:table-cell office:value-type="float" office:value="68700" calcext:value-type="float">
            <text:p>68700</text:p>
          </table:table-cell>
          <table:table-cell office:value-type="float" office:value="0.173554658889771" calcext:value-type="float">
            <text:p>0.173554658889771</text:p>
          </table:table-cell>
        </table:table-row>
        <table:table-row table:style-name="ro1">
          <table:table-cell office:value-type="float" office:value="68810" calcext:value-type="float">
            <text:p>68810</text:p>
          </table:table-cell>
          <table:table-cell office:value-type="float" office:value="137619" calcext:value-type="float">
            <text:p>137619</text:p>
          </table:table-cell>
          <table:table-cell table:number-columns-repeated="7"/>
          <table:table-cell office:value-type="float" office:value="68800" calcext:value-type="float">
            <text:p>68800</text:p>
          </table:table-cell>
          <table:table-cell office:value-type="float" office:value="0.182516098022461" calcext:value-type="float">
            <text:p>0.182516098022461</text:p>
          </table:table-cell>
          <table:table-cell/>
          <table:table-cell office:value-type="float" office:value="68800" calcext:value-type="float">
            <text:p>68800</text:p>
          </table:table-cell>
          <table:table-cell office:value-type="float" office:value="0.156865358352661" calcext:value-type="float">
            <text:p>0.156865358352661</text:p>
          </table:table-cell>
        </table:table-row>
        <table:table-row table:style-name="ro1">
          <table:table-cell office:value-type="float" office:value="68910" calcext:value-type="float">
            <text:p>68910</text:p>
          </table:table-cell>
          <table:table-cell office:value-type="float" office:value="137819" calcext:value-type="float">
            <text:p>137819</text:p>
          </table:table-cell>
          <table:table-cell table:number-columns-repeated="7"/>
          <table:table-cell office:value-type="float" office:value="68900" calcext:value-type="float">
            <text:p>68900</text:p>
          </table:table-cell>
          <table:table-cell office:value-type="float" office:value="0.201239585876465" calcext:value-type="float">
            <text:p>0.201239585876465</text:p>
          </table:table-cell>
          <table:table-cell/>
          <table:table-cell office:value-type="float" office:value="68900" calcext:value-type="float">
            <text:p>68900</text:p>
          </table:table-cell>
          <table:table-cell office:value-type="float" office:value="0.146695613861084" calcext:value-type="float">
            <text:p>0.146695613861084</text:p>
          </table:table-cell>
        </table:table-row>
        <table:table-row table:style-name="ro1">
          <table:table-cell office:value-type="float" office:value="69010" calcext:value-type="float">
            <text:p>69010</text:p>
          </table:table-cell>
          <table:table-cell office:value-type="float" office:value="138019" calcext:value-type="float">
            <text:p>138019</text:p>
          </table:table-cell>
          <table:table-cell table:number-columns-repeated="7"/>
          <table:table-cell office:value-type="float" office:value="69000" calcext:value-type="float">
            <text:p>69000</text:p>
          </table:table-cell>
          <table:table-cell office:value-type="float" office:value="0.173962593078613" calcext:value-type="float">
            <text:p>0.173962593078613</text:p>
          </table:table-cell>
          <table:table-cell/>
          <table:table-cell office:value-type="float" office:value="69000" calcext:value-type="float">
            <text:p>69000</text:p>
          </table:table-cell>
          <table:table-cell office:value-type="float" office:value="0.151861429214478" calcext:value-type="float">
            <text:p>0.151861429214478</text:p>
          </table:table-cell>
        </table:table-row>
        <table:table-row table:style-name="ro1">
          <table:table-cell office:value-type="float" office:value="69110" calcext:value-type="float">
            <text:p>69110</text:p>
          </table:table-cell>
          <table:table-cell office:value-type="float" office:value="138219" calcext:value-type="float">
            <text:p>138219</text:p>
          </table:table-cell>
          <table:table-cell table:number-columns-repeated="7"/>
          <table:table-cell office:value-type="float" office:value="69100" calcext:value-type="float">
            <text:p>69100</text:p>
          </table:table-cell>
          <table:table-cell office:value-type="float" office:value="0.172140121459961" calcext:value-type="float">
            <text:p>0.172140121459961</text:p>
          </table:table-cell>
          <table:table-cell/>
          <table:table-cell office:value-type="float" office:value="69100" calcext:value-type="float">
            <text:p>69100</text:p>
          </table:table-cell>
          <table:table-cell office:value-type="float" office:value="0.179072141647339" calcext:value-type="float">
            <text:p>0.179072141647339</text:p>
          </table:table-cell>
        </table:table-row>
        <table:table-row table:style-name="ro1">
          <table:table-cell office:value-type="float" office:value="69210" calcext:value-type="float">
            <text:p>69210</text:p>
          </table:table-cell>
          <table:table-cell office:value-type="float" office:value="138419" calcext:value-type="float">
            <text:p>138419</text:p>
          </table:table-cell>
          <table:table-cell table:number-columns-repeated="7"/>
          <table:table-cell office:value-type="float" office:value="69200" calcext:value-type="float">
            <text:p>69200</text:p>
          </table:table-cell>
          <table:table-cell office:value-type="float" office:value="0.174705028533936" calcext:value-type="float">
            <text:p>0.174705028533936</text:p>
          </table:table-cell>
          <table:table-cell/>
          <table:table-cell office:value-type="float" office:value="69200" calcext:value-type="float">
            <text:p>69200</text:p>
          </table:table-cell>
          <table:table-cell office:value-type="float" office:value="0.145693063735962" calcext:value-type="float">
            <text:p>0.145693063735962</text:p>
          </table:table-cell>
        </table:table-row>
        <table:table-row table:style-name="ro1">
          <table:table-cell office:value-type="float" office:value="69310" calcext:value-type="float">
            <text:p>69310</text:p>
          </table:table-cell>
          <table:table-cell office:value-type="float" office:value="138619" calcext:value-type="float">
            <text:p>138619</text:p>
          </table:table-cell>
          <table:table-cell table:number-columns-repeated="7"/>
          <table:table-cell office:value-type="float" office:value="69300" calcext:value-type="float">
            <text:p>69300</text:p>
          </table:table-cell>
          <table:table-cell office:value-type="float" office:value="0.182942628860474" calcext:value-type="float">
            <text:p>0.182942628860474</text:p>
          </table:table-cell>
          <table:table-cell/>
          <table:table-cell office:value-type="float" office:value="69300" calcext:value-type="float">
            <text:p>69300</text:p>
          </table:table-cell>
          <table:table-cell office:value-type="float" office:value="0.145364284515381" calcext:value-type="float">
            <text:p>0.145364284515381</text:p>
          </table:table-cell>
        </table:table-row>
        <table:table-row table:style-name="ro1">
          <table:table-cell office:value-type="float" office:value="69410" calcext:value-type="float">
            <text:p>69410</text:p>
          </table:table-cell>
          <table:table-cell office:value-type="float" office:value="138819" calcext:value-type="float">
            <text:p>138819</text:p>
          </table:table-cell>
          <table:table-cell table:number-columns-repeated="7"/>
          <table:table-cell office:value-type="float" office:value="69400" calcext:value-type="float">
            <text:p>69400</text:p>
          </table:table-cell>
          <table:table-cell office:value-type="float" office:value="0.183284759521484" calcext:value-type="float">
            <text:p>0.183284759521484</text:p>
          </table:table-cell>
          <table:table-cell/>
          <table:table-cell office:value-type="float" office:value="69400" calcext:value-type="float">
            <text:p>69400</text:p>
          </table:table-cell>
          <table:table-cell office:value-type="float" office:value="0.163615465164185" calcext:value-type="float">
            <text:p>0.163615465164185</text:p>
          </table:table-cell>
        </table:table-row>
        <table:table-row table:style-name="ro1">
          <table:table-cell office:value-type="float" office:value="69510" calcext:value-type="float">
            <text:p>69510</text:p>
          </table:table-cell>
          <table:table-cell office:value-type="float" office:value="139019" calcext:value-type="float">
            <text:p>139019</text:p>
          </table:table-cell>
          <table:table-cell table:number-columns-repeated="7"/>
          <table:table-cell office:value-type="float" office:value="69500" calcext:value-type="float">
            <text:p>69500</text:p>
          </table:table-cell>
          <table:table-cell office:value-type="float" office:value="0.175096988677979" calcext:value-type="float">
            <text:p>0.175096988677979</text:p>
          </table:table-cell>
          <table:table-cell/>
          <table:table-cell office:value-type="float" office:value="69500" calcext:value-type="float">
            <text:p>69500</text:p>
          </table:table-cell>
          <table:table-cell office:value-type="float" office:value="0.148305892944336" calcext:value-type="float">
            <text:p>0.148305892944336</text:p>
          </table:table-cell>
        </table:table-row>
        <table:table-row table:style-name="ro1">
          <table:table-cell office:value-type="float" office:value="69610" calcext:value-type="float">
            <text:p>69610</text:p>
          </table:table-cell>
          <table:table-cell office:value-type="float" office:value="139219" calcext:value-type="float">
            <text:p>139219</text:p>
          </table:table-cell>
          <table:table-cell table:number-columns-repeated="7"/>
          <table:table-cell office:value-type="float" office:value="69600" calcext:value-type="float">
            <text:p>69600</text:p>
          </table:table-cell>
          <table:table-cell office:value-type="float" office:value="0.17717719078064" calcext:value-type="float">
            <text:p>0.17717719078064</text:p>
          </table:table-cell>
          <table:table-cell/>
          <table:table-cell office:value-type="float" office:value="69600" calcext:value-type="float">
            <text:p>69600</text:p>
          </table:table-cell>
          <table:table-cell office:value-type="float" office:value="0.147878646850586" calcext:value-type="float">
            <text:p>0.147878646850586</text:p>
          </table:table-cell>
        </table:table-row>
        <table:table-row table:style-name="ro1">
          <table:table-cell office:value-type="float" office:value="69710" calcext:value-type="float">
            <text:p>69710</text:p>
          </table:table-cell>
          <table:table-cell office:value-type="float" office:value="139419" calcext:value-type="float">
            <text:p>139419</text:p>
          </table:table-cell>
          <table:table-cell table:number-columns-repeated="7"/>
          <table:table-cell office:value-type="float" office:value="69700" calcext:value-type="float">
            <text:p>69700</text:p>
          </table:table-cell>
          <table:table-cell office:value-type="float" office:value="0.179023742675781" calcext:value-type="float">
            <text:p>0.179023742675781</text:p>
          </table:table-cell>
          <table:table-cell/>
          <table:table-cell office:value-type="float" office:value="69700" calcext:value-type="float">
            <text:p>69700</text:p>
          </table:table-cell>
          <table:table-cell office:value-type="float" office:value="0.158172369003296" calcext:value-type="float">
            <text:p>0.158172369003296</text:p>
          </table:table-cell>
        </table:table-row>
        <table:table-row table:style-name="ro1">
          <table:table-cell office:value-type="float" office:value="69810" calcext:value-type="float">
            <text:p>69810</text:p>
          </table:table-cell>
          <table:table-cell office:value-type="float" office:value="139619" calcext:value-type="float">
            <text:p>139619</text:p>
          </table:table-cell>
          <table:table-cell table:number-columns-repeated="7"/>
          <table:table-cell office:value-type="float" office:value="69800" calcext:value-type="float">
            <text:p>69800</text:p>
          </table:table-cell>
          <table:table-cell office:value-type="float" office:value="0.179560899734497" calcext:value-type="float">
            <text:p>0.179560899734497</text:p>
          </table:table-cell>
          <table:table-cell/>
          <table:table-cell office:value-type="float" office:value="69800" calcext:value-type="float">
            <text:p>69800</text:p>
          </table:table-cell>
          <table:table-cell office:value-type="float" office:value="0.16031813621521" calcext:value-type="float">
            <text:p>0.16031813621521</text:p>
          </table:table-cell>
        </table:table-row>
        <table:table-row table:style-name="ro1">
          <table:table-cell office:value-type="float" office:value="69910" calcext:value-type="float">
            <text:p>69910</text:p>
          </table:table-cell>
          <table:table-cell office:value-type="float" office:value="139819" calcext:value-type="float">
            <text:p>139819</text:p>
          </table:table-cell>
          <table:table-cell table:number-columns-repeated="7"/>
          <table:table-cell office:value-type="float" office:value="69900" calcext:value-type="float">
            <text:p>69900</text:p>
          </table:table-cell>
          <table:table-cell office:value-type="float" office:value="0.184926748275757" calcext:value-type="float">
            <text:p>0.184926748275757</text:p>
          </table:table-cell>
          <table:table-cell/>
          <table:table-cell office:value-type="float" office:value="69900" calcext:value-type="float">
            <text:p>69900</text:p>
          </table:table-cell>
          <table:table-cell office:value-type="float" office:value="0.14706826210022" calcext:value-type="float">
            <text:p>0.14706826210022</text:p>
          </table:table-cell>
        </table:table-row>
        <table:table-row table:style-name="ro1">
          <table:table-cell office:value-type="float" office:value="70010" calcext:value-type="float">
            <text:p>70010</text:p>
          </table:table-cell>
          <table:table-cell office:value-type="float" office:value="140019" calcext:value-type="float">
            <text:p>140019</text:p>
          </table:table-cell>
          <table:table-cell table:number-columns-repeated="7"/>
          <table:table-cell office:value-type="float" office:value="70000" calcext:value-type="float">
            <text:p>70000</text:p>
          </table:table-cell>
          <table:table-cell office:value-type="float" office:value="0.192348718643188" calcext:value-type="float">
            <text:p>0.192348718643188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0.15107798576355" calcext:value-type="float">
            <text:p>0.15107798576355</text:p>
          </table:table-cell>
        </table:table-row>
        <table:table-row table:style-name="ro1">
          <table:table-cell office:value-type="float" office:value="70110" calcext:value-type="float">
            <text:p>70110</text:p>
          </table:table-cell>
          <table:table-cell office:value-type="float" office:value="140219" calcext:value-type="float">
            <text:p>140219</text:p>
          </table:table-cell>
          <table:table-cell table:number-columns-repeated="7"/>
          <table:table-cell office:value-type="float" office:value="70100" calcext:value-type="float">
            <text:p>70100</text:p>
          </table:table-cell>
          <table:table-cell office:value-type="float" office:value="0.178317785263062" calcext:value-type="float">
            <text:p>0.178317785263062</text:p>
          </table:table-cell>
          <table:table-cell/>
          <table:table-cell office:value-type="float" office:value="70100" calcext:value-type="float">
            <text:p>70100</text:p>
          </table:table-cell>
          <table:table-cell office:value-type="float" office:value="0.149831771850586" calcext:value-type="float">
            <text:p>0.149831771850586</text:p>
          </table:table-cell>
        </table:table-row>
        <table:table-row table:style-name="ro1">
          <table:table-cell office:value-type="float" office:value="70210" calcext:value-type="float">
            <text:p>70210</text:p>
          </table:table-cell>
          <table:table-cell office:value-type="float" office:value="140419" calcext:value-type="float">
            <text:p>140419</text:p>
          </table:table-cell>
          <table:table-cell table:number-columns-repeated="7"/>
          <table:table-cell office:value-type="float" office:value="70200" calcext:value-type="float">
            <text:p>70200</text:p>
          </table:table-cell>
          <table:table-cell office:value-type="float" office:value="0.180803775787354" calcext:value-type="float">
            <text:p>0.180803775787354</text:p>
          </table:table-cell>
          <table:table-cell/>
          <table:table-cell office:value-type="float" office:value="70200" calcext:value-type="float">
            <text:p>70200</text:p>
          </table:table-cell>
          <table:table-cell office:value-type="float" office:value="0.158515214920044" calcext:value-type="float">
            <text:p>0.158515214920044</text:p>
          </table:table-cell>
        </table:table-row>
        <table:table-row table:style-name="ro1">
          <table:table-cell office:value-type="float" office:value="70310" calcext:value-type="float">
            <text:p>70310</text:p>
          </table:table-cell>
          <table:table-cell office:value-type="float" office:value="140619" calcext:value-type="float">
            <text:p>140619</text:p>
          </table:table-cell>
          <table:table-cell table:number-columns-repeated="7"/>
          <table:table-cell office:value-type="float" office:value="70300" calcext:value-type="float">
            <text:p>70300</text:p>
          </table:table-cell>
          <table:table-cell office:value-type="float" office:value="0.180829048156738" calcext:value-type="float">
            <text:p>0.180829048156738</text:p>
          </table:table-cell>
          <table:table-cell/>
          <table:table-cell office:value-type="float" office:value="70300" calcext:value-type="float">
            <text:p>70300</text:p>
          </table:table-cell>
          <table:table-cell office:value-type="float" office:value="0.15247917175293" calcext:value-type="float">
            <text:p>0.15247917175293</text:p>
          </table:table-cell>
        </table:table-row>
        <table:table-row table:style-name="ro1">
          <table:table-cell office:value-type="float" office:value="70410" calcext:value-type="float">
            <text:p>70410</text:p>
          </table:table-cell>
          <table:table-cell office:value-type="float" office:value="140819" calcext:value-type="float">
            <text:p>140819</text:p>
          </table:table-cell>
          <table:table-cell table:number-columns-repeated="7"/>
          <table:table-cell office:value-type="float" office:value="70400" calcext:value-type="float">
            <text:p>70400</text:p>
          </table:table-cell>
          <table:table-cell office:value-type="float" office:value="0.182068824768066" calcext:value-type="float">
            <text:p>0.182068824768066</text:p>
          </table:table-cell>
          <table:table-cell/>
          <table:table-cell office:value-type="float" office:value="70400" calcext:value-type="float">
            <text:p>70400</text:p>
          </table:table-cell>
          <table:table-cell office:value-type="float" office:value="0.147324323654175" calcext:value-type="float">
            <text:p>0.147324323654175</text:p>
          </table:table-cell>
        </table:table-row>
        <table:table-row table:style-name="ro1">
          <table:table-cell office:value-type="float" office:value="70510" calcext:value-type="float">
            <text:p>70510</text:p>
          </table:table-cell>
          <table:table-cell office:value-type="float" office:value="141019" calcext:value-type="float">
            <text:p>141019</text:p>
          </table:table-cell>
          <table:table-cell table:number-columns-repeated="7"/>
          <table:table-cell office:value-type="float" office:value="70500" calcext:value-type="float">
            <text:p>70500</text:p>
          </table:table-cell>
          <table:table-cell office:value-type="float" office:value="0.182783126831055" calcext:value-type="float">
            <text:p>0.182783126831055</text:p>
          </table:table-cell>
          <table:table-cell/>
          <table:table-cell office:value-type="float" office:value="70500" calcext:value-type="float">
            <text:p>70500</text:p>
          </table:table-cell>
          <table:table-cell office:value-type="float" office:value="0.16477632522583" calcext:value-type="float">
            <text:p>0.16477632522583</text:p>
          </table:table-cell>
        </table:table-row>
        <table:table-row table:style-name="ro1">
          <table:table-cell office:value-type="float" office:value="70610" calcext:value-type="float">
            <text:p>70610</text:p>
          </table:table-cell>
          <table:table-cell office:value-type="float" office:value="141219" calcext:value-type="float">
            <text:p>141219</text:p>
          </table:table-cell>
          <table:table-cell table:number-columns-repeated="7"/>
          <table:table-cell office:value-type="float" office:value="70600" calcext:value-type="float">
            <text:p>70600</text:p>
          </table:table-cell>
          <table:table-cell office:value-type="float" office:value="0.210803985595703" calcext:value-type="float">
            <text:p>0.210803985595703</text:p>
          </table:table-cell>
          <table:table-cell/>
          <table:table-cell office:value-type="float" office:value="70600" calcext:value-type="float">
            <text:p>70600</text:p>
          </table:table-cell>
          <table:table-cell office:value-type="float" office:value="0.162721872329712" calcext:value-type="float">
            <text:p>0.162721872329712</text:p>
          </table:table-cell>
        </table:table-row>
        <table:table-row table:style-name="ro1">
          <table:table-cell office:value-type="float" office:value="70710" calcext:value-type="float">
            <text:p>70710</text:p>
          </table:table-cell>
          <table:table-cell office:value-type="float" office:value="141419" calcext:value-type="float">
            <text:p>141419</text:p>
          </table:table-cell>
          <table:table-cell table:number-columns-repeated="7"/>
          <table:table-cell office:value-type="float" office:value="70700" calcext:value-type="float">
            <text:p>70700</text:p>
          </table:table-cell>
          <table:table-cell office:value-type="float" office:value="0.199642419815063" calcext:value-type="float">
            <text:p>0.199642419815063</text:p>
          </table:table-cell>
          <table:table-cell/>
          <table:table-cell office:value-type="float" office:value="70700" calcext:value-type="float">
            <text:p>70700</text:p>
          </table:table-cell>
          <table:table-cell office:value-type="float" office:value="0.158364295959473" calcext:value-type="float">
            <text:p>0.158364295959473</text:p>
          </table:table-cell>
        </table:table-row>
        <table:table-row table:style-name="ro1">
          <table:table-cell office:value-type="float" office:value="70810" calcext:value-type="float">
            <text:p>70810</text:p>
          </table:table-cell>
          <table:table-cell office:value-type="float" office:value="141619" calcext:value-type="float">
            <text:p>141619</text:p>
          </table:table-cell>
          <table:table-cell table:number-columns-repeated="7"/>
          <table:table-cell office:value-type="float" office:value="70800" calcext:value-type="float">
            <text:p>70800</text:p>
          </table:table-cell>
          <table:table-cell office:value-type="float" office:value="0.199175834655762" calcext:value-type="float">
            <text:p>0.199175834655762</text:p>
          </table:table-cell>
          <table:table-cell/>
          <table:table-cell office:value-type="float" office:value="70800" calcext:value-type="float">
            <text:p>70800</text:p>
          </table:table-cell>
          <table:table-cell office:value-type="float" office:value="0.184190034866333" calcext:value-type="float">
            <text:p>0.184190034866333</text:p>
          </table:table-cell>
        </table:table-row>
        <table:table-row table:style-name="ro1">
          <table:table-cell office:value-type="float" office:value="70910" calcext:value-type="float">
            <text:p>70910</text:p>
          </table:table-cell>
          <table:table-cell office:value-type="float" office:value="141819" calcext:value-type="float">
            <text:p>141819</text:p>
          </table:table-cell>
          <table:table-cell table:number-columns-repeated="7"/>
          <table:table-cell office:value-type="float" office:value="70900" calcext:value-type="float">
            <text:p>70900</text:p>
          </table:table-cell>
          <table:table-cell office:value-type="float" office:value="0.199836492538452" calcext:value-type="float">
            <text:p>0.199836492538452</text:p>
          </table:table-cell>
          <table:table-cell/>
          <table:table-cell office:value-type="float" office:value="70900" calcext:value-type="float">
            <text:p>70900</text:p>
          </table:table-cell>
          <table:table-cell office:value-type="float" office:value="0.1502525806427" calcext:value-type="float">
            <text:p>0.1502525806427</text:p>
          </table:table-cell>
        </table:table-row>
        <table:table-row table:style-name="ro1">
          <table:table-cell office:value-type="float" office:value="71010" calcext:value-type="float">
            <text:p>71010</text:p>
          </table:table-cell>
          <table:table-cell office:value-type="float" office:value="142019" calcext:value-type="float">
            <text:p>142019</text:p>
          </table:table-cell>
          <table:table-cell table:number-columns-repeated="7"/>
          <table:table-cell office:value-type="float" office:value="71000" calcext:value-type="float">
            <text:p>71000</text:p>
          </table:table-cell>
          <table:table-cell office:value-type="float" office:value="0.187457323074341" calcext:value-type="float">
            <text:p>0.187457323074341</text:p>
          </table:table-cell>
          <table:table-cell/>
          <table:table-cell office:value-type="float" office:value="71000" calcext:value-type="float">
            <text:p>71000</text:p>
          </table:table-cell>
          <table:table-cell office:value-type="float" office:value="0.152284622192383" calcext:value-type="float">
            <text:p>0.152284622192383</text:p>
          </table:table-cell>
        </table:table-row>
        <table:table-row table:style-name="ro1">
          <table:table-cell office:value-type="float" office:value="71110" calcext:value-type="float">
            <text:p>71110</text:p>
          </table:table-cell>
          <table:table-cell office:value-type="float" office:value="142219" calcext:value-type="float">
            <text:p>142219</text:p>
          </table:table-cell>
          <table:table-cell table:number-columns-repeated="7"/>
          <table:table-cell office:value-type="float" office:value="71100" calcext:value-type="float">
            <text:p>71100</text:p>
          </table:table-cell>
          <table:table-cell office:value-type="float" office:value="0.201263189315796" calcext:value-type="float">
            <text:p>0.201263189315796</text:p>
          </table:table-cell>
          <table:table-cell/>
          <table:table-cell office:value-type="float" office:value="71100" calcext:value-type="float">
            <text:p>71100</text:p>
          </table:table-cell>
          <table:table-cell office:value-type="float" office:value="0.168426036834717" calcext:value-type="float">
            <text:p>0.168426036834717</text:p>
          </table:table-cell>
        </table:table-row>
        <table:table-row table:style-name="ro1">
          <table:table-cell office:value-type="float" office:value="71210" calcext:value-type="float">
            <text:p>71210</text:p>
          </table:table-cell>
          <table:table-cell office:value-type="float" office:value="142419" calcext:value-type="float">
            <text:p>142419</text:p>
          </table:table-cell>
          <table:table-cell table:number-columns-repeated="7"/>
          <table:table-cell office:value-type="float" office:value="71200" calcext:value-type="float">
            <text:p>71200</text:p>
          </table:table-cell>
          <table:table-cell office:value-type="float" office:value="0.203144073486328" calcext:value-type="float">
            <text:p>0.203144073486328</text:p>
          </table:table-cell>
          <table:table-cell/>
          <table:table-cell office:value-type="float" office:value="71200" calcext:value-type="float">
            <text:p>71200</text:p>
          </table:table-cell>
          <table:table-cell office:value-type="float" office:value="0.175451040267944" calcext:value-type="float">
            <text:p>0.175451040267944</text:p>
          </table:table-cell>
        </table:table-row>
        <table:table-row table:style-name="ro1">
          <table:table-cell office:value-type="float" office:value="71310" calcext:value-type="float">
            <text:p>71310</text:p>
          </table:table-cell>
          <table:table-cell office:value-type="float" office:value="142619" calcext:value-type="float">
            <text:p>142619</text:p>
          </table:table-cell>
          <table:table-cell table:number-columns-repeated="7"/>
          <table:table-cell office:value-type="float" office:value="71300" calcext:value-type="float">
            <text:p>71300</text:p>
          </table:table-cell>
          <table:table-cell office:value-type="float" office:value="0.185748338699341" calcext:value-type="float">
            <text:p>0.185748338699341</text:p>
          </table:table-cell>
          <table:table-cell/>
          <table:table-cell office:value-type="float" office:value="71300" calcext:value-type="float">
            <text:p>71300</text:p>
          </table:table-cell>
          <table:table-cell office:value-type="float" office:value="0.151113748550415" calcext:value-type="float">
            <text:p>0.151113748550415</text:p>
          </table:table-cell>
        </table:table-row>
        <table:table-row table:style-name="ro1">
          <table:table-cell office:value-type="float" office:value="71410" calcext:value-type="float">
            <text:p>71410</text:p>
          </table:table-cell>
          <table:table-cell office:value-type="float" office:value="142819" calcext:value-type="float">
            <text:p>142819</text:p>
          </table:table-cell>
          <table:table-cell table:number-columns-repeated="7"/>
          <table:table-cell office:value-type="float" office:value="71400" calcext:value-type="float">
            <text:p>71400</text:p>
          </table:table-cell>
          <table:table-cell office:value-type="float" office:value="0.191997289657593" calcext:value-type="float">
            <text:p>0.191997289657593</text:p>
          </table:table-cell>
          <table:table-cell/>
          <table:table-cell office:value-type="float" office:value="71400" calcext:value-type="float">
            <text:p>71400</text:p>
          </table:table-cell>
          <table:table-cell office:value-type="float" office:value="0.169359922409058" calcext:value-type="float">
            <text:p>0.169359922409058</text:p>
          </table:table-cell>
        </table:table-row>
        <table:table-row table:style-name="ro1">
          <table:table-cell office:value-type="float" office:value="71510" calcext:value-type="float">
            <text:p>71510</text:p>
          </table:table-cell>
          <table:table-cell office:value-type="float" office:value="143019" calcext:value-type="float">
            <text:p>143019</text:p>
          </table:table-cell>
          <table:table-cell table:number-columns-repeated="7"/>
          <table:table-cell office:value-type="float" office:value="71500" calcext:value-type="float">
            <text:p>71500</text:p>
          </table:table-cell>
          <table:table-cell office:value-type="float" office:value="0.190004110336304" calcext:value-type="float">
            <text:p>0.190004110336304</text:p>
          </table:table-cell>
          <table:table-cell/>
          <table:table-cell office:value-type="float" office:value="71500" calcext:value-type="float">
            <text:p>71500</text:p>
          </table:table-cell>
          <table:table-cell office:value-type="float" office:value="0.196552991867065" calcext:value-type="float">
            <text:p>0.196552991867065</text:p>
          </table:table-cell>
        </table:table-row>
        <table:table-row table:style-name="ro1">
          <table:table-cell office:value-type="float" office:value="71610" calcext:value-type="float">
            <text:p>71610</text:p>
          </table:table-cell>
          <table:table-cell office:value-type="float" office:value="143219" calcext:value-type="float">
            <text:p>143219</text:p>
          </table:table-cell>
          <table:table-cell table:number-columns-repeated="7"/>
          <table:table-cell office:value-type="float" office:value="71600" calcext:value-type="float">
            <text:p>71600</text:p>
          </table:table-cell>
          <table:table-cell office:value-type="float" office:value="0.196602582931519" calcext:value-type="float">
            <text:p>0.196602582931519</text:p>
          </table:table-cell>
          <table:table-cell/>
          <table:table-cell office:value-type="float" office:value="71600" calcext:value-type="float">
            <text:p>71600</text:p>
          </table:table-cell>
          <table:table-cell office:value-type="float" office:value="0.15728497505188" calcext:value-type="float">
            <text:p>0.15728497505188</text:p>
          </table:table-cell>
        </table:table-row>
        <table:table-row table:style-name="ro1">
          <table:table-cell office:value-type="float" office:value="71710" calcext:value-type="float">
            <text:p>71710</text:p>
          </table:table-cell>
          <table:table-cell office:value-type="float" office:value="143419" calcext:value-type="float">
            <text:p>143419</text:p>
          </table:table-cell>
          <table:table-cell table:number-columns-repeated="7"/>
          <table:table-cell office:value-type="float" office:value="71700" calcext:value-type="float">
            <text:p>71700</text:p>
          </table:table-cell>
          <table:table-cell office:value-type="float" office:value="0.185966968536377" calcext:value-type="float">
            <text:p>0.185966968536377</text:p>
          </table:table-cell>
          <table:table-cell/>
          <table:table-cell office:value-type="float" office:value="71700" calcext:value-type="float">
            <text:p>71700</text:p>
          </table:table-cell>
          <table:table-cell office:value-type="float" office:value="0.159007549285889" calcext:value-type="float">
            <text:p>0.159007549285889</text:p>
          </table:table-cell>
        </table:table-row>
        <table:table-row table:style-name="ro1">
          <table:table-cell office:value-type="float" office:value="71810" calcext:value-type="float">
            <text:p>71810</text:p>
          </table:table-cell>
          <table:table-cell office:value-type="float" office:value="143619" calcext:value-type="float">
            <text:p>143619</text:p>
          </table:table-cell>
          <table:table-cell table:number-columns-repeated="7"/>
          <table:table-cell office:value-type="float" office:value="71800" calcext:value-type="float">
            <text:p>71800</text:p>
          </table:table-cell>
          <table:table-cell office:value-type="float" office:value="0.193626165390015" calcext:value-type="float">
            <text:p>0.193626165390015</text:p>
          </table:table-cell>
          <table:table-cell/>
          <table:table-cell office:value-type="float" office:value="71800" calcext:value-type="float">
            <text:p>71800</text:p>
          </table:table-cell>
          <table:table-cell office:value-type="float" office:value="0.175719976425171" calcext:value-type="float">
            <text:p>0.175719976425171</text:p>
          </table:table-cell>
        </table:table-row>
        <table:table-row table:style-name="ro1">
          <table:table-cell office:value-type="float" office:value="71910" calcext:value-type="float">
            <text:p>71910</text:p>
          </table:table-cell>
          <table:table-cell office:value-type="float" office:value="143819" calcext:value-type="float">
            <text:p>143819</text:p>
          </table:table-cell>
          <table:table-cell table:number-columns-repeated="7"/>
          <table:table-cell office:value-type="float" office:value="71900" calcext:value-type="float">
            <text:p>71900</text:p>
          </table:table-cell>
          <table:table-cell office:value-type="float" office:value="0.189083099365234" calcext:value-type="float">
            <text:p>0.189083099365234</text:p>
          </table:table-cell>
          <table:table-cell/>
          <table:table-cell office:value-type="float" office:value="71900" calcext:value-type="float">
            <text:p>71900</text:p>
          </table:table-cell>
          <table:table-cell office:value-type="float" office:value="0.158090591430664" calcext:value-type="float">
            <text:p>0.158090591430664</text:p>
          </table:table-cell>
        </table:table-row>
        <table:table-row table:style-name="ro1">
          <table:table-cell office:value-type="float" office:value="72010" calcext:value-type="float">
            <text:p>72010</text:p>
          </table:table-cell>
          <table:table-cell office:value-type="float" office:value="144019" calcext:value-type="float">
            <text:p>144019</text:p>
          </table:table-cell>
          <table:table-cell table:number-columns-repeated="7"/>
          <table:table-cell office:value-type="float" office:value="72000" calcext:value-type="float">
            <text:p>72000</text:p>
          </table:table-cell>
          <table:table-cell office:value-type="float" office:value="0.188844203948975" calcext:value-type="float">
            <text:p>0.188844203948975</text:p>
          </table:table-cell>
          <table:table-cell/>
          <table:table-cell office:value-type="float" office:value="72000" calcext:value-type="float">
            <text:p>72000</text:p>
          </table:table-cell>
          <table:table-cell office:value-type="float" office:value="0.163409948348999" calcext:value-type="float">
            <text:p>0.163409948348999</text:p>
          </table:table-cell>
        </table:table-row>
        <table:table-row table:style-name="ro1">
          <table:table-cell office:value-type="float" office:value="72110" calcext:value-type="float">
            <text:p>72110</text:p>
          </table:table-cell>
          <table:table-cell office:value-type="float" office:value="144219" calcext:value-type="float">
            <text:p>144219</text:p>
          </table:table-cell>
          <table:table-cell table:number-columns-repeated="7"/>
          <table:table-cell office:value-type="float" office:value="72100" calcext:value-type="float">
            <text:p>72100</text:p>
          </table:table-cell>
          <table:table-cell office:value-type="float" office:value="0.200580358505249" calcext:value-type="float">
            <text:p>0.200580358505249</text:p>
          </table:table-cell>
          <table:table-cell/>
          <table:table-cell office:value-type="float" office:value="72100" calcext:value-type="float">
            <text:p>72100</text:p>
          </table:table-cell>
          <table:table-cell office:value-type="float" office:value="0.166486740112305" calcext:value-type="float">
            <text:p>0.166486740112305</text:p>
          </table:table-cell>
        </table:table-row>
        <table:table-row table:style-name="ro1">
          <table:table-cell office:value-type="float" office:value="72210" calcext:value-type="float">
            <text:p>72210</text:p>
          </table:table-cell>
          <table:table-cell office:value-type="float" office:value="144419" calcext:value-type="float">
            <text:p>144419</text:p>
          </table:table-cell>
          <table:table-cell table:number-columns-repeated="7"/>
          <table:table-cell office:value-type="float" office:value="72200" calcext:value-type="float">
            <text:p>72200</text:p>
          </table:table-cell>
          <table:table-cell office:value-type="float" office:value="0.196877241134644" calcext:value-type="float">
            <text:p>0.196877241134644</text:p>
          </table:table-cell>
          <table:table-cell/>
          <table:table-cell office:value-type="float" office:value="72200" calcext:value-type="float">
            <text:p>72200</text:p>
          </table:table-cell>
          <table:table-cell office:value-type="float" office:value="0.179085731506348" calcext:value-type="float">
            <text:p>0.179085731506348</text:p>
          </table:table-cell>
        </table:table-row>
        <table:table-row table:style-name="ro1">
          <table:table-cell office:value-type="float" office:value="72310" calcext:value-type="float">
            <text:p>72310</text:p>
          </table:table-cell>
          <table:table-cell office:value-type="float" office:value="144619" calcext:value-type="float">
            <text:p>144619</text:p>
          </table:table-cell>
          <table:table-cell table:number-columns-repeated="7"/>
          <table:table-cell office:value-type="float" office:value="72300" calcext:value-type="float">
            <text:p>72300</text:p>
          </table:table-cell>
          <table:table-cell office:value-type="float" office:value="0.196248054504395" calcext:value-type="float">
            <text:p>0.196248054504395</text:p>
          </table:table-cell>
          <table:table-cell/>
          <table:table-cell office:value-type="float" office:value="72300" calcext:value-type="float">
            <text:p>72300</text:p>
          </table:table-cell>
          <table:table-cell office:value-type="float" office:value="0.179577350616455" calcext:value-type="float">
            <text:p>0.179577350616455</text:p>
          </table:table-cell>
        </table:table-row>
        <table:table-row table:style-name="ro1">
          <table:table-cell office:value-type="float" office:value="72410" calcext:value-type="float">
            <text:p>72410</text:p>
          </table:table-cell>
          <table:table-cell office:value-type="float" office:value="144819" calcext:value-type="float">
            <text:p>144819</text:p>
          </table:table-cell>
          <table:table-cell table:number-columns-repeated="7"/>
          <table:table-cell office:value-type="float" office:value="72400" calcext:value-type="float">
            <text:p>72400</text:p>
          </table:table-cell>
          <table:table-cell office:value-type="float" office:value="0.209702968597412" calcext:value-type="float">
            <text:p>0.209702968597412</text:p>
          </table:table-cell>
          <table:table-cell/>
          <table:table-cell office:value-type="float" office:value="72400" calcext:value-type="float">
            <text:p>72400</text:p>
          </table:table-cell>
          <table:table-cell office:value-type="float" office:value="0.175889730453491" calcext:value-type="float">
            <text:p>0.175889730453491</text:p>
          </table:table-cell>
        </table:table-row>
        <table:table-row table:style-name="ro1">
          <table:table-cell office:value-type="float" office:value="72510" calcext:value-type="float">
            <text:p>72510</text:p>
          </table:table-cell>
          <table:table-cell office:value-type="float" office:value="145019" calcext:value-type="float">
            <text:p>145019</text:p>
          </table:table-cell>
          <table:table-cell table:number-columns-repeated="7"/>
          <table:table-cell office:value-type="float" office:value="72500" calcext:value-type="float">
            <text:p>72500</text:p>
          </table:table-cell>
          <table:table-cell office:value-type="float" office:value="0.194990873336792" calcext:value-type="float">
            <text:p>0.194990873336792</text:p>
          </table:table-cell>
          <table:table-cell/>
          <table:table-cell office:value-type="float" office:value="72500" calcext:value-type="float">
            <text:p>72500</text:p>
          </table:table-cell>
          <table:table-cell office:value-type="float" office:value="0.16303825378418" calcext:value-type="float">
            <text:p>0.16303825378418</text:p>
          </table:table-cell>
        </table:table-row>
        <table:table-row table:style-name="ro1">
          <table:table-cell office:value-type="float" office:value="72610" calcext:value-type="float">
            <text:p>72610</text:p>
          </table:table-cell>
          <table:table-cell office:value-type="float" office:value="145219" calcext:value-type="float">
            <text:p>145219</text:p>
          </table:table-cell>
          <table:table-cell table:number-columns-repeated="7"/>
          <table:table-cell office:value-type="float" office:value="72600" calcext:value-type="float">
            <text:p>72600</text:p>
          </table:table-cell>
          <table:table-cell office:value-type="float" office:value="0.195719480514526" calcext:value-type="float">
            <text:p>0.195719480514526</text:p>
          </table:table-cell>
          <table:table-cell/>
          <table:table-cell office:value-type="float" office:value="72600" calcext:value-type="float">
            <text:p>72600</text:p>
          </table:table-cell>
          <table:table-cell office:value-type="float" office:value="0.16840648651123" calcext:value-type="float">
            <text:p>0.16840648651123</text:p>
          </table:table-cell>
        </table:table-row>
        <table:table-row table:style-name="ro1">
          <table:table-cell office:value-type="float" office:value="72710" calcext:value-type="float">
            <text:p>72710</text:p>
          </table:table-cell>
          <table:table-cell office:value-type="float" office:value="145419" calcext:value-type="float">
            <text:p>145419</text:p>
          </table:table-cell>
          <table:table-cell table:number-columns-repeated="7"/>
          <table:table-cell office:value-type="float" office:value="72700" calcext:value-type="float">
            <text:p>72700</text:p>
          </table:table-cell>
          <table:table-cell office:value-type="float" office:value="0.196899175643921" calcext:value-type="float">
            <text:p>0.196899175643921</text:p>
          </table:table-cell>
          <table:table-cell/>
          <table:table-cell office:value-type="float" office:value="72700" calcext:value-type="float">
            <text:p>72700</text:p>
          </table:table-cell>
          <table:table-cell office:value-type="float" office:value="0.168945074081421" calcext:value-type="float">
            <text:p>0.168945074081421</text:p>
          </table:table-cell>
        </table:table-row>
        <table:table-row table:style-name="ro1">
          <table:table-cell office:value-type="float" office:value="72810" calcext:value-type="float">
            <text:p>72810</text:p>
          </table:table-cell>
          <table:table-cell office:value-type="float" office:value="145619" calcext:value-type="float">
            <text:p>145619</text:p>
          </table:table-cell>
          <table:table-cell table:number-columns-repeated="7"/>
          <table:table-cell office:value-type="float" office:value="72800" calcext:value-type="float">
            <text:p>72800</text:p>
          </table:table-cell>
          <table:table-cell office:value-type="float" office:value="0.212076663970947" calcext:value-type="float">
            <text:p>0.212076663970947</text:p>
          </table:table-cell>
          <table:table-cell/>
          <table:table-cell office:value-type="float" office:value="72800" calcext:value-type="float">
            <text:p>72800</text:p>
          </table:table-cell>
          <table:table-cell office:value-type="float" office:value="0.185179471969605" calcext:value-type="float">
            <text:p>0.185179471969605</text:p>
          </table:table-cell>
        </table:table-row>
        <table:table-row table:style-name="ro1">
          <table:table-cell office:value-type="float" office:value="72910" calcext:value-type="float">
            <text:p>72910</text:p>
          </table:table-cell>
          <table:table-cell office:value-type="float" office:value="145819" calcext:value-type="float">
            <text:p>145819</text:p>
          </table:table-cell>
          <table:table-cell table:number-columns-repeated="7"/>
          <table:table-cell office:value-type="float" office:value="72900" calcext:value-type="float">
            <text:p>72900</text:p>
          </table:table-cell>
          <table:table-cell office:value-type="float" office:value="0.212518453598022" calcext:value-type="float">
            <text:p>0.212518453598022</text:p>
          </table:table-cell>
          <table:table-cell/>
          <table:table-cell office:value-type="float" office:value="72900" calcext:value-type="float">
            <text:p>72900</text:p>
          </table:table-cell>
          <table:table-cell office:value-type="float" office:value="0.187931776046753" calcext:value-type="float">
            <text:p>0.187931776046753</text:p>
          </table:table-cell>
        </table:table-row>
        <table:table-row table:style-name="ro1">
          <table:table-cell office:value-type="float" office:value="73010" calcext:value-type="float">
            <text:p>73010</text:p>
          </table:table-cell>
          <table:table-cell office:value-type="float" office:value="146019" calcext:value-type="float">
            <text:p>146019</text:p>
          </table:table-cell>
          <table:table-cell table:number-columns-repeated="7"/>
          <table:table-cell office:value-type="float" office:value="73000" calcext:value-type="float">
            <text:p>73000</text:p>
          </table:table-cell>
          <table:table-cell office:value-type="float" office:value="0.190325498580933" calcext:value-type="float">
            <text:p>0.190325498580933</text:p>
          </table:table-cell>
          <table:table-cell/>
          <table:table-cell office:value-type="float" office:value="73000" calcext:value-type="float">
            <text:p>73000</text:p>
          </table:table-cell>
          <table:table-cell office:value-type="float" office:value="0.160609245300293" calcext:value-type="float">
            <text:p>0.160609245300293</text:p>
          </table:table-cell>
        </table:table-row>
        <table:table-row table:style-name="ro1">
          <table:table-cell office:value-type="float" office:value="73110" calcext:value-type="float">
            <text:p>73110</text:p>
          </table:table-cell>
          <table:table-cell office:value-type="float" office:value="146219" calcext:value-type="float">
            <text:p>146219</text:p>
          </table:table-cell>
          <table:table-cell table:number-columns-repeated="7"/>
          <table:table-cell office:value-type="float" office:value="73100" calcext:value-type="float">
            <text:p>73100</text:p>
          </table:table-cell>
          <table:table-cell office:value-type="float" office:value="0.191511392593384" calcext:value-type="float">
            <text:p>0.191511392593384</text:p>
          </table:table-cell>
          <table:table-cell/>
          <table:table-cell office:value-type="float" office:value="73100" calcext:value-type="float">
            <text:p>73100</text:p>
          </table:table-cell>
          <table:table-cell office:value-type="float" office:value="0.172451734542847" calcext:value-type="float">
            <text:p>0.172451734542847</text:p>
          </table:table-cell>
        </table:table-row>
        <table:table-row table:style-name="ro1">
          <table:table-cell office:value-type="float" office:value="73210" calcext:value-type="float">
            <text:p>73210</text:p>
          </table:table-cell>
          <table:table-cell office:value-type="float" office:value="146419" calcext:value-type="float">
            <text:p>146419</text:p>
          </table:table-cell>
          <table:table-cell table:number-columns-repeated="7"/>
          <table:table-cell office:value-type="float" office:value="73200" calcext:value-type="float">
            <text:p>73200</text:p>
          </table:table-cell>
          <table:table-cell office:value-type="float" office:value="0.201637268066406" calcext:value-type="float">
            <text:p>0.201637268066406</text:p>
          </table:table-cell>
          <table:table-cell/>
          <table:table-cell office:value-type="float" office:value="73200" calcext:value-type="float">
            <text:p>73200</text:p>
          </table:table-cell>
          <table:table-cell office:value-type="float" office:value="0.174350261688232" calcext:value-type="float">
            <text:p>0.174350261688232</text:p>
          </table:table-cell>
        </table:table-row>
        <table:table-row table:style-name="ro1">
          <table:table-cell office:value-type="float" office:value="73310" calcext:value-type="float">
            <text:p>73310</text:p>
          </table:table-cell>
          <table:table-cell office:value-type="float" office:value="146619" calcext:value-type="float">
            <text:p>146619</text:p>
          </table:table-cell>
          <table:table-cell table:number-columns-repeated="7"/>
          <table:table-cell office:value-type="float" office:value="73300" calcext:value-type="float">
            <text:p>73300</text:p>
          </table:table-cell>
          <table:table-cell office:value-type="float" office:value="0.200996160507202" calcext:value-type="float">
            <text:p>0.200996160507202</text:p>
          </table:table-cell>
          <table:table-cell/>
          <table:table-cell office:value-type="float" office:value="73300" calcext:value-type="float">
            <text:p>73300</text:p>
          </table:table-cell>
          <table:table-cell office:value-type="float" office:value="0.167304992675781" calcext:value-type="float">
            <text:p>0.167304992675781</text:p>
          </table:table-cell>
        </table:table-row>
        <table:table-row table:style-name="ro1">
          <table:table-cell office:value-type="float" office:value="73410" calcext:value-type="float">
            <text:p>73410</text:p>
          </table:table-cell>
          <table:table-cell office:value-type="float" office:value="146819" calcext:value-type="float">
            <text:p>146819</text:p>
          </table:table-cell>
          <table:table-cell table:number-columns-repeated="7"/>
          <table:table-cell office:value-type="float" office:value="73400" calcext:value-type="float">
            <text:p>73400</text:p>
          </table:table-cell>
          <table:table-cell office:value-type="float" office:value="0.194827318191528" calcext:value-type="float">
            <text:p>0.194827318191528</text:p>
          </table:table-cell>
          <table:table-cell/>
          <table:table-cell office:value-type="float" office:value="73400" calcext:value-type="float">
            <text:p>73400</text:p>
          </table:table-cell>
          <table:table-cell office:value-type="float" office:value="0.167361497879028" calcext:value-type="float">
            <text:p>0.167361497879028</text:p>
          </table:table-cell>
        </table:table-row>
        <table:table-row table:style-name="ro1">
          <table:table-cell office:value-type="float" office:value="73510" calcext:value-type="float">
            <text:p>73510</text:p>
          </table:table-cell>
          <table:table-cell office:value-type="float" office:value="147019" calcext:value-type="float">
            <text:p>147019</text:p>
          </table:table-cell>
          <table:table-cell table:number-columns-repeated="7"/>
          <table:table-cell office:value-type="float" office:value="73500" calcext:value-type="float">
            <text:p>73500</text:p>
          </table:table-cell>
          <table:table-cell office:value-type="float" office:value="0.19568133354187" calcext:value-type="float">
            <text:p>0.19568133354187</text:p>
          </table:table-cell>
          <table:table-cell/>
          <table:table-cell office:value-type="float" office:value="73500" calcext:value-type="float">
            <text:p>73500</text:p>
          </table:table-cell>
          <table:table-cell office:value-type="float" office:value="0.160364866256714" calcext:value-type="float">
            <text:p>0.160364866256714</text:p>
          </table:table-cell>
        </table:table-row>
        <table:table-row table:style-name="ro1">
          <table:table-cell office:value-type="float" office:value="73610" calcext:value-type="float">
            <text:p>73610</text:p>
          </table:table-cell>
          <table:table-cell office:value-type="float" office:value="147219" calcext:value-type="float">
            <text:p>147219</text:p>
          </table:table-cell>
          <table:table-cell table:number-columns-repeated="7"/>
          <table:table-cell office:value-type="float" office:value="73600" calcext:value-type="float">
            <text:p>73600</text:p>
          </table:table-cell>
          <table:table-cell office:value-type="float" office:value="0.195809841156006" calcext:value-type="float">
            <text:p>0.195809841156006</text:p>
          </table:table-cell>
          <table:table-cell/>
          <table:table-cell office:value-type="float" office:value="73600" calcext:value-type="float">
            <text:p>73600</text:p>
          </table:table-cell>
          <table:table-cell office:value-type="float" office:value="0.172669172286987" calcext:value-type="float">
            <text:p>0.172669172286987</text:p>
          </table:table-cell>
        </table:table-row>
        <table:table-row table:style-name="ro1">
          <table:table-cell office:value-type="float" office:value="73710" calcext:value-type="float">
            <text:p>73710</text:p>
          </table:table-cell>
          <table:table-cell office:value-type="float" office:value="147419" calcext:value-type="float">
            <text:p>147419</text:p>
          </table:table-cell>
          <table:table-cell table:number-columns-repeated="7"/>
          <table:table-cell office:value-type="float" office:value="73700" calcext:value-type="float">
            <text:p>73700</text:p>
          </table:table-cell>
          <table:table-cell office:value-type="float" office:value="0.201849222183228" calcext:value-type="float">
            <text:p>0.201849222183228</text:p>
          </table:table-cell>
          <table:table-cell/>
          <table:table-cell office:value-type="float" office:value="73700" calcext:value-type="float">
            <text:p>73700</text:p>
          </table:table-cell>
          <table:table-cell office:value-type="float" office:value="0.160480260848999" calcext:value-type="float">
            <text:p>0.160480260848999</text:p>
          </table:table-cell>
        </table:table-row>
        <table:table-row table:style-name="ro1">
          <table:table-cell office:value-type="float" office:value="73810" calcext:value-type="float">
            <text:p>73810</text:p>
          </table:table-cell>
          <table:table-cell office:value-type="float" office:value="147619" calcext:value-type="float">
            <text:p>147619</text:p>
          </table:table-cell>
          <table:table-cell table:number-columns-repeated="7"/>
          <table:table-cell office:value-type="float" office:value="73800" calcext:value-type="float">
            <text:p>73800</text:p>
          </table:table-cell>
          <table:table-cell office:value-type="float" office:value="0.229283332824707" calcext:value-type="float">
            <text:p>0.229283332824707</text:p>
          </table:table-cell>
          <table:table-cell/>
          <table:table-cell office:value-type="float" office:value="73800" calcext:value-type="float">
            <text:p>73800</text:p>
          </table:table-cell>
          <table:table-cell office:value-type="float" office:value="0.168456792831421" calcext:value-type="float">
            <text:p>0.168456792831421</text:p>
          </table:table-cell>
        </table:table-row>
        <table:table-row table:style-name="ro1">
          <table:table-cell office:value-type="float" office:value="73910" calcext:value-type="float">
            <text:p>73910</text:p>
          </table:table-cell>
          <table:table-cell office:value-type="float" office:value="147819" calcext:value-type="float">
            <text:p>147819</text:p>
          </table:table-cell>
          <table:table-cell table:number-columns-repeated="7"/>
          <table:table-cell office:value-type="float" office:value="73900" calcext:value-type="float">
            <text:p>73900</text:p>
          </table:table-cell>
          <table:table-cell office:value-type="float" office:value="0.198121786117554" calcext:value-type="float">
            <text:p>0.198121786117554</text:p>
          </table:table-cell>
          <table:table-cell/>
          <table:table-cell office:value-type="float" office:value="73900" calcext:value-type="float">
            <text:p>73900</text:p>
          </table:table-cell>
          <table:table-cell office:value-type="float" office:value="0.202375888824463" calcext:value-type="float">
            <text:p>0.202375888824463</text:p>
          </table:table-cell>
        </table:table-row>
        <table:table-row table:style-name="ro1">
          <table:table-cell office:value-type="float" office:value="74010" calcext:value-type="float">
            <text:p>74010</text:p>
          </table:table-cell>
          <table:table-cell office:value-type="float" office:value="148019" calcext:value-type="float">
            <text:p>148019</text:p>
          </table:table-cell>
          <table:table-cell table:number-columns-repeated="7"/>
          <table:table-cell office:value-type="float" office:value="74000" calcext:value-type="float">
            <text:p>74000</text:p>
          </table:table-cell>
          <table:table-cell office:value-type="float" office:value="0.197941303253174" calcext:value-type="float">
            <text:p>0.197941303253174</text:p>
          </table:table-cell>
          <table:table-cell/>
          <table:table-cell office:value-type="float" office:value="74000" calcext:value-type="float">
            <text:p>74000</text:p>
          </table:table-cell>
          <table:table-cell office:value-type="float" office:value="0.182686805725098" calcext:value-type="float">
            <text:p>0.182686805725098</text:p>
          </table:table-cell>
        </table:table-row>
        <table:table-row table:style-name="ro1">
          <table:table-cell office:value-type="float" office:value="74110" calcext:value-type="float">
            <text:p>74110</text:p>
          </table:table-cell>
          <table:table-cell office:value-type="float" office:value="148219" calcext:value-type="float">
            <text:p>148219</text:p>
          </table:table-cell>
          <table:table-cell table:number-columns-repeated="7"/>
          <table:table-cell office:value-type="float" office:value="74100" calcext:value-type="float">
            <text:p>74100</text:p>
          </table:table-cell>
          <table:table-cell office:value-type="float" office:value="0.202888250350952" calcext:value-type="float">
            <text:p>0.202888250350952</text:p>
          </table:table-cell>
          <table:table-cell/>
          <table:table-cell office:value-type="float" office:value="74100" calcext:value-type="float">
            <text:p>74100</text:p>
          </table:table-cell>
          <table:table-cell office:value-type="float" office:value="0.202010631561279" calcext:value-type="float">
            <text:p>0.202010631561279</text:p>
          </table:table-cell>
        </table:table-row>
        <table:table-row table:style-name="ro1">
          <table:table-cell office:value-type="float" office:value="74210" calcext:value-type="float">
            <text:p>74210</text:p>
          </table:table-cell>
          <table:table-cell office:value-type="float" office:value="148419" calcext:value-type="float">
            <text:p>148419</text:p>
          </table:table-cell>
          <table:table-cell table:number-columns-repeated="7"/>
          <table:table-cell office:value-type="float" office:value="74200" calcext:value-type="float">
            <text:p>74200</text:p>
          </table:table-cell>
          <table:table-cell office:value-type="float" office:value="0.202887058258057" calcext:value-type="float">
            <text:p>0.202887058258057</text:p>
          </table:table-cell>
          <table:table-cell/>
          <table:table-cell office:value-type="float" office:value="74200" calcext:value-type="float">
            <text:p>74200</text:p>
          </table:table-cell>
          <table:table-cell office:value-type="float" office:value="0.209558725357056" calcext:value-type="float">
            <text:p>0.209558725357056</text:p>
          </table:table-cell>
        </table:table-row>
        <table:table-row table:style-name="ro1">
          <table:table-cell office:value-type="float" office:value="74310" calcext:value-type="float">
            <text:p>74310</text:p>
          </table:table-cell>
          <table:table-cell office:value-type="float" office:value="148619" calcext:value-type="float">
            <text:p>148619</text:p>
          </table:table-cell>
          <table:table-cell table:number-columns-repeated="7"/>
          <table:table-cell office:value-type="float" office:value="74300" calcext:value-type="float">
            <text:p>74300</text:p>
          </table:table-cell>
          <table:table-cell office:value-type="float" office:value="0.207052946090698" calcext:value-type="float">
            <text:p>0.207052946090698</text:p>
          </table:table-cell>
          <table:table-cell/>
          <table:table-cell office:value-type="float" office:value="74300" calcext:value-type="float">
            <text:p>74300</text:p>
          </table:table-cell>
          <table:table-cell office:value-type="float" office:value="0.215983152389526" calcext:value-type="float">
            <text:p>0.215983152389526</text:p>
          </table:table-cell>
        </table:table-row>
        <table:table-row table:style-name="ro1">
          <table:table-cell office:value-type="float" office:value="74410" calcext:value-type="float">
            <text:p>74410</text:p>
          </table:table-cell>
          <table:table-cell office:value-type="float" office:value="148819" calcext:value-type="float">
            <text:p>148819</text:p>
          </table:table-cell>
          <table:table-cell table:number-columns-repeated="7"/>
          <table:table-cell office:value-type="float" office:value="74400" calcext:value-type="float">
            <text:p>74400</text:p>
          </table:table-cell>
          <table:table-cell office:value-type="float" office:value="0.200745582580566" calcext:value-type="float">
            <text:p>0.200745582580566</text:p>
          </table:table-cell>
          <table:table-cell/>
          <table:table-cell office:value-type="float" office:value="74400" calcext:value-type="float">
            <text:p>74400</text:p>
          </table:table-cell>
          <table:table-cell office:value-type="float" office:value="0.191890716552734" calcext:value-type="float">
            <text:p>0.191890716552734</text:p>
          </table:table-cell>
        </table:table-row>
        <table:table-row table:style-name="ro1">
          <table:table-cell office:value-type="float" office:value="74510" calcext:value-type="float">
            <text:p>74510</text:p>
          </table:table-cell>
          <table:table-cell office:value-type="float" office:value="149019" calcext:value-type="float">
            <text:p>149019</text:p>
          </table:table-cell>
          <table:table-cell table:number-columns-repeated="7"/>
          <table:table-cell office:value-type="float" office:value="74500" calcext:value-type="float">
            <text:p>74500</text:p>
          </table:table-cell>
          <table:table-cell office:value-type="float" office:value="0.211594581604004" calcext:value-type="float">
            <text:p>0.211594581604004</text:p>
          </table:table-cell>
          <table:table-cell/>
          <table:table-cell office:value-type="float" office:value="74500" calcext:value-type="float">
            <text:p>74500</text:p>
          </table:table-cell>
          <table:table-cell office:value-type="float" office:value="0.171946287155151" calcext:value-type="float">
            <text:p>0.171946287155151</text:p>
          </table:table-cell>
        </table:table-row>
        <table:table-row table:style-name="ro1">
          <table:table-cell office:value-type="float" office:value="74610" calcext:value-type="float">
            <text:p>74610</text:p>
          </table:table-cell>
          <table:table-cell office:value-type="float" office:value="149219" calcext:value-type="float">
            <text:p>149219</text:p>
          </table:table-cell>
          <table:table-cell table:number-columns-repeated="7"/>
          <table:table-cell office:value-type="float" office:value="74600" calcext:value-type="float">
            <text:p>74600</text:p>
          </table:table-cell>
          <table:table-cell office:value-type="float" office:value="0.21021842956543" calcext:value-type="float">
            <text:p>0.21021842956543</text:p>
          </table:table-cell>
          <table:table-cell/>
          <table:table-cell office:value-type="float" office:value="74600" calcext:value-type="float">
            <text:p>74600</text:p>
          </table:table-cell>
          <table:table-cell office:value-type="float" office:value="0.172575235366821" calcext:value-type="float">
            <text:p>0.172575235366821</text:p>
          </table:table-cell>
        </table:table-row>
        <table:table-row table:style-name="ro1">
          <table:table-cell office:value-type="float" office:value="74710" calcext:value-type="float">
            <text:p>74710</text:p>
          </table:table-cell>
          <table:table-cell office:value-type="float" office:value="149419" calcext:value-type="float">
            <text:p>149419</text:p>
          </table:table-cell>
          <table:table-cell table:number-columns-repeated="7"/>
          <table:table-cell office:value-type="float" office:value="74700" calcext:value-type="float">
            <text:p>74700</text:p>
          </table:table-cell>
          <table:table-cell office:value-type="float" office:value="0.202992916107178" calcext:value-type="float">
            <text:p>0.202992916107178</text:p>
          </table:table-cell>
          <table:table-cell/>
          <table:table-cell office:value-type="float" office:value="74700" calcext:value-type="float">
            <text:p>74700</text:p>
          </table:table-cell>
          <table:table-cell office:value-type="float" office:value="0.163198471069336" calcext:value-type="float">
            <text:p>0.163198471069336</text:p>
          </table:table-cell>
        </table:table-row>
        <table:table-row table:style-name="ro1">
          <table:table-cell office:value-type="float" office:value="74810" calcext:value-type="float">
            <text:p>74810</text:p>
          </table:table-cell>
          <table:table-cell office:value-type="float" office:value="149619" calcext:value-type="float">
            <text:p>149619</text:p>
          </table:table-cell>
          <table:table-cell table:number-columns-repeated="7"/>
          <table:table-cell office:value-type="float" office:value="74800" calcext:value-type="float">
            <text:p>74800</text:p>
          </table:table-cell>
          <table:table-cell office:value-type="float" office:value="0.204220056533813" calcext:value-type="float">
            <text:p>0.204220056533813</text:p>
          </table:table-cell>
          <table:table-cell/>
          <table:table-cell office:value-type="float" office:value="74800" calcext:value-type="float">
            <text:p>74800</text:p>
          </table:table-cell>
          <table:table-cell office:value-type="float" office:value="0.16130542755127" calcext:value-type="float">
            <text:p>0.16130542755127</text:p>
          </table:table-cell>
        </table:table-row>
        <table:table-row table:style-name="ro1">
          <table:table-cell office:value-type="float" office:value="74910" calcext:value-type="float">
            <text:p>74910</text:p>
          </table:table-cell>
          <table:table-cell office:value-type="float" office:value="149819" calcext:value-type="float">
            <text:p>149819</text:p>
          </table:table-cell>
          <table:table-cell table:number-columns-repeated="7"/>
          <table:table-cell office:value-type="float" office:value="74900" calcext:value-type="float">
            <text:p>74900</text:p>
          </table:table-cell>
          <table:table-cell office:value-type="float" office:value="0.202019214630127" calcext:value-type="float">
            <text:p>0.202019214630127</text:p>
          </table:table-cell>
          <table:table-cell/>
          <table:table-cell office:value-type="float" office:value="74900" calcext:value-type="float">
            <text:p>74900</text:p>
          </table:table-cell>
          <table:table-cell office:value-type="float" office:value="0.164325475692749" calcext:value-type="float">
            <text:p>0.164325475692749</text:p>
          </table:table-cell>
        </table:table-row>
        <table:table-row table:style-name="ro1">
          <table:table-cell office:value-type="float" office:value="75010" calcext:value-type="float">
            <text:p>75010</text:p>
          </table:table-cell>
          <table:table-cell office:value-type="float" office:value="150019" calcext:value-type="float">
            <text:p>150019</text:p>
          </table:table-cell>
          <table:table-cell table:number-columns-repeated="7"/>
          <table:table-cell office:value-type="float" office:value="75000" calcext:value-type="float">
            <text:p>75000</text:p>
          </table:table-cell>
          <table:table-cell office:value-type="float" office:value="0.201524496078491" calcext:value-type="float">
            <text:p>0.201524496078491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0.160683631896973" calcext:value-type="float">
            <text:p>0.160683631896973</text:p>
          </table:table-cell>
        </table:table-row>
        <table:table-row table:style-name="ro1">
          <table:table-cell office:value-type="float" office:value="75110" calcext:value-type="float">
            <text:p>75110</text:p>
          </table:table-cell>
          <table:table-cell office:value-type="float" office:value="150219" calcext:value-type="float">
            <text:p>150219</text:p>
          </table:table-cell>
          <table:table-cell table:number-columns-repeated="7"/>
          <table:table-cell office:value-type="float" office:value="75100" calcext:value-type="float">
            <text:p>75100</text:p>
          </table:table-cell>
          <table:table-cell office:value-type="float" office:value="0.21324610710144" calcext:value-type="float">
            <text:p>0.21324610710144</text:p>
          </table:table-cell>
          <table:table-cell/>
          <table:table-cell office:value-type="float" office:value="75100" calcext:value-type="float">
            <text:p>75100</text:p>
          </table:table-cell>
          <table:table-cell office:value-type="float" office:value="0.162989139556885" calcext:value-type="float">
            <text:p>0.162989139556885</text:p>
          </table:table-cell>
        </table:table-row>
        <table:table-row table:style-name="ro1">
          <table:table-cell office:value-type="float" office:value="75210" calcext:value-type="float">
            <text:p>75210</text:p>
          </table:table-cell>
          <table:table-cell office:value-type="float" office:value="150419" calcext:value-type="float">
            <text:p>150419</text:p>
          </table:table-cell>
          <table:table-cell table:number-columns-repeated="7"/>
          <table:table-cell office:value-type="float" office:value="75200" calcext:value-type="float">
            <text:p>75200</text:p>
          </table:table-cell>
          <table:table-cell office:value-type="float" office:value="0.215412378311157" calcext:value-type="float">
            <text:p>0.215412378311157</text:p>
          </table:table-cell>
          <table:table-cell/>
          <table:table-cell office:value-type="float" office:value="75200" calcext:value-type="float">
            <text:p>75200</text:p>
          </table:table-cell>
          <table:table-cell office:value-type="float" office:value="0.171444654464722" calcext:value-type="float">
            <text:p>0.171444654464722</text:p>
          </table:table-cell>
        </table:table-row>
        <table:table-row table:style-name="ro1">
          <table:table-cell office:value-type="float" office:value="75310" calcext:value-type="float">
            <text:p>75310</text:p>
          </table:table-cell>
          <table:table-cell office:value-type="float" office:value="150619" calcext:value-type="float">
            <text:p>150619</text:p>
          </table:table-cell>
          <table:table-cell table:number-columns-repeated="7"/>
          <table:table-cell office:value-type="float" office:value="75300" calcext:value-type="float">
            <text:p>75300</text:p>
          </table:table-cell>
          <table:table-cell office:value-type="float" office:value="0.204871416091919" calcext:value-type="float">
            <text:p>0.204871416091919</text:p>
          </table:table-cell>
          <table:table-cell/>
          <table:table-cell office:value-type="float" office:value="75300" calcext:value-type="float">
            <text:p>75300</text:p>
          </table:table-cell>
          <table:table-cell office:value-type="float" office:value="0.180342435836792" calcext:value-type="float">
            <text:p>0.180342435836792</text:p>
          </table:table-cell>
        </table:table-row>
        <table:table-row table:style-name="ro1">
          <table:table-cell office:value-type="float" office:value="75410" calcext:value-type="float">
            <text:p>75410</text:p>
          </table:table-cell>
          <table:table-cell office:value-type="float" office:value="150819" calcext:value-type="float">
            <text:p>150819</text:p>
          </table:table-cell>
          <table:table-cell table:number-columns-repeated="7"/>
          <table:table-cell office:value-type="float" office:value="75400" calcext:value-type="float">
            <text:p>75400</text:p>
          </table:table-cell>
          <table:table-cell office:value-type="float" office:value="0.205539226531982" calcext:value-type="float">
            <text:p>0.205539226531982</text:p>
          </table:table-cell>
          <table:table-cell/>
          <table:table-cell office:value-type="float" office:value="75400" calcext:value-type="float">
            <text:p>75400</text:p>
          </table:table-cell>
          <table:table-cell office:value-type="float" office:value="0.183820724487305" calcext:value-type="float">
            <text:p>0.183820724487305</text:p>
          </table:table-cell>
        </table:table-row>
        <table:table-row table:style-name="ro1">
          <table:table-cell office:value-type="float" office:value="75510" calcext:value-type="float">
            <text:p>75510</text:p>
          </table:table-cell>
          <table:table-cell office:value-type="float" office:value="151019" calcext:value-type="float">
            <text:p>151019</text:p>
          </table:table-cell>
          <table:table-cell table:number-columns-repeated="7"/>
          <table:table-cell office:value-type="float" office:value="75500" calcext:value-type="float">
            <text:p>75500</text:p>
          </table:table-cell>
          <table:table-cell office:value-type="float" office:value="0.22033166885376" calcext:value-type="float">
            <text:p>0.22033166885376</text:p>
          </table:table-cell>
          <table:table-cell/>
          <table:table-cell office:value-type="float" office:value="75500" calcext:value-type="float">
            <text:p>75500</text:p>
          </table:table-cell>
          <table:table-cell office:value-type="float" office:value="0.188421964645386" calcext:value-type="float">
            <text:p>0.188421964645386</text:p>
          </table:table-cell>
        </table:table-row>
        <table:table-row table:style-name="ro1">
          <table:table-cell office:value-type="float" office:value="75610" calcext:value-type="float">
            <text:p>75610</text:p>
          </table:table-cell>
          <table:table-cell office:value-type="float" office:value="151219" calcext:value-type="float">
            <text:p>151219</text:p>
          </table:table-cell>
          <table:table-cell table:number-columns-repeated="7"/>
          <table:table-cell office:value-type="float" office:value="75600" calcext:value-type="float">
            <text:p>75600</text:p>
          </table:table-cell>
          <table:table-cell office:value-type="float" office:value="0.215885639190674" calcext:value-type="float">
            <text:p>0.215885639190674</text:p>
          </table:table-cell>
          <table:table-cell/>
          <table:table-cell office:value-type="float" office:value="75600" calcext:value-type="float">
            <text:p>75600</text:p>
          </table:table-cell>
          <table:table-cell office:value-type="float" office:value="0.172812700271606" calcext:value-type="float">
            <text:p>0.172812700271606</text:p>
          </table:table-cell>
        </table:table-row>
        <table:table-row table:style-name="ro1">
          <table:table-cell office:value-type="float" office:value="75710" calcext:value-type="float">
            <text:p>75710</text:p>
          </table:table-cell>
          <table:table-cell office:value-type="float" office:value="151419" calcext:value-type="float">
            <text:p>151419</text:p>
          </table:table-cell>
          <table:table-cell table:number-columns-repeated="7"/>
          <table:table-cell office:value-type="float" office:value="75700" calcext:value-type="float">
            <text:p>75700</text:p>
          </table:table-cell>
          <table:table-cell office:value-type="float" office:value="0.23572826385498" calcext:value-type="float">
            <text:p>0.23572826385498</text:p>
          </table:table-cell>
          <table:table-cell/>
          <table:table-cell office:value-type="float" office:value="75700" calcext:value-type="float">
            <text:p>75700</text:p>
          </table:table-cell>
          <table:table-cell office:value-type="float" office:value="0.172485589981079" calcext:value-type="float">
            <text:p>0.172485589981079</text:p>
          </table:table-cell>
        </table:table-row>
        <table:table-row table:style-name="ro1">
          <table:table-cell office:value-type="float" office:value="75810" calcext:value-type="float">
            <text:p>75810</text:p>
          </table:table-cell>
          <table:table-cell office:value-type="float" office:value="151619" calcext:value-type="float">
            <text:p>151619</text:p>
          </table:table-cell>
          <table:table-cell table:number-columns-repeated="7"/>
          <table:table-cell office:value-type="float" office:value="75800" calcext:value-type="float">
            <text:p>75800</text:p>
          </table:table-cell>
          <table:table-cell office:value-type="float" office:value="0.231800079345703" calcext:value-type="float">
            <text:p>0.231800079345703</text:p>
          </table:table-cell>
          <table:table-cell/>
          <table:table-cell office:value-type="float" office:value="75800" calcext:value-type="float">
            <text:p>75800</text:p>
          </table:table-cell>
          <table:table-cell office:value-type="float" office:value="0.163740634918213" calcext:value-type="float">
            <text:p>0.163740634918213</text:p>
          </table:table-cell>
        </table:table-row>
        <table:table-row table:style-name="ro1">
          <table:table-cell office:value-type="float" office:value="75910" calcext:value-type="float">
            <text:p>75910</text:p>
          </table:table-cell>
          <table:table-cell office:value-type="float" office:value="151819" calcext:value-type="float">
            <text:p>151819</text:p>
          </table:table-cell>
          <table:table-cell table:number-columns-repeated="7"/>
          <table:table-cell office:value-type="float" office:value="75900" calcext:value-type="float">
            <text:p>75900</text:p>
          </table:table-cell>
          <table:table-cell office:value-type="float" office:value="0.211356163024902" calcext:value-type="float">
            <text:p>0.211356163024902</text:p>
          </table:table-cell>
          <table:table-cell/>
          <table:table-cell office:value-type="float" office:value="75900" calcext:value-type="float">
            <text:p>75900</text:p>
          </table:table-cell>
          <table:table-cell office:value-type="float" office:value="0.179726839065552" calcext:value-type="float">
            <text:p>0.179726839065552</text:p>
          </table:table-cell>
        </table:table-row>
        <table:table-row table:style-name="ro1">
          <table:table-cell office:value-type="float" office:value="76010" calcext:value-type="float">
            <text:p>76010</text:p>
          </table:table-cell>
          <table:table-cell office:value-type="float" office:value="152019" calcext:value-type="float">
            <text:p>152019</text:p>
          </table:table-cell>
          <table:table-cell table:number-columns-repeated="7"/>
          <table:table-cell office:value-type="float" office:value="76000" calcext:value-type="float">
            <text:p>76000</text:p>
          </table:table-cell>
          <table:table-cell office:value-type="float" office:value="0.208014249801636" calcext:value-type="float">
            <text:p>0.208014249801636</text:p>
          </table:table-cell>
          <table:table-cell/>
          <table:table-cell office:value-type="float" office:value="76000" calcext:value-type="float">
            <text:p>76000</text:p>
          </table:table-cell>
          <table:table-cell office:value-type="float" office:value="0.182389497756958" calcext:value-type="float">
            <text:p>0.182389497756958</text:p>
          </table:table-cell>
        </table:table-row>
        <table:table-row table:style-name="ro1">
          <table:table-cell office:value-type="float" office:value="76110" calcext:value-type="float">
            <text:p>76110</text:p>
          </table:table-cell>
          <table:table-cell office:value-type="float" office:value="152219" calcext:value-type="float">
            <text:p>152219</text:p>
          </table:table-cell>
          <table:table-cell table:number-columns-repeated="7"/>
          <table:table-cell office:value-type="float" office:value="76100" calcext:value-type="float">
            <text:p>76100</text:p>
          </table:table-cell>
          <table:table-cell office:value-type="float" office:value="0.208391666412354" calcext:value-type="float">
            <text:p>0.208391666412354</text:p>
          </table:table-cell>
          <table:table-cell/>
          <table:table-cell office:value-type="float" office:value="76100" calcext:value-type="float">
            <text:p>76100</text:p>
          </table:table-cell>
          <table:table-cell office:value-type="float" office:value="0.207923412322998" calcext:value-type="float">
            <text:p>0.207923412322998</text:p>
          </table:table-cell>
        </table:table-row>
        <table:table-row table:style-name="ro1">
          <table:table-cell office:value-type="float" office:value="76210" calcext:value-type="float">
            <text:p>76210</text:p>
          </table:table-cell>
          <table:table-cell office:value-type="float" office:value="152419" calcext:value-type="float">
            <text:p>152419</text:p>
          </table:table-cell>
          <table:table-cell table:number-columns-repeated="7"/>
          <table:table-cell office:value-type="float" office:value="76200" calcext:value-type="float">
            <text:p>76200</text:p>
          </table:table-cell>
          <table:table-cell office:value-type="float" office:value="0.212295055389404" calcext:value-type="float">
            <text:p>0.212295055389404</text:p>
          </table:table-cell>
          <table:table-cell/>
          <table:table-cell office:value-type="float" office:value="76200" calcext:value-type="float">
            <text:p>76200</text:p>
          </table:table-cell>
          <table:table-cell office:value-type="float" office:value="0.2013099193573" calcext:value-type="float">
            <text:p>0.2013099193573</text:p>
          </table:table-cell>
        </table:table-row>
        <table:table-row table:style-name="ro1">
          <table:table-cell office:value-type="float" office:value="76310" calcext:value-type="float">
            <text:p>76310</text:p>
          </table:table-cell>
          <table:table-cell office:value-type="float" office:value="152619" calcext:value-type="float">
            <text:p>152619</text:p>
          </table:table-cell>
          <table:table-cell table:number-columns-repeated="7"/>
          <table:table-cell office:value-type="float" office:value="76300" calcext:value-type="float">
            <text:p>76300</text:p>
          </table:table-cell>
          <table:table-cell office:value-type="float" office:value="0.205555438995361" calcext:value-type="float">
            <text:p>0.205555438995361</text:p>
          </table:table-cell>
          <table:table-cell/>
          <table:table-cell office:value-type="float" office:value="76300" calcext:value-type="float">
            <text:p>76300</text:p>
          </table:table-cell>
          <table:table-cell office:value-type="float" office:value="0.177640199661255" calcext:value-type="float">
            <text:p>0.177640199661255</text:p>
          </table:table-cell>
        </table:table-row>
        <table:table-row table:style-name="ro1">
          <table:table-cell office:value-type="float" office:value="76410" calcext:value-type="float">
            <text:p>76410</text:p>
          </table:table-cell>
          <table:table-cell office:value-type="float" office:value="152819" calcext:value-type="float">
            <text:p>152819</text:p>
          </table:table-cell>
          <table:table-cell table:number-columns-repeated="7"/>
          <table:table-cell office:value-type="float" office:value="76400" calcext:value-type="float">
            <text:p>76400</text:p>
          </table:table-cell>
          <table:table-cell office:value-type="float" office:value="0.212757110595703" calcext:value-type="float">
            <text:p>0.212757110595703</text:p>
          </table:table-cell>
          <table:table-cell/>
          <table:table-cell office:value-type="float" office:value="76400" calcext:value-type="float">
            <text:p>76400</text:p>
          </table:table-cell>
          <table:table-cell office:value-type="float" office:value="0.171755075454712" calcext:value-type="float">
            <text:p>0.171755075454712</text:p>
          </table:table-cell>
        </table:table-row>
        <table:table-row table:style-name="ro1">
          <table:table-cell office:value-type="float" office:value="76510" calcext:value-type="float">
            <text:p>76510</text:p>
          </table:table-cell>
          <table:table-cell office:value-type="float" office:value="153019" calcext:value-type="float">
            <text:p>153019</text:p>
          </table:table-cell>
          <table:table-cell table:number-columns-repeated="7"/>
          <table:table-cell office:value-type="float" office:value="76500" calcext:value-type="float">
            <text:p>76500</text:p>
          </table:table-cell>
          <table:table-cell office:value-type="float" office:value="0.214307546615601" calcext:value-type="float">
            <text:p>0.214307546615601</text:p>
          </table:table-cell>
          <table:table-cell/>
          <table:table-cell office:value-type="float" office:value="76500" calcext:value-type="float">
            <text:p>76500</text:p>
          </table:table-cell>
          <table:table-cell office:value-type="float" office:value="0.178699016571045" calcext:value-type="float">
            <text:p>0.178699016571045</text:p>
          </table:table-cell>
        </table:table-row>
        <table:table-row table:style-name="ro1">
          <table:table-cell office:value-type="float" office:value="76610" calcext:value-type="float">
            <text:p>76610</text:p>
          </table:table-cell>
          <table:table-cell office:value-type="float" office:value="153219" calcext:value-type="float">
            <text:p>153219</text:p>
          </table:table-cell>
          <table:table-cell table:number-columns-repeated="7"/>
          <table:table-cell office:value-type="float" office:value="76600" calcext:value-type="float">
            <text:p>76600</text:p>
          </table:table-cell>
          <table:table-cell office:value-type="float" office:value="0.218430519104004" calcext:value-type="float">
            <text:p>0.218430519104004</text:p>
          </table:table-cell>
          <table:table-cell/>
          <table:table-cell office:value-type="float" office:value="76600" calcext:value-type="float">
            <text:p>76600</text:p>
          </table:table-cell>
          <table:table-cell office:value-type="float" office:value="0.182421684265137" calcext:value-type="float">
            <text:p>0.182421684265137</text:p>
          </table:table-cell>
        </table:table-row>
        <table:table-row table:style-name="ro1">
          <table:table-cell office:value-type="float" office:value="76710" calcext:value-type="float">
            <text:p>76710</text:p>
          </table:table-cell>
          <table:table-cell office:value-type="float" office:value="153419" calcext:value-type="float">
            <text:p>153419</text:p>
          </table:table-cell>
          <table:table-cell table:number-columns-repeated="7"/>
          <table:table-cell office:value-type="float" office:value="76700" calcext:value-type="float">
            <text:p>76700</text:p>
          </table:table-cell>
          <table:table-cell office:value-type="float" office:value="0.222182989120483" calcext:value-type="float">
            <text:p>0.222182989120483</text:p>
          </table:table-cell>
          <table:table-cell/>
          <table:table-cell office:value-type="float" office:value="76700" calcext:value-type="float">
            <text:p>76700</text:p>
          </table:table-cell>
          <table:table-cell office:value-type="float" office:value="0.178968191146851" calcext:value-type="float">
            <text:p>0.178968191146851</text:p>
          </table:table-cell>
        </table:table-row>
        <table:table-row table:style-name="ro1">
          <table:table-cell office:value-type="float" office:value="76810" calcext:value-type="float">
            <text:p>76810</text:p>
          </table:table-cell>
          <table:table-cell office:value-type="float" office:value="153619" calcext:value-type="float">
            <text:p>153619</text:p>
          </table:table-cell>
          <table:table-cell table:number-columns-repeated="7"/>
          <table:table-cell office:value-type="float" office:value="76800" calcext:value-type="float">
            <text:p>76800</text:p>
          </table:table-cell>
          <table:table-cell office:value-type="float" office:value="0.229140281677246" calcext:value-type="float">
            <text:p>0.229140281677246</text:p>
          </table:table-cell>
          <table:table-cell/>
          <table:table-cell office:value-type="float" office:value="76800" calcext:value-type="float">
            <text:p>76800</text:p>
          </table:table-cell>
          <table:table-cell office:value-type="float" office:value="0.17747950553894" calcext:value-type="float">
            <text:p>0.17747950553894</text:p>
          </table:table-cell>
        </table:table-row>
        <table:table-row table:style-name="ro1">
          <table:table-cell office:value-type="float" office:value="76910" calcext:value-type="float">
            <text:p>76910</text:p>
          </table:table-cell>
          <table:table-cell office:value-type="float" office:value="153819" calcext:value-type="float">
            <text:p>153819</text:p>
          </table:table-cell>
          <table:table-cell table:number-columns-repeated="7"/>
          <table:table-cell office:value-type="float" office:value="76900" calcext:value-type="float">
            <text:p>76900</text:p>
          </table:table-cell>
          <table:table-cell office:value-type="float" office:value="0.219658851623535" calcext:value-type="float">
            <text:p>0.219658851623535</text:p>
          </table:table-cell>
          <table:table-cell/>
          <table:table-cell office:value-type="float" office:value="76900" calcext:value-type="float">
            <text:p>76900</text:p>
          </table:table-cell>
          <table:table-cell office:value-type="float" office:value="0.172702312469482" calcext:value-type="float">
            <text:p>0.172702312469482</text:p>
          </table:table-cell>
        </table:table-row>
        <table:table-row table:style-name="ro1">
          <table:table-cell office:value-type="float" office:value="77010" calcext:value-type="float">
            <text:p>77010</text:p>
          </table:table-cell>
          <table:table-cell office:value-type="float" office:value="154019" calcext:value-type="float">
            <text:p>154019</text:p>
          </table:table-cell>
          <table:table-cell table:number-columns-repeated="7"/>
          <table:table-cell office:value-type="float" office:value="77000" calcext:value-type="float">
            <text:p>77000</text:p>
          </table:table-cell>
          <table:table-cell office:value-type="float" office:value="0.230038166046143" calcext:value-type="float">
            <text:p>0.230038166046143</text:p>
          </table:table-cell>
          <table:table-cell/>
          <table:table-cell office:value-type="float" office:value="77000" calcext:value-type="float">
            <text:p>77000</text:p>
          </table:table-cell>
          <table:table-cell office:value-type="float" office:value="0.175370693206787" calcext:value-type="float">
            <text:p>0.175370693206787</text:p>
          </table:table-cell>
        </table:table-row>
        <table:table-row table:style-name="ro1">
          <table:table-cell office:value-type="float" office:value="77110" calcext:value-type="float">
            <text:p>77110</text:p>
          </table:table-cell>
          <table:table-cell office:value-type="float" office:value="154219" calcext:value-type="float">
            <text:p>154219</text:p>
          </table:table-cell>
          <table:table-cell table:number-columns-repeated="7"/>
          <table:table-cell office:value-type="float" office:value="77100" calcext:value-type="float">
            <text:p>77100</text:p>
          </table:table-cell>
          <table:table-cell office:value-type="float" office:value="0.217752933502197" calcext:value-type="float">
            <text:p>0.217752933502197</text:p>
          </table:table-cell>
          <table:table-cell/>
          <table:table-cell office:value-type="float" office:value="77100" calcext:value-type="float">
            <text:p>77100</text:p>
          </table:table-cell>
          <table:table-cell office:value-type="float" office:value="0.176473379135132" calcext:value-type="float">
            <text:p>0.176473379135132</text:p>
          </table:table-cell>
        </table:table-row>
        <table:table-row table:style-name="ro1">
          <table:table-cell office:value-type="float" office:value="77210" calcext:value-type="float">
            <text:p>77210</text:p>
          </table:table-cell>
          <table:table-cell office:value-type="float" office:value="154419" calcext:value-type="float">
            <text:p>154419</text:p>
          </table:table-cell>
          <table:table-cell table:number-columns-repeated="7"/>
          <table:table-cell office:value-type="float" office:value="77200" calcext:value-type="float">
            <text:p>77200</text:p>
          </table:table-cell>
          <table:table-cell office:value-type="float" office:value="0.214756488800049" calcext:value-type="float">
            <text:p>0.214756488800049</text:p>
          </table:table-cell>
          <table:table-cell/>
          <table:table-cell office:value-type="float" office:value="77200" calcext:value-type="float">
            <text:p>77200</text:p>
          </table:table-cell>
          <table:table-cell office:value-type="float" office:value="0.178943872451782" calcext:value-type="float">
            <text:p>0.178943872451782</text:p>
          </table:table-cell>
        </table:table-row>
        <table:table-row table:style-name="ro1">
          <table:table-cell office:value-type="float" office:value="77310" calcext:value-type="float">
            <text:p>77310</text:p>
          </table:table-cell>
          <table:table-cell office:value-type="float" office:value="154619" calcext:value-type="float">
            <text:p>154619</text:p>
          </table:table-cell>
          <table:table-cell table:number-columns-repeated="7"/>
          <table:table-cell office:value-type="float" office:value="77300" calcext:value-type="float">
            <text:p>77300</text:p>
          </table:table-cell>
          <table:table-cell office:value-type="float" office:value="0.229780673980713" calcext:value-type="float">
            <text:p>0.229780673980713</text:p>
          </table:table-cell>
          <table:table-cell/>
          <table:table-cell office:value-type="float" office:value="77300" calcext:value-type="float">
            <text:p>77300</text:p>
          </table:table-cell>
          <table:table-cell office:value-type="float" office:value="0.175070285797119" calcext:value-type="float">
            <text:p>0.175070285797119</text:p>
          </table:table-cell>
        </table:table-row>
        <table:table-row table:style-name="ro1">
          <table:table-cell office:value-type="float" office:value="77410" calcext:value-type="float">
            <text:p>77410</text:p>
          </table:table-cell>
          <table:table-cell office:value-type="float" office:value="154819" calcext:value-type="float">
            <text:p>154819</text:p>
          </table:table-cell>
          <table:table-cell table:number-columns-repeated="7"/>
          <table:table-cell office:value-type="float" office:value="77400" calcext:value-type="float">
            <text:p>77400</text:p>
          </table:table-cell>
          <table:table-cell office:value-type="float" office:value="0.234122276306152" calcext:value-type="float">
            <text:p>0.234122276306152</text:p>
          </table:table-cell>
          <table:table-cell/>
          <table:table-cell office:value-type="float" office:value="77400" calcext:value-type="float">
            <text:p>77400</text:p>
          </table:table-cell>
          <table:table-cell office:value-type="float" office:value="0.181997060775757" calcext:value-type="float">
            <text:p>0.181997060775757</text:p>
          </table:table-cell>
        </table:table-row>
        <table:table-row table:style-name="ro1">
          <table:table-cell office:value-type="float" office:value="77510" calcext:value-type="float">
            <text:p>77510</text:p>
          </table:table-cell>
          <table:table-cell office:value-type="float" office:value="155019" calcext:value-type="float">
            <text:p>155019</text:p>
          </table:table-cell>
          <table:table-cell table:number-columns-repeated="7"/>
          <table:table-cell office:value-type="float" office:value="77500" calcext:value-type="float">
            <text:p>77500</text:p>
          </table:table-cell>
          <table:table-cell office:value-type="float" office:value="0.236735582351685" calcext:value-type="float">
            <text:p>0.236735582351685</text:p>
          </table:table-cell>
          <table:table-cell/>
          <table:table-cell office:value-type="float" office:value="77500" calcext:value-type="float">
            <text:p>77500</text:p>
          </table:table-cell>
          <table:table-cell office:value-type="float" office:value="0.211824417114258" calcext:value-type="float">
            <text:p>0.211824417114258</text:p>
          </table:table-cell>
        </table:table-row>
        <table:table-row table:style-name="ro1">
          <table:table-cell office:value-type="float" office:value="77610" calcext:value-type="float">
            <text:p>77610</text:p>
          </table:table-cell>
          <table:table-cell office:value-type="float" office:value="155219" calcext:value-type="float">
            <text:p>155219</text:p>
          </table:table-cell>
          <table:table-cell table:number-columns-repeated="7"/>
          <table:table-cell office:value-type="float" office:value="77600" calcext:value-type="float">
            <text:p>77600</text:p>
          </table:table-cell>
          <table:table-cell office:value-type="float" office:value="0.235647439956665" calcext:value-type="float">
            <text:p>0.235647439956665</text:p>
          </table:table-cell>
          <table:table-cell/>
          <table:table-cell office:value-type="float" office:value="77600" calcext:value-type="float">
            <text:p>77600</text:p>
          </table:table-cell>
          <table:table-cell office:value-type="float" office:value="0.186913728713989" calcext:value-type="float">
            <text:p>0.186913728713989</text:p>
          </table:table-cell>
        </table:table-row>
        <table:table-row table:style-name="ro1">
          <table:table-cell office:value-type="float" office:value="77710" calcext:value-type="float">
            <text:p>77710</text:p>
          </table:table-cell>
          <table:table-cell office:value-type="float" office:value="155419" calcext:value-type="float">
            <text:p>155419</text:p>
          </table:table-cell>
          <table:table-cell table:number-columns-repeated="7"/>
          <table:table-cell office:value-type="float" office:value="77700" calcext:value-type="float">
            <text:p>77700</text:p>
          </table:table-cell>
          <table:table-cell office:value-type="float" office:value="0.234044551849365" calcext:value-type="float">
            <text:p>0.234044551849365</text:p>
          </table:table-cell>
          <table:table-cell/>
          <table:table-cell office:value-type="float" office:value="77700" calcext:value-type="float">
            <text:p>77700</text:p>
          </table:table-cell>
          <table:table-cell office:value-type="float" office:value="0.187371730804443" calcext:value-type="float">
            <text:p>0.187371730804443</text:p>
          </table:table-cell>
        </table:table-row>
        <table:table-row table:style-name="ro1">
          <table:table-cell office:value-type="float" office:value="77810" calcext:value-type="float">
            <text:p>77810</text:p>
          </table:table-cell>
          <table:table-cell office:value-type="float" office:value="155619" calcext:value-type="float">
            <text:p>155619</text:p>
          </table:table-cell>
          <table:table-cell table:number-columns-repeated="7"/>
          <table:table-cell office:value-type="float" office:value="77800" calcext:value-type="float">
            <text:p>77800</text:p>
          </table:table-cell>
          <table:table-cell office:value-type="float" office:value="0.233807563781738" calcext:value-type="float">
            <text:p>0.233807563781738</text:p>
          </table:table-cell>
          <table:table-cell/>
          <table:table-cell office:value-type="float" office:value="77800" calcext:value-type="float">
            <text:p>77800</text:p>
          </table:table-cell>
          <table:table-cell office:value-type="float" office:value="0.177809715270996" calcext:value-type="float">
            <text:p>0.177809715270996</text:p>
          </table:table-cell>
        </table:table-row>
        <table:table-row table:style-name="ro1">
          <table:table-cell office:value-type="float" office:value="77910" calcext:value-type="float">
            <text:p>77910</text:p>
          </table:table-cell>
          <table:table-cell office:value-type="float" office:value="155819" calcext:value-type="float">
            <text:p>155819</text:p>
          </table:table-cell>
          <table:table-cell table:number-columns-repeated="7"/>
          <table:table-cell office:value-type="float" office:value="77900" calcext:value-type="float">
            <text:p>77900</text:p>
          </table:table-cell>
          <table:table-cell office:value-type="float" office:value="0.221432209014893" calcext:value-type="float">
            <text:p>0.221432209014893</text:p>
          </table:table-cell>
          <table:table-cell/>
          <table:table-cell office:value-type="float" office:value="77900" calcext:value-type="float">
            <text:p>77900</text:p>
          </table:table-cell>
          <table:table-cell office:value-type="float" office:value="0.191876411437988" calcext:value-type="float">
            <text:p>0.191876411437988</text:p>
          </table:table-cell>
        </table:table-row>
        <table:table-row table:style-name="ro1">
          <table:table-cell office:value-type="float" office:value="78010" calcext:value-type="float">
            <text:p>78010</text:p>
          </table:table-cell>
          <table:table-cell office:value-type="float" office:value="156019" calcext:value-type="float">
            <text:p>156019</text:p>
          </table:table-cell>
          <table:table-cell table:number-columns-repeated="7"/>
          <table:table-cell office:value-type="float" office:value="78000" calcext:value-type="float">
            <text:p>78000</text:p>
          </table:table-cell>
          <table:table-cell office:value-type="float" office:value="0.229844331741333" calcext:value-type="float">
            <text:p>0.229844331741333</text:p>
          </table:table-cell>
          <table:table-cell/>
          <table:table-cell office:value-type="float" office:value="78000" calcext:value-type="float">
            <text:p>78000</text:p>
          </table:table-cell>
          <table:table-cell office:value-type="float" office:value="0.181800842285156" calcext:value-type="float">
            <text:p>0.181800842285156</text:p>
          </table:table-cell>
        </table:table-row>
        <table:table-row table:style-name="ro1">
          <table:table-cell office:value-type="float" office:value="78110" calcext:value-type="float">
            <text:p>78110</text:p>
          </table:table-cell>
          <table:table-cell office:value-type="float" office:value="156219" calcext:value-type="float">
            <text:p>156219</text:p>
          </table:table-cell>
          <table:table-cell table:number-columns-repeated="7"/>
          <table:table-cell office:value-type="float" office:value="78100" calcext:value-type="float">
            <text:p>78100</text:p>
          </table:table-cell>
          <table:table-cell office:value-type="float" office:value="0.232485771179199" calcext:value-type="float">
            <text:p>0.232485771179199</text:p>
          </table:table-cell>
          <table:table-cell/>
          <table:table-cell office:value-type="float" office:value="78100" calcext:value-type="float">
            <text:p>78100</text:p>
          </table:table-cell>
          <table:table-cell office:value-type="float" office:value="0.190974950790405" calcext:value-type="float">
            <text:p>0.190974950790405</text:p>
          </table:table-cell>
        </table:table-row>
        <table:table-row table:style-name="ro1">
          <table:table-cell office:value-type="float" office:value="78210" calcext:value-type="float">
            <text:p>78210</text:p>
          </table:table-cell>
          <table:table-cell office:value-type="float" office:value="156419" calcext:value-type="float">
            <text:p>156419</text:p>
          </table:table-cell>
          <table:table-cell table:number-columns-repeated="7"/>
          <table:table-cell office:value-type="float" office:value="78200" calcext:value-type="float">
            <text:p>78200</text:p>
          </table:table-cell>
          <table:table-cell office:value-type="float" office:value="0.232156753540039" calcext:value-type="float">
            <text:p>0.232156753540039</text:p>
          </table:table-cell>
          <table:table-cell/>
          <table:table-cell office:value-type="float" office:value="78200" calcext:value-type="float">
            <text:p>78200</text:p>
          </table:table-cell>
          <table:table-cell office:value-type="float" office:value="0.198036909103394" calcext:value-type="float">
            <text:p>0.198036909103394</text:p>
          </table:table-cell>
        </table:table-row>
        <table:table-row table:style-name="ro1">
          <table:table-cell office:value-type="float" office:value="78310" calcext:value-type="float">
            <text:p>78310</text:p>
          </table:table-cell>
          <table:table-cell office:value-type="float" office:value="156619" calcext:value-type="float">
            <text:p>156619</text:p>
          </table:table-cell>
          <table:table-cell table:number-columns-repeated="7"/>
          <table:table-cell office:value-type="float" office:value="78300" calcext:value-type="float">
            <text:p>78300</text:p>
          </table:table-cell>
          <table:table-cell office:value-type="float" office:value="0.225940465927124" calcext:value-type="float">
            <text:p>0.225940465927124</text:p>
          </table:table-cell>
          <table:table-cell/>
          <table:table-cell office:value-type="float" office:value="78300" calcext:value-type="float">
            <text:p>78300</text:p>
          </table:table-cell>
          <table:table-cell office:value-type="float" office:value="0.230147123336792" calcext:value-type="float">
            <text:p>0.230147123336792</text:p>
          </table:table-cell>
        </table:table-row>
        <table:table-row table:style-name="ro1">
          <table:table-cell office:value-type="float" office:value="78410" calcext:value-type="float">
            <text:p>78410</text:p>
          </table:table-cell>
          <table:table-cell office:value-type="float" office:value="156819" calcext:value-type="float">
            <text:p>156819</text:p>
          </table:table-cell>
          <table:table-cell table:number-columns-repeated="7"/>
          <table:table-cell office:value-type="float" office:value="78400" calcext:value-type="float">
            <text:p>78400</text:p>
          </table:table-cell>
          <table:table-cell office:value-type="float" office:value="0.222987413406372" calcext:value-type="float">
            <text:p>0.222987413406372</text:p>
          </table:table-cell>
          <table:table-cell/>
          <table:table-cell office:value-type="float" office:value="78400" calcext:value-type="float">
            <text:p>78400</text:p>
          </table:table-cell>
          <table:table-cell office:value-type="float" office:value="0.191491365432739" calcext:value-type="float">
            <text:p>0.191491365432739</text:p>
          </table:table-cell>
        </table:table-row>
        <table:table-row table:style-name="ro1">
          <table:table-cell office:value-type="float" office:value="78510" calcext:value-type="float">
            <text:p>78510</text:p>
          </table:table-cell>
          <table:table-cell office:value-type="float" office:value="157019" calcext:value-type="float">
            <text:p>157019</text:p>
          </table:table-cell>
          <table:table-cell table:number-columns-repeated="7"/>
          <table:table-cell office:value-type="float" office:value="78500" calcext:value-type="float">
            <text:p>78500</text:p>
          </table:table-cell>
          <table:table-cell office:value-type="float" office:value="0.222310781478882" calcext:value-type="float">
            <text:p>0.222310781478882</text:p>
          </table:table-cell>
          <table:table-cell/>
          <table:table-cell office:value-type="float" office:value="78500" calcext:value-type="float">
            <text:p>78500</text:p>
          </table:table-cell>
          <table:table-cell office:value-type="float" office:value="0.200771808624268" calcext:value-type="float">
            <text:p>0.20077180862426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float" office:value="157219" calcext:value-type="float">
            <text:p>157219</text:p>
          </table:table-cell>
          <table:table-cell table:number-columns-repeated="7"/>
          <table:table-cell office:value-type="float" office:value="78600" calcext:value-type="float">
            <text:p>78600</text:p>
          </table:table-cell>
          <table:table-cell office:value-type="float" office:value="0.220706462860107" calcext:value-type="float">
            <text:p>0.220706462860107</text:p>
          </table:table-cell>
          <table:table-cell/>
          <table:table-cell office:value-type="float" office:value="78600" calcext:value-type="float">
            <text:p>78600</text:p>
          </table:table-cell>
          <table:table-cell office:value-type="float" office:value="0.228654623031616" calcext:value-type="float">
            <text:p>0.228654623031616</text:p>
          </table:table-cell>
        </table:table-row>
        <table:table-row table:style-name="ro1">
          <table:table-cell office:value-type="float" office:value="78710" calcext:value-type="float">
            <text:p>78710</text:p>
          </table:table-cell>
          <table:table-cell office:value-type="float" office:value="157419" calcext:value-type="float">
            <text:p>157419</text:p>
          </table:table-cell>
          <table:table-cell table:number-columns-repeated="7"/>
          <table:table-cell office:value-type="float" office:value="78700" calcext:value-type="float">
            <text:p>78700</text:p>
          </table:table-cell>
          <table:table-cell office:value-type="float" office:value="0.21997857093811" calcext:value-type="float">
            <text:p>0.21997857093811</text:p>
          </table:table-cell>
          <table:table-cell/>
          <table:table-cell office:value-type="float" office:value="78700" calcext:value-type="float">
            <text:p>78700</text:p>
          </table:table-cell>
          <table:table-cell office:value-type="float" office:value="0.19747805595398" calcext:value-type="float">
            <text:p>0.19747805595398</text:p>
          </table:table-cell>
        </table:table-row>
        <table:table-row table:style-name="ro1">
          <table:table-cell office:value-type="float" office:value="78810" calcext:value-type="float">
            <text:p>78810</text:p>
          </table:table-cell>
          <table:table-cell office:value-type="float" office:value="157619" calcext:value-type="float">
            <text:p>157619</text:p>
          </table:table-cell>
          <table:table-cell table:number-columns-repeated="7"/>
          <table:table-cell office:value-type="float" office:value="78800" calcext:value-type="float">
            <text:p>78800</text:p>
          </table:table-cell>
          <table:table-cell office:value-type="float" office:value="0.220728158950806" calcext:value-type="float">
            <text:p>0.220728158950806</text:p>
          </table:table-cell>
          <table:table-cell/>
          <table:table-cell office:value-type="float" office:value="78800" calcext:value-type="float">
            <text:p>78800</text:p>
          </table:table-cell>
          <table:table-cell office:value-type="float" office:value="0.204262018203735" calcext:value-type="float">
            <text:p>0.204262018203735</text:p>
          </table:table-cell>
        </table:table-row>
        <table:table-row table:style-name="ro1">
          <table:table-cell office:value-type="float" office:value="78910" calcext:value-type="float">
            <text:p>78910</text:p>
          </table:table-cell>
          <table:table-cell office:value-type="float" office:value="157819" calcext:value-type="float">
            <text:p>157819</text:p>
          </table:table-cell>
          <table:table-cell table:number-columns-repeated="7"/>
          <table:table-cell office:value-type="float" office:value="78900" calcext:value-type="float">
            <text:p>78900</text:p>
          </table:table-cell>
          <table:table-cell office:value-type="float" office:value="0.220954179763794" calcext:value-type="float">
            <text:p>0.220954179763794</text:p>
          </table:table-cell>
          <table:table-cell/>
          <table:table-cell office:value-type="float" office:value="78900" calcext:value-type="float">
            <text:p>78900</text:p>
          </table:table-cell>
          <table:table-cell office:value-type="float" office:value="0.247671842575073" calcext:value-type="float">
            <text:p>0.247671842575073</text:p>
          </table:table-cell>
        </table:table-row>
        <table:table-row table:style-name="ro1">
          <table:table-cell office:value-type="float" office:value="79010" calcext:value-type="float">
            <text:p>79010</text:p>
          </table:table-cell>
          <table:table-cell office:value-type="float" office:value="158019" calcext:value-type="float">
            <text:p>158019</text:p>
          </table:table-cell>
          <table:table-cell table:number-columns-repeated="7"/>
          <table:table-cell office:value-type="float" office:value="79000" calcext:value-type="float">
            <text:p>79000</text:p>
          </table:table-cell>
          <table:table-cell office:value-type="float" office:value="0.222966909408569" calcext:value-type="float">
            <text:p>0.222966909408569</text:p>
          </table:table-cell>
          <table:table-cell/>
          <table:table-cell office:value-type="float" office:value="79000" calcext:value-type="float">
            <text:p>79000</text:p>
          </table:table-cell>
          <table:table-cell office:value-type="float" office:value="0.204482316970825" calcext:value-type="float">
            <text:p>0.204482316970825</text:p>
          </table:table-cell>
        </table:table-row>
        <table:table-row table:style-name="ro1">
          <table:table-cell office:value-type="float" office:value="79110" calcext:value-type="float">
            <text:p>79110</text:p>
          </table:table-cell>
          <table:table-cell office:value-type="float" office:value="158219" calcext:value-type="float">
            <text:p>158219</text:p>
          </table:table-cell>
          <table:table-cell table:number-columns-repeated="7"/>
          <table:table-cell office:value-type="float" office:value="79100" calcext:value-type="float">
            <text:p>79100</text:p>
          </table:table-cell>
          <table:table-cell office:value-type="float" office:value="0.221236944198608" calcext:value-type="float">
            <text:p>0.221236944198608</text:p>
          </table:table-cell>
          <table:table-cell/>
          <table:table-cell office:value-type="float" office:value="79100" calcext:value-type="float">
            <text:p>79100</text:p>
          </table:table-cell>
          <table:table-cell office:value-type="float" office:value="0.193427562713623" calcext:value-type="float">
            <text:p>0.193427562713623</text:p>
          </table:table-cell>
        </table:table-row>
        <table:table-row table:style-name="ro1">
          <table:table-cell office:value-type="float" office:value="79210" calcext:value-type="float">
            <text:p>79210</text:p>
          </table:table-cell>
          <table:table-cell office:value-type="float" office:value="158419" calcext:value-type="float">
            <text:p>158419</text:p>
          </table:table-cell>
          <table:table-cell table:number-columns-repeated="7"/>
          <table:table-cell office:value-type="float" office:value="79200" calcext:value-type="float">
            <text:p>79200</text:p>
          </table:table-cell>
          <table:table-cell office:value-type="float" office:value="0.22563648223877" calcext:value-type="float">
            <text:p>0.22563648223877</text:p>
          </table:table-cell>
          <table:table-cell/>
          <table:table-cell office:value-type="float" office:value="79200" calcext:value-type="float">
            <text:p>79200</text:p>
          </table:table-cell>
          <table:table-cell office:value-type="float" office:value="0.193843841552734" calcext:value-type="float">
            <text:p>0.193843841552734</text:p>
          </table:table-cell>
        </table:table-row>
        <table:table-row table:style-name="ro1">
          <table:table-cell office:value-type="float" office:value="79310" calcext:value-type="float">
            <text:p>79310</text:p>
          </table:table-cell>
          <table:table-cell office:value-type="float" office:value="158619" calcext:value-type="float">
            <text:p>158619</text:p>
          </table:table-cell>
          <table:table-cell table:number-columns-repeated="7"/>
          <table:table-cell office:value-type="float" office:value="79300" calcext:value-type="float">
            <text:p>79300</text:p>
          </table:table-cell>
          <table:table-cell office:value-type="float" office:value="0.223721742630005" calcext:value-type="float">
            <text:p>0.223721742630005</text:p>
          </table:table-cell>
          <table:table-cell/>
          <table:table-cell office:value-type="float" office:value="79300" calcext:value-type="float">
            <text:p>79300</text:p>
          </table:table-cell>
          <table:table-cell office:value-type="float" office:value="0.197912693023682" calcext:value-type="float">
            <text:p>0.197912693023682</text:p>
          </table:table-cell>
        </table:table-row>
        <table:table-row table:style-name="ro1">
          <table:table-cell office:value-type="float" office:value="79410" calcext:value-type="float">
            <text:p>79410</text:p>
          </table:table-cell>
          <table:table-cell office:value-type="float" office:value="158819" calcext:value-type="float">
            <text:p>158819</text:p>
          </table:table-cell>
          <table:table-cell table:number-columns-repeated="7"/>
          <table:table-cell office:value-type="float" office:value="79400" calcext:value-type="float">
            <text:p>79400</text:p>
          </table:table-cell>
          <table:table-cell office:value-type="float" office:value="0.228582620620728" calcext:value-type="float">
            <text:p>0.228582620620728</text:p>
          </table:table-cell>
          <table:table-cell/>
          <table:table-cell office:value-type="float" office:value="79400" calcext:value-type="float">
            <text:p>79400</text:p>
          </table:table-cell>
          <table:table-cell office:value-type="float" office:value="0.189156293869019" calcext:value-type="float">
            <text:p>0.189156293869019</text:p>
          </table:table-cell>
        </table:table-row>
        <table:table-row table:style-name="ro1">
          <table:table-cell office:value-type="float" office:value="79510" calcext:value-type="float">
            <text:p>79510</text:p>
          </table:table-cell>
          <table:table-cell office:value-type="float" office:value="159019" calcext:value-type="float">
            <text:p>159019</text:p>
          </table:table-cell>
          <table:table-cell table:number-columns-repeated="7"/>
          <table:table-cell office:value-type="float" office:value="79500" calcext:value-type="float">
            <text:p>79500</text:p>
          </table:table-cell>
          <table:table-cell office:value-type="float" office:value="0.22870659828186" calcext:value-type="float">
            <text:p>0.22870659828186</text:p>
          </table:table-cell>
          <table:table-cell/>
          <table:table-cell office:value-type="float" office:value="79500" calcext:value-type="float">
            <text:p>79500</text:p>
          </table:table-cell>
          <table:table-cell office:value-type="float" office:value="0.186825275421143" calcext:value-type="float">
            <text:p>0.186825275421143</text:p>
          </table:table-cell>
        </table:table-row>
        <table:table-row table:style-name="ro1">
          <table:table-cell office:value-type="float" office:value="79610" calcext:value-type="float">
            <text:p>79610</text:p>
          </table:table-cell>
          <table:table-cell office:value-type="float" office:value="159219" calcext:value-type="float">
            <text:p>159219</text:p>
          </table:table-cell>
          <table:table-cell table:number-columns-repeated="7"/>
          <table:table-cell office:value-type="float" office:value="79600" calcext:value-type="float">
            <text:p>79600</text:p>
          </table:table-cell>
          <table:table-cell office:value-type="float" office:value="0.231830596923828" calcext:value-type="float">
            <text:p>0.231830596923828</text:p>
          </table:table-cell>
          <table:table-cell/>
          <table:table-cell office:value-type="float" office:value="79600" calcext:value-type="float">
            <text:p>79600</text:p>
          </table:table-cell>
          <table:table-cell office:value-type="float" office:value="0.190205812454224" calcext:value-type="float">
            <text:p>0.190205812454224</text:p>
          </table:table-cell>
        </table:table-row>
        <table:table-row table:style-name="ro1">
          <table:table-cell office:value-type="float" office:value="79710" calcext:value-type="float">
            <text:p>79710</text:p>
          </table:table-cell>
          <table:table-cell office:value-type="float" office:value="159419" calcext:value-type="float">
            <text:p>159419</text:p>
          </table:table-cell>
          <table:table-cell table:number-columns-repeated="7"/>
          <table:table-cell office:value-type="float" office:value="79700" calcext:value-type="float">
            <text:p>79700</text:p>
          </table:table-cell>
          <table:table-cell office:value-type="float" office:value="0.225729942321777" calcext:value-type="float">
            <text:p>0.225729942321777</text:p>
          </table:table-cell>
          <table:table-cell/>
          <table:table-cell office:value-type="float" office:value="79700" calcext:value-type="float">
            <text:p>79700</text:p>
          </table:table-cell>
          <table:table-cell office:value-type="float" office:value="0.185970306396484" calcext:value-type="float">
            <text:p>0.185970306396484</text:p>
          </table:table-cell>
        </table:table-row>
        <table:table-row table:style-name="ro1">
          <table:table-cell office:value-type="float" office:value="79810" calcext:value-type="float">
            <text:p>79810</text:p>
          </table:table-cell>
          <table:table-cell office:value-type="float" office:value="159619" calcext:value-type="float">
            <text:p>159619</text:p>
          </table:table-cell>
          <table:table-cell table:number-columns-repeated="7"/>
          <table:table-cell office:value-type="float" office:value="79800" calcext:value-type="float">
            <text:p>79800</text:p>
          </table:table-cell>
          <table:table-cell office:value-type="float" office:value="0.236106157302856" calcext:value-type="float">
            <text:p>0.236106157302856</text:p>
          </table:table-cell>
          <table:table-cell/>
          <table:table-cell office:value-type="float" office:value="79800" calcext:value-type="float">
            <text:p>79800</text:p>
          </table:table-cell>
          <table:table-cell office:value-type="float" office:value="0.188036203384399" calcext:value-type="float">
            <text:p>0.188036203384399</text:p>
          </table:table-cell>
        </table:table-row>
        <table:table-row table:style-name="ro1">
          <table:table-cell office:value-type="float" office:value="79910" calcext:value-type="float">
            <text:p>79910</text:p>
          </table:table-cell>
          <table:table-cell office:value-type="float" office:value="159819" calcext:value-type="float">
            <text:p>159819</text:p>
          </table:table-cell>
          <table:table-cell table:number-columns-repeated="7"/>
          <table:table-cell office:value-type="float" office:value="79900" calcext:value-type="float">
            <text:p>79900</text:p>
          </table:table-cell>
          <table:table-cell office:value-type="float" office:value="0.234142780303955" calcext:value-type="float">
            <text:p>0.234142780303955</text:p>
          </table:table-cell>
          <table:table-cell/>
          <table:table-cell office:value-type="float" office:value="79900" calcext:value-type="float">
            <text:p>79900</text:p>
          </table:table-cell>
          <table:table-cell office:value-type="float" office:value="0.189594268798828" calcext:value-type="float">
            <text:p>0.189594268798828</text:p>
          </table:table-cell>
        </table:table-row>
        <table:table-row table:style-name="ro1">
          <table:table-cell office:value-type="float" office:value="80010" calcext:value-type="float">
            <text:p>80010</text:p>
          </table:table-cell>
          <table:table-cell office:value-type="float" office:value="160019" calcext:value-type="float">
            <text:p>160019</text:p>
          </table:table-cell>
          <table:table-cell table:number-columns-repeated="7"/>
          <table:table-cell office:value-type="float" office:value="80000" calcext:value-type="float">
            <text:p>80000</text:p>
          </table:table-cell>
          <table:table-cell office:value-type="float" office:value="0.237406492233276" calcext:value-type="float">
            <text:p>0.237406492233276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0.191737174987793" calcext:value-type="float">
            <text:p>0.191737174987793</text:p>
          </table:table-cell>
        </table:table-row>
        <table:table-row table:style-name="ro1">
          <table:table-cell office:value-type="float" office:value="80110" calcext:value-type="float">
            <text:p>80110</text:p>
          </table:table-cell>
          <table:table-cell office:value-type="float" office:value="160219" calcext:value-type="float">
            <text:p>160219</text:p>
          </table:table-cell>
          <table:table-cell table:number-columns-repeated="7"/>
          <table:table-cell office:value-type="float" office:value="80100" calcext:value-type="float">
            <text:p>80100</text:p>
          </table:table-cell>
          <table:table-cell office:value-type="float" office:value="0.234021902084351" calcext:value-type="float">
            <text:p>0.234021902084351</text:p>
          </table:table-cell>
          <table:table-cell/>
          <table:table-cell office:value-type="float" office:value="80100" calcext:value-type="float">
            <text:p>80100</text:p>
          </table:table-cell>
          <table:table-cell office:value-type="float" office:value="0.194568395614624" calcext:value-type="float">
            <text:p>0.194568395614624</text:p>
          </table:table-cell>
        </table:table-row>
        <table:table-row table:style-name="ro1">
          <table:table-cell office:value-type="float" office:value="80210" calcext:value-type="float">
            <text:p>80210</text:p>
          </table:table-cell>
          <table:table-cell office:value-type="float" office:value="160419" calcext:value-type="float">
            <text:p>160419</text:p>
          </table:table-cell>
          <table:table-cell table:number-columns-repeated="7"/>
          <table:table-cell office:value-type="float" office:value="80200" calcext:value-type="float">
            <text:p>80200</text:p>
          </table:table-cell>
          <table:table-cell office:value-type="float" office:value="0.228151798248291" calcext:value-type="float">
            <text:p>0.228151798248291</text:p>
          </table:table-cell>
          <table:table-cell/>
          <table:table-cell office:value-type="float" office:value="80200" calcext:value-type="float">
            <text:p>80200</text:p>
          </table:table-cell>
          <table:table-cell office:value-type="float" office:value="0.189816236495972" calcext:value-type="float">
            <text:p>0.189816236495972</text:p>
          </table:table-cell>
        </table:table-row>
        <table:table-row table:style-name="ro1">
          <table:table-cell office:value-type="float" office:value="80310" calcext:value-type="float">
            <text:p>80310</text:p>
          </table:table-cell>
          <table:table-cell office:value-type="float" office:value="160619" calcext:value-type="float">
            <text:p>160619</text:p>
          </table:table-cell>
          <table:table-cell table:number-columns-repeated="7"/>
          <table:table-cell office:value-type="float" office:value="80300" calcext:value-type="float">
            <text:p>80300</text:p>
          </table:table-cell>
          <table:table-cell office:value-type="float" office:value="0.232431888580322" calcext:value-type="float">
            <text:p>0.232431888580322</text:p>
          </table:table-cell>
          <table:table-cell/>
          <table:table-cell office:value-type="float" office:value="80300" calcext:value-type="float">
            <text:p>80300</text:p>
          </table:table-cell>
          <table:table-cell office:value-type="float" office:value="0.193128108978271" calcext:value-type="float">
            <text:p>0.193128108978271</text:p>
          </table:table-cell>
        </table:table-row>
        <table:table-row table:style-name="ro1">
          <table:table-cell office:value-type="float" office:value="80410" calcext:value-type="float">
            <text:p>80410</text:p>
          </table:table-cell>
          <table:table-cell office:value-type="float" office:value="160819" calcext:value-type="float">
            <text:p>160819</text:p>
          </table:table-cell>
          <table:table-cell table:number-columns-repeated="7"/>
          <table:table-cell office:value-type="float" office:value="80400" calcext:value-type="float">
            <text:p>80400</text:p>
          </table:table-cell>
          <table:table-cell office:value-type="float" office:value="0.235645055770874" calcext:value-type="float">
            <text:p>0.235645055770874</text:p>
          </table:table-cell>
          <table:table-cell/>
          <table:table-cell office:value-type="float" office:value="80400" calcext:value-type="float">
            <text:p>80400</text:p>
          </table:table-cell>
          <table:table-cell office:value-type="float" office:value="0.195633411407471" calcext:value-type="float">
            <text:p>0.195633411407471</text:p>
          </table:table-cell>
        </table:table-row>
        <table:table-row table:style-name="ro1">
          <table:table-cell office:value-type="float" office:value="80510" calcext:value-type="float">
            <text:p>80510</text:p>
          </table:table-cell>
          <table:table-cell office:value-type="float" office:value="161019" calcext:value-type="float">
            <text:p>161019</text:p>
          </table:table-cell>
          <table:table-cell table:number-columns-repeated="7"/>
          <table:table-cell office:value-type="float" office:value="80500" calcext:value-type="float">
            <text:p>80500</text:p>
          </table:table-cell>
          <table:table-cell office:value-type="float" office:value="0.239964485168457" calcext:value-type="float">
            <text:p>0.239964485168457</text:p>
          </table:table-cell>
          <table:table-cell/>
          <table:table-cell office:value-type="float" office:value="80500" calcext:value-type="float">
            <text:p>80500</text:p>
          </table:table-cell>
          <table:table-cell office:value-type="float" office:value="0.195133686065674" calcext:value-type="float">
            <text:p>0.195133686065674</text:p>
          </table:table-cell>
        </table:table-row>
        <table:table-row table:style-name="ro1">
          <table:table-cell office:value-type="float" office:value="80610" calcext:value-type="float">
            <text:p>80610</text:p>
          </table:table-cell>
          <table:table-cell office:value-type="float" office:value="161219" calcext:value-type="float">
            <text:p>161219</text:p>
          </table:table-cell>
          <table:table-cell table:number-columns-repeated="7"/>
          <table:table-cell office:value-type="float" office:value="80600" calcext:value-type="float">
            <text:p>80600</text:p>
          </table:table-cell>
          <table:table-cell office:value-type="float" office:value="0.236660480499268" calcext:value-type="float">
            <text:p>0.236660480499268</text:p>
          </table:table-cell>
          <table:table-cell/>
          <table:table-cell office:value-type="float" office:value="80600" calcext:value-type="float">
            <text:p>80600</text:p>
          </table:table-cell>
          <table:table-cell office:value-type="float" office:value="0.196276187896729" calcext:value-type="float">
            <text:p>0.196276187896729</text:p>
          </table:table-cell>
        </table:table-row>
        <table:table-row table:style-name="ro1">
          <table:table-cell office:value-type="float" office:value="80710" calcext:value-type="float">
            <text:p>80710</text:p>
          </table:table-cell>
          <table:table-cell office:value-type="float" office:value="161419" calcext:value-type="float">
            <text:p>161419</text:p>
          </table:table-cell>
          <table:table-cell table:number-columns-repeated="7"/>
          <table:table-cell office:value-type="float" office:value="80700" calcext:value-type="float">
            <text:p>80700</text:p>
          </table:table-cell>
          <table:table-cell office:value-type="float" office:value="0.229697465896606" calcext:value-type="float">
            <text:p>0.229697465896606</text:p>
          </table:table-cell>
          <table:table-cell/>
          <table:table-cell office:value-type="float" office:value="80700" calcext:value-type="float">
            <text:p>80700</text:p>
          </table:table-cell>
          <table:table-cell office:value-type="float" office:value="0.204007625579834" calcext:value-type="float">
            <text:p>0.204007625579834</text:p>
          </table:table-cell>
        </table:table-row>
        <table:table-row table:style-name="ro1">
          <table:table-cell office:value-type="float" office:value="80810" calcext:value-type="float">
            <text:p>80810</text:p>
          </table:table-cell>
          <table:table-cell office:value-type="float" office:value="161619" calcext:value-type="float">
            <text:p>161619</text:p>
          </table:table-cell>
          <table:table-cell table:number-columns-repeated="7"/>
          <table:table-cell office:value-type="float" office:value="80800" calcext:value-type="float">
            <text:p>80800</text:p>
          </table:table-cell>
          <table:table-cell office:value-type="float" office:value="0.230299472808838" calcext:value-type="float">
            <text:p>0.230299472808838</text:p>
          </table:table-cell>
          <table:table-cell/>
          <table:table-cell office:value-type="float" office:value="80800" calcext:value-type="float">
            <text:p>80800</text:p>
          </table:table-cell>
          <table:table-cell office:value-type="float" office:value="0.194543361663818" calcext:value-type="float">
            <text:p>0.194543361663818</text:p>
          </table:table-cell>
        </table:table-row>
        <table:table-row table:style-name="ro1">
          <table:table-cell office:value-type="float" office:value="80910" calcext:value-type="float">
            <text:p>80910</text:p>
          </table:table-cell>
          <table:table-cell office:value-type="float" office:value="161819" calcext:value-type="float">
            <text:p>161819</text:p>
          </table:table-cell>
          <table:table-cell table:number-columns-repeated="7"/>
          <table:table-cell office:value-type="float" office:value="80900" calcext:value-type="float">
            <text:p>80900</text:p>
          </table:table-cell>
          <table:table-cell office:value-type="float" office:value="0.229241609573364" calcext:value-type="float">
            <text:p>0.229241609573364</text:p>
          </table:table-cell>
          <table:table-cell/>
          <table:table-cell office:value-type="float" office:value="80900" calcext:value-type="float">
            <text:p>80900</text:p>
          </table:table-cell>
          <table:table-cell office:value-type="float" office:value="0.193081855773926" calcext:value-type="float">
            <text:p>0.193081855773926</text:p>
          </table:table-cell>
        </table:table-row>
        <table:table-row table:style-name="ro1">
          <table:table-cell office:value-type="float" office:value="81010" calcext:value-type="float">
            <text:p>81010</text:p>
          </table:table-cell>
          <table:table-cell office:value-type="float" office:value="162019" calcext:value-type="float">
            <text:p>162019</text:p>
          </table:table-cell>
          <table:table-cell table:number-columns-repeated="7"/>
          <table:table-cell office:value-type="float" office:value="81000" calcext:value-type="float">
            <text:p>81000</text:p>
          </table:table-cell>
          <table:table-cell office:value-type="float" office:value="0.233348846435547" calcext:value-type="float">
            <text:p>0.23334884643554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float" office:value="0.192943334579468" calcext:value-type="float">
            <text:p>0.192943334579468</text:p>
          </table:table-cell>
        </table:table-row>
        <table:table-row table:style-name="ro1">
          <table:table-cell office:value-type="float" office:value="81110" calcext:value-type="float">
            <text:p>81110</text:p>
          </table:table-cell>
          <table:table-cell office:value-type="float" office:value="162219" calcext:value-type="float">
            <text:p>162219</text:p>
          </table:table-cell>
          <table:table-cell table:number-columns-repeated="7"/>
          <table:table-cell office:value-type="float" office:value="81100" calcext:value-type="float">
            <text:p>81100</text:p>
          </table:table-cell>
          <table:table-cell office:value-type="float" office:value="0.233424425125122" calcext:value-type="float">
            <text:p>0.233424425125122</text:p>
          </table:table-cell>
          <table:table-cell/>
          <table:table-cell office:value-type="float" office:value="81100" calcext:value-type="float">
            <text:p>81100</text:p>
          </table:table-cell>
          <table:table-cell office:value-type="float" office:value="0.191275119781494" calcext:value-type="float">
            <text:p>0.191275119781494</text:p>
          </table:table-cell>
        </table:table-row>
        <table:table-row table:style-name="ro1">
          <table:table-cell office:value-type="float" office:value="81210" calcext:value-type="float">
            <text:p>81210</text:p>
          </table:table-cell>
          <table:table-cell office:value-type="float" office:value="162419" calcext:value-type="float">
            <text:p>162419</text:p>
          </table:table-cell>
          <table:table-cell table:number-columns-repeated="7"/>
          <table:table-cell office:value-type="float" office:value="81200" calcext:value-type="float">
            <text:p>81200</text:p>
          </table:table-cell>
          <table:table-cell office:value-type="float" office:value="0.244492530822754" calcext:value-type="float">
            <text:p>0.244492530822754</text:p>
          </table:table-cell>
          <table:table-cell/>
          <table:table-cell office:value-type="float" office:value="81200" calcext:value-type="float">
            <text:p>81200</text:p>
          </table:table-cell>
          <table:table-cell office:value-type="float" office:value="0.200661659240723" calcext:value-type="float">
            <text:p>0.200661659240723</text:p>
          </table:table-cell>
        </table:table-row>
        <table:table-row table:style-name="ro1">
          <table:table-cell office:value-type="float" office:value="81310" calcext:value-type="float">
            <text:p>81310</text:p>
          </table:table-cell>
          <table:table-cell office:value-type="float" office:value="162619" calcext:value-type="float">
            <text:p>162619</text:p>
          </table:table-cell>
          <table:table-cell table:number-columns-repeated="7"/>
          <table:table-cell office:value-type="float" office:value="81300" calcext:value-type="float">
            <text:p>81300</text:p>
          </table:table-cell>
          <table:table-cell office:value-type="float" office:value="0.237489938735962" calcext:value-type="float">
            <text:p>0.237489938735962</text:p>
          </table:table-cell>
          <table:table-cell/>
          <table:table-cell office:value-type="float" office:value="81300" calcext:value-type="float">
            <text:p>81300</text:p>
          </table:table-cell>
          <table:table-cell office:value-type="float" office:value="0.202028036117554" calcext:value-type="float">
            <text:p>0.202028036117554</text:p>
          </table:table-cell>
        </table:table-row>
        <table:table-row table:style-name="ro1">
          <table:table-cell office:value-type="float" office:value="81410" calcext:value-type="float">
            <text:p>81410</text:p>
          </table:table-cell>
          <table:table-cell office:value-type="float" office:value="162819" calcext:value-type="float">
            <text:p>162819</text:p>
          </table:table-cell>
          <table:table-cell table:number-columns-repeated="7"/>
          <table:table-cell office:value-type="float" office:value="81400" calcext:value-type="float">
            <text:p>81400</text:p>
          </table:table-cell>
          <table:table-cell office:value-type="float" office:value="0.242862224578857" calcext:value-type="float">
            <text:p>0.242862224578857</text:p>
          </table:table-cell>
          <table:table-cell/>
          <table:table-cell office:value-type="float" office:value="81400" calcext:value-type="float">
            <text:p>81400</text:p>
          </table:table-cell>
          <table:table-cell office:value-type="float" office:value="0.195562601089478" calcext:value-type="float">
            <text:p>0.195562601089478</text:p>
          </table:table-cell>
        </table:table-row>
        <table:table-row table:style-name="ro1">
          <table:table-cell office:value-type="float" office:value="81510" calcext:value-type="float">
            <text:p>81510</text:p>
          </table:table-cell>
          <table:table-cell office:value-type="float" office:value="163019" calcext:value-type="float">
            <text:p>163019</text:p>
          </table:table-cell>
          <table:table-cell table:number-columns-repeated="7"/>
          <table:table-cell office:value-type="float" office:value="81500" calcext:value-type="float">
            <text:p>81500</text:p>
          </table:table-cell>
          <table:table-cell office:value-type="float" office:value="0.234989881515503" calcext:value-type="float">
            <text:p>0.234989881515503</text:p>
          </table:table-cell>
          <table:table-cell/>
          <table:table-cell office:value-type="float" office:value="81500" calcext:value-type="float">
            <text:p>81500</text:p>
          </table:table-cell>
          <table:table-cell office:value-type="float" office:value="0.195420742034912" calcext:value-type="float">
            <text:p>0.195420742034912</text:p>
          </table:table-cell>
        </table:table-row>
        <table:table-row table:style-name="ro1">
          <table:table-cell office:value-type="float" office:value="81610" calcext:value-type="float">
            <text:p>81610</text:p>
          </table:table-cell>
          <table:table-cell office:value-type="float" office:value="163219" calcext:value-type="float">
            <text:p>163219</text:p>
          </table:table-cell>
          <table:table-cell table:number-columns-repeated="7"/>
          <table:table-cell office:value-type="float" office:value="81600" calcext:value-type="float">
            <text:p>81600</text:p>
          </table:table-cell>
          <table:table-cell office:value-type="float" office:value="0.232553482055664" calcext:value-type="float">
            <text:p>0.232553482055664</text:p>
          </table:table-cell>
          <table:table-cell/>
          <table:table-cell office:value-type="float" office:value="81600" calcext:value-type="float">
            <text:p>81600</text:p>
          </table:table-cell>
          <table:table-cell office:value-type="float" office:value="0.20464563369751" calcext:value-type="float">
            <text:p>0.20464563369751</text:p>
          </table:table-cell>
        </table:table-row>
        <table:table-row table:style-name="ro1">
          <table:table-cell office:value-type="float" office:value="81710" calcext:value-type="float">
            <text:p>81710</text:p>
          </table:table-cell>
          <table:table-cell office:value-type="float" office:value="163419" calcext:value-type="float">
            <text:p>163419</text:p>
          </table:table-cell>
          <table:table-cell table:number-columns-repeated="7"/>
          <table:table-cell office:value-type="float" office:value="81700" calcext:value-type="float">
            <text:p>81700</text:p>
          </table:table-cell>
          <table:table-cell office:value-type="float" office:value="0.232525825500488" calcext:value-type="float">
            <text:p>0.232525825500488</text:p>
          </table:table-cell>
          <table:table-cell/>
          <table:table-cell office:value-type="float" office:value="81700" calcext:value-type="float">
            <text:p>81700</text:p>
          </table:table-cell>
          <table:table-cell office:value-type="float" office:value="0.198486804962158" calcext:value-type="float">
            <text:p>0.198486804962158</text:p>
          </table:table-cell>
        </table:table-row>
        <table:table-row table:style-name="ro1">
          <table:table-cell office:value-type="float" office:value="81810" calcext:value-type="float">
            <text:p>81810</text:p>
          </table:table-cell>
          <table:table-cell office:value-type="float" office:value="163619" calcext:value-type="float">
            <text:p>163619</text:p>
          </table:table-cell>
          <table:table-cell table:number-columns-repeated="7"/>
          <table:table-cell office:value-type="float" office:value="81800" calcext:value-type="float">
            <text:p>81800</text:p>
          </table:table-cell>
          <table:table-cell office:value-type="float" office:value="0.242493152618408" calcext:value-type="float">
            <text:p>0.242493152618408</text:p>
          </table:table-cell>
          <table:table-cell/>
          <table:table-cell office:value-type="float" office:value="81800" calcext:value-type="float">
            <text:p>81800</text:p>
          </table:table-cell>
          <table:table-cell office:value-type="float" office:value="0.199320793151855" calcext:value-type="float">
            <text:p>0.199320793151855</text:p>
          </table:table-cell>
        </table:table-row>
        <table:table-row table:style-name="ro1">
          <table:table-cell office:value-type="float" office:value="81910" calcext:value-type="float">
            <text:p>81910</text:p>
          </table:table-cell>
          <table:table-cell office:value-type="float" office:value="163819" calcext:value-type="float">
            <text:p>163819</text:p>
          </table:table-cell>
          <table:table-cell table:number-columns-repeated="7"/>
          <table:table-cell office:value-type="float" office:value="81900" calcext:value-type="float">
            <text:p>81900</text:p>
          </table:table-cell>
          <table:table-cell office:value-type="float" office:value="0.243936538696289" calcext:value-type="float">
            <text:p>0.243936538696289</text:p>
          </table:table-cell>
          <table:table-cell/>
          <table:table-cell office:value-type="float" office:value="81900" calcext:value-type="float">
            <text:p>81900</text:p>
          </table:table-cell>
          <table:table-cell office:value-type="float" office:value="0.204713821411133" calcext:value-type="float">
            <text:p>0.204713821411133</text:p>
          </table:table-cell>
        </table:table-row>
        <table:table-row table:style-name="ro1">
          <table:table-cell office:value-type="float" office:value="82010" calcext:value-type="float">
            <text:p>82010</text:p>
          </table:table-cell>
          <table:table-cell office:value-type="float" office:value="164019" calcext:value-type="float">
            <text:p>164019</text:p>
          </table:table-cell>
          <table:table-cell table:number-columns-repeated="7"/>
          <table:table-cell office:value-type="float" office:value="82000" calcext:value-type="float">
            <text:p>82000</text:p>
          </table:table-cell>
          <table:table-cell office:value-type="float" office:value="0.246623039245605" calcext:value-type="float">
            <text:p>0.246623039245605</text:p>
          </table:table-cell>
          <table:table-cell/>
          <table:table-cell office:value-type="float" office:value="82000" calcext:value-type="float">
            <text:p>82000</text:p>
          </table:table-cell>
          <table:table-cell office:value-type="float" office:value="0.213081121444702" calcext:value-type="float">
            <text:p>0.213081121444702</text:p>
          </table:table-cell>
        </table:table-row>
        <table:table-row table:style-name="ro1">
          <table:table-cell office:value-type="float" office:value="82110" calcext:value-type="float">
            <text:p>82110</text:p>
          </table:table-cell>
          <table:table-cell office:value-type="float" office:value="164219" calcext:value-type="float">
            <text:p>164219</text:p>
          </table:table-cell>
          <table:table-cell table:number-columns-repeated="7"/>
          <table:table-cell office:value-type="float" office:value="82100" calcext:value-type="float">
            <text:p>82100</text:p>
          </table:table-cell>
          <table:table-cell office:value-type="float" office:value="0.241015195846558" calcext:value-type="float">
            <text:p>0.241015195846558</text:p>
          </table:table-cell>
          <table:table-cell/>
          <table:table-cell office:value-type="float" office:value="82100" calcext:value-type="float">
            <text:p>82100</text:p>
          </table:table-cell>
          <table:table-cell office:value-type="float" office:value="0.206092119216919" calcext:value-type="float">
            <text:p>0.206092119216919</text:p>
          </table:table-cell>
        </table:table-row>
        <table:table-row table:style-name="ro1">
          <table:table-cell office:value-type="float" office:value="82210" calcext:value-type="float">
            <text:p>82210</text:p>
          </table:table-cell>
          <table:table-cell office:value-type="float" office:value="164419" calcext:value-type="float">
            <text:p>164419</text:p>
          </table:table-cell>
          <table:table-cell table:number-columns-repeated="7"/>
          <table:table-cell office:value-type="float" office:value="82200" calcext:value-type="float">
            <text:p>82200</text:p>
          </table:table-cell>
          <table:table-cell office:value-type="float" office:value="0.246444702148438" calcext:value-type="float">
            <text:p>0.246444702148438</text:p>
          </table:table-cell>
          <table:table-cell/>
          <table:table-cell office:value-type="float" office:value="82200" calcext:value-type="float">
            <text:p>82200</text:p>
          </table:table-cell>
          <table:table-cell office:value-type="float" office:value="0.204375743865967" calcext:value-type="float">
            <text:p>0.204375743865967</text:p>
          </table:table-cell>
        </table:table-row>
        <table:table-row table:style-name="ro1">
          <table:table-cell office:value-type="float" office:value="82310" calcext:value-type="float">
            <text:p>82310</text:p>
          </table:table-cell>
          <table:table-cell office:value-type="float" office:value="164619" calcext:value-type="float">
            <text:p>164619</text:p>
          </table:table-cell>
          <table:table-cell table:number-columns-repeated="7"/>
          <table:table-cell office:value-type="float" office:value="82300" calcext:value-type="float">
            <text:p>82300</text:p>
          </table:table-cell>
          <table:table-cell office:value-type="float" office:value="0.2498779296875" calcext:value-type="float">
            <text:p>0.2498779296875</text:p>
          </table:table-cell>
          <table:table-cell/>
          <table:table-cell office:value-type="float" office:value="82300" calcext:value-type="float">
            <text:p>82300</text:p>
          </table:table-cell>
          <table:table-cell office:value-type="float" office:value="0.199188947677612" calcext:value-type="float">
            <text:p>0.199188947677612</text:p>
          </table:table-cell>
        </table:table-row>
        <table:table-row table:style-name="ro1">
          <table:table-cell office:value-type="float" office:value="82410" calcext:value-type="float">
            <text:p>82410</text:p>
          </table:table-cell>
          <table:table-cell office:value-type="float" office:value="164819" calcext:value-type="float">
            <text:p>164819</text:p>
          </table:table-cell>
          <table:table-cell table:number-columns-repeated="7"/>
          <table:table-cell office:value-type="float" office:value="82400" calcext:value-type="float">
            <text:p>82400</text:p>
          </table:table-cell>
          <table:table-cell office:value-type="float" office:value="0.25957989692688" calcext:value-type="float">
            <text:p>0.25957989692688</text:p>
          </table:table-cell>
          <table:table-cell/>
          <table:table-cell office:value-type="float" office:value="82400" calcext:value-type="float">
            <text:p>82400</text:p>
          </table:table-cell>
          <table:table-cell office:value-type="float" office:value="0.199626445770264" calcext:value-type="float">
            <text:p>0.199626445770264</text:p>
          </table:table-cell>
        </table:table-row>
        <table:table-row table:style-name="ro1">
          <table:table-cell office:value-type="float" office:value="82510" calcext:value-type="float">
            <text:p>82510</text:p>
          </table:table-cell>
          <table:table-cell office:value-type="float" office:value="165019" calcext:value-type="float">
            <text:p>165019</text:p>
          </table:table-cell>
          <table:table-cell table:number-columns-repeated="7"/>
          <table:table-cell office:value-type="float" office:value="82500" calcext:value-type="float">
            <text:p>82500</text:p>
          </table:table-cell>
          <table:table-cell office:value-type="float" office:value="0.252243995666504" calcext:value-type="float">
            <text:p>0.252243995666504</text:p>
          </table:table-cell>
          <table:table-cell/>
          <table:table-cell office:value-type="float" office:value="82500" calcext:value-type="float">
            <text:p>82500</text:p>
          </table:table-cell>
          <table:table-cell office:value-type="float" office:value="0.201081275939941" calcext:value-type="float">
            <text:p>0.201081275939941</text:p>
          </table:table-cell>
        </table:table-row>
        <table:table-row table:style-name="ro1">
          <table:table-cell office:value-type="float" office:value="82610" calcext:value-type="float">
            <text:p>82610</text:p>
          </table:table-cell>
          <table:table-cell office:value-type="float" office:value="165219" calcext:value-type="float">
            <text:p>165219</text:p>
          </table:table-cell>
          <table:table-cell table:number-columns-repeated="7"/>
          <table:table-cell office:value-type="float" office:value="82600" calcext:value-type="float">
            <text:p>82600</text:p>
          </table:table-cell>
          <table:table-cell office:value-type="float" office:value="0.24970555305481" calcext:value-type="float">
            <text:p>0.24970555305481</text:p>
          </table:table-cell>
          <table:table-cell/>
          <table:table-cell office:value-type="float" office:value="82600" calcext:value-type="float">
            <text:p>82600</text:p>
          </table:table-cell>
          <table:table-cell office:value-type="float" office:value="0.202644348144531" calcext:value-type="float">
            <text:p>0.202644348144531</text:p>
          </table:table-cell>
        </table:table-row>
        <table:table-row table:style-name="ro1">
          <table:table-cell office:value-type="float" office:value="82710" calcext:value-type="float">
            <text:p>82710</text:p>
          </table:table-cell>
          <table:table-cell office:value-type="float" office:value="165419" calcext:value-type="float">
            <text:p>165419</text:p>
          </table:table-cell>
          <table:table-cell table:number-columns-repeated="7"/>
          <table:table-cell office:value-type="float" office:value="82700" calcext:value-type="float">
            <text:p>82700</text:p>
          </table:table-cell>
          <table:table-cell office:value-type="float" office:value="0.249636650085449" calcext:value-type="float">
            <text:p>0.249636650085449</text:p>
          </table:table-cell>
          <table:table-cell/>
          <table:table-cell office:value-type="float" office:value="82700" calcext:value-type="float">
            <text:p>82700</text:p>
          </table:table-cell>
          <table:table-cell office:value-type="float" office:value="0.201721429824829" calcext:value-type="float">
            <text:p>0.201721429824829</text:p>
          </table:table-cell>
        </table:table-row>
        <table:table-row table:style-name="ro1">
          <table:table-cell office:value-type="float" office:value="82810" calcext:value-type="float">
            <text:p>82810</text:p>
          </table:table-cell>
          <table:table-cell office:value-type="float" office:value="165619" calcext:value-type="float">
            <text:p>165619</text:p>
          </table:table-cell>
          <table:table-cell table:number-columns-repeated="7"/>
          <table:table-cell office:value-type="float" office:value="82800" calcext:value-type="float">
            <text:p>82800</text:p>
          </table:table-cell>
          <table:table-cell office:value-type="float" office:value="0.242972612380981" calcext:value-type="float">
            <text:p>0.242972612380981</text:p>
          </table:table-cell>
          <table:table-cell/>
          <table:table-cell office:value-type="float" office:value="82800" calcext:value-type="float">
            <text:p>82800</text:p>
          </table:table-cell>
          <table:table-cell office:value-type="float" office:value="0.200029611587524" calcext:value-type="float">
            <text:p>0.200029611587524</text:p>
          </table:table-cell>
        </table:table-row>
        <table:table-row table:style-name="ro1">
          <table:table-cell office:value-type="float" office:value="82910" calcext:value-type="float">
            <text:p>82910</text:p>
          </table:table-cell>
          <table:table-cell office:value-type="float" office:value="165819" calcext:value-type="float">
            <text:p>165819</text:p>
          </table:table-cell>
          <table:table-cell table:number-columns-repeated="7"/>
          <table:table-cell office:value-type="float" office:value="82900" calcext:value-type="float">
            <text:p>82900</text:p>
          </table:table-cell>
          <table:table-cell office:value-type="float" office:value="0.244232416152954" calcext:value-type="float">
            <text:p>0.244232416152954</text:p>
          </table:table-cell>
          <table:table-cell/>
          <table:table-cell office:value-type="float" office:value="82900" calcext:value-type="float">
            <text:p>82900</text:p>
          </table:table-cell>
          <table:table-cell office:value-type="float" office:value="0.205979824066162" calcext:value-type="float">
            <text:p>0.205979824066162</text:p>
          </table:table-cell>
        </table:table-row>
        <table:table-row table:style-name="ro1">
          <table:table-cell office:value-type="float" office:value="83010" calcext:value-type="float">
            <text:p>83010</text:p>
          </table:table-cell>
          <table:table-cell office:value-type="float" office:value="166019" calcext:value-type="float">
            <text:p>166019</text:p>
          </table:table-cell>
          <table:table-cell table:number-columns-repeated="7"/>
          <table:table-cell office:value-type="float" office:value="83000" calcext:value-type="float">
            <text:p>83000</text:p>
          </table:table-cell>
          <table:table-cell office:value-type="float" office:value="0.253313779830933" calcext:value-type="float">
            <text:p>0.253313779830933</text:p>
          </table:table-cell>
          <table:table-cell/>
          <table:table-cell office:value-type="float" office:value="83000" calcext:value-type="float">
            <text:p>83000</text:p>
          </table:table-cell>
          <table:table-cell office:value-type="float" office:value="0.205811738967896" calcext:value-type="float">
            <text:p>0.205811738967896</text:p>
          </table:table-cell>
        </table:table-row>
        <table:table-row table:style-name="ro1">
          <table:table-cell office:value-type="float" office:value="83110" calcext:value-type="float">
            <text:p>83110</text:p>
          </table:table-cell>
          <table:table-cell office:value-type="float" office:value="166219" calcext:value-type="float">
            <text:p>166219</text:p>
          </table:table-cell>
          <table:table-cell table:number-columns-repeated="7"/>
          <table:table-cell office:value-type="float" office:value="83100" calcext:value-type="float">
            <text:p>83100</text:p>
          </table:table-cell>
          <table:table-cell office:value-type="float" office:value="0.258120775222778" calcext:value-type="float">
            <text:p>0.258120775222778</text:p>
          </table:table-cell>
          <table:table-cell/>
          <table:table-cell office:value-type="float" office:value="83100" calcext:value-type="float">
            <text:p>83100</text:p>
          </table:table-cell>
          <table:table-cell office:value-type="float" office:value="0.202980041503906" calcext:value-type="float">
            <text:p>0.202980041503906</text:p>
          </table:table-cell>
        </table:table-row>
        <table:table-row table:style-name="ro1">
          <table:table-cell office:value-type="float" office:value="83210" calcext:value-type="float">
            <text:p>83210</text:p>
          </table:table-cell>
          <table:table-cell office:value-type="float" office:value="166419" calcext:value-type="float">
            <text:p>166419</text:p>
          </table:table-cell>
          <table:table-cell table:number-columns-repeated="7"/>
          <table:table-cell office:value-type="float" office:value="83200" calcext:value-type="float">
            <text:p>83200</text:p>
          </table:table-cell>
          <table:table-cell office:value-type="float" office:value="0.257279396057129" calcext:value-type="float">
            <text:p>0.257279396057129</text:p>
          </table:table-cell>
          <table:table-cell/>
          <table:table-cell office:value-type="float" office:value="83200" calcext:value-type="float">
            <text:p>83200</text:p>
          </table:table-cell>
          <table:table-cell office:value-type="float" office:value="0.228171586990356" calcext:value-type="float">
            <text:p>0.228171586990356</text:p>
          </table:table-cell>
        </table:table-row>
        <table:table-row table:style-name="ro1">
          <table:table-cell office:value-type="float" office:value="83310" calcext:value-type="float">
            <text:p>83310</text:p>
          </table:table-cell>
          <table:table-cell office:value-type="float" office:value="166619" calcext:value-type="float">
            <text:p>166619</text:p>
          </table:table-cell>
          <table:table-cell table:number-columns-repeated="7"/>
          <table:table-cell office:value-type="float" office:value="83300" calcext:value-type="float">
            <text:p>83300</text:p>
          </table:table-cell>
          <table:table-cell office:value-type="float" office:value="0.26039719581604" calcext:value-type="float">
            <text:p>0.26039719581604</text:p>
          </table:table-cell>
          <table:table-cell/>
          <table:table-cell office:value-type="float" office:value="83300" calcext:value-type="float">
            <text:p>83300</text:p>
          </table:table-cell>
          <table:table-cell office:value-type="float" office:value="0.204208612442017" calcext:value-type="float">
            <text:p>0.204208612442017</text:p>
          </table:table-cell>
        </table:table-row>
        <table:table-row table:style-name="ro1">
          <table:table-cell office:value-type="float" office:value="83410" calcext:value-type="float">
            <text:p>83410</text:p>
          </table:table-cell>
          <table:table-cell office:value-type="float" office:value="166819" calcext:value-type="float">
            <text:p>166819</text:p>
          </table:table-cell>
          <table:table-cell table:number-columns-repeated="7"/>
          <table:table-cell office:value-type="float" office:value="83400" calcext:value-type="float">
            <text:p>83400</text:p>
          </table:table-cell>
          <table:table-cell office:value-type="float" office:value="0.261681318283081" calcext:value-type="float">
            <text:p>0.261681318283081</text:p>
          </table:table-cell>
          <table:table-cell/>
          <table:table-cell office:value-type="float" office:value="83400" calcext:value-type="float">
            <text:p>83400</text:p>
          </table:table-cell>
          <table:table-cell office:value-type="float" office:value="0.209450483322144" calcext:value-type="float">
            <text:p>0.209450483322144</text:p>
          </table:table-cell>
        </table:table-row>
        <table:table-row table:style-name="ro1">
          <table:table-cell office:value-type="float" office:value="83510" calcext:value-type="float">
            <text:p>83510</text:p>
          </table:table-cell>
          <table:table-cell office:value-type="float" office:value="167019" calcext:value-type="float">
            <text:p>167019</text:p>
          </table:table-cell>
          <table:table-cell table:number-columns-repeated="7"/>
          <table:table-cell office:value-type="float" office:value="83500" calcext:value-type="float">
            <text:p>83500</text:p>
          </table:table-cell>
          <table:table-cell office:value-type="float" office:value="0.255244016647339" calcext:value-type="float">
            <text:p>0.255244016647339</text:p>
          </table:table-cell>
          <table:table-cell/>
          <table:table-cell office:value-type="float" office:value="83500" calcext:value-type="float">
            <text:p>83500</text:p>
          </table:table-cell>
          <table:table-cell office:value-type="float" office:value="0.208745241165161" calcext:value-type="float">
            <text:p>0.208745241165161</text:p>
          </table:table-cell>
        </table:table-row>
        <table:table-row table:style-name="ro1">
          <table:table-cell office:value-type="float" office:value="83610" calcext:value-type="float">
            <text:p>83610</text:p>
          </table:table-cell>
          <table:table-cell office:value-type="float" office:value="167219" calcext:value-type="float">
            <text:p>167219</text:p>
          </table:table-cell>
          <table:table-cell table:number-columns-repeated="7"/>
          <table:table-cell office:value-type="float" office:value="83600" calcext:value-type="float">
            <text:p>83600</text:p>
          </table:table-cell>
          <table:table-cell office:value-type="float" office:value="0.248164653778076" calcext:value-type="float">
            <text:p>0.248164653778076</text:p>
          </table:table-cell>
          <table:table-cell/>
          <table:table-cell office:value-type="float" office:value="83600" calcext:value-type="float">
            <text:p>83600</text:p>
          </table:table-cell>
          <table:table-cell office:value-type="float" office:value="0.204422235488892" calcext:value-type="float">
            <text:p>0.204422235488892</text:p>
          </table:table-cell>
        </table:table-row>
        <table:table-row table:style-name="ro1">
          <table:table-cell office:value-type="float" office:value="83710" calcext:value-type="float">
            <text:p>83710</text:p>
          </table:table-cell>
          <table:table-cell office:value-type="float" office:value="167419" calcext:value-type="float">
            <text:p>167419</text:p>
          </table:table-cell>
          <table:table-cell table:number-columns-repeated="7"/>
          <table:table-cell office:value-type="float" office:value="83700" calcext:value-type="float">
            <text:p>83700</text:p>
          </table:table-cell>
          <table:table-cell office:value-type="float" office:value="0.256314039230347" calcext:value-type="float">
            <text:p>0.256314039230347</text:p>
          </table:table-cell>
          <table:table-cell/>
          <table:table-cell office:value-type="float" office:value="83700" calcext:value-type="float">
            <text:p>83700</text:p>
          </table:table-cell>
          <table:table-cell office:value-type="float" office:value="0.210765838623047" calcext:value-type="float">
            <text:p>0.210765838623047</text:p>
          </table:table-cell>
        </table:table-row>
        <table:table-row table:style-name="ro1">
          <table:table-cell office:value-type="float" office:value="83810" calcext:value-type="float">
            <text:p>83810</text:p>
          </table:table-cell>
          <table:table-cell office:value-type="float" office:value="167619" calcext:value-type="float">
            <text:p>167619</text:p>
          </table:table-cell>
          <table:table-cell table:number-columns-repeated="7"/>
          <table:table-cell office:value-type="float" office:value="83800" calcext:value-type="float">
            <text:p>83800</text:p>
          </table:table-cell>
          <table:table-cell office:value-type="float" office:value="0.2517991065979" calcext:value-type="float">
            <text:p>0.2517991065979</text:p>
          </table:table-cell>
          <table:table-cell/>
          <table:table-cell office:value-type="float" office:value="83800" calcext:value-type="float">
            <text:p>83800</text:p>
          </table:table-cell>
          <table:table-cell office:value-type="float" office:value="0.208875894546509" calcext:value-type="float">
            <text:p>0.208875894546509</text:p>
          </table:table-cell>
        </table:table-row>
        <table:table-row table:style-name="ro1">
          <table:table-cell office:value-type="float" office:value="83910" calcext:value-type="float">
            <text:p>83910</text:p>
          </table:table-cell>
          <table:table-cell office:value-type="float" office:value="167819" calcext:value-type="float">
            <text:p>167819</text:p>
          </table:table-cell>
          <table:table-cell table:number-columns-repeated="7"/>
          <table:table-cell office:value-type="float" office:value="83900" calcext:value-type="float">
            <text:p>83900</text:p>
          </table:table-cell>
          <table:table-cell office:value-type="float" office:value="0.254360914230347" calcext:value-type="float">
            <text:p>0.254360914230347</text:p>
          </table:table-cell>
          <table:table-cell/>
          <table:table-cell office:value-type="float" office:value="83900" calcext:value-type="float">
            <text:p>83900</text:p>
          </table:table-cell>
          <table:table-cell office:value-type="float" office:value="0.21372127532959" calcext:value-type="float">
            <text:p>0.21372127532959</text:p>
          </table:table-cell>
        </table:table-row>
        <table:table-row table:style-name="ro1">
          <table:table-cell office:value-type="float" office:value="84010" calcext:value-type="float">
            <text:p>84010</text:p>
          </table:table-cell>
          <table:table-cell office:value-type="float" office:value="168019" calcext:value-type="float">
            <text:p>168019</text:p>
          </table:table-cell>
          <table:table-cell table:number-columns-repeated="7"/>
          <table:table-cell office:value-type="float" office:value="84000" calcext:value-type="float">
            <text:p>84000</text:p>
          </table:table-cell>
          <table:table-cell office:value-type="float" office:value="0.260340452194214" calcext:value-type="float">
            <text:p>0.260340452194214</text:p>
          </table:table-cell>
          <table:table-cell/>
          <table:table-cell office:value-type="float" office:value="84000" calcext:value-type="float">
            <text:p>84000</text:p>
          </table:table-cell>
          <table:table-cell office:value-type="float" office:value="0.204991579055786" calcext:value-type="float">
            <text:p>0.204991579055786</text:p>
          </table:table-cell>
        </table:table-row>
        <table:table-row table:style-name="ro1">
          <table:table-cell office:value-type="float" office:value="84110" calcext:value-type="float">
            <text:p>84110</text:p>
          </table:table-cell>
          <table:table-cell office:value-type="float" office:value="168219" calcext:value-type="float">
            <text:p>168219</text:p>
          </table:table-cell>
          <table:table-cell table:number-columns-repeated="7"/>
          <table:table-cell office:value-type="float" office:value="84100" calcext:value-type="float">
            <text:p>84100</text:p>
          </table:table-cell>
          <table:table-cell office:value-type="float" office:value="0.255938291549683" calcext:value-type="float">
            <text:p>0.255938291549683</text:p>
          </table:table-cell>
          <table:table-cell/>
          <table:table-cell office:value-type="float" office:value="84100" calcext:value-type="float">
            <text:p>84100</text:p>
          </table:table-cell>
          <table:table-cell office:value-type="float" office:value="0.210549354553223" calcext:value-type="float">
            <text:p>0.210549354553223</text:p>
          </table:table-cell>
        </table:table-row>
        <table:table-row table:style-name="ro1">
          <table:table-cell office:value-type="float" office:value="84210" calcext:value-type="float">
            <text:p>84210</text:p>
          </table:table-cell>
          <table:table-cell office:value-type="float" office:value="168419" calcext:value-type="float">
            <text:p>168419</text:p>
          </table:table-cell>
          <table:table-cell table:number-columns-repeated="7"/>
          <table:table-cell office:value-type="float" office:value="84200" calcext:value-type="float">
            <text:p>84200</text:p>
          </table:table-cell>
          <table:table-cell office:value-type="float" office:value="0.260337352752686" calcext:value-type="float">
            <text:p>0.260337352752686</text:p>
          </table:table-cell>
          <table:table-cell/>
          <table:table-cell office:value-type="float" office:value="84200" calcext:value-type="float">
            <text:p>84200</text:p>
          </table:table-cell>
          <table:table-cell office:value-type="float" office:value="0.207422494888306" calcext:value-type="float">
            <text:p>0.207422494888306</text:p>
          </table:table-cell>
        </table:table-row>
        <table:table-row table:style-name="ro1">
          <table:table-cell office:value-type="float" office:value="84310" calcext:value-type="float">
            <text:p>84310</text:p>
          </table:table-cell>
          <table:table-cell office:value-type="float" office:value="168619" calcext:value-type="float">
            <text:p>168619</text:p>
          </table:table-cell>
          <table:table-cell table:number-columns-repeated="7"/>
          <table:table-cell office:value-type="float" office:value="84300" calcext:value-type="float">
            <text:p>84300</text:p>
          </table:table-cell>
          <table:table-cell office:value-type="float" office:value="0.261177539825439" calcext:value-type="float">
            <text:p>0.261177539825439</text:p>
          </table:table-cell>
          <table:table-cell/>
          <table:table-cell office:value-type="float" office:value="84300" calcext:value-type="float">
            <text:p>84300</text:p>
          </table:table-cell>
          <table:table-cell office:value-type="float" office:value="0.209198474884033" calcext:value-type="float">
            <text:p>0.209198474884033</text:p>
          </table:table-cell>
        </table:table-row>
        <table:table-row table:style-name="ro1">
          <table:table-cell office:value-type="float" office:value="84410" calcext:value-type="float">
            <text:p>84410</text:p>
          </table:table-cell>
          <table:table-cell office:value-type="float" office:value="168819" calcext:value-type="float">
            <text:p>168819</text:p>
          </table:table-cell>
          <table:table-cell table:number-columns-repeated="7"/>
          <table:table-cell office:value-type="float" office:value="84400" calcext:value-type="float">
            <text:p>84400</text:p>
          </table:table-cell>
          <table:table-cell office:value-type="float" office:value="0.264108657836914" calcext:value-type="float">
            <text:p>0.264108657836914</text:p>
          </table:table-cell>
          <table:table-cell/>
          <table:table-cell office:value-type="float" office:value="84400" calcext:value-type="float">
            <text:p>84400</text:p>
          </table:table-cell>
          <table:table-cell office:value-type="float" office:value="0.205079555511475" calcext:value-type="float">
            <text:p>0.205079555511475</text:p>
          </table:table-cell>
        </table:table-row>
        <table:table-row table:style-name="ro1">
          <table:table-cell office:value-type="float" office:value="84510" calcext:value-type="float">
            <text:p>84510</text:p>
          </table:table-cell>
          <table:table-cell office:value-type="float" office:value="169019" calcext:value-type="float">
            <text:p>169019</text:p>
          </table:table-cell>
          <table:table-cell table:number-columns-repeated="7"/>
          <table:table-cell office:value-type="float" office:value="84500" calcext:value-type="float">
            <text:p>84500</text:p>
          </table:table-cell>
          <table:table-cell office:value-type="float" office:value="0.262280464172363" calcext:value-type="float">
            <text:p>0.262280464172363</text:p>
          </table:table-cell>
          <table:table-cell/>
          <table:table-cell office:value-type="float" office:value="84500" calcext:value-type="float">
            <text:p>84500</text:p>
          </table:table-cell>
          <table:table-cell office:value-type="float" office:value="0.213300466537476" calcext:value-type="float">
            <text:p>0.213300466537476</text:p>
          </table:table-cell>
        </table:table-row>
        <table:table-row table:style-name="ro1">
          <table:table-cell office:value-type="float" office:value="84610" calcext:value-type="float">
            <text:p>84610</text:p>
          </table:table-cell>
          <table:table-cell office:value-type="float" office:value="169219" calcext:value-type="float">
            <text:p>169219</text:p>
          </table:table-cell>
          <table:table-cell table:number-columns-repeated="7"/>
          <table:table-cell office:value-type="float" office:value="84600" calcext:value-type="float">
            <text:p>84600</text:p>
          </table:table-cell>
          <table:table-cell office:value-type="float" office:value="0.258914470672607" calcext:value-type="float">
            <text:p>0.258914470672607</text:p>
          </table:table-cell>
          <table:table-cell/>
          <table:table-cell office:value-type="float" office:value="84600" calcext:value-type="float">
            <text:p>84600</text:p>
          </table:table-cell>
          <table:table-cell office:value-type="float" office:value="0.212294340133667" calcext:value-type="float">
            <text:p>0.212294340133667</text:p>
          </table:table-cell>
        </table:table-row>
        <table:table-row table:style-name="ro1">
          <table:table-cell office:value-type="float" office:value="84710" calcext:value-type="float">
            <text:p>84710</text:p>
          </table:table-cell>
          <table:table-cell office:value-type="float" office:value="169419" calcext:value-type="float">
            <text:p>169419</text:p>
          </table:table-cell>
          <table:table-cell table:number-columns-repeated="7"/>
          <table:table-cell office:value-type="float" office:value="84700" calcext:value-type="float">
            <text:p>84700</text:p>
          </table:table-cell>
          <table:table-cell office:value-type="float" office:value="0.261541128158569" calcext:value-type="float">
            <text:p>0.261541128158569</text:p>
          </table:table-cell>
          <table:table-cell/>
          <table:table-cell office:value-type="float" office:value="84700" calcext:value-type="float">
            <text:p>84700</text:p>
          </table:table-cell>
          <table:table-cell office:value-type="float" office:value="0.210956335067749" calcext:value-type="float">
            <text:p>0.210956335067749</text:p>
          </table:table-cell>
        </table:table-row>
        <table:table-row table:style-name="ro1">
          <table:table-cell office:value-type="float" office:value="84810" calcext:value-type="float">
            <text:p>84810</text:p>
          </table:table-cell>
          <table:table-cell office:value-type="float" office:value="169619" calcext:value-type="float">
            <text:p>169619</text:p>
          </table:table-cell>
          <table:table-cell table:number-columns-repeated="7"/>
          <table:table-cell office:value-type="float" office:value="84800" calcext:value-type="float">
            <text:p>84800</text:p>
          </table:table-cell>
          <table:table-cell office:value-type="float" office:value="0.260261058807373" calcext:value-type="float">
            <text:p>0.260261058807373</text:p>
          </table:table-cell>
          <table:table-cell/>
          <table:table-cell office:value-type="float" office:value="84800" calcext:value-type="float">
            <text:p>84800</text:p>
          </table:table-cell>
          <table:table-cell office:value-type="float" office:value="0.212486028671265" calcext:value-type="float">
            <text:p>0.212486028671265</text:p>
          </table:table-cell>
        </table:table-row>
        <table:table-row table:style-name="ro1">
          <table:table-cell office:value-type="float" office:value="84910" calcext:value-type="float">
            <text:p>84910</text:p>
          </table:table-cell>
          <table:table-cell office:value-type="float" office:value="169819" calcext:value-type="float">
            <text:p>169819</text:p>
          </table:table-cell>
          <table:table-cell table:number-columns-repeated="7"/>
          <table:table-cell office:value-type="float" office:value="84900" calcext:value-type="float">
            <text:p>84900</text:p>
          </table:table-cell>
          <table:table-cell office:value-type="float" office:value="0.260459423065186" calcext:value-type="float">
            <text:p>0.260459423065186</text:p>
          </table:table-cell>
          <table:table-cell/>
          <table:table-cell office:value-type="float" office:value="84900" calcext:value-type="float">
            <text:p>84900</text:p>
          </table:table-cell>
          <table:table-cell office:value-type="float" office:value="0.217363119125366" calcext:value-type="float">
            <text:p>0.217363119125366</text:p>
          </table:table-cell>
        </table:table-row>
        <table:table-row table:style-name="ro1">
          <table:table-cell office:value-type="float" office:value="85010" calcext:value-type="float">
            <text:p>85010</text:p>
          </table:table-cell>
          <table:table-cell office:value-type="float" office:value="170019" calcext:value-type="float">
            <text:p>170019</text:p>
          </table:table-cell>
          <table:table-cell table:number-columns-repeated="7"/>
          <table:table-cell office:value-type="float" office:value="85000" calcext:value-type="float">
            <text:p>85000</text:p>
          </table:table-cell>
          <table:table-cell office:value-type="float" office:value="0.263180017471314" calcext:value-type="float">
            <text:p>0.263180017471314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float" office:value="0.214763879776001" calcext:value-type="float">
            <text:p>0.214763879776001</text:p>
          </table:table-cell>
        </table:table-row>
        <table:table-row table:style-name="ro1">
          <table:table-cell office:value-type="float" office:value="85110" calcext:value-type="float">
            <text:p>85110</text:p>
          </table:table-cell>
          <table:table-cell office:value-type="float" office:value="170219" calcext:value-type="float">
            <text:p>170219</text:p>
          </table:table-cell>
          <table:table-cell table:number-columns-repeated="7"/>
          <table:table-cell office:value-type="float" office:value="85100" calcext:value-type="float">
            <text:p>85100</text:p>
          </table:table-cell>
          <table:table-cell office:value-type="float" office:value="0.258834600448608" calcext:value-type="float">
            <text:p>0.258834600448608</text:p>
          </table:table-cell>
          <table:table-cell/>
          <table:table-cell office:value-type="float" office:value="85100" calcext:value-type="float">
            <text:p>85100</text:p>
          </table:table-cell>
          <table:table-cell office:value-type="float" office:value="0.213199615478516" calcext:value-type="float">
            <text:p>0.213199615478516</text:p>
          </table:table-cell>
        </table:table-row>
        <table:table-row table:style-name="ro1">
          <table:table-cell office:value-type="float" office:value="85210" calcext:value-type="float">
            <text:p>85210</text:p>
          </table:table-cell>
          <table:table-cell office:value-type="float" office:value="170419" calcext:value-type="float">
            <text:p>170419</text:p>
          </table:table-cell>
          <table:table-cell table:number-columns-repeated="7"/>
          <table:table-cell office:value-type="float" office:value="85200" calcext:value-type="float">
            <text:p>85200</text:p>
          </table:table-cell>
          <table:table-cell office:value-type="float" office:value="0.25999927520752" calcext:value-type="float">
            <text:p>0.25999927520752</text:p>
          </table:table-cell>
          <table:table-cell/>
          <table:table-cell office:value-type="float" office:value="85200" calcext:value-type="float">
            <text:p>85200</text:p>
          </table:table-cell>
          <table:table-cell office:value-type="float" office:value="0.212854385375977" calcext:value-type="float">
            <text:p>0.212854385375977</text:p>
          </table:table-cell>
        </table:table-row>
        <table:table-row table:style-name="ro1">
          <table:table-cell office:value-type="float" office:value="85310" calcext:value-type="float">
            <text:p>85310</text:p>
          </table:table-cell>
          <table:table-cell office:value-type="float" office:value="170619" calcext:value-type="float">
            <text:p>170619</text:p>
          </table:table-cell>
          <table:table-cell table:number-columns-repeated="7"/>
          <table:table-cell office:value-type="float" office:value="85300" calcext:value-type="float">
            <text:p>85300</text:p>
          </table:table-cell>
          <table:table-cell office:value-type="float" office:value="0.256445646286011" calcext:value-type="float">
            <text:p>0.256445646286011</text:p>
          </table:table-cell>
          <table:table-cell/>
          <table:table-cell office:value-type="float" office:value="85300" calcext:value-type="float">
            <text:p>85300</text:p>
          </table:table-cell>
          <table:table-cell office:value-type="float" office:value="0.226953268051147" calcext:value-type="float">
            <text:p>0.226953268051147</text:p>
          </table:table-cell>
        </table:table-row>
        <table:table-row table:style-name="ro1">
          <table:table-cell office:value-type="float" office:value="85410" calcext:value-type="float">
            <text:p>85410</text:p>
          </table:table-cell>
          <table:table-cell office:value-type="float" office:value="170819" calcext:value-type="float">
            <text:p>170819</text:p>
          </table:table-cell>
          <table:table-cell table:number-columns-repeated="7"/>
          <table:table-cell office:value-type="float" office:value="85400" calcext:value-type="float">
            <text:p>85400</text:p>
          </table:table-cell>
          <table:table-cell office:value-type="float" office:value="0.288283109664917" calcext:value-type="float">
            <text:p>0.288283109664917</text:p>
          </table:table-cell>
          <table:table-cell/>
          <table:table-cell office:value-type="float" office:value="85400" calcext:value-type="float">
            <text:p>85400</text:p>
          </table:table-cell>
          <table:table-cell office:value-type="float" office:value="0.221404314041138" calcext:value-type="float">
            <text:p>0.221404314041138</text:p>
          </table:table-cell>
        </table:table-row>
        <table:table-row table:style-name="ro1">
          <table:table-cell office:value-type="float" office:value="85510" calcext:value-type="float">
            <text:p>85510</text:p>
          </table:table-cell>
          <table:table-cell office:value-type="float" office:value="171019" calcext:value-type="float">
            <text:p>171019</text:p>
          </table:table-cell>
          <table:table-cell table:number-columns-repeated="7"/>
          <table:table-cell office:value-type="float" office:value="85500" calcext:value-type="float">
            <text:p>85500</text:p>
          </table:table-cell>
          <table:table-cell office:value-type="float" office:value="0.271458625793457" calcext:value-type="float">
            <text:p>0.271458625793457</text:p>
          </table:table-cell>
          <table:table-cell/>
          <table:table-cell office:value-type="float" office:value="85500" calcext:value-type="float">
            <text:p>85500</text:p>
          </table:table-cell>
          <table:table-cell office:value-type="float" office:value="0.21674108505249" calcext:value-type="float">
            <text:p>0.21674108505249</text:p>
          </table:table-cell>
        </table:table-row>
        <table:table-row table:style-name="ro1">
          <table:table-cell office:value-type="float" office:value="85610" calcext:value-type="float">
            <text:p>85610</text:p>
          </table:table-cell>
          <table:table-cell office:value-type="float" office:value="171219" calcext:value-type="float">
            <text:p>171219</text:p>
          </table:table-cell>
          <table:table-cell table:number-columns-repeated="7"/>
          <table:table-cell office:value-type="float" office:value="85600" calcext:value-type="float">
            <text:p>85600</text:p>
          </table:table-cell>
          <table:table-cell office:value-type="float" office:value="0.272118806838989" calcext:value-type="float">
            <text:p>0.272118806838989</text:p>
          </table:table-cell>
          <table:table-cell/>
          <table:table-cell office:value-type="float" office:value="85600" calcext:value-type="float">
            <text:p>85600</text:p>
          </table:table-cell>
          <table:table-cell office:value-type="float" office:value="0.214770078659058" calcext:value-type="float">
            <text:p>0.214770078659058</text:p>
          </table:table-cell>
        </table:table-row>
        <table:table-row table:style-name="ro1">
          <table:table-cell office:value-type="float" office:value="85710" calcext:value-type="float">
            <text:p>85710</text:p>
          </table:table-cell>
          <table:table-cell office:value-type="float" office:value="171419" calcext:value-type="float">
            <text:p>171419</text:p>
          </table:table-cell>
          <table:table-cell table:number-columns-repeated="7"/>
          <table:table-cell office:value-type="float" office:value="85700" calcext:value-type="float">
            <text:p>85700</text:p>
          </table:table-cell>
          <table:table-cell office:value-type="float" office:value="0.260470151901245" calcext:value-type="float">
            <text:p>0.260470151901245</text:p>
          </table:table-cell>
          <table:table-cell/>
          <table:table-cell office:value-type="float" office:value="85700" calcext:value-type="float">
            <text:p>85700</text:p>
          </table:table-cell>
          <table:table-cell office:value-type="float" office:value="0.221198558807373" calcext:value-type="float">
            <text:p>0.221198558807373</text:p>
          </table:table-cell>
        </table:table-row>
        <table:table-row table:style-name="ro1">
          <table:table-cell office:value-type="float" office:value="85810" calcext:value-type="float">
            <text:p>85810</text:p>
          </table:table-cell>
          <table:table-cell office:value-type="float" office:value="171619" calcext:value-type="float">
            <text:p>171619</text:p>
          </table:table-cell>
          <table:table-cell table:number-columns-repeated="7"/>
          <table:table-cell office:value-type="float" office:value="85800" calcext:value-type="float">
            <text:p>85800</text:p>
          </table:table-cell>
          <table:table-cell office:value-type="float" office:value="0.27117395401001" calcext:value-type="float">
            <text:p>0.27117395401001</text:p>
          </table:table-cell>
          <table:table-cell/>
          <table:table-cell office:value-type="float" office:value="85800" calcext:value-type="float">
            <text:p>85800</text:p>
          </table:table-cell>
          <table:table-cell office:value-type="float" office:value="0.217515707015991" calcext:value-type="float">
            <text:p>0.217515707015991</text:p>
          </table:table-cell>
        </table:table-row>
        <table:table-row table:style-name="ro1">
          <table:table-cell office:value-type="float" office:value="85910" calcext:value-type="float">
            <text:p>85910</text:p>
          </table:table-cell>
          <table:table-cell office:value-type="float" office:value="171819" calcext:value-type="float">
            <text:p>171819</text:p>
          </table:table-cell>
          <table:table-cell table:number-columns-repeated="7"/>
          <table:table-cell office:value-type="float" office:value="85900" calcext:value-type="float">
            <text:p>85900</text:p>
          </table:table-cell>
          <table:table-cell office:value-type="float" office:value="0.266406059265137" calcext:value-type="float">
            <text:p>0.266406059265137</text:p>
          </table:table-cell>
          <table:table-cell/>
          <table:table-cell office:value-type="float" office:value="85900" calcext:value-type="float">
            <text:p>85900</text:p>
          </table:table-cell>
          <table:table-cell office:value-type="float" office:value="0.215476512908936" calcext:value-type="float">
            <text:p>0.215476512908936</text:p>
          </table:table-cell>
        </table:table-row>
        <table:table-row table:style-name="ro1">
          <table:table-cell office:value-type="float" office:value="86010" calcext:value-type="float">
            <text:p>86010</text:p>
          </table:table-cell>
          <table:table-cell office:value-type="float" office:value="172019" calcext:value-type="float">
            <text:p>172019</text:p>
          </table:table-cell>
          <table:table-cell table:number-columns-repeated="7"/>
          <table:table-cell office:value-type="float" office:value="86000" calcext:value-type="float">
            <text:p>86000</text:p>
          </table:table-cell>
          <table:table-cell office:value-type="float" office:value="0.260084629058838" calcext:value-type="float">
            <text:p>0.260084629058838</text:p>
          </table:table-cell>
          <table:table-cell/>
          <table:table-cell office:value-type="float" office:value="86000" calcext:value-type="float">
            <text:p>86000</text:p>
          </table:table-cell>
          <table:table-cell office:value-type="float" office:value="0.217707633972168" calcext:value-type="float">
            <text:p>0.217707633972168</text:p>
          </table:table-cell>
        </table:table-row>
        <table:table-row table:style-name="ro1">
          <table:table-cell office:value-type="float" office:value="86110" calcext:value-type="float">
            <text:p>86110</text:p>
          </table:table-cell>
          <table:table-cell office:value-type="float" office:value="172219" calcext:value-type="float">
            <text:p>172219</text:p>
          </table:table-cell>
          <table:table-cell table:number-columns-repeated="7"/>
          <table:table-cell office:value-type="float" office:value="86100" calcext:value-type="float">
            <text:p>86100</text:p>
          </table:table-cell>
          <table:table-cell office:value-type="float" office:value="0.274237632751465" calcext:value-type="float">
            <text:p>0.274237632751465</text:p>
          </table:table-cell>
          <table:table-cell/>
          <table:table-cell office:value-type="float" office:value="86100" calcext:value-type="float">
            <text:p>86100</text:p>
          </table:table-cell>
          <table:table-cell office:value-type="float" office:value="0.217791080474854" calcext:value-type="float">
            <text:p>0.217791080474854</text:p>
          </table:table-cell>
        </table:table-row>
        <table:table-row table:style-name="ro1">
          <table:table-cell office:value-type="float" office:value="86210" calcext:value-type="float">
            <text:p>86210</text:p>
          </table:table-cell>
          <table:table-cell office:value-type="float" office:value="172419" calcext:value-type="float">
            <text:p>172419</text:p>
          </table:table-cell>
          <table:table-cell table:number-columns-repeated="7"/>
          <table:table-cell office:value-type="float" office:value="86200" calcext:value-type="float">
            <text:p>86200</text:p>
          </table:table-cell>
          <table:table-cell office:value-type="float" office:value="0.25968599319458" calcext:value-type="float">
            <text:p>0.25968599319458</text:p>
          </table:table-cell>
          <table:table-cell/>
          <table:table-cell office:value-type="float" office:value="86200" calcext:value-type="float">
            <text:p>86200</text:p>
          </table:table-cell>
          <table:table-cell office:value-type="float" office:value="0.220803260803223" calcext:value-type="float">
            <text:p>0.220803260803223</text:p>
          </table:table-cell>
        </table:table-row>
        <table:table-row table:style-name="ro1">
          <table:table-cell office:value-type="float" office:value="86310" calcext:value-type="float">
            <text:p>86310</text:p>
          </table:table-cell>
          <table:table-cell office:value-type="float" office:value="172619" calcext:value-type="float">
            <text:p>172619</text:p>
          </table:table-cell>
          <table:table-cell table:number-columns-repeated="7"/>
          <table:table-cell office:value-type="float" office:value="86300" calcext:value-type="float">
            <text:p>86300</text:p>
          </table:table-cell>
          <table:table-cell office:value-type="float" office:value="0.26911449432373" calcext:value-type="float">
            <text:p>0.26911449432373</text:p>
          </table:table-cell>
          <table:table-cell/>
          <table:table-cell office:value-type="float" office:value="86300" calcext:value-type="float">
            <text:p>86300</text:p>
          </table:table-cell>
          <table:table-cell office:value-type="float" office:value="0.214501142501831" calcext:value-type="float">
            <text:p>0.214501142501831</text:p>
          </table:table-cell>
        </table:table-row>
        <table:table-row table:style-name="ro1">
          <table:table-cell office:value-type="float" office:value="86410" calcext:value-type="float">
            <text:p>86410</text:p>
          </table:table-cell>
          <table:table-cell office:value-type="float" office:value="172819" calcext:value-type="float">
            <text:p>172819</text:p>
          </table:table-cell>
          <table:table-cell table:number-columns-repeated="7"/>
          <table:table-cell office:value-type="float" office:value="86400" calcext:value-type="float">
            <text:p>86400</text:p>
          </table:table-cell>
          <table:table-cell office:value-type="float" office:value="0.277431964874268" calcext:value-type="float">
            <text:p>0.277431964874268</text:p>
          </table:table-cell>
          <table:table-cell/>
          <table:table-cell office:value-type="float" office:value="86400" calcext:value-type="float">
            <text:p>86400</text:p>
          </table:table-cell>
          <table:table-cell office:value-type="float" office:value="0.215107679367065" calcext:value-type="float">
            <text:p>0.215107679367065</text:p>
          </table:table-cell>
        </table:table-row>
        <table:table-row table:style-name="ro1">
          <table:table-cell office:value-type="float" office:value="86510" calcext:value-type="float">
            <text:p>86510</text:p>
          </table:table-cell>
          <table:table-cell office:value-type="float" office:value="173019" calcext:value-type="float">
            <text:p>173019</text:p>
          </table:table-cell>
          <table:table-cell table:number-columns-repeated="7"/>
          <table:table-cell office:value-type="float" office:value="86500" calcext:value-type="float">
            <text:p>86500</text:p>
          </table:table-cell>
          <table:table-cell office:value-type="float" office:value="0.263764381408691" calcext:value-type="float">
            <text:p>0.263764381408691</text:p>
          </table:table-cell>
          <table:table-cell/>
          <table:table-cell office:value-type="float" office:value="86500" calcext:value-type="float">
            <text:p>86500</text:p>
          </table:table-cell>
          <table:table-cell office:value-type="float" office:value="0.218968391418457" calcext:value-type="float">
            <text:p>0.218968391418457</text:p>
          </table:table-cell>
        </table:table-row>
        <table:table-row table:style-name="ro1">
          <table:table-cell office:value-type="float" office:value="86610" calcext:value-type="float">
            <text:p>86610</text:p>
          </table:table-cell>
          <table:table-cell office:value-type="float" office:value="173219" calcext:value-type="float">
            <text:p>173219</text:p>
          </table:table-cell>
          <table:table-cell table:number-columns-repeated="7"/>
          <table:table-cell office:value-type="float" office:value="86600" calcext:value-type="float">
            <text:p>86600</text:p>
          </table:table-cell>
          <table:table-cell office:value-type="float" office:value="0.261564016342163" calcext:value-type="float">
            <text:p>0.261564016342163</text:p>
          </table:table-cell>
          <table:table-cell/>
          <table:table-cell office:value-type="float" office:value="86600" calcext:value-type="float">
            <text:p>86600</text:p>
          </table:table-cell>
          <table:table-cell office:value-type="float" office:value="0.21854567527771" calcext:value-type="float">
            <text:p>0.21854567527771</text:p>
          </table:table-cell>
        </table:table-row>
        <table:table-row table:style-name="ro1">
          <table:table-cell office:value-type="float" office:value="86710" calcext:value-type="float">
            <text:p>86710</text:p>
          </table:table-cell>
          <table:table-cell office:value-type="float" office:value="173419" calcext:value-type="float">
            <text:p>173419</text:p>
          </table:table-cell>
          <table:table-cell table:number-columns-repeated="7"/>
          <table:table-cell office:value-type="float" office:value="86700" calcext:value-type="float">
            <text:p>86700</text:p>
          </table:table-cell>
          <table:table-cell office:value-type="float" office:value="0.255380868911743" calcext:value-type="float">
            <text:p>0.255380868911743</text:p>
          </table:table-cell>
          <table:table-cell/>
          <table:table-cell office:value-type="float" office:value="86700" calcext:value-type="float">
            <text:p>86700</text:p>
          </table:table-cell>
          <table:table-cell office:value-type="float" office:value="0.226563453674316" calcext:value-type="float">
            <text:p>0.226563453674316</text:p>
          </table:table-cell>
        </table:table-row>
        <table:table-row table:style-name="ro1">
          <table:table-cell office:value-type="float" office:value="86810" calcext:value-type="float">
            <text:p>86810</text:p>
          </table:table-cell>
          <table:table-cell office:value-type="float" office:value="173619" calcext:value-type="float">
            <text:p>173619</text:p>
          </table:table-cell>
          <table:table-cell table:number-columns-repeated="7"/>
          <table:table-cell office:value-type="float" office:value="86800" calcext:value-type="float">
            <text:p>86800</text:p>
          </table:table-cell>
          <table:table-cell office:value-type="float" office:value="0.284420013427734" calcext:value-type="float">
            <text:p>0.284420013427734</text:p>
          </table:table-cell>
          <table:table-cell/>
          <table:table-cell office:value-type="float" office:value="86800" calcext:value-type="float">
            <text:p>86800</text:p>
          </table:table-cell>
          <table:table-cell office:value-type="float" office:value="0.23412823677063" calcext:value-type="float">
            <text:p>0.23412823677063</text:p>
          </table:table-cell>
        </table:table-row>
        <table:table-row table:style-name="ro1">
          <table:table-cell office:value-type="float" office:value="86910" calcext:value-type="float">
            <text:p>86910</text:p>
          </table:table-cell>
          <table:table-cell office:value-type="float" office:value="173819" calcext:value-type="float">
            <text:p>173819</text:p>
          </table:table-cell>
          <table:table-cell table:number-columns-repeated="7"/>
          <table:table-cell office:value-type="float" office:value="86900" calcext:value-type="float">
            <text:p>86900</text:p>
          </table:table-cell>
          <table:table-cell office:value-type="float" office:value="0.297704219818115" calcext:value-type="float">
            <text:p>0.297704219818115</text:p>
          </table:table-cell>
          <table:table-cell/>
          <table:table-cell office:value-type="float" office:value="86900" calcext:value-type="float">
            <text:p>86900</text:p>
          </table:table-cell>
          <table:table-cell office:value-type="float" office:value="0.224330902099609" calcext:value-type="float">
            <text:p>0.224330902099609</text:p>
          </table:table-cell>
        </table:table-row>
        <table:table-row table:style-name="ro1">
          <table:table-cell office:value-type="float" office:value="87010" calcext:value-type="float">
            <text:p>87010</text:p>
          </table:table-cell>
          <table:table-cell office:value-type="float" office:value="174019" calcext:value-type="float">
            <text:p>174019</text:p>
          </table:table-cell>
          <table:table-cell table:number-columns-repeated="7"/>
          <table:table-cell office:value-type="float" office:value="87000" calcext:value-type="float">
            <text:p>87000</text:p>
          </table:table-cell>
          <table:table-cell office:value-type="float" office:value="0.286647319793701" calcext:value-type="float">
            <text:p>0.286647319793701</text:p>
          </table:table-cell>
          <table:table-cell/>
          <table:table-cell office:value-type="float" office:value="87000" calcext:value-type="float">
            <text:p>87000</text:p>
          </table:table-cell>
          <table:table-cell office:value-type="float" office:value="0.224887847900391" calcext:value-type="float">
            <text:p>0.224887847900391</text:p>
          </table:table-cell>
        </table:table-row>
        <table:table-row table:style-name="ro1">
          <table:table-cell office:value-type="float" office:value="87110" calcext:value-type="float">
            <text:p>87110</text:p>
          </table:table-cell>
          <table:table-cell office:value-type="float" office:value="174219" calcext:value-type="float">
            <text:p>174219</text:p>
          </table:table-cell>
          <table:table-cell table:number-columns-repeated="7"/>
          <table:table-cell office:value-type="float" office:value="87100" calcext:value-type="float">
            <text:p>87100</text:p>
          </table:table-cell>
          <table:table-cell office:value-type="float" office:value="0.308234930038452" calcext:value-type="float">
            <text:p>0.308234930038452</text:p>
          </table:table-cell>
          <table:table-cell/>
          <table:table-cell office:value-type="float" office:value="87100" calcext:value-type="float">
            <text:p>87100</text:p>
          </table:table-cell>
          <table:table-cell office:value-type="float" office:value="0.223464727401733" calcext:value-type="float">
            <text:p>0.223464727401733</text:p>
          </table:table-cell>
        </table:table-row>
        <table:table-row table:style-name="ro1">
          <table:table-cell office:value-type="float" office:value="87210" calcext:value-type="float">
            <text:p>87210</text:p>
          </table:table-cell>
          <table:table-cell office:value-type="float" office:value="174419" calcext:value-type="float">
            <text:p>174419</text:p>
          </table:table-cell>
          <table:table-cell table:number-columns-repeated="7"/>
          <table:table-cell office:value-type="float" office:value="87200" calcext:value-type="float">
            <text:p>87200</text:p>
          </table:table-cell>
          <table:table-cell office:value-type="float" office:value="0.26947546005249" calcext:value-type="float">
            <text:p>0.26947546005249</text:p>
          </table:table-cell>
          <table:table-cell/>
          <table:table-cell office:value-type="float" office:value="87200" calcext:value-type="float">
            <text:p>87200</text:p>
          </table:table-cell>
          <table:table-cell office:value-type="float" office:value="0.224613428115845" calcext:value-type="float">
            <text:p>0.224613428115845</text:p>
          </table:table-cell>
        </table:table-row>
        <table:table-row table:style-name="ro1">
          <table:table-cell office:value-type="float" office:value="87310" calcext:value-type="float">
            <text:p>87310</text:p>
          </table:table-cell>
          <table:table-cell office:value-type="float" office:value="174619" calcext:value-type="float">
            <text:p>174619</text:p>
          </table:table-cell>
          <table:table-cell table:number-columns-repeated="7"/>
          <table:table-cell office:value-type="float" office:value="87300" calcext:value-type="float">
            <text:p>87300</text:p>
          </table:table-cell>
          <table:table-cell office:value-type="float" office:value="0.27071213722229" calcext:value-type="float">
            <text:p>0.27071213722229</text:p>
          </table:table-cell>
          <table:table-cell/>
          <table:table-cell office:value-type="float" office:value="87300" calcext:value-type="float">
            <text:p>87300</text:p>
          </table:table-cell>
          <table:table-cell office:value-type="float" office:value="0.220901966094971" calcext:value-type="float">
            <text:p>0.220901966094971</text:p>
          </table:table-cell>
        </table:table-row>
        <table:table-row table:style-name="ro1">
          <table:table-cell office:value-type="float" office:value="87410" calcext:value-type="float">
            <text:p>87410</text:p>
          </table:table-cell>
          <table:table-cell office:value-type="float" office:value="174819" calcext:value-type="float">
            <text:p>174819</text:p>
          </table:table-cell>
          <table:table-cell table:number-columns-repeated="7"/>
          <table:table-cell office:value-type="float" office:value="87400" calcext:value-type="float">
            <text:p>87400</text:p>
          </table:table-cell>
          <table:table-cell office:value-type="float" office:value="0.268700361251831" calcext:value-type="float">
            <text:p>0.268700361251831</text:p>
          </table:table-cell>
          <table:table-cell/>
          <table:table-cell office:value-type="float" office:value="87400" calcext:value-type="float">
            <text:p>87400</text:p>
          </table:table-cell>
          <table:table-cell office:value-type="float" office:value="0.224036455154419" calcext:value-type="float">
            <text:p>0.224036455154419</text:p>
          </table:table-cell>
        </table:table-row>
        <table:table-row table:style-name="ro1">
          <table:table-cell office:value-type="float" office:value="87510" calcext:value-type="float">
            <text:p>87510</text:p>
          </table:table-cell>
          <table:table-cell office:value-type="float" office:value="175019" calcext:value-type="float">
            <text:p>175019</text:p>
          </table:table-cell>
          <table:table-cell table:number-columns-repeated="7"/>
          <table:table-cell office:value-type="float" office:value="87500" calcext:value-type="float">
            <text:p>87500</text:p>
          </table:table-cell>
          <table:table-cell office:value-type="float" office:value="0.270156621932983" calcext:value-type="float">
            <text:p>0.270156621932983</text:p>
          </table:table-cell>
          <table:table-cell/>
          <table:table-cell office:value-type="float" office:value="87500" calcext:value-type="float">
            <text:p>87500</text:p>
          </table:table-cell>
          <table:table-cell office:value-type="float" office:value="0.223108530044556" calcext:value-type="float">
            <text:p>0.223108530044556</text:p>
          </table:table-cell>
        </table:table-row>
        <table:table-row table:style-name="ro1">
          <table:table-cell office:value-type="float" office:value="87610" calcext:value-type="float">
            <text:p>87610</text:p>
          </table:table-cell>
          <table:table-cell office:value-type="float" office:value="175219" calcext:value-type="float">
            <text:p>175219</text:p>
          </table:table-cell>
          <table:table-cell table:number-columns-repeated="7"/>
          <table:table-cell office:value-type="float" office:value="87600" calcext:value-type="float">
            <text:p>87600</text:p>
          </table:table-cell>
          <table:table-cell office:value-type="float" office:value="0.267702579498291" calcext:value-type="float">
            <text:p>0.267702579498291</text:p>
          </table:table-cell>
          <table:table-cell/>
          <table:table-cell office:value-type="float" office:value="87600" calcext:value-type="float">
            <text:p>87600</text:p>
          </table:table-cell>
          <table:table-cell office:value-type="float" office:value="0.231424808502197" calcext:value-type="float">
            <text:p>0.231424808502197</text:p>
          </table:table-cell>
        </table:table-row>
        <table:table-row table:style-name="ro1">
          <table:table-cell office:value-type="float" office:value="87710" calcext:value-type="float">
            <text:p>87710</text:p>
          </table:table-cell>
          <table:table-cell office:value-type="float" office:value="175419" calcext:value-type="float">
            <text:p>175419</text:p>
          </table:table-cell>
          <table:table-cell table:number-columns-repeated="7"/>
          <table:table-cell office:value-type="float" office:value="87700" calcext:value-type="float">
            <text:p>87700</text:p>
          </table:table-cell>
          <table:table-cell office:value-type="float" office:value="0.333250761032105" calcext:value-type="float">
            <text:p>0.333250761032105</text:p>
          </table:table-cell>
          <table:table-cell/>
          <table:table-cell office:value-type="float" office:value="87700" calcext:value-type="float">
            <text:p>87700</text:p>
          </table:table-cell>
          <table:table-cell office:value-type="float" office:value="0.221624135971069" calcext:value-type="float">
            <text:p>0.221624135971069</text:p>
          </table:table-cell>
        </table:table-row>
        <table:table-row table:style-name="ro1">
          <table:table-cell office:value-type="float" office:value="87810" calcext:value-type="float">
            <text:p>87810</text:p>
          </table:table-cell>
          <table:table-cell office:value-type="float" office:value="175619" calcext:value-type="float">
            <text:p>175619</text:p>
          </table:table-cell>
          <table:table-cell table:number-columns-repeated="7"/>
          <table:table-cell office:value-type="float" office:value="87800" calcext:value-type="float">
            <text:p>87800</text:p>
          </table:table-cell>
          <table:table-cell office:value-type="float" office:value="0.283167839050293" calcext:value-type="float">
            <text:p>0.283167839050293</text:p>
          </table:table-cell>
          <table:table-cell/>
          <table:table-cell office:value-type="float" office:value="87800" calcext:value-type="float">
            <text:p>87800</text:p>
          </table:table-cell>
          <table:table-cell office:value-type="float" office:value="0.224125146865845" calcext:value-type="float">
            <text:p>0.224125146865845</text:p>
          </table:table-cell>
        </table:table-row>
        <table:table-row table:style-name="ro1">
          <table:table-cell office:value-type="float" office:value="87910" calcext:value-type="float">
            <text:p>87910</text:p>
          </table:table-cell>
          <table:table-cell office:value-type="float" office:value="175819" calcext:value-type="float">
            <text:p>175819</text:p>
          </table:table-cell>
          <table:table-cell table:number-columns-repeated="7"/>
          <table:table-cell office:value-type="float" office:value="87900" calcext:value-type="float">
            <text:p>87900</text:p>
          </table:table-cell>
          <table:table-cell office:value-type="float" office:value="0.273281812667847" calcext:value-type="float">
            <text:p>0.273281812667847</text:p>
          </table:table-cell>
          <table:table-cell/>
          <table:table-cell office:value-type="float" office:value="87900" calcext:value-type="float">
            <text:p>87900</text:p>
          </table:table-cell>
          <table:table-cell office:value-type="float" office:value="0.226232767105103" calcext:value-type="float">
            <text:p>0.226232767105103</text:p>
          </table:table-cell>
        </table:table-row>
        <table:table-row table:style-name="ro1">
          <table:table-cell office:value-type="float" office:value="88010" calcext:value-type="float">
            <text:p>88010</text:p>
          </table:table-cell>
          <table:table-cell office:value-type="float" office:value="176019" calcext:value-type="float">
            <text:p>176019</text:p>
          </table:table-cell>
          <table:table-cell table:number-columns-repeated="7"/>
          <table:table-cell office:value-type="float" office:value="88000" calcext:value-type="float">
            <text:p>88000</text:p>
          </table:table-cell>
          <table:table-cell office:value-type="float" office:value="0.288560390472412" calcext:value-type="float">
            <text:p>0.288560390472412</text:p>
          </table:table-cell>
          <table:table-cell/>
          <table:table-cell office:value-type="float" office:value="88000" calcext:value-type="float">
            <text:p>88000</text:p>
          </table:table-cell>
          <table:table-cell office:value-type="float" office:value="0.235896348953247" calcext:value-type="float">
            <text:p>0.235896348953247</text:p>
          </table:table-cell>
        </table:table-row>
        <table:table-row table:style-name="ro1">
          <table:table-cell office:value-type="float" office:value="88110" calcext:value-type="float">
            <text:p>88110</text:p>
          </table:table-cell>
          <table:table-cell office:value-type="float" office:value="176219" calcext:value-type="float">
            <text:p>176219</text:p>
          </table:table-cell>
          <table:table-cell table:number-columns-repeated="7"/>
          <table:table-cell office:value-type="float" office:value="88100" calcext:value-type="float">
            <text:p>88100</text:p>
          </table:table-cell>
          <table:table-cell office:value-type="float" office:value="0.297841310501099" calcext:value-type="float">
            <text:p>0.297841310501099</text:p>
          </table:table-cell>
          <table:table-cell/>
          <table:table-cell office:value-type="float" office:value="88100" calcext:value-type="float">
            <text:p>88100</text:p>
          </table:table-cell>
          <table:table-cell office:value-type="float" office:value="0.236963033676147" calcext:value-type="float">
            <text:p>0.236963033676147</text:p>
          </table:table-cell>
        </table:table-row>
        <table:table-row table:style-name="ro1">
          <table:table-cell office:value-type="float" office:value="88210" calcext:value-type="float">
            <text:p>88210</text:p>
          </table:table-cell>
          <table:table-cell office:value-type="float" office:value="176419" calcext:value-type="float">
            <text:p>176419</text:p>
          </table:table-cell>
          <table:table-cell table:number-columns-repeated="7"/>
          <table:table-cell office:value-type="float" office:value="88200" calcext:value-type="float">
            <text:p>88200</text:p>
          </table:table-cell>
          <table:table-cell office:value-type="float" office:value="0.286582231521606" calcext:value-type="float">
            <text:p>0.286582231521606</text:p>
          </table:table-cell>
          <table:table-cell/>
          <table:table-cell office:value-type="float" office:value="88200" calcext:value-type="float">
            <text:p>88200</text:p>
          </table:table-cell>
          <table:table-cell office:value-type="float" office:value="0.229995250701904" calcext:value-type="float">
            <text:p>0.229995250701904</text:p>
          </table:table-cell>
        </table:table-row>
        <table:table-row table:style-name="ro1">
          <table:table-cell office:value-type="float" office:value="88310" calcext:value-type="float">
            <text:p>88310</text:p>
          </table:table-cell>
          <table:table-cell office:value-type="float" office:value="176619" calcext:value-type="float">
            <text:p>176619</text:p>
          </table:table-cell>
          <table:table-cell table:number-columns-repeated="7"/>
          <table:table-cell office:value-type="float" office:value="88300" calcext:value-type="float">
            <text:p>88300</text:p>
          </table:table-cell>
          <table:table-cell office:value-type="float" office:value="0.29042649269104" calcext:value-type="float">
            <text:p>0.29042649269104</text:p>
          </table:table-cell>
          <table:table-cell/>
          <table:table-cell office:value-type="float" office:value="88300" calcext:value-type="float">
            <text:p>88300</text:p>
          </table:table-cell>
          <table:table-cell office:value-type="float" office:value="0.231142282485962" calcext:value-type="float">
            <text:p>0.231142282485962</text:p>
          </table:table-cell>
        </table:table-row>
        <table:table-row table:style-name="ro1">
          <table:table-cell office:value-type="float" office:value="88410" calcext:value-type="float">
            <text:p>88410</text:p>
          </table:table-cell>
          <table:table-cell office:value-type="float" office:value="176819" calcext:value-type="float">
            <text:p>176819</text:p>
          </table:table-cell>
          <table:table-cell table:number-columns-repeated="7"/>
          <table:table-cell office:value-type="float" office:value="88400" calcext:value-type="float">
            <text:p>88400</text:p>
          </table:table-cell>
          <table:table-cell office:value-type="float" office:value="0.290870666503906" calcext:value-type="float">
            <text:p>0.290870666503906</text:p>
          </table:table-cell>
          <table:table-cell/>
          <table:table-cell office:value-type="float" office:value="88400" calcext:value-type="float">
            <text:p>88400</text:p>
          </table:table-cell>
          <table:table-cell office:value-type="float" office:value="0.231237888336182" calcext:value-type="float">
            <text:p>0.231237888336182</text:p>
          </table:table-cell>
        </table:table-row>
        <table:table-row table:style-name="ro1">
          <table:table-cell office:value-type="float" office:value="88510" calcext:value-type="float">
            <text:p>88510</text:p>
          </table:table-cell>
          <table:table-cell office:value-type="float" office:value="177019" calcext:value-type="float">
            <text:p>177019</text:p>
          </table:table-cell>
          <table:table-cell table:number-columns-repeated="7"/>
          <table:table-cell office:value-type="float" office:value="88500" calcext:value-type="float">
            <text:p>88500</text:p>
          </table:table-cell>
          <table:table-cell office:value-type="float" office:value="0.312116622924805" calcext:value-type="float">
            <text:p>0.312116622924805</text:p>
          </table:table-cell>
          <table:table-cell/>
          <table:table-cell office:value-type="float" office:value="88500" calcext:value-type="float">
            <text:p>88500</text:p>
          </table:table-cell>
          <table:table-cell office:value-type="float" office:value="0.231887102127075" calcext:value-type="float">
            <text:p>0.231887102127075</text:p>
          </table:table-cell>
        </table:table-row>
        <table:table-row table:style-name="ro1">
          <table:table-cell office:value-type="float" office:value="88610" calcext:value-type="float">
            <text:p>88610</text:p>
          </table:table-cell>
          <table:table-cell office:value-type="float" office:value="177219" calcext:value-type="float">
            <text:p>177219</text:p>
          </table:table-cell>
          <table:table-cell table:number-columns-repeated="7"/>
          <table:table-cell office:value-type="float" office:value="88600" calcext:value-type="float">
            <text:p>88600</text:p>
          </table:table-cell>
          <table:table-cell office:value-type="float" office:value="0.281583070755005" calcext:value-type="float">
            <text:p>0.281583070755005</text:p>
          </table:table-cell>
          <table:table-cell/>
          <table:table-cell office:value-type="float" office:value="88600" calcext:value-type="float">
            <text:p>88600</text:p>
          </table:table-cell>
          <table:table-cell office:value-type="float" office:value="0.234121561050415" calcext:value-type="float">
            <text:p>0.234121561050415</text:p>
          </table:table-cell>
        </table:table-row>
        <table:table-row table:style-name="ro1">
          <table:table-cell office:value-type="float" office:value="88710" calcext:value-type="float">
            <text:p>88710</text:p>
          </table:table-cell>
          <table:table-cell office:value-type="float" office:value="177419" calcext:value-type="float">
            <text:p>177419</text:p>
          </table:table-cell>
          <table:table-cell table:number-columns-repeated="7"/>
          <table:table-cell office:value-type="float" office:value="88700" calcext:value-type="float">
            <text:p>88700</text:p>
          </table:table-cell>
          <table:table-cell office:value-type="float" office:value="0.304142951965332" calcext:value-type="float">
            <text:p>0.304142951965332</text:p>
          </table:table-cell>
          <table:table-cell/>
          <table:table-cell office:value-type="float" office:value="88700" calcext:value-type="float">
            <text:p>88700</text:p>
          </table:table-cell>
          <table:table-cell office:value-type="float" office:value="0.239378690719605" calcext:value-type="float">
            <text:p>0.239378690719605</text:p>
          </table:table-cell>
        </table:table-row>
        <table:table-row table:style-name="ro1">
          <table:table-cell office:value-type="float" office:value="88810" calcext:value-type="float">
            <text:p>88810</text:p>
          </table:table-cell>
          <table:table-cell office:value-type="float" office:value="177619" calcext:value-type="float">
            <text:p>177619</text:p>
          </table:table-cell>
          <table:table-cell table:number-columns-repeated="7"/>
          <table:table-cell office:value-type="float" office:value="88800" calcext:value-type="float">
            <text:p>88800</text:p>
          </table:table-cell>
          <table:table-cell office:value-type="float" office:value="0.282386779785156" calcext:value-type="float">
            <text:p>0.282386779785156</text:p>
          </table:table-cell>
          <table:table-cell/>
          <table:table-cell office:value-type="float" office:value="88800" calcext:value-type="float">
            <text:p>88800</text:p>
          </table:table-cell>
          <table:table-cell office:value-type="float" office:value="0.232738733291626" calcext:value-type="float">
            <text:p>0.232738733291626</text:p>
          </table:table-cell>
        </table:table-row>
        <table:table-row table:style-name="ro1">
          <table:table-cell office:value-type="float" office:value="88910" calcext:value-type="float">
            <text:p>88910</text:p>
          </table:table-cell>
          <table:table-cell office:value-type="float" office:value="177819" calcext:value-type="float">
            <text:p>177819</text:p>
          </table:table-cell>
          <table:table-cell table:number-columns-repeated="7"/>
          <table:table-cell office:value-type="float" office:value="88900" calcext:value-type="float">
            <text:p>88900</text:p>
          </table:table-cell>
          <table:table-cell office:value-type="float" office:value="0.279465436935425" calcext:value-type="float">
            <text:p>0.279465436935425</text:p>
          </table:table-cell>
          <table:table-cell/>
          <table:table-cell office:value-type="float" office:value="88900" calcext:value-type="float">
            <text:p>88900</text:p>
          </table:table-cell>
          <table:table-cell office:value-type="float" office:value="0.230345964431763" calcext:value-type="float">
            <text:p>0.230345964431763</text:p>
          </table:table-cell>
        </table:table-row>
        <table:table-row table:style-name="ro1">
          <table:table-cell office:value-type="float" office:value="89010" calcext:value-type="float">
            <text:p>89010</text:p>
          </table:table-cell>
          <table:table-cell office:value-type="float" office:value="178019" calcext:value-type="float">
            <text:p>178019</text:p>
          </table:table-cell>
          <table:table-cell table:number-columns-repeated="7"/>
          <table:table-cell office:value-type="float" office:value="89000" calcext:value-type="float">
            <text:p>89000</text:p>
          </table:table-cell>
          <table:table-cell office:value-type="float" office:value="0.294547557830811" calcext:value-type="float">
            <text:p>0.294547557830811</text:p>
          </table:table-cell>
          <table:table-cell/>
          <table:table-cell office:value-type="float" office:value="89000" calcext:value-type="float">
            <text:p>89000</text:p>
          </table:table-cell>
          <table:table-cell office:value-type="float" office:value="0.232487201690674" calcext:value-type="float">
            <text:p>0.232487201690674</text:p>
          </table:table-cell>
        </table:table-row>
        <table:table-row table:style-name="ro1">
          <table:table-cell office:value-type="float" office:value="89110" calcext:value-type="float">
            <text:p>89110</text:p>
          </table:table-cell>
          <table:table-cell office:value-type="float" office:value="178219" calcext:value-type="float">
            <text:p>178219</text:p>
          </table:table-cell>
          <table:table-cell table:number-columns-repeated="7"/>
          <table:table-cell office:value-type="float" office:value="89100" calcext:value-type="float">
            <text:p>89100</text:p>
          </table:table-cell>
          <table:table-cell office:value-type="float" office:value="0.278309106826782" calcext:value-type="float">
            <text:p>0.278309106826782</text:p>
          </table:table-cell>
          <table:table-cell/>
          <table:table-cell office:value-type="float" office:value="89100" calcext:value-type="float">
            <text:p>89100</text:p>
          </table:table-cell>
          <table:table-cell office:value-type="float" office:value="0.237760305404663" calcext:value-type="float">
            <text:p>0.237760305404663</text:p>
          </table:table-cell>
        </table:table-row>
        <table:table-row table:style-name="ro1">
          <table:table-cell office:value-type="float" office:value="89210" calcext:value-type="float">
            <text:p>89210</text:p>
          </table:table-cell>
          <table:table-cell office:value-type="float" office:value="178419" calcext:value-type="float">
            <text:p>178419</text:p>
          </table:table-cell>
          <table:table-cell table:number-columns-repeated="7"/>
          <table:table-cell office:value-type="float" office:value="89200" calcext:value-type="float">
            <text:p>89200</text:p>
          </table:table-cell>
          <table:table-cell office:value-type="float" office:value="0.278069019317627" calcext:value-type="float">
            <text:p>0.278069019317627</text:p>
          </table:table-cell>
          <table:table-cell/>
          <table:table-cell office:value-type="float" office:value="89200" calcext:value-type="float">
            <text:p>89200</text:p>
          </table:table-cell>
          <table:table-cell office:value-type="float" office:value="0.232784748077393" calcext:value-type="float">
            <text:p>0.232784748077393</text:p>
          </table:table-cell>
        </table:table-row>
        <table:table-row table:style-name="ro1">
          <table:table-cell office:value-type="float" office:value="89310" calcext:value-type="float">
            <text:p>89310</text:p>
          </table:table-cell>
          <table:table-cell office:value-type="float" office:value="178619" calcext:value-type="float">
            <text:p>178619</text:p>
          </table:table-cell>
          <table:table-cell table:number-columns-repeated="7"/>
          <table:table-cell office:value-type="float" office:value="89300" calcext:value-type="float">
            <text:p>89300</text:p>
          </table:table-cell>
          <table:table-cell office:value-type="float" office:value="0.286715507507324" calcext:value-type="float">
            <text:p>0.286715507507324</text:p>
          </table:table-cell>
          <table:table-cell/>
          <table:table-cell office:value-type="float" office:value="89300" calcext:value-type="float">
            <text:p>89300</text:p>
          </table:table-cell>
          <table:table-cell office:value-type="float" office:value="0.235722780227661" calcext:value-type="float">
            <text:p>0.235722780227661</text:p>
          </table:table-cell>
        </table:table-row>
        <table:table-row table:style-name="ro1">
          <table:table-cell office:value-type="float" office:value="89410" calcext:value-type="float">
            <text:p>89410</text:p>
          </table:table-cell>
          <table:table-cell office:value-type="float" office:value="178819" calcext:value-type="float">
            <text:p>178819</text:p>
          </table:table-cell>
          <table:table-cell table:number-columns-repeated="7"/>
          <table:table-cell office:value-type="float" office:value="89400" calcext:value-type="float">
            <text:p>89400</text:p>
          </table:table-cell>
          <table:table-cell office:value-type="float" office:value="0.280120134353638" calcext:value-type="float">
            <text:p>0.280120134353638</text:p>
          </table:table-cell>
          <table:table-cell/>
          <table:table-cell office:value-type="float" office:value="89400" calcext:value-type="float">
            <text:p>89400</text:p>
          </table:table-cell>
          <table:table-cell office:value-type="float" office:value="0.234888315200806" calcext:value-type="float">
            <text:p>0.234888315200806</text:p>
          </table:table-cell>
        </table:table-row>
        <table:table-row table:style-name="ro1">
          <table:table-cell office:value-type="float" office:value="89510" calcext:value-type="float">
            <text:p>89510</text:p>
          </table:table-cell>
          <table:table-cell office:value-type="float" office:value="179019" calcext:value-type="float">
            <text:p>179019</text:p>
          </table:table-cell>
          <table:table-cell table:number-columns-repeated="7"/>
          <table:table-cell office:value-type="float" office:value="89500" calcext:value-type="float">
            <text:p>89500</text:p>
          </table:table-cell>
          <table:table-cell office:value-type="float" office:value="0.277495384216309" calcext:value-type="float">
            <text:p>0.277495384216309</text:p>
          </table:table-cell>
          <table:table-cell/>
          <table:table-cell office:value-type="float" office:value="89500" calcext:value-type="float">
            <text:p>89500</text:p>
          </table:table-cell>
          <table:table-cell office:value-type="float" office:value="0.237024545669556" calcext:value-type="float">
            <text:p>0.237024545669556</text:p>
          </table:table-cell>
        </table:table-row>
        <table:table-row table:style-name="ro1">
          <table:table-cell office:value-type="float" office:value="89610" calcext:value-type="float">
            <text:p>89610</text:p>
          </table:table-cell>
          <table:table-cell office:value-type="float" office:value="179219" calcext:value-type="float">
            <text:p>179219</text:p>
          </table:table-cell>
          <table:table-cell table:number-columns-repeated="7"/>
          <table:table-cell office:value-type="float" office:value="89600" calcext:value-type="float">
            <text:p>89600</text:p>
          </table:table-cell>
          <table:table-cell office:value-type="float" office:value="0.278824090957642" calcext:value-type="float">
            <text:p>0.278824090957642</text:p>
          </table:table-cell>
          <table:table-cell/>
          <table:table-cell office:value-type="float" office:value="89600" calcext:value-type="float">
            <text:p>89600</text:p>
          </table:table-cell>
          <table:table-cell office:value-type="float" office:value="0.236278057098389" calcext:value-type="float">
            <text:p>0.236278057098389</text:p>
          </table:table-cell>
        </table:table-row>
        <table:table-row table:style-name="ro1">
          <table:table-cell office:value-type="float" office:value="89710" calcext:value-type="float">
            <text:p>89710</text:p>
          </table:table-cell>
          <table:table-cell office:value-type="float" office:value="179419" calcext:value-type="float">
            <text:p>179419</text:p>
          </table:table-cell>
          <table:table-cell table:number-columns-repeated="7"/>
          <table:table-cell office:value-type="float" office:value="89700" calcext:value-type="float">
            <text:p>89700</text:p>
          </table:table-cell>
          <table:table-cell office:value-type="float" office:value="0.283208131790161" calcext:value-type="float">
            <text:p>0.283208131790161</text:p>
          </table:table-cell>
          <table:table-cell/>
          <table:table-cell office:value-type="float" office:value="89700" calcext:value-type="float">
            <text:p>89700</text:p>
          </table:table-cell>
          <table:table-cell office:value-type="float" office:value="0.227847576141357" calcext:value-type="float">
            <text:p>0.227847576141357</text:p>
          </table:table-cell>
        </table:table-row>
        <table:table-row table:style-name="ro1">
          <table:table-cell office:value-type="float" office:value="89810" calcext:value-type="float">
            <text:p>89810</text:p>
          </table:table-cell>
          <table:table-cell office:value-type="float" office:value="179619" calcext:value-type="float">
            <text:p>179619</text:p>
          </table:table-cell>
          <table:table-cell table:number-columns-repeated="7"/>
          <table:table-cell office:value-type="float" office:value="89800" calcext:value-type="float">
            <text:p>89800</text:p>
          </table:table-cell>
          <table:table-cell office:value-type="float" office:value="0.282592535018921" calcext:value-type="float">
            <text:p>0.282592535018921</text:p>
          </table:table-cell>
          <table:table-cell/>
          <table:table-cell office:value-type="float" office:value="89800" calcext:value-type="float">
            <text:p>89800</text:p>
          </table:table-cell>
          <table:table-cell office:value-type="float" office:value="0.236550331115723" calcext:value-type="float">
            <text:p>0.236550331115723</text:p>
          </table:table-cell>
        </table:table-row>
        <table:table-row table:style-name="ro1">
          <table:table-cell office:value-type="float" office:value="89910" calcext:value-type="float">
            <text:p>89910</text:p>
          </table:table-cell>
          <table:table-cell office:value-type="float" office:value="179819" calcext:value-type="float">
            <text:p>179819</text:p>
          </table:table-cell>
          <table:table-cell table:number-columns-repeated="7"/>
          <table:table-cell office:value-type="float" office:value="89900" calcext:value-type="float">
            <text:p>89900</text:p>
          </table:table-cell>
          <table:table-cell office:value-type="float" office:value="0.30156397819519" calcext:value-type="float">
            <text:p>0.30156397819519</text:p>
          </table:table-cell>
          <table:table-cell/>
          <table:table-cell office:value-type="float" office:value="89900" calcext:value-type="float">
            <text:p>89900</text:p>
          </table:table-cell>
          <table:table-cell office:value-type="float" office:value="0.236258506774902" calcext:value-type="float">
            <text:p>0.236258506774902</text:p>
          </table:table-cell>
        </table:table-row>
        <table:table-row table:style-name="ro1">
          <table:table-cell office:value-type="float" office:value="90010" calcext:value-type="float">
            <text:p>90010</text:p>
          </table:table-cell>
          <table:table-cell office:value-type="float" office:value="180019" calcext:value-type="float">
            <text:p>180019</text:p>
          </table:table-cell>
          <table:table-cell table:number-columns-repeated="7"/>
          <table:table-cell office:value-type="float" office:value="90000" calcext:value-type="float">
            <text:p>90000</text:p>
          </table:table-cell>
          <table:table-cell office:value-type="float" office:value="0.280343770980835" calcext:value-type="float">
            <text:p>0.280343770980835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0.230358839035034" calcext:value-type="float">
            <text:p>0.230358839035034</text:p>
          </table:table-cell>
        </table:table-row>
        <table:table-row table:style-name="ro1">
          <table:table-cell office:value-type="float" office:value="90110" calcext:value-type="float">
            <text:p>90110</text:p>
          </table:table-cell>
          <table:table-cell office:value-type="float" office:value="180219" calcext:value-type="float">
            <text:p>180219</text:p>
          </table:table-cell>
          <table:table-cell table:number-columns-repeated="7"/>
          <table:table-cell office:value-type="float" office:value="90100" calcext:value-type="float">
            <text:p>90100</text:p>
          </table:table-cell>
          <table:table-cell office:value-type="float" office:value="0.280518293380737" calcext:value-type="float">
            <text:p>0.280518293380737</text:p>
          </table:table-cell>
          <table:table-cell/>
          <table:table-cell office:value-type="float" office:value="90100" calcext:value-type="float">
            <text:p>90100</text:p>
          </table:table-cell>
          <table:table-cell office:value-type="float" office:value="0.23759913444519" calcext:value-type="float">
            <text:p>0.23759913444519</text:p>
          </table:table-cell>
        </table:table-row>
        <table:table-row table:style-name="ro1">
          <table:table-cell office:value-type="float" office:value="90210" calcext:value-type="float">
            <text:p>90210</text:p>
          </table:table-cell>
          <table:table-cell office:value-type="float" office:value="180419" calcext:value-type="float">
            <text:p>180419</text:p>
          </table:table-cell>
          <table:table-cell table:number-columns-repeated="7"/>
          <table:table-cell office:value-type="float" office:value="90200" calcext:value-type="float">
            <text:p>90200</text:p>
          </table:table-cell>
          <table:table-cell office:value-type="float" office:value="0.28324031829834" calcext:value-type="float">
            <text:p>0.28324031829834</text:p>
          </table:table-cell>
          <table:table-cell/>
          <table:table-cell office:value-type="float" office:value="90200" calcext:value-type="float">
            <text:p>90200</text:p>
          </table:table-cell>
          <table:table-cell office:value-type="float" office:value="0.236846923828125" calcext:value-type="float">
            <text:p>0.236846923828125</text:p>
          </table:table-cell>
        </table:table-row>
        <table:table-row table:style-name="ro1">
          <table:table-cell office:value-type="float" office:value="90310" calcext:value-type="float">
            <text:p>90310</text:p>
          </table:table-cell>
          <table:table-cell office:value-type="float" office:value="180619" calcext:value-type="float">
            <text:p>180619</text:p>
          </table:table-cell>
          <table:table-cell table:number-columns-repeated="7"/>
          <table:table-cell office:value-type="float" office:value="90300" calcext:value-type="float">
            <text:p>90300</text:p>
          </table:table-cell>
          <table:table-cell office:value-type="float" office:value="0.309080600738525" calcext:value-type="float">
            <text:p>0.309080600738525</text:p>
          </table:table-cell>
          <table:table-cell/>
          <table:table-cell office:value-type="float" office:value="90300" calcext:value-type="float">
            <text:p>90300</text:p>
          </table:table-cell>
          <table:table-cell office:value-type="float" office:value="0.239784240722656" calcext:value-type="float">
            <text:p>0.239784240722656</text:p>
          </table:table-cell>
        </table:table-row>
        <table:table-row table:style-name="ro1">
          <table:table-cell office:value-type="float" office:value="90410" calcext:value-type="float">
            <text:p>90410</text:p>
          </table:table-cell>
          <table:table-cell office:value-type="float" office:value="180819" calcext:value-type="float">
            <text:p>180819</text:p>
          </table:table-cell>
          <table:table-cell table:number-columns-repeated="7"/>
          <table:table-cell office:value-type="float" office:value="90400" calcext:value-type="float">
            <text:p>90400</text:p>
          </table:table-cell>
          <table:table-cell office:value-type="float" office:value="0.307716369628906" calcext:value-type="float">
            <text:p>0.307716369628906</text:p>
          </table:table-cell>
          <table:table-cell/>
          <table:table-cell office:value-type="float" office:value="90400" calcext:value-type="float">
            <text:p>90400</text:p>
          </table:table-cell>
          <table:table-cell office:value-type="float" office:value="0.23759388923645" calcext:value-type="float">
            <text:p>0.23759388923645</text:p>
          </table:table-cell>
        </table:table-row>
        <table:table-row table:style-name="ro1">
          <table:table-cell office:value-type="float" office:value="90510" calcext:value-type="float">
            <text:p>90510</text:p>
          </table:table-cell>
          <table:table-cell office:value-type="float" office:value="181019" calcext:value-type="float">
            <text:p>181019</text:p>
          </table:table-cell>
          <table:table-cell table:number-columns-repeated="7"/>
          <table:table-cell office:value-type="float" office:value="90500" calcext:value-type="float">
            <text:p>90500</text:p>
          </table:table-cell>
          <table:table-cell office:value-type="float" office:value="0.286439895629883" calcext:value-type="float">
            <text:p>0.286439895629883</text:p>
          </table:table-cell>
          <table:table-cell/>
          <table:table-cell office:value-type="float" office:value="90500" calcext:value-type="float">
            <text:p>90500</text:p>
          </table:table-cell>
          <table:table-cell office:value-type="float" office:value="0.244787454605103" calcext:value-type="float">
            <text:p>0.244787454605103</text:p>
          </table:table-cell>
        </table:table-row>
        <table:table-row table:style-name="ro1">
          <table:table-cell office:value-type="float" office:value="90610" calcext:value-type="float">
            <text:p>90610</text:p>
          </table:table-cell>
          <table:table-cell office:value-type="float" office:value="181219" calcext:value-type="float">
            <text:p>181219</text:p>
          </table:table-cell>
          <table:table-cell table:number-columns-repeated="7"/>
          <table:table-cell office:value-type="float" office:value="90600" calcext:value-type="float">
            <text:p>90600</text:p>
          </table:table-cell>
          <table:table-cell office:value-type="float" office:value="0.292807340621948" calcext:value-type="float">
            <text:p>0.292807340621948</text:p>
          </table:table-cell>
          <table:table-cell/>
          <table:table-cell office:value-type="float" office:value="90600" calcext:value-type="float">
            <text:p>90600</text:p>
          </table:table-cell>
          <table:table-cell office:value-type="float" office:value="0.242759466171265" calcext:value-type="float">
            <text:p>0.242759466171265</text:p>
          </table:table-cell>
        </table:table-row>
        <table:table-row table:style-name="ro1">
          <table:table-cell office:value-type="float" office:value="90710" calcext:value-type="float">
            <text:p>90710</text:p>
          </table:table-cell>
          <table:table-cell office:value-type="float" office:value="181419" calcext:value-type="float">
            <text:p>181419</text:p>
          </table:table-cell>
          <table:table-cell table:number-columns-repeated="7"/>
          <table:table-cell office:value-type="float" office:value="90700" calcext:value-type="float">
            <text:p>90700</text:p>
          </table:table-cell>
          <table:table-cell office:value-type="float" office:value="0.297178983688355" calcext:value-type="float">
            <text:p>0.297178983688355</text:p>
          </table:table-cell>
          <table:table-cell/>
          <table:table-cell office:value-type="float" office:value="90700" calcext:value-type="float">
            <text:p>90700</text:p>
          </table:table-cell>
          <table:table-cell office:value-type="float" office:value="0.241820096969605" calcext:value-type="float">
            <text:p>0.241820096969605</text:p>
          </table:table-cell>
        </table:table-row>
        <table:table-row table:style-name="ro1">
          <table:table-cell office:value-type="float" office:value="90810" calcext:value-type="float">
            <text:p>90810</text:p>
          </table:table-cell>
          <table:table-cell office:value-type="float" office:value="181619" calcext:value-type="float">
            <text:p>181619</text:p>
          </table:table-cell>
          <table:table-cell table:number-columns-repeated="7"/>
          <table:table-cell office:value-type="float" office:value="90800" calcext:value-type="float">
            <text:p>90800</text:p>
          </table:table-cell>
          <table:table-cell office:value-type="float" office:value="0.294464826583862" calcext:value-type="float">
            <text:p>0.294464826583862</text:p>
          </table:table-cell>
          <table:table-cell/>
          <table:table-cell office:value-type="float" office:value="90800" calcext:value-type="float">
            <text:p>90800</text:p>
          </table:table-cell>
          <table:table-cell office:value-type="float" office:value="0.242095470428467" calcext:value-type="float">
            <text:p>0.242095470428467</text:p>
          </table:table-cell>
        </table:table-row>
        <table:table-row table:style-name="ro1">
          <table:table-cell office:value-type="float" office:value="90910" calcext:value-type="float">
            <text:p>90910</text:p>
          </table:table-cell>
          <table:table-cell office:value-type="float" office:value="181819" calcext:value-type="float">
            <text:p>181819</text:p>
          </table:table-cell>
          <table:table-cell table:number-columns-repeated="7"/>
          <table:table-cell office:value-type="float" office:value="90900" calcext:value-type="float">
            <text:p>90900</text:p>
          </table:table-cell>
          <table:table-cell office:value-type="float" office:value="0.291942596435547" calcext:value-type="float">
            <text:p>0.291942596435547</text:p>
          </table:table-cell>
          <table:table-cell/>
          <table:table-cell office:value-type="float" office:value="90900" calcext:value-type="float">
            <text:p>90900</text:p>
          </table:table-cell>
          <table:table-cell office:value-type="float" office:value="0.242400169372559" calcext:value-type="float">
            <text:p>0.242400169372559</text:p>
          </table:table-cell>
        </table:table-row>
        <table:table-row table:style-name="ro1">
          <table:table-cell office:value-type="float" office:value="91010" calcext:value-type="float">
            <text:p>91010</text:p>
          </table:table-cell>
          <table:table-cell office:value-type="float" office:value="182019" calcext:value-type="float">
            <text:p>182019</text:p>
          </table:table-cell>
          <table:table-cell table:number-columns-repeated="7"/>
          <table:table-cell office:value-type="float" office:value="91000" calcext:value-type="float">
            <text:p>91000</text:p>
          </table:table-cell>
          <table:table-cell office:value-type="float" office:value="0.293661117553711" calcext:value-type="float">
            <text:p>0.293661117553711</text:p>
          </table:table-cell>
          <table:table-cell/>
          <table:table-cell office:value-type="float" office:value="91000" calcext:value-type="float">
            <text:p>91000</text:p>
          </table:table-cell>
          <table:table-cell office:value-type="float" office:value="0.244498491287231" calcext:value-type="float">
            <text:p>0.244498491287231</text:p>
          </table:table-cell>
        </table:table-row>
        <table:table-row table:style-name="ro1">
          <table:table-cell office:value-type="float" office:value="91110" calcext:value-type="float">
            <text:p>91110</text:p>
          </table:table-cell>
          <table:table-cell office:value-type="float" office:value="182219" calcext:value-type="float">
            <text:p>182219</text:p>
          </table:table-cell>
          <table:table-cell table:number-columns-repeated="7"/>
          <table:table-cell office:value-type="float" office:value="91100" calcext:value-type="float">
            <text:p>91100</text:p>
          </table:table-cell>
          <table:table-cell office:value-type="float" office:value="0.297926425933838" calcext:value-type="float">
            <text:p>0.297926425933838</text:p>
          </table:table-cell>
          <table:table-cell/>
          <table:table-cell office:value-type="float" office:value="91100" calcext:value-type="float">
            <text:p>91100</text:p>
          </table:table-cell>
          <table:table-cell office:value-type="float" office:value="0.243069887161255" calcext:value-type="float">
            <text:p>0.243069887161255</text:p>
          </table:table-cell>
        </table:table-row>
        <table:table-row table:style-name="ro1">
          <table:table-cell office:value-type="float" office:value="91210" calcext:value-type="float">
            <text:p>91210</text:p>
          </table:table-cell>
          <table:table-cell office:value-type="float" office:value="182419" calcext:value-type="float">
            <text:p>182419</text:p>
          </table:table-cell>
          <table:table-cell table:number-columns-repeated="7"/>
          <table:table-cell office:value-type="float" office:value="91200" calcext:value-type="float">
            <text:p>91200</text:p>
          </table:table-cell>
          <table:table-cell office:value-type="float" office:value="0.292501211166382" calcext:value-type="float">
            <text:p>0.292501211166382</text:p>
          </table:table-cell>
          <table:table-cell/>
          <table:table-cell office:value-type="float" office:value="91200" calcext:value-type="float">
            <text:p>91200</text:p>
          </table:table-cell>
          <table:table-cell office:value-type="float" office:value="0.244478464126587" calcext:value-type="float">
            <text:p>0.244478464126587</text:p>
          </table:table-cell>
        </table:table-row>
        <table:table-row table:style-name="ro1">
          <table:table-cell office:value-type="float" office:value="91310" calcext:value-type="float">
            <text:p>91310</text:p>
          </table:table-cell>
          <table:table-cell office:value-type="float" office:value="182619" calcext:value-type="float">
            <text:p>182619</text:p>
          </table:table-cell>
          <table:table-cell table:number-columns-repeated="7"/>
          <table:table-cell office:value-type="float" office:value="91300" calcext:value-type="float">
            <text:p>91300</text:p>
          </table:table-cell>
          <table:table-cell office:value-type="float" office:value="0.292726039886475" calcext:value-type="float">
            <text:p>0.292726039886475</text:p>
          </table:table-cell>
          <table:table-cell/>
          <table:table-cell office:value-type="float" office:value="91300" calcext:value-type="float">
            <text:p>91300</text:p>
          </table:table-cell>
          <table:table-cell office:value-type="float" office:value="0.243849515914917" calcext:value-type="float">
            <text:p>0.243849515914917</text:p>
          </table:table-cell>
        </table:table-row>
        <table:table-row table:style-name="ro1">
          <table:table-cell office:value-type="float" office:value="91410" calcext:value-type="float">
            <text:p>91410</text:p>
          </table:table-cell>
          <table:table-cell office:value-type="float" office:value="182819" calcext:value-type="float">
            <text:p>182819</text:p>
          </table:table-cell>
          <table:table-cell table:number-columns-repeated="7"/>
          <table:table-cell office:value-type="float" office:value="91400" calcext:value-type="float">
            <text:p>91400</text:p>
          </table:table-cell>
          <table:table-cell office:value-type="float" office:value="0.310754537582397" calcext:value-type="float">
            <text:p>0.310754537582397</text:p>
          </table:table-cell>
          <table:table-cell/>
          <table:table-cell office:value-type="float" office:value="91400" calcext:value-type="float">
            <text:p>91400</text:p>
          </table:table-cell>
          <table:table-cell office:value-type="float" office:value="0.244190454483032" calcext:value-type="float">
            <text:p>0.244190454483032</text:p>
          </table:table-cell>
        </table:table-row>
        <table:table-row table:style-name="ro1">
          <table:table-cell office:value-type="float" office:value="91510" calcext:value-type="float">
            <text:p>91510</text:p>
          </table:table-cell>
          <table:table-cell office:value-type="float" office:value="183019" calcext:value-type="float">
            <text:p>183019</text:p>
          </table:table-cell>
          <table:table-cell table:number-columns-repeated="7"/>
          <table:table-cell office:value-type="float" office:value="91500" calcext:value-type="float">
            <text:p>91500</text:p>
          </table:table-cell>
          <table:table-cell office:value-type="float" office:value="0.295528411865234" calcext:value-type="float">
            <text:p>0.295528411865234</text:p>
          </table:table-cell>
          <table:table-cell/>
          <table:table-cell office:value-type="float" office:value="91500" calcext:value-type="float">
            <text:p>91500</text:p>
          </table:table-cell>
          <table:table-cell office:value-type="float" office:value="0.242319583892822" calcext:value-type="float">
            <text:p>0.242319583892822</text:p>
          </table:table-cell>
        </table:table-row>
        <table:table-row table:style-name="ro1">
          <table:table-cell office:value-type="float" office:value="91610" calcext:value-type="float">
            <text:p>91610</text:p>
          </table:table-cell>
          <table:table-cell office:value-type="float" office:value="183219" calcext:value-type="float">
            <text:p>183219</text:p>
          </table:table-cell>
          <table:table-cell table:number-columns-repeated="7"/>
          <table:table-cell office:value-type="float" office:value="91600" calcext:value-type="float">
            <text:p>91600</text:p>
          </table:table-cell>
          <table:table-cell office:value-type="float" office:value="0.295944690704346" calcext:value-type="float">
            <text:p>0.295944690704346</text:p>
          </table:table-cell>
          <table:table-cell/>
          <table:table-cell office:value-type="float" office:value="91600" calcext:value-type="float">
            <text:p>91600</text:p>
          </table:table-cell>
          <table:table-cell office:value-type="float" office:value="0.248795509338379" calcext:value-type="float">
            <text:p>0.248795509338379</text:p>
          </table:table-cell>
        </table:table-row>
        <table:table-row table:style-name="ro1">
          <table:table-cell office:value-type="float" office:value="91710" calcext:value-type="float">
            <text:p>91710</text:p>
          </table:table-cell>
          <table:table-cell office:value-type="float" office:value="183419" calcext:value-type="float">
            <text:p>183419</text:p>
          </table:table-cell>
          <table:table-cell table:number-columns-repeated="7"/>
          <table:table-cell office:value-type="float" office:value="91700" calcext:value-type="float">
            <text:p>91700</text:p>
          </table:table-cell>
          <table:table-cell office:value-type="float" office:value="0.295569658279419" calcext:value-type="float">
            <text:p>0.295569658279419</text:p>
          </table:table-cell>
          <table:table-cell/>
          <table:table-cell office:value-type="float" office:value="91700" calcext:value-type="float">
            <text:p>91700</text:p>
          </table:table-cell>
          <table:table-cell office:value-type="float" office:value="0.246536731719971" calcext:value-type="float">
            <text:p>0.246536731719971</text:p>
          </table:table-cell>
        </table:table-row>
        <table:table-row table:style-name="ro1">
          <table:table-cell office:value-type="float" office:value="91810" calcext:value-type="float">
            <text:p>91810</text:p>
          </table:table-cell>
          <table:table-cell office:value-type="float" office:value="183619" calcext:value-type="float">
            <text:p>183619</text:p>
          </table:table-cell>
          <table:table-cell table:number-columns-repeated="7"/>
          <table:table-cell office:value-type="float" office:value="91800" calcext:value-type="float">
            <text:p>91800</text:p>
          </table:table-cell>
          <table:table-cell office:value-type="float" office:value="0.298447608947754" calcext:value-type="float">
            <text:p>0.298447608947754</text:p>
          </table:table-cell>
          <table:table-cell/>
          <table:table-cell office:value-type="float" office:value="91800" calcext:value-type="float">
            <text:p>91800</text:p>
          </table:table-cell>
          <table:table-cell office:value-type="float" office:value="0.244246482849121" calcext:value-type="float">
            <text:p>0.244246482849121</text:p>
          </table:table-cell>
        </table:table-row>
        <table:table-row table:style-name="ro1">
          <table:table-cell office:value-type="float" office:value="91910" calcext:value-type="float">
            <text:p>91910</text:p>
          </table:table-cell>
          <table:table-cell office:value-type="float" office:value="183819" calcext:value-type="float">
            <text:p>183819</text:p>
          </table:table-cell>
          <table:table-cell table:number-columns-repeated="7"/>
          <table:table-cell office:value-type="float" office:value="91900" calcext:value-type="float">
            <text:p>91900</text:p>
          </table:table-cell>
          <table:table-cell office:value-type="float" office:value="0.2997727394104" calcext:value-type="float">
            <text:p>0.2997727394104</text:p>
          </table:table-cell>
          <table:table-cell/>
          <table:table-cell office:value-type="float" office:value="91900" calcext:value-type="float">
            <text:p>91900</text:p>
          </table:table-cell>
          <table:table-cell office:value-type="float" office:value="0.248619794845581" calcext:value-type="float">
            <text:p>0.248619794845581</text:p>
          </table:table-cell>
        </table:table-row>
        <table:table-row table:style-name="ro1">
          <table:table-cell office:value-type="float" office:value="92010" calcext:value-type="float">
            <text:p>92010</text:p>
          </table:table-cell>
          <table:table-cell office:value-type="float" office:value="184019" calcext:value-type="float">
            <text:p>184019</text:p>
          </table:table-cell>
          <table:table-cell table:number-columns-repeated="7"/>
          <table:table-cell office:value-type="float" office:value="92000" calcext:value-type="float">
            <text:p>92000</text:p>
          </table:table-cell>
          <table:table-cell office:value-type="float" office:value="0.306280136108398" calcext:value-type="float">
            <text:p>0.306280136108398</text:p>
          </table:table-cell>
          <table:table-cell/>
          <table:table-cell office:value-type="float" office:value="92000" calcext:value-type="float">
            <text:p>92000</text:p>
          </table:table-cell>
          <table:table-cell office:value-type="float" office:value="0.24839448928833" calcext:value-type="float">
            <text:p>0.24839448928833</text:p>
          </table:table-cell>
        </table:table-row>
        <table:table-row table:style-name="ro1">
          <table:table-cell office:value-type="float" office:value="92110" calcext:value-type="float">
            <text:p>92110</text:p>
          </table:table-cell>
          <table:table-cell office:value-type="float" office:value="184219" calcext:value-type="float">
            <text:p>184219</text:p>
          </table:table-cell>
          <table:table-cell table:number-columns-repeated="7"/>
          <table:table-cell office:value-type="float" office:value="92100" calcext:value-type="float">
            <text:p>92100</text:p>
          </table:table-cell>
          <table:table-cell office:value-type="float" office:value="0.304466724395752" calcext:value-type="float">
            <text:p>0.304466724395752</text:p>
          </table:table-cell>
          <table:table-cell/>
          <table:table-cell office:value-type="float" office:value="92100" calcext:value-type="float">
            <text:p>92100</text:p>
          </table:table-cell>
          <table:table-cell office:value-type="float" office:value="0.246248006820679" calcext:value-type="float">
            <text:p>0.246248006820679</text:p>
          </table:table-cell>
        </table:table-row>
        <table:table-row table:style-name="ro1">
          <table:table-cell office:value-type="float" office:value="92210" calcext:value-type="float">
            <text:p>92210</text:p>
          </table:table-cell>
          <table:table-cell office:value-type="float" office:value="184419" calcext:value-type="float">
            <text:p>184419</text:p>
          </table:table-cell>
          <table:table-cell table:number-columns-repeated="7"/>
          <table:table-cell office:value-type="float" office:value="92200" calcext:value-type="float">
            <text:p>92200</text:p>
          </table:table-cell>
          <table:table-cell office:value-type="float" office:value="0.303700685501099" calcext:value-type="float">
            <text:p>0.303700685501099</text:p>
          </table:table-cell>
          <table:table-cell/>
          <table:table-cell office:value-type="float" office:value="92200" calcext:value-type="float">
            <text:p>92200</text:p>
          </table:table-cell>
          <table:table-cell office:value-type="float" office:value="0.248632669448853" calcext:value-type="float">
            <text:p>0.248632669448853</text:p>
          </table:table-cell>
        </table:table-row>
        <table:table-row table:style-name="ro1">
          <table:table-cell office:value-type="float" office:value="92310" calcext:value-type="float">
            <text:p>92310</text:p>
          </table:table-cell>
          <table:table-cell office:value-type="float" office:value="184619" calcext:value-type="float">
            <text:p>184619</text:p>
          </table:table-cell>
          <table:table-cell table:number-columns-repeated="7"/>
          <table:table-cell office:value-type="float" office:value="92300" calcext:value-type="float">
            <text:p>92300</text:p>
          </table:table-cell>
          <table:table-cell office:value-type="float" office:value="0.305615425109863" calcext:value-type="float">
            <text:p>0.305615425109863</text:p>
          </table:table-cell>
          <table:table-cell/>
          <table:table-cell office:value-type="float" office:value="92300" calcext:value-type="float">
            <text:p>92300</text:p>
          </table:table-cell>
          <table:table-cell office:value-type="float" office:value="0.252073287963867" calcext:value-type="float">
            <text:p>0.252073287963867</text:p>
          </table:table-cell>
        </table:table-row>
        <table:table-row table:style-name="ro1">
          <table:table-cell office:value-type="float" office:value="92410" calcext:value-type="float">
            <text:p>92410</text:p>
          </table:table-cell>
          <table:table-cell office:value-type="float" office:value="184819" calcext:value-type="float">
            <text:p>184819</text:p>
          </table:table-cell>
          <table:table-cell table:number-columns-repeated="7"/>
          <table:table-cell office:value-type="float" office:value="92400" calcext:value-type="float">
            <text:p>92400</text:p>
          </table:table-cell>
          <table:table-cell office:value-type="float" office:value="0.341991662979126" calcext:value-type="float">
            <text:p>0.341991662979126</text:p>
          </table:table-cell>
          <table:table-cell/>
          <table:table-cell office:value-type="float" office:value="92400" calcext:value-type="float">
            <text:p>92400</text:p>
          </table:table-cell>
          <table:table-cell office:value-type="float" office:value="0.248131275177002" calcext:value-type="float">
            <text:p>0.248131275177002</text:p>
          </table:table-cell>
        </table:table-row>
        <table:table-row table:style-name="ro1">
          <table:table-cell office:value-type="float" office:value="92510" calcext:value-type="float">
            <text:p>92510</text:p>
          </table:table-cell>
          <table:table-cell office:value-type="float" office:value="185019" calcext:value-type="float">
            <text:p>185019</text:p>
          </table:table-cell>
          <table:table-cell table:number-columns-repeated="7"/>
          <table:table-cell office:value-type="float" office:value="92500" calcext:value-type="float">
            <text:p>92500</text:p>
          </table:table-cell>
          <table:table-cell office:value-type="float" office:value="0.3046875" calcext:value-type="float">
            <text:p>0.3046875</text:p>
          </table:table-cell>
          <table:table-cell/>
          <table:table-cell office:value-type="float" office:value="92500" calcext:value-type="float">
            <text:p>92500</text:p>
          </table:table-cell>
          <table:table-cell office:value-type="float" office:value="0.255821466445923" calcext:value-type="float">
            <text:p>0.255821466445923</text:p>
          </table:table-cell>
        </table:table-row>
        <table:table-row table:style-name="ro1">
          <table:table-cell office:value-type="float" office:value="92610" calcext:value-type="float">
            <text:p>92610</text:p>
          </table:table-cell>
          <table:table-cell office:value-type="float" office:value="185219" calcext:value-type="float">
            <text:p>185219</text:p>
          </table:table-cell>
          <table:table-cell table:number-columns-repeated="7"/>
          <table:table-cell office:value-type="float" office:value="92600" calcext:value-type="float">
            <text:p>92600</text:p>
          </table:table-cell>
          <table:table-cell office:value-type="float" office:value="0.313185691833496" calcext:value-type="float">
            <text:p>0.313185691833496</text:p>
          </table:table-cell>
          <table:table-cell/>
          <table:table-cell office:value-type="float" office:value="92600" calcext:value-type="float">
            <text:p>92600</text:p>
          </table:table-cell>
          <table:table-cell office:value-type="float" office:value="0.254797458648682" calcext:value-type="float">
            <text:p>0.254797458648682</text:p>
          </table:table-cell>
        </table:table-row>
        <table:table-row table:style-name="ro1">
          <table:table-cell office:value-type="float" office:value="92710" calcext:value-type="float">
            <text:p>92710</text:p>
          </table:table-cell>
          <table:table-cell office:value-type="float" office:value="185419" calcext:value-type="float">
            <text:p>185419</text:p>
          </table:table-cell>
          <table:table-cell table:number-columns-repeated="7"/>
          <table:table-cell office:value-type="float" office:value="92700" calcext:value-type="float">
            <text:p>92700</text:p>
          </table:table-cell>
          <table:table-cell office:value-type="float" office:value="0.325676918029785" calcext:value-type="float">
            <text:p>0.325676918029785</text:p>
          </table:table-cell>
          <table:table-cell/>
          <table:table-cell office:value-type="float" office:value="92700" calcext:value-type="float">
            <text:p>92700</text:p>
          </table:table-cell>
          <table:table-cell office:value-type="float" office:value="0.252908229827881" calcext:value-type="float">
            <text:p>0.252908229827881</text:p>
          </table:table-cell>
        </table:table-row>
        <table:table-row table:style-name="ro1">
          <table:table-cell office:value-type="float" office:value="92810" calcext:value-type="float">
            <text:p>92810</text:p>
          </table:table-cell>
          <table:table-cell office:value-type="float" office:value="185619" calcext:value-type="float">
            <text:p>185619</text:p>
          </table:table-cell>
          <table:table-cell table:number-columns-repeated="7"/>
          <table:table-cell office:value-type="float" office:value="92800" calcext:value-type="float">
            <text:p>92800</text:p>
          </table:table-cell>
          <table:table-cell office:value-type="float" office:value="0.310628652572632" calcext:value-type="float">
            <text:p>0.310628652572632</text:p>
          </table:table-cell>
          <table:table-cell/>
          <table:table-cell office:value-type="float" office:value="92800" calcext:value-type="float">
            <text:p>92800</text:p>
          </table:table-cell>
          <table:table-cell office:value-type="float" office:value="0.250727415084839" calcext:value-type="float">
            <text:p>0.250727415084839</text:p>
          </table:table-cell>
        </table:table-row>
        <table:table-row table:style-name="ro1">
          <table:table-cell office:value-type="float" office:value="92910" calcext:value-type="float">
            <text:p>92910</text:p>
          </table:table-cell>
          <table:table-cell office:value-type="float" office:value="185819" calcext:value-type="float">
            <text:p>185819</text:p>
          </table:table-cell>
          <table:table-cell table:number-columns-repeated="7"/>
          <table:table-cell office:value-type="float" office:value="92900" calcext:value-type="float">
            <text:p>92900</text:p>
          </table:table-cell>
          <table:table-cell office:value-type="float" office:value="0.306459665298462" calcext:value-type="float">
            <text:p>0.306459665298462</text:p>
          </table:table-cell>
          <table:table-cell/>
          <table:table-cell office:value-type="float" office:value="92900" calcext:value-type="float">
            <text:p>92900</text:p>
          </table:table-cell>
          <table:table-cell office:value-type="float" office:value="0.248621225357056" calcext:value-type="float">
            <text:p>0.248621225357056</text:p>
          </table:table-cell>
        </table:table-row>
        <table:table-row table:style-name="ro1">
          <table:table-cell office:value-type="float" office:value="93010" calcext:value-type="float">
            <text:p>93010</text:p>
          </table:table-cell>
          <table:table-cell office:value-type="float" office:value="186019" calcext:value-type="float">
            <text:p>186019</text:p>
          </table:table-cell>
          <table:table-cell table:number-columns-repeated="7"/>
          <table:table-cell office:value-type="float" office:value="93000" calcext:value-type="float">
            <text:p>93000</text:p>
          </table:table-cell>
          <table:table-cell office:value-type="float" office:value="0.302768468856812" calcext:value-type="float">
            <text:p>0.302768468856812</text:p>
          </table:table-cell>
          <table:table-cell/>
          <table:table-cell office:value-type="float" office:value="93000" calcext:value-type="float">
            <text:p>93000</text:p>
          </table:table-cell>
          <table:table-cell office:value-type="float" office:value="0.253085613250732" calcext:value-type="float">
            <text:p>0.253085613250732</text:p>
          </table:table-cell>
        </table:table-row>
        <table:table-row table:style-name="ro1">
          <table:table-cell office:value-type="float" office:value="93110" calcext:value-type="float">
            <text:p>93110</text:p>
          </table:table-cell>
          <table:table-cell office:value-type="float" office:value="186219" calcext:value-type="float">
            <text:p>186219</text:p>
          </table:table-cell>
          <table:table-cell table:number-columns-repeated="7"/>
          <table:table-cell office:value-type="float" office:value="93100" calcext:value-type="float">
            <text:p>93100</text:p>
          </table:table-cell>
          <table:table-cell office:value-type="float" office:value="0.312506914138794" calcext:value-type="float">
            <text:p>0.312506914138794</text:p>
          </table:table-cell>
          <table:table-cell/>
          <table:table-cell office:value-type="float" office:value="93100" calcext:value-type="float">
            <text:p>93100</text:p>
          </table:table-cell>
          <table:table-cell office:value-type="float" office:value="0.253438472747803" calcext:value-type="float">
            <text:p>0.253438472747803</text:p>
          </table:table-cell>
        </table:table-row>
        <table:table-row table:style-name="ro1">
          <table:table-cell office:value-type="float" office:value="93210" calcext:value-type="float">
            <text:p>93210</text:p>
          </table:table-cell>
          <table:table-cell office:value-type="float" office:value="186419" calcext:value-type="float">
            <text:p>186419</text:p>
          </table:table-cell>
          <table:table-cell table:number-columns-repeated="7"/>
          <table:table-cell office:value-type="float" office:value="93200" calcext:value-type="float">
            <text:p>93200</text:p>
          </table:table-cell>
          <table:table-cell office:value-type="float" office:value="0.3182373046875" calcext:value-type="float">
            <text:p>0.3182373046875</text:p>
          </table:table-cell>
          <table:table-cell/>
          <table:table-cell office:value-type="float" office:value="93200" calcext:value-type="float">
            <text:p>93200</text:p>
          </table:table-cell>
          <table:table-cell office:value-type="float" office:value="0.267557621002197" calcext:value-type="float">
            <text:p>0.267557621002197</text:p>
          </table:table-cell>
        </table:table-row>
        <table:table-row table:style-name="ro1">
          <table:table-cell office:value-type="float" office:value="93310" calcext:value-type="float">
            <text:p>93310</text:p>
          </table:table-cell>
          <table:table-cell office:value-type="float" office:value="186619" calcext:value-type="float">
            <text:p>186619</text:p>
          </table:table-cell>
          <table:table-cell table:number-columns-repeated="7"/>
          <table:table-cell office:value-type="float" office:value="93300" calcext:value-type="float">
            <text:p>93300</text:p>
          </table:table-cell>
          <table:table-cell office:value-type="float" office:value="0.317678213119507" calcext:value-type="float">
            <text:p>0.317678213119507</text:p>
          </table:table-cell>
          <table:table-cell/>
          <table:table-cell office:value-type="float" office:value="93300" calcext:value-type="float">
            <text:p>93300</text:p>
          </table:table-cell>
          <table:table-cell office:value-type="float" office:value="0.27158522605896" calcext:value-type="float">
            <text:p>0.27158522605896</text:p>
          </table:table-cell>
        </table:table-row>
        <table:table-row table:style-name="ro1">
          <table:table-cell office:value-type="float" office:value="93410" calcext:value-type="float">
            <text:p>93410</text:p>
          </table:table-cell>
          <table:table-cell office:value-type="float" office:value="186819" calcext:value-type="float">
            <text:p>186819</text:p>
          </table:table-cell>
          <table:table-cell table:number-columns-repeated="7"/>
          <table:table-cell office:value-type="float" office:value="93400" calcext:value-type="float">
            <text:p>93400</text:p>
          </table:table-cell>
          <table:table-cell office:value-type="float" office:value="0.316709041595459" calcext:value-type="float">
            <text:p>0.316709041595459</text:p>
          </table:table-cell>
          <table:table-cell/>
          <table:table-cell office:value-type="float" office:value="93400" calcext:value-type="float">
            <text:p>93400</text:p>
          </table:table-cell>
          <table:table-cell office:value-type="float" office:value="0.262824773788452" calcext:value-type="float">
            <text:p>0.262824773788452</text:p>
          </table:table-cell>
        </table:table-row>
        <table:table-row table:style-name="ro1">
          <table:table-cell office:value-type="float" office:value="93510" calcext:value-type="float">
            <text:p>93510</text:p>
          </table:table-cell>
          <table:table-cell office:value-type="float" office:value="187019" calcext:value-type="float">
            <text:p>187019</text:p>
          </table:table-cell>
          <table:table-cell table:number-columns-repeated="7"/>
          <table:table-cell office:value-type="float" office:value="93500" calcext:value-type="float">
            <text:p>93500</text:p>
          </table:table-cell>
          <table:table-cell office:value-type="float" office:value="0.324003458023071" calcext:value-type="float">
            <text:p>0.324003458023071</text:p>
          </table:table-cell>
          <table:table-cell/>
          <table:table-cell office:value-type="float" office:value="93500" calcext:value-type="float">
            <text:p>93500</text:p>
          </table:table-cell>
          <table:table-cell office:value-type="float" office:value="0.263511896133423" calcext:value-type="float">
            <text:p>0.263511896133423</text:p>
          </table:table-cell>
        </table:table-row>
        <table:table-row table:style-name="ro1">
          <table:table-cell office:value-type="float" office:value="93610" calcext:value-type="float">
            <text:p>93610</text:p>
          </table:table-cell>
          <table:table-cell office:value-type="float" office:value="187219" calcext:value-type="float">
            <text:p>187219</text:p>
          </table:table-cell>
          <table:table-cell table:number-columns-repeated="7"/>
          <table:table-cell office:value-type="float" office:value="93600" calcext:value-type="float">
            <text:p>93600</text:p>
          </table:table-cell>
          <table:table-cell office:value-type="float" office:value="0.338040590286255" calcext:value-type="float">
            <text:p>0.338040590286255</text:p>
          </table:table-cell>
          <table:table-cell/>
          <table:table-cell office:value-type="float" office:value="93600" calcext:value-type="float">
            <text:p>93600</text:p>
          </table:table-cell>
          <table:table-cell office:value-type="float" office:value="0.26361346244812" calcext:value-type="float">
            <text:p>0.26361346244812</text:p>
          </table:table-cell>
        </table:table-row>
        <table:table-row table:style-name="ro1">
          <table:table-cell office:value-type="float" office:value="93710" calcext:value-type="float">
            <text:p>93710</text:p>
          </table:table-cell>
          <table:table-cell office:value-type="float" office:value="187419" calcext:value-type="float">
            <text:p>187419</text:p>
          </table:table-cell>
          <table:table-cell table:number-columns-repeated="7"/>
          <table:table-cell office:value-type="float" office:value="93700" calcext:value-type="float">
            <text:p>93700</text:p>
          </table:table-cell>
          <table:table-cell office:value-type="float" office:value="0.320560216903687" calcext:value-type="float">
            <text:p>0.320560216903687</text:p>
          </table:table-cell>
          <table:table-cell/>
          <table:table-cell office:value-type="float" office:value="93700" calcext:value-type="float">
            <text:p>93700</text:p>
          </table:table-cell>
          <table:table-cell office:value-type="float" office:value="0.268026113510132" calcext:value-type="float">
            <text:p>0.268026113510132</text:p>
          </table:table-cell>
        </table:table-row>
        <table:table-row table:style-name="ro1">
          <table:table-cell office:value-type="float" office:value="93810" calcext:value-type="float">
            <text:p>93810</text:p>
          </table:table-cell>
          <table:table-cell office:value-type="float" office:value="187619" calcext:value-type="float">
            <text:p>187619</text:p>
          </table:table-cell>
          <table:table-cell table:number-columns-repeated="7"/>
          <table:table-cell office:value-type="float" office:value="93800" calcext:value-type="float">
            <text:p>93800</text:p>
          </table:table-cell>
          <table:table-cell office:value-type="float" office:value="0.324193239212036" calcext:value-type="float">
            <text:p>0.324193239212036</text:p>
          </table:table-cell>
          <table:table-cell/>
          <table:table-cell office:value-type="float" office:value="93800" calcext:value-type="float">
            <text:p>93800</text:p>
          </table:table-cell>
          <table:table-cell office:value-type="float" office:value="0.259621381759644" calcext:value-type="float">
            <text:p>0.259621381759644</text:p>
          </table:table-cell>
        </table:table-row>
        <table:table-row table:style-name="ro1">
          <table:table-cell office:value-type="float" office:value="93910" calcext:value-type="float">
            <text:p>93910</text:p>
          </table:table-cell>
          <table:table-cell office:value-type="float" office:value="187819" calcext:value-type="float">
            <text:p>187819</text:p>
          </table:table-cell>
          <table:table-cell table:number-columns-repeated="7"/>
          <table:table-cell office:value-type="float" office:value="93900" calcext:value-type="float">
            <text:p>93900</text:p>
          </table:table-cell>
          <table:table-cell office:value-type="float" office:value="0.322026491165161" calcext:value-type="float">
            <text:p>0.322026491165161</text:p>
          </table:table-cell>
          <table:table-cell/>
          <table:table-cell office:value-type="float" office:value="93900" calcext:value-type="float">
            <text:p>93900</text:p>
          </table:table-cell>
          <table:table-cell office:value-type="float" office:value="0.268564939498901" calcext:value-type="float">
            <text:p>0.268564939498901</text:p>
          </table:table-cell>
        </table:table-row>
        <table:table-row table:style-name="ro1">
          <table:table-cell office:value-type="float" office:value="94010" calcext:value-type="float">
            <text:p>94010</text:p>
          </table:table-cell>
          <table:table-cell office:value-type="float" office:value="188019" calcext:value-type="float">
            <text:p>188019</text:p>
          </table:table-cell>
          <table:table-cell table:number-columns-repeated="7"/>
          <table:table-cell office:value-type="float" office:value="94000" calcext:value-type="float">
            <text:p>94000</text:p>
          </table:table-cell>
          <table:table-cell office:value-type="float" office:value="0.325238943099976" calcext:value-type="float">
            <text:p>0.325238943099976</text:p>
          </table:table-cell>
          <table:table-cell/>
          <table:table-cell office:value-type="float" office:value="94000" calcext:value-type="float">
            <text:p>94000</text:p>
          </table:table-cell>
          <table:table-cell office:value-type="float" office:value="0.276558637619019" calcext:value-type="float">
            <text:p>0.276558637619019</text:p>
          </table:table-cell>
        </table:table-row>
        <table:table-row table:style-name="ro1">
          <table:table-cell office:value-type="float" office:value="94110" calcext:value-type="float">
            <text:p>94110</text:p>
          </table:table-cell>
          <table:table-cell office:value-type="float" office:value="188219" calcext:value-type="float">
            <text:p>188219</text:p>
          </table:table-cell>
          <table:table-cell table:number-columns-repeated="7"/>
          <table:table-cell office:value-type="float" office:value="94100" calcext:value-type="float">
            <text:p>94100</text:p>
          </table:table-cell>
          <table:table-cell office:value-type="float" office:value="0.324377775192261" calcext:value-type="float">
            <text:p>0.324377775192261</text:p>
          </table:table-cell>
          <table:table-cell/>
          <table:table-cell office:value-type="float" office:value="94100" calcext:value-type="float">
            <text:p>94100</text:p>
          </table:table-cell>
          <table:table-cell office:value-type="float" office:value="0.28855299949646" calcext:value-type="float">
            <text:p>0.28855299949646</text:p>
          </table:table-cell>
        </table:table-row>
        <table:table-row table:style-name="ro1">
          <table:table-cell office:value-type="float" office:value="94210" calcext:value-type="float">
            <text:p>94210</text:p>
          </table:table-cell>
          <table:table-cell office:value-type="float" office:value="188419" calcext:value-type="float">
            <text:p>188419</text:p>
          </table:table-cell>
          <table:table-cell table:number-columns-repeated="7"/>
          <table:table-cell office:value-type="float" office:value="94200" calcext:value-type="float">
            <text:p>94200</text:p>
          </table:table-cell>
          <table:table-cell office:value-type="float" office:value="0.328966379165649" calcext:value-type="float">
            <text:p>0.328966379165649</text:p>
          </table:table-cell>
          <table:table-cell/>
          <table:table-cell office:value-type="float" office:value="94200" calcext:value-type="float">
            <text:p>94200</text:p>
          </table:table-cell>
          <table:table-cell office:value-type="float" office:value="0.262462615966797" calcext:value-type="float">
            <text:p>0.262462615966797</text:p>
          </table:table-cell>
        </table:table-row>
        <table:table-row table:style-name="ro1">
          <table:table-cell office:value-type="float" office:value="94310" calcext:value-type="float">
            <text:p>94310</text:p>
          </table:table-cell>
          <table:table-cell office:value-type="float" office:value="188619" calcext:value-type="float">
            <text:p>188619</text:p>
          </table:table-cell>
          <table:table-cell table:number-columns-repeated="7"/>
          <table:table-cell office:value-type="float" office:value="94300" calcext:value-type="float">
            <text:p>94300</text:p>
          </table:table-cell>
          <table:table-cell office:value-type="float" office:value="0.330341815948486" calcext:value-type="float">
            <text:p>0.330341815948486</text:p>
          </table:table-cell>
          <table:table-cell/>
          <table:table-cell office:value-type="float" office:value="94300" calcext:value-type="float">
            <text:p>94300</text:p>
          </table:table-cell>
          <table:table-cell office:value-type="float" office:value="0.281982421875" calcext:value-type="float">
            <text:p>0.281982421875</text:p>
          </table:table-cell>
        </table:table-row>
        <table:table-row table:style-name="ro1">
          <table:table-cell office:value-type="float" office:value="94410" calcext:value-type="float">
            <text:p>94410</text:p>
          </table:table-cell>
          <table:table-cell office:value-type="float" office:value="188819" calcext:value-type="float">
            <text:p>188819</text:p>
          </table:table-cell>
          <table:table-cell table:number-columns-repeated="7"/>
          <table:table-cell office:value-type="float" office:value="94400" calcext:value-type="float">
            <text:p>94400</text:p>
          </table:table-cell>
          <table:table-cell office:value-type="float" office:value="0.328616380691528" calcext:value-type="float">
            <text:p>0.328616380691528</text:p>
          </table:table-cell>
          <table:table-cell/>
          <table:table-cell office:value-type="float" office:value="94400" calcext:value-type="float">
            <text:p>94400</text:p>
          </table:table-cell>
          <table:table-cell office:value-type="float" office:value="0.27231502532959" calcext:value-type="float">
            <text:p>0.27231502532959</text:p>
          </table:table-cell>
        </table:table-row>
        <table:table-row table:style-name="ro1">
          <table:table-cell office:value-type="float" office:value="94510" calcext:value-type="float">
            <text:p>94510</text:p>
          </table:table-cell>
          <table:table-cell office:value-type="float" office:value="189019" calcext:value-type="float">
            <text:p>189019</text:p>
          </table:table-cell>
          <table:table-cell table:number-columns-repeated="7"/>
          <table:table-cell office:value-type="float" office:value="94500" calcext:value-type="float">
            <text:p>94500</text:p>
          </table:table-cell>
          <table:table-cell office:value-type="float" office:value="0.330169916152954" calcext:value-type="float">
            <text:p>0.330169916152954</text:p>
          </table:table-cell>
          <table:table-cell/>
          <table:table-cell office:value-type="float" office:value="94500" calcext:value-type="float">
            <text:p>94500</text:p>
          </table:table-cell>
          <table:table-cell office:value-type="float" office:value="0.28186821937561" calcext:value-type="float">
            <text:p>0.28186821937561</text:p>
          </table:table-cell>
        </table:table-row>
        <table:table-row table:style-name="ro1">
          <table:table-cell office:value-type="float" office:value="94610" calcext:value-type="float">
            <text:p>94610</text:p>
          </table:table-cell>
          <table:table-cell office:value-type="float" office:value="189219" calcext:value-type="float">
            <text:p>189219</text:p>
          </table:table-cell>
          <table:table-cell table:number-columns-repeated="7"/>
          <table:table-cell office:value-type="float" office:value="94600" calcext:value-type="float">
            <text:p>94600</text:p>
          </table:table-cell>
          <table:table-cell office:value-type="float" office:value="0.332422971725464" calcext:value-type="float">
            <text:p>0.332422971725464</text:p>
          </table:table-cell>
          <table:table-cell/>
          <table:table-cell office:value-type="float" office:value="94600" calcext:value-type="float">
            <text:p>94600</text:p>
          </table:table-cell>
          <table:table-cell office:value-type="float" office:value="0.282183647155762" calcext:value-type="float">
            <text:p>0.282183647155762</text:p>
          </table:table-cell>
        </table:table-row>
        <table:table-row table:style-name="ro1">
          <table:table-cell office:value-type="float" office:value="94710" calcext:value-type="float">
            <text:p>94710</text:p>
          </table:table-cell>
          <table:table-cell office:value-type="float" office:value="189419" calcext:value-type="float">
            <text:p>189419</text:p>
          </table:table-cell>
          <table:table-cell table:number-columns-repeated="7"/>
          <table:table-cell office:value-type="float" office:value="94700" calcext:value-type="float">
            <text:p>94700</text:p>
          </table:table-cell>
          <table:table-cell office:value-type="float" office:value="0.354851245880127" calcext:value-type="float">
            <text:p>0.354851245880127</text:p>
          </table:table-cell>
          <table:table-cell/>
          <table:table-cell office:value-type="float" office:value="94700" calcext:value-type="float">
            <text:p>94700</text:p>
          </table:table-cell>
          <table:table-cell office:value-type="float" office:value="0.297464370727539" calcext:value-type="float">
            <text:p>0.297464370727539</text:p>
          </table:table-cell>
        </table:table-row>
        <table:table-row table:style-name="ro1">
          <table:table-cell office:value-type="float" office:value="94810" calcext:value-type="float">
            <text:p>94810</text:p>
          </table:table-cell>
          <table:table-cell office:value-type="float" office:value="189619" calcext:value-type="float">
            <text:p>189619</text:p>
          </table:table-cell>
          <table:table-cell table:number-columns-repeated="7"/>
          <table:table-cell office:value-type="float" office:value="94800" calcext:value-type="float">
            <text:p>94800</text:p>
          </table:table-cell>
          <table:table-cell office:value-type="float" office:value="0.331921339035034" calcext:value-type="float">
            <text:p>0.331921339035034</text:p>
          </table:table-cell>
          <table:table-cell/>
          <table:table-cell office:value-type="float" office:value="94800" calcext:value-type="float">
            <text:p>94800</text:p>
          </table:table-cell>
          <table:table-cell office:value-type="float" office:value="0.285145282745361" calcext:value-type="float">
            <text:p>0.285145282745361</text:p>
          </table:table-cell>
        </table:table-row>
        <table:table-row table:style-name="ro1">
          <table:table-cell office:value-type="float" office:value="94910" calcext:value-type="float">
            <text:p>94910</text:p>
          </table:table-cell>
          <table:table-cell office:value-type="float" office:value="189819" calcext:value-type="float">
            <text:p>189819</text:p>
          </table:table-cell>
          <table:table-cell table:number-columns-repeated="7"/>
          <table:table-cell office:value-type="float" office:value="94900" calcext:value-type="float">
            <text:p>94900</text:p>
          </table:table-cell>
          <table:table-cell office:value-type="float" office:value="0.340897560119629" calcext:value-type="float">
            <text:p>0.340897560119629</text:p>
          </table:table-cell>
          <table:table-cell/>
          <table:table-cell office:value-type="float" office:value="94900" calcext:value-type="float">
            <text:p>94900</text:p>
          </table:table-cell>
          <table:table-cell office:value-type="float" office:value="0.296858549118042" calcext:value-type="float">
            <text:p>0.296858549118042</text:p>
          </table:table-cell>
        </table:table-row>
        <table:table-row table:style-name="ro1">
          <table:table-cell office:value-type="float" office:value="95010" calcext:value-type="float">
            <text:p>95010</text:p>
          </table:table-cell>
          <table:table-cell office:value-type="float" office:value="190019" calcext:value-type="float">
            <text:p>190019</text:p>
          </table:table-cell>
          <table:table-cell table:number-columns-repeated="7"/>
          <table:table-cell office:value-type="float" office:value="95000" calcext:value-type="float">
            <text:p>95000</text:p>
          </table:table-cell>
          <table:table-cell office:value-type="float" office:value="0.33103084564209" calcext:value-type="float">
            <text:p>0.33103084564209</text:p>
          </table:table-cell>
          <table:table-cell/>
          <table:table-cell office:value-type="float" office:value="95000" calcext:value-type="float">
            <text:p>95000</text:p>
          </table:table-cell>
          <table:table-cell office:value-type="float" office:value="0.296220779418945" calcext:value-type="float">
            <text:p>0.296220779418945</text:p>
          </table:table-cell>
        </table:table-row>
        <table:table-row table:style-name="ro1">
          <table:table-cell office:value-type="float" office:value="95110" calcext:value-type="float">
            <text:p>95110</text:p>
          </table:table-cell>
          <table:table-cell office:value-type="float" office:value="190219" calcext:value-type="float">
            <text:p>190219</text:p>
          </table:table-cell>
          <table:table-cell table:number-columns-repeated="7"/>
          <table:table-cell office:value-type="float" office:value="95100" calcext:value-type="float">
            <text:p>95100</text:p>
          </table:table-cell>
          <table:table-cell office:value-type="float" office:value="0.335845708847046" calcext:value-type="float">
            <text:p>0.335845708847046</text:p>
          </table:table-cell>
          <table:table-cell/>
          <table:table-cell office:value-type="float" office:value="95100" calcext:value-type="float">
            <text:p>95100</text:p>
          </table:table-cell>
          <table:table-cell office:value-type="float" office:value="0.297049760818481" calcext:value-type="float">
            <text:p>0.297049760818481</text:p>
          </table:table-cell>
        </table:table-row>
        <table:table-row table:style-name="ro1">
          <table:table-cell office:value-type="float" office:value="95210" calcext:value-type="float">
            <text:p>95210</text:p>
          </table:table-cell>
          <table:table-cell office:value-type="float" office:value="190419" calcext:value-type="float">
            <text:p>190419</text:p>
          </table:table-cell>
          <table:table-cell table:number-columns-repeated="7"/>
          <table:table-cell office:value-type="float" office:value="95200" calcext:value-type="float">
            <text:p>95200</text:p>
          </table:table-cell>
          <table:table-cell office:value-type="float" office:value="0.336697578430176" calcext:value-type="float">
            <text:p>0.336697578430176</text:p>
          </table:table-cell>
          <table:table-cell/>
          <table:table-cell office:value-type="float" office:value="95200" calcext:value-type="float">
            <text:p>95200</text:p>
          </table:table-cell>
          <table:table-cell office:value-type="float" office:value="0.29789662361145" calcext:value-type="float">
            <text:p>0.29789662361145</text:p>
          </table:table-cell>
        </table:table-row>
        <table:table-row table:style-name="ro1">
          <table:table-cell office:value-type="float" office:value="95310" calcext:value-type="float">
            <text:p>95310</text:p>
          </table:table-cell>
          <table:table-cell office:value-type="float" office:value="190619" calcext:value-type="float">
            <text:p>190619</text:p>
          </table:table-cell>
          <table:table-cell table:number-columns-repeated="7"/>
          <table:table-cell office:value-type="float" office:value="95300" calcext:value-type="float">
            <text:p>95300</text:p>
          </table:table-cell>
          <table:table-cell office:value-type="float" office:value="0.340539216995239" calcext:value-type="float">
            <text:p>0.340539216995239</text:p>
          </table:table-cell>
          <table:table-cell/>
          <table:table-cell office:value-type="float" office:value="95300" calcext:value-type="float">
            <text:p>95300</text:p>
          </table:table-cell>
          <table:table-cell office:value-type="float" office:value="0.289312124252319" calcext:value-type="float">
            <text:p>0.289312124252319</text:p>
          </table:table-cell>
        </table:table-row>
        <table:table-row table:style-name="ro1">
          <table:table-cell office:value-type="float" office:value="95410" calcext:value-type="float">
            <text:p>95410</text:p>
          </table:table-cell>
          <table:table-cell office:value-type="float" office:value="190819" calcext:value-type="float">
            <text:p>190819</text:p>
          </table:table-cell>
          <table:table-cell table:number-columns-repeated="7"/>
          <table:table-cell office:value-type="float" office:value="95400" calcext:value-type="float">
            <text:p>95400</text:p>
          </table:table-cell>
          <table:table-cell office:value-type="float" office:value="0.338025569915772" calcext:value-type="float">
            <text:p>0.338025569915772</text:p>
          </table:table-cell>
          <table:table-cell/>
          <table:table-cell office:value-type="float" office:value="95400" calcext:value-type="float">
            <text:p>95400</text:p>
          </table:table-cell>
          <table:table-cell office:value-type="float" office:value="0.287881851196289" calcext:value-type="float">
            <text:p>0.287881851196289</text:p>
          </table:table-cell>
        </table:table-row>
        <table:table-row table:style-name="ro1">
          <table:table-cell office:value-type="float" office:value="95510" calcext:value-type="float">
            <text:p>95510</text:p>
          </table:table-cell>
          <table:table-cell office:value-type="float" office:value="191019" calcext:value-type="float">
            <text:p>191019</text:p>
          </table:table-cell>
          <table:table-cell table:number-columns-repeated="7"/>
          <table:table-cell office:value-type="float" office:value="95500" calcext:value-type="float">
            <text:p>95500</text:p>
          </table:table-cell>
          <table:table-cell office:value-type="float" office:value="0.344260931015015" calcext:value-type="float">
            <text:p>0.344260931015015</text:p>
          </table:table-cell>
          <table:table-cell/>
          <table:table-cell office:value-type="float" office:value="95500" calcext:value-type="float">
            <text:p>95500</text:p>
          </table:table-cell>
          <table:table-cell office:value-type="float" office:value="0.2824387550354" calcext:value-type="float">
            <text:p>0.2824387550354</text:p>
          </table:table-cell>
        </table:table-row>
        <table:table-row table:style-name="ro1">
          <table:table-cell office:value-type="float" office:value="95610" calcext:value-type="float">
            <text:p>95610</text:p>
          </table:table-cell>
          <table:table-cell office:value-type="float" office:value="191219" calcext:value-type="float">
            <text:p>191219</text:p>
          </table:table-cell>
          <table:table-cell table:number-columns-repeated="7"/>
          <table:table-cell office:value-type="float" office:value="95600" calcext:value-type="float">
            <text:p>95600</text:p>
          </table:table-cell>
          <table:table-cell office:value-type="float" office:value="0.343829870223999" calcext:value-type="float">
            <text:p>0.343829870223999</text:p>
          </table:table-cell>
          <table:table-cell/>
          <table:table-cell office:value-type="float" office:value="95600" calcext:value-type="float">
            <text:p>95600</text:p>
          </table:table-cell>
          <table:table-cell office:value-type="float" office:value="0.289089202880859" calcext:value-type="float">
            <text:p>0.289089202880859</text:p>
          </table:table-cell>
        </table:table-row>
        <table:table-row table:style-name="ro1">
          <table:table-cell office:value-type="float" office:value="95710" calcext:value-type="float">
            <text:p>95710</text:p>
          </table:table-cell>
          <table:table-cell office:value-type="float" office:value="191419" calcext:value-type="float">
            <text:p>191419</text:p>
          </table:table-cell>
          <table:table-cell table:number-columns-repeated="7"/>
          <table:table-cell office:value-type="float" office:value="95700" calcext:value-type="float">
            <text:p>95700</text:p>
          </table:table-cell>
          <table:table-cell office:value-type="float" office:value="0.345218420028687" calcext:value-type="float">
            <text:p>0.345218420028687</text:p>
          </table:table-cell>
          <table:table-cell/>
          <table:table-cell office:value-type="float" office:value="95700" calcext:value-type="float">
            <text:p>95700</text:p>
          </table:table-cell>
          <table:table-cell office:value-type="float" office:value="0.291844367980957" calcext:value-type="float">
            <text:p>0.291844367980957</text:p>
          </table:table-cell>
        </table:table-row>
        <table:table-row table:style-name="ro1">
          <table:table-cell office:value-type="float" office:value="95810" calcext:value-type="float">
            <text:p>95810</text:p>
          </table:table-cell>
          <table:table-cell office:value-type="float" office:value="191619" calcext:value-type="float">
            <text:p>191619</text:p>
          </table:table-cell>
          <table:table-cell table:number-columns-repeated="7"/>
          <table:table-cell office:value-type="float" office:value="95800" calcext:value-type="float">
            <text:p>95800</text:p>
          </table:table-cell>
          <table:table-cell office:value-type="float" office:value="0.346629619598389" calcext:value-type="float">
            <text:p>0.346629619598389</text:p>
          </table:table-cell>
          <table:table-cell/>
          <table:table-cell office:value-type="float" office:value="95800" calcext:value-type="float">
            <text:p>95800</text:p>
          </table:table-cell>
          <table:table-cell office:value-type="float" office:value="0.295078992843628" calcext:value-type="float">
            <text:p>0.295078992843628</text:p>
          </table:table-cell>
        </table:table-row>
        <table:table-row table:style-name="ro1">
          <table:table-cell office:value-type="float" office:value="95910" calcext:value-type="float">
            <text:p>95910</text:p>
          </table:table-cell>
          <table:table-cell office:value-type="float" office:value="191819" calcext:value-type="float">
            <text:p>191819</text:p>
          </table:table-cell>
          <table:table-cell table:number-columns-repeated="7"/>
          <table:table-cell office:value-type="float" office:value="95900" calcext:value-type="float">
            <text:p>95900</text:p>
          </table:table-cell>
          <table:table-cell office:value-type="float" office:value="0.364124298095703" calcext:value-type="float">
            <text:p>0.364124298095703</text:p>
          </table:table-cell>
          <table:table-cell/>
          <table:table-cell office:value-type="float" office:value="95900" calcext:value-type="float">
            <text:p>95900</text:p>
          </table:table-cell>
          <table:table-cell office:value-type="float" office:value="0.296341180801392" calcext:value-type="float">
            <text:p>0.296341180801392</text:p>
          </table:table-cell>
        </table:table-row>
        <table:table-row table:style-name="ro1">
          <table:table-cell office:value-type="float" office:value="96010" calcext:value-type="float">
            <text:p>96010</text:p>
          </table:table-cell>
          <table:table-cell office:value-type="float" office:value="192019" calcext:value-type="float">
            <text:p>192019</text:p>
          </table:table-cell>
          <table:table-cell table:number-columns-repeated="7"/>
          <table:table-cell office:value-type="float" office:value="96000" calcext:value-type="float">
            <text:p>96000</text:p>
          </table:table-cell>
          <table:table-cell office:value-type="float" office:value="0.339169025421143" calcext:value-type="float">
            <text:p>0.339169025421143</text:p>
          </table:table-cell>
          <table:table-cell/>
          <table:table-cell office:value-type="float" office:value="96000" calcext:value-type="float">
            <text:p>96000</text:p>
          </table:table-cell>
          <table:table-cell office:value-type="float" office:value="0.302766084671021" calcext:value-type="float">
            <text:p>0.302766084671021</text:p>
          </table:table-cell>
        </table:table-row>
        <table:table-row table:style-name="ro1">
          <table:table-cell office:value-type="float" office:value="96110" calcext:value-type="float">
            <text:p>96110</text:p>
          </table:table-cell>
          <table:table-cell office:value-type="float" office:value="192219" calcext:value-type="float">
            <text:p>192219</text:p>
          </table:table-cell>
          <table:table-cell table:number-columns-repeated="7"/>
          <table:table-cell office:value-type="float" office:value="96100" calcext:value-type="float">
            <text:p>96100</text:p>
          </table:table-cell>
          <table:table-cell office:value-type="float" office:value="0.350000381469727" calcext:value-type="float">
            <text:p>0.350000381469727</text:p>
          </table:table-cell>
          <table:table-cell/>
          <table:table-cell office:value-type="float" office:value="96100" calcext:value-type="float">
            <text:p>96100</text:p>
          </table:table-cell>
          <table:table-cell office:value-type="float" office:value="0.302851915359497" calcext:value-type="float">
            <text:p>0.302851915359497</text:p>
          </table:table-cell>
        </table:table-row>
        <table:table-row table:style-name="ro1">
          <table:table-cell office:value-type="float" office:value="96210" calcext:value-type="float">
            <text:p>96210</text:p>
          </table:table-cell>
          <table:table-cell office:value-type="float" office:value="192419" calcext:value-type="float">
            <text:p>192419</text:p>
          </table:table-cell>
          <table:table-cell table:number-columns-repeated="7"/>
          <table:table-cell office:value-type="float" office:value="96200" calcext:value-type="float">
            <text:p>96200</text:p>
          </table:table-cell>
          <table:table-cell office:value-type="float" office:value="0.343945503234863" calcext:value-type="float">
            <text:p>0.343945503234863</text:p>
          </table:table-cell>
          <table:table-cell/>
          <table:table-cell office:value-type="float" office:value="96200" calcext:value-type="float">
            <text:p>96200</text:p>
          </table:table-cell>
          <table:table-cell office:value-type="float" office:value="0.298290729522705" calcext:value-type="float">
            <text:p>0.298290729522705</text:p>
          </table:table-cell>
        </table:table-row>
        <table:table-row table:style-name="ro1">
          <table:table-cell office:value-type="float" office:value="96310" calcext:value-type="float">
            <text:p>96310</text:p>
          </table:table-cell>
          <table:table-cell office:value-type="float" office:value="192619" calcext:value-type="float">
            <text:p>192619</text:p>
          </table:table-cell>
          <table:table-cell table:number-columns-repeated="7"/>
          <table:table-cell office:value-type="float" office:value="96300" calcext:value-type="float">
            <text:p>96300</text:p>
          </table:table-cell>
          <table:table-cell office:value-type="float" office:value="0.348617553710938" calcext:value-type="float">
            <text:p>0.348617553710938</text:p>
          </table:table-cell>
          <table:table-cell/>
          <table:table-cell office:value-type="float" office:value="96300" calcext:value-type="float">
            <text:p>96300</text:p>
          </table:table-cell>
          <table:table-cell office:value-type="float" office:value="0.306917905807495" calcext:value-type="float">
            <text:p>0.306917905807495</text:p>
          </table:table-cell>
        </table:table-row>
        <table:table-row table:style-name="ro1">
          <table:table-cell office:value-type="float" office:value="96410" calcext:value-type="float">
            <text:p>96410</text:p>
          </table:table-cell>
          <table:table-cell office:value-type="float" office:value="192819" calcext:value-type="float">
            <text:p>192819</text:p>
          </table:table-cell>
          <table:table-cell table:number-columns-repeated="7"/>
          <table:table-cell office:value-type="float" office:value="96400" calcext:value-type="float">
            <text:p>96400</text:p>
          </table:table-cell>
          <table:table-cell office:value-type="float" office:value="0.350359916687012" calcext:value-type="float">
            <text:p>0.350359916687012</text:p>
          </table:table-cell>
          <table:table-cell/>
          <table:table-cell office:value-type="float" office:value="96400" calcext:value-type="float">
            <text:p>96400</text:p>
          </table:table-cell>
          <table:table-cell office:value-type="float" office:value="0.303333759307861" calcext:value-type="float">
            <text:p>0.303333759307861</text:p>
          </table:table-cell>
        </table:table-row>
        <table:table-row table:style-name="ro1">
          <table:table-cell office:value-type="float" office:value="96510" calcext:value-type="float">
            <text:p>96510</text:p>
          </table:table-cell>
          <table:table-cell office:value-type="float" office:value="193019" calcext:value-type="float">
            <text:p>193019</text:p>
          </table:table-cell>
          <table:table-cell table:number-columns-repeated="7"/>
          <table:table-cell office:value-type="float" office:value="96500" calcext:value-type="float">
            <text:p>96500</text:p>
          </table:table-cell>
          <table:table-cell office:value-type="float" office:value="0.35397219657898" calcext:value-type="float">
            <text:p>0.35397219657898</text:p>
          </table:table-cell>
          <table:table-cell/>
          <table:table-cell office:value-type="float" office:value="96500" calcext:value-type="float">
            <text:p>96500</text:p>
          </table:table-cell>
          <table:table-cell office:value-type="float" office:value="0.299942493438721" calcext:value-type="float">
            <text:p>0.299942493438721</text:p>
          </table:table-cell>
        </table:table-row>
        <table:table-row table:style-name="ro1">
          <table:table-cell office:value-type="float" office:value="96610" calcext:value-type="float">
            <text:p>96610</text:p>
          </table:table-cell>
          <table:table-cell office:value-type="float" office:value="193219" calcext:value-type="float">
            <text:p>193219</text:p>
          </table:table-cell>
          <table:table-cell table:number-columns-repeated="7"/>
          <table:table-cell office:value-type="float" office:value="96600" calcext:value-type="float">
            <text:p>96600</text:p>
          </table:table-cell>
          <table:table-cell office:value-type="float" office:value="0.35223388671875" calcext:value-type="float">
            <text:p>0.35223388671875</text:p>
          </table:table-cell>
          <table:table-cell/>
          <table:table-cell office:value-type="float" office:value="96600" calcext:value-type="float">
            <text:p>96600</text:p>
          </table:table-cell>
          <table:table-cell office:value-type="float" office:value="0.304993629455566" calcext:value-type="float">
            <text:p>0.304993629455566</text:p>
          </table:table-cell>
        </table:table-row>
        <table:table-row table:style-name="ro1">
          <table:table-cell office:value-type="float" office:value="96710" calcext:value-type="float">
            <text:p>96710</text:p>
          </table:table-cell>
          <table:table-cell office:value-type="float" office:value="193419" calcext:value-type="float">
            <text:p>193419</text:p>
          </table:table-cell>
          <table:table-cell table:number-columns-repeated="7"/>
          <table:table-cell office:value-type="float" office:value="96700" calcext:value-type="float">
            <text:p>96700</text:p>
          </table:table-cell>
          <table:table-cell office:value-type="float" office:value="0.349008560180664" calcext:value-type="float">
            <text:p>0.349008560180664</text:p>
          </table:table-cell>
          <table:table-cell/>
          <table:table-cell office:value-type="float" office:value="96700" calcext:value-type="float">
            <text:p>96700</text:p>
          </table:table-cell>
          <table:table-cell office:value-type="float" office:value="0.302063703536987" calcext:value-type="float">
            <text:p>0.302063703536987</text:p>
          </table:table-cell>
        </table:table-row>
        <table:table-row table:style-name="ro1">
          <table:table-cell office:value-type="float" office:value="96810" calcext:value-type="float">
            <text:p>96810</text:p>
          </table:table-cell>
          <table:table-cell office:value-type="float" office:value="193619" calcext:value-type="float">
            <text:p>193619</text:p>
          </table:table-cell>
          <table:table-cell table:number-columns-repeated="7"/>
          <table:table-cell office:value-type="float" office:value="96800" calcext:value-type="float">
            <text:p>96800</text:p>
          </table:table-cell>
          <table:table-cell office:value-type="float" office:value="0.353365659713745" calcext:value-type="float">
            <text:p>0.353365659713745</text:p>
          </table:table-cell>
          <table:table-cell/>
          <table:table-cell office:value-type="float" office:value="96800" calcext:value-type="float">
            <text:p>96800</text:p>
          </table:table-cell>
          <table:table-cell office:value-type="float" office:value="0.304819345474243" calcext:value-type="float">
            <text:p>0.304819345474243</text:p>
          </table:table-cell>
        </table:table-row>
        <table:table-row table:style-name="ro1">
          <table:table-cell office:value-type="float" office:value="96910" calcext:value-type="float">
            <text:p>96910</text:p>
          </table:table-cell>
          <table:table-cell office:value-type="float" office:value="193819" calcext:value-type="float">
            <text:p>193819</text:p>
          </table:table-cell>
          <table:table-cell table:number-columns-repeated="7"/>
          <table:table-cell office:value-type="float" office:value="96900" calcext:value-type="float">
            <text:p>96900</text:p>
          </table:table-cell>
          <table:table-cell office:value-type="float" office:value="0.353972911834717" calcext:value-type="float">
            <text:p>0.353972911834717</text:p>
          </table:table-cell>
          <table:table-cell/>
          <table:table-cell office:value-type="float" office:value="96900" calcext:value-type="float">
            <text:p>96900</text:p>
          </table:table-cell>
          <table:table-cell office:value-type="float" office:value="0.30800724029541" calcext:value-type="float">
            <text:p>0.30800724029541</text:p>
          </table:table-cell>
        </table:table-row>
        <table:table-row table:style-name="ro1">
          <table:table-cell office:value-type="float" office:value="97010" calcext:value-type="float">
            <text:p>97010</text:p>
          </table:table-cell>
          <table:table-cell office:value-type="float" office:value="194019" calcext:value-type="float">
            <text:p>194019</text:p>
          </table:table-cell>
          <table:table-cell table:number-columns-repeated="7"/>
          <table:table-cell office:value-type="float" office:value="97000" calcext:value-type="float">
            <text:p>97000</text:p>
          </table:table-cell>
          <table:table-cell office:value-type="float" office:value="0.340948343276978" calcext:value-type="float">
            <text:p>0.340948343276978</text:p>
          </table:table-cell>
          <table:table-cell/>
          <table:table-cell office:value-type="float" office:value="97000" calcext:value-type="float">
            <text:p>97000</text:p>
          </table:table-cell>
          <table:table-cell office:value-type="float" office:value="0.311069965362549" calcext:value-type="float">
            <text:p>0.311069965362549</text:p>
          </table:table-cell>
        </table:table-row>
        <table:table-row table:style-name="ro1">
          <table:table-cell office:value-type="float" office:value="97110" calcext:value-type="float">
            <text:p>97110</text:p>
          </table:table-cell>
          <table:table-cell office:value-type="float" office:value="194219" calcext:value-type="float">
            <text:p>194219</text:p>
          </table:table-cell>
          <table:table-cell table:number-columns-repeated="7"/>
          <table:table-cell office:value-type="float" office:value="97100" calcext:value-type="float">
            <text:p>97100</text:p>
          </table:table-cell>
          <table:table-cell office:value-type="float" office:value="0.349323511123657" calcext:value-type="float">
            <text:p>0.349323511123657</text:p>
          </table:table-cell>
          <table:table-cell/>
          <table:table-cell office:value-type="float" office:value="97100" calcext:value-type="float">
            <text:p>97100</text:p>
          </table:table-cell>
          <table:table-cell office:value-type="float" office:value="0.301500082015991" calcext:value-type="float">
            <text:p>0.301500082015991</text:p>
          </table:table-cell>
        </table:table-row>
        <table:table-row table:style-name="ro1">
          <table:table-cell office:value-type="float" office:value="97210" calcext:value-type="float">
            <text:p>97210</text:p>
          </table:table-cell>
          <table:table-cell office:value-type="float" office:value="194419" calcext:value-type="float">
            <text:p>194419</text:p>
          </table:table-cell>
          <table:table-cell table:number-columns-repeated="7"/>
          <table:table-cell office:value-type="float" office:value="97200" calcext:value-type="float">
            <text:p>97200</text:p>
          </table:table-cell>
          <table:table-cell office:value-type="float" office:value="0.353262901306152" calcext:value-type="float">
            <text:p>0.353262901306152</text:p>
          </table:table-cell>
          <table:table-cell/>
          <table:table-cell office:value-type="float" office:value="97200" calcext:value-type="float">
            <text:p>97200</text:p>
          </table:table-cell>
          <table:table-cell office:value-type="float" office:value="0.305434942245483" calcext:value-type="float">
            <text:p>0.305434942245483</text:p>
          </table:table-cell>
        </table:table-row>
        <table:table-row table:style-name="ro1">
          <table:table-cell office:value-type="float" office:value="97310" calcext:value-type="float">
            <text:p>97310</text:p>
          </table:table-cell>
          <table:table-cell office:value-type="float" office:value="194619" calcext:value-type="float">
            <text:p>194619</text:p>
          </table:table-cell>
          <table:table-cell table:number-columns-repeated="7"/>
          <table:table-cell office:value-type="float" office:value="97300" calcext:value-type="float">
            <text:p>97300</text:p>
          </table:table-cell>
          <table:table-cell office:value-type="float" office:value="0.361934661865234" calcext:value-type="float">
            <text:p>0.361934661865234</text:p>
          </table:table-cell>
          <table:table-cell/>
          <table:table-cell office:value-type="float" office:value="97300" calcext:value-type="float">
            <text:p>97300</text:p>
          </table:table-cell>
          <table:table-cell office:value-type="float" office:value="0.311481952667236" calcext:value-type="float">
            <text:p>0.311481952667236</text:p>
          </table:table-cell>
        </table:table-row>
        <table:table-row table:style-name="ro1">
          <table:table-cell office:value-type="float" office:value="97410" calcext:value-type="float">
            <text:p>97410</text:p>
          </table:table-cell>
          <table:table-cell office:value-type="float" office:value="194819" calcext:value-type="float">
            <text:p>194819</text:p>
          </table:table-cell>
          <table:table-cell table:number-columns-repeated="7"/>
          <table:table-cell office:value-type="float" office:value="97400" calcext:value-type="float">
            <text:p>97400</text:p>
          </table:table-cell>
          <table:table-cell office:value-type="float" office:value="0.367407083511353" calcext:value-type="float">
            <text:p>0.367407083511353</text:p>
          </table:table-cell>
          <table:table-cell/>
          <table:table-cell office:value-type="float" office:value="97400" calcext:value-type="float">
            <text:p>97400</text:p>
          </table:table-cell>
          <table:table-cell office:value-type="float" office:value="0.309038639068604" calcext:value-type="float">
            <text:p>0.309038639068604</text:p>
          </table:table-cell>
        </table:table-row>
        <table:table-row table:style-name="ro1">
          <table:table-cell office:value-type="float" office:value="97510" calcext:value-type="float">
            <text:p>97510</text:p>
          </table:table-cell>
          <table:table-cell office:value-type="float" office:value="195019" calcext:value-type="float">
            <text:p>195019</text:p>
          </table:table-cell>
          <table:table-cell table:number-columns-repeated="7"/>
          <table:table-cell office:value-type="float" office:value="97500" calcext:value-type="float">
            <text:p>97500</text:p>
          </table:table-cell>
          <table:table-cell office:value-type="float" office:value="0.347062826156616" calcext:value-type="float">
            <text:p>0.347062826156616</text:p>
          </table:table-cell>
          <table:table-cell/>
          <table:table-cell office:value-type="float" office:value="97500" calcext:value-type="float">
            <text:p>97500</text:p>
          </table:table-cell>
          <table:table-cell office:value-type="float" office:value="0.309434175491333" calcext:value-type="float">
            <text:p>0.309434175491333</text:p>
          </table:table-cell>
        </table:table-row>
        <table:table-row table:style-name="ro1">
          <table:table-cell office:value-type="float" office:value="97610" calcext:value-type="float">
            <text:p>97610</text:p>
          </table:table-cell>
          <table:table-cell office:value-type="float" office:value="195219" calcext:value-type="float">
            <text:p>195219</text:p>
          </table:table-cell>
          <table:table-cell table:number-columns-repeated="7"/>
          <table:table-cell office:value-type="float" office:value="97600" calcext:value-type="float">
            <text:p>97600</text:p>
          </table:table-cell>
          <table:table-cell office:value-type="float" office:value="0.354551315307617" calcext:value-type="float">
            <text:p>0.354551315307617</text:p>
          </table:table-cell>
          <table:table-cell/>
          <table:table-cell office:value-type="float" office:value="97600" calcext:value-type="float">
            <text:p>97600</text:p>
          </table:table-cell>
          <table:table-cell office:value-type="float" office:value="0.313756942749023" calcext:value-type="float">
            <text:p>0.313756942749023</text:p>
          </table:table-cell>
        </table:table-row>
        <table:table-row table:style-name="ro1">
          <table:table-cell office:value-type="float" office:value="97710" calcext:value-type="float">
            <text:p>97710</text:p>
          </table:table-cell>
          <table:table-cell office:value-type="float" office:value="195419" calcext:value-type="float">
            <text:p>195419</text:p>
          </table:table-cell>
          <table:table-cell table:number-columns-repeated="7"/>
          <table:table-cell office:value-type="float" office:value="97700" calcext:value-type="float">
            <text:p>97700</text:p>
          </table:table-cell>
          <table:table-cell office:value-type="float" office:value="0.359705686569214" calcext:value-type="float">
            <text:p>0.359705686569214</text:p>
          </table:table-cell>
          <table:table-cell/>
          <table:table-cell office:value-type="float" office:value="97700" calcext:value-type="float">
            <text:p>97700</text:p>
          </table:table-cell>
          <table:table-cell office:value-type="float" office:value="0.313268899917603" calcext:value-type="float">
            <text:p>0.313268899917603</text:p>
          </table:table-cell>
        </table:table-row>
        <table:table-row table:style-name="ro1">
          <table:table-cell office:value-type="float" office:value="97810" calcext:value-type="float">
            <text:p>97810</text:p>
          </table:table-cell>
          <table:table-cell office:value-type="float" office:value="195619" calcext:value-type="float">
            <text:p>195619</text:p>
          </table:table-cell>
          <table:table-cell table:number-columns-repeated="7"/>
          <table:table-cell office:value-type="float" office:value="97800" calcext:value-type="float">
            <text:p>97800</text:p>
          </table:table-cell>
          <table:table-cell office:value-type="float" office:value="0.370693206787109" calcext:value-type="float">
            <text:p>0.370693206787109</text:p>
          </table:table-cell>
          <table:table-cell/>
          <table:table-cell office:value-type="float" office:value="97800" calcext:value-type="float">
            <text:p>97800</text:p>
          </table:table-cell>
          <table:table-cell office:value-type="float" office:value="0.309939622879028" calcext:value-type="float">
            <text:p>0.309939622879028</text:p>
          </table:table-cell>
        </table:table-row>
        <table:table-row table:style-name="ro1">
          <table:table-cell office:value-type="float" office:value="97910" calcext:value-type="float">
            <text:p>97910</text:p>
          </table:table-cell>
          <table:table-cell office:value-type="float" office:value="195819" calcext:value-type="float">
            <text:p>195819</text:p>
          </table:table-cell>
          <table:table-cell table:number-columns-repeated="7"/>
          <table:table-cell office:value-type="float" office:value="97900" calcext:value-type="float">
            <text:p>97900</text:p>
          </table:table-cell>
          <table:table-cell office:value-type="float" office:value="0.365156650543213" calcext:value-type="float">
            <text:p>0.365156650543213</text:p>
          </table:table-cell>
          <table:table-cell/>
          <table:table-cell office:value-type="float" office:value="97900" calcext:value-type="float">
            <text:p>97900</text:p>
          </table:table-cell>
          <table:table-cell office:value-type="float" office:value="0.309190988540649" calcext:value-type="float">
            <text:p>0.309190988540649</text:p>
          </table:table-cell>
        </table:table-row>
        <table:table-row table:style-name="ro1">
          <table:table-cell office:value-type="float" office:value="98010" calcext:value-type="float">
            <text:p>98010</text:p>
          </table:table-cell>
          <table:table-cell office:value-type="float" office:value="196019" calcext:value-type="float">
            <text:p>196019</text:p>
          </table:table-cell>
          <table:table-cell table:number-columns-repeated="7"/>
          <table:table-cell office:value-type="float" office:value="98000" calcext:value-type="float">
            <text:p>98000</text:p>
          </table:table-cell>
          <table:table-cell office:value-type="float" office:value="0.359436750411987" calcext:value-type="float">
            <text:p>0.359436750411987</text:p>
          </table:table-cell>
          <table:table-cell/>
          <table:table-cell office:value-type="float" office:value="98000" calcext:value-type="float">
            <text:p>98000</text:p>
          </table:table-cell>
          <table:table-cell office:value-type="float" office:value="0.313555717468262" calcext:value-type="float">
            <text:p>0.313555717468262</text:p>
          </table:table-cell>
        </table:table-row>
        <table:table-row table:style-name="ro1">
          <table:table-cell office:value-type="float" office:value="98110" calcext:value-type="float">
            <text:p>98110</text:p>
          </table:table-cell>
          <table:table-cell office:value-type="float" office:value="196219" calcext:value-type="float">
            <text:p>196219</text:p>
          </table:table-cell>
          <table:table-cell table:number-columns-repeated="7"/>
          <table:table-cell office:value-type="float" office:value="98100" calcext:value-type="float">
            <text:p>98100</text:p>
          </table:table-cell>
          <table:table-cell office:value-type="float" office:value="0.345599174499512" calcext:value-type="float">
            <text:p>0.345599174499512</text:p>
          </table:table-cell>
          <table:table-cell/>
          <table:table-cell office:value-type="float" office:value="98100" calcext:value-type="float">
            <text:p>98100</text:p>
          </table:table-cell>
          <table:table-cell office:value-type="float" office:value="0.320148229598999" calcext:value-type="float">
            <text:p>0.320148229598999</text:p>
          </table:table-cell>
        </table:table-row>
        <table:table-row table:style-name="ro1">
          <table:table-cell office:value-type="float" office:value="98210" calcext:value-type="float">
            <text:p>98210</text:p>
          </table:table-cell>
          <table:table-cell office:value-type="float" office:value="196419" calcext:value-type="float">
            <text:p>196419</text:p>
          </table:table-cell>
          <table:table-cell table:number-columns-repeated="7"/>
          <table:table-cell office:value-type="float" office:value="98200" calcext:value-type="float">
            <text:p>98200</text:p>
          </table:table-cell>
          <table:table-cell office:value-type="float" office:value="0.347861289978027" calcext:value-type="float">
            <text:p>0.347861289978027</text:p>
          </table:table-cell>
          <table:table-cell/>
          <table:table-cell office:value-type="float" office:value="98200" calcext:value-type="float">
            <text:p>98200</text:p>
          </table:table-cell>
          <table:table-cell office:value-type="float" office:value="0.314951419830322" calcext:value-type="float">
            <text:p>0.314951419830322</text:p>
          </table:table-cell>
        </table:table-row>
        <table:table-row table:style-name="ro1">
          <table:table-cell office:value-type="float" office:value="98310" calcext:value-type="float">
            <text:p>98310</text:p>
          </table:table-cell>
          <table:table-cell office:value-type="float" office:value="196619" calcext:value-type="float">
            <text:p>196619</text:p>
          </table:table-cell>
          <table:table-cell table:number-columns-repeated="7"/>
          <table:table-cell office:value-type="float" office:value="98300" calcext:value-type="float">
            <text:p>98300</text:p>
          </table:table-cell>
          <table:table-cell office:value-type="float" office:value="0.351686716079712" calcext:value-type="float">
            <text:p>0.351686716079712</text:p>
          </table:table-cell>
          <table:table-cell/>
          <table:table-cell office:value-type="float" office:value="98300" calcext:value-type="float">
            <text:p>98300</text:p>
          </table:table-cell>
          <table:table-cell office:value-type="float" office:value="0.3141028881073" calcext:value-type="float">
            <text:p>0.3141028881073</text:p>
          </table:table-cell>
        </table:table-row>
        <table:table-row table:style-name="ro1">
          <table:table-cell office:value-type="float" office:value="98410" calcext:value-type="float">
            <text:p>98410</text:p>
          </table:table-cell>
          <table:table-cell office:value-type="float" office:value="196819" calcext:value-type="float">
            <text:p>196819</text:p>
          </table:table-cell>
          <table:table-cell table:number-columns-repeated="7"/>
          <table:table-cell office:value-type="float" office:value="98400" calcext:value-type="float">
            <text:p>98400</text:p>
          </table:table-cell>
          <table:table-cell office:value-type="float" office:value="0.352988004684448" calcext:value-type="float">
            <text:p>0.352988004684448</text:p>
          </table:table-cell>
          <table:table-cell/>
          <table:table-cell office:value-type="float" office:value="98400" calcext:value-type="float">
            <text:p>98400</text:p>
          </table:table-cell>
          <table:table-cell office:value-type="float" office:value="0.335491895675659" calcext:value-type="float">
            <text:p>0.335491895675659</text:p>
          </table:table-cell>
        </table:table-row>
        <table:table-row table:style-name="ro1">
          <table:table-cell office:value-type="float" office:value="98510" calcext:value-type="float">
            <text:p>98510</text:p>
          </table:table-cell>
          <table:table-cell office:value-type="float" office:value="197019" calcext:value-type="float">
            <text:p>197019</text:p>
          </table:table-cell>
          <table:table-cell table:number-columns-repeated="7"/>
          <table:table-cell office:value-type="float" office:value="98500" calcext:value-type="float">
            <text:p>98500</text:p>
          </table:table-cell>
          <table:table-cell office:value-type="float" office:value="0.357177019119263" calcext:value-type="float">
            <text:p>0.357177019119263</text:p>
          </table:table-cell>
          <table:table-cell/>
          <table:table-cell office:value-type="float" office:value="98500" calcext:value-type="float">
            <text:p>98500</text:p>
          </table:table-cell>
          <table:table-cell office:value-type="float" office:value="0.32246994972229" calcext:value-type="float">
            <text:p>0.32246994972229</text:p>
          </table:table-cell>
        </table:table-row>
        <table:table-row table:style-name="ro1">
          <table:table-cell office:value-type="float" office:value="98610" calcext:value-type="float">
            <text:p>98610</text:p>
          </table:table-cell>
          <table:table-cell office:value-type="float" office:value="197219" calcext:value-type="float">
            <text:p>197219</text:p>
          </table:table-cell>
          <table:table-cell table:number-columns-repeated="7"/>
          <table:table-cell office:value-type="float" office:value="98600" calcext:value-type="float">
            <text:p>98600</text:p>
          </table:table-cell>
          <table:table-cell office:value-type="float" office:value="0.367188692092896" calcext:value-type="float">
            <text:p>0.367188692092896</text:p>
          </table:table-cell>
          <table:table-cell/>
          <table:table-cell office:value-type="float" office:value="98600" calcext:value-type="float">
            <text:p>98600</text:p>
          </table:table-cell>
          <table:table-cell office:value-type="float" office:value="0.314865827560425" calcext:value-type="float">
            <text:p>0.314865827560425</text:p>
          </table:table-cell>
        </table:table-row>
        <table:table-row table:style-name="ro1">
          <table:table-cell office:value-type="float" office:value="98710" calcext:value-type="float">
            <text:p>98710</text:p>
          </table:table-cell>
          <table:table-cell office:value-type="float" office:value="197419" calcext:value-type="float">
            <text:p>197419</text:p>
          </table:table-cell>
          <table:table-cell table:number-columns-repeated="7"/>
          <table:table-cell office:value-type="float" office:value="98700" calcext:value-type="float">
            <text:p>98700</text:p>
          </table:table-cell>
          <table:table-cell office:value-type="float" office:value="0.355584859848022" calcext:value-type="float">
            <text:p>0.355584859848022</text:p>
          </table:table-cell>
          <table:table-cell/>
          <table:table-cell office:value-type="float" office:value="98700" calcext:value-type="float">
            <text:p>98700</text:p>
          </table:table-cell>
          <table:table-cell office:value-type="float" office:value="0.346393585205078" calcext:value-type="float">
            <text:p>0.346393585205078</text:p>
          </table:table-cell>
        </table:table-row>
        <table:table-row table:style-name="ro1">
          <table:table-cell office:value-type="float" office:value="98810" calcext:value-type="float">
            <text:p>98810</text:p>
          </table:table-cell>
          <table:table-cell office:value-type="float" office:value="197619" calcext:value-type="float">
            <text:p>197619</text:p>
          </table:table-cell>
          <table:table-cell table:number-columns-repeated="7"/>
          <table:table-cell office:value-type="float" office:value="98800" calcext:value-type="float">
            <text:p>98800</text:p>
          </table:table-cell>
          <table:table-cell office:value-type="float" office:value="0.3611900806427" calcext:value-type="float">
            <text:p>0.3611900806427</text:p>
          </table:table-cell>
          <table:table-cell/>
          <table:table-cell office:value-type="float" office:value="98800" calcext:value-type="float">
            <text:p>98800</text:p>
          </table:table-cell>
          <table:table-cell office:value-type="float" office:value="0.352997541427612" calcext:value-type="float">
            <text:p>0.352997541427612</text:p>
          </table:table-cell>
        </table:table-row>
        <table:table-row table:style-name="ro1">
          <table:table-cell office:value-type="float" office:value="98910" calcext:value-type="float">
            <text:p>98910</text:p>
          </table:table-cell>
          <table:table-cell office:value-type="float" office:value="197819" calcext:value-type="float">
            <text:p>197819</text:p>
          </table:table-cell>
          <table:table-cell table:number-columns-repeated="7"/>
          <table:table-cell office:value-type="float" office:value="98900" calcext:value-type="float">
            <text:p>98900</text:p>
          </table:table-cell>
          <table:table-cell office:value-type="float" office:value="0.361053705215454" calcext:value-type="float">
            <text:p>0.361053705215454</text:p>
          </table:table-cell>
          <table:table-cell/>
          <table:table-cell office:value-type="float" office:value="98900" calcext:value-type="float">
            <text:p>98900</text:p>
          </table:table-cell>
          <table:table-cell office:value-type="float" office:value="0.321467638015747" calcext:value-type="float">
            <text:p>0.321467638015747</text:p>
          </table:table-cell>
        </table:table-row>
        <table:table-row table:style-name="ro1">
          <table:table-cell office:value-type="float" office:value="99010" calcext:value-type="float">
            <text:p>99010</text:p>
          </table:table-cell>
          <table:table-cell office:value-type="float" office:value="198019" calcext:value-type="float">
            <text:p>198019</text:p>
          </table:table-cell>
          <table:table-cell table:number-columns-repeated="7"/>
          <table:table-cell office:value-type="float" office:value="99000" calcext:value-type="float">
            <text:p>99000</text:p>
          </table:table-cell>
          <table:table-cell office:value-type="float" office:value="0.366949558258057" calcext:value-type="float">
            <text:p>0.366949558258057</text:p>
          </table:table-cell>
          <table:table-cell/>
          <table:table-cell office:value-type="float" office:value="99000" calcext:value-type="float">
            <text:p>99000</text:p>
          </table:table-cell>
          <table:table-cell office:value-type="float" office:value="0.324094772338867" calcext:value-type="float">
            <text:p>0.324094772338867</text:p>
          </table:table-cell>
        </table:table-row>
        <table:table-row table:style-name="ro1">
          <table:table-cell office:value-type="float" office:value="99110" calcext:value-type="float">
            <text:p>99110</text:p>
          </table:table-cell>
          <table:table-cell office:value-type="float" office:value="198219" calcext:value-type="float">
            <text:p>198219</text:p>
          </table:table-cell>
          <table:table-cell table:number-columns-repeated="7"/>
          <table:table-cell office:value-type="float" office:value="99100" calcext:value-type="float">
            <text:p>99100</text:p>
          </table:table-cell>
          <table:table-cell office:value-type="float" office:value="0.35509467124939" calcext:value-type="float">
            <text:p>0.35509467124939</text:p>
          </table:table-cell>
          <table:table-cell/>
          <table:table-cell office:value-type="float" office:value="99100" calcext:value-type="float">
            <text:p>99100</text:p>
          </table:table-cell>
          <table:table-cell office:value-type="float" office:value="0.328574180603027" calcext:value-type="float">
            <text:p>0.328574180603027</text:p>
          </table:table-cell>
        </table:table-row>
        <table:table-row table:style-name="ro1">
          <table:table-cell office:value-type="float" office:value="99210" calcext:value-type="float">
            <text:p>99210</text:p>
          </table:table-cell>
          <table:table-cell office:value-type="float" office:value="198419" calcext:value-type="float">
            <text:p>198419</text:p>
          </table:table-cell>
          <table:table-cell table:number-columns-repeated="7"/>
          <table:table-cell office:value-type="float" office:value="99200" calcext:value-type="float">
            <text:p>99200</text:p>
          </table:table-cell>
          <table:table-cell office:value-type="float" office:value="0.362455368041992" calcext:value-type="float">
            <text:p>0.362455368041992</text:p>
          </table:table-cell>
          <table:table-cell/>
          <table:table-cell office:value-type="float" office:value="99200" calcext:value-type="float">
            <text:p>99200</text:p>
          </table:table-cell>
          <table:table-cell office:value-type="float" office:value="0.320626974105835" calcext:value-type="float">
            <text:p>0.320626974105835</text:p>
          </table:table-cell>
        </table:table-row>
        <table:table-row table:style-name="ro1">
          <table:table-cell office:value-type="float" office:value="99310" calcext:value-type="float">
            <text:p>99310</text:p>
          </table:table-cell>
          <table:table-cell office:value-type="float" office:value="198619" calcext:value-type="float">
            <text:p>198619</text:p>
          </table:table-cell>
          <table:table-cell table:number-columns-repeated="7"/>
          <table:table-cell office:value-type="float" office:value="99300" calcext:value-type="float">
            <text:p>99300</text:p>
          </table:table-cell>
          <table:table-cell office:value-type="float" office:value="0.362510442733765" calcext:value-type="float">
            <text:p>0.362510442733765</text:p>
          </table:table-cell>
          <table:table-cell/>
          <table:table-cell office:value-type="float" office:value="99300" calcext:value-type="float">
            <text:p>99300</text:p>
          </table:table-cell>
          <table:table-cell office:value-type="float" office:value="0.325138807296753" calcext:value-type="float">
            <text:p>0.325138807296753</text:p>
          </table:table-cell>
        </table:table-row>
        <table:table-row table:style-name="ro1">
          <table:table-cell office:value-type="float" office:value="99410" calcext:value-type="float">
            <text:p>99410</text:p>
          </table:table-cell>
          <table:table-cell office:value-type="float" office:value="198819" calcext:value-type="float">
            <text:p>198819</text:p>
          </table:table-cell>
          <table:table-cell table:number-columns-repeated="7"/>
          <table:table-cell office:value-type="float" office:value="99400" calcext:value-type="float">
            <text:p>99400</text:p>
          </table:table-cell>
          <table:table-cell office:value-type="float" office:value="0.365685224533081" calcext:value-type="float">
            <text:p>0.365685224533081</text:p>
          </table:table-cell>
          <table:table-cell/>
          <table:table-cell office:value-type="float" office:value="99400" calcext:value-type="float">
            <text:p>99400</text:p>
          </table:table-cell>
          <table:table-cell office:value-type="float" office:value="0.326411724090576" calcext:value-type="float">
            <text:p>0.326411724090576</text:p>
          </table:table-cell>
        </table:table-row>
        <table:table-row table:style-name="ro1">
          <table:table-cell office:value-type="float" office:value="99510" calcext:value-type="float">
            <text:p>99510</text:p>
          </table:table-cell>
          <table:table-cell office:value-type="float" office:value="199019" calcext:value-type="float">
            <text:p>199019</text:p>
          </table:table-cell>
          <table:table-cell table:number-columns-repeated="7"/>
          <table:table-cell office:value-type="float" office:value="99500" calcext:value-type="float">
            <text:p>99500</text:p>
          </table:table-cell>
          <table:table-cell office:value-type="float" office:value="0.363422632217407" calcext:value-type="float">
            <text:p>0.363422632217407</text:p>
          </table:table-cell>
          <table:table-cell/>
          <table:table-cell office:value-type="float" office:value="99500" calcext:value-type="float">
            <text:p>99500</text:p>
          </table:table-cell>
          <table:table-cell office:value-type="float" office:value="0.327852964401245" calcext:value-type="float">
            <text:p>0.327852964401245</text:p>
          </table:table-cell>
        </table:table-row>
        <table:table-row table:style-name="ro1">
          <table:table-cell office:value-type="float" office:value="99610" calcext:value-type="float">
            <text:p>99610</text:p>
          </table:table-cell>
          <table:table-cell office:value-type="float" office:value="199219" calcext:value-type="float">
            <text:p>199219</text:p>
          </table:table-cell>
          <table:table-cell table:number-columns-repeated="7"/>
          <table:table-cell office:value-type="float" office:value="99600" calcext:value-type="float">
            <text:p>99600</text:p>
          </table:table-cell>
          <table:table-cell office:value-type="float" office:value="0.396231412887573" calcext:value-type="float">
            <text:p>0.396231412887573</text:p>
          </table:table-cell>
          <table:table-cell/>
          <table:table-cell office:value-type="float" office:value="99600" calcext:value-type="float">
            <text:p>99600</text:p>
          </table:table-cell>
          <table:table-cell office:value-type="float" office:value="0.334018468856812" calcext:value-type="float">
            <text:p>0.334018468856812</text:p>
          </table:table-cell>
        </table:table-row>
        <table:table-row table:style-name="ro1">
          <table:table-cell office:value-type="float" office:value="99710" calcext:value-type="float">
            <text:p>99710</text:p>
          </table:table-cell>
          <table:table-cell office:value-type="float" office:value="199419" calcext:value-type="float">
            <text:p>199419</text:p>
          </table:table-cell>
          <table:table-cell table:number-columns-repeated="7"/>
          <table:table-cell office:value-type="float" office:value="99700" calcext:value-type="float">
            <text:p>99700</text:p>
          </table:table-cell>
          <table:table-cell office:value-type="float" office:value="0.384838581085205" calcext:value-type="float">
            <text:p>0.384838581085205</text:p>
          </table:table-cell>
          <table:table-cell/>
          <table:table-cell office:value-type="float" office:value="99700" calcext:value-type="float">
            <text:p>99700</text:p>
          </table:table-cell>
          <table:table-cell office:value-type="float" office:value="0.370559215545654" calcext:value-type="float">
            <text:p>0.370559215545654</text:p>
          </table:table-cell>
        </table:table-row>
        <table:table-row table:style-name="ro1">
          <table:table-cell office:value-type="float" office:value="99810" calcext:value-type="float">
            <text:p>99810</text:p>
          </table:table-cell>
          <table:table-cell office:value-type="float" office:value="199619" calcext:value-type="float">
            <text:p>199619</text:p>
          </table:table-cell>
          <table:table-cell table:number-columns-repeated="7"/>
          <table:table-cell office:value-type="float" office:value="99800" calcext:value-type="float">
            <text:p>99800</text:p>
          </table:table-cell>
          <table:table-cell office:value-type="float" office:value="0.374307632446289" calcext:value-type="float">
            <text:p>0.374307632446289</text:p>
          </table:table-cell>
          <table:table-cell/>
          <table:table-cell office:value-type="float" office:value="99800" calcext:value-type="float">
            <text:p>99800</text:p>
          </table:table-cell>
          <table:table-cell office:value-type="float" office:value="0.328540563583374" calcext:value-type="float">
            <text:p>0.328540563583374</text:p>
          </table:table-cell>
        </table:table-row>
        <table:table-row table:style-name="ro1">
          <table:table-cell office:value-type="float" office:value="99910" calcext:value-type="float">
            <text:p>99910</text:p>
          </table:table-cell>
          <table:table-cell office:value-type="float" office:value="199819" calcext:value-type="float">
            <text:p>199819</text:p>
          </table:table-cell>
          <table:table-cell table:number-columns-repeated="7"/>
          <table:table-cell office:value-type="float" office:value="99900" calcext:value-type="float">
            <text:p>99900</text:p>
          </table:table-cell>
          <table:table-cell office:value-type="float" office:value="0.378409147262573" calcext:value-type="float">
            <text:p>0.378409147262573</text:p>
          </table:table-cell>
          <table:table-cell/>
          <table:table-cell office:value-type="float" office:value="99900" calcext:value-type="float">
            <text:p>99900</text:p>
          </table:table-cell>
          <table:table-cell office:value-type="float" office:value="0.338213443756104" calcext:value-type="float">
            <text:p>0.338213443756104</text:p>
          </table:table-cell>
        </table:table-row>
      </table:table>
      <table:table table:name="Multiplication" table:style-name="ta1">
        <table:shapes>
          <draw:frame draw:z-index="0" draw:style-name="gr1" draw:text-style-name="P1" svg:width="15.999cm" svg:height="8.999cm" svg:x="4.617cm" svg:y="0.1cm">
            <draw:object draw:notify-on-update-of-ranges="Multiplication.A1:Multiplication.A1 Multiplication.A2:Multiplication.A50 Multiplication.B1:Multiplication.B1 Multiplication.B2:Multiplication.B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00" calcext:value-type="float">
            <text:p>160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60000" calcext:value-type="float">
            <text:p>360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90000" calcext:value-type="float">
            <text:p>4900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40000" calcext:value-type="float">
            <text:p>640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10000" calcext:value-type="float">
            <text:p>810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10000" calcext:value-type="float">
            <text:p>12100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40000" calcext:value-type="float">
            <text:p>14400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690000" calcext:value-type="float">
            <text:p>1690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960000" calcext:value-type="float">
            <text:p>1960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250000" calcext:value-type="float">
            <text:p>2250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560000" calcext:value-type="float">
            <text:p>2560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890000" calcext:value-type="float">
            <text:p>28900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240000" calcext:value-type="float">
            <text:p>32400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610000" calcext:value-type="float">
            <text:p>3610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000" calcext:value-type="float">
            <text:p>400000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410000" calcext:value-type="float">
            <text:p>441000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840000" calcext:value-type="float">
            <text:p>484000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290000" calcext:value-type="float">
            <text:p>529000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760000" calcext:value-type="float">
            <text:p>576000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250000" calcext:value-type="float">
            <text:p>625000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760000" calcext:value-type="float">
            <text:p>676000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7290000" calcext:value-type="float">
            <text:p>729000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7840000" calcext:value-type="float">
            <text:p>784000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410000" calcext:value-type="float">
            <text:p>84100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000000" calcext:value-type="float">
            <text:p>90000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10000" calcext:value-type="float">
            <text:p>961000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0240000" calcext:value-type="float">
            <text:p>1024000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0890000" calcext:value-type="float">
            <text:p>1089000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1560000" calcext:value-type="float">
            <text:p>1156000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2250000" calcext:value-type="float">
            <text:p>1225000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2960000" calcext:value-type="float">
            <text:p>1296000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3690000" calcext:value-type="float">
            <text:p>13690000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4440000" calcext:value-type="float">
            <text:p>14440000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5210000" calcext:value-type="float">
            <text:p>15210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0000" calcext:value-type="float">
            <text:p>16000000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6810000" calcext:value-type="float">
            <text:p>1681000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7640000" calcext:value-type="float">
            <text:p>1764000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8490000" calcext:value-type="float">
            <text:p>1849000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9360000" calcext:value-type="float">
            <text:p>1936000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0250000" calcext:value-type="float">
            <text:p>20250000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1160000" calcext:value-type="float">
            <text:p>2116000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22090000" calcext:value-type="float">
            <text:p>2209000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3040000" calcext:value-type="float">
            <text:p>2304000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4010000" calcext:value-type="float">
            <text:p>240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C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cent Keller</meta:initial-creator>
    <meta:creation-date>2023-10-03T14:16:31.260003349</meta:creation-date>
    <dc:date>2023-10-05T11:28:47.530110068</dc:date>
    <dc:creator>Vincent Keller</dc:creator>
    <meta:editing-duration>P1DT21H12M16S</meta:editing-duration>
    <meta:editing-cycles>3</meta:editing-cycles>
    <meta:generator>LibreOffice/7.4.5.1$Linux_X86_64 LibreOffice_project/9c0871452b3918c1019dde9bfac75448afc4b57f</meta:generator>
    <meta:document-statistic meta:table-count="2" meta:cell-count="6100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cm" svg:stroke-color="#ff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522cm" svg:height="7.044cm" xlink:href=".." xlink:type="simple" chart:class="chart:scatter" chart:style-name="ch1">
        <chart:legend chart:legend-position="end" svg:x="9.432cm" svg:y="2.974cm" style:legend-expansion="high" chart:style-name="ch2"/>
        <chart:plot-area chart:style-name="ch3" table:cell-range-address="Fibonacci.A1:Fibonacci.B1000" chart:data-source-has-labels="row" svg:x="0.25cm" svg:y="0.14cm" svg:width="8.932cm" svg:height="6.764cm">
          <chart:coordinate-region svg:x="1.612cm" svg:y="0.339cm" svg:width="7.013cm" svg:height="5.9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ibonacci.B2:Fibonacci.B1000" chart:label-cell-address="Fibonacci.B1:Fibonacci.B1" chart:class="chart:scatter">
            <chart:domain table:cell-range-address="Fibonacci.A2:Fibonacci.A1000"/>
            <chart:regression-curve chart:style-name="ch8">
              <chart:equation chart:display-equation="true" chart:display-r-square="false" svg:x="9.846cm" svg:y="1.717cm"/>
            </chart:regression-curve>
            <chart:data-point chart:repeated="9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N</text:p>
                <draw:g>
                  <svg:desc>Fibonacci.B1:Fibonacci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">
                <text:p>110</text:p>
                <draw:g>
                  <svg:desc>Fibonacci.A2:Fibonacci.A1000</svg:desc>
                </draw:g>
              </table:table-cell>
              <table:table-cell office:value-type="float" office:value="219">
                <text:p>219</text:p>
                <draw:g>
                  <svg:desc>Fibonacci.B2:Fibonacci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0">
                <text:p>21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0">
                <text:p>310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0">
                <text:p>41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0">
                <text:p>510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0">
                <text:p>610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0">
                <text:p>710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0">
                <text:p>810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0">
                <text:p>910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0">
                <text:p>101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0">
                <text:p>1110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10">
                <text:p>1210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0">
                <text:p>1310</text:p>
              </table:table-cell>
              <table:table-cell office:value-type="float" office:value="2619">
                <text:p>2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10">
                <text:p>1410</text:p>
              </table:table-cell>
              <table:table-cell office:value-type="float" office:value="2819">
                <text:p>28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10">
                <text:p>1510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10">
                <text:p>1610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10">
                <text:p>1710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10">
                <text:p>1810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10">
                <text:p>1910</text:p>
              </table:table-cell>
              <table:table-cell office:value-type="float" office:value="3819">
                <text:p>38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0">
                <text:p>2010</text:p>
              </table:table-cell>
              <table:table-cell office:value-type="float" office:value="4019">
                <text:p>40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10">
                <text:p>2110</text:p>
              </table:table-cell>
              <table:table-cell office:value-type="float" office:value="4219">
                <text:p>42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10">
                <text:p>2210</text:p>
              </table:table-cell>
              <table:table-cell office:value-type="float" office:value="4419">
                <text:p>44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10">
                <text:p>2310</text:p>
              </table:table-cell>
              <table:table-cell office:value-type="float" office:value="4619">
                <text:p>46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10">
                <text:p>2410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0">
                <text:p>2510</text:p>
              </table:table-cell>
              <table:table-cell office:value-type="float" office:value="5019">
                <text:p>50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10">
                <text:p>2610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10">
                <text:p>2710</text:p>
              </table:table-cell>
              <table:table-cell office:value-type="float" office:value="5419">
                <text:p>54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10">
                <text:p>2810</text:p>
              </table:table-cell>
              <table:table-cell office:value-type="float" office:value="5619">
                <text:p>5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10">
                <text:p>2910</text:p>
              </table:table-cell>
              <table:table-cell office:value-type="float" office:value="5819">
                <text:p>58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10">
                <text:p>3010</text:p>
              </table:table-cell>
              <table:table-cell office:value-type="float" office:value="6019">
                <text:p>60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10">
                <text:p>3110</text:p>
              </table:table-cell>
              <table:table-cell office:value-type="float" office:value="6219">
                <text:p>62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10">
                <text:p>3210</text:p>
              </table:table-cell>
              <table:table-cell office:value-type="float" office:value="6419">
                <text:p>64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10">
                <text:p>3310</text:p>
              </table:table-cell>
              <table:table-cell office:value-type="float" office:value="6619">
                <text:p>66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10">
                <text:p>3410</text:p>
              </table:table-cell>
              <table:table-cell office:value-type="float" office:value="6819">
                <text:p>68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10">
                <text:p>3510</text:p>
              </table:table-cell>
              <table:table-cell office:value-type="float" office:value="7019">
                <text:p>70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10">
                <text:p>3610</text:p>
              </table:table-cell>
              <table:table-cell office:value-type="float" office:value="7219">
                <text:p>72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10">
                <text:p>3710</text:p>
              </table:table-cell>
              <table:table-cell office:value-type="float" office:value="7419">
                <text:p>74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10">
                <text:p>3810</text:p>
              </table:table-cell>
              <table:table-cell office:value-type="float" office:value="7619">
                <text:p>76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10">
                <text:p>3910</text:p>
              </table:table-cell>
              <table:table-cell office:value-type="float" office:value="7819">
                <text:p>78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10">
                <text:p>4010</text:p>
              </table:table-cell>
              <table:table-cell office:value-type="float" office:value="8019">
                <text:p>80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10">
                <text:p>4110</text:p>
              </table:table-cell>
              <table:table-cell office:value-type="float" office:value="8219">
                <text:p>8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10">
                <text:p>4210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10">
                <text:p>4310</text:p>
              </table:table-cell>
              <table:table-cell office:value-type="float" office:value="8619">
                <text:p>86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10">
                <text:p>4410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10">
                <text:p>4510</text:p>
              </table:table-cell>
              <table:table-cell office:value-type="float" office:value="9019">
                <text:p>90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10">
                <text:p>4610</text:p>
              </table:table-cell>
              <table:table-cell office:value-type="float" office:value="9219">
                <text:p>92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10">
                <text:p>4710</text:p>
              </table:table-cell>
              <table:table-cell office:value-type="float" office:value="9419">
                <text:p>94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10">
                <text:p>4810</text:p>
              </table:table-cell>
              <table:table-cell office:value-type="float" office:value="9619">
                <text:p>96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10">
                <text:p>4910</text:p>
              </table:table-cell>
              <table:table-cell office:value-type="float" office:value="9819">
                <text:p>98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10">
                <text:p>5010</text:p>
              </table:table-cell>
              <table:table-cell office:value-type="float" office:value="10019">
                <text:p>100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10">
                <text:p>5110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10">
                <text:p>5210</text:p>
              </table:table-cell>
              <table:table-cell office:value-type="float" office:value="10419">
                <text:p>104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10">
                <text:p>5310</text:p>
              </table:table-cell>
              <table:table-cell office:value-type="float" office:value="10619">
                <text:p>106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10">
                <text:p>5410</text:p>
              </table:table-cell>
              <table:table-cell office:value-type="float" office:value="10819">
                <text:p>108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10">
                <text:p>5510</text:p>
              </table:table-cell>
              <table:table-cell office:value-type="float" office:value="11019">
                <text:p>110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10">
                <text:p>5610</text:p>
              </table:table-cell>
              <table:table-cell office:value-type="float" office:value="11219">
                <text:p>112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10">
                <text:p>5710</text:p>
              </table:table-cell>
              <table:table-cell office:value-type="float" office:value="11419">
                <text:p>114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10">
                <text:p>5810</text:p>
              </table:table-cell>
              <table:table-cell office:value-type="float" office:value="11619">
                <text:p>116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10">
                <text:p>5910</text:p>
              </table:table-cell>
              <table:table-cell office:value-type="float" office:value="11819">
                <text:p>118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10">
                <text:p>6010</text:p>
              </table:table-cell>
              <table:table-cell office:value-type="float" office:value="12019">
                <text:p>120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10">
                <text:p>6110</text:p>
              </table:table-cell>
              <table:table-cell office:value-type="float" office:value="12219">
                <text:p>122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10">
                <text:p>6210</text:p>
              </table:table-cell>
              <table:table-cell office:value-type="float" office:value="12419">
                <text:p>124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10">
                <text:p>6310</text:p>
              </table:table-cell>
              <table:table-cell office:value-type="float" office:value="12619">
                <text:p>126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10">
                <text:p>6410</text:p>
              </table:table-cell>
              <table:table-cell office:value-type="float" office:value="12819">
                <text:p>128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10">
                <text:p>6510</text:p>
              </table:table-cell>
              <table:table-cell office:value-type="float" office:value="13019">
                <text:p>130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10">
                <text:p>6610</text:p>
              </table:table-cell>
              <table:table-cell office:value-type="float" office:value="13219">
                <text:p>132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10">
                <text:p>6710</text:p>
              </table:table-cell>
              <table:table-cell office:value-type="float" office:value="13419">
                <text:p>134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10">
                <text:p>6810</text:p>
              </table:table-cell>
              <table:table-cell office:value-type="float" office:value="13619">
                <text:p>136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10">
                <text:p>6910</text:p>
              </table:table-cell>
              <table:table-cell office:value-type="float" office:value="13819">
                <text:p>138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10">
                <text:p>7010</text:p>
              </table:table-cell>
              <table:table-cell office:value-type="float" office:value="14019">
                <text:p>140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10">
                <text:p>7110</text:p>
              </table:table-cell>
              <table:table-cell office:value-type="float" office:value="14219">
                <text:p>142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10">
                <text:p>7210</text:p>
              </table:table-cell>
              <table:table-cell office:value-type="float" office:value="14419">
                <text:p>144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10">
                <text:p>7310</text:p>
              </table:table-cell>
              <table:table-cell office:value-type="float" office:value="14619">
                <text:p>146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10">
                <text:p>7410</text:p>
              </table:table-cell>
              <table:table-cell office:value-type="float" office:value="14819">
                <text:p>148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10">
                <text:p>7510</text:p>
              </table:table-cell>
              <table:table-cell office:value-type="float" office:value="15019">
                <text:p>150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10">
                <text:p>7610</text:p>
              </table:table-cell>
              <table:table-cell office:value-type="float" office:value="15219">
                <text:p>152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10">
                <text:p>7710</text:p>
              </table:table-cell>
              <table:table-cell office:value-type="float" office:value="15419">
                <text:p>154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10">
                <text:p>7810</text:p>
              </table:table-cell>
              <table:table-cell office:value-type="float" office:value="15619">
                <text:p>156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10">
                <text:p>7910</text:p>
              </table:table-cell>
              <table:table-cell office:value-type="float" office:value="15819">
                <text:p>158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10">
                <text:p>8010</text:p>
              </table:table-cell>
              <table:table-cell office:value-type="float" office:value="16019">
                <text:p>160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10">
                <text:p>8110</text:p>
              </table:table-cell>
              <table:table-cell office:value-type="float" office:value="16219">
                <text:p>162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10">
                <text:p>8210</text:p>
              </table:table-cell>
              <table:table-cell office:value-type="float" office:value="16419">
                <text:p>164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10">
                <text:p>8310</text:p>
              </table:table-cell>
              <table:table-cell office:value-type="float" office:value="16619">
                <text:p>166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10">
                <text:p>8410</text:p>
              </table:table-cell>
              <table:table-cell office:value-type="float" office:value="16819">
                <text:p>168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10">
                <text:p>8510</text:p>
              </table:table-cell>
              <table:table-cell office:value-type="float" office:value="17019">
                <text:p>170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10">
                <text:p>8610</text:p>
              </table:table-cell>
              <table:table-cell office:value-type="float" office:value="17219">
                <text:p>172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10">
                <text:p>8710</text:p>
              </table:table-cell>
              <table:table-cell office:value-type="float" office:value="17419">
                <text:p>174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10">
                <text:p>8810</text:p>
              </table:table-cell>
              <table:table-cell office:value-type="float" office:value="17619">
                <text:p>176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10">
                <text:p>8910</text:p>
              </table:table-cell>
              <table:table-cell office:value-type="float" office:value="17819">
                <text:p>178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10">
                <text:p>9010</text:p>
              </table:table-cell>
              <table:table-cell office:value-type="float" office:value="18019">
                <text:p>180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10">
                <text:p>9110</text:p>
              </table:table-cell>
              <table:table-cell office:value-type="float" office:value="18219">
                <text:p>182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10">
                <text:p>9210</text:p>
              </table:table-cell>
              <table:table-cell office:value-type="float" office:value="18419">
                <text:p>18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10">
                <text:p>9310</text:p>
              </table:table-cell>
              <table:table-cell office:value-type="float" office:value="18619">
                <text:p>186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10">
                <text:p>9410</text:p>
              </table:table-cell>
              <table:table-cell office:value-type="float" office:value="18819">
                <text:p>188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10">
                <text:p>9510</text:p>
              </table:table-cell>
              <table:table-cell office:value-type="float" office:value="19019">
                <text:p>190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10">
                <text:p>9610</text:p>
              </table:table-cell>
              <table:table-cell office:value-type="float" office:value="19219">
                <text:p>192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10">
                <text:p>9710</text:p>
              </table:table-cell>
              <table:table-cell office:value-type="float" office:value="19419">
                <text:p>194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10">
                <text:p>9810</text:p>
              </table:table-cell>
              <table:table-cell office:value-type="float" office:value="19619">
                <text:p>196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10">
                <text:p>9910</text:p>
              </table:table-cell>
              <table:table-cell office:value-type="float" office:value="19819">
                <text:p>198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10">
                <text:p>10010</text:p>
              </table:table-cell>
              <table:table-cell office:value-type="float" office:value="20019">
                <text:p>200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10">
                <text:p>10110</text:p>
              </table:table-cell>
              <table:table-cell office:value-type="float" office:value="20219">
                <text:p>202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10">
                <text:p>10210</text:p>
              </table:table-cell>
              <table:table-cell office:value-type="float" office:value="20419">
                <text:p>204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10">
                <text:p>10310</text:p>
              </table:table-cell>
              <table:table-cell office:value-type="float" office:value="20619">
                <text:p>206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10">
                <text:p>10410</text:p>
              </table:table-cell>
              <table:table-cell office:value-type="float" office:value="20819">
                <text:p>208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10">
                <text:p>10510</text:p>
              </table:table-cell>
              <table:table-cell office:value-type="float" office:value="21019">
                <text:p>210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10">
                <text:p>10610</text:p>
              </table:table-cell>
              <table:table-cell office:value-type="float" office:value="21219">
                <text:p>212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10">
                <text:p>10710</text:p>
              </table:table-cell>
              <table:table-cell office:value-type="float" office:value="21419">
                <text:p>214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10">
                <text:p>10810</text:p>
              </table:table-cell>
              <table:table-cell office:value-type="float" office:value="21619">
                <text:p>216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10">
                <text:p>10910</text:p>
              </table:table-cell>
              <table:table-cell office:value-type="float" office:value="21819">
                <text:p>218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10">
                <text:p>11010</text:p>
              </table:table-cell>
              <table:table-cell office:value-type="float" office:value="22019">
                <text:p>220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10">
                <text:p>11110</text:p>
              </table:table-cell>
              <table:table-cell office:value-type="float" office:value="22219">
                <text:p>222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10">
                <text:p>11210</text:p>
              </table:table-cell>
              <table:table-cell office:value-type="float" office:value="22419">
                <text:p>224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10">
                <text:p>11310</text:p>
              </table:table-cell>
              <table:table-cell office:value-type="float" office:value="22619">
                <text:p>226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10">
                <text:p>11410</text:p>
              </table:table-cell>
              <table:table-cell office:value-type="float" office:value="22819">
                <text:p>228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10">
                <text:p>11510</text:p>
              </table:table-cell>
              <table:table-cell office:value-type="float" office:value="23019">
                <text:p>230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10">
                <text:p>11610</text:p>
              </table:table-cell>
              <table:table-cell office:value-type="float" office:value="23219">
                <text:p>232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10">
                <text:p>11710</text:p>
              </table:table-cell>
              <table:table-cell office:value-type="float" office:value="23419">
                <text:p>234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10">
                <text:p>11810</text:p>
              </table:table-cell>
              <table:table-cell office:value-type="float" office:value="23619">
                <text:p>236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10">
                <text:p>11910</text:p>
              </table:table-cell>
              <table:table-cell office:value-type="float" office:value="23819">
                <text:p>238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10">
                <text:p>12010</text:p>
              </table:table-cell>
              <table:table-cell office:value-type="float" office:value="24019">
                <text:p>240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10">
                <text:p>12110</text:p>
              </table:table-cell>
              <table:table-cell office:value-type="float" office:value="24219">
                <text:p>242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10">
                <text:p>12210</text:p>
              </table:table-cell>
              <table:table-cell office:value-type="float" office:value="24419">
                <text:p>244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10">
                <text:p>12310</text:p>
              </table:table-cell>
              <table:table-cell office:value-type="float" office:value="24619">
                <text:p>246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10">
                <text:p>12410</text:p>
              </table:table-cell>
              <table:table-cell office:value-type="float" office:value="24819">
                <text:p>248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10">
                <text:p>12510</text:p>
              </table:table-cell>
              <table:table-cell office:value-type="float" office:value="25019">
                <text:p>250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10">
                <text:p>12610</text:p>
              </table:table-cell>
              <table:table-cell office:value-type="float" office:value="25219">
                <text:p>252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10">
                <text:p>12710</text:p>
              </table:table-cell>
              <table:table-cell office:value-type="float" office:value="25419">
                <text:p>254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10">
                <text:p>12810</text:p>
              </table:table-cell>
              <table:table-cell office:value-type="float" office:value="25619">
                <text:p>256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10">
                <text:p>12910</text:p>
              </table:table-cell>
              <table:table-cell office:value-type="float" office:value="25819">
                <text:p>258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10">
                <text:p>13010</text:p>
              </table:table-cell>
              <table:table-cell office:value-type="float" office:value="26019">
                <text:p>260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10">
                <text:p>13110</text:p>
              </table:table-cell>
              <table:table-cell office:value-type="float" office:value="26219">
                <text:p>262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10">
                <text:p>13210</text:p>
              </table:table-cell>
              <table:table-cell office:value-type="float" office:value="26419">
                <text:p>264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10">
                <text:p>13310</text:p>
              </table:table-cell>
              <table:table-cell office:value-type="float" office:value="26619">
                <text:p>266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10">
                <text:p>13410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10">
                <text:p>13510</text:p>
              </table:table-cell>
              <table:table-cell office:value-type="float" office:value="27019">
                <text:p>270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10">
                <text:p>13610</text:p>
              </table:table-cell>
              <table:table-cell office:value-type="float" office:value="27219">
                <text:p>272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10">
                <text:p>13710</text:p>
              </table:table-cell>
              <table:table-cell office:value-type="float" office:value="27419">
                <text:p>274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10">
                <text:p>13810</text:p>
              </table:table-cell>
              <table:table-cell office:value-type="float" office:value="27619">
                <text:p>276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10">
                <text:p>13910</text:p>
              </table:table-cell>
              <table:table-cell office:value-type="float" office:value="27819">
                <text:p>278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10">
                <text:p>14010</text:p>
              </table:table-cell>
              <table:table-cell office:value-type="float" office:value="28019">
                <text:p>280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10">
                <text:p>14110</text:p>
              </table:table-cell>
              <table:table-cell office:value-type="float" office:value="28219">
                <text:p>282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10">
                <text:p>14210</text:p>
              </table:table-cell>
              <table:table-cell office:value-type="float" office:value="28419">
                <text:p>284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10">
                <text:p>14310</text:p>
              </table:table-cell>
              <table:table-cell office:value-type="float" office:value="28619">
                <text:p>286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10">
                <text:p>14410</text:p>
              </table:table-cell>
              <table:table-cell office:value-type="float" office:value="28819">
                <text:p>288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10">
                <text:p>14510</text:p>
              </table:table-cell>
              <table:table-cell office:value-type="float" office:value="29019">
                <text:p>290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10">
                <text:p>14610</text:p>
              </table:table-cell>
              <table:table-cell office:value-type="float" office:value="29219">
                <text:p>292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10">
                <text:p>14710</text:p>
              </table:table-cell>
              <table:table-cell office:value-type="float" office:value="29419">
                <text:p>294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10">
                <text:p>14810</text:p>
              </table:table-cell>
              <table:table-cell office:value-type="float" office:value="29619">
                <text:p>296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10">
                <text:p>14910</text:p>
              </table:table-cell>
              <table:table-cell office:value-type="float" office:value="29819">
                <text:p>298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10">
                <text:p>15010</text:p>
              </table:table-cell>
              <table:table-cell office:value-type="float" office:value="30019">
                <text:p>300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10">
                <text:p>15110</text:p>
              </table:table-cell>
              <table:table-cell office:value-type="float" office:value="30219">
                <text:p>302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10">
                <text:p>15210</text:p>
              </table:table-cell>
              <table:table-cell office:value-type="float" office:value="30419">
                <text:p>304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10">
                <text:p>15310</text:p>
              </table:table-cell>
              <table:table-cell office:value-type="float" office:value="30619">
                <text:p>306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10">
                <text:p>15410</text:p>
              </table:table-cell>
              <table:table-cell office:value-type="float" office:value="30819">
                <text:p>308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10">
                <text:p>15510</text:p>
              </table:table-cell>
              <table:table-cell office:value-type="float" office:value="31019">
                <text:p>310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10">
                <text:p>15610</text:p>
              </table:table-cell>
              <table:table-cell office:value-type="float" office:value="31219">
                <text:p>312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10">
                <text:p>15710</text:p>
              </table:table-cell>
              <table:table-cell office:value-type="float" office:value="31419">
                <text:p>314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10">
                <text:p>15810</text:p>
              </table:table-cell>
              <table:table-cell office:value-type="float" office:value="31619">
                <text:p>316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10">
                <text:p>15910</text:p>
              </table:table-cell>
              <table:table-cell office:value-type="float" office:value="31819">
                <text:p>318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10">
                <text:p>16010</text:p>
              </table:table-cell>
              <table:table-cell office:value-type="float" office:value="32019">
                <text:p>320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10">
                <text:p>16110</text:p>
              </table:table-cell>
              <table:table-cell office:value-type="float" office:value="32219">
                <text:p>322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10">
                <text:p>16210</text:p>
              </table:table-cell>
              <table:table-cell office:value-type="float" office:value="32419">
                <text:p>324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10">
                <text:p>16310</text:p>
              </table:table-cell>
              <table:table-cell office:value-type="float" office:value="32619">
                <text:p>326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10">
                <text:p>16410</text:p>
              </table:table-cell>
              <table:table-cell office:value-type="float" office:value="32819">
                <text:p>328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10">
                <text:p>16510</text:p>
              </table:table-cell>
              <table:table-cell office:value-type="float" office:value="33019">
                <text:p>330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10">
                <text:p>16610</text:p>
              </table:table-cell>
              <table:table-cell office:value-type="float" office:value="33219">
                <text:p>332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10">
                <text:p>16710</text:p>
              </table:table-cell>
              <table:table-cell office:value-type="float" office:value="33419">
                <text:p>334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10">
                <text:p>16810</text:p>
              </table:table-cell>
              <table:table-cell office:value-type="float" office:value="33619">
                <text:p>336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10">
                <text:p>16910</text:p>
              </table:table-cell>
              <table:table-cell office:value-type="float" office:value="33819">
                <text:p>338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10">
                <text:p>17010</text:p>
              </table:table-cell>
              <table:table-cell office:value-type="float" office:value="34019">
                <text:p>340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10">
                <text:p>17110</text:p>
              </table:table-cell>
              <table:table-cell office:value-type="float" office:value="34219">
                <text:p>342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10">
                <text:p>17210</text:p>
              </table:table-cell>
              <table:table-cell office:value-type="float" office:value="34419">
                <text:p>344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10">
                <text:p>17310</text:p>
              </table:table-cell>
              <table:table-cell office:value-type="float" office:value="34619">
                <text:p>346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10">
                <text:p>17410</text:p>
              </table:table-cell>
              <table:table-cell office:value-type="float" office:value="34819">
                <text:p>348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10">
                <text:p>17510</text:p>
              </table:table-cell>
              <table:table-cell office:value-type="float" office:value="35019">
                <text:p>350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10">
                <text:p>17610</text:p>
              </table:table-cell>
              <table:table-cell office:value-type="float" office:value="35219">
                <text:p>352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10">
                <text:p>17710</text:p>
              </table:table-cell>
              <table:table-cell office:value-type="float" office:value="35419">
                <text:p>354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10">
                <text:p>17810</text:p>
              </table:table-cell>
              <table:table-cell office:value-type="float" office:value="35619">
                <text:p>356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10">
                <text:p>17910</text:p>
              </table:table-cell>
              <table:table-cell office:value-type="float" office:value="35819">
                <text:p>358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10">
                <text:p>18010</text:p>
              </table:table-cell>
              <table:table-cell office:value-type="float" office:value="36019">
                <text:p>360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10">
                <text:p>18110</text:p>
              </table:table-cell>
              <table:table-cell office:value-type="float" office:value="36219">
                <text:p>362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10">
                <text:p>18210</text:p>
              </table:table-cell>
              <table:table-cell office:value-type="float" office:value="36419">
                <text:p>364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10">
                <text:p>18310</text:p>
              </table:table-cell>
              <table:table-cell office:value-type="float" office:value="36619">
                <text:p>366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10">
                <text:p>18410</text:p>
              </table:table-cell>
              <table:table-cell office:value-type="float" office:value="36819">
                <text:p>368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10">
                <text:p>18510</text:p>
              </table:table-cell>
              <table:table-cell office:value-type="float" office:value="37019">
                <text:p>370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10">
                <text:p>18610</text:p>
              </table:table-cell>
              <table:table-cell office:value-type="float" office:value="37219">
                <text:p>372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10">
                <text:p>18710</text:p>
              </table:table-cell>
              <table:table-cell office:value-type="float" office:value="37419">
                <text:p>374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10">
                <text:p>18810</text:p>
              </table:table-cell>
              <table:table-cell office:value-type="float" office:value="37619">
                <text:p>376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10">
                <text:p>18910</text:p>
              </table:table-cell>
              <table:table-cell office:value-type="float" office:value="37819">
                <text:p>378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10">
                <text:p>19010</text:p>
              </table:table-cell>
              <table:table-cell office:value-type="float" office:value="38019">
                <text:p>380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10">
                <text:p>19110</text:p>
              </table:table-cell>
              <table:table-cell office:value-type="float" office:value="38219">
                <text:p>382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10">
                <text:p>19210</text:p>
              </table:table-cell>
              <table:table-cell office:value-type="float" office:value="38419">
                <text:p>384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10">
                <text:p>19310</text:p>
              </table:table-cell>
              <table:table-cell office:value-type="float" office:value="38619">
                <text:p>386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10">
                <text:p>19410</text:p>
              </table:table-cell>
              <table:table-cell office:value-type="float" office:value="38819">
                <text:p>388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10">
                <text:p>19510</text:p>
              </table:table-cell>
              <table:table-cell office:value-type="float" office:value="39019">
                <text:p>390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10">
                <text:p>19610</text:p>
              </table:table-cell>
              <table:table-cell office:value-type="float" office:value="39219">
                <text:p>392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10">
                <text:p>19710</text:p>
              </table:table-cell>
              <table:table-cell office:value-type="float" office:value="39419">
                <text:p>394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10">
                <text:p>19810</text:p>
              </table:table-cell>
              <table:table-cell office:value-type="float" office:value="39619">
                <text:p>396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10">
                <text:p>19910</text:p>
              </table:table-cell>
              <table:table-cell office:value-type="float" office:value="39819">
                <text:p>398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10">
                <text:p>20010</text:p>
              </table:table-cell>
              <table:table-cell office:value-type="float" office:value="40019">
                <text:p>400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10">
                <text:p>20110</text:p>
              </table:table-cell>
              <table:table-cell office:value-type="float" office:value="40219">
                <text:p>402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10">
                <text:p>20210</text:p>
              </table:table-cell>
              <table:table-cell office:value-type="float" office:value="40419">
                <text:p>404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10">
                <text:p>20310</text:p>
              </table:table-cell>
              <table:table-cell office:value-type="float" office:value="40619">
                <text:p>406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10">
                <text:p>20410</text:p>
              </table:table-cell>
              <table:table-cell office:value-type="float" office:value="40819">
                <text:p>408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10">
                <text:p>20510</text:p>
              </table:table-cell>
              <table:table-cell office:value-type="float" office:value="41019">
                <text:p>410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10">
                <text:p>20610</text:p>
              </table:table-cell>
              <table:table-cell office:value-type="float" office:value="41219">
                <text:p>412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10">
                <text:p>20710</text:p>
              </table:table-cell>
              <table:table-cell office:value-type="float" office:value="41419">
                <text:p>414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10">
                <text:p>20810</text:p>
              </table:table-cell>
              <table:table-cell office:value-type="float" office:value="41619">
                <text:p>416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10">
                <text:p>20910</text:p>
              </table:table-cell>
              <table:table-cell office:value-type="float" office:value="41819">
                <text:p>418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10">
                <text:p>21010</text:p>
              </table:table-cell>
              <table:table-cell office:value-type="float" office:value="42019">
                <text:p>420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10">
                <text:p>21110</text:p>
              </table:table-cell>
              <table:table-cell office:value-type="float" office:value="42219">
                <text:p>422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10">
                <text:p>21210</text:p>
              </table:table-cell>
              <table:table-cell office:value-type="float" office:value="42419">
                <text:p>424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10">
                <text:p>21310</text:p>
              </table:table-cell>
              <table:table-cell office:value-type="float" office:value="42619">
                <text:p>426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10">
                <text:p>21410</text:p>
              </table:table-cell>
              <table:table-cell office:value-type="float" office:value="42819">
                <text:p>428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10">
                <text:p>21510</text:p>
              </table:table-cell>
              <table:table-cell office:value-type="float" office:value="43019">
                <text:p>430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10">
                <text:p>21610</text:p>
              </table:table-cell>
              <table:table-cell office:value-type="float" office:value="43219">
                <text:p>432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10">
                <text:p>21710</text:p>
              </table:table-cell>
              <table:table-cell office:value-type="float" office:value="43419">
                <text:p>434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10">
                <text:p>21810</text:p>
              </table:table-cell>
              <table:table-cell office:value-type="float" office:value="43619">
                <text:p>436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10">
                <text:p>21910</text:p>
              </table:table-cell>
              <table:table-cell office:value-type="float" office:value="43819">
                <text:p>438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10">
                <text:p>22010</text:p>
              </table:table-cell>
              <table:table-cell office:value-type="float" office:value="44019">
                <text:p>440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10">
                <text:p>22110</text:p>
              </table:table-cell>
              <table:table-cell office:value-type="float" office:value="44219">
                <text:p>442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10">
                <text:p>22210</text:p>
              </table:table-cell>
              <table:table-cell office:value-type="float" office:value="44419">
                <text:p>444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10">
                <text:p>22310</text:p>
              </table:table-cell>
              <table:table-cell office:value-type="float" office:value="44619">
                <text:p>446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10">
                <text:p>22410</text:p>
              </table:table-cell>
              <table:table-cell office:value-type="float" office:value="44819">
                <text:p>448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10">
                <text:p>22510</text:p>
              </table:table-cell>
              <table:table-cell office:value-type="float" office:value="45019">
                <text:p>450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10">
                <text:p>22610</text:p>
              </table:table-cell>
              <table:table-cell office:value-type="float" office:value="45219">
                <text:p>452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10">
                <text:p>22710</text:p>
              </table:table-cell>
              <table:table-cell office:value-type="float" office:value="45419">
                <text:p>454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10">
                <text:p>22810</text:p>
              </table:table-cell>
              <table:table-cell office:value-type="float" office:value="45619">
                <text:p>456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10">
                <text:p>22910</text:p>
              </table:table-cell>
              <table:table-cell office:value-type="float" office:value="45819">
                <text:p>458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10">
                <text:p>23010</text:p>
              </table:table-cell>
              <table:table-cell office:value-type="float" office:value="46019">
                <text:p>460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10">
                <text:p>23110</text:p>
              </table:table-cell>
              <table:table-cell office:value-type="float" office:value="46219">
                <text:p>462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10">
                <text:p>23210</text:p>
              </table:table-cell>
              <table:table-cell office:value-type="float" office:value="46419">
                <text:p>464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10">
                <text:p>23310</text:p>
              </table:table-cell>
              <table:table-cell office:value-type="float" office:value="46619">
                <text:p>466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10">
                <text:p>23410</text:p>
              </table:table-cell>
              <table:table-cell office:value-type="float" office:value="46819">
                <text:p>468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10">
                <text:p>23510</text:p>
              </table:table-cell>
              <table:table-cell office:value-type="float" office:value="47019">
                <text:p>470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10">
                <text:p>23610</text:p>
              </table:table-cell>
              <table:table-cell office:value-type="float" office:value="47219">
                <text:p>472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10">
                <text:p>23710</text:p>
              </table:table-cell>
              <table:table-cell office:value-type="float" office:value="47419">
                <text:p>474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10">
                <text:p>23810</text:p>
              </table:table-cell>
              <table:table-cell office:value-type="float" office:value="47619">
                <text:p>476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10">
                <text:p>23910</text:p>
              </table:table-cell>
              <table:table-cell office:value-type="float" office:value="47819">
                <text:p>478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10">
                <text:p>24010</text:p>
              </table:table-cell>
              <table:table-cell office:value-type="float" office:value="48019">
                <text:p>480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10">
                <text:p>24110</text:p>
              </table:table-cell>
              <table:table-cell office:value-type="float" office:value="48219">
                <text:p>482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10">
                <text:p>24210</text:p>
              </table:table-cell>
              <table:table-cell office:value-type="float" office:value="48419">
                <text:p>484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10">
                <text:p>24310</text:p>
              </table:table-cell>
              <table:table-cell office:value-type="float" office:value="48619">
                <text:p>486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10">
                <text:p>24410</text:p>
              </table:table-cell>
              <table:table-cell office:value-type="float" office:value="48819">
                <text:p>488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10">
                <text:p>24510</text:p>
              </table:table-cell>
              <table:table-cell office:value-type="float" office:value="49019">
                <text:p>490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10">
                <text:p>24610</text:p>
              </table:table-cell>
              <table:table-cell office:value-type="float" office:value="49219">
                <text:p>492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10">
                <text:p>24710</text:p>
              </table:table-cell>
              <table:table-cell office:value-type="float" office:value="49419">
                <text:p>494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10">
                <text:p>24810</text:p>
              </table:table-cell>
              <table:table-cell office:value-type="float" office:value="49619">
                <text:p>496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10">
                <text:p>24910</text:p>
              </table:table-cell>
              <table:table-cell office:value-type="float" office:value="49819">
                <text:p>498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10">
                <text:p>25010</text:p>
              </table:table-cell>
              <table:table-cell office:value-type="float" office:value="50019">
                <text:p>500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10">
                <text:p>25110</text:p>
              </table:table-cell>
              <table:table-cell office:value-type="float" office:value="50219">
                <text:p>502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10">
                <text:p>25210</text:p>
              </table:table-cell>
              <table:table-cell office:value-type="float" office:value="50419">
                <text:p>504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10">
                <text:p>25310</text:p>
              </table:table-cell>
              <table:table-cell office:value-type="float" office:value="50619">
                <text:p>506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10">
                <text:p>25410</text:p>
              </table:table-cell>
              <table:table-cell office:value-type="float" office:value="50819">
                <text:p>508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10">
                <text:p>25510</text:p>
              </table:table-cell>
              <table:table-cell office:value-type="float" office:value="51019">
                <text:p>510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10">
                <text:p>25610</text:p>
              </table:table-cell>
              <table:table-cell office:value-type="float" office:value="51219">
                <text:p>512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10">
                <text:p>25710</text:p>
              </table:table-cell>
              <table:table-cell office:value-type="float" office:value="51419">
                <text:p>514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10">
                <text:p>25810</text:p>
              </table:table-cell>
              <table:table-cell office:value-type="float" office:value="51619">
                <text:p>516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10">
                <text:p>25910</text:p>
              </table:table-cell>
              <table:table-cell office:value-type="float" office:value="51819">
                <text:p>518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10">
                <text:p>26010</text:p>
              </table:table-cell>
              <table:table-cell office:value-type="float" office:value="52019">
                <text:p>520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10">
                <text:p>26110</text:p>
              </table:table-cell>
              <table:table-cell office:value-type="float" office:value="52219">
                <text:p>522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10">
                <text:p>26210</text:p>
              </table:table-cell>
              <table:table-cell office:value-type="float" office:value="52419">
                <text:p>524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10">
                <text:p>26310</text:p>
              </table:table-cell>
              <table:table-cell office:value-type="float" office:value="52619">
                <text:p>526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10">
                <text:p>26410</text:p>
              </table:table-cell>
              <table:table-cell office:value-type="float" office:value="52819">
                <text:p>528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10">
                <text:p>26510</text:p>
              </table:table-cell>
              <table:table-cell office:value-type="float" office:value="53019">
                <text:p>530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10">
                <text:p>26610</text:p>
              </table:table-cell>
              <table:table-cell office:value-type="float" office:value="53219">
                <text:p>532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10">
                <text:p>26710</text:p>
              </table:table-cell>
              <table:table-cell office:value-type="float" office:value="53419">
                <text:p>534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10">
                <text:p>26810</text:p>
              </table:table-cell>
              <table:table-cell office:value-type="float" office:value="53619">
                <text:p>536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10">
                <text:p>26910</text:p>
              </table:table-cell>
              <table:table-cell office:value-type="float" office:value="53819">
                <text:p>538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10">
                <text:p>27010</text:p>
              </table:table-cell>
              <table:table-cell office:value-type="float" office:value="54019">
                <text:p>540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10">
                <text:p>27110</text:p>
              </table:table-cell>
              <table:table-cell office:value-type="float" office:value="54219">
                <text:p>542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10">
                <text:p>27210</text:p>
              </table:table-cell>
              <table:table-cell office:value-type="float" office:value="54419">
                <text:p>544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10">
                <text:p>27310</text:p>
              </table:table-cell>
              <table:table-cell office:value-type="float" office:value="54619">
                <text:p>546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10">
                <text:p>27410</text:p>
              </table:table-cell>
              <table:table-cell office:value-type="float" office:value="54819">
                <text:p>548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10">
                <text:p>27510</text:p>
              </table:table-cell>
              <table:table-cell office:value-type="float" office:value="55019">
                <text:p>550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10">
                <text:p>27610</text:p>
              </table:table-cell>
              <table:table-cell office:value-type="float" office:value="55219">
                <text:p>552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10">
                <text:p>27710</text:p>
              </table:table-cell>
              <table:table-cell office:value-type="float" office:value="55419">
                <text:p>554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10">
                <text:p>27810</text:p>
              </table:table-cell>
              <table:table-cell office:value-type="float" office:value="55619">
                <text:p>556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10">
                <text:p>27910</text:p>
              </table:table-cell>
              <table:table-cell office:value-type="float" office:value="55819">
                <text:p>558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10">
                <text:p>28010</text:p>
              </table:table-cell>
              <table:table-cell office:value-type="float" office:value="56019">
                <text:p>560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10">
                <text:p>28110</text:p>
              </table:table-cell>
              <table:table-cell office:value-type="float" office:value="56219">
                <text:p>562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10">
                <text:p>28210</text:p>
              </table:table-cell>
              <table:table-cell office:value-type="float" office:value="56419">
                <text:p>564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10">
                <text:p>28310</text:p>
              </table:table-cell>
              <table:table-cell office:value-type="float" office:value="56619">
                <text:p>566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10">
                <text:p>28410</text:p>
              </table:table-cell>
              <table:table-cell office:value-type="float" office:value="56819">
                <text:p>568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10">
                <text:p>28510</text:p>
              </table:table-cell>
              <table:table-cell office:value-type="float" office:value="57019">
                <text:p>570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10">
                <text:p>28610</text:p>
              </table:table-cell>
              <table:table-cell office:value-type="float" office:value="57219">
                <text:p>572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10">
                <text:p>28710</text:p>
              </table:table-cell>
              <table:table-cell office:value-type="float" office:value="57419">
                <text:p>574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10">
                <text:p>28810</text:p>
              </table:table-cell>
              <table:table-cell office:value-type="float" office:value="57619">
                <text:p>576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10">
                <text:p>28910</text:p>
              </table:table-cell>
              <table:table-cell office:value-type="float" office:value="57819">
                <text:p>578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10">
                <text:p>29010</text:p>
              </table:table-cell>
              <table:table-cell office:value-type="float" office:value="58019">
                <text:p>580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10">
                <text:p>29110</text:p>
              </table:table-cell>
              <table:table-cell office:value-type="float" office:value="58219">
                <text:p>582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10">
                <text:p>29210</text:p>
              </table:table-cell>
              <table:table-cell office:value-type="float" office:value="58419">
                <text:p>584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10">
                <text:p>29310</text:p>
              </table:table-cell>
              <table:table-cell office:value-type="float" office:value="58619">
                <text:p>586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10">
                <text:p>29410</text:p>
              </table:table-cell>
              <table:table-cell office:value-type="float" office:value="58819">
                <text:p>588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10">
                <text:p>29510</text:p>
              </table:table-cell>
              <table:table-cell office:value-type="float" office:value="59019">
                <text:p>590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10">
                <text:p>29610</text:p>
              </table:table-cell>
              <table:table-cell office:value-type="float" office:value="59219">
                <text:p>592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10">
                <text:p>29710</text:p>
              </table:table-cell>
              <table:table-cell office:value-type="float" office:value="59419">
                <text:p>594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10">
                <text:p>29810</text:p>
              </table:table-cell>
              <table:table-cell office:value-type="float" office:value="59619">
                <text:p>596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10">
                <text:p>29910</text:p>
              </table:table-cell>
              <table:table-cell office:value-type="float" office:value="59819">
                <text:p>598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10">
                <text:p>30010</text:p>
              </table:table-cell>
              <table:table-cell office:value-type="float" office:value="60019">
                <text:p>600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10">
                <text:p>30110</text:p>
              </table:table-cell>
              <table:table-cell office:value-type="float" office:value="60219">
                <text:p>602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10">
                <text:p>30210</text:p>
              </table:table-cell>
              <table:table-cell office:value-type="float" office:value="60419">
                <text:p>604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10">
                <text:p>30310</text:p>
              </table:table-cell>
              <table:table-cell office:value-type="float" office:value="60619">
                <text:p>606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10">
                <text:p>30410</text:p>
              </table:table-cell>
              <table:table-cell office:value-type="float" office:value="60819">
                <text:p>608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10">
                <text:p>30510</text:p>
              </table:table-cell>
              <table:table-cell office:value-type="float" office:value="61019">
                <text:p>610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10">
                <text:p>30610</text:p>
              </table:table-cell>
              <table:table-cell office:value-type="float" office:value="61219">
                <text:p>612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10">
                <text:p>30710</text:p>
              </table:table-cell>
              <table:table-cell office:value-type="float" office:value="61419">
                <text:p>614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10">
                <text:p>30810</text:p>
              </table:table-cell>
              <table:table-cell office:value-type="float" office:value="61619">
                <text:p>616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10">
                <text:p>30910</text:p>
              </table:table-cell>
              <table:table-cell office:value-type="float" office:value="61819">
                <text:p>618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10">
                <text:p>31010</text:p>
              </table:table-cell>
              <table:table-cell office:value-type="float" office:value="62019">
                <text:p>620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10">
                <text:p>31110</text:p>
              </table:table-cell>
              <table:table-cell office:value-type="float" office:value="62219">
                <text:p>622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10">
                <text:p>31210</text:p>
              </table:table-cell>
              <table:table-cell office:value-type="float" office:value="62419">
                <text:p>624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10">
                <text:p>31310</text:p>
              </table:table-cell>
              <table:table-cell office:value-type="float" office:value="62619">
                <text:p>626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10">
                <text:p>31410</text:p>
              </table:table-cell>
              <table:table-cell office:value-type="float" office:value="62819">
                <text:p>628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10">
                <text:p>31510</text:p>
              </table:table-cell>
              <table:table-cell office:value-type="float" office:value="63019">
                <text:p>630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10">
                <text:p>31610</text:p>
              </table:table-cell>
              <table:table-cell office:value-type="float" office:value="63219">
                <text:p>632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10">
                <text:p>31710</text:p>
              </table:table-cell>
              <table:table-cell office:value-type="float" office:value="63419">
                <text:p>634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10">
                <text:p>31810</text:p>
              </table:table-cell>
              <table:table-cell office:value-type="float" office:value="63619">
                <text:p>636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10">
                <text:p>31910</text:p>
              </table:table-cell>
              <table:table-cell office:value-type="float" office:value="63819">
                <text:p>638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10">
                <text:p>32010</text:p>
              </table:table-cell>
              <table:table-cell office:value-type="float" office:value="64019">
                <text:p>640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10">
                <text:p>32110</text:p>
              </table:table-cell>
              <table:table-cell office:value-type="float" office:value="64219">
                <text:p>642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10">
                <text:p>32210</text:p>
              </table:table-cell>
              <table:table-cell office:value-type="float" office:value="64419">
                <text:p>644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10">
                <text:p>32310</text:p>
              </table:table-cell>
              <table:table-cell office:value-type="float" office:value="64619">
                <text:p>646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10">
                <text:p>32410</text:p>
              </table:table-cell>
              <table:table-cell office:value-type="float" office:value="64819">
                <text:p>648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10">
                <text:p>32510</text:p>
              </table:table-cell>
              <table:table-cell office:value-type="float" office:value="65019">
                <text:p>650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10">
                <text:p>32610</text:p>
              </table:table-cell>
              <table:table-cell office:value-type="float" office:value="65219">
                <text:p>652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10">
                <text:p>32710</text:p>
              </table:table-cell>
              <table:table-cell office:value-type="float" office:value="65419">
                <text:p>654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10">
                <text:p>32810</text:p>
              </table:table-cell>
              <table:table-cell office:value-type="float" office:value="65619">
                <text:p>656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10">
                <text:p>32910</text:p>
              </table:table-cell>
              <table:table-cell office:value-type="float" office:value="65819">
                <text:p>658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10">
                <text:p>33010</text:p>
              </table:table-cell>
              <table:table-cell office:value-type="float" office:value="66019">
                <text:p>660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10">
                <text:p>33110</text:p>
              </table:table-cell>
              <table:table-cell office:value-type="float" office:value="66219">
                <text:p>662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10">
                <text:p>33210</text:p>
              </table:table-cell>
              <table:table-cell office:value-type="float" office:value="66419">
                <text:p>664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10">
                <text:p>33310</text:p>
              </table:table-cell>
              <table:table-cell office:value-type="float" office:value="66619">
                <text:p>6661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10">
                <text:p>33410</text:p>
              </table:table-cell>
              <table:table-cell office:value-type="float" office:value="66819">
                <text:p>668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10">
                <text:p>33510</text:p>
              </table:table-cell>
              <table:table-cell office:value-type="float" office:value="67019">
                <text:p>6701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10">
                <text:p>33610</text:p>
              </table:table-cell>
              <table:table-cell office:value-type="float" office:value="67219">
                <text:p>672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10">
                <text:p>33710</text:p>
              </table:table-cell>
              <table:table-cell office:value-type="float" office:value="67419">
                <text:p>674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10">
                <text:p>33810</text:p>
              </table:table-cell>
              <table:table-cell office:value-type="float" office:value="67619">
                <text:p>676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10">
                <text:p>33910</text:p>
              </table:table-cell>
              <table:table-cell office:value-type="float" office:value="67819">
                <text:p>678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10">
                <text:p>34010</text:p>
              </table:table-cell>
              <table:table-cell office:value-type="float" office:value="68019">
                <text:p>680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10">
                <text:p>34110</text:p>
              </table:table-cell>
              <table:table-cell office:value-type="float" office:value="68219">
                <text:p>682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10">
                <text:p>34210</text:p>
              </table:table-cell>
              <table:table-cell office:value-type="float" office:value="68419">
                <text:p>684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10">
                <text:p>34310</text:p>
              </table:table-cell>
              <table:table-cell office:value-type="float" office:value="68619">
                <text:p>686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10">
                <text:p>34410</text:p>
              </table:table-cell>
              <table:table-cell office:value-type="float" office:value="68819">
                <text:p>688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10">
                <text:p>34510</text:p>
              </table:table-cell>
              <table:table-cell office:value-type="float" office:value="69019">
                <text:p>690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10">
                <text:p>34610</text:p>
              </table:table-cell>
              <table:table-cell office:value-type="float" office:value="69219">
                <text:p>692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10">
                <text:p>34710</text:p>
              </table:table-cell>
              <table:table-cell office:value-type="float" office:value="69419">
                <text:p>694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10">
                <text:p>34810</text:p>
              </table:table-cell>
              <table:table-cell office:value-type="float" office:value="69619">
                <text:p>696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10">
                <text:p>34910</text:p>
              </table:table-cell>
              <table:table-cell office:value-type="float" office:value="69819">
                <text:p>698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10">
                <text:p>35010</text:p>
              </table:table-cell>
              <table:table-cell office:value-type="float" office:value="70019">
                <text:p>700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10">
                <text:p>35110</text:p>
              </table:table-cell>
              <table:table-cell office:value-type="float" office:value="70219">
                <text:p>702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10">
                <text:p>35210</text:p>
              </table:table-cell>
              <table:table-cell office:value-type="float" office:value="70419">
                <text:p>704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10">
                <text:p>35310</text:p>
              </table:table-cell>
              <table:table-cell office:value-type="float" office:value="70619">
                <text:p>706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10">
                <text:p>35410</text:p>
              </table:table-cell>
              <table:table-cell office:value-type="float" office:value="70819">
                <text:p>708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10">
                <text:p>35510</text:p>
              </table:table-cell>
              <table:table-cell office:value-type="float" office:value="71019">
                <text:p>710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10">
                <text:p>35610</text:p>
              </table:table-cell>
              <table:table-cell office:value-type="float" office:value="71219">
                <text:p>712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10">
                <text:p>35710</text:p>
              </table:table-cell>
              <table:table-cell office:value-type="float" office:value="71419">
                <text:p>714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10">
                <text:p>35810</text:p>
              </table:table-cell>
              <table:table-cell office:value-type="float" office:value="71619">
                <text:p>716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10">
                <text:p>35910</text:p>
              </table:table-cell>
              <table:table-cell office:value-type="float" office:value="71819">
                <text:p>718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10">
                <text:p>36010</text:p>
              </table:table-cell>
              <table:table-cell office:value-type="float" office:value="72019">
                <text:p>720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10">
                <text:p>36110</text:p>
              </table:table-cell>
              <table:table-cell office:value-type="float" office:value="72219">
                <text:p>722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10">
                <text:p>36210</text:p>
              </table:table-cell>
              <table:table-cell office:value-type="float" office:value="72419">
                <text:p>724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10">
                <text:p>36310</text:p>
              </table:table-cell>
              <table:table-cell office:value-type="float" office:value="72619">
                <text:p>726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10">
                <text:p>36410</text:p>
              </table:table-cell>
              <table:table-cell office:value-type="float" office:value="72819">
                <text:p>728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10">
                <text:p>36510</text:p>
              </table:table-cell>
              <table:table-cell office:value-type="float" office:value="73019">
                <text:p>730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10">
                <text:p>36610</text:p>
              </table:table-cell>
              <table:table-cell office:value-type="float" office:value="73219">
                <text:p>732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10">
                <text:p>36710</text:p>
              </table:table-cell>
              <table:table-cell office:value-type="float" office:value="73419">
                <text:p>734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10">
                <text:p>36810</text:p>
              </table:table-cell>
              <table:table-cell office:value-type="float" office:value="73619">
                <text:p>736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10">
                <text:p>36910</text:p>
              </table:table-cell>
              <table:table-cell office:value-type="float" office:value="73819">
                <text:p>738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10">
                <text:p>37010</text:p>
              </table:table-cell>
              <table:table-cell office:value-type="float" office:value="74019">
                <text:p>740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10">
                <text:p>37110</text:p>
              </table:table-cell>
              <table:table-cell office:value-type="float" office:value="74219">
                <text:p>742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10">
                <text:p>37210</text:p>
              </table:table-cell>
              <table:table-cell office:value-type="float" office:value="74419">
                <text:p>744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10">
                <text:p>37310</text:p>
              </table:table-cell>
              <table:table-cell office:value-type="float" office:value="74619">
                <text:p>746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10">
                <text:p>37410</text:p>
              </table:table-cell>
              <table:table-cell office:value-type="float" office:value="74819">
                <text:p>7481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10">
                <text:p>37510</text:p>
              </table:table-cell>
              <table:table-cell office:value-type="float" office:value="75019">
                <text:p>750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10">
                <text:p>37610</text:p>
              </table:table-cell>
              <table:table-cell office:value-type="float" office:value="75219">
                <text:p>752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10">
                <text:p>37710</text:p>
              </table:table-cell>
              <table:table-cell office:value-type="float" office:value="75419">
                <text:p>754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10">
                <text:p>37810</text:p>
              </table:table-cell>
              <table:table-cell office:value-type="float" office:value="75619">
                <text:p>756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10">
                <text:p>37910</text:p>
              </table:table-cell>
              <table:table-cell office:value-type="float" office:value="75819">
                <text:p>758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10">
                <text:p>38010</text:p>
              </table:table-cell>
              <table:table-cell office:value-type="float" office:value="76019">
                <text:p>760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10">
                <text:p>38110</text:p>
              </table:table-cell>
              <table:table-cell office:value-type="float" office:value="76219">
                <text:p>762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10">
                <text:p>38210</text:p>
              </table:table-cell>
              <table:table-cell office:value-type="float" office:value="76419">
                <text:p>764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10">
                <text:p>38310</text:p>
              </table:table-cell>
              <table:table-cell office:value-type="float" office:value="76619">
                <text:p>766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10">
                <text:p>38410</text:p>
              </table:table-cell>
              <table:table-cell office:value-type="float" office:value="76819">
                <text:p>768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10">
                <text:p>38510</text:p>
              </table:table-cell>
              <table:table-cell office:value-type="float" office:value="77019">
                <text:p>770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10">
                <text:p>38610</text:p>
              </table:table-cell>
              <table:table-cell office:value-type="float" office:value="77219">
                <text:p>7721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10">
                <text:p>38710</text:p>
              </table:table-cell>
              <table:table-cell office:value-type="float" office:value="77419">
                <text:p>774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10">
                <text:p>38810</text:p>
              </table:table-cell>
              <table:table-cell office:value-type="float" office:value="77619">
                <text:p>776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10">
                <text:p>38910</text:p>
              </table:table-cell>
              <table:table-cell office:value-type="float" office:value="77819">
                <text:p>778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10">
                <text:p>39010</text:p>
              </table:table-cell>
              <table:table-cell office:value-type="float" office:value="78019">
                <text:p>7801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10">
                <text:p>39110</text:p>
              </table:table-cell>
              <table:table-cell office:value-type="float" office:value="78219">
                <text:p>7821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10">
                <text:p>39210</text:p>
              </table:table-cell>
              <table:table-cell office:value-type="float" office:value="78419">
                <text:p>7841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10">
                <text:p>39310</text:p>
              </table:table-cell>
              <table:table-cell office:value-type="float" office:value="78619">
                <text:p>786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10">
                <text:p>39410</text:p>
              </table:table-cell>
              <table:table-cell office:value-type="float" office:value="78819">
                <text:p>788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10">
                <text:p>39510</text:p>
              </table:table-cell>
              <table:table-cell office:value-type="float" office:value="79019">
                <text:p>790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10">
                <text:p>39610</text:p>
              </table:table-cell>
              <table:table-cell office:value-type="float" office:value="79219">
                <text:p>792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10">
                <text:p>39710</text:p>
              </table:table-cell>
              <table:table-cell office:value-type="float" office:value="79419">
                <text:p>794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10">
                <text:p>39810</text:p>
              </table:table-cell>
              <table:table-cell office:value-type="float" office:value="79619">
                <text:p>7961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10">
                <text:p>39910</text:p>
              </table:table-cell>
              <table:table-cell office:value-type="float" office:value="79819">
                <text:p>798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10">
                <text:p>40010</text:p>
              </table:table-cell>
              <table:table-cell office:value-type="float" office:value="80019">
                <text:p>8001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10">
                <text:p>40110</text:p>
              </table:table-cell>
              <table:table-cell office:value-type="float" office:value="80219">
                <text:p>802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10">
                <text:p>40210</text:p>
              </table:table-cell>
              <table:table-cell office:value-type="float" office:value="80419">
                <text:p>804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10">
                <text:p>40310</text:p>
              </table:table-cell>
              <table:table-cell office:value-type="float" office:value="80619">
                <text:p>806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10">
                <text:p>40410</text:p>
              </table:table-cell>
              <table:table-cell office:value-type="float" office:value="80819">
                <text:p>808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10">
                <text:p>40510</text:p>
              </table:table-cell>
              <table:table-cell office:value-type="float" office:value="81019">
                <text:p>810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10">
                <text:p>40610</text:p>
              </table:table-cell>
              <table:table-cell office:value-type="float" office:value="81219">
                <text:p>812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10">
                <text:p>40710</text:p>
              </table:table-cell>
              <table:table-cell office:value-type="float" office:value="81419">
                <text:p>8141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10">
                <text:p>40810</text:p>
              </table:table-cell>
              <table:table-cell office:value-type="float" office:value="81619">
                <text:p>816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10">
                <text:p>40910</text:p>
              </table:table-cell>
              <table:table-cell office:value-type="float" office:value="81819">
                <text:p>818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10">
                <text:p>41010</text:p>
              </table:table-cell>
              <table:table-cell office:value-type="float" office:value="82019">
                <text:p>820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10">
                <text:p>41110</text:p>
              </table:table-cell>
              <table:table-cell office:value-type="float" office:value="82219">
                <text:p>822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10">
                <text:p>41210</text:p>
              </table:table-cell>
              <table:table-cell office:value-type="float" office:value="82419">
                <text:p>824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10">
                <text:p>41310</text:p>
              </table:table-cell>
              <table:table-cell office:value-type="float" office:value="82619">
                <text:p>826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10">
                <text:p>41410</text:p>
              </table:table-cell>
              <table:table-cell office:value-type="float" office:value="82819">
                <text:p>828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10">
                <text:p>41510</text:p>
              </table:table-cell>
              <table:table-cell office:value-type="float" office:value="83019">
                <text:p>830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10">
                <text:p>41610</text:p>
              </table:table-cell>
              <table:table-cell office:value-type="float" office:value="83219">
                <text:p>832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10">
                <text:p>41710</text:p>
              </table:table-cell>
              <table:table-cell office:value-type="float" office:value="83419">
                <text:p>834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10">
                <text:p>41810</text:p>
              </table:table-cell>
              <table:table-cell office:value-type="float" office:value="83619">
                <text:p>836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10">
                <text:p>41910</text:p>
              </table:table-cell>
              <table:table-cell office:value-type="float" office:value="83819">
                <text:p>838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10">
                <text:p>42010</text:p>
              </table:table-cell>
              <table:table-cell office:value-type="float" office:value="84019">
                <text:p>840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10">
                <text:p>42110</text:p>
              </table:table-cell>
              <table:table-cell office:value-type="float" office:value="84219">
                <text:p>8421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10">
                <text:p>42210</text:p>
              </table:table-cell>
              <table:table-cell office:value-type="float" office:value="84419">
                <text:p>844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10">
                <text:p>42310</text:p>
              </table:table-cell>
              <table:table-cell office:value-type="float" office:value="84619">
                <text:p>846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10">
                <text:p>42410</text:p>
              </table:table-cell>
              <table:table-cell office:value-type="float" office:value="84819">
                <text:p>848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10">
                <text:p>42510</text:p>
              </table:table-cell>
              <table:table-cell office:value-type="float" office:value="85019">
                <text:p>850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10">
                <text:p>42610</text:p>
              </table:table-cell>
              <table:table-cell office:value-type="float" office:value="85219">
                <text:p>852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10">
                <text:p>42710</text:p>
              </table:table-cell>
              <table:table-cell office:value-type="float" office:value="85419">
                <text:p>8541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10">
                <text:p>42810</text:p>
              </table:table-cell>
              <table:table-cell office:value-type="float" office:value="85619">
                <text:p>856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10">
                <text:p>42910</text:p>
              </table:table-cell>
              <table:table-cell office:value-type="float" office:value="85819">
                <text:p>8581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10">
                <text:p>43010</text:p>
              </table:table-cell>
              <table:table-cell office:value-type="float" office:value="86019">
                <text:p>8601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10">
                <text:p>43110</text:p>
              </table:table-cell>
              <table:table-cell office:value-type="float" office:value="86219">
                <text:p>8621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10">
                <text:p>43210</text:p>
              </table:table-cell>
              <table:table-cell office:value-type="float" office:value="86419">
                <text:p>864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10">
                <text:p>43310</text:p>
              </table:table-cell>
              <table:table-cell office:value-type="float" office:value="86619">
                <text:p>866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10">
                <text:p>43410</text:p>
              </table:table-cell>
              <table:table-cell office:value-type="float" office:value="86819">
                <text:p>868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10">
                <text:p>43510</text:p>
              </table:table-cell>
              <table:table-cell office:value-type="float" office:value="87019">
                <text:p>870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10">
                <text:p>43610</text:p>
              </table:table-cell>
              <table:table-cell office:value-type="float" office:value="87219">
                <text:p>872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10">
                <text:p>43710</text:p>
              </table:table-cell>
              <table:table-cell office:value-type="float" office:value="87419">
                <text:p>8741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10">
                <text:p>43810</text:p>
              </table:table-cell>
              <table:table-cell office:value-type="float" office:value="87619">
                <text:p>8761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10">
                <text:p>43910</text:p>
              </table:table-cell>
              <table:table-cell office:value-type="float" office:value="87819">
                <text:p>8781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10">
                <text:p>44010</text:p>
              </table:table-cell>
              <table:table-cell office:value-type="float" office:value="88019">
                <text:p>880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10">
                <text:p>44110</text:p>
              </table:table-cell>
              <table:table-cell office:value-type="float" office:value="88219">
                <text:p>882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10">
                <text:p>44210</text:p>
              </table:table-cell>
              <table:table-cell office:value-type="float" office:value="88419">
                <text:p>884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10">
                <text:p>44310</text:p>
              </table:table-cell>
              <table:table-cell office:value-type="float" office:value="88619">
                <text:p>8861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10">
                <text:p>44410</text:p>
              </table:table-cell>
              <table:table-cell office:value-type="float" office:value="88819">
                <text:p>888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10">
                <text:p>44510</text:p>
              </table:table-cell>
              <table:table-cell office:value-type="float" office:value="89019">
                <text:p>890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10">
                <text:p>44610</text:p>
              </table:table-cell>
              <table:table-cell office:value-type="float" office:value="89219">
                <text:p>892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10">
                <text:p>44710</text:p>
              </table:table-cell>
              <table:table-cell office:value-type="float" office:value="89419">
                <text:p>8941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10">
                <text:p>44810</text:p>
              </table:table-cell>
              <table:table-cell office:value-type="float" office:value="89619">
                <text:p>8961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10">
                <text:p>44910</text:p>
              </table:table-cell>
              <table:table-cell office:value-type="float" office:value="89819">
                <text:p>898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10">
                <text:p>45010</text:p>
              </table:table-cell>
              <table:table-cell office:value-type="float" office:value="90019">
                <text:p>9001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10">
                <text:p>45110</text:p>
              </table:table-cell>
              <table:table-cell office:value-type="float" office:value="90219">
                <text:p>9021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10">
                <text:p>45210</text:p>
              </table:table-cell>
              <table:table-cell office:value-type="float" office:value="90419">
                <text:p>904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10">
                <text:p>45310</text:p>
              </table:table-cell>
              <table:table-cell office:value-type="float" office:value="90619">
                <text:p>9061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10">
                <text:p>45410</text:p>
              </table:table-cell>
              <table:table-cell office:value-type="float" office:value="90819">
                <text:p>9081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10">
                <text:p>45510</text:p>
              </table:table-cell>
              <table:table-cell office:value-type="float" office:value="91019">
                <text:p>9101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10">
                <text:p>45610</text:p>
              </table:table-cell>
              <table:table-cell office:value-type="float" office:value="91219">
                <text:p>9121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10">
                <text:p>45710</text:p>
              </table:table-cell>
              <table:table-cell office:value-type="float" office:value="91419">
                <text:p>9141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10">
                <text:p>45810</text:p>
              </table:table-cell>
              <table:table-cell office:value-type="float" office:value="91619">
                <text:p>916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10">
                <text:p>45910</text:p>
              </table:table-cell>
              <table:table-cell office:value-type="float" office:value="91819">
                <text:p>9181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10">
                <text:p>46010</text:p>
              </table:table-cell>
              <table:table-cell office:value-type="float" office:value="92019">
                <text:p>9201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10">
                <text:p>46110</text:p>
              </table:table-cell>
              <table:table-cell office:value-type="float" office:value="92219">
                <text:p>922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10">
                <text:p>46210</text:p>
              </table:table-cell>
              <table:table-cell office:value-type="float" office:value="92419">
                <text:p>924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10">
                <text:p>46310</text:p>
              </table:table-cell>
              <table:table-cell office:value-type="float" office:value="92619">
                <text:p>9261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10">
                <text:p>46410</text:p>
              </table:table-cell>
              <table:table-cell office:value-type="float" office:value="92819">
                <text:p>928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10">
                <text:p>46510</text:p>
              </table:table-cell>
              <table:table-cell office:value-type="float" office:value="93019">
                <text:p>930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10">
                <text:p>46610</text:p>
              </table:table-cell>
              <table:table-cell office:value-type="float" office:value="93219">
                <text:p>9321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10">
                <text:p>46710</text:p>
              </table:table-cell>
              <table:table-cell office:value-type="float" office:value="93419">
                <text:p>9341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10">
                <text:p>46810</text:p>
              </table:table-cell>
              <table:table-cell office:value-type="float" office:value="93619">
                <text:p>9361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10">
                <text:p>46910</text:p>
              </table:table-cell>
              <table:table-cell office:value-type="float" office:value="93819">
                <text:p>9381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10">
                <text:p>47010</text:p>
              </table:table-cell>
              <table:table-cell office:value-type="float" office:value="94019">
                <text:p>940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10">
                <text:p>47110</text:p>
              </table:table-cell>
              <table:table-cell office:value-type="float" office:value="94219">
                <text:p>942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10">
                <text:p>47210</text:p>
              </table:table-cell>
              <table:table-cell office:value-type="float" office:value="94419">
                <text:p>944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10">
                <text:p>47310</text:p>
              </table:table-cell>
              <table:table-cell office:value-type="float" office:value="94619">
                <text:p>946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10">
                <text:p>47410</text:p>
              </table:table-cell>
              <table:table-cell office:value-type="float" office:value="94819">
                <text:p>9481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10">
                <text:p>47510</text:p>
              </table:table-cell>
              <table:table-cell office:value-type="float" office:value="95019">
                <text:p>9501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10">
                <text:p>47610</text:p>
              </table:table-cell>
              <table:table-cell office:value-type="float" office:value="95219">
                <text:p>9521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10">
                <text:p>47710</text:p>
              </table:table-cell>
              <table:table-cell office:value-type="float" office:value="95419">
                <text:p>9541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10">
                <text:p>47810</text:p>
              </table:table-cell>
              <table:table-cell office:value-type="float" office:value="95619">
                <text:p>9561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10">
                <text:p>47910</text:p>
              </table:table-cell>
              <table:table-cell office:value-type="float" office:value="95819">
                <text:p>9581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10">
                <text:p>48010</text:p>
              </table:table-cell>
              <table:table-cell office:value-type="float" office:value="96019">
                <text:p>9601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10">
                <text:p>48110</text:p>
              </table:table-cell>
              <table:table-cell office:value-type="float" office:value="96219">
                <text:p>9621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10">
                <text:p>48210</text:p>
              </table:table-cell>
              <table:table-cell office:value-type="float" office:value="96419">
                <text:p>964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10">
                <text:p>48310</text:p>
              </table:table-cell>
              <table:table-cell office:value-type="float" office:value="96619">
                <text:p>9661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10">
                <text:p>48410</text:p>
              </table:table-cell>
              <table:table-cell office:value-type="float" office:value="96819">
                <text:p>9681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10">
                <text:p>48510</text:p>
              </table:table-cell>
              <table:table-cell office:value-type="float" office:value="97019">
                <text:p>9701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10">
                <text:p>48610</text:p>
              </table:table-cell>
              <table:table-cell office:value-type="float" office:value="97219">
                <text:p>9721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10">
                <text:p>48710</text:p>
              </table:table-cell>
              <table:table-cell office:value-type="float" office:value="97419">
                <text:p>974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10">
                <text:p>48810</text:p>
              </table:table-cell>
              <table:table-cell office:value-type="float" office:value="97619">
                <text:p>9761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10">
                <text:p>48910</text:p>
              </table:table-cell>
              <table:table-cell office:value-type="float" office:value="97819">
                <text:p>978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10">
                <text:p>49010</text:p>
              </table:table-cell>
              <table:table-cell office:value-type="float" office:value="98019">
                <text:p>980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10">
                <text:p>49110</text:p>
              </table:table-cell>
              <table:table-cell office:value-type="float" office:value="98219">
                <text:p>982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10">
                <text:p>49210</text:p>
              </table:table-cell>
              <table:table-cell office:value-type="float" office:value="98419">
                <text:p>9841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10">
                <text:p>49310</text:p>
              </table:table-cell>
              <table:table-cell office:value-type="float" office:value="98619">
                <text:p>9861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10">
                <text:p>49410</text:p>
              </table:table-cell>
              <table:table-cell office:value-type="float" office:value="98819">
                <text:p>988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10">
                <text:p>49510</text:p>
              </table:table-cell>
              <table:table-cell office:value-type="float" office:value="99019">
                <text:p>9901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10">
                <text:p>49610</text:p>
              </table:table-cell>
              <table:table-cell office:value-type="float" office:value="99219">
                <text:p>9921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10">
                <text:p>49710</text:p>
              </table:table-cell>
              <table:table-cell office:value-type="float" office:value="99419">
                <text:p>994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10">
                <text:p>49810</text:p>
              </table:table-cell>
              <table:table-cell office:value-type="float" office:value="99619">
                <text:p>9961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10">
                <text:p>49910</text:p>
              </table:table-cell>
              <table:table-cell office:value-type="float" office:value="99819">
                <text:p>9981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10">
                <text:p>50010</text:p>
              </table:table-cell>
              <table:table-cell office:value-type="float" office:value="100019">
                <text:p>10001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10">
                <text:p>50110</text:p>
              </table:table-cell>
              <table:table-cell office:value-type="float" office:value="100219">
                <text:p>10021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10">
                <text:p>50210</text:p>
              </table:table-cell>
              <table:table-cell office:value-type="float" office:value="100419">
                <text:p>10041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10">
                <text:p>50310</text:p>
              </table:table-cell>
              <table:table-cell office:value-type="float" office:value="100619">
                <text:p>10061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10">
                <text:p>50410</text:p>
              </table:table-cell>
              <table:table-cell office:value-type="float" office:value="100819">
                <text:p>10081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10">
                <text:p>50510</text:p>
              </table:table-cell>
              <table:table-cell office:value-type="float" office:value="101019">
                <text:p>10101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10">
                <text:p>50610</text:p>
              </table:table-cell>
              <table:table-cell office:value-type="float" office:value="101219">
                <text:p>10121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10">
                <text:p>50710</text:p>
              </table:table-cell>
              <table:table-cell office:value-type="float" office:value="101419">
                <text:p>10141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10">
                <text:p>50810</text:p>
              </table:table-cell>
              <table:table-cell office:value-type="float" office:value="101619">
                <text:p>10161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10">
                <text:p>50910</text:p>
              </table:table-cell>
              <table:table-cell office:value-type="float" office:value="101819">
                <text:p>10181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10">
                <text:p>51010</text:p>
              </table:table-cell>
              <table:table-cell office:value-type="float" office:value="102019">
                <text:p>10201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10">
                <text:p>51110</text:p>
              </table:table-cell>
              <table:table-cell office:value-type="float" office:value="102219">
                <text:p>10221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10">
                <text:p>51210</text:p>
              </table:table-cell>
              <table:table-cell office:value-type="float" office:value="102419">
                <text:p>1024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10">
                <text:p>51310</text:p>
              </table:table-cell>
              <table:table-cell office:value-type="float" office:value="102619">
                <text:p>10261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10">
                <text:p>51410</text:p>
              </table:table-cell>
              <table:table-cell office:value-type="float" office:value="102819">
                <text:p>10281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10">
                <text:p>51510</text:p>
              </table:table-cell>
              <table:table-cell office:value-type="float" office:value="103019">
                <text:p>10301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10">
                <text:p>51610</text:p>
              </table:table-cell>
              <table:table-cell office:value-type="float" office:value="103219">
                <text:p>10321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10">
                <text:p>51710</text:p>
              </table:table-cell>
              <table:table-cell office:value-type="float" office:value="103419">
                <text:p>10341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10">
                <text:p>51810</text:p>
              </table:table-cell>
              <table:table-cell office:value-type="float" office:value="103619">
                <text:p>10361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10">
                <text:p>51910</text:p>
              </table:table-cell>
              <table:table-cell office:value-type="float" office:value="103819">
                <text:p>10381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10">
                <text:p>52010</text:p>
              </table:table-cell>
              <table:table-cell office:value-type="float" office:value="104019">
                <text:p>10401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10">
                <text:p>52110</text:p>
              </table:table-cell>
              <table:table-cell office:value-type="float" office:value="104219">
                <text:p>10421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10">
                <text:p>52210</text:p>
              </table:table-cell>
              <table:table-cell office:value-type="float" office:value="104419">
                <text:p>10441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10">
                <text:p>52310</text:p>
              </table:table-cell>
              <table:table-cell office:value-type="float" office:value="104619">
                <text:p>10461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10">
                <text:p>52410</text:p>
              </table:table-cell>
              <table:table-cell office:value-type="float" office:value="104819">
                <text:p>10481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10">
                <text:p>52510</text:p>
              </table:table-cell>
              <table:table-cell office:value-type="float" office:value="105019">
                <text:p>10501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10">
                <text:p>52610</text:p>
              </table:table-cell>
              <table:table-cell office:value-type="float" office:value="105219">
                <text:p>10521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10">
                <text:p>52710</text:p>
              </table:table-cell>
              <table:table-cell office:value-type="float" office:value="105419">
                <text:p>10541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10">
                <text:p>52810</text:p>
              </table:table-cell>
              <table:table-cell office:value-type="float" office:value="105619">
                <text:p>1056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10">
                <text:p>52910</text:p>
              </table:table-cell>
              <table:table-cell office:value-type="float" office:value="105819">
                <text:p>10581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10">
                <text:p>53010</text:p>
              </table:table-cell>
              <table:table-cell office:value-type="float" office:value="106019">
                <text:p>10601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10">
                <text:p>53110</text:p>
              </table:table-cell>
              <table:table-cell office:value-type="float" office:value="106219">
                <text:p>10621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10">
                <text:p>53210</text:p>
              </table:table-cell>
              <table:table-cell office:value-type="float" office:value="106419">
                <text:p>10641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10">
                <text:p>53310</text:p>
              </table:table-cell>
              <table:table-cell office:value-type="float" office:value="106619">
                <text:p>10661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10">
                <text:p>53410</text:p>
              </table:table-cell>
              <table:table-cell office:value-type="float" office:value="106819">
                <text:p>10681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10">
                <text:p>53510</text:p>
              </table:table-cell>
              <table:table-cell office:value-type="float" office:value="107019">
                <text:p>10701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10">
                <text:p>53610</text:p>
              </table:table-cell>
              <table:table-cell office:value-type="float" office:value="107219">
                <text:p>10721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10">
                <text:p>53710</text:p>
              </table:table-cell>
              <table:table-cell office:value-type="float" office:value="107419">
                <text:p>10741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10">
                <text:p>53810</text:p>
              </table:table-cell>
              <table:table-cell office:value-type="float" office:value="107619">
                <text:p>10761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10">
                <text:p>53910</text:p>
              </table:table-cell>
              <table:table-cell office:value-type="float" office:value="107819">
                <text:p>10781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10">
                <text:p>54010</text:p>
              </table:table-cell>
              <table:table-cell office:value-type="float" office:value="108019">
                <text:p>10801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10">
                <text:p>54110</text:p>
              </table:table-cell>
              <table:table-cell office:value-type="float" office:value="108219">
                <text:p>1082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10">
                <text:p>54210</text:p>
              </table:table-cell>
              <table:table-cell office:value-type="float" office:value="108419">
                <text:p>10841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10">
                <text:p>54310</text:p>
              </table:table-cell>
              <table:table-cell office:value-type="float" office:value="108619">
                <text:p>10861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10">
                <text:p>54410</text:p>
              </table:table-cell>
              <table:table-cell office:value-type="float" office:value="108819">
                <text:p>10881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10">
                <text:p>54510</text:p>
              </table:table-cell>
              <table:table-cell office:value-type="float" office:value="109019">
                <text:p>10901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10">
                <text:p>54610</text:p>
              </table:table-cell>
              <table:table-cell office:value-type="float" office:value="109219">
                <text:p>10921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10">
                <text:p>54710</text:p>
              </table:table-cell>
              <table:table-cell office:value-type="float" office:value="109419">
                <text:p>10941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10">
                <text:p>54810</text:p>
              </table:table-cell>
              <table:table-cell office:value-type="float" office:value="109619">
                <text:p>10961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10">
                <text:p>54910</text:p>
              </table:table-cell>
              <table:table-cell office:value-type="float" office:value="109819">
                <text:p>10981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10">
                <text:p>55010</text:p>
              </table:table-cell>
              <table:table-cell office:value-type="float" office:value="110019">
                <text:p>11001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10">
                <text:p>55110</text:p>
              </table:table-cell>
              <table:table-cell office:value-type="float" office:value="110219">
                <text:p>11021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10">
                <text:p>55210</text:p>
              </table:table-cell>
              <table:table-cell office:value-type="float" office:value="110419">
                <text:p>11041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10">
                <text:p>55310</text:p>
              </table:table-cell>
              <table:table-cell office:value-type="float" office:value="110619">
                <text:p>11061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10">
                <text:p>55410</text:p>
              </table:table-cell>
              <table:table-cell office:value-type="float" office:value="110819">
                <text:p>11081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10">
                <text:p>55510</text:p>
              </table:table-cell>
              <table:table-cell office:value-type="float" office:value="111019">
                <text:p>1110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10">
                <text:p>55610</text:p>
              </table:table-cell>
              <table:table-cell office:value-type="float" office:value="111219">
                <text:p>11121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10">
                <text:p>55710</text:p>
              </table:table-cell>
              <table:table-cell office:value-type="float" office:value="111419">
                <text:p>1114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10">
                <text:p>55810</text:p>
              </table:table-cell>
              <table:table-cell office:value-type="float" office:value="111619">
                <text:p>11161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10">
                <text:p>55910</text:p>
              </table:table-cell>
              <table:table-cell office:value-type="float" office:value="111819">
                <text:p>11181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10">
                <text:p>56010</text:p>
              </table:table-cell>
              <table:table-cell office:value-type="float" office:value="112019">
                <text:p>11201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10">
                <text:p>56110</text:p>
              </table:table-cell>
              <table:table-cell office:value-type="float" office:value="112219">
                <text:p>11221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10">
                <text:p>56210</text:p>
              </table:table-cell>
              <table:table-cell office:value-type="float" office:value="112419">
                <text:p>11241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10">
                <text:p>56310</text:p>
              </table:table-cell>
              <table:table-cell office:value-type="float" office:value="112619">
                <text:p>11261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10">
                <text:p>56410</text:p>
              </table:table-cell>
              <table:table-cell office:value-type="float" office:value="112819">
                <text:p>11281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10">
                <text:p>56510</text:p>
              </table:table-cell>
              <table:table-cell office:value-type="float" office:value="113019">
                <text:p>1130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10">
                <text:p>56610</text:p>
              </table:table-cell>
              <table:table-cell office:value-type="float" office:value="113219">
                <text:p>1132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10">
                <text:p>56710</text:p>
              </table:table-cell>
              <table:table-cell office:value-type="float" office:value="113419">
                <text:p>11341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10">
                <text:p>56810</text:p>
              </table:table-cell>
              <table:table-cell office:value-type="float" office:value="113619">
                <text:p>11361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10">
                <text:p>56910</text:p>
              </table:table-cell>
              <table:table-cell office:value-type="float" office:value="113819">
                <text:p>1138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10">
                <text:p>57010</text:p>
              </table:table-cell>
              <table:table-cell office:value-type="float" office:value="114019">
                <text:p>1140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10">
                <text:p>57110</text:p>
              </table:table-cell>
              <table:table-cell office:value-type="float" office:value="114219">
                <text:p>1142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10">
                <text:p>57210</text:p>
              </table:table-cell>
              <table:table-cell office:value-type="float" office:value="114419">
                <text:p>1144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10">
                <text:p>57310</text:p>
              </table:table-cell>
              <table:table-cell office:value-type="float" office:value="114619">
                <text:p>11461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10">
                <text:p>57410</text:p>
              </table:table-cell>
              <table:table-cell office:value-type="float" office:value="114819">
                <text:p>11481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10">
                <text:p>57510</text:p>
              </table:table-cell>
              <table:table-cell office:value-type="float" office:value="115019">
                <text:p>11501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10">
                <text:p>57610</text:p>
              </table:table-cell>
              <table:table-cell office:value-type="float" office:value="115219">
                <text:p>1152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10">
                <text:p>57710</text:p>
              </table:table-cell>
              <table:table-cell office:value-type="float" office:value="115419">
                <text:p>11541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10">
                <text:p>57810</text:p>
              </table:table-cell>
              <table:table-cell office:value-type="float" office:value="115619">
                <text:p>11561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10">
                <text:p>57910</text:p>
              </table:table-cell>
              <table:table-cell office:value-type="float" office:value="115819">
                <text:p>11581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10">
                <text:p>58010</text:p>
              </table:table-cell>
              <table:table-cell office:value-type="float" office:value="116019">
                <text:p>11601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10">
                <text:p>58110</text:p>
              </table:table-cell>
              <table:table-cell office:value-type="float" office:value="116219">
                <text:p>11621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10">
                <text:p>58210</text:p>
              </table:table-cell>
              <table:table-cell office:value-type="float" office:value="116419">
                <text:p>11641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10">
                <text:p>58310</text:p>
              </table:table-cell>
              <table:table-cell office:value-type="float" office:value="116619">
                <text:p>11661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10">
                <text:p>58410</text:p>
              </table:table-cell>
              <table:table-cell office:value-type="float" office:value="116819">
                <text:p>11681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10">
                <text:p>58510</text:p>
              </table:table-cell>
              <table:table-cell office:value-type="float" office:value="117019">
                <text:p>11701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10">
                <text:p>58610</text:p>
              </table:table-cell>
              <table:table-cell office:value-type="float" office:value="117219">
                <text:p>11721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10">
                <text:p>58710</text:p>
              </table:table-cell>
              <table:table-cell office:value-type="float" office:value="117419">
                <text:p>11741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10">
                <text:p>58810</text:p>
              </table:table-cell>
              <table:table-cell office:value-type="float" office:value="117619">
                <text:p>1176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10">
                <text:p>58910</text:p>
              </table:table-cell>
              <table:table-cell office:value-type="float" office:value="117819">
                <text:p>11781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10">
                <text:p>59010</text:p>
              </table:table-cell>
              <table:table-cell office:value-type="float" office:value="118019">
                <text:p>11801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10">
                <text:p>59110</text:p>
              </table:table-cell>
              <table:table-cell office:value-type="float" office:value="118219">
                <text:p>11821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10">
                <text:p>59210</text:p>
              </table:table-cell>
              <table:table-cell office:value-type="float" office:value="118419">
                <text:p>1184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10">
                <text:p>59310</text:p>
              </table:table-cell>
              <table:table-cell office:value-type="float" office:value="118619">
                <text:p>11861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10">
                <text:p>59410</text:p>
              </table:table-cell>
              <table:table-cell office:value-type="float" office:value="118819">
                <text:p>11881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10">
                <text:p>59510</text:p>
              </table:table-cell>
              <table:table-cell office:value-type="float" office:value="119019">
                <text:p>1190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10">
                <text:p>59610</text:p>
              </table:table-cell>
              <table:table-cell office:value-type="float" office:value="119219">
                <text:p>11921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10">
                <text:p>59710</text:p>
              </table:table-cell>
              <table:table-cell office:value-type="float" office:value="119419">
                <text:p>1194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10">
                <text:p>59810</text:p>
              </table:table-cell>
              <table:table-cell office:value-type="float" office:value="119619">
                <text:p>1196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10">
                <text:p>59910</text:p>
              </table:table-cell>
              <table:table-cell office:value-type="float" office:value="119819">
                <text:p>11981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10">
                <text:p>60010</text:p>
              </table:table-cell>
              <table:table-cell office:value-type="float" office:value="120019">
                <text:p>12001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10">
                <text:p>60110</text:p>
              </table:table-cell>
              <table:table-cell office:value-type="float" office:value="120219">
                <text:p>12021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10">
                <text:p>60210</text:p>
              </table:table-cell>
              <table:table-cell office:value-type="float" office:value="120419">
                <text:p>12041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10">
                <text:p>60310</text:p>
              </table:table-cell>
              <table:table-cell office:value-type="float" office:value="120619">
                <text:p>12061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10">
                <text:p>60410</text:p>
              </table:table-cell>
              <table:table-cell office:value-type="float" office:value="120819">
                <text:p>12081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10">
                <text:p>60510</text:p>
              </table:table-cell>
              <table:table-cell office:value-type="float" office:value="121019">
                <text:p>12101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10">
                <text:p>60610</text:p>
              </table:table-cell>
              <table:table-cell office:value-type="float" office:value="121219">
                <text:p>12121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10">
                <text:p>60710</text:p>
              </table:table-cell>
              <table:table-cell office:value-type="float" office:value="121419">
                <text:p>12141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10">
                <text:p>60810</text:p>
              </table:table-cell>
              <table:table-cell office:value-type="float" office:value="121619">
                <text:p>12161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10">
                <text:p>60910</text:p>
              </table:table-cell>
              <table:table-cell office:value-type="float" office:value="121819">
                <text:p>12181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10">
                <text:p>61010</text:p>
              </table:table-cell>
              <table:table-cell office:value-type="float" office:value="122019">
                <text:p>12201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10">
                <text:p>61110</text:p>
              </table:table-cell>
              <table:table-cell office:value-type="float" office:value="122219">
                <text:p>1222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10">
                <text:p>61210</text:p>
              </table:table-cell>
              <table:table-cell office:value-type="float" office:value="122419">
                <text:p>1224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10">
                <text:p>61310</text:p>
              </table:table-cell>
              <table:table-cell office:value-type="float" office:value="122619">
                <text:p>12261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10">
                <text:p>61410</text:p>
              </table:table-cell>
              <table:table-cell office:value-type="float" office:value="122819">
                <text:p>12281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10">
                <text:p>61510</text:p>
              </table:table-cell>
              <table:table-cell office:value-type="float" office:value="123019">
                <text:p>12301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10">
                <text:p>61610</text:p>
              </table:table-cell>
              <table:table-cell office:value-type="float" office:value="123219">
                <text:p>1232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10">
                <text:p>61710</text:p>
              </table:table-cell>
              <table:table-cell office:value-type="float" office:value="123419">
                <text:p>12341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10">
                <text:p>61810</text:p>
              </table:table-cell>
              <table:table-cell office:value-type="float" office:value="123619">
                <text:p>12361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10">
                <text:p>61910</text:p>
              </table:table-cell>
              <table:table-cell office:value-type="float" office:value="123819">
                <text:p>12381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10">
                <text:p>62010</text:p>
              </table:table-cell>
              <table:table-cell office:value-type="float" office:value="124019">
                <text:p>12401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10">
                <text:p>62110</text:p>
              </table:table-cell>
              <table:table-cell office:value-type="float" office:value="124219">
                <text:p>12421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10">
                <text:p>62210</text:p>
              </table:table-cell>
              <table:table-cell office:value-type="float" office:value="124419">
                <text:p>12441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10">
                <text:p>62310</text:p>
              </table:table-cell>
              <table:table-cell office:value-type="float" office:value="124619">
                <text:p>12461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10">
                <text:p>62410</text:p>
              </table:table-cell>
              <table:table-cell office:value-type="float" office:value="124819">
                <text:p>12481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10">
                <text:p>62510</text:p>
              </table:table-cell>
              <table:table-cell office:value-type="float" office:value="125019">
                <text:p>12501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10">
                <text:p>62610</text:p>
              </table:table-cell>
              <table:table-cell office:value-type="float" office:value="125219">
                <text:p>12521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10">
                <text:p>62710</text:p>
              </table:table-cell>
              <table:table-cell office:value-type="float" office:value="125419">
                <text:p>12541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10">
                <text:p>62810</text:p>
              </table:table-cell>
              <table:table-cell office:value-type="float" office:value="125619">
                <text:p>12561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10">
                <text:p>62910</text:p>
              </table:table-cell>
              <table:table-cell office:value-type="float" office:value="125819">
                <text:p>12581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10">
                <text:p>63010</text:p>
              </table:table-cell>
              <table:table-cell office:value-type="float" office:value="126019">
                <text:p>12601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10">
                <text:p>63110</text:p>
              </table:table-cell>
              <table:table-cell office:value-type="float" office:value="126219">
                <text:p>12621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10">
                <text:p>63210</text:p>
              </table:table-cell>
              <table:table-cell office:value-type="float" office:value="126419">
                <text:p>12641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10">
                <text:p>63310</text:p>
              </table:table-cell>
              <table:table-cell office:value-type="float" office:value="126619">
                <text:p>12661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10">
                <text:p>63410</text:p>
              </table:table-cell>
              <table:table-cell office:value-type="float" office:value="126819">
                <text:p>12681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10">
                <text:p>63510</text:p>
              </table:table-cell>
              <table:table-cell office:value-type="float" office:value="127019">
                <text:p>1270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10">
                <text:p>63610</text:p>
              </table:table-cell>
              <table:table-cell office:value-type="float" office:value="127219">
                <text:p>12721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10">
                <text:p>63710</text:p>
              </table:table-cell>
              <table:table-cell office:value-type="float" office:value="127419">
                <text:p>12741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10">
                <text:p>63810</text:p>
              </table:table-cell>
              <table:table-cell office:value-type="float" office:value="127619">
                <text:p>12761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10">
                <text:p>63910</text:p>
              </table:table-cell>
              <table:table-cell office:value-type="float" office:value="127819">
                <text:p>12781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10">
                <text:p>64010</text:p>
              </table:table-cell>
              <table:table-cell office:value-type="float" office:value="128019">
                <text:p>12801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10">
                <text:p>64110</text:p>
              </table:table-cell>
              <table:table-cell office:value-type="float" office:value="128219">
                <text:p>12821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10">
                <text:p>64210</text:p>
              </table:table-cell>
              <table:table-cell office:value-type="float" office:value="128419">
                <text:p>12841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10">
                <text:p>64310</text:p>
              </table:table-cell>
              <table:table-cell office:value-type="float" office:value="128619">
                <text:p>12861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10">
                <text:p>64410</text:p>
              </table:table-cell>
              <table:table-cell office:value-type="float" office:value="128819">
                <text:p>12881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10">
                <text:p>64510</text:p>
              </table:table-cell>
              <table:table-cell office:value-type="float" office:value="129019">
                <text:p>12901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10">
                <text:p>64610</text:p>
              </table:table-cell>
              <table:table-cell office:value-type="float" office:value="129219">
                <text:p>12921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10">
                <text:p>64710</text:p>
              </table:table-cell>
              <table:table-cell office:value-type="float" office:value="129419">
                <text:p>12941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10">
                <text:p>64810</text:p>
              </table:table-cell>
              <table:table-cell office:value-type="float" office:value="129619">
                <text:p>12961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10">
                <text:p>64910</text:p>
              </table:table-cell>
              <table:table-cell office:value-type="float" office:value="129819">
                <text:p>12981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10">
                <text:p>65010</text:p>
              </table:table-cell>
              <table:table-cell office:value-type="float" office:value="130019">
                <text:p>13001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10">
                <text:p>65110</text:p>
              </table:table-cell>
              <table:table-cell office:value-type="float" office:value="130219">
                <text:p>13021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10">
                <text:p>65210</text:p>
              </table:table-cell>
              <table:table-cell office:value-type="float" office:value="130419">
                <text:p>13041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10">
                <text:p>65310</text:p>
              </table:table-cell>
              <table:table-cell office:value-type="float" office:value="130619">
                <text:p>13061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10">
                <text:p>65410</text:p>
              </table:table-cell>
              <table:table-cell office:value-type="float" office:value="130819">
                <text:p>13081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10">
                <text:p>65510</text:p>
              </table:table-cell>
              <table:table-cell office:value-type="float" office:value="131019">
                <text:p>13101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10">
                <text:p>65610</text:p>
              </table:table-cell>
              <table:table-cell office:value-type="float" office:value="131219">
                <text:p>13121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10">
                <text:p>65710</text:p>
              </table:table-cell>
              <table:table-cell office:value-type="float" office:value="131419">
                <text:p>1314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10">
                <text:p>65810</text:p>
              </table:table-cell>
              <table:table-cell office:value-type="float" office:value="131619">
                <text:p>13161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10">
                <text:p>65910</text:p>
              </table:table-cell>
              <table:table-cell office:value-type="float" office:value="131819">
                <text:p>1318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10">
                <text:p>66010</text:p>
              </table:table-cell>
              <table:table-cell office:value-type="float" office:value="132019">
                <text:p>13201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10">
                <text:p>66110</text:p>
              </table:table-cell>
              <table:table-cell office:value-type="float" office:value="132219">
                <text:p>13221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10">
                <text:p>66210</text:p>
              </table:table-cell>
              <table:table-cell office:value-type="float" office:value="132419">
                <text:p>13241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10">
                <text:p>66310</text:p>
              </table:table-cell>
              <table:table-cell office:value-type="float" office:value="132619">
                <text:p>1326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10">
                <text:p>66410</text:p>
              </table:table-cell>
              <table:table-cell office:value-type="float" office:value="132819">
                <text:p>13281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10">
                <text:p>66510</text:p>
              </table:table-cell>
              <table:table-cell office:value-type="float" office:value="133019">
                <text:p>13301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10">
                <text:p>66610</text:p>
              </table:table-cell>
              <table:table-cell office:value-type="float" office:value="133219">
                <text:p>13321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10">
                <text:p>66710</text:p>
              </table:table-cell>
              <table:table-cell office:value-type="float" office:value="133419">
                <text:p>13341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10">
                <text:p>66810</text:p>
              </table:table-cell>
              <table:table-cell office:value-type="float" office:value="133619">
                <text:p>13361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10">
                <text:p>66910</text:p>
              </table:table-cell>
              <table:table-cell office:value-type="float" office:value="133819">
                <text:p>13381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10">
                <text:p>67010</text:p>
              </table:table-cell>
              <table:table-cell office:value-type="float" office:value="134019">
                <text:p>13401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10">
                <text:p>67110</text:p>
              </table:table-cell>
              <table:table-cell office:value-type="float" office:value="134219">
                <text:p>13421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10">
                <text:p>67210</text:p>
              </table:table-cell>
              <table:table-cell office:value-type="float" office:value="134419">
                <text:p>13441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10">
                <text:p>67310</text:p>
              </table:table-cell>
              <table:table-cell office:value-type="float" office:value="134619">
                <text:p>13461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10">
                <text:p>67410</text:p>
              </table:table-cell>
              <table:table-cell office:value-type="float" office:value="134819">
                <text:p>13481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10">
                <text:p>67510</text:p>
              </table:table-cell>
              <table:table-cell office:value-type="float" office:value="135019">
                <text:p>13501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10">
                <text:p>67610</text:p>
              </table:table-cell>
              <table:table-cell office:value-type="float" office:value="135219">
                <text:p>13521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10">
                <text:p>67710</text:p>
              </table:table-cell>
              <table:table-cell office:value-type="float" office:value="135419">
                <text:p>13541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10">
                <text:p>67810</text:p>
              </table:table-cell>
              <table:table-cell office:value-type="float" office:value="135619">
                <text:p>13561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10">
                <text:p>67910</text:p>
              </table:table-cell>
              <table:table-cell office:value-type="float" office:value="135819">
                <text:p>13581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10">
                <text:p>68010</text:p>
              </table:table-cell>
              <table:table-cell office:value-type="float" office:value="136019">
                <text:p>13601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10">
                <text:p>68110</text:p>
              </table:table-cell>
              <table:table-cell office:value-type="float" office:value="136219">
                <text:p>13621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10">
                <text:p>68210</text:p>
              </table:table-cell>
              <table:table-cell office:value-type="float" office:value="136419">
                <text:p>13641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10">
                <text:p>68310</text:p>
              </table:table-cell>
              <table:table-cell office:value-type="float" office:value="136619">
                <text:p>13661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10">
                <text:p>68410</text:p>
              </table:table-cell>
              <table:table-cell office:value-type="float" office:value="136819">
                <text:p>13681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10">
                <text:p>68510</text:p>
              </table:table-cell>
              <table:table-cell office:value-type="float" office:value="137019">
                <text:p>13701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10">
                <text:p>68610</text:p>
              </table:table-cell>
              <table:table-cell office:value-type="float" office:value="137219">
                <text:p>13721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10">
                <text:p>68710</text:p>
              </table:table-cell>
              <table:table-cell office:value-type="float" office:value="137419">
                <text:p>13741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10">
                <text:p>68810</text:p>
              </table:table-cell>
              <table:table-cell office:value-type="float" office:value="137619">
                <text:p>13761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10">
                <text:p>68910</text:p>
              </table:table-cell>
              <table:table-cell office:value-type="float" office:value="137819">
                <text:p>13781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10">
                <text:p>69010</text:p>
              </table:table-cell>
              <table:table-cell office:value-type="float" office:value="138019">
                <text:p>13801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10">
                <text:p>69110</text:p>
              </table:table-cell>
              <table:table-cell office:value-type="float" office:value="138219">
                <text:p>13821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10">
                <text:p>69210</text:p>
              </table:table-cell>
              <table:table-cell office:value-type="float" office:value="138419">
                <text:p>13841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10">
                <text:p>69310</text:p>
              </table:table-cell>
              <table:table-cell office:value-type="float" office:value="138619">
                <text:p>13861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10">
                <text:p>69410</text:p>
              </table:table-cell>
              <table:table-cell office:value-type="float" office:value="138819">
                <text:p>13881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10">
                <text:p>69510</text:p>
              </table:table-cell>
              <table:table-cell office:value-type="float" office:value="139019">
                <text:p>13901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10">
                <text:p>69610</text:p>
              </table:table-cell>
              <table:table-cell office:value-type="float" office:value="139219">
                <text:p>13921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10">
                <text:p>69710</text:p>
              </table:table-cell>
              <table:table-cell office:value-type="float" office:value="139419">
                <text:p>13941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10">
                <text:p>69810</text:p>
              </table:table-cell>
              <table:table-cell office:value-type="float" office:value="139619">
                <text:p>13961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10">
                <text:p>69910</text:p>
              </table:table-cell>
              <table:table-cell office:value-type="float" office:value="139819">
                <text:p>13981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10">
                <text:p>70010</text:p>
              </table:table-cell>
              <table:table-cell office:value-type="float" office:value="140019">
                <text:p>14001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10">
                <text:p>70110</text:p>
              </table:table-cell>
              <table:table-cell office:value-type="float" office:value="140219">
                <text:p>14021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10">
                <text:p>70210</text:p>
              </table:table-cell>
              <table:table-cell office:value-type="float" office:value="140419">
                <text:p>14041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10">
                <text:p>70310</text:p>
              </table:table-cell>
              <table:table-cell office:value-type="float" office:value="140619">
                <text:p>14061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10">
                <text:p>70410</text:p>
              </table:table-cell>
              <table:table-cell office:value-type="float" office:value="140819">
                <text:p>14081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10">
                <text:p>70510</text:p>
              </table:table-cell>
              <table:table-cell office:value-type="float" office:value="141019">
                <text:p>14101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10">
                <text:p>70610</text:p>
              </table:table-cell>
              <table:table-cell office:value-type="float" office:value="141219">
                <text:p>14121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10">
                <text:p>70710</text:p>
              </table:table-cell>
              <table:table-cell office:value-type="float" office:value="141419">
                <text:p>14141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10">
                <text:p>70810</text:p>
              </table:table-cell>
              <table:table-cell office:value-type="float" office:value="141619">
                <text:p>14161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10">
                <text:p>70910</text:p>
              </table:table-cell>
              <table:table-cell office:value-type="float" office:value="141819">
                <text:p>14181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10">
                <text:p>71010</text:p>
              </table:table-cell>
              <table:table-cell office:value-type="float" office:value="142019">
                <text:p>14201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10">
                <text:p>71110</text:p>
              </table:table-cell>
              <table:table-cell office:value-type="float" office:value="142219">
                <text:p>14221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10">
                <text:p>71210</text:p>
              </table:table-cell>
              <table:table-cell office:value-type="float" office:value="142419">
                <text:p>14241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10">
                <text:p>71310</text:p>
              </table:table-cell>
              <table:table-cell office:value-type="float" office:value="142619">
                <text:p>14261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10">
                <text:p>71410</text:p>
              </table:table-cell>
              <table:table-cell office:value-type="float" office:value="142819">
                <text:p>14281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10">
                <text:p>71510</text:p>
              </table:table-cell>
              <table:table-cell office:value-type="float" office:value="143019">
                <text:p>1430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10">
                <text:p>71610</text:p>
              </table:table-cell>
              <table:table-cell office:value-type="float" office:value="143219">
                <text:p>14321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10">
                <text:p>71710</text:p>
              </table:table-cell>
              <table:table-cell office:value-type="float" office:value="143419">
                <text:p>14341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10">
                <text:p>71810</text:p>
              </table:table-cell>
              <table:table-cell office:value-type="float" office:value="143619">
                <text:p>14361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10">
                <text:p>71910</text:p>
              </table:table-cell>
              <table:table-cell office:value-type="float" office:value="143819">
                <text:p>14381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10">
                <text:p>72010</text:p>
              </table:table-cell>
              <table:table-cell office:value-type="float" office:value="144019">
                <text:p>14401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10">
                <text:p>72110</text:p>
              </table:table-cell>
              <table:table-cell office:value-type="float" office:value="144219">
                <text:p>14421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10">
                <text:p>72210</text:p>
              </table:table-cell>
              <table:table-cell office:value-type="float" office:value="144419">
                <text:p>14441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10">
                <text:p>72310</text:p>
              </table:table-cell>
              <table:table-cell office:value-type="float" office:value="144619">
                <text:p>14461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10">
                <text:p>72410</text:p>
              </table:table-cell>
              <table:table-cell office:value-type="float" office:value="144819">
                <text:p>14481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10">
                <text:p>72510</text:p>
              </table:table-cell>
              <table:table-cell office:value-type="float" office:value="145019">
                <text:p>14501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10">
                <text:p>72610</text:p>
              </table:table-cell>
              <table:table-cell office:value-type="float" office:value="145219">
                <text:p>14521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10">
                <text:p>72710</text:p>
              </table:table-cell>
              <table:table-cell office:value-type="float" office:value="145419">
                <text:p>14541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10">
                <text:p>72810</text:p>
              </table:table-cell>
              <table:table-cell office:value-type="float" office:value="145619">
                <text:p>14561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10">
                <text:p>72910</text:p>
              </table:table-cell>
              <table:table-cell office:value-type="float" office:value="145819">
                <text:p>14581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10">
                <text:p>73010</text:p>
              </table:table-cell>
              <table:table-cell office:value-type="float" office:value="146019">
                <text:p>14601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10">
                <text:p>73110</text:p>
              </table:table-cell>
              <table:table-cell office:value-type="float" office:value="146219">
                <text:p>1462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10">
                <text:p>73210</text:p>
              </table:table-cell>
              <table:table-cell office:value-type="float" office:value="146419">
                <text:p>14641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10">
                <text:p>73310</text:p>
              </table:table-cell>
              <table:table-cell office:value-type="float" office:value="146619">
                <text:p>14661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10">
                <text:p>73410</text:p>
              </table:table-cell>
              <table:table-cell office:value-type="float" office:value="146819">
                <text:p>14681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10">
                <text:p>73510</text:p>
              </table:table-cell>
              <table:table-cell office:value-type="float" office:value="147019">
                <text:p>14701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10">
                <text:p>73610</text:p>
              </table:table-cell>
              <table:table-cell office:value-type="float" office:value="147219">
                <text:p>14721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10">
                <text:p>73710</text:p>
              </table:table-cell>
              <table:table-cell office:value-type="float" office:value="147419">
                <text:p>14741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10">
                <text:p>73810</text:p>
              </table:table-cell>
              <table:table-cell office:value-type="float" office:value="147619">
                <text:p>14761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10">
                <text:p>73910</text:p>
              </table:table-cell>
              <table:table-cell office:value-type="float" office:value="147819">
                <text:p>14781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10">
                <text:p>74010</text:p>
              </table:table-cell>
              <table:table-cell office:value-type="float" office:value="148019">
                <text:p>14801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10">
                <text:p>74110</text:p>
              </table:table-cell>
              <table:table-cell office:value-type="float" office:value="148219">
                <text:p>14821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10">
                <text:p>74210</text:p>
              </table:table-cell>
              <table:table-cell office:value-type="float" office:value="148419">
                <text:p>14841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10">
                <text:p>74310</text:p>
              </table:table-cell>
              <table:table-cell office:value-type="float" office:value="148619">
                <text:p>14861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10">
                <text:p>74410</text:p>
              </table:table-cell>
              <table:table-cell office:value-type="float" office:value="148819">
                <text:p>14881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10">
                <text:p>74510</text:p>
              </table:table-cell>
              <table:table-cell office:value-type="float" office:value="149019">
                <text:p>14901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10">
                <text:p>74610</text:p>
              </table:table-cell>
              <table:table-cell office:value-type="float" office:value="149219">
                <text:p>14921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10">
                <text:p>74710</text:p>
              </table:table-cell>
              <table:table-cell office:value-type="float" office:value="149419">
                <text:p>14941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10">
                <text:p>74810</text:p>
              </table:table-cell>
              <table:table-cell office:value-type="float" office:value="149619">
                <text:p>14961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10">
                <text:p>74910</text:p>
              </table:table-cell>
              <table:table-cell office:value-type="float" office:value="149819">
                <text:p>14981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10">
                <text:p>75010</text:p>
              </table:table-cell>
              <table:table-cell office:value-type="float" office:value="150019">
                <text:p>15001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10">
                <text:p>75110</text:p>
              </table:table-cell>
              <table:table-cell office:value-type="float" office:value="150219">
                <text:p>15021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10">
                <text:p>75210</text:p>
              </table:table-cell>
              <table:table-cell office:value-type="float" office:value="150419">
                <text:p>15041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10">
                <text:p>75310</text:p>
              </table:table-cell>
              <table:table-cell office:value-type="float" office:value="150619">
                <text:p>15061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10">
                <text:p>75410</text:p>
              </table:table-cell>
              <table:table-cell office:value-type="float" office:value="150819">
                <text:p>15081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10">
                <text:p>75510</text:p>
              </table:table-cell>
              <table:table-cell office:value-type="float" office:value="151019">
                <text:p>15101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10">
                <text:p>75610</text:p>
              </table:table-cell>
              <table:table-cell office:value-type="float" office:value="151219">
                <text:p>15121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10">
                <text:p>75710</text:p>
              </table:table-cell>
              <table:table-cell office:value-type="float" office:value="151419">
                <text:p>15141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10">
                <text:p>75810</text:p>
              </table:table-cell>
              <table:table-cell office:value-type="float" office:value="151619">
                <text:p>15161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10">
                <text:p>75910</text:p>
              </table:table-cell>
              <table:table-cell office:value-type="float" office:value="151819">
                <text:p>15181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10">
                <text:p>76010</text:p>
              </table:table-cell>
              <table:table-cell office:value-type="float" office:value="152019">
                <text:p>15201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10">
                <text:p>76110</text:p>
              </table:table-cell>
              <table:table-cell office:value-type="float" office:value="152219">
                <text:p>15221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10">
                <text:p>76210</text:p>
              </table:table-cell>
              <table:table-cell office:value-type="float" office:value="152419">
                <text:p>15241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10">
                <text:p>76310</text:p>
              </table:table-cell>
              <table:table-cell office:value-type="float" office:value="152619">
                <text:p>1526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10">
                <text:p>76410</text:p>
              </table:table-cell>
              <table:table-cell office:value-type="float" office:value="152819">
                <text:p>15281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10">
                <text:p>76510</text:p>
              </table:table-cell>
              <table:table-cell office:value-type="float" office:value="153019">
                <text:p>15301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10">
                <text:p>76610</text:p>
              </table:table-cell>
              <table:table-cell office:value-type="float" office:value="153219">
                <text:p>15321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10">
                <text:p>76710</text:p>
              </table:table-cell>
              <table:table-cell office:value-type="float" office:value="153419">
                <text:p>15341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10">
                <text:p>76810</text:p>
              </table:table-cell>
              <table:table-cell office:value-type="float" office:value="153619">
                <text:p>15361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10">
                <text:p>76910</text:p>
              </table:table-cell>
              <table:table-cell office:value-type="float" office:value="153819">
                <text:p>15381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10">
                <text:p>77010</text:p>
              </table:table-cell>
              <table:table-cell office:value-type="float" office:value="154019">
                <text:p>15401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10">
                <text:p>77110</text:p>
              </table:table-cell>
              <table:table-cell office:value-type="float" office:value="154219">
                <text:p>15421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10">
                <text:p>77210</text:p>
              </table:table-cell>
              <table:table-cell office:value-type="float" office:value="154419">
                <text:p>15441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10">
                <text:p>77310</text:p>
              </table:table-cell>
              <table:table-cell office:value-type="float" office:value="154619">
                <text:p>15461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10">
                <text:p>77410</text:p>
              </table:table-cell>
              <table:table-cell office:value-type="float" office:value="154819">
                <text:p>15481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10">
                <text:p>77510</text:p>
              </table:table-cell>
              <table:table-cell office:value-type="float" office:value="155019">
                <text:p>15501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10">
                <text:p>77610</text:p>
              </table:table-cell>
              <table:table-cell office:value-type="float" office:value="155219">
                <text:p>15521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10">
                <text:p>77710</text:p>
              </table:table-cell>
              <table:table-cell office:value-type="float" office:value="155419">
                <text:p>15541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10">
                <text:p>77810</text:p>
              </table:table-cell>
              <table:table-cell office:value-type="float" office:value="155619">
                <text:p>15561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10">
                <text:p>77910</text:p>
              </table:table-cell>
              <table:table-cell office:value-type="float" office:value="155819">
                <text:p>15581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10">
                <text:p>78010</text:p>
              </table:table-cell>
              <table:table-cell office:value-type="float" office:value="156019">
                <text:p>15601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10">
                <text:p>78110</text:p>
              </table:table-cell>
              <table:table-cell office:value-type="float" office:value="156219">
                <text:p>15621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10">
                <text:p>78210</text:p>
              </table:table-cell>
              <table:table-cell office:value-type="float" office:value="156419">
                <text:p>15641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10">
                <text:p>78310</text:p>
              </table:table-cell>
              <table:table-cell office:value-type="float" office:value="156619">
                <text:p>15661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10">
                <text:p>78410</text:p>
              </table:table-cell>
              <table:table-cell office:value-type="float" office:value="156819">
                <text:p>15681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10">
                <text:p>78510</text:p>
              </table:table-cell>
              <table:table-cell office:value-type="float" office:value="157019">
                <text:p>15701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10">
                <text:p>78610</text:p>
              </table:table-cell>
              <table:table-cell office:value-type="float" office:value="157219">
                <text:p>15721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10">
                <text:p>78710</text:p>
              </table:table-cell>
              <table:table-cell office:value-type="float" office:value="157419">
                <text:p>15741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10">
                <text:p>78810</text:p>
              </table:table-cell>
              <table:table-cell office:value-type="float" office:value="157619">
                <text:p>15761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10">
                <text:p>78910</text:p>
              </table:table-cell>
              <table:table-cell office:value-type="float" office:value="157819">
                <text:p>15781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10">
                <text:p>79010</text:p>
              </table:table-cell>
              <table:table-cell office:value-type="float" office:value="158019">
                <text:p>15801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10">
                <text:p>79110</text:p>
              </table:table-cell>
              <table:table-cell office:value-type="float" office:value="158219">
                <text:p>15821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10">
                <text:p>79210</text:p>
              </table:table-cell>
              <table:table-cell office:value-type="float" office:value="158419">
                <text:p>15841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10">
                <text:p>79310</text:p>
              </table:table-cell>
              <table:table-cell office:value-type="float" office:value="158619">
                <text:p>15861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10">
                <text:p>79410</text:p>
              </table:table-cell>
              <table:table-cell office:value-type="float" office:value="158819">
                <text:p>15881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10">
                <text:p>79510</text:p>
              </table:table-cell>
              <table:table-cell office:value-type="float" office:value="159019">
                <text:p>15901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10">
                <text:p>79610</text:p>
              </table:table-cell>
              <table:table-cell office:value-type="float" office:value="159219">
                <text:p>15921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10">
                <text:p>79710</text:p>
              </table:table-cell>
              <table:table-cell office:value-type="float" office:value="159419">
                <text:p>15941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10">
                <text:p>79810</text:p>
              </table:table-cell>
              <table:table-cell office:value-type="float" office:value="159619">
                <text:p>15961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10">
                <text:p>79910</text:p>
              </table:table-cell>
              <table:table-cell office:value-type="float" office:value="159819">
                <text:p>15981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10">
                <text:p>80010</text:p>
              </table:table-cell>
              <table:table-cell office:value-type="float" office:value="160019">
                <text:p>16001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10">
                <text:p>80110</text:p>
              </table:table-cell>
              <table:table-cell office:value-type="float" office:value="160219">
                <text:p>16021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10">
                <text:p>80210</text:p>
              </table:table-cell>
              <table:table-cell office:value-type="float" office:value="160419">
                <text:p>16041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10">
                <text:p>80310</text:p>
              </table:table-cell>
              <table:table-cell office:value-type="float" office:value="160619">
                <text:p>16061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10">
                <text:p>80410</text:p>
              </table:table-cell>
              <table:table-cell office:value-type="float" office:value="160819">
                <text:p>16081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10">
                <text:p>80510</text:p>
              </table:table-cell>
              <table:table-cell office:value-type="float" office:value="161019">
                <text:p>16101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10">
                <text:p>80610</text:p>
              </table:table-cell>
              <table:table-cell office:value-type="float" office:value="161219">
                <text:p>16121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10">
                <text:p>80710</text:p>
              </table:table-cell>
              <table:table-cell office:value-type="float" office:value="161419">
                <text:p>16141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10">
                <text:p>80810</text:p>
              </table:table-cell>
              <table:table-cell office:value-type="float" office:value="161619">
                <text:p>16161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10">
                <text:p>80910</text:p>
              </table:table-cell>
              <table:table-cell office:value-type="float" office:value="161819">
                <text:p>16181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10">
                <text:p>81010</text:p>
              </table:table-cell>
              <table:table-cell office:value-type="float" office:value="162019">
                <text:p>16201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10">
                <text:p>81110</text:p>
              </table:table-cell>
              <table:table-cell office:value-type="float" office:value="162219">
                <text:p>16221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10">
                <text:p>81210</text:p>
              </table:table-cell>
              <table:table-cell office:value-type="float" office:value="162419">
                <text:p>16241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10">
                <text:p>81310</text:p>
              </table:table-cell>
              <table:table-cell office:value-type="float" office:value="162619">
                <text:p>16261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10">
                <text:p>81410</text:p>
              </table:table-cell>
              <table:table-cell office:value-type="float" office:value="162819">
                <text:p>16281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10">
                <text:p>81510</text:p>
              </table:table-cell>
              <table:table-cell office:value-type="float" office:value="163019">
                <text:p>16301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10">
                <text:p>81610</text:p>
              </table:table-cell>
              <table:table-cell office:value-type="float" office:value="163219">
                <text:p>16321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10">
                <text:p>81710</text:p>
              </table:table-cell>
              <table:table-cell office:value-type="float" office:value="163419">
                <text:p>16341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10">
                <text:p>81810</text:p>
              </table:table-cell>
              <table:table-cell office:value-type="float" office:value="163619">
                <text:p>16361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10">
                <text:p>81910</text:p>
              </table:table-cell>
              <table:table-cell office:value-type="float" office:value="163819">
                <text:p>16381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10">
                <text:p>82010</text:p>
              </table:table-cell>
              <table:table-cell office:value-type="float" office:value="164019">
                <text:p>16401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10">
                <text:p>82110</text:p>
              </table:table-cell>
              <table:table-cell office:value-type="float" office:value="164219">
                <text:p>16421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10">
                <text:p>82210</text:p>
              </table:table-cell>
              <table:table-cell office:value-type="float" office:value="164419">
                <text:p>16441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10">
                <text:p>82310</text:p>
              </table:table-cell>
              <table:table-cell office:value-type="float" office:value="164619">
                <text:p>16461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10">
                <text:p>82410</text:p>
              </table:table-cell>
              <table:table-cell office:value-type="float" office:value="164819">
                <text:p>16481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10">
                <text:p>82510</text:p>
              </table:table-cell>
              <table:table-cell office:value-type="float" office:value="165019">
                <text:p>16501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10">
                <text:p>82610</text:p>
              </table:table-cell>
              <table:table-cell office:value-type="float" office:value="165219">
                <text:p>16521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10">
                <text:p>82710</text:p>
              </table:table-cell>
              <table:table-cell office:value-type="float" office:value="165419">
                <text:p>16541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10">
                <text:p>82810</text:p>
              </table:table-cell>
              <table:table-cell office:value-type="float" office:value="165619">
                <text:p>16561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10">
                <text:p>82910</text:p>
              </table:table-cell>
              <table:table-cell office:value-type="float" office:value="165819">
                <text:p>16581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10">
                <text:p>83010</text:p>
              </table:table-cell>
              <table:table-cell office:value-type="float" office:value="166019">
                <text:p>16601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10">
                <text:p>83110</text:p>
              </table:table-cell>
              <table:table-cell office:value-type="float" office:value="166219">
                <text:p>16621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10">
                <text:p>83210</text:p>
              </table:table-cell>
              <table:table-cell office:value-type="float" office:value="166419">
                <text:p>16641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10">
                <text:p>83310</text:p>
              </table:table-cell>
              <table:table-cell office:value-type="float" office:value="166619">
                <text:p>16661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10">
                <text:p>83410</text:p>
              </table:table-cell>
              <table:table-cell office:value-type="float" office:value="166819">
                <text:p>16681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10">
                <text:p>83510</text:p>
              </table:table-cell>
              <table:table-cell office:value-type="float" office:value="167019">
                <text:p>16701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10">
                <text:p>83610</text:p>
              </table:table-cell>
              <table:table-cell office:value-type="float" office:value="167219">
                <text:p>16721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10">
                <text:p>83710</text:p>
              </table:table-cell>
              <table:table-cell office:value-type="float" office:value="167419">
                <text:p>16741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10">
                <text:p>83810</text:p>
              </table:table-cell>
              <table:table-cell office:value-type="float" office:value="167619">
                <text:p>16761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10">
                <text:p>83910</text:p>
              </table:table-cell>
              <table:table-cell office:value-type="float" office:value="167819">
                <text:p>16781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10">
                <text:p>84010</text:p>
              </table:table-cell>
              <table:table-cell office:value-type="float" office:value="168019">
                <text:p>16801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10">
                <text:p>84110</text:p>
              </table:table-cell>
              <table:table-cell office:value-type="float" office:value="168219">
                <text:p>16821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10">
                <text:p>84210</text:p>
              </table:table-cell>
              <table:table-cell office:value-type="float" office:value="168419">
                <text:p>16841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10">
                <text:p>84310</text:p>
              </table:table-cell>
              <table:table-cell office:value-type="float" office:value="168619">
                <text:p>16861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10">
                <text:p>84410</text:p>
              </table:table-cell>
              <table:table-cell office:value-type="float" office:value="168819">
                <text:p>16881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10">
                <text:p>84510</text:p>
              </table:table-cell>
              <table:table-cell office:value-type="float" office:value="169019">
                <text:p>16901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10">
                <text:p>84610</text:p>
              </table:table-cell>
              <table:table-cell office:value-type="float" office:value="169219">
                <text:p>16921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10">
                <text:p>84710</text:p>
              </table:table-cell>
              <table:table-cell office:value-type="float" office:value="169419">
                <text:p>16941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10">
                <text:p>84810</text:p>
              </table:table-cell>
              <table:table-cell office:value-type="float" office:value="169619">
                <text:p>16961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10">
                <text:p>84910</text:p>
              </table:table-cell>
              <table:table-cell office:value-type="float" office:value="169819">
                <text:p>16981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10">
                <text:p>85010</text:p>
              </table:table-cell>
              <table:table-cell office:value-type="float" office:value="170019">
                <text:p>17001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10">
                <text:p>85110</text:p>
              </table:table-cell>
              <table:table-cell office:value-type="float" office:value="170219">
                <text:p>17021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10">
                <text:p>85210</text:p>
              </table:table-cell>
              <table:table-cell office:value-type="float" office:value="170419">
                <text:p>17041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10">
                <text:p>85310</text:p>
              </table:table-cell>
              <table:table-cell office:value-type="float" office:value="170619">
                <text:p>17061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10">
                <text:p>85410</text:p>
              </table:table-cell>
              <table:table-cell office:value-type="float" office:value="170819">
                <text:p>17081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10">
                <text:p>85510</text:p>
              </table:table-cell>
              <table:table-cell office:value-type="float" office:value="171019">
                <text:p>17101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10">
                <text:p>85610</text:p>
              </table:table-cell>
              <table:table-cell office:value-type="float" office:value="171219">
                <text:p>17121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10">
                <text:p>85710</text:p>
              </table:table-cell>
              <table:table-cell office:value-type="float" office:value="171419">
                <text:p>17141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10">
                <text:p>85810</text:p>
              </table:table-cell>
              <table:table-cell office:value-type="float" office:value="171619">
                <text:p>17161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10">
                <text:p>85910</text:p>
              </table:table-cell>
              <table:table-cell office:value-type="float" office:value="171819">
                <text:p>17181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10">
                <text:p>86010</text:p>
              </table:table-cell>
              <table:table-cell office:value-type="float" office:value="172019">
                <text:p>17201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10">
                <text:p>86110</text:p>
              </table:table-cell>
              <table:table-cell office:value-type="float" office:value="172219">
                <text:p>17221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10">
                <text:p>86210</text:p>
              </table:table-cell>
              <table:table-cell office:value-type="float" office:value="172419">
                <text:p>17241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10">
                <text:p>86310</text:p>
              </table:table-cell>
              <table:table-cell office:value-type="float" office:value="172619">
                <text:p>17261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10">
                <text:p>86410</text:p>
              </table:table-cell>
              <table:table-cell office:value-type="float" office:value="172819">
                <text:p>17281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10">
                <text:p>86510</text:p>
              </table:table-cell>
              <table:table-cell office:value-type="float" office:value="173019">
                <text:p>17301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10">
                <text:p>86610</text:p>
              </table:table-cell>
              <table:table-cell office:value-type="float" office:value="173219">
                <text:p>17321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10">
                <text:p>86710</text:p>
              </table:table-cell>
              <table:table-cell office:value-type="float" office:value="173419">
                <text:p>17341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10">
                <text:p>86810</text:p>
              </table:table-cell>
              <table:table-cell office:value-type="float" office:value="173619">
                <text:p>17361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10">
                <text:p>86910</text:p>
              </table:table-cell>
              <table:table-cell office:value-type="float" office:value="173819">
                <text:p>17381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10">
                <text:p>87010</text:p>
              </table:table-cell>
              <table:table-cell office:value-type="float" office:value="174019">
                <text:p>17401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10">
                <text:p>87110</text:p>
              </table:table-cell>
              <table:table-cell office:value-type="float" office:value="174219">
                <text:p>17421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10">
                <text:p>87210</text:p>
              </table:table-cell>
              <table:table-cell office:value-type="float" office:value="174419">
                <text:p>17441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10">
                <text:p>87310</text:p>
              </table:table-cell>
              <table:table-cell office:value-type="float" office:value="174619">
                <text:p>17461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10">
                <text:p>87410</text:p>
              </table:table-cell>
              <table:table-cell office:value-type="float" office:value="174819">
                <text:p>17481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10">
                <text:p>87510</text:p>
              </table:table-cell>
              <table:table-cell office:value-type="float" office:value="175019">
                <text:p>17501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10">
                <text:p>87610</text:p>
              </table:table-cell>
              <table:table-cell office:value-type="float" office:value="175219">
                <text:p>17521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10">
                <text:p>87710</text:p>
              </table:table-cell>
              <table:table-cell office:value-type="float" office:value="175419">
                <text:p>17541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10">
                <text:p>87810</text:p>
              </table:table-cell>
              <table:table-cell office:value-type="float" office:value="175619">
                <text:p>17561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10">
                <text:p>87910</text:p>
              </table:table-cell>
              <table:table-cell office:value-type="float" office:value="175819">
                <text:p>17581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10">
                <text:p>88010</text:p>
              </table:table-cell>
              <table:table-cell office:value-type="float" office:value="176019">
                <text:p>17601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10">
                <text:p>88110</text:p>
              </table:table-cell>
              <table:table-cell office:value-type="float" office:value="176219">
                <text:p>17621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10">
                <text:p>88210</text:p>
              </table:table-cell>
              <table:table-cell office:value-type="float" office:value="176419">
                <text:p>17641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10">
                <text:p>88310</text:p>
              </table:table-cell>
              <table:table-cell office:value-type="float" office:value="176619">
                <text:p>17661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10">
                <text:p>88410</text:p>
              </table:table-cell>
              <table:table-cell office:value-type="float" office:value="176819">
                <text:p>17681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10">
                <text:p>88510</text:p>
              </table:table-cell>
              <table:table-cell office:value-type="float" office:value="177019">
                <text:p>17701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10">
                <text:p>88610</text:p>
              </table:table-cell>
              <table:table-cell office:value-type="float" office:value="177219">
                <text:p>17721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10">
                <text:p>88710</text:p>
              </table:table-cell>
              <table:table-cell office:value-type="float" office:value="177419">
                <text:p>17741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10">
                <text:p>88810</text:p>
              </table:table-cell>
              <table:table-cell office:value-type="float" office:value="177619">
                <text:p>17761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10">
                <text:p>88910</text:p>
              </table:table-cell>
              <table:table-cell office:value-type="float" office:value="177819">
                <text:p>17781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10">
                <text:p>89010</text:p>
              </table:table-cell>
              <table:table-cell office:value-type="float" office:value="178019">
                <text:p>17801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10">
                <text:p>89110</text:p>
              </table:table-cell>
              <table:table-cell office:value-type="float" office:value="178219">
                <text:p>17821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10">
                <text:p>89210</text:p>
              </table:table-cell>
              <table:table-cell office:value-type="float" office:value="178419">
                <text:p>17841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10">
                <text:p>89310</text:p>
              </table:table-cell>
              <table:table-cell office:value-type="float" office:value="178619">
                <text:p>17861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10">
                <text:p>89410</text:p>
              </table:table-cell>
              <table:table-cell office:value-type="float" office:value="178819">
                <text:p>17881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10">
                <text:p>89510</text:p>
              </table:table-cell>
              <table:table-cell office:value-type="float" office:value="179019">
                <text:p>17901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10">
                <text:p>89610</text:p>
              </table:table-cell>
              <table:table-cell office:value-type="float" office:value="179219">
                <text:p>17921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10">
                <text:p>89710</text:p>
              </table:table-cell>
              <table:table-cell office:value-type="float" office:value="179419">
                <text:p>17941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10">
                <text:p>89810</text:p>
              </table:table-cell>
              <table:table-cell office:value-type="float" office:value="179619">
                <text:p>17961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10">
                <text:p>89910</text:p>
              </table:table-cell>
              <table:table-cell office:value-type="float" office:value="179819">
                <text:p>17981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10">
                <text:p>90010</text:p>
              </table:table-cell>
              <table:table-cell office:value-type="float" office:value="180019">
                <text:p>18001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10">
                <text:p>90110</text:p>
              </table:table-cell>
              <table:table-cell office:value-type="float" office:value="180219">
                <text:p>18021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10">
                <text:p>90210</text:p>
              </table:table-cell>
              <table:table-cell office:value-type="float" office:value="180419">
                <text:p>18041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10">
                <text:p>90310</text:p>
              </table:table-cell>
              <table:table-cell office:value-type="float" office:value="180619">
                <text:p>18061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10">
                <text:p>90410</text:p>
              </table:table-cell>
              <table:table-cell office:value-type="float" office:value="180819">
                <text:p>18081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10">
                <text:p>90510</text:p>
              </table:table-cell>
              <table:table-cell office:value-type="float" office:value="181019">
                <text:p>18101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10">
                <text:p>90610</text:p>
              </table:table-cell>
              <table:table-cell office:value-type="float" office:value="181219">
                <text:p>18121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10">
                <text:p>90710</text:p>
              </table:table-cell>
              <table:table-cell office:value-type="float" office:value="181419">
                <text:p>18141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10">
                <text:p>90810</text:p>
              </table:table-cell>
              <table:table-cell office:value-type="float" office:value="181619">
                <text:p>18161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10">
                <text:p>90910</text:p>
              </table:table-cell>
              <table:table-cell office:value-type="float" office:value="181819">
                <text:p>18181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10">
                <text:p>91010</text:p>
              </table:table-cell>
              <table:table-cell office:value-type="float" office:value="182019">
                <text:p>18201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10">
                <text:p>91110</text:p>
              </table:table-cell>
              <table:table-cell office:value-type="float" office:value="182219">
                <text:p>18221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10">
                <text:p>91210</text:p>
              </table:table-cell>
              <table:table-cell office:value-type="float" office:value="182419">
                <text:p>18241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10">
                <text:p>91310</text:p>
              </table:table-cell>
              <table:table-cell office:value-type="float" office:value="182619">
                <text:p>18261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10">
                <text:p>91410</text:p>
              </table:table-cell>
              <table:table-cell office:value-type="float" office:value="182819">
                <text:p>18281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10">
                <text:p>91510</text:p>
              </table:table-cell>
              <table:table-cell office:value-type="float" office:value="183019">
                <text:p>18301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10">
                <text:p>91610</text:p>
              </table:table-cell>
              <table:table-cell office:value-type="float" office:value="183219">
                <text:p>18321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10">
                <text:p>91710</text:p>
              </table:table-cell>
              <table:table-cell office:value-type="float" office:value="183419">
                <text:p>18341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10">
                <text:p>91810</text:p>
              </table:table-cell>
              <table:table-cell office:value-type="float" office:value="183619">
                <text:p>18361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10">
                <text:p>91910</text:p>
              </table:table-cell>
              <table:table-cell office:value-type="float" office:value="183819">
                <text:p>18381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10">
                <text:p>92010</text:p>
              </table:table-cell>
              <table:table-cell office:value-type="float" office:value="184019">
                <text:p>18401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10">
                <text:p>92110</text:p>
              </table:table-cell>
              <table:table-cell office:value-type="float" office:value="184219">
                <text:p>18421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10">
                <text:p>92210</text:p>
              </table:table-cell>
              <table:table-cell office:value-type="float" office:value="184419">
                <text:p>18441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10">
                <text:p>92310</text:p>
              </table:table-cell>
              <table:table-cell office:value-type="float" office:value="184619">
                <text:p>18461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10">
                <text:p>92410</text:p>
              </table:table-cell>
              <table:table-cell office:value-type="float" office:value="184819">
                <text:p>18481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10">
                <text:p>92510</text:p>
              </table:table-cell>
              <table:table-cell office:value-type="float" office:value="185019">
                <text:p>18501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10">
                <text:p>92610</text:p>
              </table:table-cell>
              <table:table-cell office:value-type="float" office:value="185219">
                <text:p>18521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10">
                <text:p>92710</text:p>
              </table:table-cell>
              <table:table-cell office:value-type="float" office:value="185419">
                <text:p>18541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10">
                <text:p>92810</text:p>
              </table:table-cell>
              <table:table-cell office:value-type="float" office:value="185619">
                <text:p>18561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10">
                <text:p>92910</text:p>
              </table:table-cell>
              <table:table-cell office:value-type="float" office:value="185819">
                <text:p>18581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10">
                <text:p>93010</text:p>
              </table:table-cell>
              <table:table-cell office:value-type="float" office:value="186019">
                <text:p>18601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10">
                <text:p>93110</text:p>
              </table:table-cell>
              <table:table-cell office:value-type="float" office:value="186219">
                <text:p>18621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10">
                <text:p>93210</text:p>
              </table:table-cell>
              <table:table-cell office:value-type="float" office:value="186419">
                <text:p>18641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10">
                <text:p>93310</text:p>
              </table:table-cell>
              <table:table-cell office:value-type="float" office:value="186619">
                <text:p>18661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10">
                <text:p>93410</text:p>
              </table:table-cell>
              <table:table-cell office:value-type="float" office:value="186819">
                <text:p>18681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10">
                <text:p>93510</text:p>
              </table:table-cell>
              <table:table-cell office:value-type="float" office:value="187019">
                <text:p>18701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10">
                <text:p>93610</text:p>
              </table:table-cell>
              <table:table-cell office:value-type="float" office:value="187219">
                <text:p>18721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10">
                <text:p>93710</text:p>
              </table:table-cell>
              <table:table-cell office:value-type="float" office:value="187419">
                <text:p>18741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10">
                <text:p>93810</text:p>
              </table:table-cell>
              <table:table-cell office:value-type="float" office:value="187619">
                <text:p>18761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10">
                <text:p>93910</text:p>
              </table:table-cell>
              <table:table-cell office:value-type="float" office:value="187819">
                <text:p>18781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10">
                <text:p>94010</text:p>
              </table:table-cell>
              <table:table-cell office:value-type="float" office:value="188019">
                <text:p>18801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10">
                <text:p>94110</text:p>
              </table:table-cell>
              <table:table-cell office:value-type="float" office:value="188219">
                <text:p>18821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10">
                <text:p>94210</text:p>
              </table:table-cell>
              <table:table-cell office:value-type="float" office:value="188419">
                <text:p>18841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10">
                <text:p>94310</text:p>
              </table:table-cell>
              <table:table-cell office:value-type="float" office:value="188619">
                <text:p>18861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10">
                <text:p>94410</text:p>
              </table:table-cell>
              <table:table-cell office:value-type="float" office:value="188819">
                <text:p>18881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10">
                <text:p>94510</text:p>
              </table:table-cell>
              <table:table-cell office:value-type="float" office:value="189019">
                <text:p>18901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10">
                <text:p>94610</text:p>
              </table:table-cell>
              <table:table-cell office:value-type="float" office:value="189219">
                <text:p>18921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10">
                <text:p>94710</text:p>
              </table:table-cell>
              <table:table-cell office:value-type="float" office:value="189419">
                <text:p>18941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10">
                <text:p>94810</text:p>
              </table:table-cell>
              <table:table-cell office:value-type="float" office:value="189619">
                <text:p>18961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10">
                <text:p>94910</text:p>
              </table:table-cell>
              <table:table-cell office:value-type="float" office:value="189819">
                <text:p>18981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10">
                <text:p>95010</text:p>
              </table:table-cell>
              <table:table-cell office:value-type="float" office:value="190019">
                <text:p>19001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10">
                <text:p>95110</text:p>
              </table:table-cell>
              <table:table-cell office:value-type="float" office:value="190219">
                <text:p>19021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10">
                <text:p>95210</text:p>
              </table:table-cell>
              <table:table-cell office:value-type="float" office:value="190419">
                <text:p>19041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10">
                <text:p>95310</text:p>
              </table:table-cell>
              <table:table-cell office:value-type="float" office:value="190619">
                <text:p>19061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10">
                <text:p>95410</text:p>
              </table:table-cell>
              <table:table-cell office:value-type="float" office:value="190819">
                <text:p>19081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10">
                <text:p>95510</text:p>
              </table:table-cell>
              <table:table-cell office:value-type="float" office:value="191019">
                <text:p>19101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10">
                <text:p>95610</text:p>
              </table:table-cell>
              <table:table-cell office:value-type="float" office:value="191219">
                <text:p>19121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10">
                <text:p>95710</text:p>
              </table:table-cell>
              <table:table-cell office:value-type="float" office:value="191419">
                <text:p>19141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10">
                <text:p>95810</text:p>
              </table:table-cell>
              <table:table-cell office:value-type="float" office:value="191619">
                <text:p>19161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10">
                <text:p>95910</text:p>
              </table:table-cell>
              <table:table-cell office:value-type="float" office:value="191819">
                <text:p>19181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10">
                <text:p>96010</text:p>
              </table:table-cell>
              <table:table-cell office:value-type="float" office:value="192019">
                <text:p>19201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10">
                <text:p>96110</text:p>
              </table:table-cell>
              <table:table-cell office:value-type="float" office:value="192219">
                <text:p>19221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10">
                <text:p>96210</text:p>
              </table:table-cell>
              <table:table-cell office:value-type="float" office:value="192419">
                <text:p>19241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10">
                <text:p>96310</text:p>
              </table:table-cell>
              <table:table-cell office:value-type="float" office:value="192619">
                <text:p>19261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10">
                <text:p>96410</text:p>
              </table:table-cell>
              <table:table-cell office:value-type="float" office:value="192819">
                <text:p>19281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10">
                <text:p>96510</text:p>
              </table:table-cell>
              <table:table-cell office:value-type="float" office:value="193019">
                <text:p>19301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10">
                <text:p>96610</text:p>
              </table:table-cell>
              <table:table-cell office:value-type="float" office:value="193219">
                <text:p>19321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10">
                <text:p>96710</text:p>
              </table:table-cell>
              <table:table-cell office:value-type="float" office:value="193419">
                <text:p>19341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10">
                <text:p>96810</text:p>
              </table:table-cell>
              <table:table-cell office:value-type="float" office:value="193619">
                <text:p>19361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10">
                <text:p>96910</text:p>
              </table:table-cell>
              <table:table-cell office:value-type="float" office:value="193819">
                <text:p>19381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10">
                <text:p>97010</text:p>
              </table:table-cell>
              <table:table-cell office:value-type="float" office:value="194019">
                <text:p>19401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10">
                <text:p>97110</text:p>
              </table:table-cell>
              <table:table-cell office:value-type="float" office:value="194219">
                <text:p>19421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10">
                <text:p>97210</text:p>
              </table:table-cell>
              <table:table-cell office:value-type="float" office:value="194419">
                <text:p>19441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10">
                <text:p>97310</text:p>
              </table:table-cell>
              <table:table-cell office:value-type="float" office:value="194619">
                <text:p>19461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10">
                <text:p>97410</text:p>
              </table:table-cell>
              <table:table-cell office:value-type="float" office:value="194819">
                <text:p>19481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10">
                <text:p>97510</text:p>
              </table:table-cell>
              <table:table-cell office:value-type="float" office:value="195019">
                <text:p>19501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10">
                <text:p>97610</text:p>
              </table:table-cell>
              <table:table-cell office:value-type="float" office:value="195219">
                <text:p>19521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10">
                <text:p>97710</text:p>
              </table:table-cell>
              <table:table-cell office:value-type="float" office:value="195419">
                <text:p>19541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10">
                <text:p>97810</text:p>
              </table:table-cell>
              <table:table-cell office:value-type="float" office:value="195619">
                <text:p>19561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10">
                <text:p>97910</text:p>
              </table:table-cell>
              <table:table-cell office:value-type="float" office:value="195819">
                <text:p>19581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10">
                <text:p>98010</text:p>
              </table:table-cell>
              <table:table-cell office:value-type="float" office:value="196019">
                <text:p>19601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10">
                <text:p>98110</text:p>
              </table:table-cell>
              <table:table-cell office:value-type="float" office:value="196219">
                <text:p>19621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10">
                <text:p>98210</text:p>
              </table:table-cell>
              <table:table-cell office:value-type="float" office:value="196419">
                <text:p>19641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10">
                <text:p>98310</text:p>
              </table:table-cell>
              <table:table-cell office:value-type="float" office:value="196619">
                <text:p>19661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10">
                <text:p>98410</text:p>
              </table:table-cell>
              <table:table-cell office:value-type="float" office:value="196819">
                <text:p>19681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10">
                <text:p>98510</text:p>
              </table:table-cell>
              <table:table-cell office:value-type="float" office:value="197019">
                <text:p>19701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10">
                <text:p>98610</text:p>
              </table:table-cell>
              <table:table-cell office:value-type="float" office:value="197219">
                <text:p>19721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10">
                <text:p>98710</text:p>
              </table:table-cell>
              <table:table-cell office:value-type="float" office:value="197419">
                <text:p>19741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10">
                <text:p>98810</text:p>
              </table:table-cell>
              <table:table-cell office:value-type="float" office:value="197619">
                <text:p>19761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10">
                <text:p>98910</text:p>
              </table:table-cell>
              <table:table-cell office:value-type="float" office:value="197819">
                <text:p>19781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10">
                <text:p>99010</text:p>
              </table:table-cell>
              <table:table-cell office:value-type="float" office:value="198019">
                <text:p>19801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10">
                <text:p>99110</text:p>
              </table:table-cell>
              <table:table-cell office:value-type="float" office:value="198219">
                <text:p>19821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10">
                <text:p>99210</text:p>
              </table:table-cell>
              <table:table-cell office:value-type="float" office:value="198419">
                <text:p>19841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10">
                <text:p>99310</text:p>
              </table:table-cell>
              <table:table-cell office:value-type="float" office:value="198619">
                <text:p>19861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10">
                <text:p>99410</text:p>
              </table:table-cell>
              <table:table-cell office:value-type="float" office:value="198819">
                <text:p>19881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10">
                <text:p>99510</text:p>
              </table:table-cell>
              <table:table-cell office:value-type="float" office:value="199019">
                <text:p>19901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10">
                <text:p>99610</text:p>
              </table:table-cell>
              <table:table-cell office:value-type="float" office:value="199219">
                <text:p>19921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10">
                <text:p>99710</text:p>
              </table:table-cell>
              <table:table-cell office:value-type="float" office:value="199419">
                <text:p>19941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10">
                <text:p>99810</text:p>
              </table:table-cell>
              <table:table-cell office:value-type="float" office:value="199619">
                <text:p>19961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10">
                <text:p>99910</text:p>
              </table:table-cell>
              <table:table-cell office:value-type="float" office:value="199819">
                <text:p>199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9c0871452b3918c1019dde9bfac75448afc4b57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1cm" svg:stroke-color="#ff0000"/>
    </style:style>
    <style:style style:name="ch9" style:family="chart" style:data-style-name="N81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42cm" svg:y="3.952cm" style:legend-expansion="high" chart:style-name="ch2"/>
        <chart:plot-area chart:style-name="ch3" table:cell-range-address="Fibonacci.J1:Fibonacci.K1000" chart:data-source-has-labels="row" svg:x="0.32cm" svg:y="0.18cm" svg:width="11.502cm" svg:height="8.64cm">
          <chart:coordinate-region svg:x="2.053cm" svg:y="0.379cm" svg:width="9.21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ibonacci.K2:Fibonacci.K1000" chart:label-cell-address="Fibonacci.K1:Fibonacci.K1" chart:class="chart:scatter">
            <chart:domain table:cell-range-address="Fibonacci.J2:Fibonacci.J1000"/>
            <chart:regression-curve chart:style-name="ch8">
              <chart:equation chart:display-equation="true" chart:display-r-square="false" svg:x="8.232cm" svg:y="6.564cm" chart:style-name="ch9"/>
            </chart:regression-curve>
            <chart:data-point chart:repeated="9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  <table:table-cell office:value-type="string">
                <text:p>time</text:p>
                <draw:g>
                  <svg:desc>Fibonacci.K1:Fibonacci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Fibonacci.J2:Fibonacci.J1000</svg:desc>
                </draw:g>
              </table:table-cell>
              <table:table-cell office:value-type="float" office:value="0.0000357627868652344">
                <text:p>0.0000357627868652344</text:p>
                <draw:g>
                  <svg:desc>Fibonacci.K2:Fibonacci.K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0679492950439453">
                <text:p>0.00006794929504394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00105381011962891">
                <text:p>0.000105381011962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00143051147460938">
                <text:p>0.000143051147460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00178337097167969">
                <text:p>0.000178337097167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00216484069824219">
                <text:p>0.0002164840698242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000255584716796875">
                <text:p>0.00025558471679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000313282012939453">
                <text:p>0.0003132820129394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000333786010742188">
                <text:p>0.0003337860107421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000388622283935547">
                <text:p>0.0003886222839355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000411510467529297">
                <text:p>0.0004115104675292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000494241714477539">
                <text:p>0.0004942417144775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0.000720977783203125">
                <text:p>0.000720977783203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00122404098510742">
                <text:p>0.001224040985107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00151395797729492">
                <text:p>0.001513957977294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00173664093017578">
                <text:p>0.001736640930175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00101661682128906">
                <text:p>0.001016616821289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00111842155456543">
                <text:p>0.001118421554565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00117897987365723">
                <text:p>0.001178979873657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00093841552734375">
                <text:p>0.00093841552734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0.000911712646484375">
                <text:p>0.000911712646484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0.000954151153564453">
                <text:p>0.0009541511535644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0.000995874404907227">
                <text:p>0.000995874404907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0.00105834007263184">
                <text:p>0.001058340072631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0.00111889839172363">
                <text:p>0.001118898391723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0.00123143196105957">
                <text:p>0.001231431961059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0.00127387046813965">
                <text:p>0.001273870468139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0.00131702423095703">
                <text:p>0.001317024230957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0.00131464004516602">
                <text:p>0.001314640045166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0.0013275146484375">
                <text:p>0.0013275146484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0.0013730525970459">
                <text:p>0.0013730525970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0.00140762329101563">
                <text:p>0.001407623291015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0.00148415565490723">
                <text:p>0.001484155654907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0.00149941444396973">
                <text:p>0.001499414443969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0.00161385536193848">
                <text:p>0.001613855361938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0.00163626670837402">
                <text:p>0.001636266708374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0.00170087814331055">
                <text:p>0.001700878143310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0.0017242431640625">
                <text:p>0.0017242431640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0.00172901153564453">
                <text:p>0.001729011535644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0.00176429748535156">
                <text:p>0.001764297485351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0.00188446044921875">
                <text:p>0.00188446044921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0.00196218490600586">
                <text:p>0.001962184906005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0.00221109390258789">
                <text:p>0.002211093902587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0.00304961204528809">
                <text:p>0.003049612045288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0.00258469581604004">
                <text:p>0.002584695816040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0.0024106502532959">
                <text:p>0.00241065025329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0.00255155563354492">
                <text:p>0.002551555633544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0.00252270698547363">
                <text:p>0.002522706985473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0.00252389907836914">
                <text:p>0.002523899078369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0.00255966186523438">
                <text:p>0.002559661865234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0.00258111953735352">
                <text:p>0.002581119537353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0.00269198417663574">
                <text:p>0.002691984176635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0.00273656845092773">
                <text:p>0.002736568450927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0.00262689590454102">
                <text:p>0.002626895904541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0.00270771980285645">
                <text:p>0.002707719802856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0.00272846221923828">
                <text:p>0.002728462219238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0.00276350975036621">
                <text:p>0.002763509750366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0.00276517868041992">
                <text:p>0.002765178680419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0.00270223617553711">
                <text:p>0.002702236175537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0.00281429290771484">
                <text:p>0.002814292907714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0.00287318229675293">
                <text:p>0.002873182296752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0.00336742401123047">
                <text:p>0.003367424011230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0.00335693359375">
                <text:p>0.00335693359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0.00453782081604004">
                <text:p>0.004537820816040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0.00432324409484863">
                <text:p>0.004323244094848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0.0049898624420166">
                <text:p>0.00498986244201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0.00433421134948731">
                <text:p>0.004334211349487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0.00407147407531738">
                <text:p>0.004071474075317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0.00426554679870606">
                <text:p>0.004265546798706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0.00512218475341797">
                <text:p>0.005122184753417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0.00586318969726563">
                <text:p>0.005863189697265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0.00467014312744141">
                <text:p>0.004670143127441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0.00550055503845215">
                <text:p>0.005500555038452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0.00468540191650391">
                <text:p>0.004685401916503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0.00467514991760254">
                <text:p>0.004675149917602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0.00547051429748535">
                <text:p>0.005470514297485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0.00481724739074707">
                <text:p>0.004817247390747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0.00564432144165039">
                <text:p>0.005644321441650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0.00478219985961914">
                <text:p>0.004782199859619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0.00467777252197266">
                <text:p>0.004677772521972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0.0046231746673584">
                <text:p>0.00462317466735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0.00546479225158691">
                <text:p>0.005464792251586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0.00461912155151367">
                <text:p>0.004619121551513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0.00518441200256348">
                <text:p>0.005184412002563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0.00730538368225098">
                <text:p>0.007305383682250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0.00510621070861816">
                <text:p>0.00510621070861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0.00502467155456543">
                <text:p>0.005024671554565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0.00660514831542969">
                <text:p>0.006605148315429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0.0053861141204834">
                <text:p>0.00538611412048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0.00538921356201172">
                <text:p>0.005389213562011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0.0051426887512207">
                <text:p>0.00514268875122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0.00498056411743164">
                <text:p>0.004980564117431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0.00492453575134277">
                <text:p>0.004924535751342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0.00896382331848145">
                <text:p>0.008963823318481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0.00998711585998535">
                <text:p>0.009987115859985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0.00954461097717285">
                <text:p>0.009544610977172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0.00719046592712402">
                <text:p>0.007190465927124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0.0063326358795166">
                <text:p>0.00633263587951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0.00619220733642578">
                <text:p>0.006192207336425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0.00617003440856934">
                <text:p>0.006170034408569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0">
                <text:p>10100</text:p>
              </table:table-cell>
              <table:table-cell office:value-type="float" office:value="0.00622296333312988">
                <text:p>0.006222963333129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0">
                <text:p>10200</text:p>
              </table:table-cell>
              <table:table-cell office:value-type="float" office:value="0.00984358787536621">
                <text:p>0.009843587875366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0">
                <text:p>10300</text:p>
              </table:table-cell>
              <table:table-cell office:value-type="float" office:value="0.0106658935546875">
                <text:p>0.01066589355468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0">
                <text:p>10400</text:p>
              </table:table-cell>
              <table:table-cell office:value-type="float" office:value="0.00885510444641113">
                <text:p>0.008855104446411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0">
                <text:p>10500</text:p>
              </table:table-cell>
              <table:table-cell office:value-type="float" office:value="0.00789666175842285">
                <text:p>0.007896661758422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0">
                <text:p>10600</text:p>
              </table:table-cell>
              <table:table-cell office:value-type="float" office:value="0.00714397430419922">
                <text:p>0.007143974304199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0">
                <text:p>10700</text:p>
              </table:table-cell>
              <table:table-cell office:value-type="float" office:value="0.00712728500366211">
                <text:p>0.007127285003662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0">
                <text:p>10800</text:p>
              </table:table-cell>
              <table:table-cell office:value-type="float" office:value="0.00687193870544434">
                <text:p>0.006871938705444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0">
                <text:p>10900</text:p>
              </table:table-cell>
              <table:table-cell office:value-type="float" office:value="0.00674867630004883">
                <text:p>0.006748676300048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0">
                <text:p>11000</text:p>
              </table:table-cell>
              <table:table-cell office:value-type="float" office:value="0.00676298141479492">
                <text:p>0.006762981414794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0">
                <text:p>11100</text:p>
              </table:table-cell>
              <table:table-cell office:value-type="float" office:value="0.00656390190124512">
                <text:p>0.006563901901245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0">
                <text:p>11200</text:p>
              </table:table-cell>
              <table:table-cell office:value-type="float" office:value="0.00635075569152832">
                <text:p>0.006350755691528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0">
                <text:p>11300</text:p>
              </table:table-cell>
              <table:table-cell office:value-type="float" office:value="0.00627756118774414">
                <text:p>0.006277561187744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0">
                <text:p>11400</text:p>
              </table:table-cell>
              <table:table-cell office:value-type="float" office:value="0.00623035430908203">
                <text:p>0.006230354309082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0">
                <text:p>11500</text:p>
              </table:table-cell>
              <table:table-cell office:value-type="float" office:value="0.00623583793640137">
                <text:p>0.006235837936401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0">
                <text:p>11600</text:p>
              </table:table-cell>
              <table:table-cell office:value-type="float" office:value="0.00718998908996582">
                <text:p>0.007189989089965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0">
                <text:p>11700</text:p>
              </table:table-cell>
              <table:table-cell office:value-type="float" office:value="0.00951862335205078">
                <text:p>0.009518623352050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0">
                <text:p>11800</text:p>
              </table:table-cell>
              <table:table-cell office:value-type="float" office:value="0.00836539268493652">
                <text:p>0.008365392684936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0">
                <text:p>11900</text:p>
              </table:table-cell>
              <table:table-cell office:value-type="float" office:value="0.00809144973754883">
                <text:p>0.008091449737548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0">
                <text:p>12000</text:p>
              </table:table-cell>
              <table:table-cell office:value-type="float" office:value="0.00771689414978027">
                <text:p>0.007716894149780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0">
                <text:p>12100</text:p>
              </table:table-cell>
              <table:table-cell office:value-type="float" office:value="0.00740265846252441">
                <text:p>0.007402658462524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0">
                <text:p>12200</text:p>
              </table:table-cell>
              <table:table-cell office:value-type="float" office:value="0.00739240646362305">
                <text:p>0.007392406463623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0">
                <text:p>12300</text:p>
              </table:table-cell>
              <table:table-cell office:value-type="float" office:value="0.00727224349975586">
                <text:p>0.007272243499755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0">
                <text:p>12400</text:p>
              </table:table-cell>
              <table:table-cell office:value-type="float" office:value="0.00782322883605957">
                <text:p>0.007823228836059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0">
                <text:p>12500</text:p>
              </table:table-cell>
              <table:table-cell office:value-type="float" office:value="0.00798535346984863">
                <text:p>0.007985353469848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0">
                <text:p>12600</text:p>
              </table:table-cell>
              <table:table-cell office:value-type="float" office:value="0.00793957710266113">
                <text:p>0.007939577102661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0">
                <text:p>12700</text:p>
              </table:table-cell>
              <table:table-cell office:value-type="float" office:value="0.00939512252807617">
                <text:p>0.009395122528076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0">
                <text:p>12800</text:p>
              </table:table-cell>
              <table:table-cell office:value-type="float" office:value="0.010305643081665">
                <text:p>0.0103056430816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0">
                <text:p>12900</text:p>
              </table:table-cell>
              <table:table-cell office:value-type="float" office:value="0.00934767723083496">
                <text:p>0.009347677230834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0">
                <text:p>13000</text:p>
              </table:table-cell>
              <table:table-cell office:value-type="float" office:value="0.00955939292907715">
                <text:p>0.009559392929077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0">
                <text:p>13100</text:p>
              </table:table-cell>
              <table:table-cell office:value-type="float" office:value="0.00941038131713867">
                <text:p>0.009410381317138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0">
                <text:p>13200</text:p>
              </table:table-cell>
              <table:table-cell office:value-type="float" office:value="0.00922560691833496">
                <text:p>0.009225606918334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0">
                <text:p>13300</text:p>
              </table:table-cell>
              <table:table-cell office:value-type="float" office:value="0.00918745994567871">
                <text:p>0.009187459945678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0">
                <text:p>13400</text:p>
              </table:table-cell>
              <table:table-cell office:value-type="float" office:value="0.00925159454345703">
                <text:p>0.009251594543457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0">
                <text:p>13500</text:p>
              </table:table-cell>
              <table:table-cell office:value-type="float" office:value="0.0126092433929443">
                <text:p>0.01260924339294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0">
                <text:p>13600</text:p>
              </table:table-cell>
              <table:table-cell office:value-type="float" office:value="0.0121934413909912">
                <text:p>0.01219344139099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0">
                <text:p>13700</text:p>
              </table:table-cell>
              <table:table-cell office:value-type="float" office:value="0.0132598876953125">
                <text:p>0.0132598876953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0">
                <text:p>13800</text:p>
              </table:table-cell>
              <table:table-cell office:value-type="float" office:value="0.0106890201568604">
                <text:p>0.01068902015686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0">
                <text:p>13900</text:p>
              </table:table-cell>
              <table:table-cell office:value-type="float" office:value="0.0105602741241455">
                <text:p>0.01056027412414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0">
                <text:p>14000</text:p>
              </table:table-cell>
              <table:table-cell office:value-type="float" office:value="0.0106210708618164">
                <text:p>0.01062107086181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0">
                <text:p>14100</text:p>
              </table:table-cell>
              <table:table-cell office:value-type="float" office:value="0.0104141235351563">
                <text:p>0.01041412353515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0">
                <text:p>14200</text:p>
              </table:table-cell>
              <table:table-cell office:value-type="float" office:value="0.0103414058685303">
                <text:p>0.01034140586853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0">
                <text:p>14300</text:p>
              </table:table-cell>
              <table:table-cell office:value-type="float" office:value="0.0104045867919922">
                <text:p>0.01040458679199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0">
                <text:p>14400</text:p>
              </table:table-cell>
              <table:table-cell office:value-type="float" office:value="0.0114767551422119">
                <text:p>0.01147675514221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0">
                <text:p>14500</text:p>
              </table:table-cell>
              <table:table-cell office:value-type="float" office:value="0.0118932723999023">
                <text:p>0.01189327239990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0">
                <text:p>14600</text:p>
              </table:table-cell>
              <table:table-cell office:value-type="float" office:value="0.0129156112670898">
                <text:p>0.01291561126708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0">
                <text:p>14700</text:p>
              </table:table-cell>
              <table:table-cell office:value-type="float" office:value="0.0116775035858154">
                <text:p>0.01167750358581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0">
                <text:p>14800</text:p>
              </table:table-cell>
              <table:table-cell office:value-type="float" office:value="0.0114524364471436">
                <text:p>0.01145243644714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0">
                <text:p>14900</text:p>
              </table:table-cell>
              <table:table-cell office:value-type="float" office:value="0.011176586151123">
                <text:p>0.0111765861511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0">
                <text:p>15000</text:p>
              </table:table-cell>
              <table:table-cell office:value-type="float" office:value="0.0115163326263428">
                <text:p>0.01151633262634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0">
                <text:p>15100</text:p>
              </table:table-cell>
              <table:table-cell office:value-type="float" office:value="0.0118973255157471">
                <text:p>0.01189732551574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0">
                <text:p>15200</text:p>
              </table:table-cell>
              <table:table-cell office:value-type="float" office:value="0.0153155326843262">
                <text:p>0.01531553268432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0">
                <text:p>15300</text:p>
              </table:table-cell>
              <table:table-cell office:value-type="float" office:value="0.0161139965057373">
                <text:p>0.01611399650573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0">
                <text:p>15400</text:p>
              </table:table-cell>
              <table:table-cell office:value-type="float" office:value="0.0138742923736572">
                <text:p>0.01387429237365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0">
                <text:p>15500</text:p>
              </table:table-cell>
              <table:table-cell office:value-type="float" office:value="0.0137696266174316">
                <text:p>0.01376962661743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0">
                <text:p>15600</text:p>
              </table:table-cell>
              <table:table-cell office:value-type="float" office:value="0.013521671295166">
                <text:p>0.0135216712951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0">
                <text:p>15700</text:p>
              </table:table-cell>
              <table:table-cell office:value-type="float" office:value="0.0135984420776367">
                <text:p>0.01359844207763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0">
                <text:p>15800</text:p>
              </table:table-cell>
              <table:table-cell office:value-type="float" office:value="0.0135769844055176">
                <text:p>0.01357698440551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0">
                <text:p>15900</text:p>
              </table:table-cell>
              <table:table-cell office:value-type="float" office:value="0.0142154693603516">
                <text:p>0.01421546936035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0">
                <text:p>16000</text:p>
              </table:table-cell>
              <table:table-cell office:value-type="float" office:value="0.0153520107269287">
                <text:p>0.01535201072692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0">
                <text:p>16100</text:p>
              </table:table-cell>
              <table:table-cell office:value-type="float" office:value="0.0144836902618408">
                <text:p>0.01448369026184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0">
                <text:p>16200</text:p>
              </table:table-cell>
              <table:table-cell office:value-type="float" office:value="0.01448655128479">
                <text:p>0.014486551284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0">
                <text:p>16300</text:p>
              </table:table-cell>
              <table:table-cell office:value-type="float" office:value="0.0142767429351807">
                <text:p>0.01427674293518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0">
                <text:p>16400</text:p>
              </table:table-cell>
              <table:table-cell office:value-type="float" office:value="0.0143284797668457">
                <text:p>0.01432847976684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0">
                <text:p>16500</text:p>
              </table:table-cell>
              <table:table-cell office:value-type="float" office:value="0.0145385265350342">
                <text:p>0.01453852653503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0">
                <text:p>16600</text:p>
              </table:table-cell>
              <table:table-cell office:value-type="float" office:value="0.016146183013916">
                <text:p>0.0161461830139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0">
                <text:p>16700</text:p>
              </table:table-cell>
              <table:table-cell office:value-type="float" office:value="0.0170567035675049">
                <text:p>0.01705670356750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0">
                <text:p>16800</text:p>
              </table:table-cell>
              <table:table-cell office:value-type="float" office:value="0.0148370265960693">
                <text:p>0.01483702659606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0">
                <text:p>16900</text:p>
              </table:table-cell>
              <table:table-cell office:value-type="float" office:value="0.0155618190765381">
                <text:p>0.01556181907653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0">
                <text:p>17000</text:p>
              </table:table-cell>
              <table:table-cell office:value-type="float" office:value="0.015164852142334">
                <text:p>0.0151648521423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0">
                <text:p>17100</text:p>
              </table:table-cell>
              <table:table-cell office:value-type="float" office:value="0.0155212879180908">
                <text:p>0.01552128791809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0">
                <text:p>17200</text:p>
              </table:table-cell>
              <table:table-cell office:value-type="float" office:value="0.0155184268951416">
                <text:p>0.01551842689514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0">
                <text:p>17300</text:p>
              </table:table-cell>
              <table:table-cell office:value-type="float" office:value="0.0194575786590576">
                <text:p>0.01945757865905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0">
                <text:p>17400</text:p>
              </table:table-cell>
              <table:table-cell office:value-type="float" office:value="0.0161783695220947">
                <text:p>0.01617836952209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0">
                <text:p>17500</text:p>
              </table:table-cell>
              <table:table-cell office:value-type="float" office:value="0.016359806060791">
                <text:p>0.0163598060607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0">
                <text:p>17600</text:p>
              </table:table-cell>
              <table:table-cell office:value-type="float" office:value="0.0163860321044922">
                <text:p>0.01638603210449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0">
                <text:p>17700</text:p>
              </table:table-cell>
              <table:table-cell office:value-type="float" office:value="0.0165469646453857">
                <text:p>0.01654696464538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0">
                <text:p>17800</text:p>
              </table:table-cell>
              <table:table-cell office:value-type="float" office:value="0.0167849063873291">
                <text:p>0.01678490638732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0">
                <text:p>17900</text:p>
              </table:table-cell>
              <table:table-cell office:value-type="float" office:value="0.0188963413238525">
                <text:p>0.01889634132385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0">
                <text:p>18000</text:p>
              </table:table-cell>
              <table:table-cell office:value-type="float" office:value="0.0178632736206055">
                <text:p>0.01786327362060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0">
                <text:p>18100</text:p>
              </table:table-cell>
              <table:table-cell office:value-type="float" office:value="0.0175929069519043">
                <text:p>0.01759290695190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0">
                <text:p>18200</text:p>
              </table:table-cell>
              <table:table-cell office:value-type="float" office:value="0.0176980495452881">
                <text:p>0.01769804954528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0">
                <text:p>18300</text:p>
              </table:table-cell>
              <table:table-cell office:value-type="float" office:value="0.0177688598632813">
                <text:p>0.01776885986328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0">
                <text:p>18400</text:p>
              </table:table-cell>
              <table:table-cell office:value-type="float" office:value="0.0187757015228272">
                <text:p>0.01877570152282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0">
                <text:p>18500</text:p>
              </table:table-cell>
              <table:table-cell office:value-type="float" office:value="0.0222010612487793">
                <text:p>0.02220106124877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0">
                <text:p>18600</text:p>
              </table:table-cell>
              <table:table-cell office:value-type="float" office:value="0.0244424343109131">
                <text:p>0.02444243431091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0">
                <text:p>18700</text:p>
              </table:table-cell>
              <table:table-cell office:value-type="float" office:value="0.0194597244262695">
                <text:p>0.01945972442626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0">
                <text:p>18800</text:p>
              </table:table-cell>
              <table:table-cell office:value-type="float" office:value="0.0215270519256592">
                <text:p>0.02152705192565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0">
                <text:p>18900</text:p>
              </table:table-cell>
              <table:table-cell office:value-type="float" office:value="0.0212206840515137">
                <text:p>0.02122068405151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0">
                <text:p>19000</text:p>
              </table:table-cell>
              <table:table-cell office:value-type="float" office:value="0.0209493637084961">
                <text:p>0.02094936370849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0">
                <text:p>19100</text:p>
              </table:table-cell>
              <table:table-cell office:value-type="float" office:value="0.0200939178466797">
                <text:p>0.02009391784667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0">
                <text:p>19200</text:p>
              </table:table-cell>
              <table:table-cell office:value-type="float" office:value="0.0204339027404785">
                <text:p>0.02043390274047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0">
                <text:p>19300</text:p>
              </table:table-cell>
              <table:table-cell office:value-type="float" office:value="0.0207006931304932">
                <text:p>0.02070069313049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0">
                <text:p>19400</text:p>
              </table:table-cell>
              <table:table-cell office:value-type="float" office:value="0.0208914279937744">
                <text:p>0.02089142799377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0">
                <text:p>19500</text:p>
              </table:table-cell>
              <table:table-cell office:value-type="float" office:value="0.0204789638519287">
                <text:p>0.02047896385192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0">
                <text:p>19600</text:p>
              </table:table-cell>
              <table:table-cell office:value-type="float" office:value="0.0206458568572998">
                <text:p>0.02064585685729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0">
                <text:p>19700</text:p>
              </table:table-cell>
              <table:table-cell office:value-type="float" office:value="0.0207366943359375">
                <text:p>0.02073669433593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0">
                <text:p>19800</text:p>
              </table:table-cell>
              <table:table-cell office:value-type="float" office:value="0.0207030773162842">
                <text:p>0.02070307731628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0">
                <text:p>19900</text:p>
              </table:table-cell>
              <table:table-cell office:value-type="float" office:value="0.0227293968200684">
                <text:p>0.02272939682006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0">
                <text:p>20000</text:p>
              </table:table-cell>
              <table:table-cell office:value-type="float" office:value="0.0218915939331055">
                <text:p>0.02189159393310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0">
                <text:p>20100</text:p>
              </table:table-cell>
              <table:table-cell office:value-type="float" office:value="0.0216367244720459">
                <text:p>0.02163672447204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0">
                <text:p>20200</text:p>
              </table:table-cell>
              <table:table-cell office:value-type="float" office:value="0.0214357376098633">
                <text:p>0.02143573760986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0">
                <text:p>20300</text:p>
              </table:table-cell>
              <table:table-cell office:value-type="float" office:value="0.023033618927002">
                <text:p>0.0230336189270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0">
                <text:p>20400</text:p>
              </table:table-cell>
              <table:table-cell office:value-type="float" office:value="0.0226795673370361">
                <text:p>0.02267956733703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0">
                <text:p>20500</text:p>
              </table:table-cell>
              <table:table-cell office:value-type="float" office:value="0.0218822956085205">
                <text:p>0.02188229560852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0">
                <text:p>20600</text:p>
              </table:table-cell>
              <table:table-cell office:value-type="float" office:value="0.0226023197174072">
                <text:p>0.02260231971740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0">
                <text:p>20700</text:p>
              </table:table-cell>
              <table:table-cell office:value-type="float" office:value="0.022719144821167">
                <text:p>0.0227191448211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0">
                <text:p>20800</text:p>
              </table:table-cell>
              <table:table-cell office:value-type="float" office:value="0.0237226486206055">
                <text:p>0.02372264862060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0">
                <text:p>20900</text:p>
              </table:table-cell>
              <table:table-cell office:value-type="float" office:value="0.023127555847168">
                <text:p>0.0231275558471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0">
                <text:p>21000</text:p>
              </table:table-cell>
              <table:table-cell office:value-type="float" office:value="0.0236034393310547">
                <text:p>0.02360343933105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0">
                <text:p>21100</text:p>
              </table:table-cell>
              <table:table-cell office:value-type="float" office:value="0.0233922004699707">
                <text:p>0.02339220046997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0">
                <text:p>21200</text:p>
              </table:table-cell>
              <table:table-cell office:value-type="float" office:value="0.0235285758972168">
                <text:p>0.02352857589721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0">
                <text:p>21300</text:p>
              </table:table-cell>
              <table:table-cell office:value-type="float" office:value="0.023568868637085">
                <text:p>0.0235688686370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0">
                <text:p>21400</text:p>
              </table:table-cell>
              <table:table-cell office:value-type="float" office:value="0.0233573913574219">
                <text:p>0.02335739135742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0">
                <text:p>21500</text:p>
              </table:table-cell>
              <table:table-cell office:value-type="float" office:value="0.0251648426055908">
                <text:p>0.02516484260559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0">
                <text:p>21600</text:p>
              </table:table-cell>
              <table:table-cell office:value-type="float" office:value="0.0244576930999756">
                <text:p>0.02445769309997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0">
                <text:p>21700</text:p>
              </table:table-cell>
              <table:table-cell office:value-type="float" office:value="0.0261440277099609">
                <text:p>0.02614402770996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0">
                <text:p>21800</text:p>
              </table:table-cell>
              <table:table-cell office:value-type="float" office:value="0.0252604484558105">
                <text:p>0.02526044845581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0">
                <text:p>21900</text:p>
              </table:table-cell>
              <table:table-cell office:value-type="float" office:value="0.0250763893127441">
                <text:p>0.02507638931274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0">
                <text:p>22000</text:p>
              </table:table-cell>
              <table:table-cell office:value-type="float" office:value="0.0250771045684814">
                <text:p>0.02507710456848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0">
                <text:p>22100</text:p>
              </table:table-cell>
              <table:table-cell office:value-type="float" office:value="0.026839017868042">
                <text:p>0.0268390178680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0">
                <text:p>22200</text:p>
              </table:table-cell>
              <table:table-cell office:value-type="float" office:value="0.0260705947875977">
                <text:p>0.02607059478759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0">
                <text:p>22300</text:p>
              </table:table-cell>
              <table:table-cell office:value-type="float" office:value="0.0259468555450439">
                <text:p>0.02594685554504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0">
                <text:p>22400</text:p>
              </table:table-cell>
              <table:table-cell office:value-type="float" office:value="0.0259091854095459">
                <text:p>0.02590918540954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0">
                <text:p>22500</text:p>
              </table:table-cell>
              <table:table-cell office:value-type="float" office:value="0.0272176265716553">
                <text:p>0.02721762657165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0">
                <text:p>22600</text:p>
              </table:table-cell>
              <table:table-cell office:value-type="float" office:value="0.0268042087554932">
                <text:p>0.02680420875549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0">
                <text:p>22700</text:p>
              </table:table-cell>
              <table:table-cell office:value-type="float" office:value="0.0266754627227783">
                <text:p>0.02667546272277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0">
                <text:p>22800</text:p>
              </table:table-cell>
              <table:table-cell office:value-type="float" office:value="0.0274267196655273">
                <text:p>0.02742671966552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0">
                <text:p>22900</text:p>
              </table:table-cell>
              <table:table-cell office:value-type="float" office:value="0.0267069339752197">
                <text:p>0.02670693397521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0">
                <text:p>23000</text:p>
              </table:table-cell>
              <table:table-cell office:value-type="float" office:value="0.0268256664276123">
                <text:p>0.026825666427612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0">
                <text:p>23100</text:p>
              </table:table-cell>
              <table:table-cell office:value-type="float" office:value="0.0293512344360352">
                <text:p>0.02935123443603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0">
                <text:p>23200</text:p>
              </table:table-cell>
              <table:table-cell office:value-type="float" office:value="0.02980637550354">
                <text:p>0.029806375503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0">
                <text:p>23300</text:p>
              </table:table-cell>
              <table:table-cell office:value-type="float" office:value="0.0283563137054443">
                <text:p>0.02835631370544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0">
                <text:p>23400</text:p>
              </table:table-cell>
              <table:table-cell office:value-type="float" office:value="0.0281023979187012">
                <text:p>0.02810239791870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0">
                <text:p>23500</text:p>
              </table:table-cell>
              <table:table-cell office:value-type="float" office:value="0.0283217430114746">
                <text:p>0.02832174301147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0">
                <text:p>23600</text:p>
              </table:table-cell>
              <table:table-cell office:value-type="float" office:value="0.0308973789215088">
                <text:p>0.030897378921508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0">
                <text:p>23700</text:p>
              </table:table-cell>
              <table:table-cell office:value-type="float" office:value="0.0302426815032959">
                <text:p>0.03024268150329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0">
                <text:p>23800</text:p>
              </table:table-cell>
              <table:table-cell office:value-type="float" office:value="0.0308144092559814">
                <text:p>0.03081440925598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0">
                <text:p>23900</text:p>
              </table:table-cell>
              <table:table-cell office:value-type="float" office:value="0.0322210788726807">
                <text:p>0.03222107887268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0">
                <text:p>24000</text:p>
              </table:table-cell>
              <table:table-cell office:value-type="float" office:value="0.030433177947998">
                <text:p>0.0304331779479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0">
                <text:p>24100</text:p>
              </table:table-cell>
              <table:table-cell office:value-type="float" office:value="0.0326700210571289">
                <text:p>0.03267002105712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0">
                <text:p>24200</text:p>
              </table:table-cell>
              <table:table-cell office:value-type="float" office:value="0.0331275463104248">
                <text:p>0.03312754631042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0">
                <text:p>24300</text:p>
              </table:table-cell>
              <table:table-cell office:value-type="float" office:value="0.0315430164337158">
                <text:p>0.03154301643371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0">
                <text:p>24400</text:p>
              </table:table-cell>
              <table:table-cell office:value-type="float" office:value="0.0337984561920166">
                <text:p>0.03379845619201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0">
                <text:p>24500</text:p>
              </table:table-cell>
              <table:table-cell office:value-type="float" office:value="0.0321516990661621">
                <text:p>0.03215169906616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0">
                <text:p>24600</text:p>
              </table:table-cell>
              <table:table-cell office:value-type="float" office:value="0.0336484909057617">
                <text:p>0.03364849090576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0">
                <text:p>24700</text:p>
              </table:table-cell>
              <table:table-cell office:value-type="float" office:value="0.0337603092193604">
                <text:p>0.03376030921936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0">
                <text:p>24800</text:p>
              </table:table-cell>
              <table:table-cell office:value-type="float" office:value="0.0333013534545898">
                <text:p>0.03330135345458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0">
                <text:p>24900</text:p>
              </table:table-cell>
              <table:table-cell office:value-type="float" office:value="0.0337228775024414">
                <text:p>0.03372287750244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0">
                <text:p>25000</text:p>
              </table:table-cell>
              <table:table-cell office:value-type="float" office:value="0.0376706123352051">
                <text:p>0.03767061233520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0">
                <text:p>25100</text:p>
              </table:table-cell>
              <table:table-cell office:value-type="float" office:value="0.0348963737487793">
                <text:p>0.03489637374877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0">
                <text:p>25200</text:p>
              </table:table-cell>
              <table:table-cell office:value-type="float" office:value="0.0339870452880859">
                <text:p>0.03398704528808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0">
                <text:p>25300</text:p>
              </table:table-cell>
              <table:table-cell office:value-type="float" office:value="0.0339896678924561">
                <text:p>0.033989667892456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0">
                <text:p>25400</text:p>
              </table:table-cell>
              <table:table-cell office:value-type="float" office:value="0.0329093933105469">
                <text:p>0.03290939331054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0">
                <text:p>25500</text:p>
              </table:table-cell>
              <table:table-cell office:value-type="float" office:value="0.0345251560211182">
                <text:p>0.03452515602111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0">
                <text:p>25600</text:p>
              </table:table-cell>
              <table:table-cell office:value-type="float" office:value="0.0341422557830811">
                <text:p>0.03414225578308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0">
                <text:p>25700</text:p>
              </table:table-cell>
              <table:table-cell office:value-type="float" office:value="0.0344083309173584">
                <text:p>0.03440833091735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0">
                <text:p>25800</text:p>
              </table:table-cell>
              <table:table-cell office:value-type="float" office:value="0.0340254306793213">
                <text:p>0.03402543067932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0">
                <text:p>25900</text:p>
              </table:table-cell>
              <table:table-cell office:value-type="float" office:value="0.0334076881408691">
                <text:p>0.03340768814086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0">
                <text:p>26000</text:p>
              </table:table-cell>
              <table:table-cell office:value-type="float" office:value="0.0378634929656982">
                <text:p>0.03786349296569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0">
                <text:p>26100</text:p>
              </table:table-cell>
              <table:table-cell office:value-type="float" office:value="0.0338273048400879">
                <text:p>0.033827304840087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0">
                <text:p>26200</text:p>
              </table:table-cell>
              <table:table-cell office:value-type="float" office:value="0.0370357036590576">
                <text:p>0.03703570365905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0">
                <text:p>26300</text:p>
              </table:table-cell>
              <table:table-cell office:value-type="float" office:value="0.037794828414917">
                <text:p>0.0377948284149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0">
                <text:p>26400</text:p>
              </table:table-cell>
              <table:table-cell office:value-type="float" office:value="0.0380749702453613">
                <text:p>0.03807497024536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0">
                <text:p>26500</text:p>
              </table:table-cell>
              <table:table-cell office:value-type="float" office:value="0.0397415161132813">
                <text:p>0.03974151611328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0">
                <text:p>26600</text:p>
              </table:table-cell>
              <table:table-cell office:value-type="float" office:value="0.0450305938720703">
                <text:p>0.04503059387207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0">
                <text:p>26700</text:p>
              </table:table-cell>
              <table:table-cell office:value-type="float" office:value="0.0432147979736328">
                <text:p>0.04321479797363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0">
                <text:p>26800</text:p>
              </table:table-cell>
              <table:table-cell office:value-type="float" office:value="0.0403258800506592">
                <text:p>0.040325880050659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0">
                <text:p>26900</text:p>
              </table:table-cell>
              <table:table-cell office:value-type="float" office:value="0.0398051738739014">
                <text:p>0.03980517387390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0">
                <text:p>27000</text:p>
              </table:table-cell>
              <table:table-cell office:value-type="float" office:value="0.0397450923919678">
                <text:p>0.03974509239196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0">
                <text:p>27100</text:p>
              </table:table-cell>
              <table:table-cell office:value-type="float" office:value="0.0402560234069824">
                <text:p>0.04025602340698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0">
                <text:p>27200</text:p>
              </table:table-cell>
              <table:table-cell office:value-type="float" office:value="0.0429809093475342">
                <text:p>0.04298090934753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0">
                <text:p>27300</text:p>
              </table:table-cell>
              <table:table-cell office:value-type="float" office:value="0.0359899997711182">
                <text:p>0.03598999977111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0">
                <text:p>27400</text:p>
              </table:table-cell>
              <table:table-cell office:value-type="float" office:value="0.0394165515899658">
                <text:p>0.03941655158996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0">
                <text:p>27500</text:p>
              </table:table-cell>
              <table:table-cell office:value-type="float" office:value="0.039372444152832">
                <text:p>0.0393724441528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0">
                <text:p>27600</text:p>
              </table:table-cell>
              <table:table-cell office:value-type="float" office:value="0.0409083366394043">
                <text:p>0.04090833663940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0">
                <text:p>27700</text:p>
              </table:table-cell>
              <table:table-cell office:value-type="float" office:value="0.0407233238220215">
                <text:p>0.04072332382202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0">
                <text:p>27800</text:p>
              </table:table-cell>
              <table:table-cell office:value-type="float" office:value="0.040508508682251">
                <text:p>0.0405085086822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0">
                <text:p>27900</text:p>
              </table:table-cell>
              <table:table-cell office:value-type="float" office:value="0.0420188903808594">
                <text:p>0.04201889038085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0">
                <text:p>28000</text:p>
              </table:table-cell>
              <table:table-cell office:value-type="float" office:value="0.0398333072662354">
                <text:p>0.03983330726623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0">
                <text:p>28100</text:p>
              </table:table-cell>
              <table:table-cell office:value-type="float" office:value="0.0422866344451904">
                <text:p>0.04228663444519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0">
                <text:p>28200</text:p>
              </table:table-cell>
              <table:table-cell office:value-type="float" office:value="0.0381898880004883">
                <text:p>0.03818988800048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0">
                <text:p>28300</text:p>
              </table:table-cell>
              <table:table-cell office:value-type="float" office:value="0.0379281044006348">
                <text:p>0.03792810440063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0">
                <text:p>28400</text:p>
              </table:table-cell>
              <table:table-cell office:value-type="float" office:value="0.0379290580749512">
                <text:p>0.03792905807495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0">
                <text:p>28500</text:p>
              </table:table-cell>
              <table:table-cell office:value-type="float" office:value="0.0401630401611328">
                <text:p>0.04016304016113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0">
                <text:p>28600</text:p>
              </table:table-cell>
              <table:table-cell office:value-type="float" office:value="0.0395286083221436">
                <text:p>0.03952860832214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0">
                <text:p>28700</text:p>
              </table:table-cell>
              <table:table-cell office:value-type="float" office:value="0.039963960647583">
                <text:p>0.0399639606475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0">
                <text:p>28800</text:p>
              </table:table-cell>
              <table:table-cell office:value-type="float" office:value="0.0402629375457764">
                <text:p>0.04026293754577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0">
                <text:p>28900</text:p>
              </table:table-cell>
              <table:table-cell office:value-type="float" office:value="0.0409097671508789">
                <text:p>0.04090976715087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0">
                <text:p>29000</text:p>
              </table:table-cell>
              <table:table-cell office:value-type="float" office:value="0.0433979034423828">
                <text:p>0.04339790344238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0">
                <text:p>29100</text:p>
              </table:table-cell>
              <table:table-cell office:value-type="float" office:value="0.0437366962432861">
                <text:p>0.04373669624328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0">
                <text:p>29200</text:p>
              </table:table-cell>
              <table:table-cell office:value-type="float" office:value="0.0415387153625488">
                <text:p>0.041538715362548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0">
                <text:p>29300</text:p>
              </table:table-cell>
              <table:table-cell office:value-type="float" office:value="0.0412440299987793">
                <text:p>0.04124402999877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0">
                <text:p>29400</text:p>
              </table:table-cell>
              <table:table-cell office:value-type="float" office:value="0.0420007705688477">
                <text:p>0.04200077056884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0">
                <text:p>29500</text:p>
              </table:table-cell>
              <table:table-cell office:value-type="float" office:value="0.0417337417602539">
                <text:p>0.04173374176025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0">
                <text:p>29600</text:p>
              </table:table-cell>
              <table:table-cell office:value-type="float" office:value="0.0569221973419189">
                <text:p>0.056922197341918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0">
                <text:p>29700</text:p>
              </table:table-cell>
              <table:table-cell office:value-type="float" office:value="0.0533678531646729">
                <text:p>0.053367853164672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0">
                <text:p>29800</text:p>
              </table:table-cell>
              <table:table-cell office:value-type="float" office:value="0.0443019866943359">
                <text:p>0.04430198669433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0">
                <text:p>29900</text:p>
              </table:table-cell>
              <table:table-cell office:value-type="float" office:value="0.0415315628051758">
                <text:p>0.04153156280517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0">
                <text:p>30000</text:p>
              </table:table-cell>
              <table:table-cell office:value-type="float" office:value="0.0404288768768311">
                <text:p>0.04042887687683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0">
                <text:p>30100</text:p>
              </table:table-cell>
              <table:table-cell office:value-type="float" office:value="0.0400559902191162">
                <text:p>0.04005599021911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0">
                <text:p>30200</text:p>
              </table:table-cell>
              <table:table-cell office:value-type="float" office:value="0.0408358573913574">
                <text:p>0.04083585739135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0">
                <text:p>30300</text:p>
              </table:table-cell>
              <table:table-cell office:value-type="float" office:value="0.0398309230804443">
                <text:p>0.03983092308044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0">
                <text:p>30400</text:p>
              </table:table-cell>
              <table:table-cell office:value-type="float" office:value="0.0395393371582031">
                <text:p>0.039539337158203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0">
                <text:p>30500</text:p>
              </table:table-cell>
              <table:table-cell office:value-type="float" office:value="0.0402545928955078">
                <text:p>0.040254592895507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0">
                <text:p>30600</text:p>
              </table:table-cell>
              <table:table-cell office:value-type="float" office:value="0.0418219566345215">
                <text:p>0.04182195663452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0">
                <text:p>30700</text:p>
              </table:table-cell>
              <table:table-cell office:value-type="float" office:value="0.042799711227417">
                <text:p>0.0427997112274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0">
                <text:p>30800</text:p>
              </table:table-cell>
              <table:table-cell office:value-type="float" office:value="0.0407280921936035">
                <text:p>0.040728092193603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0">
                <text:p>30900</text:p>
              </table:table-cell>
              <table:table-cell office:value-type="float" office:value="0.0411171913146973">
                <text:p>0.041117191314697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0">
                <text:p>31000</text:p>
              </table:table-cell>
              <table:table-cell office:value-type="float" office:value="0.0409724712371826">
                <text:p>0.04097247123718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0">
                <text:p>31100</text:p>
              </table:table-cell>
              <table:table-cell office:value-type="float" office:value="0.0406994819641113">
                <text:p>0.04069948196411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0">
                <text:p>31200</text:p>
              </table:table-cell>
              <table:table-cell office:value-type="float" office:value="0.0413410663604736">
                <text:p>0.04134106636047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0">
                <text:p>31300</text:p>
              </table:table-cell>
              <table:table-cell office:value-type="float" office:value="0.0427422523498535">
                <text:p>0.04274225234985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0">
                <text:p>31400</text:p>
              </table:table-cell>
              <table:table-cell office:value-type="float" office:value="0.042466402053833">
                <text:p>0.0424664020538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0">
                <text:p>31500</text:p>
              </table:table-cell>
              <table:table-cell office:value-type="float" office:value="0.0428388118743897">
                <text:p>0.04283881187438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0">
                <text:p>31600</text:p>
              </table:table-cell>
              <table:table-cell office:value-type="float" office:value="0.0424726009368897">
                <text:p>0.04247260093688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0">
                <text:p>31700</text:p>
              </table:table-cell>
              <table:table-cell office:value-type="float" office:value="0.0418872833251953">
                <text:p>0.041887283325195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0">
                <text:p>31800</text:p>
              </table:table-cell>
              <table:table-cell office:value-type="float" office:value="0.042189359664917">
                <text:p>0.0421893596649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0">
                <text:p>31900</text:p>
              </table:table-cell>
              <table:table-cell office:value-type="float" office:value="0.0419046878814697">
                <text:p>0.041904687881469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0">
                <text:p>32000</text:p>
              </table:table-cell>
              <table:table-cell office:value-type="float" office:value="0.0432541370391846">
                <text:p>0.04325413703918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0">
                <text:p>32100</text:p>
              </table:table-cell>
              <table:table-cell office:value-type="float" office:value="0.0434830188751221">
                <text:p>0.04348301887512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0">
                <text:p>32200</text:p>
              </table:table-cell>
              <table:table-cell office:value-type="float" office:value="0.0480844974517822">
                <text:p>0.04808449745178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0">
                <text:p>32300</text:p>
              </table:table-cell>
              <table:table-cell office:value-type="float" office:value="0.0457675457000732">
                <text:p>0.04576754570007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0">
                <text:p>32400</text:p>
              </table:table-cell>
              <table:table-cell office:value-type="float" office:value="0.044222354888916">
                <text:p>0.0442223548889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0">
                <text:p>32500</text:p>
              </table:table-cell>
              <table:table-cell office:value-type="float" office:value="0.0434689521789551">
                <text:p>0.043468952178955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0">
                <text:p>32600</text:p>
              </table:table-cell>
              <table:table-cell office:value-type="float" office:value="0.0432624816894531">
                <text:p>0.04326248168945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0">
                <text:p>32700</text:p>
              </table:table-cell>
              <table:table-cell office:value-type="float" office:value="0.0448124408721924">
                <text:p>0.04481244087219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0">
                <text:p>32800</text:p>
              </table:table-cell>
              <table:table-cell office:value-type="float" office:value="0.0481843948364258">
                <text:p>0.048184394836425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0">
                <text:p>32900</text:p>
              </table:table-cell>
              <table:table-cell office:value-type="float" office:value="0.045865535736084">
                <text:p>0.04586553573608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0">
                <text:p>33000</text:p>
              </table:table-cell>
              <table:table-cell office:value-type="float" office:value="0.0446829795837402">
                <text:p>0.04468297958374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0">
                <text:p>33100</text:p>
              </table:table-cell>
              <table:table-cell office:value-type="float" office:value="0.0451242923736572">
                <text:p>0.045124292373657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0">
                <text:p>33200</text:p>
              </table:table-cell>
              <table:table-cell office:value-type="float" office:value="0.0457477569580078">
                <text:p>0.04574775695800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0">
                <text:p>33300</text:p>
              </table:table-cell>
              <table:table-cell office:value-type="float" office:value="0.0461041927337647">
                <text:p>0.046104192733764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0">
                <text:p>33400</text:p>
              </table:table-cell>
              <table:table-cell office:value-type="float" office:value="0.0461025238037109">
                <text:p>0.04610252380371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0">
                <text:p>33500</text:p>
              </table:table-cell>
              <table:table-cell office:value-type="float" office:value="0.0454447269439697">
                <text:p>0.04544472694396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0">
                <text:p>33600</text:p>
              </table:table-cell>
              <table:table-cell office:value-type="float" office:value="0.0458676815032959">
                <text:p>0.045867681503295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0">
                <text:p>33700</text:p>
              </table:table-cell>
              <table:table-cell office:value-type="float" office:value="0.047673225402832">
                <text:p>0.04767322540283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0">
                <text:p>33800</text:p>
              </table:table-cell>
              <table:table-cell office:value-type="float" office:value="0.0488400459289551">
                <text:p>0.04884004592895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0">
                <text:p>33900</text:p>
              </table:table-cell>
              <table:table-cell office:value-type="float" office:value="0.057236909866333">
                <text:p>0.0572369098663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0">
                <text:p>34000</text:p>
              </table:table-cell>
              <table:table-cell office:value-type="float" office:value="0.0588762760162354">
                <text:p>0.058876276016235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0">
                <text:p>34100</text:p>
              </table:table-cell>
              <table:table-cell office:value-type="float" office:value="0.0559511184692383">
                <text:p>0.055951118469238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0">
                <text:p>34200</text:p>
              </table:table-cell>
              <table:table-cell office:value-type="float" office:value="0.0555379390716553">
                <text:p>0.055537939071655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0">
                <text:p>34300</text:p>
              </table:table-cell>
              <table:table-cell office:value-type="float" office:value="0.0523161888122559">
                <text:p>0.05231618881225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0">
                <text:p>34400</text:p>
              </table:table-cell>
              <table:table-cell office:value-type="float" office:value="0.0533499717712402">
                <text:p>0.05334997177124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0">
                <text:p>34500</text:p>
              </table:table-cell>
              <table:table-cell office:value-type="float" office:value="0.0548455715179443">
                <text:p>0.054845571517944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0">
                <text:p>34600</text:p>
              </table:table-cell>
              <table:table-cell office:value-type="float" office:value="0.0550858974456787">
                <text:p>0.05508589744567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0">
                <text:p>34700</text:p>
              </table:table-cell>
              <table:table-cell office:value-type="float" office:value="0.0524218082427979">
                <text:p>0.052421808242797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0">
                <text:p>34800</text:p>
              </table:table-cell>
              <table:table-cell office:value-type="float" office:value="0.0518631935119629">
                <text:p>0.051863193511962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0">
                <text:p>34900</text:p>
              </table:table-cell>
              <table:table-cell office:value-type="float" office:value="0.0566227436065674">
                <text:p>0.05662274360656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0">
                <text:p>35000</text:p>
              </table:table-cell>
              <table:table-cell office:value-type="float" office:value="0.0544195175170898">
                <text:p>0.05441951751708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0">
                <text:p>35100</text:p>
              </table:table-cell>
              <table:table-cell office:value-type="float" office:value="0.0510110855102539">
                <text:p>0.05101108551025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0">
                <text:p>35200</text:p>
              </table:table-cell>
              <table:table-cell office:value-type="float" office:value="0.0534794330596924">
                <text:p>0.05347943305969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0">
                <text:p>35300</text:p>
              </table:table-cell>
              <table:table-cell office:value-type="float" office:value="0.0543837547302246">
                <text:p>0.05438375473022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0">
                <text:p>35400</text:p>
              </table:table-cell>
              <table:table-cell office:value-type="float" office:value="0.0525741577148438">
                <text:p>0.052574157714843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0">
                <text:p>35500</text:p>
              </table:table-cell>
              <table:table-cell office:value-type="float" office:value="0.0510015487670898">
                <text:p>0.05100154876708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0">
                <text:p>35600</text:p>
              </table:table-cell>
              <table:table-cell office:value-type="float" office:value="0.0536301136016846">
                <text:p>0.053630113601684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0">
                <text:p>35700</text:p>
              </table:table-cell>
              <table:table-cell office:value-type="float" office:value="0.0531473159790039">
                <text:p>0.05314731597900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0">
                <text:p>35800</text:p>
              </table:table-cell>
              <table:table-cell office:value-type="float" office:value="0.0553181171417236">
                <text:p>0.05531811714172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0">
                <text:p>35900</text:p>
              </table:table-cell>
              <table:table-cell office:value-type="float" office:value="0.0545773506164551">
                <text:p>0.05457735061645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0">
                <text:p>36000</text:p>
              </table:table-cell>
              <table:table-cell office:value-type="float" office:value="0.0551393032073975">
                <text:p>0.05513930320739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0">
                <text:p>36100</text:p>
              </table:table-cell>
              <table:table-cell office:value-type="float" office:value="0.0584931373596191">
                <text:p>0.05849313735961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0">
                <text:p>36200</text:p>
              </table:table-cell>
              <table:table-cell office:value-type="float" office:value="0.0562195777893066">
                <text:p>0.056219577789306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0">
                <text:p>36300</text:p>
              </table:table-cell>
              <table:table-cell office:value-type="float" office:value="0.0566353797912598">
                <text:p>0.056635379791259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0">
                <text:p>36400</text:p>
              </table:table-cell>
              <table:table-cell office:value-type="float" office:value="0.0575051307678223">
                <text:p>0.05750513076782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0">
                <text:p>36500</text:p>
              </table:table-cell>
              <table:table-cell office:value-type="float" office:value="0.058823823928833">
                <text:p>0.0588238239288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0">
                <text:p>36600</text:p>
              </table:table-cell>
              <table:table-cell office:value-type="float" office:value="0.0582144260406494">
                <text:p>0.058214426040649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0">
                <text:p>36700</text:p>
              </table:table-cell>
              <table:table-cell office:value-type="float" office:value="0.0566346645355225">
                <text:p>0.05663466453552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0">
                <text:p>36800</text:p>
              </table:table-cell>
              <table:table-cell office:value-type="float" office:value="0.0581297874450684">
                <text:p>0.05812978744506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0">
                <text:p>36900</text:p>
              </table:table-cell>
              <table:table-cell office:value-type="float" office:value="0.0574667453765869">
                <text:p>0.05746674537658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0">
                <text:p>37000</text:p>
              </table:table-cell>
              <table:table-cell office:value-type="float" office:value="0.0578103065490723">
                <text:p>0.05781030654907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0">
                <text:p>37100</text:p>
              </table:table-cell>
              <table:table-cell office:value-type="float" office:value="0.0608713626861572">
                <text:p>0.06087136268615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0">
                <text:p>37200</text:p>
              </table:table-cell>
              <table:table-cell office:value-type="float" office:value="0.0596513748168945">
                <text:p>0.05965137481689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0">
                <text:p>37300</text:p>
              </table:table-cell>
              <table:table-cell office:value-type="float" office:value="0.0610353946685791">
                <text:p>0.06103539466857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0">
                <text:p>37400</text:p>
              </table:table-cell>
              <table:table-cell office:value-type="float" office:value="0.0615792274475098">
                <text:p>0.061579227447509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0">
                <text:p>37500</text:p>
              </table:table-cell>
              <table:table-cell office:value-type="float" office:value="0.0587198734283447">
                <text:p>0.058719873428344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0">
                <text:p>37600</text:p>
              </table:table-cell>
              <table:table-cell office:value-type="float" office:value="0.0591022968292236">
                <text:p>0.059102296829223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0">
                <text:p>37700</text:p>
              </table:table-cell>
              <table:table-cell office:value-type="float" office:value="0.0803811550140381">
                <text:p>0.080381155014038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0">
                <text:p>37800</text:p>
              </table:table-cell>
              <table:table-cell office:value-type="float" office:value="0.0674598217010498">
                <text:p>0.067459821701049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0">
                <text:p>37900</text:p>
              </table:table-cell>
              <table:table-cell office:value-type="float" office:value="0.0561635494232178">
                <text:p>0.056163549423217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0">
                <text:p>38000</text:p>
              </table:table-cell>
              <table:table-cell office:value-type="float" office:value="0.0557615756988525">
                <text:p>0.05576157569885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0">
                <text:p>38100</text:p>
              </table:table-cell>
              <table:table-cell office:value-type="float" office:value="0.0564117431640625">
                <text:p>0.05641174316406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0">
                <text:p>38200</text:p>
              </table:table-cell>
              <table:table-cell office:value-type="float" office:value="0.0588169097900391">
                <text:p>0.05881690979003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0">
                <text:p>38300</text:p>
              </table:table-cell>
              <table:table-cell office:value-type="float" office:value="0.0628328323364258">
                <text:p>0.062832832336425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0">
                <text:p>38400</text:p>
              </table:table-cell>
              <table:table-cell office:value-type="float" office:value="0.0636169910430908">
                <text:p>0.06361699104309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0">
                <text:p>38500</text:p>
              </table:table-cell>
              <table:table-cell office:value-type="float" office:value="0.0618741512298584">
                <text:p>0.06187415122985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0">
                <text:p>38600</text:p>
              </table:table-cell>
              <table:table-cell office:value-type="float" office:value="0.0617554187774658">
                <text:p>0.06175541877746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0">
                <text:p>38700</text:p>
              </table:table-cell>
              <table:table-cell office:value-type="float" office:value="0.0624294281005859">
                <text:p>0.062429428100585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0">
                <text:p>38800</text:p>
              </table:table-cell>
              <table:table-cell office:value-type="float" office:value="0.0650553703308106">
                <text:p>0.065055370330810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0">
                <text:p>38900</text:p>
              </table:table-cell>
              <table:table-cell office:value-type="float" office:value="0.070711612701416">
                <text:p>0.0707116127014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0">
                <text:p>39000</text:p>
              </table:table-cell>
              <table:table-cell office:value-type="float" office:value="0.0783133506774902">
                <text:p>0.07831335067749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0">
                <text:p>39100</text:p>
              </table:table-cell>
              <table:table-cell office:value-type="float" office:value="0.0752301216125488">
                <text:p>0.075230121612548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0">
                <text:p>39200</text:p>
              </table:table-cell>
              <table:table-cell office:value-type="float" office:value="0.0613169670104981">
                <text:p>0.061316967010498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0">
                <text:p>39300</text:p>
              </table:table-cell>
              <table:table-cell office:value-type="float" office:value="0.0615382194519043">
                <text:p>0.061538219451904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0">
                <text:p>39400</text:p>
              </table:table-cell>
              <table:table-cell office:value-type="float" office:value="0.0620267391204834">
                <text:p>0.062026739120483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0">
                <text:p>39500</text:p>
              </table:table-cell>
              <table:table-cell office:value-type="float" office:value="0.0621590614318848">
                <text:p>0.062159061431884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0">
                <text:p>39600</text:p>
              </table:table-cell>
              <table:table-cell office:value-type="float" office:value="0.0719842910766602">
                <text:p>0.07198429107666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0">
                <text:p>39700</text:p>
              </table:table-cell>
              <table:table-cell office:value-type="float" office:value="0.075451135635376">
                <text:p>0.0754511356353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0">
                <text:p>39800</text:p>
              </table:table-cell>
              <table:table-cell office:value-type="float" office:value="0.0759835243225098">
                <text:p>0.07598352432250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0">
                <text:p>39900</text:p>
              </table:table-cell>
              <table:table-cell office:value-type="float" office:value="0.0705175399780273">
                <text:p>0.07051753997802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0">
                <text:p>40000</text:p>
              </table:table-cell>
              <table:table-cell office:value-type="float" office:value="0.0812783241271973">
                <text:p>0.081278324127197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0">
                <text:p>40100</text:p>
              </table:table-cell>
              <table:table-cell office:value-type="float" office:value="0.0633599758148193">
                <text:p>0.063359975814819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0">
                <text:p>40200</text:p>
              </table:table-cell>
              <table:table-cell office:value-type="float" office:value="0.0635108947753906">
                <text:p>0.06351089477539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0">
                <text:p>40300</text:p>
              </table:table-cell>
              <table:table-cell office:value-type="float" office:value="0.0635941028594971">
                <text:p>0.063594102859497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0">
                <text:p>40400</text:p>
              </table:table-cell>
              <table:table-cell office:value-type="float" office:value="0.0638701915740967">
                <text:p>0.063870191574096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0">
                <text:p>40500</text:p>
              </table:table-cell>
              <table:table-cell office:value-type="float" office:value="0.0663447380065918">
                <text:p>0.06634473800659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0">
                <text:p>40600</text:p>
              </table:table-cell>
              <table:table-cell office:value-type="float" office:value="0.0832009315490723">
                <text:p>0.08320093154907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0">
                <text:p>40700</text:p>
              </table:table-cell>
              <table:table-cell office:value-type="float" office:value="0.0722885131835938">
                <text:p>0.072288513183593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0">
                <text:p>40800</text:p>
              </table:table-cell>
              <table:table-cell office:value-type="float" office:value="0.0686397552490234">
                <text:p>0.068639755249023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0">
                <text:p>40900</text:p>
              </table:table-cell>
              <table:table-cell office:value-type="float" office:value="0.0680630207061768">
                <text:p>0.068063020706176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0">
                <text:p>41000</text:p>
              </table:table-cell>
              <table:table-cell office:value-type="float" office:value="0.0684688091278076">
                <text:p>0.06846880912780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0">
                <text:p>41100</text:p>
              </table:table-cell>
              <table:table-cell office:value-type="float" office:value="0.0664339065551758">
                <text:p>0.066433906555175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0">
                <text:p>41200</text:p>
              </table:table-cell>
              <table:table-cell office:value-type="float" office:value="0.0687291622161865">
                <text:p>0.068729162216186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0">
                <text:p>41300</text:p>
              </table:table-cell>
              <table:table-cell office:value-type="float" office:value="0.0684964656829834">
                <text:p>0.068496465682983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0">
                <text:p>41400</text:p>
              </table:table-cell>
              <table:table-cell office:value-type="float" office:value="0.0681543350219727">
                <text:p>0.06815433502197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0">
                <text:p>41500</text:p>
              </table:table-cell>
              <table:table-cell office:value-type="float" office:value="0.0745503902435303">
                <text:p>0.074550390243530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0">
                <text:p>41600</text:p>
              </table:table-cell>
              <table:table-cell office:value-type="float" office:value="0.0711283683776856">
                <text:p>0.07112836837768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0">
                <text:p>41700</text:p>
              </table:table-cell>
              <table:table-cell office:value-type="float" office:value="0.0688676834106445">
                <text:p>0.06886768341064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0">
                <text:p>41800</text:p>
              </table:table-cell>
              <table:table-cell office:value-type="float" office:value="0.0842740535736084">
                <text:p>0.084274053573608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0">
                <text:p>41900</text:p>
              </table:table-cell>
              <table:table-cell office:value-type="float" office:value="0.0781834125518799">
                <text:p>0.078183412551879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0">
                <text:p>42000</text:p>
              </table:table-cell>
              <table:table-cell office:value-type="float" office:value="0.0751445293426514">
                <text:p>0.07514452934265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0">
                <text:p>42100</text:p>
              </table:table-cell>
              <table:table-cell office:value-type="float" office:value="0.0774698257446289">
                <text:p>0.077469825744628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0">
                <text:p>42200</text:p>
              </table:table-cell>
              <table:table-cell office:value-type="float" office:value="0.0784189701080322">
                <text:p>0.07841897010803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0">
                <text:p>42300</text:p>
              </table:table-cell>
              <table:table-cell office:value-type="float" office:value="0.0802707672119141">
                <text:p>0.08027076721191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0">
                <text:p>42400</text:p>
              </table:table-cell>
              <table:table-cell office:value-type="float" office:value="0.0736823081970215">
                <text:p>0.07368230819702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0">
                <text:p>42500</text:p>
              </table:table-cell>
              <table:table-cell office:value-type="float" office:value="0.0722439289093018">
                <text:p>0.072243928909301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0">
                <text:p>42600</text:p>
              </table:table-cell>
              <table:table-cell office:value-type="float" office:value="0.0735692977905273">
                <text:p>0.073569297790527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0">
                <text:p>42700</text:p>
              </table:table-cell>
              <table:table-cell office:value-type="float" office:value="0.07956862449646">
                <text:p>0.0795686244964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0">
                <text:p>42800</text:p>
              </table:table-cell>
              <table:table-cell office:value-type="float" office:value="0.0756661891937256">
                <text:p>0.075666189193725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0">
                <text:p>42900</text:p>
              </table:table-cell>
              <table:table-cell office:value-type="float" office:value="0.0740370750427246">
                <text:p>0.074037075042724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0">
                <text:p>43000</text:p>
              </table:table-cell>
              <table:table-cell office:value-type="float" office:value="0.0767056941986084">
                <text:p>0.07670569419860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0">
                <text:p>43100</text:p>
              </table:table-cell>
              <table:table-cell office:value-type="float" office:value="0.0749022960662842">
                <text:p>0.074902296066284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0">
                <text:p>43200</text:p>
              </table:table-cell>
              <table:table-cell office:value-type="float" office:value="0.0821685791015625">
                <text:p>0.08216857910156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0">
                <text:p>43300</text:p>
              </table:table-cell>
              <table:table-cell office:value-type="float" office:value="0.0767514705657959">
                <text:p>0.076751470565795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0">
                <text:p>43400</text:p>
              </table:table-cell>
              <table:table-cell office:value-type="float" office:value="0.0770328044891357">
                <text:p>0.077032804489135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0">
                <text:p>43500</text:p>
              </table:table-cell>
              <table:table-cell office:value-type="float" office:value="0.0803914070129395">
                <text:p>0.080391407012939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0">
                <text:p>43600</text:p>
              </table:table-cell>
              <table:table-cell office:value-type="float" office:value="0.0790629386901856">
                <text:p>0.079062938690185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0">
                <text:p>43700</text:p>
              </table:table-cell>
              <table:table-cell office:value-type="float" office:value="0.0816986560821533">
                <text:p>0.08169865608215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0">
                <text:p>43800</text:p>
              </table:table-cell>
              <table:table-cell office:value-type="float" office:value="0.0776185989379883">
                <text:p>0.077618598937988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0">
                <text:p>43900</text:p>
              </table:table-cell>
              <table:table-cell office:value-type="float" office:value="0.0786395072937012">
                <text:p>0.078639507293701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0">
                <text:p>44000</text:p>
              </table:table-cell>
              <table:table-cell office:value-type="float" office:value="0.0796778202056885">
                <text:p>0.079677820205688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0">
                <text:p>44100</text:p>
              </table:table-cell>
              <table:table-cell office:value-type="float" office:value="0.081923246383667">
                <text:p>0.0819232463836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0">
                <text:p>44200</text:p>
              </table:table-cell>
              <table:table-cell office:value-type="float" office:value="0.125882148742676">
                <text:p>0.12588214874267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0">
                <text:p>44300</text:p>
              </table:table-cell>
              <table:table-cell office:value-type="float" office:value="0.0912241935729981">
                <text:p>0.091224193572998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0">
                <text:p>44400</text:p>
              </table:table-cell>
              <table:table-cell office:value-type="float" office:value="0.082653284072876">
                <text:p>0.08265328407287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0">
                <text:p>44500</text:p>
              </table:table-cell>
              <table:table-cell office:value-type="float" office:value="0.0851082801818848">
                <text:p>0.085108280181884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0">
                <text:p>44600</text:p>
              </table:table-cell>
              <table:table-cell office:value-type="float" office:value="0.0847463607788086">
                <text:p>0.08474636077880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0">
                <text:p>44700</text:p>
              </table:table-cell>
              <table:table-cell office:value-type="float" office:value="0.0867748260498047">
                <text:p>0.08677482604980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0">
                <text:p>44800</text:p>
              </table:table-cell>
              <table:table-cell office:value-type="float" office:value="0.0877125263214111">
                <text:p>0.087712526321411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0">
                <text:p>44900</text:p>
              </table:table-cell>
              <table:table-cell office:value-type="float" office:value="0.0808913707733154">
                <text:p>0.080891370773315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0">
                <text:p>45000</text:p>
              </table:table-cell>
              <table:table-cell office:value-type="float" office:value="0.0844717025756836">
                <text:p>0.084471702575683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0">
                <text:p>45100</text:p>
              </table:table-cell>
              <table:table-cell office:value-type="float" office:value="0.084519624710083">
                <text:p>0.08451962471008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0">
                <text:p>45200</text:p>
              </table:table-cell>
              <table:table-cell office:value-type="float" office:value="0.0799849033355713">
                <text:p>0.07998490333557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0">
                <text:p>45300</text:p>
              </table:table-cell>
              <table:table-cell office:value-type="float" office:value="0.0820691585540772">
                <text:p>0.082069158554077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0">
                <text:p>45400</text:p>
              </table:table-cell>
              <table:table-cell office:value-type="float" office:value="0.086308479309082">
                <text:p>0.0863084793090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0">
                <text:p>45500</text:p>
              </table:table-cell>
              <table:table-cell office:value-type="float" office:value="0.0856297016143799">
                <text:p>0.08562970161437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0">
                <text:p>45600</text:p>
              </table:table-cell>
              <table:table-cell office:value-type="float" office:value="0.0843074321746826">
                <text:p>0.084307432174682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0">
                <text:p>45700</text:p>
              </table:table-cell>
              <table:table-cell office:value-type="float" office:value="0.0841872692108154">
                <text:p>0.084187269210815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0">
                <text:p>45800</text:p>
              </table:table-cell>
              <table:table-cell office:value-type="float" office:value="0.0930948257446289">
                <text:p>0.093094825744628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0">
                <text:p>45900</text:p>
              </table:table-cell>
              <table:table-cell office:value-type="float" office:value="0.0822203159332275">
                <text:p>0.08222031593322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0">
                <text:p>46000</text:p>
              </table:table-cell>
              <table:table-cell office:value-type="float" office:value="0.0868113040924072">
                <text:p>0.086811304092407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0">
                <text:p>46100</text:p>
              </table:table-cell>
              <table:table-cell office:value-type="float" office:value="0.0793228149414063">
                <text:p>0.079322814941406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0">
                <text:p>46200</text:p>
              </table:table-cell>
              <table:table-cell office:value-type="float" office:value="0.0791392326354981">
                <text:p>0.079139232635498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0">
                <text:p>46300</text:p>
              </table:table-cell>
              <table:table-cell office:value-type="float" office:value="0.0804474353790283">
                <text:p>0.080447435379028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0">
                <text:p>46400</text:p>
              </table:table-cell>
              <table:table-cell office:value-type="float" office:value="0.0812547206878662">
                <text:p>0.081254720687866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0">
                <text:p>46500</text:p>
              </table:table-cell>
              <table:table-cell office:value-type="float" office:value="0.0827183723449707">
                <text:p>0.082718372344970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0">
                <text:p>46600</text:p>
              </table:table-cell>
              <table:table-cell office:value-type="float" office:value="0.0845916271209717">
                <text:p>0.08459162712097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0">
                <text:p>46700</text:p>
              </table:table-cell>
              <table:table-cell office:value-type="float" office:value="0.0887076854705811">
                <text:p>0.088707685470581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0">
                <text:p>46800</text:p>
              </table:table-cell>
              <table:table-cell office:value-type="float" office:value="0.095428466796875">
                <text:p>0.0954284667968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0">
                <text:p>46900</text:p>
              </table:table-cell>
              <table:table-cell office:value-type="float" office:value="0.0906102657318115">
                <text:p>0.09061026573181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0">
                <text:p>47000</text:p>
              </table:table-cell>
              <table:table-cell office:value-type="float" office:value="0.10002875328064">
                <text:p>0.100028753280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0">
                <text:p>47100</text:p>
              </table:table-cell>
              <table:table-cell office:value-type="float" office:value="0.0900285243988037">
                <text:p>0.090028524398803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0">
                <text:p>47200</text:p>
              </table:table-cell>
              <table:table-cell office:value-type="float" office:value="0.0949890613555908">
                <text:p>0.094989061355590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0">
                <text:p>47300</text:p>
              </table:table-cell>
              <table:table-cell office:value-type="float" office:value="0.0893392562866211">
                <text:p>0.08933925628662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0">
                <text:p>47400</text:p>
              </table:table-cell>
              <table:table-cell office:value-type="float" office:value="0.0862166881561279">
                <text:p>0.086216688156127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0">
                <text:p>47500</text:p>
              </table:table-cell>
              <table:table-cell office:value-type="float" office:value="0.0867640972137451">
                <text:p>0.086764097213745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0">
                <text:p>47600</text:p>
              </table:table-cell>
              <table:table-cell office:value-type="float" office:value="0.0841066837310791">
                <text:p>0.084106683731079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0">
                <text:p>47700</text:p>
              </table:table-cell>
              <table:table-cell office:value-type="float" office:value="0.0875020027160645">
                <text:p>0.08750200271606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0">
                <text:p>47800</text:p>
              </table:table-cell>
              <table:table-cell office:value-type="float" office:value="0.106382846832275">
                <text:p>0.1063828468322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0">
                <text:p>47900</text:p>
              </table:table-cell>
              <table:table-cell office:value-type="float" office:value="0.107358694076538">
                <text:p>0.1073586940765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0">
                <text:p>48000</text:p>
              </table:table-cell>
              <table:table-cell office:value-type="float" office:value="0.108289003372192">
                <text:p>0.10828900337219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0">
                <text:p>48100</text:p>
              </table:table-cell>
              <table:table-cell office:value-type="float" office:value="0.0908496379852295">
                <text:p>0.090849637985229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0">
                <text:p>48200</text:p>
              </table:table-cell>
              <table:table-cell office:value-type="float" office:value="0.0911438465118408">
                <text:p>0.091143846511840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0">
                <text:p>48300</text:p>
              </table:table-cell>
              <table:table-cell office:value-type="float" office:value="0.0992074012756348">
                <text:p>0.099207401275634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0">
                <text:p>48400</text:p>
              </table:table-cell>
              <table:table-cell office:value-type="float" office:value="0.0952978134155273">
                <text:p>0.095297813415527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0">
                <text:p>48500</text:p>
              </table:table-cell>
              <table:table-cell office:value-type="float" office:value="0.092836856842041">
                <text:p>0.09283685684204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0">
                <text:p>48600</text:p>
              </table:table-cell>
              <table:table-cell office:value-type="float" office:value="0.101389408111572">
                <text:p>0.10138940811157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0">
                <text:p>48700</text:p>
              </table:table-cell>
              <table:table-cell office:value-type="float" office:value="0.112418651580811">
                <text:p>0.1124186515808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0">
                <text:p>48800</text:p>
              </table:table-cell>
              <table:table-cell office:value-type="float" office:value="0.0997402667999268">
                <text:p>0.099740266799926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0">
                <text:p>48900</text:p>
              </table:table-cell>
              <table:table-cell office:value-type="float" office:value="0.0994393825531006">
                <text:p>0.09943938255310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0">
                <text:p>49000</text:p>
              </table:table-cell>
              <table:table-cell office:value-type="float" office:value="0.0983350276947022">
                <text:p>0.098335027694702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0">
                <text:p>49100</text:p>
              </table:table-cell>
              <table:table-cell office:value-type="float" office:value="0.0958452224731445">
                <text:p>0.095845222473144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0">
                <text:p>49200</text:p>
              </table:table-cell>
              <table:table-cell office:value-type="float" office:value="0.110287189483643">
                <text:p>0.11028718948364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0">
                <text:p>49300</text:p>
              </table:table-cell>
              <table:table-cell office:value-type="float" office:value="0.105224132537842">
                <text:p>0.10522413253784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0">
                <text:p>49400</text:p>
              </table:table-cell>
              <table:table-cell office:value-type="float" office:value="0.0951197147369385">
                <text:p>0.095119714736938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0">
                <text:p>49500</text:p>
              </table:table-cell>
              <table:table-cell office:value-type="float" office:value="0.0928964614868164">
                <text:p>0.092896461486816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0">
                <text:p>49600</text:p>
              </table:table-cell>
              <table:table-cell office:value-type="float" office:value="0.095320463180542">
                <text:p>0.0953204631805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0">
                <text:p>49700</text:p>
              </table:table-cell>
              <table:table-cell office:value-type="float" office:value="0.0932350158691406">
                <text:p>0.093235015869140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0">
                <text:p>49800</text:p>
              </table:table-cell>
              <table:table-cell office:value-type="float" office:value="0.0930898189544678">
                <text:p>0.093089818954467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0">
                <text:p>49900</text:p>
              </table:table-cell>
              <table:table-cell office:value-type="float" office:value="0.0913364887237549">
                <text:p>0.091336488723754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0">
                <text:p>50000</text:p>
              </table:table-cell>
              <table:table-cell office:value-type="float" office:value="0.107900619506836">
                <text:p>0.10790061950683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00">
                <text:p>50100</text:p>
              </table:table-cell>
              <table:table-cell office:value-type="float" office:value="0.108160257339478">
                <text:p>0.10816025733947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00">
                <text:p>50200</text:p>
              </table:table-cell>
              <table:table-cell office:value-type="float" office:value="0.116154909133911">
                <text:p>0.11615490913391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00">
                <text:p>50300</text:p>
              </table:table-cell>
              <table:table-cell office:value-type="float" office:value="0.107540369033813">
                <text:p>0.10754036903381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00">
                <text:p>50400</text:p>
              </table:table-cell>
              <table:table-cell office:value-type="float" office:value="0.12346339225769">
                <text:p>0.1234633922576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00">
                <text:p>50500</text:p>
              </table:table-cell>
              <table:table-cell office:value-type="float" office:value="0.12047266960144">
                <text:p>0.1204726696014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00">
                <text:p>50600</text:p>
              </table:table-cell>
              <table:table-cell office:value-type="float" office:value="0.115260601043701">
                <text:p>0.1152606010437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00">
                <text:p>50700</text:p>
              </table:table-cell>
              <table:table-cell office:value-type="float" office:value="0.104927778244019">
                <text:p>0.10492777824401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00">
                <text:p>50800</text:p>
              </table:table-cell>
              <table:table-cell office:value-type="float" office:value="0.0945379734039307">
                <text:p>0.094537973403930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00">
                <text:p>50900</text:p>
              </table:table-cell>
              <table:table-cell office:value-type="float" office:value="0.0948801040649414">
                <text:p>0.094880104064941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00">
                <text:p>51000</text:p>
              </table:table-cell>
              <table:table-cell office:value-type="float" office:value="0.102200269699097">
                <text:p>0.10220026969909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00">
                <text:p>51100</text:p>
              </table:table-cell>
              <table:table-cell office:value-type="float" office:value="0.108187437057495">
                <text:p>0.10818743705749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00">
                <text:p>51200</text:p>
              </table:table-cell>
              <table:table-cell office:value-type="float" office:value="0.103493928909302">
                <text:p>0.10349392890930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00">
                <text:p>51300</text:p>
              </table:table-cell>
              <table:table-cell office:value-type="float" office:value="0.10347580909729">
                <text:p>0.1034758090972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00">
                <text:p>51400</text:p>
              </table:table-cell>
              <table:table-cell office:value-type="float" office:value="0.123237371444702">
                <text:p>0.12323737144470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00">
                <text:p>51500</text:p>
              </table:table-cell>
              <table:table-cell office:value-type="float" office:value="0.123350143432617">
                <text:p>0.12335014343261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00">
                <text:p>51600</text:p>
              </table:table-cell>
              <table:table-cell office:value-type="float" office:value="0.0999784469604492">
                <text:p>0.09997844696044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00">
                <text:p>51700</text:p>
              </table:table-cell>
              <table:table-cell office:value-type="float" office:value="0.0998842716217041">
                <text:p>0.099884271621704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00">
                <text:p>51800</text:p>
              </table:table-cell>
              <table:table-cell office:value-type="float" office:value="0.105068445205688">
                <text:p>0.10506844520568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00">
                <text:p>51900</text:p>
              </table:table-cell>
              <table:table-cell office:value-type="float" office:value="0.0976474285125732">
                <text:p>0.097647428512573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00">
                <text:p>52000</text:p>
              </table:table-cell>
              <table:table-cell office:value-type="float" office:value="0.124238252639771">
                <text:p>0.12423825263977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00">
                <text:p>52100</text:p>
              </table:table-cell>
              <table:table-cell office:value-type="float" office:value="0.118005752563477">
                <text:p>0.11800575256347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00">
                <text:p>52200</text:p>
              </table:table-cell>
              <table:table-cell office:value-type="float" office:value="0.110014677047729">
                <text:p>0.11001467704772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00">
                <text:p>52300</text:p>
              </table:table-cell>
              <table:table-cell office:value-type="float" office:value="0.106619834899902">
                <text:p>0.10661983489990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00">
                <text:p>52400</text:p>
              </table:table-cell>
              <table:table-cell office:value-type="float" office:value="0.111730575561523">
                <text:p>0.11173057556152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00">
                <text:p>52500</text:p>
              </table:table-cell>
              <table:table-cell office:value-type="float" office:value="0.111047744750977">
                <text:p>0.11104774475097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00">
                <text:p>52600</text:p>
              </table:table-cell>
              <table:table-cell office:value-type="float" office:value="0.119111299514771">
                <text:p>0.11911129951477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00">
                <text:p>52700</text:p>
              </table:table-cell>
              <table:table-cell office:value-type="float" office:value="0.119630813598633">
                <text:p>0.11963081359863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00">
                <text:p>52800</text:p>
              </table:table-cell>
              <table:table-cell office:value-type="float" office:value="0.118109464645386">
                <text:p>0.11810946464538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00">
                <text:p>52900</text:p>
              </table:table-cell>
              <table:table-cell office:value-type="float" office:value="0.115909099578857">
                <text:p>0.11590909957885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00">
                <text:p>53000</text:p>
              </table:table-cell>
              <table:table-cell office:value-type="float" office:value="0.116170406341553">
                <text:p>0.11617040634155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00">
                <text:p>53100</text:p>
              </table:table-cell>
              <table:table-cell office:value-type="float" office:value="0.106280326843262">
                <text:p>0.10628032684326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00">
                <text:p>53200</text:p>
              </table:table-cell>
              <table:table-cell office:value-type="float" office:value="0.108236074447632">
                <text:p>0.1082360744476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00">
                <text:p>53300</text:p>
              </table:table-cell>
              <table:table-cell office:value-type="float" office:value="0.124427795410156">
                <text:p>0.1244277954101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00">
                <text:p>53400</text:p>
              </table:table-cell>
              <table:table-cell office:value-type="float" office:value="0.113556146621704">
                <text:p>0.11355614662170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00">
                <text:p>53500</text:p>
              </table:table-cell>
              <table:table-cell office:value-type="float" office:value="0.111068964004517">
                <text:p>0.11106896400451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00">
                <text:p>53600</text:p>
              </table:table-cell>
              <table:table-cell office:value-type="float" office:value="0.103429079055786">
                <text:p>0.10342907905578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00">
                <text:p>53700</text:p>
              </table:table-cell>
              <table:table-cell office:value-type="float" office:value="0.111581087112427">
                <text:p>0.11158108711242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00">
                <text:p>53800</text:p>
              </table:table-cell>
              <table:table-cell office:value-type="float" office:value="0.108884811401367">
                <text:p>0.10888481140136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00">
                <text:p>53900</text:p>
              </table:table-cell>
              <table:table-cell office:value-type="float" office:value="0.110534191131592">
                <text:p>0.11053419113159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00">
                <text:p>54000</text:p>
              </table:table-cell>
              <table:table-cell office:value-type="float" office:value="0.110100507736206">
                <text:p>0.11010050773620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00">
                <text:p>54100</text:p>
              </table:table-cell>
              <table:table-cell office:value-type="float" office:value="0.108829259872437">
                <text:p>0.10882925987243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00">
                <text:p>54200</text:p>
              </table:table-cell>
              <table:table-cell office:value-type="float" office:value="0.109313249588013">
                <text:p>0.10931324958801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00">
                <text:p>54300</text:p>
              </table:table-cell>
              <table:table-cell office:value-type="float" office:value="0.115782499313354">
                <text:p>0.11578249931335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00">
                <text:p>54400</text:p>
              </table:table-cell>
              <table:table-cell office:value-type="float" office:value="0.114511251449585">
                <text:p>0.11451125144958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00">
                <text:p>54500</text:p>
              </table:table-cell>
              <table:table-cell office:value-type="float" office:value="0.111600637435913">
                <text:p>0.11160063743591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00">
                <text:p>54600</text:p>
              </table:table-cell>
              <table:table-cell office:value-type="float" office:value="0.120206594467163">
                <text:p>0.12020659446716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00">
                <text:p>54700</text:p>
              </table:table-cell>
              <table:table-cell office:value-type="float" office:value="0.120112657546997">
                <text:p>0.12011265754699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00">
                <text:p>54800</text:p>
              </table:table-cell>
              <table:table-cell office:value-type="float" office:value="0.114078283309937">
                <text:p>0.11407828330993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00">
                <text:p>54900</text:p>
              </table:table-cell>
              <table:table-cell office:value-type="float" office:value="0.123463869094849">
                <text:p>0.12346386909484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00">
                <text:p>55000</text:p>
              </table:table-cell>
              <table:table-cell office:value-type="float" office:value="0.113430738449097">
                <text:p>0.11343073844909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00">
                <text:p>55100</text:p>
              </table:table-cell>
              <table:table-cell office:value-type="float" office:value="0.114248037338257">
                <text:p>0.11424803733825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00">
                <text:p>55200</text:p>
              </table:table-cell>
              <table:table-cell office:value-type="float" office:value="0.113552093505859">
                <text:p>0.11355209350585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00">
                <text:p>55300</text:p>
              </table:table-cell>
              <table:table-cell office:value-type="float" office:value="0.111748933792114">
                <text:p>0.11174893379211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00">
                <text:p>55400</text:p>
              </table:table-cell>
              <table:table-cell office:value-type="float" office:value="0.119027376174927">
                <text:p>0.11902737617492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00">
                <text:p>55500</text:p>
              </table:table-cell>
              <table:table-cell office:value-type="float" office:value="0.11967134475708">
                <text:p>0.1196713447570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00">
                <text:p>55600</text:p>
              </table:table-cell>
              <table:table-cell office:value-type="float" office:value="0.116776943206787">
                <text:p>0.11677694320678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00">
                <text:p>55700</text:p>
              </table:table-cell>
              <table:table-cell office:value-type="float" office:value="0.120244741439819">
                <text:p>0.1202447414398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00">
                <text:p>55800</text:p>
              </table:table-cell>
              <table:table-cell office:value-type="float" office:value="0.118971347808838">
                <text:p>0.11897134780883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00">
                <text:p>55900</text:p>
              </table:table-cell>
              <table:table-cell office:value-type="float" office:value="0.118452787399292">
                <text:p>0.11845278739929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00">
                <text:p>56000</text:p>
              </table:table-cell>
              <table:table-cell office:value-type="float" office:value="0.117854118347168">
                <text:p>0.11785411834716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00">
                <text:p>56100</text:p>
              </table:table-cell>
              <table:table-cell office:value-type="float" office:value="0.122917652130127">
                <text:p>0.12291765213012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00">
                <text:p>56200</text:p>
              </table:table-cell>
              <table:table-cell office:value-type="float" office:value="0.12502384185791">
                <text:p>0.1250238418579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00">
                <text:p>56300</text:p>
              </table:table-cell>
              <table:table-cell office:value-type="float" office:value="0.145467519760132">
                <text:p>0.14546751976013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00">
                <text:p>56400</text:p>
              </table:table-cell>
              <table:table-cell office:value-type="float" office:value="0.127751588821411">
                <text:p>0.1277515888214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00">
                <text:p>56500</text:p>
              </table:table-cell>
              <table:table-cell office:value-type="float" office:value="0.123904466629028">
                <text:p>0.12390446662902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00">
                <text:p>56600</text:p>
              </table:table-cell>
              <table:table-cell office:value-type="float" office:value="0.121465444564819">
                <text:p>0.1214654445648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00">
                <text:p>56700</text:p>
              </table:table-cell>
              <table:table-cell office:value-type="float" office:value="0.122803211212158">
                <text:p>0.12280321121215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00">
                <text:p>56800</text:p>
              </table:table-cell>
              <table:table-cell office:value-type="float" office:value="0.126862287521362">
                <text:p>0.12686228752136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00">
                <text:p>56900</text:p>
              </table:table-cell>
              <table:table-cell office:value-type="float" office:value="0.132699966430664">
                <text:p>0.13269996643066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00">
                <text:p>57000</text:p>
              </table:table-cell>
              <table:table-cell office:value-type="float" office:value="0.144536018371582">
                <text:p>0.14453601837158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00">
                <text:p>57100</text:p>
              </table:table-cell>
              <table:table-cell office:value-type="float" office:value="0.130700826644897">
                <text:p>0.13070082664489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00">
                <text:p>57200</text:p>
              </table:table-cell>
              <table:table-cell office:value-type="float" office:value="0.145065307617188">
                <text:p>0.14506530761718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00">
                <text:p>57300</text:p>
              </table:table-cell>
              <table:table-cell office:value-type="float" office:value="0.129557132720947">
                <text:p>0.12955713272094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00">
                <text:p>57400</text:p>
              </table:table-cell>
              <table:table-cell office:value-type="float" office:value="0.126782417297363">
                <text:p>0.12678241729736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00">
                <text:p>57500</text:p>
              </table:table-cell>
              <table:table-cell office:value-type="float" office:value="0.156140327453613">
                <text:p>0.15614032745361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00">
                <text:p>57600</text:p>
              </table:table-cell>
              <table:table-cell office:value-type="float" office:value="0.147668361663818">
                <text:p>0.1476683616638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00">
                <text:p>57700</text:p>
              </table:table-cell>
              <table:table-cell office:value-type="float" office:value="0.132156848907471">
                <text:p>0.13215684890747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00">
                <text:p>57800</text:p>
              </table:table-cell>
              <table:table-cell office:value-type="float" office:value="0.137451887130737">
                <text:p>0.13745188713073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00">
                <text:p>57900</text:p>
              </table:table-cell>
              <table:table-cell office:value-type="float" office:value="0.13690972328186">
                <text:p>0.1369097232818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00">
                <text:p>58000</text:p>
              </table:table-cell>
              <table:table-cell office:value-type="float" office:value="0.130794048309326">
                <text:p>0.13079404830932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00">
                <text:p>58100</text:p>
              </table:table-cell>
              <table:table-cell office:value-type="float" office:value="0.128422260284424">
                <text:p>0.12842226028442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00">
                <text:p>58200</text:p>
              </table:table-cell>
              <table:table-cell office:value-type="float" office:value="0.125141143798828">
                <text:p>0.12514114379882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00">
                <text:p>58300</text:p>
              </table:table-cell>
              <table:table-cell office:value-type="float" office:value="0.12523341178894">
                <text:p>0.1252334117889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00">
                <text:p>58400</text:p>
              </table:table-cell>
              <table:table-cell office:value-type="float" office:value="0.12683367729187">
                <text:p>0.1268336772918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00">
                <text:p>58500</text:p>
              </table:table-cell>
              <table:table-cell office:value-type="float" office:value="0.135210752487183">
                <text:p>0.13521075248718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00">
                <text:p>58600</text:p>
              </table:table-cell>
              <table:table-cell office:value-type="float" office:value="0.137120485305786">
                <text:p>0.13712048530578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00">
                <text:p>58700</text:p>
              </table:table-cell>
              <table:table-cell office:value-type="float" office:value="0.133660554885864">
                <text:p>0.13366055488586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00">
                <text:p>58800</text:p>
              </table:table-cell>
              <table:table-cell office:value-type="float" office:value="0.13639235496521">
                <text:p>0.1363923549652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00">
                <text:p>58900</text:p>
              </table:table-cell>
              <table:table-cell office:value-type="float" office:value="0.130813360214233">
                <text:p>0.1308133602142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00">
                <text:p>59000</text:p>
              </table:table-cell>
              <table:table-cell office:value-type="float" office:value="0.12775731086731">
                <text:p>0.1277573108673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00">
                <text:p>59100</text:p>
              </table:table-cell>
              <table:table-cell office:value-type="float" office:value="0.136001825332642">
                <text:p>0.13600182533264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00">
                <text:p>59200</text:p>
              </table:table-cell>
              <table:table-cell office:value-type="float" office:value="0.138787508010864">
                <text:p>0.13878750801086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00">
                <text:p>59300</text:p>
              </table:table-cell>
              <table:table-cell office:value-type="float" office:value="0.134655237197876">
                <text:p>0.13465523719787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00">
                <text:p>59400</text:p>
              </table:table-cell>
              <table:table-cell office:value-type="float" office:value="0.137824296951294">
                <text:p>0.13782429695129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00">
                <text:p>59500</text:p>
              </table:table-cell>
              <table:table-cell office:value-type="float" office:value="0.130842685699463">
                <text:p>0.13084268569946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00">
                <text:p>59600</text:p>
              </table:table-cell>
              <table:table-cell office:value-type="float" office:value="0.131137609481812">
                <text:p>0.13113760948181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00">
                <text:p>59700</text:p>
              </table:table-cell>
              <table:table-cell office:value-type="float" office:value="0.130202531814575">
                <text:p>0.1302025318145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00">
                <text:p>59800</text:p>
              </table:table-cell>
              <table:table-cell office:value-type="float" office:value="0.13582444190979">
                <text:p>0.1358244419097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00">
                <text:p>59900</text:p>
              </table:table-cell>
              <table:table-cell office:value-type="float" office:value="0.13241720199585">
                <text:p>0.1324172019958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00">
                <text:p>60000</text:p>
              </table:table-cell>
              <table:table-cell office:value-type="float" office:value="0.134331941604614">
                <text:p>0.13433194160461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00">
                <text:p>60100</text:p>
              </table:table-cell>
              <table:table-cell office:value-type="float" office:value="0.142350673675537">
                <text:p>0.14235067367553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00">
                <text:p>60200</text:p>
              </table:table-cell>
              <table:table-cell office:value-type="float" office:value="0.156960010528564">
                <text:p>0.15696001052856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00">
                <text:p>60300</text:p>
              </table:table-cell>
              <table:table-cell office:value-type="float" office:value="0.143296241760254">
                <text:p>0.14329624176025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00">
                <text:p>60400</text:p>
              </table:table-cell>
              <table:table-cell office:value-type="float" office:value="0.156586885452271">
                <text:p>0.15658688545227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00">
                <text:p>60500</text:p>
              </table:table-cell>
              <table:table-cell office:value-type="float" office:value="0.152716159820557">
                <text:p>0.15271615982055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00">
                <text:p>60600</text:p>
              </table:table-cell>
              <table:table-cell office:value-type="float" office:value="0.137178421020508">
                <text:p>0.13717842102050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00">
                <text:p>60700</text:p>
              </table:table-cell>
              <table:table-cell office:value-type="float" office:value="0.136095523834229">
                <text:p>0.13609552383422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00">
                <text:p>60800</text:p>
              </table:table-cell>
              <table:table-cell office:value-type="float" office:value="0.135515451431274">
                <text:p>0.13551545143127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00">
                <text:p>60900</text:p>
              </table:table-cell>
              <table:table-cell office:value-type="float" office:value="0.145297050476074">
                <text:p>0.14529705047607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00">
                <text:p>61000</text:p>
              </table:table-cell>
              <table:table-cell office:value-type="float" office:value="0.137884140014648">
                <text:p>0.13788414001464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00">
                <text:p>61100</text:p>
              </table:table-cell>
              <table:table-cell office:value-type="float" office:value="0.131336212158203">
                <text:p>0.13133621215820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00">
                <text:p>61200</text:p>
              </table:table-cell>
              <table:table-cell office:value-type="float" office:value="0.137149572372437">
                <text:p>0.1371495723724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00">
                <text:p>61300</text:p>
              </table:table-cell>
              <table:table-cell office:value-type="float" office:value="0.141149520874023">
                <text:p>0.14114952087402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00">
                <text:p>61400</text:p>
              </table:table-cell>
              <table:table-cell office:value-type="float" office:value="0.147141933441162">
                <text:p>0.14714193344116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00">
                <text:p>61500</text:p>
              </table:table-cell>
              <table:table-cell office:value-type="float" office:value="0.141388893127441">
                <text:p>0.1413888931274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00">
                <text:p>61600</text:p>
              </table:table-cell>
              <table:table-cell office:value-type="float" office:value="0.147797346115112">
                <text:p>0.14779734611511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00">
                <text:p>61700</text:p>
              </table:table-cell>
              <table:table-cell office:value-type="float" office:value="0.13875937461853">
                <text:p>0.1387593746185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00">
                <text:p>61800</text:p>
              </table:table-cell>
              <table:table-cell office:value-type="float" office:value="0.143388271331787">
                <text:p>0.14338827133178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00">
                <text:p>61900</text:p>
              </table:table-cell>
              <table:table-cell office:value-type="float" office:value="0.141582250595093">
                <text:p>0.14158225059509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00">
                <text:p>62000</text:p>
              </table:table-cell>
              <table:table-cell office:value-type="float" office:value="0.141869306564331">
                <text:p>0.14186930656433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00">
                <text:p>62100</text:p>
              </table:table-cell>
              <table:table-cell office:value-type="float" office:value="0.150880575180054">
                <text:p>0.15088057518005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00">
                <text:p>62200</text:p>
              </table:table-cell>
              <table:table-cell office:value-type="float" office:value="0.145031213760376">
                <text:p>0.14503121376037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00">
                <text:p>62300</text:p>
              </table:table-cell>
              <table:table-cell office:value-type="float" office:value="0.162906169891357">
                <text:p>0.16290616989135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00">
                <text:p>62400</text:p>
              </table:table-cell>
              <table:table-cell office:value-type="float" office:value="0.145078897476196">
                <text:p>0.14507889747619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00">
                <text:p>62500</text:p>
              </table:table-cell>
              <table:table-cell office:value-type="float" office:value="0.148681402206421">
                <text:p>0.14868140220642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00">
                <text:p>62600</text:p>
              </table:table-cell>
              <table:table-cell office:value-type="float" office:value="0.152935743331909">
                <text:p>0.15293574333190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00">
                <text:p>62700</text:p>
              </table:table-cell>
              <table:table-cell office:value-type="float" office:value="0.149926662445068">
                <text:p>0.14992666244506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00">
                <text:p>62800</text:p>
              </table:table-cell>
              <table:table-cell office:value-type="float" office:value="0.148452520370483">
                <text:p>0.14845252037048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00">
                <text:p>62900</text:p>
              </table:table-cell>
              <table:table-cell office:value-type="float" office:value="0.15031623840332">
                <text:p>0.1503162384033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00">
                <text:p>63000</text:p>
              </table:table-cell>
              <table:table-cell office:value-type="float" office:value="0.159093618392944">
                <text:p>0.15909361839294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00">
                <text:p>63100</text:p>
              </table:table-cell>
              <table:table-cell office:value-type="float" office:value="0.171650648117065">
                <text:p>0.17165064811706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00">
                <text:p>63200</text:p>
              </table:table-cell>
              <table:table-cell office:value-type="float" office:value="0.172861576080322">
                <text:p>0.17286157608032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00">
                <text:p>63300</text:p>
              </table:table-cell>
              <table:table-cell office:value-type="float" office:value="0.173742771148682">
                <text:p>0.17374277114868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00">
                <text:p>63400</text:p>
              </table:table-cell>
              <table:table-cell office:value-type="float" office:value="0.161439895629883">
                <text:p>0.16143989562988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00">
                <text:p>63500</text:p>
              </table:table-cell>
              <table:table-cell office:value-type="float" office:value="0.163293838500977">
                <text:p>0.16329383850097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00">
                <text:p>63600</text:p>
              </table:table-cell>
              <table:table-cell office:value-type="float" office:value="0.153095960617065">
                <text:p>0.15309596061706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00">
                <text:p>63700</text:p>
              </table:table-cell>
              <table:table-cell office:value-type="float" office:value="0.162376165390015">
                <text:p>0.16237616539001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00">
                <text:p>63800</text:p>
              </table:table-cell>
              <table:table-cell office:value-type="float" office:value="0.167405366897583">
                <text:p>0.16740536689758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00">
                <text:p>63900</text:p>
              </table:table-cell>
              <table:table-cell office:value-type="float" office:value="0.166484594345093">
                <text:p>0.16648459434509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00">
                <text:p>64000</text:p>
              </table:table-cell>
              <table:table-cell office:value-type="float" office:value="0.164917707443237">
                <text:p>0.16491770744323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00">
                <text:p>64100</text:p>
              </table:table-cell>
              <table:table-cell office:value-type="float" office:value="0.157997608184814">
                <text:p>0.15799760818481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00">
                <text:p>64200</text:p>
              </table:table-cell>
              <table:table-cell office:value-type="float" office:value="0.175793886184692">
                <text:p>0.17579388618469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00">
                <text:p>64300</text:p>
              </table:table-cell>
              <table:table-cell office:value-type="float" office:value="0.175241470336914">
                <text:p>0.17524147033691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00">
                <text:p>64400</text:p>
              </table:table-cell>
              <table:table-cell office:value-type="float" office:value="0.168590068817139">
                <text:p>0.16859006881713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00">
                <text:p>64500</text:p>
              </table:table-cell>
              <table:table-cell office:value-type="float" office:value="0.164892196655273">
                <text:p>0.16489219665527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00">
                <text:p>64600</text:p>
              </table:table-cell>
              <table:table-cell office:value-type="float" office:value="0.167866945266724">
                <text:p>0.16786694526672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00">
                <text:p>64700</text:p>
              </table:table-cell>
              <table:table-cell office:value-type="float" office:value="0.159522533416748">
                <text:p>0.15952253341674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00">
                <text:p>64800</text:p>
              </table:table-cell>
              <table:table-cell office:value-type="float" office:value="0.167532920837402">
                <text:p>0.16753292083740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00">
                <text:p>64900</text:p>
              </table:table-cell>
              <table:table-cell office:value-type="float" office:value="0.160633087158203">
                <text:p>0.16063308715820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00">
                <text:p>65000</text:p>
              </table:table-cell>
              <table:table-cell office:value-type="float" office:value="0.16207480430603">
                <text:p>0.1620748043060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00">
                <text:p>65100</text:p>
              </table:table-cell>
              <table:table-cell office:value-type="float" office:value="0.167188405990601">
                <text:p>0.16718840599060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00">
                <text:p>65200</text:p>
              </table:table-cell>
              <table:table-cell office:value-type="float" office:value="0.170656442642212">
                <text:p>0.17065644264221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00">
                <text:p>65300</text:p>
              </table:table-cell>
              <table:table-cell office:value-type="float" office:value="0.166428327560425">
                <text:p>0.16642832756042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00">
                <text:p>65400</text:p>
              </table:table-cell>
              <table:table-cell office:value-type="float" office:value="0.169528961181641">
                <text:p>0.16952896118164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00">
                <text:p>65500</text:p>
              </table:table-cell>
              <table:table-cell office:value-type="float" office:value="0.161886215209961">
                <text:p>0.16188621520996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00">
                <text:p>65600</text:p>
              </table:table-cell>
              <table:table-cell office:value-type="float" office:value="0.154397964477539">
                <text:p>0.15439796447753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00">
                <text:p>65700</text:p>
              </table:table-cell>
              <table:table-cell office:value-type="float" office:value="0.156953573226929">
                <text:p>0.15695357322692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00">
                <text:p>65800</text:p>
              </table:table-cell>
              <table:table-cell office:value-type="float" office:value="0.154170989990234">
                <text:p>0.15417098999023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00">
                <text:p>65900</text:p>
              </table:table-cell>
              <table:table-cell office:value-type="float" office:value="0.159027099609375">
                <text:p>0.15902709960937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00">
                <text:p>66000</text:p>
              </table:table-cell>
              <table:table-cell office:value-type="float" office:value="0.160797119140625">
                <text:p>0.16079711914062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00">
                <text:p>66100</text:p>
              </table:table-cell>
              <table:table-cell office:value-type="float" office:value="0.163336992263794">
                <text:p>0.16333699226379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00">
                <text:p>66200</text:p>
              </table:table-cell>
              <table:table-cell office:value-type="float" office:value="0.159395456314087">
                <text:p>0.15939545631408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00">
                <text:p>66300</text:p>
              </table:table-cell>
              <table:table-cell office:value-type="float" office:value="0.164320945739746">
                <text:p>0.16432094573974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00">
                <text:p>66400</text:p>
              </table:table-cell>
              <table:table-cell office:value-type="float" office:value="0.175134658813477">
                <text:p>0.17513465881347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00">
                <text:p>66500</text:p>
              </table:table-cell>
              <table:table-cell office:value-type="float" office:value="0.175764322280884">
                <text:p>0.17576432228088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00">
                <text:p>66600</text:p>
              </table:table-cell>
              <table:table-cell office:value-type="float" office:value="0.179145097732544">
                <text:p>0.17914509773254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00">
                <text:p>66700</text:p>
              </table:table-cell>
              <table:table-cell office:value-type="float" office:value="0.191563367843628">
                <text:p>0.19156336784362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00">
                <text:p>66800</text:p>
              </table:table-cell>
              <table:table-cell office:value-type="float" office:value="0.170084476470947">
                <text:p>0.17008447647094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00">
                <text:p>66900</text:p>
              </table:table-cell>
              <table:table-cell office:value-type="float" office:value="0.173209428787231">
                <text:p>0.17320942878723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00">
                <text:p>67000</text:p>
              </table:table-cell>
              <table:table-cell office:value-type="float" office:value="0.175005912780762">
                <text:p>0.17500591278076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00">
                <text:p>67100</text:p>
              </table:table-cell>
              <table:table-cell office:value-type="float" office:value="0.168100833892822">
                <text:p>0.16810083389282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00">
                <text:p>67200</text:p>
              </table:table-cell>
              <table:table-cell office:value-type="float" office:value="0.165873765945435">
                <text:p>0.16587376594543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00">
                <text:p>67300</text:p>
              </table:table-cell>
              <table:table-cell office:value-type="float" office:value="0.181290864944458">
                <text:p>0.18129086494445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00">
                <text:p>67400</text:p>
              </table:table-cell>
              <table:table-cell office:value-type="float" office:value="0.165914297103882">
                <text:p>0.16591429710388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00">
                <text:p>67500</text:p>
              </table:table-cell>
              <table:table-cell office:value-type="float" office:value="0.171262264251709">
                <text:p>0.17126226425170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00">
                <text:p>67600</text:p>
              </table:table-cell>
              <table:table-cell office:value-type="float" office:value="0.171905994415283">
                <text:p>0.17190599441528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00">
                <text:p>67700</text:p>
              </table:table-cell>
              <table:table-cell office:value-type="float" office:value="0.169559001922607">
                <text:p>0.16955900192260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00">
                <text:p>67800</text:p>
              </table:table-cell>
              <table:table-cell office:value-type="float" office:value="0.175004005432129">
                <text:p>0.17500400543212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00">
                <text:p>67900</text:p>
              </table:table-cell>
              <table:table-cell office:value-type="float" office:value="0.16970157623291">
                <text:p>0.1697015762329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00">
                <text:p>68000</text:p>
              </table:table-cell>
              <table:table-cell office:value-type="float" office:value="0.172170162200928">
                <text:p>0.17217016220092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00">
                <text:p>68100</text:p>
              </table:table-cell>
              <table:table-cell office:value-type="float" office:value="0.168943881988525">
                <text:p>0.1689438819885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00">
                <text:p>68200</text:p>
              </table:table-cell>
              <table:table-cell office:value-type="float" office:value="0.171695709228516">
                <text:p>0.17169570922851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00">
                <text:p>68300</text:p>
              </table:table-cell>
              <table:table-cell office:value-type="float" office:value="0.16977596282959">
                <text:p>0.1697759628295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00">
                <text:p>68400</text:p>
              </table:table-cell>
              <table:table-cell office:value-type="float" office:value="0.1729736328125">
                <text:p>0.17297363281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00">
                <text:p>68500</text:p>
              </table:table-cell>
              <table:table-cell office:value-type="float" office:value="0.202764749526978">
                <text:p>0.20276474952697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00">
                <text:p>68600</text:p>
              </table:table-cell>
              <table:table-cell office:value-type="float" office:value="0.181157350540161">
                <text:p>0.18115735054016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00">
                <text:p>68700</text:p>
              </table:table-cell>
              <table:table-cell office:value-type="float" office:value="0.171854019165039">
                <text:p>0.17185401916503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00">
                <text:p>68800</text:p>
              </table:table-cell>
              <table:table-cell office:value-type="float" office:value="0.182516098022461">
                <text:p>0.18251609802246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00">
                <text:p>68900</text:p>
              </table:table-cell>
              <table:table-cell office:value-type="float" office:value="0.201239585876465">
                <text:p>0.20123958587646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00">
                <text:p>69000</text:p>
              </table:table-cell>
              <table:table-cell office:value-type="float" office:value="0.173962593078613">
                <text:p>0.17396259307861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00">
                <text:p>69100</text:p>
              </table:table-cell>
              <table:table-cell office:value-type="float" office:value="0.172140121459961">
                <text:p>0.17214012145996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00">
                <text:p>69200</text:p>
              </table:table-cell>
              <table:table-cell office:value-type="float" office:value="0.174705028533936">
                <text:p>0.17470502853393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00">
                <text:p>69300</text:p>
              </table:table-cell>
              <table:table-cell office:value-type="float" office:value="0.182942628860474">
                <text:p>0.18294262886047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00">
                <text:p>69400</text:p>
              </table:table-cell>
              <table:table-cell office:value-type="float" office:value="0.183284759521484">
                <text:p>0.18328475952148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00">
                <text:p>69500</text:p>
              </table:table-cell>
              <table:table-cell office:value-type="float" office:value="0.175096988677979">
                <text:p>0.17509698867797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00">
                <text:p>69600</text:p>
              </table:table-cell>
              <table:table-cell office:value-type="float" office:value="0.17717719078064">
                <text:p>0.1771771907806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00">
                <text:p>69700</text:p>
              </table:table-cell>
              <table:table-cell office:value-type="float" office:value="0.179023742675781">
                <text:p>0.17902374267578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00">
                <text:p>69800</text:p>
              </table:table-cell>
              <table:table-cell office:value-type="float" office:value="0.179560899734497">
                <text:p>0.17956089973449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00">
                <text:p>69900</text:p>
              </table:table-cell>
              <table:table-cell office:value-type="float" office:value="0.184926748275757">
                <text:p>0.18492674827575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00">
                <text:p>70000</text:p>
              </table:table-cell>
              <table:table-cell office:value-type="float" office:value="0.192348718643188">
                <text:p>0.1923487186431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00">
                <text:p>70100</text:p>
              </table:table-cell>
              <table:table-cell office:value-type="float" office:value="0.178317785263062">
                <text:p>0.17831778526306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00">
                <text:p>70200</text:p>
              </table:table-cell>
              <table:table-cell office:value-type="float" office:value="0.180803775787354">
                <text:p>0.18080377578735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00">
                <text:p>70300</text:p>
              </table:table-cell>
              <table:table-cell office:value-type="float" office:value="0.180829048156738">
                <text:p>0.18082904815673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00">
                <text:p>70400</text:p>
              </table:table-cell>
              <table:table-cell office:value-type="float" office:value="0.182068824768066">
                <text:p>0.18206882476806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00">
                <text:p>70500</text:p>
              </table:table-cell>
              <table:table-cell office:value-type="float" office:value="0.182783126831055">
                <text:p>0.18278312683105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00">
                <text:p>70600</text:p>
              </table:table-cell>
              <table:table-cell office:value-type="float" office:value="0.210803985595703">
                <text:p>0.21080398559570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00">
                <text:p>70700</text:p>
              </table:table-cell>
              <table:table-cell office:value-type="float" office:value="0.199642419815063">
                <text:p>0.19964241981506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00">
                <text:p>70800</text:p>
              </table:table-cell>
              <table:table-cell office:value-type="float" office:value="0.199175834655762">
                <text:p>0.19917583465576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00">
                <text:p>70900</text:p>
              </table:table-cell>
              <table:table-cell office:value-type="float" office:value="0.199836492538452">
                <text:p>0.19983649253845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00">
                <text:p>71000</text:p>
              </table:table-cell>
              <table:table-cell office:value-type="float" office:value="0.187457323074341">
                <text:p>0.18745732307434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00">
                <text:p>71100</text:p>
              </table:table-cell>
              <table:table-cell office:value-type="float" office:value="0.201263189315796">
                <text:p>0.20126318931579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00">
                <text:p>71200</text:p>
              </table:table-cell>
              <table:table-cell office:value-type="float" office:value="0.203144073486328">
                <text:p>0.20314407348632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00">
                <text:p>71300</text:p>
              </table:table-cell>
              <table:table-cell office:value-type="float" office:value="0.185748338699341">
                <text:p>0.18574833869934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00">
                <text:p>71400</text:p>
              </table:table-cell>
              <table:table-cell office:value-type="float" office:value="0.191997289657593">
                <text:p>0.19199728965759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00">
                <text:p>71500</text:p>
              </table:table-cell>
              <table:table-cell office:value-type="float" office:value="0.190004110336304">
                <text:p>0.1900041103363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00">
                <text:p>71600</text:p>
              </table:table-cell>
              <table:table-cell office:value-type="float" office:value="0.196602582931519">
                <text:p>0.19660258293151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00">
                <text:p>71700</text:p>
              </table:table-cell>
              <table:table-cell office:value-type="float" office:value="0.185966968536377">
                <text:p>0.18596696853637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00">
                <text:p>71800</text:p>
              </table:table-cell>
              <table:table-cell office:value-type="float" office:value="0.193626165390015">
                <text:p>0.19362616539001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00">
                <text:p>71900</text:p>
              </table:table-cell>
              <table:table-cell office:value-type="float" office:value="0.189083099365234">
                <text:p>0.18908309936523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00">
                <text:p>72000</text:p>
              </table:table-cell>
              <table:table-cell office:value-type="float" office:value="0.188844203948975">
                <text:p>0.18884420394897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00">
                <text:p>72100</text:p>
              </table:table-cell>
              <table:table-cell office:value-type="float" office:value="0.200580358505249">
                <text:p>0.20058035850524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00">
                <text:p>72200</text:p>
              </table:table-cell>
              <table:table-cell office:value-type="float" office:value="0.196877241134644">
                <text:p>0.19687724113464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00">
                <text:p>72300</text:p>
              </table:table-cell>
              <table:table-cell office:value-type="float" office:value="0.196248054504395">
                <text:p>0.19624805450439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00">
                <text:p>72400</text:p>
              </table:table-cell>
              <table:table-cell office:value-type="float" office:value="0.209702968597412">
                <text:p>0.20970296859741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00">
                <text:p>72500</text:p>
              </table:table-cell>
              <table:table-cell office:value-type="float" office:value="0.194990873336792">
                <text:p>0.19499087333679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00">
                <text:p>72600</text:p>
              </table:table-cell>
              <table:table-cell office:value-type="float" office:value="0.195719480514526">
                <text:p>0.19571948051452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00">
                <text:p>72700</text:p>
              </table:table-cell>
              <table:table-cell office:value-type="float" office:value="0.196899175643921">
                <text:p>0.19689917564392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00">
                <text:p>72800</text:p>
              </table:table-cell>
              <table:table-cell office:value-type="float" office:value="0.212076663970947">
                <text:p>0.21207666397094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00">
                <text:p>72900</text:p>
              </table:table-cell>
              <table:table-cell office:value-type="float" office:value="0.212518453598022">
                <text:p>0.21251845359802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00">
                <text:p>73000</text:p>
              </table:table-cell>
              <table:table-cell office:value-type="float" office:value="0.190325498580933">
                <text:p>0.19032549858093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00">
                <text:p>73100</text:p>
              </table:table-cell>
              <table:table-cell office:value-type="float" office:value="0.191511392593384">
                <text:p>0.19151139259338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00">
                <text:p>73200</text:p>
              </table:table-cell>
              <table:table-cell office:value-type="float" office:value="0.201637268066406">
                <text:p>0.20163726806640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00">
                <text:p>73300</text:p>
              </table:table-cell>
              <table:table-cell office:value-type="float" office:value="0.200996160507202">
                <text:p>0.20099616050720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00">
                <text:p>73400</text:p>
              </table:table-cell>
              <table:table-cell office:value-type="float" office:value="0.194827318191528">
                <text:p>0.19482731819152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00">
                <text:p>73500</text:p>
              </table:table-cell>
              <table:table-cell office:value-type="float" office:value="0.19568133354187">
                <text:p>0.1956813335418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00">
                <text:p>73600</text:p>
              </table:table-cell>
              <table:table-cell office:value-type="float" office:value="0.195809841156006">
                <text:p>0.19580984115600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00">
                <text:p>73700</text:p>
              </table:table-cell>
              <table:table-cell office:value-type="float" office:value="0.201849222183228">
                <text:p>0.20184922218322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00">
                <text:p>73800</text:p>
              </table:table-cell>
              <table:table-cell office:value-type="float" office:value="0.229283332824707">
                <text:p>0.22928333282470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00">
                <text:p>73900</text:p>
              </table:table-cell>
              <table:table-cell office:value-type="float" office:value="0.198121786117554">
                <text:p>0.19812178611755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00">
                <text:p>74000</text:p>
              </table:table-cell>
              <table:table-cell office:value-type="float" office:value="0.197941303253174">
                <text:p>0.19794130325317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00">
                <text:p>74100</text:p>
              </table:table-cell>
              <table:table-cell office:value-type="float" office:value="0.202888250350952">
                <text:p>0.20288825035095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00">
                <text:p>74200</text:p>
              </table:table-cell>
              <table:table-cell office:value-type="float" office:value="0.202887058258057">
                <text:p>0.20288705825805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00">
                <text:p>74300</text:p>
              </table:table-cell>
              <table:table-cell office:value-type="float" office:value="0.207052946090698">
                <text:p>0.2070529460906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00">
                <text:p>74400</text:p>
              </table:table-cell>
              <table:table-cell office:value-type="float" office:value="0.200745582580566">
                <text:p>0.20074558258056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00">
                <text:p>74500</text:p>
              </table:table-cell>
              <table:table-cell office:value-type="float" office:value="0.211594581604004">
                <text:p>0.21159458160400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00">
                <text:p>74600</text:p>
              </table:table-cell>
              <table:table-cell office:value-type="float" office:value="0.21021842956543">
                <text:p>0.2102184295654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00">
                <text:p>74700</text:p>
              </table:table-cell>
              <table:table-cell office:value-type="float" office:value="0.202992916107178">
                <text:p>0.20299291610717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00">
                <text:p>74800</text:p>
              </table:table-cell>
              <table:table-cell office:value-type="float" office:value="0.204220056533813">
                <text:p>0.20422005653381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00">
                <text:p>74900</text:p>
              </table:table-cell>
              <table:table-cell office:value-type="float" office:value="0.202019214630127">
                <text:p>0.20201921463012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00">
                <text:p>75000</text:p>
              </table:table-cell>
              <table:table-cell office:value-type="float" office:value="0.201524496078491">
                <text:p>0.20152449607849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00">
                <text:p>75100</text:p>
              </table:table-cell>
              <table:table-cell office:value-type="float" office:value="0.21324610710144">
                <text:p>0.2132461071014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00">
                <text:p>75200</text:p>
              </table:table-cell>
              <table:table-cell office:value-type="float" office:value="0.215412378311157">
                <text:p>0.21541237831115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00">
                <text:p>75300</text:p>
              </table:table-cell>
              <table:table-cell office:value-type="float" office:value="0.204871416091919">
                <text:p>0.20487141609191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00">
                <text:p>75400</text:p>
              </table:table-cell>
              <table:table-cell office:value-type="float" office:value="0.205539226531982">
                <text:p>0.20553922653198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00">
                <text:p>75500</text:p>
              </table:table-cell>
              <table:table-cell office:value-type="float" office:value="0.22033166885376">
                <text:p>0.2203316688537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00">
                <text:p>75600</text:p>
              </table:table-cell>
              <table:table-cell office:value-type="float" office:value="0.215885639190674">
                <text:p>0.21588563919067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00">
                <text:p>75700</text:p>
              </table:table-cell>
              <table:table-cell office:value-type="float" office:value="0.23572826385498">
                <text:p>0.2357282638549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00">
                <text:p>75800</text:p>
              </table:table-cell>
              <table:table-cell office:value-type="float" office:value="0.231800079345703">
                <text:p>0.23180007934570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00">
                <text:p>75900</text:p>
              </table:table-cell>
              <table:table-cell office:value-type="float" office:value="0.211356163024902">
                <text:p>0.21135616302490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00">
                <text:p>76000</text:p>
              </table:table-cell>
              <table:table-cell office:value-type="float" office:value="0.208014249801636">
                <text:p>0.20801424980163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00">
                <text:p>76100</text:p>
              </table:table-cell>
              <table:table-cell office:value-type="float" office:value="0.208391666412354">
                <text:p>0.20839166641235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00">
                <text:p>76200</text:p>
              </table:table-cell>
              <table:table-cell office:value-type="float" office:value="0.212295055389404">
                <text:p>0.21229505538940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00">
                <text:p>76300</text:p>
              </table:table-cell>
              <table:table-cell office:value-type="float" office:value="0.205555438995361">
                <text:p>0.20555543899536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00">
                <text:p>76400</text:p>
              </table:table-cell>
              <table:table-cell office:value-type="float" office:value="0.212757110595703">
                <text:p>0.21275711059570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00">
                <text:p>76500</text:p>
              </table:table-cell>
              <table:table-cell office:value-type="float" office:value="0.214307546615601">
                <text:p>0.21430754661560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00">
                <text:p>76600</text:p>
              </table:table-cell>
              <table:table-cell office:value-type="float" office:value="0.218430519104004">
                <text:p>0.21843051910400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00">
                <text:p>76700</text:p>
              </table:table-cell>
              <table:table-cell office:value-type="float" office:value="0.222182989120483">
                <text:p>0.22218298912048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00">
                <text:p>76800</text:p>
              </table:table-cell>
              <table:table-cell office:value-type="float" office:value="0.229140281677246">
                <text:p>0.22914028167724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00">
                <text:p>76900</text:p>
              </table:table-cell>
              <table:table-cell office:value-type="float" office:value="0.219658851623535">
                <text:p>0.21965885162353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00">
                <text:p>77000</text:p>
              </table:table-cell>
              <table:table-cell office:value-type="float" office:value="0.230038166046143">
                <text:p>0.23003816604614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00">
                <text:p>77100</text:p>
              </table:table-cell>
              <table:table-cell office:value-type="float" office:value="0.217752933502197">
                <text:p>0.21775293350219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00">
                <text:p>77200</text:p>
              </table:table-cell>
              <table:table-cell office:value-type="float" office:value="0.214756488800049">
                <text:p>0.21475648880004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00">
                <text:p>77300</text:p>
              </table:table-cell>
              <table:table-cell office:value-type="float" office:value="0.229780673980713">
                <text:p>0.22978067398071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00">
                <text:p>77400</text:p>
              </table:table-cell>
              <table:table-cell office:value-type="float" office:value="0.234122276306152">
                <text:p>0.23412227630615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00">
                <text:p>77500</text:p>
              </table:table-cell>
              <table:table-cell office:value-type="float" office:value="0.236735582351685">
                <text:p>0.23673558235168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00">
                <text:p>77600</text:p>
              </table:table-cell>
              <table:table-cell office:value-type="float" office:value="0.235647439956665">
                <text:p>0.23564743995666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00">
                <text:p>77700</text:p>
              </table:table-cell>
              <table:table-cell office:value-type="float" office:value="0.234044551849365">
                <text:p>0.23404455184936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00">
                <text:p>77800</text:p>
              </table:table-cell>
              <table:table-cell office:value-type="float" office:value="0.233807563781738">
                <text:p>0.23380756378173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00">
                <text:p>77900</text:p>
              </table:table-cell>
              <table:table-cell office:value-type="float" office:value="0.221432209014893">
                <text:p>0.22143220901489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00">
                <text:p>78000</text:p>
              </table:table-cell>
              <table:table-cell office:value-type="float" office:value="0.229844331741333">
                <text:p>0.22984433174133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00">
                <text:p>78100</text:p>
              </table:table-cell>
              <table:table-cell office:value-type="float" office:value="0.232485771179199">
                <text:p>0.23248577117919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00">
                <text:p>78200</text:p>
              </table:table-cell>
              <table:table-cell office:value-type="float" office:value="0.232156753540039">
                <text:p>0.23215675354003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00">
                <text:p>78300</text:p>
              </table:table-cell>
              <table:table-cell office:value-type="float" office:value="0.225940465927124">
                <text:p>0.22594046592712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00">
                <text:p>78400</text:p>
              </table:table-cell>
              <table:table-cell office:value-type="float" office:value="0.222987413406372">
                <text:p>0.22298741340637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00">
                <text:p>78500</text:p>
              </table:table-cell>
              <table:table-cell office:value-type="float" office:value="0.222310781478882">
                <text:p>0.22231078147888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00">
                <text:p>78600</text:p>
              </table:table-cell>
              <table:table-cell office:value-type="float" office:value="0.220706462860107">
                <text:p>0.22070646286010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00">
                <text:p>78700</text:p>
              </table:table-cell>
              <table:table-cell office:value-type="float" office:value="0.21997857093811">
                <text:p>0.2199785709381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00">
                <text:p>78800</text:p>
              </table:table-cell>
              <table:table-cell office:value-type="float" office:value="0.220728158950806">
                <text:p>0.22072815895080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00">
                <text:p>78900</text:p>
              </table:table-cell>
              <table:table-cell office:value-type="float" office:value="0.220954179763794">
                <text:p>0.22095417976379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00">
                <text:p>79000</text:p>
              </table:table-cell>
              <table:table-cell office:value-type="float" office:value="0.222966909408569">
                <text:p>0.22296690940856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00">
                <text:p>79100</text:p>
              </table:table-cell>
              <table:table-cell office:value-type="float" office:value="0.221236944198608">
                <text:p>0.22123694419860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00">
                <text:p>79200</text:p>
              </table:table-cell>
              <table:table-cell office:value-type="float" office:value="0.22563648223877">
                <text:p>0.2256364822387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00">
                <text:p>79300</text:p>
              </table:table-cell>
              <table:table-cell office:value-type="float" office:value="0.223721742630005">
                <text:p>0.22372174263000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00">
                <text:p>79400</text:p>
              </table:table-cell>
              <table:table-cell office:value-type="float" office:value="0.228582620620728">
                <text:p>0.22858262062072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00">
                <text:p>79500</text:p>
              </table:table-cell>
              <table:table-cell office:value-type="float" office:value="0.22870659828186">
                <text:p>0.2287065982818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00">
                <text:p>79600</text:p>
              </table:table-cell>
              <table:table-cell office:value-type="float" office:value="0.231830596923828">
                <text:p>0.23183059692382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00">
                <text:p>79700</text:p>
              </table:table-cell>
              <table:table-cell office:value-type="float" office:value="0.225729942321777">
                <text:p>0.22572994232177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00">
                <text:p>79800</text:p>
              </table:table-cell>
              <table:table-cell office:value-type="float" office:value="0.236106157302856">
                <text:p>0.23610615730285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00">
                <text:p>79900</text:p>
              </table:table-cell>
              <table:table-cell office:value-type="float" office:value="0.234142780303955">
                <text:p>0.23414278030395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00">
                <text:p>80000</text:p>
              </table:table-cell>
              <table:table-cell office:value-type="float" office:value="0.237406492233276">
                <text:p>0.23740649223327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00">
                <text:p>80100</text:p>
              </table:table-cell>
              <table:table-cell office:value-type="float" office:value="0.234021902084351">
                <text:p>0.23402190208435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00">
                <text:p>80200</text:p>
              </table:table-cell>
              <table:table-cell office:value-type="float" office:value="0.228151798248291">
                <text:p>0.22815179824829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00">
                <text:p>80300</text:p>
              </table:table-cell>
              <table:table-cell office:value-type="float" office:value="0.232431888580322">
                <text:p>0.23243188858032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00">
                <text:p>80400</text:p>
              </table:table-cell>
              <table:table-cell office:value-type="float" office:value="0.235645055770874">
                <text:p>0.23564505577087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00">
                <text:p>80500</text:p>
              </table:table-cell>
              <table:table-cell office:value-type="float" office:value="0.239964485168457">
                <text:p>0.23996448516845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00">
                <text:p>80600</text:p>
              </table:table-cell>
              <table:table-cell office:value-type="float" office:value="0.236660480499268">
                <text:p>0.23666048049926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00">
                <text:p>80700</text:p>
              </table:table-cell>
              <table:table-cell office:value-type="float" office:value="0.229697465896606">
                <text:p>0.22969746589660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00">
                <text:p>80800</text:p>
              </table:table-cell>
              <table:table-cell office:value-type="float" office:value="0.230299472808838">
                <text:p>0.23029947280883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00">
                <text:p>80900</text:p>
              </table:table-cell>
              <table:table-cell office:value-type="float" office:value="0.229241609573364">
                <text:p>0.22924160957336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00">
                <text:p>81000</text:p>
              </table:table-cell>
              <table:table-cell office:value-type="float" office:value="0.233348846435547">
                <text:p>0.23334884643554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00">
                <text:p>81100</text:p>
              </table:table-cell>
              <table:table-cell office:value-type="float" office:value="0.233424425125122">
                <text:p>0.23342442512512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00">
                <text:p>81200</text:p>
              </table:table-cell>
              <table:table-cell office:value-type="float" office:value="0.244492530822754">
                <text:p>0.24449253082275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00">
                <text:p>81300</text:p>
              </table:table-cell>
              <table:table-cell office:value-type="float" office:value="0.237489938735962">
                <text:p>0.23748993873596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00">
                <text:p>81400</text:p>
              </table:table-cell>
              <table:table-cell office:value-type="float" office:value="0.242862224578857">
                <text:p>0.24286222457885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00">
                <text:p>81500</text:p>
              </table:table-cell>
              <table:table-cell office:value-type="float" office:value="0.234989881515503">
                <text:p>0.23498988151550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00">
                <text:p>81600</text:p>
              </table:table-cell>
              <table:table-cell office:value-type="float" office:value="0.232553482055664">
                <text:p>0.23255348205566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00">
                <text:p>81700</text:p>
              </table:table-cell>
              <table:table-cell office:value-type="float" office:value="0.232525825500488">
                <text:p>0.23252582550048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00">
                <text:p>81800</text:p>
              </table:table-cell>
              <table:table-cell office:value-type="float" office:value="0.242493152618408">
                <text:p>0.24249315261840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00">
                <text:p>81900</text:p>
              </table:table-cell>
              <table:table-cell office:value-type="float" office:value="0.243936538696289">
                <text:p>0.24393653869628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00">
                <text:p>82000</text:p>
              </table:table-cell>
              <table:table-cell office:value-type="float" office:value="0.246623039245605">
                <text:p>0.24662303924560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00">
                <text:p>82100</text:p>
              </table:table-cell>
              <table:table-cell office:value-type="float" office:value="0.241015195846558">
                <text:p>0.24101519584655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00">
                <text:p>82200</text:p>
              </table:table-cell>
              <table:table-cell office:value-type="float" office:value="0.246444702148438">
                <text:p>0.24644470214843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00">
                <text:p>82300</text:p>
              </table:table-cell>
              <table:table-cell office:value-type="float" office:value="0.2498779296875">
                <text:p>0.249877929687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00">
                <text:p>82400</text:p>
              </table:table-cell>
              <table:table-cell office:value-type="float" office:value="0.25957989692688">
                <text:p>0.2595798969268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00">
                <text:p>82500</text:p>
              </table:table-cell>
              <table:table-cell office:value-type="float" office:value="0.252243995666504">
                <text:p>0.25224399566650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00">
                <text:p>82600</text:p>
              </table:table-cell>
              <table:table-cell office:value-type="float" office:value="0.24970555305481">
                <text:p>0.2497055530548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00">
                <text:p>82700</text:p>
              </table:table-cell>
              <table:table-cell office:value-type="float" office:value="0.249636650085449">
                <text:p>0.24963665008544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00">
                <text:p>82800</text:p>
              </table:table-cell>
              <table:table-cell office:value-type="float" office:value="0.242972612380981">
                <text:p>0.24297261238098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00">
                <text:p>82900</text:p>
              </table:table-cell>
              <table:table-cell office:value-type="float" office:value="0.244232416152954">
                <text:p>0.24423241615295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00">
                <text:p>83000</text:p>
              </table:table-cell>
              <table:table-cell office:value-type="float" office:value="0.253313779830933">
                <text:p>0.25331377983093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00">
                <text:p>83100</text:p>
              </table:table-cell>
              <table:table-cell office:value-type="float" office:value="0.258120775222778">
                <text:p>0.25812077522277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00">
                <text:p>83200</text:p>
              </table:table-cell>
              <table:table-cell office:value-type="float" office:value="0.257279396057129">
                <text:p>0.25727939605712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00">
                <text:p>83300</text:p>
              </table:table-cell>
              <table:table-cell office:value-type="float" office:value="0.26039719581604">
                <text:p>0.2603971958160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00">
                <text:p>83400</text:p>
              </table:table-cell>
              <table:table-cell office:value-type="float" office:value="0.261681318283081">
                <text:p>0.26168131828308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00">
                <text:p>83500</text:p>
              </table:table-cell>
              <table:table-cell office:value-type="float" office:value="0.255244016647339">
                <text:p>0.25524401664733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00">
                <text:p>83600</text:p>
              </table:table-cell>
              <table:table-cell office:value-type="float" office:value="0.248164653778076">
                <text:p>0.24816465377807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00">
                <text:p>83700</text:p>
              </table:table-cell>
              <table:table-cell office:value-type="float" office:value="0.256314039230347">
                <text:p>0.25631403923034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00">
                <text:p>83800</text:p>
              </table:table-cell>
              <table:table-cell office:value-type="float" office:value="0.2517991065979">
                <text:p>0.251799106597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00">
                <text:p>83900</text:p>
              </table:table-cell>
              <table:table-cell office:value-type="float" office:value="0.254360914230347">
                <text:p>0.25436091423034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00">
                <text:p>84000</text:p>
              </table:table-cell>
              <table:table-cell office:value-type="float" office:value="0.260340452194214">
                <text:p>0.26034045219421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00">
                <text:p>84100</text:p>
              </table:table-cell>
              <table:table-cell office:value-type="float" office:value="0.255938291549683">
                <text:p>0.25593829154968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00">
                <text:p>84200</text:p>
              </table:table-cell>
              <table:table-cell office:value-type="float" office:value="0.260337352752686">
                <text:p>0.26033735275268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00">
                <text:p>84300</text:p>
              </table:table-cell>
              <table:table-cell office:value-type="float" office:value="0.261177539825439">
                <text:p>0.26117753982543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00">
                <text:p>84400</text:p>
              </table:table-cell>
              <table:table-cell office:value-type="float" office:value="0.264108657836914">
                <text:p>0.26410865783691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00">
                <text:p>84500</text:p>
              </table:table-cell>
              <table:table-cell office:value-type="float" office:value="0.262280464172363">
                <text:p>0.26228046417236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00">
                <text:p>84600</text:p>
              </table:table-cell>
              <table:table-cell office:value-type="float" office:value="0.258914470672607">
                <text:p>0.25891447067260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00">
                <text:p>84700</text:p>
              </table:table-cell>
              <table:table-cell office:value-type="float" office:value="0.261541128158569">
                <text:p>0.26154112815856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00">
                <text:p>84800</text:p>
              </table:table-cell>
              <table:table-cell office:value-type="float" office:value="0.260261058807373">
                <text:p>0.26026105880737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00">
                <text:p>84900</text:p>
              </table:table-cell>
              <table:table-cell office:value-type="float" office:value="0.260459423065186">
                <text:p>0.26045942306518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00">
                <text:p>85000</text:p>
              </table:table-cell>
              <table:table-cell office:value-type="float" office:value="0.263180017471314">
                <text:p>0.26318001747131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00">
                <text:p>85100</text:p>
              </table:table-cell>
              <table:table-cell office:value-type="float" office:value="0.258834600448608">
                <text:p>0.25883460044860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00">
                <text:p>85200</text:p>
              </table:table-cell>
              <table:table-cell office:value-type="float" office:value="0.25999927520752">
                <text:p>0.2599992752075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00">
                <text:p>85300</text:p>
              </table:table-cell>
              <table:table-cell office:value-type="float" office:value="0.256445646286011">
                <text:p>0.25644564628601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00">
                <text:p>85400</text:p>
              </table:table-cell>
              <table:table-cell office:value-type="float" office:value="0.288283109664917">
                <text:p>0.28828310966491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00">
                <text:p>85500</text:p>
              </table:table-cell>
              <table:table-cell office:value-type="float" office:value="0.271458625793457">
                <text:p>0.27145862579345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00">
                <text:p>85600</text:p>
              </table:table-cell>
              <table:table-cell office:value-type="float" office:value="0.272118806838989">
                <text:p>0.27211880683898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00">
                <text:p>85700</text:p>
              </table:table-cell>
              <table:table-cell office:value-type="float" office:value="0.260470151901245">
                <text:p>0.26047015190124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00">
                <text:p>85800</text:p>
              </table:table-cell>
              <table:table-cell office:value-type="float" office:value="0.27117395401001">
                <text:p>0.2711739540100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00">
                <text:p>85900</text:p>
              </table:table-cell>
              <table:table-cell office:value-type="float" office:value="0.266406059265137">
                <text:p>0.26640605926513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00">
                <text:p>86000</text:p>
              </table:table-cell>
              <table:table-cell office:value-type="float" office:value="0.260084629058838">
                <text:p>0.26008462905883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00">
                <text:p>86100</text:p>
              </table:table-cell>
              <table:table-cell office:value-type="float" office:value="0.274237632751465">
                <text:p>0.27423763275146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00">
                <text:p>86200</text:p>
              </table:table-cell>
              <table:table-cell office:value-type="float" office:value="0.25968599319458">
                <text:p>0.2596859931945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00">
                <text:p>86300</text:p>
              </table:table-cell>
              <table:table-cell office:value-type="float" office:value="0.26911449432373">
                <text:p>0.2691144943237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00">
                <text:p>86400</text:p>
              </table:table-cell>
              <table:table-cell office:value-type="float" office:value="0.277431964874268">
                <text:p>0.27743196487426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00">
                <text:p>86500</text:p>
              </table:table-cell>
              <table:table-cell office:value-type="float" office:value="0.263764381408691">
                <text:p>0.26376438140869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00">
                <text:p>86600</text:p>
              </table:table-cell>
              <table:table-cell office:value-type="float" office:value="0.261564016342163">
                <text:p>0.26156401634216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00">
                <text:p>86700</text:p>
              </table:table-cell>
              <table:table-cell office:value-type="float" office:value="0.255380868911743">
                <text:p>0.25538086891174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00">
                <text:p>86800</text:p>
              </table:table-cell>
              <table:table-cell office:value-type="float" office:value="0.284420013427734">
                <text:p>0.28442001342773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00">
                <text:p>86900</text:p>
              </table:table-cell>
              <table:table-cell office:value-type="float" office:value="0.297704219818115">
                <text:p>0.29770421981811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00">
                <text:p>87000</text:p>
              </table:table-cell>
              <table:table-cell office:value-type="float" office:value="0.286647319793701">
                <text:p>0.28664731979370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00">
                <text:p>87100</text:p>
              </table:table-cell>
              <table:table-cell office:value-type="float" office:value="0.308234930038452">
                <text:p>0.30823493003845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00">
                <text:p>87200</text:p>
              </table:table-cell>
              <table:table-cell office:value-type="float" office:value="0.26947546005249">
                <text:p>0.2694754600524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00">
                <text:p>87300</text:p>
              </table:table-cell>
              <table:table-cell office:value-type="float" office:value="0.27071213722229">
                <text:p>0.2707121372222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00">
                <text:p>87400</text:p>
              </table:table-cell>
              <table:table-cell office:value-type="float" office:value="0.268700361251831">
                <text:p>0.26870036125183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00">
                <text:p>87500</text:p>
              </table:table-cell>
              <table:table-cell office:value-type="float" office:value="0.270156621932983">
                <text:p>0.27015662193298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00">
                <text:p>87600</text:p>
              </table:table-cell>
              <table:table-cell office:value-type="float" office:value="0.267702579498291">
                <text:p>0.26770257949829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00">
                <text:p>87700</text:p>
              </table:table-cell>
              <table:table-cell office:value-type="float" office:value="0.333250761032105">
                <text:p>0.33325076103210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00">
                <text:p>87800</text:p>
              </table:table-cell>
              <table:table-cell office:value-type="float" office:value="0.283167839050293">
                <text:p>0.28316783905029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00">
                <text:p>87900</text:p>
              </table:table-cell>
              <table:table-cell office:value-type="float" office:value="0.273281812667847">
                <text:p>0.27328181266784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00">
                <text:p>88000</text:p>
              </table:table-cell>
              <table:table-cell office:value-type="float" office:value="0.288560390472412">
                <text:p>0.28856039047241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00">
                <text:p>88100</text:p>
              </table:table-cell>
              <table:table-cell office:value-type="float" office:value="0.297841310501099">
                <text:p>0.29784131050109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00">
                <text:p>88200</text:p>
              </table:table-cell>
              <table:table-cell office:value-type="float" office:value="0.286582231521606">
                <text:p>0.28658223152160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00">
                <text:p>88300</text:p>
              </table:table-cell>
              <table:table-cell office:value-type="float" office:value="0.29042649269104">
                <text:p>0.2904264926910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00">
                <text:p>88400</text:p>
              </table:table-cell>
              <table:table-cell office:value-type="float" office:value="0.290870666503906">
                <text:p>0.29087066650390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00">
                <text:p>88500</text:p>
              </table:table-cell>
              <table:table-cell office:value-type="float" office:value="0.312116622924805">
                <text:p>0.31211662292480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00">
                <text:p>88600</text:p>
              </table:table-cell>
              <table:table-cell office:value-type="float" office:value="0.281583070755005">
                <text:p>0.28158307075500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00">
                <text:p>88700</text:p>
              </table:table-cell>
              <table:table-cell office:value-type="float" office:value="0.304142951965332">
                <text:p>0.30414295196533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00">
                <text:p>88800</text:p>
              </table:table-cell>
              <table:table-cell office:value-type="float" office:value="0.282386779785156">
                <text:p>0.28238677978515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00">
                <text:p>88900</text:p>
              </table:table-cell>
              <table:table-cell office:value-type="float" office:value="0.279465436935425">
                <text:p>0.2794654369354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00">
                <text:p>89000</text:p>
              </table:table-cell>
              <table:table-cell office:value-type="float" office:value="0.294547557830811">
                <text:p>0.29454755783081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00">
                <text:p>89100</text:p>
              </table:table-cell>
              <table:table-cell office:value-type="float" office:value="0.278309106826782">
                <text:p>0.27830910682678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00">
                <text:p>89200</text:p>
              </table:table-cell>
              <table:table-cell office:value-type="float" office:value="0.278069019317627">
                <text:p>0.27806901931762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00">
                <text:p>89300</text:p>
              </table:table-cell>
              <table:table-cell office:value-type="float" office:value="0.286715507507324">
                <text:p>0.28671550750732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00">
                <text:p>89400</text:p>
              </table:table-cell>
              <table:table-cell office:value-type="float" office:value="0.280120134353638">
                <text:p>0.28012013435363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00">
                <text:p>89500</text:p>
              </table:table-cell>
              <table:table-cell office:value-type="float" office:value="0.277495384216309">
                <text:p>0.27749538421630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00">
                <text:p>89600</text:p>
              </table:table-cell>
              <table:table-cell office:value-type="float" office:value="0.278824090957642">
                <text:p>0.27882409095764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00">
                <text:p>89700</text:p>
              </table:table-cell>
              <table:table-cell office:value-type="float" office:value="0.283208131790161">
                <text:p>0.28320813179016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00">
                <text:p>89800</text:p>
              </table:table-cell>
              <table:table-cell office:value-type="float" office:value="0.282592535018921">
                <text:p>0.28259253501892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00">
                <text:p>89900</text:p>
              </table:table-cell>
              <table:table-cell office:value-type="float" office:value="0.30156397819519">
                <text:p>0.3015639781951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00">
                <text:p>90000</text:p>
              </table:table-cell>
              <table:table-cell office:value-type="float" office:value="0.280343770980835">
                <text:p>0.28034377098083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00">
                <text:p>90100</text:p>
              </table:table-cell>
              <table:table-cell office:value-type="float" office:value="0.280518293380737">
                <text:p>0.28051829338073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00">
                <text:p>90200</text:p>
              </table:table-cell>
              <table:table-cell office:value-type="float" office:value="0.28324031829834">
                <text:p>0.2832403182983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00">
                <text:p>90300</text:p>
              </table:table-cell>
              <table:table-cell office:value-type="float" office:value="0.309080600738525">
                <text:p>0.30908060073852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00">
                <text:p>90400</text:p>
              </table:table-cell>
              <table:table-cell office:value-type="float" office:value="0.307716369628906">
                <text:p>0.30771636962890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00">
                <text:p>90500</text:p>
              </table:table-cell>
              <table:table-cell office:value-type="float" office:value="0.286439895629883">
                <text:p>0.28643989562988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00">
                <text:p>90600</text:p>
              </table:table-cell>
              <table:table-cell office:value-type="float" office:value="0.292807340621948">
                <text:p>0.29280734062194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00">
                <text:p>90700</text:p>
              </table:table-cell>
              <table:table-cell office:value-type="float" office:value="0.297178983688355">
                <text:p>0.29717898368835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00">
                <text:p>90800</text:p>
              </table:table-cell>
              <table:table-cell office:value-type="float" office:value="0.294464826583862">
                <text:p>0.29446482658386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00">
                <text:p>90900</text:p>
              </table:table-cell>
              <table:table-cell office:value-type="float" office:value="0.291942596435547">
                <text:p>0.29194259643554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00">
                <text:p>91000</text:p>
              </table:table-cell>
              <table:table-cell office:value-type="float" office:value="0.293661117553711">
                <text:p>0.29366111755371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00">
                <text:p>91100</text:p>
              </table:table-cell>
              <table:table-cell office:value-type="float" office:value="0.297926425933838">
                <text:p>0.29792642593383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00">
                <text:p>91200</text:p>
              </table:table-cell>
              <table:table-cell office:value-type="float" office:value="0.292501211166382">
                <text:p>0.29250121116638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00">
                <text:p>91300</text:p>
              </table:table-cell>
              <table:table-cell office:value-type="float" office:value="0.292726039886475">
                <text:p>0.29272603988647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00">
                <text:p>91400</text:p>
              </table:table-cell>
              <table:table-cell office:value-type="float" office:value="0.310754537582397">
                <text:p>0.31075453758239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00">
                <text:p>91500</text:p>
              </table:table-cell>
              <table:table-cell office:value-type="float" office:value="0.295528411865234">
                <text:p>0.29552841186523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00">
                <text:p>91600</text:p>
              </table:table-cell>
              <table:table-cell office:value-type="float" office:value="0.295944690704346">
                <text:p>0.29594469070434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00">
                <text:p>91700</text:p>
              </table:table-cell>
              <table:table-cell office:value-type="float" office:value="0.295569658279419">
                <text:p>0.29556965827941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00">
                <text:p>91800</text:p>
              </table:table-cell>
              <table:table-cell office:value-type="float" office:value="0.298447608947754">
                <text:p>0.29844760894775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00">
                <text:p>91900</text:p>
              </table:table-cell>
              <table:table-cell office:value-type="float" office:value="0.2997727394104">
                <text:p>0.299772739410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00">
                <text:p>92000</text:p>
              </table:table-cell>
              <table:table-cell office:value-type="float" office:value="0.306280136108398">
                <text:p>0.30628013610839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00">
                <text:p>92100</text:p>
              </table:table-cell>
              <table:table-cell office:value-type="float" office:value="0.304466724395752">
                <text:p>0.30446672439575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00">
                <text:p>92200</text:p>
              </table:table-cell>
              <table:table-cell office:value-type="float" office:value="0.303700685501099">
                <text:p>0.30370068550109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00">
                <text:p>92300</text:p>
              </table:table-cell>
              <table:table-cell office:value-type="float" office:value="0.305615425109863">
                <text:p>0.30561542510986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00">
                <text:p>92400</text:p>
              </table:table-cell>
              <table:table-cell office:value-type="float" office:value="0.341991662979126">
                <text:p>0.34199166297912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00">
                <text:p>92500</text:p>
              </table:table-cell>
              <table:table-cell office:value-type="float" office:value="0.3046875">
                <text:p>0.304687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00">
                <text:p>92600</text:p>
              </table:table-cell>
              <table:table-cell office:value-type="float" office:value="0.313185691833496">
                <text:p>0.31318569183349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00">
                <text:p>92700</text:p>
              </table:table-cell>
              <table:table-cell office:value-type="float" office:value="0.325676918029785">
                <text:p>0.32567691802978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00">
                <text:p>92800</text:p>
              </table:table-cell>
              <table:table-cell office:value-type="float" office:value="0.310628652572632">
                <text:p>0.31062865257263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00">
                <text:p>92900</text:p>
              </table:table-cell>
              <table:table-cell office:value-type="float" office:value="0.306459665298462">
                <text:p>0.30645966529846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00">
                <text:p>93000</text:p>
              </table:table-cell>
              <table:table-cell office:value-type="float" office:value="0.302768468856812">
                <text:p>0.30276846885681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00">
                <text:p>93100</text:p>
              </table:table-cell>
              <table:table-cell office:value-type="float" office:value="0.312506914138794">
                <text:p>0.31250691413879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00">
                <text:p>93200</text:p>
              </table:table-cell>
              <table:table-cell office:value-type="float" office:value="0.3182373046875">
                <text:p>0.318237304687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00">
                <text:p>93300</text:p>
              </table:table-cell>
              <table:table-cell office:value-type="float" office:value="0.317678213119507">
                <text:p>0.31767821311950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00">
                <text:p>93400</text:p>
              </table:table-cell>
              <table:table-cell office:value-type="float" office:value="0.316709041595459">
                <text:p>0.31670904159545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00">
                <text:p>93500</text:p>
              </table:table-cell>
              <table:table-cell office:value-type="float" office:value="0.324003458023071">
                <text:p>0.32400345802307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00">
                <text:p>93600</text:p>
              </table:table-cell>
              <table:table-cell office:value-type="float" office:value="0.338040590286255">
                <text:p>0.33804059028625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00">
                <text:p>93700</text:p>
              </table:table-cell>
              <table:table-cell office:value-type="float" office:value="0.320560216903687">
                <text:p>0.32056021690368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00">
                <text:p>93800</text:p>
              </table:table-cell>
              <table:table-cell office:value-type="float" office:value="0.324193239212036">
                <text:p>0.32419323921203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00">
                <text:p>93900</text:p>
              </table:table-cell>
              <table:table-cell office:value-type="float" office:value="0.322026491165161">
                <text:p>0.32202649116516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00">
                <text:p>94000</text:p>
              </table:table-cell>
              <table:table-cell office:value-type="float" office:value="0.325238943099976">
                <text:p>0.32523894309997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00">
                <text:p>94100</text:p>
              </table:table-cell>
              <table:table-cell office:value-type="float" office:value="0.324377775192261">
                <text:p>0.32437777519226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00">
                <text:p>94200</text:p>
              </table:table-cell>
              <table:table-cell office:value-type="float" office:value="0.328966379165649">
                <text:p>0.32896637916564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00">
                <text:p>94300</text:p>
              </table:table-cell>
              <table:table-cell office:value-type="float" office:value="0.330341815948486">
                <text:p>0.33034181594848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00">
                <text:p>94400</text:p>
              </table:table-cell>
              <table:table-cell office:value-type="float" office:value="0.328616380691528">
                <text:p>0.32861638069152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00">
                <text:p>94500</text:p>
              </table:table-cell>
              <table:table-cell office:value-type="float" office:value="0.330169916152954">
                <text:p>0.33016991615295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00">
                <text:p>94600</text:p>
              </table:table-cell>
              <table:table-cell office:value-type="float" office:value="0.332422971725464">
                <text:p>0.33242297172546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00">
                <text:p>94700</text:p>
              </table:table-cell>
              <table:table-cell office:value-type="float" office:value="0.354851245880127">
                <text:p>0.35485124588012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00">
                <text:p>94800</text:p>
              </table:table-cell>
              <table:table-cell office:value-type="float" office:value="0.331921339035034">
                <text:p>0.33192133903503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00">
                <text:p>94900</text:p>
              </table:table-cell>
              <table:table-cell office:value-type="float" office:value="0.340897560119629">
                <text:p>0.34089756011962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00">
                <text:p>95000</text:p>
              </table:table-cell>
              <table:table-cell office:value-type="float" office:value="0.33103084564209">
                <text:p>0.3310308456420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00">
                <text:p>95100</text:p>
              </table:table-cell>
              <table:table-cell office:value-type="float" office:value="0.335845708847046">
                <text:p>0.33584570884704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00">
                <text:p>95200</text:p>
              </table:table-cell>
              <table:table-cell office:value-type="float" office:value="0.336697578430176">
                <text:p>0.33669757843017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00">
                <text:p>95300</text:p>
              </table:table-cell>
              <table:table-cell office:value-type="float" office:value="0.340539216995239">
                <text:p>0.34053921699523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00">
                <text:p>95400</text:p>
              </table:table-cell>
              <table:table-cell office:value-type="float" office:value="0.338025569915772">
                <text:p>0.33802556991577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00">
                <text:p>95500</text:p>
              </table:table-cell>
              <table:table-cell office:value-type="float" office:value="0.344260931015015">
                <text:p>0.34426093101501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00">
                <text:p>95600</text:p>
              </table:table-cell>
              <table:table-cell office:value-type="float" office:value="0.343829870223999">
                <text:p>0.34382987022399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00">
                <text:p>95700</text:p>
              </table:table-cell>
              <table:table-cell office:value-type="float" office:value="0.345218420028687">
                <text:p>0.34521842002868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00">
                <text:p>95800</text:p>
              </table:table-cell>
              <table:table-cell office:value-type="float" office:value="0.346629619598389">
                <text:p>0.34662961959838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00">
                <text:p>95900</text:p>
              </table:table-cell>
              <table:table-cell office:value-type="float" office:value="0.364124298095703">
                <text:p>0.36412429809570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00">
                <text:p>96000</text:p>
              </table:table-cell>
              <table:table-cell office:value-type="float" office:value="0.339169025421143">
                <text:p>0.33916902542114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00">
                <text:p>96100</text:p>
              </table:table-cell>
              <table:table-cell office:value-type="float" office:value="0.350000381469727">
                <text:p>0.35000038146972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00">
                <text:p>96200</text:p>
              </table:table-cell>
              <table:table-cell office:value-type="float" office:value="0.343945503234863">
                <text:p>0.34394550323486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00">
                <text:p>96300</text:p>
              </table:table-cell>
              <table:table-cell office:value-type="float" office:value="0.348617553710938">
                <text:p>0.34861755371093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00">
                <text:p>96400</text:p>
              </table:table-cell>
              <table:table-cell office:value-type="float" office:value="0.350359916687012">
                <text:p>0.35035991668701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00">
                <text:p>96500</text:p>
              </table:table-cell>
              <table:table-cell office:value-type="float" office:value="0.35397219657898">
                <text:p>0.3539721965789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00">
                <text:p>96600</text:p>
              </table:table-cell>
              <table:table-cell office:value-type="float" office:value="0.35223388671875">
                <text:p>0.3522338867187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00">
                <text:p>96700</text:p>
              </table:table-cell>
              <table:table-cell office:value-type="float" office:value="0.349008560180664">
                <text:p>0.34900856018066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00">
                <text:p>96800</text:p>
              </table:table-cell>
              <table:table-cell office:value-type="float" office:value="0.353365659713745">
                <text:p>0.35336565971374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00">
                <text:p>96900</text:p>
              </table:table-cell>
              <table:table-cell office:value-type="float" office:value="0.353972911834717">
                <text:p>0.35397291183471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00">
                <text:p>97000</text:p>
              </table:table-cell>
              <table:table-cell office:value-type="float" office:value="0.340948343276978">
                <text:p>0.34094834327697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00">
                <text:p>97100</text:p>
              </table:table-cell>
              <table:table-cell office:value-type="float" office:value="0.349323511123657">
                <text:p>0.34932351112365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00">
                <text:p>97200</text:p>
              </table:table-cell>
              <table:table-cell office:value-type="float" office:value="0.353262901306152">
                <text:p>0.35326290130615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00">
                <text:p>97300</text:p>
              </table:table-cell>
              <table:table-cell office:value-type="float" office:value="0.361934661865234">
                <text:p>0.36193466186523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00">
                <text:p>97400</text:p>
              </table:table-cell>
              <table:table-cell office:value-type="float" office:value="0.367407083511353">
                <text:p>0.36740708351135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00">
                <text:p>97500</text:p>
              </table:table-cell>
              <table:table-cell office:value-type="float" office:value="0.347062826156616">
                <text:p>0.34706282615661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00">
                <text:p>97600</text:p>
              </table:table-cell>
              <table:table-cell office:value-type="float" office:value="0.354551315307617">
                <text:p>0.35455131530761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00">
                <text:p>97700</text:p>
              </table:table-cell>
              <table:table-cell office:value-type="float" office:value="0.359705686569214">
                <text:p>0.35970568656921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00">
                <text:p>97800</text:p>
              </table:table-cell>
              <table:table-cell office:value-type="float" office:value="0.370693206787109">
                <text:p>0.37069320678710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00">
                <text:p>97900</text:p>
              </table:table-cell>
              <table:table-cell office:value-type="float" office:value="0.365156650543213">
                <text:p>0.36515665054321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00">
                <text:p>98000</text:p>
              </table:table-cell>
              <table:table-cell office:value-type="float" office:value="0.359436750411987">
                <text:p>0.35943675041198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00">
                <text:p>98100</text:p>
              </table:table-cell>
              <table:table-cell office:value-type="float" office:value="0.345599174499512">
                <text:p>0.34559917449951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00">
                <text:p>98200</text:p>
              </table:table-cell>
              <table:table-cell office:value-type="float" office:value="0.347861289978027">
                <text:p>0.34786128997802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00">
                <text:p>98300</text:p>
              </table:table-cell>
              <table:table-cell office:value-type="float" office:value="0.351686716079712">
                <text:p>0.35168671607971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00">
                <text:p>98400</text:p>
              </table:table-cell>
              <table:table-cell office:value-type="float" office:value="0.352988004684448">
                <text:p>0.35298800468444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00">
                <text:p>98500</text:p>
              </table:table-cell>
              <table:table-cell office:value-type="float" office:value="0.357177019119263">
                <text:p>0.35717701911926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00">
                <text:p>98600</text:p>
              </table:table-cell>
              <table:table-cell office:value-type="float" office:value="0.367188692092896">
                <text:p>0.36718869209289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00">
                <text:p>98700</text:p>
              </table:table-cell>
              <table:table-cell office:value-type="float" office:value="0.355584859848022">
                <text:p>0.35558485984802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00">
                <text:p>98800</text:p>
              </table:table-cell>
              <table:table-cell office:value-type="float" office:value="0.3611900806427">
                <text:p>0.361190080642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00">
                <text:p>98900</text:p>
              </table:table-cell>
              <table:table-cell office:value-type="float" office:value="0.361053705215454">
                <text:p>0.36105370521545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00">
                <text:p>99000</text:p>
              </table:table-cell>
              <table:table-cell office:value-type="float" office:value="0.366949558258057">
                <text:p>0.36694955825805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00">
                <text:p>99100</text:p>
              </table:table-cell>
              <table:table-cell office:value-type="float" office:value="0.35509467124939">
                <text:p>0.3550946712493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00">
                <text:p>99200</text:p>
              </table:table-cell>
              <table:table-cell office:value-type="float" office:value="0.362455368041992">
                <text:p>0.36245536804199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00">
                <text:p>99300</text:p>
              </table:table-cell>
              <table:table-cell office:value-type="float" office:value="0.362510442733765">
                <text:p>0.36251044273376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00">
                <text:p>99400</text:p>
              </table:table-cell>
              <table:table-cell office:value-type="float" office:value="0.365685224533081">
                <text:p>0.36568522453308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00">
                <text:p>99500</text:p>
              </table:table-cell>
              <table:table-cell office:value-type="float" office:value="0.363422632217407">
                <text:p>0.36342263221740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00">
                <text:p>99600</text:p>
              </table:table-cell>
              <table:table-cell office:value-type="float" office:value="0.396231412887573">
                <text:p>0.39623141288757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00">
                <text:p>99700</text:p>
              </table:table-cell>
              <table:table-cell office:value-type="float" office:value="0.384838581085205">
                <text:p>0.38483858108520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00">
                <text:p>99800</text:p>
              </table:table-cell>
              <table:table-cell office:value-type="float" office:value="0.374307632446289">
                <text:p>0.37430763244628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00">
                <text:p>99900</text:p>
              </table:table-cell>
              <table:table-cell office:value-type="float" office:value="0.378409147262573">
                <text:p>0.3784091472625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9c0871452b3918c1019dde9bfac75448afc4b57f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84cm" svg:y="4.201cm" style:legend-expansion="high" chart:style-name="ch2"/>
        <chart:plot-area chart:style-name="ch3" table:cell-range-address="Fibonacci.M1:Fibonacci.N1000" chart:data-source-has-labels="row" svg:x="0.32cm" svg:y="0.18cm" svg:width="13.944cm" svg:height="8.64cm">
          <chart:coordinate-region svg:x="2.053cm" svg:y="0.379cm" svg:width="11.65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ibonacci.N2:Fibonacci.N1000" chart:label-cell-address="Fibonacci.N1:Fibonacci.N1" chart:class="chart:scatter">
            <chart:domain table:cell-range-address="Fibonacci.M2:Fibonacci.M1000"/>
            <chart:data-point chart:repeated="9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M</text:p>
              </table:table-cell>
              <table:table-cell office:value-type="string">
                <text:p>time</text:p>
                <draw:g>
                  <svg:desc>Fibonacci.N1:Fibonacci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Fibonacci.M2:Fibonacci.M1000</svg:desc>
                </draw:g>
              </table:table-cell>
              <table:table-cell office:value-type="float" office:value="0.0000262260437011719">
                <text:p>0.0000262260437011719</text:p>
                <draw:g>
                  <svg:desc>Fibonacci.N2:Fibonacci.N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0512599945068359">
                <text:p>0.0000512599945068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000960826873779297">
                <text:p>0.0000960826873779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00110626220703125">
                <text:p>0.00011062622070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00158786773681641">
                <text:p>0.0001587867736816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0017547607421875">
                <text:p>0.0001754760742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000309467315673828">
                <text:p>0.0003094673156738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000334978103637695">
                <text:p>0.0003349781036376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0002593994140625">
                <text:p>0.000259399414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000306367874145508">
                <text:p>0.0003063678741455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000316858291625977">
                <text:p>0.000316858291625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000353336334228516">
                <text:p>0.000353336334228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0.00108480453491211">
                <text:p>0.001084804534912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00102782249450684">
                <text:p>0.001027822494506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000772714614868164">
                <text:p>0.0007727146148681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000957250595092773">
                <text:p>0.0009572505950927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000555276870727539">
                <text:p>0.0005552768707275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000532150268554688">
                <text:p>0.0005321502685546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000573396682739258">
                <text:p>0.0005733966827392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000656604766845703">
                <text:p>0.000656604766845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0.000809192657470703">
                <text:p>0.0008091926574707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0.00107860565185547">
                <text:p>0.001078605651855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0.00131011009216309">
                <text:p>0.001310110092163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0.000744342803955078">
                <text:p>0.0007443428039550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0.000788688659667969">
                <text:p>0.0007886886596679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0.00123810768127441">
                <text:p>0.001238107681274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0.000962018966674805">
                <text:p>0.000962018966674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0.000974416732788086">
                <text:p>0.0009744167327880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0.00101089477539063">
                <text:p>0.001010894775390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0.00104022026062012">
                <text:p>0.00104022026062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0.00124740600585938">
                <text:p>0.001247406005859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0.00145578384399414">
                <text:p>0.00145578384399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0.00117993354797363">
                <text:p>0.001179933547973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0.00118780136108398">
                <text:p>0.001187801361083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0.00138378143310547">
                <text:p>0.001383781433105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0.00136280059814453">
                <text:p>0.001362800598144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0.0013725757598877">
                <text:p>0.00137257575988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0.00142359733581543">
                <text:p>0.001423597335815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0.00140070915222168">
                <text:p>0.001400709152221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0.00140833854675293">
                <text:p>0.001408338546752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0.00162649154663086">
                <text:p>0.001626491546630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0.0015411376953125">
                <text:p>0.0015411376953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0.00159049034118652">
                <text:p>0.001590490341186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0.00159859657287598">
                <text:p>0.001598596572875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0.00154447555541992">
                <text:p>0.001544475555419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0.00163602828979492">
                <text:p>0.001636028289794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0.00176882743835449">
                <text:p>0.001768827438354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0.00188851356506348">
                <text:p>0.001888513565063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0.00178170204162598">
                <text:p>0.00178170204162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0.00175309181213379">
                <text:p>0.001753091812133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0.00178742408752441">
                <text:p>0.001787424087524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0.00190973281860352">
                <text:p>0.00190973281860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0.00187206268310547">
                <text:p>0.001872062683105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0.00195598602294922">
                <text:p>0.001955986022949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0.00188803672790527">
                <text:p>0.001888036727905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0.00189113616943359">
                <text:p>0.001891136169433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0.00194525718688965">
                <text:p>0.001945257186889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0.00197839736938477">
                <text:p>0.001978397369384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0.00202059745788574">
                <text:p>0.002020597457885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0.00213027000427246">
                <text:p>0.002130270004272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0.00210952758789063">
                <text:p>0.002109527587890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0.00206160545349121">
                <text:p>0.002061605453491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0.0021820068359375">
                <text:p>0.0021820068359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0.00531101226806641">
                <text:p>0.005311012268066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0.00322413444519043">
                <text:p>0.003224134445190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0.00296616554260254">
                <text:p>0.002966165542602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0.00272560119628906">
                <text:p>0.002725601196289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0.00312185287475586">
                <text:p>0.003121852874755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0.0032956600189209">
                <text:p>0.00329566001892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0.00309872627258301">
                <text:p>0.003098726272583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0.00277876853942871">
                <text:p>0.002778768539428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0.00280380249023438">
                <text:p>0.002803802490234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0.00277829170227051">
                <text:p>0.002778291702270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0.00278496742248535">
                <text:p>0.002784967422485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0.00284671783447266">
                <text:p>0.002846717834472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0.00288152694702148">
                <text:p>0.002881526947021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0.00275707244873047">
                <text:p>0.002757072448730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0.00278520584106445">
                <text:p>0.002785205841064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0.00283265113830566">
                <text:p>0.002832651138305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0.00280499458312988">
                <text:p>0.002804994583129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0.00279760360717773">
                <text:p>0.002797603607177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0.00285553932189941">
                <text:p>0.002855539321899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0.0028083324432373">
                <text:p>0.00280833244323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0.00284743309020996">
                <text:p>0.002847433090209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0.0033562183380127">
                <text:p>0.00335621833801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0.00370550155639648">
                <text:p>0.003705501556396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0.00583910942077637">
                <text:p>0.005839109420776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0.00391173362731934">
                <text:p>0.003911733627319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0.00405216217041016">
                <text:p>0.004052162170410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0.00417423248291016">
                <text:p>0.004174232482910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0.00378966331481934">
                <text:p>0.003789663314819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0.00372624397277832">
                <text:p>0.003726243972778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0.00363326072692871">
                <text:p>0.003633260726928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0.00359106063842773">
                <text:p>0.003591060638427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0.00371336936950684">
                <text:p>0.003713369369506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0.00351595878601074">
                <text:p>0.003515958786010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0.00351786613464355">
                <text:p>0.003517866134643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0.00356101989746094">
                <text:p>0.003561019897460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0.00358271598815918">
                <text:p>0.003582715988159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0.00345468521118164">
                <text:p>0.003454685211181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0">
                <text:p>10100</text:p>
              </table:table-cell>
              <table:table-cell office:value-type="float" office:value="0.00351524353027344">
                <text:p>0.003515243530273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0">
                <text:p>10200</text:p>
              </table:table-cell>
              <table:table-cell office:value-type="float" office:value="0.00460219383239746">
                <text:p>0.004602193832397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0">
                <text:p>10300</text:p>
              </table:table-cell>
              <table:table-cell office:value-type="float" office:value="0.00732851028442383">
                <text:p>0.007328510284423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0">
                <text:p>10400</text:p>
              </table:table-cell>
              <table:table-cell office:value-type="float" office:value="0.00565004348754883">
                <text:p>0.005650043487548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0">
                <text:p>10500</text:p>
              </table:table-cell>
              <table:table-cell office:value-type="float" office:value="0.00494670867919922">
                <text:p>0.004946708679199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0">
                <text:p>10600</text:p>
              </table:table-cell>
              <table:table-cell office:value-type="float" office:value="0.00476241111755371">
                <text:p>0.004762411117553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0">
                <text:p>10700</text:p>
              </table:table-cell>
              <table:table-cell office:value-type="float" office:value="0.00466036796569824">
                <text:p>0.004660367965698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0">
                <text:p>10800</text:p>
              </table:table-cell>
              <table:table-cell office:value-type="float" office:value="0.00453066825866699">
                <text:p>0.004530668258666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0">
                <text:p>10900</text:p>
              </table:table-cell>
              <table:table-cell office:value-type="float" office:value="0.00435948371887207">
                <text:p>0.004359483718872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0">
                <text:p>11000</text:p>
              </table:table-cell>
              <table:table-cell office:value-type="float" office:value="0.010138988494873">
                <text:p>0.0101389884948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0">
                <text:p>11100</text:p>
              </table:table-cell>
              <table:table-cell office:value-type="float" office:value="0.00961542129516602">
                <text:p>0.009615421295166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0">
                <text:p>11200</text:p>
              </table:table-cell>
              <table:table-cell office:value-type="float" office:value="0.0073246955871582">
                <text:p>0.00732469558715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0">
                <text:p>11300</text:p>
              </table:table-cell>
              <table:table-cell office:value-type="float" office:value="0.00549221038818359">
                <text:p>0.005492210388183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0">
                <text:p>11400</text:p>
              </table:table-cell>
              <table:table-cell office:value-type="float" office:value="0.00568890571594238">
                <text:p>0.005688905715942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0">
                <text:p>11500</text:p>
              </table:table-cell>
              <table:table-cell office:value-type="float" office:value="0.0055851936340332">
                <text:p>0.00558519363403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0">
                <text:p>11600</text:p>
              </table:table-cell>
              <table:table-cell office:value-type="float" office:value="0.00548720359802246">
                <text:p>0.005487203598022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0">
                <text:p>11700</text:p>
              </table:table-cell>
              <table:table-cell office:value-type="float" office:value="0.00564122200012207">
                <text:p>0.005641222000122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0">
                <text:p>11800</text:p>
              </table:table-cell>
              <table:table-cell office:value-type="float" office:value="0.00529384613037109">
                <text:p>0.005293846130371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0">
                <text:p>11900</text:p>
              </table:table-cell>
              <table:table-cell office:value-type="float" office:value="0.00713562965393066">
                <text:p>0.007135629653930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0">
                <text:p>12000</text:p>
              </table:table-cell>
              <table:table-cell office:value-type="float" office:value="0.0112669467926025">
                <text:p>0.01126694679260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0">
                <text:p>12100</text:p>
              </table:table-cell>
              <table:table-cell office:value-type="float" office:value="0.00743556022644043">
                <text:p>0.007435560226440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0">
                <text:p>12200</text:p>
              </table:table-cell>
              <table:table-cell office:value-type="float" office:value="0.00639009475708008">
                <text:p>0.006390094757080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0">
                <text:p>12300</text:p>
              </table:table-cell>
              <table:table-cell office:value-type="float" office:value="0.0063633918762207">
                <text:p>0.00636339187622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0">
                <text:p>12400</text:p>
              </table:table-cell>
              <table:table-cell office:value-type="float" office:value="0.00643324851989746">
                <text:p>0.006433248519897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0">
                <text:p>12500</text:p>
              </table:table-cell>
              <table:table-cell office:value-type="float" office:value="0.00670242309570313">
                <text:p>0.006702423095703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0">
                <text:p>12600</text:p>
              </table:table-cell>
              <table:table-cell office:value-type="float" office:value="0.00648236274719238">
                <text:p>0.006482362747192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0">
                <text:p>12700</text:p>
              </table:table-cell>
              <table:table-cell office:value-type="float" office:value="0.00724530220031738">
                <text:p>0.007245302200317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0">
                <text:p>12800</text:p>
              </table:table-cell>
              <table:table-cell office:value-type="float" office:value="0.00928640365600586">
                <text:p>0.009286403656005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0">
                <text:p>12900</text:p>
              </table:table-cell>
              <table:table-cell office:value-type="float" office:value="0.00766205787658691">
                <text:p>0.007662057876586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0">
                <text:p>13000</text:p>
              </table:table-cell>
              <table:table-cell office:value-type="float" office:value="0.00720596313476563">
                <text:p>0.007205963134765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0">
                <text:p>13100</text:p>
              </table:table-cell>
              <table:table-cell office:value-type="float" office:value="0.00741791725158691">
                <text:p>0.007417917251586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0">
                <text:p>13200</text:p>
              </table:table-cell>
              <table:table-cell office:value-type="float" office:value="0.00720119476318359">
                <text:p>0.007201194763183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0">
                <text:p>13300</text:p>
              </table:table-cell>
              <table:table-cell office:value-type="float" office:value="0.00728487968444824">
                <text:p>0.007284879684448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0">
                <text:p>13400</text:p>
              </table:table-cell>
              <table:table-cell office:value-type="float" office:value="0.00720095634460449">
                <text:p>0.007200956344604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0">
                <text:p>13500</text:p>
              </table:table-cell>
              <table:table-cell office:value-type="float" office:value="0.00835275650024414">
                <text:p>0.008352756500244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0">
                <text:p>13600</text:p>
              </table:table-cell>
              <table:table-cell office:value-type="float" office:value="0.0090789794921875">
                <text:p>0.0090789794921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0">
                <text:p>13700</text:p>
              </table:table-cell>
              <table:table-cell office:value-type="float" office:value="0.00874495506286621">
                <text:p>0.008744955062866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0">
                <text:p>13800</text:p>
              </table:table-cell>
              <table:table-cell office:value-type="float" office:value="0.00786972045898438">
                <text:p>0.007869720458984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0">
                <text:p>13900</text:p>
              </table:table-cell>
              <table:table-cell office:value-type="float" office:value="0.00817704200744629">
                <text:p>0.008177042007446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0">
                <text:p>14000</text:p>
              </table:table-cell>
              <table:table-cell office:value-type="float" office:value="0.00840306282043457">
                <text:p>0.008403062820434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0">
                <text:p>14100</text:p>
              </table:table-cell>
              <table:table-cell office:value-type="float" office:value="0.00794458389282227">
                <text:p>0.007944583892822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0">
                <text:p>14200</text:p>
              </table:table-cell>
              <table:table-cell office:value-type="float" office:value="0.00797128677368164">
                <text:p>0.007971286773681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0">
                <text:p>14300</text:p>
              </table:table-cell>
              <table:table-cell office:value-type="float" office:value="0.00773143768310547">
                <text:p>0.007731437683105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0">
                <text:p>14400</text:p>
              </table:table-cell>
              <table:table-cell office:value-type="float" office:value="0.00755858421325684">
                <text:p>0.007558584213256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0">
                <text:p>14500</text:p>
              </table:table-cell>
              <table:table-cell office:value-type="float" office:value="0.0114092826843262">
                <text:p>0.01140928268432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0">
                <text:p>14600</text:p>
              </table:table-cell>
              <table:table-cell office:value-type="float" office:value="0.00833702087402344">
                <text:p>0.008337020874023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0">
                <text:p>14700</text:p>
              </table:table-cell>
              <table:table-cell office:value-type="float" office:value="0.00816535949707031">
                <text:p>0.008165359497070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0">
                <text:p>14800</text:p>
              </table:table-cell>
              <table:table-cell office:value-type="float" office:value="0.00818276405334473">
                <text:p>0.008182764053344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0">
                <text:p>14900</text:p>
              </table:table-cell>
              <table:table-cell office:value-type="float" office:value="0.00837612152099609">
                <text:p>0.008376121520996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0">
                <text:p>15000</text:p>
              </table:table-cell>
              <table:table-cell office:value-type="float" office:value="0.00843667984008789">
                <text:p>0.008436679840087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0">
                <text:p>15100</text:p>
              </table:table-cell>
              <table:table-cell office:value-type="float" office:value="0.00837206840515137">
                <text:p>0.008372068405151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0">
                <text:p>15200</text:p>
              </table:table-cell>
              <table:table-cell office:value-type="float" office:value="0.0100808143615723">
                <text:p>0.01008081436157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0">
                <text:p>15300</text:p>
              </table:table-cell>
              <table:table-cell office:value-type="float" office:value="0.0105381011962891">
                <text:p>0.01053810119628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0">
                <text:p>15400</text:p>
              </table:table-cell>
              <table:table-cell office:value-type="float" office:value="0.010026216506958">
                <text:p>0.0100262165069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0">
                <text:p>15500</text:p>
              </table:table-cell>
              <table:table-cell office:value-type="float" office:value="0.00984978675842285">
                <text:p>0.009849786758422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0">
                <text:p>15600</text:p>
              </table:table-cell>
              <table:table-cell office:value-type="float" office:value="0.00988340377807617">
                <text:p>0.009883403778076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0">
                <text:p>15700</text:p>
              </table:table-cell>
              <table:table-cell office:value-type="float" office:value="0.0100226402282715">
                <text:p>0.01002264022827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0">
                <text:p>15800</text:p>
              </table:table-cell>
              <table:table-cell office:value-type="float" office:value="0.0102605819702148">
                <text:p>0.01026058197021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0">
                <text:p>15900</text:p>
              </table:table-cell>
              <table:table-cell office:value-type="float" office:value="0.0103523731231689">
                <text:p>0.01035237312316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0">
                <text:p>16000</text:p>
              </table:table-cell>
              <table:table-cell office:value-type="float" office:value="0.0197615623474121">
                <text:p>0.01976156234741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0">
                <text:p>16100</text:p>
              </table:table-cell>
              <table:table-cell office:value-type="float" office:value="0.0108306407928467">
                <text:p>0.01083064079284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0">
                <text:p>16200</text:p>
              </table:table-cell>
              <table:table-cell office:value-type="float" office:value="0.0108261108398438">
                <text:p>0.01082611083984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0">
                <text:p>16300</text:p>
              </table:table-cell>
              <table:table-cell office:value-type="float" office:value="0.0106565952301025">
                <text:p>0.01065659523010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0">
                <text:p>16400</text:p>
              </table:table-cell>
              <table:table-cell office:value-type="float" office:value="0.0106821060180664">
                <text:p>0.01068210601806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0">
                <text:p>16500</text:p>
              </table:table-cell>
              <table:table-cell office:value-type="float" office:value="0.0108559131622314">
                <text:p>0.01085591316223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0">
                <text:p>16600</text:p>
              </table:table-cell>
              <table:table-cell office:value-type="float" office:value="0.0119602680206299">
                <text:p>0.01196026802062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0">
                <text:p>16700</text:p>
              </table:table-cell>
              <table:table-cell office:value-type="float" office:value="0.0118064880371094">
                <text:p>0.01180648803710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0">
                <text:p>16800</text:p>
              </table:table-cell>
              <table:table-cell office:value-type="float" office:value="0.0118656158447266">
                <text:p>0.01186561584472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0">
                <text:p>16900</text:p>
              </table:table-cell>
              <table:table-cell office:value-type="float" office:value="0.0116565227508545">
                <text:p>0.01165652275085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0">
                <text:p>17000</text:p>
              </table:table-cell>
              <table:table-cell office:value-type="float" office:value="0.0116479396820068">
                <text:p>0.01164793968200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0">
                <text:p>17100</text:p>
              </table:table-cell>
              <table:table-cell office:value-type="float" office:value="0.0117809772491455">
                <text:p>0.01178097724914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0">
                <text:p>17200</text:p>
              </table:table-cell>
              <table:table-cell office:value-type="float" office:value="0.0115692615509033">
                <text:p>0.01156926155090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0">
                <text:p>17300</text:p>
              </table:table-cell>
              <table:table-cell office:value-type="float" office:value="0.0130088329315186">
                <text:p>0.01300883293151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0">
                <text:p>17400</text:p>
              </table:table-cell>
              <table:table-cell office:value-type="float" office:value="0.0129053592681885">
                <text:p>0.01290535926818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0">
                <text:p>17500</text:p>
              </table:table-cell>
              <table:table-cell office:value-type="float" office:value="0.0127224922180176">
                <text:p>0.01272249221801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0">
                <text:p>17600</text:p>
              </table:table-cell>
              <table:table-cell office:value-type="float" office:value="0.0126545429229736">
                <text:p>0.01265454292297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0">
                <text:p>17700</text:p>
              </table:table-cell>
              <table:table-cell office:value-type="float" office:value="0.0126087665557861">
                <text:p>0.01260876655578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0">
                <text:p>17800</text:p>
              </table:table-cell>
              <table:table-cell office:value-type="float" office:value="0.0135734081268311">
                <text:p>0.01357340812683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0">
                <text:p>17900</text:p>
              </table:table-cell>
              <table:table-cell office:value-type="float" office:value="0.0153234004974365">
                <text:p>0.01532340049743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0">
                <text:p>18000</text:p>
              </table:table-cell>
              <table:table-cell office:value-type="float" office:value="0.0141386985778809">
                <text:p>0.01413869857788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0">
                <text:p>18100</text:p>
              </table:table-cell>
              <table:table-cell office:value-type="float" office:value="0.0136427879333496">
                <text:p>0.01364278793334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0">
                <text:p>18200</text:p>
              </table:table-cell>
              <table:table-cell office:value-type="float" office:value="0.0136301517486572">
                <text:p>0.01363015174865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0">
                <text:p>18300</text:p>
              </table:table-cell>
              <table:table-cell office:value-type="float" office:value="0.0137770175933838">
                <text:p>0.01377701759338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0">
                <text:p>18400</text:p>
              </table:table-cell>
              <table:table-cell office:value-type="float" office:value="0.0151097774505615">
                <text:p>0.01510977745056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0">
                <text:p>18500</text:p>
              </table:table-cell>
              <table:table-cell office:value-type="float" office:value="0.0143685340881348">
                <text:p>0.01436853408813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0">
                <text:p>18600</text:p>
              </table:table-cell>
              <table:table-cell office:value-type="float" office:value="0.0141768455505371">
                <text:p>0.01417684555053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0">
                <text:p>18700</text:p>
              </table:table-cell>
              <table:table-cell office:value-type="float" office:value="0.014533519744873">
                <text:p>0.0145335197448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0">
                <text:p>18800</text:p>
              </table:table-cell>
              <table:table-cell office:value-type="float" office:value="0.0151386260986328">
                <text:p>0.01513862609863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0">
                <text:p>18900</text:p>
              </table:table-cell>
              <table:table-cell office:value-type="float" office:value="0.0185797214508057">
                <text:p>0.01857972145080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0">
                <text:p>19000</text:p>
              </table:table-cell>
              <table:table-cell office:value-type="float" office:value="0.0163264274597168">
                <text:p>0.01632642745971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0">
                <text:p>19100</text:p>
              </table:table-cell>
              <table:table-cell office:value-type="float" office:value="0.01662278175354">
                <text:p>0.016622781753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0">
                <text:p>19200</text:p>
              </table:table-cell>
              <table:table-cell office:value-type="float" office:value="0.0167191028594971">
                <text:p>0.01671910285949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0">
                <text:p>19300</text:p>
              </table:table-cell>
              <table:table-cell office:value-type="float" office:value="0.0160844326019287">
                <text:p>0.01608443260192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0">
                <text:p>19400</text:p>
              </table:table-cell>
              <table:table-cell office:value-type="float" office:value="0.0178489685058594">
                <text:p>0.01784896850585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0">
                <text:p>19500</text:p>
              </table:table-cell>
              <table:table-cell office:value-type="float" office:value="0.0159051418304443">
                <text:p>0.01590514183044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0">
                <text:p>19600</text:p>
              </table:table-cell>
              <table:table-cell office:value-type="float" office:value="0.0156972408294678">
                <text:p>0.01569724082946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0">
                <text:p>19700</text:p>
              </table:table-cell>
              <table:table-cell office:value-type="float" office:value="0.0194597244262695">
                <text:p>0.01945972442626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0">
                <text:p>19800</text:p>
              </table:table-cell>
              <table:table-cell office:value-type="float" office:value="0.0177853107452393">
                <text:p>0.01778531074523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0">
                <text:p>19900</text:p>
              </table:table-cell>
              <table:table-cell office:value-type="float" office:value="0.0169119834899902">
                <text:p>0.01691198348999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0">
                <text:p>20000</text:p>
              </table:table-cell>
              <table:table-cell office:value-type="float" office:value="0.0163373947143555">
                <text:p>0.01633739471435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0">
                <text:p>20100</text:p>
              </table:table-cell>
              <table:table-cell office:value-type="float" office:value="0.0162270069122314">
                <text:p>0.01622700691223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0">
                <text:p>20200</text:p>
              </table:table-cell>
              <table:table-cell office:value-type="float" office:value="0.0164861679077148">
                <text:p>0.01648616790771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0">
                <text:p>20300</text:p>
              </table:table-cell>
              <table:table-cell office:value-type="float" office:value="0.0190095901489258">
                <text:p>0.01900959014892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0">
                <text:p>20400</text:p>
              </table:table-cell>
              <table:table-cell office:value-type="float" office:value="0.0173308849334717">
                <text:p>0.01733088493347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0">
                <text:p>20500</text:p>
              </table:table-cell>
              <table:table-cell office:value-type="float" office:value="0.0171797275543213">
                <text:p>0.01717972755432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0">
                <text:p>20600</text:p>
              </table:table-cell>
              <table:table-cell office:value-type="float" office:value="0.0172498226165772">
                <text:p>0.01724982261657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0">
                <text:p>20700</text:p>
              </table:table-cell>
              <table:table-cell office:value-type="float" office:value="0.0185620784759522">
                <text:p>0.01856207847595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0">
                <text:p>20800</text:p>
              </table:table-cell>
              <table:table-cell office:value-type="float" office:value="0.0177078247070313">
                <text:p>0.01770782470703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0">
                <text:p>20900</text:p>
              </table:table-cell>
              <table:table-cell office:value-type="float" office:value="0.0174775123596191">
                <text:p>0.01747751235961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0">
                <text:p>21000</text:p>
              </table:table-cell>
              <table:table-cell office:value-type="float" office:value="0.0177550315856934">
                <text:p>0.01775503158569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0">
                <text:p>21100</text:p>
              </table:table-cell>
              <table:table-cell office:value-type="float" office:value="0.0212087631225586">
                <text:p>0.02120876312255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0">
                <text:p>21200</text:p>
              </table:table-cell>
              <table:table-cell office:value-type="float" office:value="0.0183215141296387">
                <text:p>0.01832151412963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0">
                <text:p>21300</text:p>
              </table:table-cell>
              <table:table-cell office:value-type="float" office:value="0.0180838108062744">
                <text:p>0.01808381080627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0">
                <text:p>21400</text:p>
              </table:table-cell>
              <table:table-cell office:value-type="float" office:value="0.0184898376464844">
                <text:p>0.01848983764648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0">
                <text:p>21500</text:p>
              </table:table-cell>
              <table:table-cell office:value-type="float" office:value="0.0204041004180908">
                <text:p>0.02040410041809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0">
                <text:p>21600</text:p>
              </table:table-cell>
              <table:table-cell office:value-type="float" office:value="0.0189149379730225">
                <text:p>0.01891493797302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0">
                <text:p>21700</text:p>
              </table:table-cell>
              <table:table-cell office:value-type="float" office:value="0.0190458297729492">
                <text:p>0.01904582977294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0">
                <text:p>21800</text:p>
              </table:table-cell>
              <table:table-cell office:value-type="float" office:value="0.0191464424133301">
                <text:p>0.01914644241333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0">
                <text:p>21900</text:p>
              </table:table-cell>
              <table:table-cell office:value-type="float" office:value="0.0218329429626465">
                <text:p>0.02183294296264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0">
                <text:p>22000</text:p>
              </table:table-cell>
              <table:table-cell office:value-type="float" office:value="0.0197522640228272">
                <text:p>0.01975226402282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0">
                <text:p>22100</text:p>
              </table:table-cell>
              <table:table-cell office:value-type="float" office:value="0.0197784900665283">
                <text:p>0.01977849006652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0">
                <text:p>22200</text:p>
              </table:table-cell>
              <table:table-cell office:value-type="float" office:value="0.0210011005401611">
                <text:p>0.02100110054016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0">
                <text:p>22300</text:p>
              </table:table-cell>
              <table:table-cell office:value-type="float" office:value="0.0240564346313477">
                <text:p>0.02405643463134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0">
                <text:p>22400</text:p>
              </table:table-cell>
              <table:table-cell office:value-type="float" office:value="0.0209710597991943">
                <text:p>0.02097105979919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0">
                <text:p>22500</text:p>
              </table:table-cell>
              <table:table-cell office:value-type="float" office:value="0.0205690860748291">
                <text:p>0.02056908607482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0">
                <text:p>22600</text:p>
              </table:table-cell>
              <table:table-cell office:value-type="float" office:value="0.0209643840789795">
                <text:p>0.02096438407897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0">
                <text:p>22700</text:p>
              </table:table-cell>
              <table:table-cell office:value-type="float" office:value="0.0226492881774902">
                <text:p>0.02264928817749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0">
                <text:p>22800</text:p>
              </table:table-cell>
              <table:table-cell office:value-type="float" office:value="0.0239849090576172">
                <text:p>0.02398490905761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0">
                <text:p>22900</text:p>
              </table:table-cell>
              <table:table-cell office:value-type="float" office:value="0.0209510326385498">
                <text:p>0.02095103263854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0">
                <text:p>23000</text:p>
              </table:table-cell>
              <table:table-cell office:value-type="float" office:value="0.0233228206634522">
                <text:p>0.02332282066345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0">
                <text:p>23100</text:p>
              </table:table-cell>
              <table:table-cell office:value-type="float" office:value="0.0218348503112793">
                <text:p>0.02183485031127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0">
                <text:p>23200</text:p>
              </table:table-cell>
              <table:table-cell office:value-type="float" office:value="0.0217690467834473">
                <text:p>0.02176904678344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0">
                <text:p>23300</text:p>
              </table:table-cell>
              <table:table-cell office:value-type="float" office:value="0.0223047733306885">
                <text:p>0.02230477333068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0">
                <text:p>23400</text:p>
              </table:table-cell>
              <table:table-cell office:value-type="float" office:value="0.0253458023071289">
                <text:p>0.02534580230712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0">
                <text:p>23500</text:p>
              </table:table-cell>
              <table:table-cell office:value-type="float" office:value="0.025902271270752">
                <text:p>0.0259022712707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0">
                <text:p>23600</text:p>
              </table:table-cell>
              <table:table-cell office:value-type="float" office:value="0.0245406627655029">
                <text:p>0.02454066276550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0">
                <text:p>23700</text:p>
              </table:table-cell>
              <table:table-cell office:value-type="float" office:value="0.0249011516571045">
                <text:p>0.02490115165710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0">
                <text:p>23800</text:p>
              </table:table-cell>
              <table:table-cell office:value-type="float" office:value="0.0250039100646973">
                <text:p>0.02500391006469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0">
                <text:p>23900</text:p>
              </table:table-cell>
              <table:table-cell office:value-type="float" office:value="0.0266597270965576">
                <text:p>0.02665972709655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0">
                <text:p>24000</text:p>
              </table:table-cell>
              <table:table-cell office:value-type="float" office:value="0.0254201889038086">
                <text:p>0.025420188903808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0">
                <text:p>24100</text:p>
              </table:table-cell>
              <table:table-cell office:value-type="float" office:value="0.0259585380554199">
                <text:p>0.02595853805541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0">
                <text:p>24200</text:p>
              </table:table-cell>
              <table:table-cell office:value-type="float" office:value="0.0258052349090576">
                <text:p>0.02580523490905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0">
                <text:p>24300</text:p>
              </table:table-cell>
              <table:table-cell office:value-type="float" office:value="0.0247054100036621">
                <text:p>0.02470541000366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0">
                <text:p>24400</text:p>
              </table:table-cell>
              <table:table-cell office:value-type="float" office:value="0.0270285606384277">
                <text:p>0.02702856063842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0">
                <text:p>24500</text:p>
              </table:table-cell>
              <table:table-cell office:value-type="float" office:value="0.0262067317962647">
                <text:p>0.02620673179626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0">
                <text:p>24600</text:p>
              </table:table-cell>
              <table:table-cell office:value-type="float" office:value="0.0272085666656494">
                <text:p>0.02720856666564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0">
                <text:p>24700</text:p>
              </table:table-cell>
              <table:table-cell office:value-type="float" office:value="0.0272500514984131">
                <text:p>0.02725005149841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0">
                <text:p>24800</text:p>
              </table:table-cell>
              <table:table-cell office:value-type="float" office:value="0.0258796215057373">
                <text:p>0.02587962150573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0">
                <text:p>24900</text:p>
              </table:table-cell>
              <table:table-cell office:value-type="float" office:value="0.0259683132171631">
                <text:p>0.02596831321716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0">
                <text:p>25000</text:p>
              </table:table-cell>
              <table:table-cell office:value-type="float" office:value="0.0269014835357666">
                <text:p>0.02690148353576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0">
                <text:p>25100</text:p>
              </table:table-cell>
              <table:table-cell office:value-type="float" office:value="0.0269715785980225">
                <text:p>0.02697157859802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0">
                <text:p>25200</text:p>
              </table:table-cell>
              <table:table-cell office:value-type="float" office:value="0.0272696018218994">
                <text:p>0.02726960182189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0">
                <text:p>25300</text:p>
              </table:table-cell>
              <table:table-cell office:value-type="float" office:value="0.0278689861297607">
                <text:p>0.02786898612976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0">
                <text:p>25400</text:p>
              </table:table-cell>
              <table:table-cell office:value-type="float" office:value="0.0276377201080322">
                <text:p>0.02763772010803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0">
                <text:p>25500</text:p>
              </table:table-cell>
              <table:table-cell office:value-type="float" office:value="0.0283153057098389">
                <text:p>0.02831530570983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0">
                <text:p>25600</text:p>
              </table:table-cell>
              <table:table-cell office:value-type="float" office:value="0.026958703994751">
                <text:p>0.0269587039947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0">
                <text:p>25700</text:p>
              </table:table-cell>
              <table:table-cell office:value-type="float" office:value="0.0285203456878662">
                <text:p>0.02852034568786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0">
                <text:p>25800</text:p>
              </table:table-cell>
              <table:table-cell office:value-type="float" office:value="0.0291457176208496">
                <text:p>0.02914571762084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0">
                <text:p>25900</text:p>
              </table:table-cell>
              <table:table-cell office:value-type="float" office:value="0.0294063091278076">
                <text:p>0.02940630912780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0">
                <text:p>26000</text:p>
              </table:table-cell>
              <table:table-cell office:value-type="float" office:value="0.0299708843231201">
                <text:p>0.02997088432312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0">
                <text:p>26100</text:p>
              </table:table-cell>
              <table:table-cell office:value-type="float" office:value="0.030940055847168">
                <text:p>0.0309400558471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0">
                <text:p>26200</text:p>
              </table:table-cell>
              <table:table-cell office:value-type="float" office:value="0.0299746990203857">
                <text:p>0.02997469902038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0">
                <text:p>26300</text:p>
              </table:table-cell>
              <table:table-cell office:value-type="float" office:value="0.0322370529174805">
                <text:p>0.03223705291748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0">
                <text:p>26400</text:p>
              </table:table-cell>
              <table:table-cell office:value-type="float" office:value="0.030872106552124">
                <text:p>0.0308721065521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0">
                <text:p>26500</text:p>
              </table:table-cell>
              <table:table-cell office:value-type="float" office:value="0.0296282768249512">
                <text:p>0.02962827682495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0">
                <text:p>26600</text:p>
              </table:table-cell>
              <table:table-cell office:value-type="float" office:value="0.0307741165161133">
                <text:p>0.03077411651611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0">
                <text:p>26700</text:p>
              </table:table-cell>
              <table:table-cell office:value-type="float" office:value="0.0309758186340332">
                <text:p>0.03097581863403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0">
                <text:p>26800</text:p>
              </table:table-cell>
              <table:table-cell office:value-type="float" office:value="0.0302181243896484">
                <text:p>0.03021812438964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0">
                <text:p>26900</text:p>
              </table:table-cell>
              <table:table-cell office:value-type="float" office:value="0.0302774906158447">
                <text:p>0.03027749061584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0">
                <text:p>27000</text:p>
              </table:table-cell>
              <table:table-cell office:value-type="float" office:value="0.0311963558197022">
                <text:p>0.031196355819702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0">
                <text:p>27100</text:p>
              </table:table-cell>
              <table:table-cell office:value-type="float" office:value="0.0305004119873047">
                <text:p>0.03050041198730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0">
                <text:p>27200</text:p>
              </table:table-cell>
              <table:table-cell office:value-type="float" office:value="0.0311160087585449">
                <text:p>0.03111600875854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0">
                <text:p>27300</text:p>
              </table:table-cell>
              <table:table-cell office:value-type="float" office:value="0.0302984714508057">
                <text:p>0.03029847145080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0">
                <text:p>27400</text:p>
              </table:table-cell>
              <table:table-cell office:value-type="float" office:value="0.0336780548095703">
                <text:p>0.033678054809570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0">
                <text:p>27500</text:p>
              </table:table-cell>
              <table:table-cell office:value-type="float" office:value="0.0326106548309326">
                <text:p>0.03261065483093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0">
                <text:p>27600</text:p>
              </table:table-cell>
              <table:table-cell office:value-type="float" office:value="0.0318751335144043">
                <text:p>0.03187513351440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0">
                <text:p>27700</text:p>
              </table:table-cell>
              <table:table-cell office:value-type="float" office:value="0.0315666198730469">
                <text:p>0.031566619873046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0">
                <text:p>27800</text:p>
              </table:table-cell>
              <table:table-cell office:value-type="float" office:value="0.0321428775787354">
                <text:p>0.032142877578735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0">
                <text:p>27900</text:p>
              </table:table-cell>
              <table:table-cell office:value-type="float" office:value="0.0315682888031006">
                <text:p>0.03156828880310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0">
                <text:p>28000</text:p>
              </table:table-cell>
              <table:table-cell office:value-type="float" office:value="0.0312414169311523">
                <text:p>0.03124141693115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0">
                <text:p>28100</text:p>
              </table:table-cell>
              <table:table-cell office:value-type="float" office:value="0.0302190780639648">
                <text:p>0.03021907806396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0">
                <text:p>28200</text:p>
              </table:table-cell>
              <table:table-cell office:value-type="float" office:value="0.0307247638702393">
                <text:p>0.030724763870239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0">
                <text:p>28300</text:p>
              </table:table-cell>
              <table:table-cell office:value-type="float" office:value="0.0328743457794189">
                <text:p>0.03287434577941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0">
                <text:p>28400</text:p>
              </table:table-cell>
              <table:table-cell office:value-type="float" office:value="0.0341689586639404">
                <text:p>0.034168958663940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0">
                <text:p>28500</text:p>
              </table:table-cell>
              <table:table-cell office:value-type="float" office:value="0.0334258079528809">
                <text:p>0.03342580795288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0">
                <text:p>28600</text:p>
              </table:table-cell>
              <table:table-cell office:value-type="float" office:value="0.0363163948059082">
                <text:p>0.03631639480590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0">
                <text:p>28700</text:p>
              </table:table-cell>
              <table:table-cell office:value-type="float" office:value="0.0338075160980225">
                <text:p>0.03380751609802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0">
                <text:p>28800</text:p>
              </table:table-cell>
              <table:table-cell office:value-type="float" office:value="0.0325448513031006">
                <text:p>0.03254485130310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0">
                <text:p>28900</text:p>
              </table:table-cell>
              <table:table-cell office:value-type="float" office:value="0.0349142551422119">
                <text:p>0.03491425514221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0">
                <text:p>29000</text:p>
              </table:table-cell>
              <table:table-cell office:value-type="float" office:value="0.035881519317627">
                <text:p>0.0358815193176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0">
                <text:p>29100</text:p>
              </table:table-cell>
              <table:table-cell office:value-type="float" office:value="0.0337886810302734">
                <text:p>0.03378868103027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0">
                <text:p>29200</text:p>
              </table:table-cell>
              <table:table-cell office:value-type="float" office:value="0.0333740711212158">
                <text:p>0.03337407112121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0">
                <text:p>29300</text:p>
              </table:table-cell>
              <table:table-cell office:value-type="float" office:value="0.0330560207366943">
                <text:p>0.03305602073669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0">
                <text:p>29400</text:p>
              </table:table-cell>
              <table:table-cell office:value-type="float" office:value="0.0346138477325439">
                <text:p>0.03461384773254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0">
                <text:p>29500</text:p>
              </table:table-cell>
              <table:table-cell office:value-type="float" office:value="0.0346190929412842">
                <text:p>0.03461909294128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0">
                <text:p>29600</text:p>
              </table:table-cell>
              <table:table-cell office:value-type="float" office:value="0.0366339683532715">
                <text:p>0.03663396835327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0">
                <text:p>29700</text:p>
              </table:table-cell>
              <table:table-cell office:value-type="float" office:value="0.0413761138916016">
                <text:p>0.04137611389160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0">
                <text:p>29800</text:p>
              </table:table-cell>
              <table:table-cell office:value-type="float" office:value="0.0373895168304443">
                <text:p>0.03738951683044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0">
                <text:p>29900</text:p>
              </table:table-cell>
              <table:table-cell office:value-type="float" office:value="0.0373432636260986">
                <text:p>0.03734326362609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0">
                <text:p>30000</text:p>
              </table:table-cell>
              <table:table-cell office:value-type="float" office:value="0.0344388484954834">
                <text:p>0.034438848495483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0">
                <text:p>30100</text:p>
              </table:table-cell>
              <table:table-cell office:value-type="float" office:value="0.0363640785217285">
                <text:p>0.03636407852172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0">
                <text:p>30200</text:p>
              </table:table-cell>
              <table:table-cell office:value-type="float" office:value="0.0364420413970947">
                <text:p>0.03644204139709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0">
                <text:p>30300</text:p>
              </table:table-cell>
              <table:table-cell office:value-type="float" office:value="0.0365996360778809">
                <text:p>0.036599636077880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0">
                <text:p>30400</text:p>
              </table:table-cell>
              <table:table-cell office:value-type="float" office:value="0.0381109714508057">
                <text:p>0.038110971450805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0">
                <text:p>30500</text:p>
              </table:table-cell>
              <table:table-cell office:value-type="float" office:value="0.0358903408050537">
                <text:p>0.035890340805053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0">
                <text:p>30600</text:p>
              </table:table-cell>
              <table:table-cell office:value-type="float" office:value="0.0398497581481934">
                <text:p>0.03984975814819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0">
                <text:p>30700</text:p>
              </table:table-cell>
              <table:table-cell office:value-type="float" office:value="0.0382521152496338">
                <text:p>0.03825211524963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0">
                <text:p>30800</text:p>
              </table:table-cell>
              <table:table-cell office:value-type="float" office:value="0.0392832756042481">
                <text:p>0.03928327560424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0">
                <text:p>30900</text:p>
              </table:table-cell>
              <table:table-cell office:value-type="float" office:value="0.0378503799438477">
                <text:p>0.037850379943847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0">
                <text:p>31000</text:p>
              </table:table-cell>
              <table:table-cell office:value-type="float" office:value="0.040144681930542">
                <text:p>0.0401446819305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0">
                <text:p>31100</text:p>
              </table:table-cell>
              <table:table-cell office:value-type="float" office:value="0.0385849475860596">
                <text:p>0.03858494758605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0">
                <text:p>31200</text:p>
              </table:table-cell>
              <table:table-cell office:value-type="float" office:value="0.0370481014251709">
                <text:p>0.03704810142517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0">
                <text:p>31300</text:p>
              </table:table-cell>
              <table:table-cell office:value-type="float" office:value="0.0388774871826172">
                <text:p>0.03887748718261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0">
                <text:p>31400</text:p>
              </table:table-cell>
              <table:table-cell office:value-type="float" office:value="0.0384836196899414">
                <text:p>0.03848361968994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0">
                <text:p>31500</text:p>
              </table:table-cell>
              <table:table-cell office:value-type="float" office:value="0.039271354675293">
                <text:p>0.03927135467529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0">
                <text:p>31600</text:p>
              </table:table-cell>
              <table:table-cell office:value-type="float" office:value="0.0368900299072266">
                <text:p>0.036890029907226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0">
                <text:p>31700</text:p>
              </table:table-cell>
              <table:table-cell office:value-type="float" office:value="0.0402762889862061">
                <text:p>0.04027628898620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0">
                <text:p>31800</text:p>
              </table:table-cell>
              <table:table-cell office:value-type="float" office:value="0.0482096672058106">
                <text:p>0.04820966720581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0">
                <text:p>31900</text:p>
              </table:table-cell>
              <table:table-cell office:value-type="float" office:value="0.0392413139343262">
                <text:p>0.03924131393432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0">
                <text:p>32000</text:p>
              </table:table-cell>
              <table:table-cell office:value-type="float" office:value="0.0420620441436768">
                <text:p>0.04206204414367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0">
                <text:p>32100</text:p>
              </table:table-cell>
              <table:table-cell office:value-type="float" office:value="0.0393662452697754">
                <text:p>0.039366245269775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0">
                <text:p>32200</text:p>
              </table:table-cell>
              <table:table-cell office:value-type="float" office:value="0.0392220020294189">
                <text:p>0.039222002029418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0">
                <text:p>32300</text:p>
              </table:table-cell>
              <table:table-cell office:value-type="float" office:value="0.041088342666626">
                <text:p>0.04108834266662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0">
                <text:p>32400</text:p>
              </table:table-cell>
              <table:table-cell office:value-type="float" office:value="0.0397465229034424">
                <text:p>0.03974652290344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0">
                <text:p>32500</text:p>
              </table:table-cell>
              <table:table-cell office:value-type="float" office:value="0.0406179428100586">
                <text:p>0.040617942810058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0">
                <text:p>32600</text:p>
              </table:table-cell>
              <table:table-cell office:value-type="float" office:value="0.0423040390014648">
                <text:p>0.04230403900146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0">
                <text:p>32700</text:p>
              </table:table-cell>
              <table:table-cell office:value-type="float" office:value="0.0421657562255859">
                <text:p>0.04216575622558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0">
                <text:p>32800</text:p>
              </table:table-cell>
              <table:table-cell office:value-type="float" office:value="0.0440239906311035">
                <text:p>0.04402399063110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0">
                <text:p>32900</text:p>
              </table:table-cell>
              <table:table-cell office:value-type="float" office:value="0.0408284664154053">
                <text:p>0.04082846641540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0">
                <text:p>33000</text:p>
              </table:table-cell>
              <table:table-cell office:value-type="float" office:value="0.041762113571167">
                <text:p>0.0417621135711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0">
                <text:p>33100</text:p>
              </table:table-cell>
              <table:table-cell office:value-type="float" office:value="0.0427725315093994">
                <text:p>0.042772531509399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0">
                <text:p>33200</text:p>
              </table:table-cell>
              <table:table-cell office:value-type="float" office:value="0.0417873859405518">
                <text:p>0.041787385940551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0">
                <text:p>33300</text:p>
              </table:table-cell>
              <table:table-cell office:value-type="float" office:value="0.0440161228179932">
                <text:p>0.04401612281799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0">
                <text:p>33400</text:p>
              </table:table-cell>
              <table:table-cell office:value-type="float" office:value="0.0441455841064453">
                <text:p>0.04414558410644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0">
                <text:p>33500</text:p>
              </table:table-cell>
              <table:table-cell office:value-type="float" office:value="0.0419795513153076">
                <text:p>0.04197955131530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0">
                <text:p>33600</text:p>
              </table:table-cell>
              <table:table-cell office:value-type="float" office:value="0.042837381362915">
                <text:p>0.0428373813629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0">
                <text:p>33700</text:p>
              </table:table-cell>
              <table:table-cell office:value-type="float" office:value="0.0423791408538818">
                <text:p>0.04237914085388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0">
                <text:p>33800</text:p>
              </table:table-cell>
              <table:table-cell office:value-type="float" office:value="0.042682409286499">
                <text:p>0.04268240928649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0">
                <text:p>33900</text:p>
              </table:table-cell>
              <table:table-cell office:value-type="float" office:value="0.0416522026062012">
                <text:p>0.04165220260620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0">
                <text:p>34000</text:p>
              </table:table-cell>
              <table:table-cell office:value-type="float" office:value="0.042025089263916">
                <text:p>0.0420250892639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0">
                <text:p>34100</text:p>
              </table:table-cell>
              <table:table-cell office:value-type="float" office:value="0.0417826175689697">
                <text:p>0.041782617568969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0">
                <text:p>34200</text:p>
              </table:table-cell>
              <table:table-cell office:value-type="float" office:value="0.0415079593658447">
                <text:p>0.04150795936584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0">
                <text:p>34300</text:p>
              </table:table-cell>
              <table:table-cell office:value-type="float" office:value="0.0430305004119873">
                <text:p>0.04303050041198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0">
                <text:p>34400</text:p>
              </table:table-cell>
              <table:table-cell office:value-type="float" office:value="0.0445160865783691">
                <text:p>0.04451608657836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0">
                <text:p>34500</text:p>
              </table:table-cell>
              <table:table-cell office:value-type="float" office:value="0.0427072048187256">
                <text:p>0.04270720481872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0">
                <text:p>34600</text:p>
              </table:table-cell>
              <table:table-cell office:value-type="float" office:value="0.0452606678009033">
                <text:p>0.04526066780090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0">
                <text:p>34700</text:p>
              </table:table-cell>
              <table:table-cell office:value-type="float" office:value="0.0479812622070313">
                <text:p>0.04798126220703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0">
                <text:p>34800</text:p>
              </table:table-cell>
              <table:table-cell office:value-type="float" office:value="0.0457284450531006">
                <text:p>0.04572844505310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0">
                <text:p>34900</text:p>
              </table:table-cell>
              <table:table-cell office:value-type="float" office:value="0.0452921390533447">
                <text:p>0.045292139053344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0">
                <text:p>35000</text:p>
              </table:table-cell>
              <table:table-cell office:value-type="float" office:value="0.0460062026977539">
                <text:p>0.04600620269775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0">
                <text:p>35100</text:p>
              </table:table-cell>
              <table:table-cell office:value-type="float" office:value="0.0493259429931641">
                <text:p>0.049325942993164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0">
                <text:p>35200</text:p>
              </table:table-cell>
              <table:table-cell office:value-type="float" office:value="0.0455002784729004">
                <text:p>0.04550027847290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0">
                <text:p>35300</text:p>
              </table:table-cell>
              <table:table-cell office:value-type="float" office:value="0.0480678081512451">
                <text:p>0.04806780815124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0">
                <text:p>35400</text:p>
              </table:table-cell>
              <table:table-cell office:value-type="float" office:value="0.0477354526519775">
                <text:p>0.04773545265197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0">
                <text:p>35500</text:p>
              </table:table-cell>
              <table:table-cell office:value-type="float" office:value="0.048267126083374">
                <text:p>0.0482671260833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0">
                <text:p>35600</text:p>
              </table:table-cell>
              <table:table-cell office:value-type="float" office:value="0.0475156307220459">
                <text:p>0.047515630722045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0">
                <text:p>35700</text:p>
              </table:table-cell>
              <table:table-cell office:value-type="float" office:value="0.0487167835235596">
                <text:p>0.04871678352355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0">
                <text:p>35800</text:p>
              </table:table-cell>
              <table:table-cell office:value-type="float" office:value="0.0468490123748779">
                <text:p>0.046849012374877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0">
                <text:p>35900</text:p>
              </table:table-cell>
              <table:table-cell office:value-type="float" office:value="0.0496833324432373">
                <text:p>0.04968333244323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0">
                <text:p>36000</text:p>
              </table:table-cell>
              <table:table-cell office:value-type="float" office:value="0.0481982231140137">
                <text:p>0.048198223114013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0">
                <text:p>36100</text:p>
              </table:table-cell>
              <table:table-cell office:value-type="float" office:value="0.0475406646728516">
                <text:p>0.04754066467285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0">
                <text:p>36200</text:p>
              </table:table-cell>
              <table:table-cell office:value-type="float" office:value="0.0487213134765625">
                <text:p>0.04872131347656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0">
                <text:p>36300</text:p>
              </table:table-cell>
              <table:table-cell office:value-type="float" office:value="0.050323486328125">
                <text:p>0.0503234863281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0">
                <text:p>36400</text:p>
              </table:table-cell>
              <table:table-cell office:value-type="float" office:value="0.0525436401367188">
                <text:p>0.05254364013671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0">
                <text:p>36500</text:p>
              </table:table-cell>
              <table:table-cell office:value-type="float" office:value="0.0558240413665772">
                <text:p>0.05582404136657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0">
                <text:p>36600</text:p>
              </table:table-cell>
              <table:table-cell office:value-type="float" office:value="0.0591816902160645">
                <text:p>0.05918169021606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0">
                <text:p>36700</text:p>
              </table:table-cell>
              <table:table-cell office:value-type="float" office:value="0.0510249137878418">
                <text:p>0.051024913787841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0">
                <text:p>36800</text:p>
              </table:table-cell>
              <table:table-cell office:value-type="float" office:value="0.0461008548736572">
                <text:p>0.04610085487365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0">
                <text:p>36900</text:p>
              </table:table-cell>
              <table:table-cell office:value-type="float" office:value="0.0466623306274414">
                <text:p>0.04666233062744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0">
                <text:p>37000</text:p>
              </table:table-cell>
              <table:table-cell office:value-type="float" office:value="0.0510482788085938">
                <text:p>0.051048278808593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0">
                <text:p>37100</text:p>
              </table:table-cell>
              <table:table-cell office:value-type="float" office:value="0.0483336448669434">
                <text:p>0.048333644866943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0">
                <text:p>37200</text:p>
              </table:table-cell>
              <table:table-cell office:value-type="float" office:value="0.0517950057983398">
                <text:p>0.05179500579833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0">
                <text:p>37300</text:p>
              </table:table-cell>
              <table:table-cell office:value-type="float" office:value="0.0475618839263916">
                <text:p>0.04756188392639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0">
                <text:p>37400</text:p>
              </table:table-cell>
              <table:table-cell office:value-type="float" office:value="0.0459837913513184">
                <text:p>0.04598379135131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0">
                <text:p>37500</text:p>
              </table:table-cell>
              <table:table-cell office:value-type="float" office:value="0.0486836433410645">
                <text:p>0.04868364334106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0">
                <text:p>37600</text:p>
              </table:table-cell>
              <table:table-cell office:value-type="float" office:value="0.0510027408599854">
                <text:p>0.05100274085998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0">
                <text:p>37700</text:p>
              </table:table-cell>
              <table:table-cell office:value-type="float" office:value="0.0510578155517578">
                <text:p>0.051057815551757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0">
                <text:p>37800</text:p>
              </table:table-cell>
              <table:table-cell office:value-type="float" office:value="0.0522747039794922">
                <text:p>0.052274703979492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0">
                <text:p>37900</text:p>
              </table:table-cell>
              <table:table-cell office:value-type="float" office:value="0.0519161224365234">
                <text:p>0.051916122436523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0">
                <text:p>38000</text:p>
              </table:table-cell>
              <table:table-cell office:value-type="float" office:value="0.051586389541626">
                <text:p>0.05158638954162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0">
                <text:p>38100</text:p>
              </table:table-cell>
              <table:table-cell office:value-type="float" office:value="0.0487511157989502">
                <text:p>0.04875111579895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0">
                <text:p>38200</text:p>
              </table:table-cell>
              <table:table-cell office:value-type="float" office:value="0.0502550601959229">
                <text:p>0.050255060195922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0">
                <text:p>38300</text:p>
              </table:table-cell>
              <table:table-cell office:value-type="float" office:value="0.0484261512756348">
                <text:p>0.048426151275634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0">
                <text:p>38400</text:p>
              </table:table-cell>
              <table:table-cell office:value-type="float" office:value="0.0484044551849365">
                <text:p>0.04840445518493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0">
                <text:p>38500</text:p>
              </table:table-cell>
              <table:table-cell office:value-type="float" office:value="0.0497188568115234">
                <text:p>0.049718856811523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0">
                <text:p>38600</text:p>
              </table:table-cell>
              <table:table-cell office:value-type="float" office:value="0.0488753318786621">
                <text:p>0.048875331878662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0">
                <text:p>38700</text:p>
              </table:table-cell>
              <table:table-cell office:value-type="float" office:value="0.0495021343231201">
                <text:p>0.04950213432312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0">
                <text:p>38800</text:p>
              </table:table-cell>
              <table:table-cell office:value-type="float" office:value="0.0519030094146729">
                <text:p>0.051903009414672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0">
                <text:p>38900</text:p>
              </table:table-cell>
              <table:table-cell office:value-type="float" office:value="0.050987720489502">
                <text:p>0.0509877204895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0">
                <text:p>39000</text:p>
              </table:table-cell>
              <table:table-cell office:value-type="float" office:value="0.049785852432251">
                <text:p>0.04978585243225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0">
                <text:p>39100</text:p>
              </table:table-cell>
              <table:table-cell office:value-type="float" office:value="0.0521106719970703">
                <text:p>0.05211067199707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0">
                <text:p>39200</text:p>
              </table:table-cell>
              <table:table-cell office:value-type="float" office:value="0.0520534515380859">
                <text:p>0.052053451538085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0">
                <text:p>39300</text:p>
              </table:table-cell>
              <table:table-cell office:value-type="float" office:value="0.0526418685913086">
                <text:p>0.052641868591308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0">
                <text:p>39400</text:p>
              </table:table-cell>
              <table:table-cell office:value-type="float" office:value="0.053753137588501">
                <text:p>0.0537531375885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0">
                <text:p>39500</text:p>
              </table:table-cell>
              <table:table-cell office:value-type="float" office:value="0.0628049373626709">
                <text:p>0.06280493736267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0">
                <text:p>39600</text:p>
              </table:table-cell>
              <table:table-cell office:value-type="float" office:value="0.0643153190612793">
                <text:p>0.064315319061279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0">
                <text:p>39700</text:p>
              </table:table-cell>
              <table:table-cell office:value-type="float" office:value="0.0742466449737549">
                <text:p>0.074246644973754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0">
                <text:p>39800</text:p>
              </table:table-cell>
              <table:table-cell office:value-type="float" office:value="0.0638985633850098">
                <text:p>0.06389856338500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0">
                <text:p>39900</text:p>
              </table:table-cell>
              <table:table-cell office:value-type="float" office:value="0.0674793720245361">
                <text:p>0.067479372024536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0">
                <text:p>40000</text:p>
              </table:table-cell>
              <table:table-cell office:value-type="float" office:value="0.0656294822692871">
                <text:p>0.065629482269287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0">
                <text:p>40100</text:p>
              </table:table-cell>
              <table:table-cell office:value-type="float" office:value="0.0651602745056152">
                <text:p>0.065160274505615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0">
                <text:p>40200</text:p>
              </table:table-cell>
              <table:table-cell office:value-type="float" office:value="0.0553038120269775">
                <text:p>0.05530381202697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0">
                <text:p>40300</text:p>
              </table:table-cell>
              <table:table-cell office:value-type="float" office:value="0.055788516998291">
                <text:p>0.05578851699829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0">
                <text:p>40400</text:p>
              </table:table-cell>
              <table:table-cell office:value-type="float" office:value="0.0577986240386963">
                <text:p>0.057798624038696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0">
                <text:p>40500</text:p>
              </table:table-cell>
              <table:table-cell office:value-type="float" office:value="0.0563130378723145">
                <text:p>0.05631303787231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0">
                <text:p>40600</text:p>
              </table:table-cell>
              <table:table-cell office:value-type="float" office:value="0.0557167530059814">
                <text:p>0.05571675300598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0">
                <text:p>40700</text:p>
              </table:table-cell>
              <table:table-cell office:value-type="float" office:value="0.0575351715087891">
                <text:p>0.057535171508789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0">
                <text:p>40800</text:p>
              </table:table-cell>
              <table:table-cell office:value-type="float" office:value="0.05741286277771">
                <text:p>0.0574128627777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0">
                <text:p>40900</text:p>
              </table:table-cell>
              <table:table-cell office:value-type="float" office:value="0.0574512481689453">
                <text:p>0.057451248168945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0">
                <text:p>41000</text:p>
              </table:table-cell>
              <table:table-cell office:value-type="float" office:value="0.0583362579345703">
                <text:p>0.058336257934570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0">
                <text:p>41100</text:p>
              </table:table-cell>
              <table:table-cell office:value-type="float" office:value="0.0570149421691895">
                <text:p>0.05701494216918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0">
                <text:p>41200</text:p>
              </table:table-cell>
              <table:table-cell office:value-type="float" office:value="0.0578255653381348">
                <text:p>0.057825565338134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0">
                <text:p>41300</text:p>
              </table:table-cell>
              <table:table-cell office:value-type="float" office:value="0.0570731163024902">
                <text:p>0.05707311630249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0">
                <text:p>41400</text:p>
              </table:table-cell>
              <table:table-cell office:value-type="float" office:value="0.0600731372833252">
                <text:p>0.06007313728332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0">
                <text:p>41500</text:p>
              </table:table-cell>
              <table:table-cell office:value-type="float" office:value="0.0595886707305908">
                <text:p>0.059588670730590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0">
                <text:p>41600</text:p>
              </table:table-cell>
              <table:table-cell office:value-type="float" office:value="0.0604751110076904">
                <text:p>0.06047511100769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0">
                <text:p>41700</text:p>
              </table:table-cell>
              <table:table-cell office:value-type="float" office:value="0.0595345497131348">
                <text:p>0.05953454971313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0">
                <text:p>41800</text:p>
              </table:table-cell>
              <table:table-cell office:value-type="float" office:value="0.0593142509460449">
                <text:p>0.05931425094604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0">
                <text:p>41900</text:p>
              </table:table-cell>
              <table:table-cell office:value-type="float" office:value="0.0648140907287598">
                <text:p>0.064814090728759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0">
                <text:p>42000</text:p>
              </table:table-cell>
              <table:table-cell office:value-type="float" office:value="0.0613992214202881">
                <text:p>0.06139922142028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0">
                <text:p>42100</text:p>
              </table:table-cell>
              <table:table-cell office:value-type="float" office:value="0.0606646537780762">
                <text:p>0.060664653778076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0">
                <text:p>42200</text:p>
              </table:table-cell>
              <table:table-cell office:value-type="float" office:value="0.0622322559356689">
                <text:p>0.062232255935668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0">
                <text:p>42300</text:p>
              </table:table-cell>
              <table:table-cell office:value-type="float" office:value="0.0634579658508301">
                <text:p>0.06345796585083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0">
                <text:p>42400</text:p>
              </table:table-cell>
              <table:table-cell office:value-type="float" office:value="0.0628528594970703">
                <text:p>0.06285285949707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0">
                <text:p>42500</text:p>
              </table:table-cell>
              <table:table-cell office:value-type="float" office:value="0.0629377365112305">
                <text:p>0.062937736511230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0">
                <text:p>42600</text:p>
              </table:table-cell>
              <table:table-cell office:value-type="float" office:value="0.0624661445617676">
                <text:p>0.06246614456176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0">
                <text:p>42700</text:p>
              </table:table-cell>
              <table:table-cell office:value-type="float" office:value="0.0647416114807129">
                <text:p>0.06474161148071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0">
                <text:p>42800</text:p>
              </table:table-cell>
              <table:table-cell office:value-type="float" office:value="0.0637450218200684">
                <text:p>0.06374502182006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0">
                <text:p>42900</text:p>
              </table:table-cell>
              <table:table-cell office:value-type="float" office:value="0.064363956451416">
                <text:p>0.0643639564514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0">
                <text:p>43000</text:p>
              </table:table-cell>
              <table:table-cell office:value-type="float" office:value="0.0644636154174805">
                <text:p>0.06446361541748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0">
                <text:p>43100</text:p>
              </table:table-cell>
              <table:table-cell office:value-type="float" office:value="0.0646629333496094">
                <text:p>0.064662933349609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0">
                <text:p>43200</text:p>
              </table:table-cell>
              <table:table-cell office:value-type="float" office:value="0.0660226345062256">
                <text:p>0.06602263450622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0">
                <text:p>43300</text:p>
              </table:table-cell>
              <table:table-cell office:value-type="float" office:value="0.065626859664917">
                <text:p>0.0656268596649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0">
                <text:p>43400</text:p>
              </table:table-cell>
              <table:table-cell office:value-type="float" office:value="0.0670902729034424">
                <text:p>0.06709027290344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0">
                <text:p>43500</text:p>
              </table:table-cell>
              <table:table-cell office:value-type="float" office:value="0.067147970199585">
                <text:p>0.0671479701995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0">
                <text:p>43600</text:p>
              </table:table-cell>
              <table:table-cell office:value-type="float" office:value="0.0761127471923828">
                <text:p>0.076112747192382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0">
                <text:p>43700</text:p>
              </table:table-cell>
              <table:table-cell office:value-type="float" office:value="0.066866397857666">
                <text:p>0.06686639785766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0">
                <text:p>43800</text:p>
              </table:table-cell>
              <table:table-cell office:value-type="float" office:value="0.0687267780303955">
                <text:p>0.068726778030395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0">
                <text:p>43900</text:p>
              </table:table-cell>
              <table:table-cell office:value-type="float" office:value="0.0693881511688232">
                <text:p>0.069388151168823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0">
                <text:p>44000</text:p>
              </table:table-cell>
              <table:table-cell office:value-type="float" office:value="0.0664024353027344">
                <text:p>0.066402435302734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0">
                <text:p>44100</text:p>
              </table:table-cell>
              <table:table-cell office:value-type="float" office:value="0.0676407814025879">
                <text:p>0.067640781402587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0">
                <text:p>44200</text:p>
              </table:table-cell>
              <table:table-cell office:value-type="float" office:value="0.0669054985046387">
                <text:p>0.066905498504638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0">
                <text:p>44300</text:p>
              </table:table-cell>
              <table:table-cell office:value-type="float" office:value="0.0688040256500244">
                <text:p>0.068804025650024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0">
                <text:p>44400</text:p>
              </table:table-cell>
              <table:table-cell office:value-type="float" office:value="0.0690739154815674">
                <text:p>0.069073915481567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0">
                <text:p>44500</text:p>
              </table:table-cell>
              <table:table-cell office:value-type="float" office:value="0.0695855617523193">
                <text:p>0.069585561752319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0">
                <text:p>44600</text:p>
              </table:table-cell>
              <table:table-cell office:value-type="float" office:value="0.0698232650756836">
                <text:p>0.069823265075683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0">
                <text:p>44700</text:p>
              </table:table-cell>
              <table:table-cell office:value-type="float" office:value="0.0700652599334717">
                <text:p>0.070065259933471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0">
                <text:p>44800</text:p>
              </table:table-cell>
              <table:table-cell office:value-type="float" office:value="0.0763816833496094">
                <text:p>0.076381683349609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0">
                <text:p>44900</text:p>
              </table:table-cell>
              <table:table-cell office:value-type="float" office:value="0.0783119201660156">
                <text:p>0.07831192016601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0">
                <text:p>45000</text:p>
              </table:table-cell>
              <table:table-cell office:value-type="float" office:value="0.0738074779510498">
                <text:p>0.073807477951049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0">
                <text:p>45100</text:p>
              </table:table-cell>
              <table:table-cell office:value-type="float" office:value="0.086207389831543">
                <text:p>0.08620738983154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0">
                <text:p>45200</text:p>
              </table:table-cell>
              <table:table-cell office:value-type="float" office:value="0.0820488929748535">
                <text:p>0.082048892974853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0">
                <text:p>45300</text:p>
              </table:table-cell>
              <table:table-cell office:value-type="float" office:value="0.0714695453643799">
                <text:p>0.071469545364379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0">
                <text:p>45400</text:p>
              </table:table-cell>
              <table:table-cell office:value-type="float" office:value="0.0717999935150147">
                <text:p>0.071799993515014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0">
                <text:p>45500</text:p>
              </table:table-cell>
              <table:table-cell office:value-type="float" office:value="0.0727584362030029">
                <text:p>0.07275843620300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0">
                <text:p>45600</text:p>
              </table:table-cell>
              <table:table-cell office:value-type="float" office:value="0.0716738700866699">
                <text:p>0.071673870086669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0">
                <text:p>45700</text:p>
              </table:table-cell>
              <table:table-cell office:value-type="float" office:value="0.0727722644805908">
                <text:p>0.072772264480590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0">
                <text:p>45800</text:p>
              </table:table-cell>
              <table:table-cell office:value-type="float" office:value="0.0728068351745606">
                <text:p>0.072806835174560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0">
                <text:p>45900</text:p>
              </table:table-cell>
              <table:table-cell office:value-type="float" office:value="0.0750665664672852">
                <text:p>0.075066566467285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0">
                <text:p>46000</text:p>
              </table:table-cell>
              <table:table-cell office:value-type="float" office:value="0.0735428333282471">
                <text:p>0.07354283332824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0">
                <text:p>46100</text:p>
              </table:table-cell>
              <table:table-cell office:value-type="float" office:value="0.0728070735931397">
                <text:p>0.072807073593139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0">
                <text:p>46200</text:p>
              </table:table-cell>
              <table:table-cell office:value-type="float" office:value="0.0782191753387451">
                <text:p>0.078219175338745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0">
                <text:p>46300</text:p>
              </table:table-cell>
              <table:table-cell office:value-type="float" office:value="0.0806305408477783">
                <text:p>0.080630540847778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0">
                <text:p>46400</text:p>
              </table:table-cell>
              <table:table-cell office:value-type="float" office:value="0.0795726776123047">
                <text:p>0.079572677612304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0">
                <text:p>46500</text:p>
              </table:table-cell>
              <table:table-cell office:value-type="float" office:value="0.0751957893371582">
                <text:p>0.075195789337158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0">
                <text:p>46600</text:p>
              </table:table-cell>
              <table:table-cell office:value-type="float" office:value="0.073556661605835">
                <text:p>0.0735566616058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0">
                <text:p>46700</text:p>
              </table:table-cell>
              <table:table-cell office:value-type="float" office:value="0.073016881942749">
                <text:p>0.07301688194274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0">
                <text:p>46800</text:p>
              </table:table-cell>
              <table:table-cell office:value-type="float" office:value="0.0740780830383301">
                <text:p>0.07407808303833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0">
                <text:p>46900</text:p>
              </table:table-cell>
              <table:table-cell office:value-type="float" office:value="0.076991081237793">
                <text:p>0.07699108123779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0">
                <text:p>47000</text:p>
              </table:table-cell>
              <table:table-cell office:value-type="float" office:value="0.0737638473510742">
                <text:p>0.073763847351074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0">
                <text:p>47100</text:p>
              </table:table-cell>
              <table:table-cell office:value-type="float" office:value="0.0746219158172607">
                <text:p>0.074621915817260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0">
                <text:p>47200</text:p>
              </table:table-cell>
              <table:table-cell office:value-type="float" office:value="0.075671911239624">
                <text:p>0.07567191123962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0">
                <text:p>47300</text:p>
              </table:table-cell>
              <table:table-cell office:value-type="float" office:value="0.0749375820159912">
                <text:p>0.074937582015991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0">
                <text:p>47400</text:p>
              </table:table-cell>
              <table:table-cell office:value-type="float" office:value="0.0791702270507813">
                <text:p>0.07917022705078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0">
                <text:p>47500</text:p>
              </table:table-cell>
              <table:table-cell office:value-type="float" office:value="0.0959048271179199">
                <text:p>0.095904827117919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0">
                <text:p>47600</text:p>
              </table:table-cell>
              <table:table-cell office:value-type="float" office:value="0.0873715877532959">
                <text:p>0.087371587753295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0">
                <text:p>47700</text:p>
              </table:table-cell>
              <table:table-cell office:value-type="float" office:value="0.0800998210906982">
                <text:p>0.080099821090698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0">
                <text:p>47800</text:p>
              </table:table-cell>
              <table:table-cell office:value-type="float" office:value="0.0810425281524658">
                <text:p>0.081042528152465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0">
                <text:p>47900</text:p>
              </table:table-cell>
              <table:table-cell office:value-type="float" office:value="0.0790684223175049">
                <text:p>0.079068422317504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0">
                <text:p>48000</text:p>
              </table:table-cell>
              <table:table-cell office:value-type="float" office:value="0.0821647644042969">
                <text:p>0.08216476440429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0">
                <text:p>48100</text:p>
              </table:table-cell>
              <table:table-cell office:value-type="float" office:value="0.0910871028900147">
                <text:p>0.091087102890014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0">
                <text:p>48200</text:p>
              </table:table-cell>
              <table:table-cell office:value-type="float" office:value="0.0908637046813965">
                <text:p>0.090863704681396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0">
                <text:p>48300</text:p>
              </table:table-cell>
              <table:table-cell office:value-type="float" office:value="0.0892791748046875">
                <text:p>0.08927917480468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0">
                <text:p>48400</text:p>
              </table:table-cell>
              <table:table-cell office:value-type="float" office:value="0.0834848880767822">
                <text:p>0.083484888076782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0">
                <text:p>48500</text:p>
              </table:table-cell>
              <table:table-cell office:value-type="float" office:value="0.0789198875427246">
                <text:p>0.078919887542724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0">
                <text:p>48600</text:p>
              </table:table-cell>
              <table:table-cell office:value-type="float" office:value="0.0785751342773438">
                <text:p>0.078575134277343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0">
                <text:p>48700</text:p>
              </table:table-cell>
              <table:table-cell office:value-type="float" office:value="0.0792524814605713">
                <text:p>0.079252481460571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0">
                <text:p>48800</text:p>
              </table:table-cell>
              <table:table-cell office:value-type="float" office:value="0.075960636138916">
                <text:p>0.0759606361389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0">
                <text:p>48900</text:p>
              </table:table-cell>
              <table:table-cell office:value-type="float" office:value="0.0803649425506592">
                <text:p>0.08036494255065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0">
                <text:p>49000</text:p>
              </table:table-cell>
              <table:table-cell office:value-type="float" office:value="0.0804834365844727">
                <text:p>0.080483436584472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0">
                <text:p>49100</text:p>
              </table:table-cell>
              <table:table-cell office:value-type="float" office:value="0.0786111354827881">
                <text:p>0.078611135482788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0">
                <text:p>49200</text:p>
              </table:table-cell>
              <table:table-cell office:value-type="float" office:value="0.0769331455230713">
                <text:p>0.076933145523071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0">
                <text:p>49300</text:p>
              </table:table-cell>
              <table:table-cell office:value-type="float" office:value="0.077150821685791">
                <text:p>0.0771508216857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0">
                <text:p>49400</text:p>
              </table:table-cell>
              <table:table-cell office:value-type="float" office:value="0.080352783203125">
                <text:p>0.08035278320312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0">
                <text:p>49500</text:p>
              </table:table-cell>
              <table:table-cell office:value-type="float" office:value="0.0830395221710205">
                <text:p>0.08303952217102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0">
                <text:p>49600</text:p>
              </table:table-cell>
              <table:table-cell office:value-type="float" office:value="0.0861372947692871">
                <text:p>0.086137294769287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0">
                <text:p>49700</text:p>
              </table:table-cell>
              <table:table-cell office:value-type="float" office:value="0.0892643928527832">
                <text:p>0.089264392852783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0">
                <text:p>49800</text:p>
              </table:table-cell>
              <table:table-cell office:value-type="float" office:value="0.0819540023803711">
                <text:p>0.08195400238037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0">
                <text:p>49900</text:p>
              </table:table-cell>
              <table:table-cell office:value-type="float" office:value="0.0879254341125488">
                <text:p>0.087925434112548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0">
                <text:p>50000</text:p>
              </table:table-cell>
              <table:table-cell office:value-type="float" office:value="0.0863034725189209">
                <text:p>0.086303472518920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00">
                <text:p>50100</text:p>
              </table:table-cell>
              <table:table-cell office:value-type="float" office:value="0.0841414928436279">
                <text:p>0.084141492843627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00">
                <text:p>50200</text:p>
              </table:table-cell>
              <table:table-cell office:value-type="float" office:value="0.0865380764007568">
                <text:p>0.086538076400756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00">
                <text:p>50300</text:p>
              </table:table-cell>
              <table:table-cell office:value-type="float" office:value="0.0861227512359619">
                <text:p>0.086122751235961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00">
                <text:p>50400</text:p>
              </table:table-cell>
              <table:table-cell office:value-type="float" office:value="0.0854954719543457">
                <text:p>0.085495471954345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00">
                <text:p>50500</text:p>
              </table:table-cell>
              <table:table-cell office:value-type="float" office:value="0.0868380069732666">
                <text:p>0.086838006973266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00">
                <text:p>50600</text:p>
              </table:table-cell>
              <table:table-cell office:value-type="float" office:value="0.0873370170593262">
                <text:p>0.087337017059326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00">
                <text:p>50700</text:p>
              </table:table-cell>
              <table:table-cell office:value-type="float" office:value="0.089491605758667">
                <text:p>0.08949160575866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00">
                <text:p>50800</text:p>
              </table:table-cell>
              <table:table-cell office:value-type="float" office:value="0.0881810188293457">
                <text:p>0.088181018829345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00">
                <text:p>50900</text:p>
              </table:table-cell>
              <table:table-cell office:value-type="float" office:value="0.0878956317901611">
                <text:p>0.08789563179016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00">
                <text:p>51000</text:p>
              </table:table-cell>
              <table:table-cell office:value-type="float" office:value="0.0908854007720947">
                <text:p>0.090885400772094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00">
                <text:p>51100</text:p>
              </table:table-cell>
              <table:table-cell office:value-type="float" office:value="0.0903491973876953">
                <text:p>0.09034919738769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00">
                <text:p>51200</text:p>
              </table:table-cell>
              <table:table-cell office:value-type="float" office:value="0.107036352157593">
                <text:p>0.10703635215759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00">
                <text:p>51300</text:p>
              </table:table-cell>
              <table:table-cell office:value-type="float" office:value="0.0931887626647949">
                <text:p>0.093188762664794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00">
                <text:p>51400</text:p>
              </table:table-cell>
              <table:table-cell office:value-type="float" office:value="0.0901839733123779">
                <text:p>0.090183973312377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00">
                <text:p>51500</text:p>
              </table:table-cell>
              <table:table-cell office:value-type="float" office:value="0.0916433334350586">
                <text:p>0.091643333435058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00">
                <text:p>51600</text:p>
              </table:table-cell>
              <table:table-cell office:value-type="float" office:value="0.0907106399536133">
                <text:p>0.09071063995361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00">
                <text:p>51700</text:p>
              </table:table-cell>
              <table:table-cell office:value-type="float" office:value="0.0909318923950195">
                <text:p>0.090931892395019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00">
                <text:p>51800</text:p>
              </table:table-cell>
              <table:table-cell office:value-type="float" office:value="0.0901865959167481">
                <text:p>0.090186595916748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00">
                <text:p>51900</text:p>
              </table:table-cell>
              <table:table-cell office:value-type="float" office:value="0.092841386795044">
                <text:p>0.09284138679504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00">
                <text:p>52000</text:p>
              </table:table-cell>
              <table:table-cell office:value-type="float" office:value="0.0917642116546631">
                <text:p>0.091764211654663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00">
                <text:p>52100</text:p>
              </table:table-cell>
              <table:table-cell office:value-type="float" office:value="0.092850923538208">
                <text:p>0.09285092353820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00">
                <text:p>52200</text:p>
              </table:table-cell>
              <table:table-cell office:value-type="float" office:value="0.0957894325256348">
                <text:p>0.095789432525634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00">
                <text:p>52300</text:p>
              </table:table-cell>
              <table:table-cell office:value-type="float" office:value="0.0956635475158691">
                <text:p>0.095663547515869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00">
                <text:p>52400</text:p>
              </table:table-cell>
              <table:table-cell office:value-type="float" office:value="0.0972630977630615">
                <text:p>0.097263097763061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00">
                <text:p>52500</text:p>
              </table:table-cell>
              <table:table-cell office:value-type="float" office:value="0.0923614501953125">
                <text:p>0.09236145019531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00">
                <text:p>52600</text:p>
              </table:table-cell>
              <table:table-cell office:value-type="float" office:value="0.0963411331176758">
                <text:p>0.096341133117675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00">
                <text:p>52700</text:p>
              </table:table-cell>
              <table:table-cell office:value-type="float" office:value="0.0933477878570557">
                <text:p>0.093347787857055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00">
                <text:p>52800</text:p>
              </table:table-cell>
              <table:table-cell office:value-type="float" office:value="0.0939786434173584">
                <text:p>0.093978643417358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00">
                <text:p>52900</text:p>
              </table:table-cell>
              <table:table-cell office:value-type="float" office:value="0.0927481651306152">
                <text:p>0.092748165130615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00">
                <text:p>53000</text:p>
              </table:table-cell>
              <table:table-cell office:value-type="float" office:value="0.0980978012084961">
                <text:p>0.098097801208496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00">
                <text:p>53100</text:p>
              </table:table-cell>
              <table:table-cell office:value-type="float" office:value="0.0948896408081055">
                <text:p>0.09488964080810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00">
                <text:p>53200</text:p>
              </table:table-cell>
              <table:table-cell office:value-type="float" office:value="0.0947225093841553">
                <text:p>0.094722509384155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00">
                <text:p>53300</text:p>
              </table:table-cell>
              <table:table-cell office:value-type="float" office:value="0.0950376987457275">
                <text:p>0.095037698745727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00">
                <text:p>53400</text:p>
              </table:table-cell>
              <table:table-cell office:value-type="float" office:value="0.0958628654479981">
                <text:p>0.095862865447998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00">
                <text:p>53500</text:p>
              </table:table-cell>
              <table:table-cell office:value-type="float" office:value="0.0964827537536621">
                <text:p>0.096482753753662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00">
                <text:p>53600</text:p>
              </table:table-cell>
              <table:table-cell office:value-type="float" office:value="0.0946385860443115">
                <text:p>0.094638586044311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00">
                <text:p>53700</text:p>
              </table:table-cell>
              <table:table-cell office:value-type="float" office:value="0.0977935791015625">
                <text:p>0.09779357910156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00">
                <text:p>53800</text:p>
              </table:table-cell>
              <table:table-cell office:value-type="float" office:value="0.101166486740112">
                <text:p>0.10116648674011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00">
                <text:p>53900</text:p>
              </table:table-cell>
              <table:table-cell office:value-type="float" office:value="0.101855516433716">
                <text:p>0.1018555164337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00">
                <text:p>54000</text:p>
              </table:table-cell>
              <table:table-cell office:value-type="float" office:value="0.0963153839111328">
                <text:p>0.096315383911132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00">
                <text:p>54100</text:p>
              </table:table-cell>
              <table:table-cell office:value-type="float" office:value="0.0963208675384522">
                <text:p>0.096320867538452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00">
                <text:p>54200</text:p>
              </table:table-cell>
              <table:table-cell office:value-type="float" office:value="0.0969290733337402">
                <text:p>0.096929073333740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00">
                <text:p>54300</text:p>
              </table:table-cell>
              <table:table-cell office:value-type="float" office:value="0.100987434387207">
                <text:p>0.10098743438720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00">
                <text:p>54400</text:p>
              </table:table-cell>
              <table:table-cell office:value-type="float" office:value="0.101128339767456">
                <text:p>0.10112833976745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00">
                <text:p>54500</text:p>
              </table:table-cell>
              <table:table-cell office:value-type="float" office:value="0.0971286296844482">
                <text:p>0.097128629684448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00">
                <text:p>54600</text:p>
              </table:table-cell>
              <table:table-cell office:value-type="float" office:value="0.10084867477417">
                <text:p>0.100848674774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00">
                <text:p>54700</text:p>
              </table:table-cell>
              <table:table-cell office:value-type="float" office:value="0.100018262863159">
                <text:p>0.10001826286315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00">
                <text:p>54800</text:p>
              </table:table-cell>
              <table:table-cell office:value-type="float" office:value="0.0996267795562744">
                <text:p>0.099626779556274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00">
                <text:p>54900</text:p>
              </table:table-cell>
              <table:table-cell office:value-type="float" office:value="0.102657556533813">
                <text:p>0.10265755653381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00">
                <text:p>55000</text:p>
              </table:table-cell>
              <table:table-cell office:value-type="float" office:value="0.101993083953857">
                <text:p>0.10199308395385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00">
                <text:p>55100</text:p>
              </table:table-cell>
              <table:table-cell office:value-type="float" office:value="0.100515365600586">
                <text:p>0.10051536560058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00">
                <text:p>55200</text:p>
              </table:table-cell>
              <table:table-cell office:value-type="float" office:value="0.104962587356567">
                <text:p>0.10496258735656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00">
                <text:p>55300</text:p>
              </table:table-cell>
              <table:table-cell office:value-type="float" office:value="0.102517127990723">
                <text:p>0.10251712799072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00">
                <text:p>55400</text:p>
              </table:table-cell>
              <table:table-cell office:value-type="float" office:value="0.10651707649231">
                <text:p>0.1065170764923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00">
                <text:p>55500</text:p>
              </table:table-cell>
              <table:table-cell office:value-type="float" office:value="0.124085903167725">
                <text:p>0.1240859031677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00">
                <text:p>55600</text:p>
              </table:table-cell>
              <table:table-cell office:value-type="float" office:value="0.105236530303955">
                <text:p>0.1052365303039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00">
                <text:p>55700</text:p>
              </table:table-cell>
              <table:table-cell office:value-type="float" office:value="0.104969263076782">
                <text:p>0.10496926307678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00">
                <text:p>55800</text:p>
              </table:table-cell>
              <table:table-cell office:value-type="float" office:value="0.106237411499023">
                <text:p>0.10623741149902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00">
                <text:p>55900</text:p>
              </table:table-cell>
              <table:table-cell office:value-type="float" office:value="0.10377049446106">
                <text:p>0.1037704944610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00">
                <text:p>56000</text:p>
              </table:table-cell>
              <table:table-cell office:value-type="float" office:value="0.103808641433716">
                <text:p>0.10380864143371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00">
                <text:p>56100</text:p>
              </table:table-cell>
              <table:table-cell office:value-type="float" office:value="0.107496738433838">
                <text:p>0.10749673843383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00">
                <text:p>56200</text:p>
              </table:table-cell>
              <table:table-cell office:value-type="float" office:value="0.109000205993652">
                <text:p>0.10900020599365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00">
                <text:p>56300</text:p>
              </table:table-cell>
              <table:table-cell office:value-type="float" office:value="0.104951620101929">
                <text:p>0.10495162010192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00">
                <text:p>56400</text:p>
              </table:table-cell>
              <table:table-cell office:value-type="float" office:value="0.102562427520752">
                <text:p>0.10256242752075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00">
                <text:p>56500</text:p>
              </table:table-cell>
              <table:table-cell office:value-type="float" office:value="0.103982210159302">
                <text:p>0.10398221015930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00">
                <text:p>56600</text:p>
              </table:table-cell>
              <table:table-cell office:value-type="float" office:value="0.105243444442749">
                <text:p>0.10524344444274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00">
                <text:p>56700</text:p>
              </table:table-cell>
              <table:table-cell office:value-type="float" office:value="0.111862182617188">
                <text:p>0.11186218261718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00">
                <text:p>56800</text:p>
              </table:table-cell>
              <table:table-cell office:value-type="float" office:value="0.107087373733521">
                <text:p>0.10708737373352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00">
                <text:p>56900</text:p>
              </table:table-cell>
              <table:table-cell office:value-type="float" office:value="0.111198425292969">
                <text:p>0.11119842529296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00">
                <text:p>57000</text:p>
              </table:table-cell>
              <table:table-cell office:value-type="float" office:value="0.106569051742554">
                <text:p>0.10656905174255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00">
                <text:p>57100</text:p>
              </table:table-cell>
              <table:table-cell office:value-type="float" office:value="0.107667207717896">
                <text:p>0.10766720771789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00">
                <text:p>57200</text:p>
              </table:table-cell>
              <table:table-cell office:value-type="float" office:value="0.108148813247681">
                <text:p>0.10814881324768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00">
                <text:p>57300</text:p>
              </table:table-cell>
              <table:table-cell office:value-type="float" office:value="0.111299276351929">
                <text:p>0.11129927635192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00">
                <text:p>57400</text:p>
              </table:table-cell>
              <table:table-cell office:value-type="float" office:value="0.109116792678833">
                <text:p>0.10911679267883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00">
                <text:p>57500</text:p>
              </table:table-cell>
              <table:table-cell office:value-type="float" office:value="0.110516548156738">
                <text:p>0.11051654815673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00">
                <text:p>57600</text:p>
              </table:table-cell>
              <table:table-cell office:value-type="float" office:value="0.112252950668335">
                <text:p>0.11225295066833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00">
                <text:p>57700</text:p>
              </table:table-cell>
              <table:table-cell office:value-type="float" office:value="0.109366893768311">
                <text:p>0.10936689376831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00">
                <text:p>57800</text:p>
              </table:table-cell>
              <table:table-cell office:value-type="float" office:value="0.114327430725098">
                <text:p>0.11432743072509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00">
                <text:p>57900</text:p>
              </table:table-cell>
              <table:table-cell office:value-type="float" office:value="0.114364147186279">
                <text:p>0.11436414718627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00">
                <text:p>58000</text:p>
              </table:table-cell>
              <table:table-cell office:value-type="float" office:value="0.113525867462158">
                <text:p>0.11352586746215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00">
                <text:p>58100</text:p>
              </table:table-cell>
              <table:table-cell office:value-type="float" office:value="0.118154764175415">
                <text:p>0.11815476417541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00">
                <text:p>58200</text:p>
              </table:table-cell>
              <table:table-cell office:value-type="float" office:value="0.111045122146606">
                <text:p>0.11104512214660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00">
                <text:p>58300</text:p>
              </table:table-cell>
              <table:table-cell office:value-type="float" office:value="0.113498210906982">
                <text:p>0.11349821090698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00">
                <text:p>58400</text:p>
              </table:table-cell>
              <table:table-cell office:value-type="float" office:value="0.111910581588745">
                <text:p>0.11191058158874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00">
                <text:p>58500</text:p>
              </table:table-cell>
              <table:table-cell office:value-type="float" office:value="0.113628625869751">
                <text:p>0.11362862586975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00">
                <text:p>58600</text:p>
              </table:table-cell>
              <table:table-cell office:value-type="float" office:value="0.117155075073242">
                <text:p>0.11715507507324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00">
                <text:p>58700</text:p>
              </table:table-cell>
              <table:table-cell office:value-type="float" office:value="0.111932992935181">
                <text:p>0.11193299293518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00">
                <text:p>58800</text:p>
              </table:table-cell>
              <table:table-cell office:value-type="float" office:value="0.114767551422119">
                <text:p>0.1147675514221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00">
                <text:p>58900</text:p>
              </table:table-cell>
              <table:table-cell office:value-type="float" office:value="0.114586591720581">
                <text:p>0.11458659172058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00">
                <text:p>59000</text:p>
              </table:table-cell>
              <table:table-cell office:value-type="float" office:value="0.115272998809814">
                <text:p>0.11527299880981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00">
                <text:p>59100</text:p>
              </table:table-cell>
              <table:table-cell office:value-type="float" office:value="0.116961717605591">
                <text:p>0.11696171760559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00">
                <text:p>59200</text:p>
              </table:table-cell>
              <table:table-cell office:value-type="float" office:value="0.119588851928711">
                <text:p>0.11958885192871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00">
                <text:p>59300</text:p>
              </table:table-cell>
              <table:table-cell office:value-type="float" office:value="0.12011456489563">
                <text:p>0.1201145648956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00">
                <text:p>59400</text:p>
              </table:table-cell>
              <table:table-cell office:value-type="float" office:value="0.112732887268066">
                <text:p>0.11273288726806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00">
                <text:p>59500</text:p>
              </table:table-cell>
              <table:table-cell office:value-type="float" office:value="0.120844841003418">
                <text:p>0.12084484100341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00">
                <text:p>59600</text:p>
              </table:table-cell>
              <table:table-cell office:value-type="float" office:value="0.120053052902222">
                <text:p>0.12005305290222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00">
                <text:p>59700</text:p>
              </table:table-cell>
              <table:table-cell office:value-type="float" office:value="0.117531538009644">
                <text:p>0.11753153800964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00">
                <text:p>59800</text:p>
              </table:table-cell>
              <table:table-cell office:value-type="float" office:value="0.121259689331055">
                <text:p>0.1212596893310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00">
                <text:p>59900</text:p>
              </table:table-cell>
              <table:table-cell office:value-type="float" office:value="0.117139339447021">
                <text:p>0.11713933944702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00">
                <text:p>60000</text:p>
              </table:table-cell>
              <table:table-cell office:value-type="float" office:value="0.121344089508057">
                <text:p>0.12134408950805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00">
                <text:p>60100</text:p>
              </table:table-cell>
              <table:table-cell office:value-type="float" office:value="0.116933107376099">
                <text:p>0.11693310737609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00">
                <text:p>60200</text:p>
              </table:table-cell>
              <table:table-cell office:value-type="float" office:value="0.120921611785889">
                <text:p>0.12092161178588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00">
                <text:p>60300</text:p>
              </table:table-cell>
              <table:table-cell office:value-type="float" office:value="0.117114543914795">
                <text:p>0.11711454391479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00">
                <text:p>60400</text:p>
              </table:table-cell>
              <table:table-cell office:value-type="float" office:value="0.116230726242065">
                <text:p>0.11623072624206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00">
                <text:p>60500</text:p>
              </table:table-cell>
              <table:table-cell office:value-type="float" office:value="0.119247674942017">
                <text:p>0.11924767494201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00">
                <text:p>60600</text:p>
              </table:table-cell>
              <table:table-cell office:value-type="float" office:value="0.11878228187561">
                <text:p>0.1187822818756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00">
                <text:p>60700</text:p>
              </table:table-cell>
              <table:table-cell office:value-type="float" office:value="0.122064113616943">
                <text:p>0.12206411361694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00">
                <text:p>60800</text:p>
              </table:table-cell>
              <table:table-cell office:value-type="float" office:value="0.119155883789063">
                <text:p>0.11915588378906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00">
                <text:p>60900</text:p>
              </table:table-cell>
              <table:table-cell office:value-type="float" office:value="0.124711275100708">
                <text:p>0.12471127510070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00">
                <text:p>61000</text:p>
              </table:table-cell>
              <table:table-cell office:value-type="float" office:value="0.119150161743164">
                <text:p>0.11915016174316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00">
                <text:p>61100</text:p>
              </table:table-cell>
              <table:table-cell office:value-type="float" office:value="0.120732545852661">
                <text:p>0.12073254585266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00">
                <text:p>61200</text:p>
              </table:table-cell>
              <table:table-cell office:value-type="float" office:value="0.121330976486206">
                <text:p>0.12133097648620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00">
                <text:p>61300</text:p>
              </table:table-cell>
              <table:table-cell office:value-type="float" office:value="0.124308586120605">
                <text:p>0.12430858612060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00">
                <text:p>61400</text:p>
              </table:table-cell>
              <table:table-cell office:value-type="float" office:value="0.124645471572876">
                <text:p>0.12464547157287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00">
                <text:p>61500</text:p>
              </table:table-cell>
              <table:table-cell office:value-type="float" office:value="0.122988224029541">
                <text:p>0.1229882240295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00">
                <text:p>61600</text:p>
              </table:table-cell>
              <table:table-cell office:value-type="float" office:value="0.122023344039917">
                <text:p>0.12202334403991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00">
                <text:p>61700</text:p>
              </table:table-cell>
              <table:table-cell office:value-type="float" office:value="0.122337579727173">
                <text:p>0.12233757972717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00">
                <text:p>61800</text:p>
              </table:table-cell>
              <table:table-cell office:value-type="float" office:value="0.123852968215942">
                <text:p>0.12385296821594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00">
                <text:p>61900</text:p>
              </table:table-cell>
              <table:table-cell office:value-type="float" office:value="0.120846271514893">
                <text:p>0.12084627151489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00">
                <text:p>62000</text:p>
              </table:table-cell>
              <table:table-cell office:value-type="float" office:value="0.124655485153198">
                <text:p>0.12465548515319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00">
                <text:p>62100</text:p>
              </table:table-cell>
              <table:table-cell office:value-type="float" office:value="0.127523899078369">
                <text:p>0.12752389907836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00">
                <text:p>62200</text:p>
              </table:table-cell>
              <table:table-cell office:value-type="float" office:value="0.125952243804932">
                <text:p>0.12595224380493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00">
                <text:p>62300</text:p>
              </table:table-cell>
              <table:table-cell office:value-type="float" office:value="0.127241134643555">
                <text:p>0.12724113464355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00">
                <text:p>62400</text:p>
              </table:table-cell>
              <table:table-cell office:value-type="float" office:value="0.123877048492432">
                <text:p>0.12387704849243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00">
                <text:p>62500</text:p>
              </table:table-cell>
              <table:table-cell office:value-type="float" office:value="0.126168251037598">
                <text:p>0.12616825103759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00">
                <text:p>62600</text:p>
              </table:table-cell>
              <table:table-cell office:value-type="float" office:value="0.127349376678467">
                <text:p>0.12734937667846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00">
                <text:p>62700</text:p>
              </table:table-cell>
              <table:table-cell office:value-type="float" office:value="0.127557516098022">
                <text:p>0.12755751609802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00">
                <text:p>62800</text:p>
              </table:table-cell>
              <table:table-cell office:value-type="float" office:value="0.127218246459961">
                <text:p>0.12721824645996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00">
                <text:p>62900</text:p>
              </table:table-cell>
              <table:table-cell office:value-type="float" office:value="0.128057956695557">
                <text:p>0.12805795669555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00">
                <text:p>63000</text:p>
              </table:table-cell>
              <table:table-cell office:value-type="float" office:value="0.128078460693359">
                <text:p>0.12807846069335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00">
                <text:p>63100</text:p>
              </table:table-cell>
              <table:table-cell office:value-type="float" office:value="0.126323699951172">
                <text:p>0.12632369995117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00">
                <text:p>63200</text:p>
              </table:table-cell>
              <table:table-cell office:value-type="float" office:value="0.132294893264771">
                <text:p>0.13229489326477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00">
                <text:p>63300</text:p>
              </table:table-cell>
              <table:table-cell office:value-type="float" office:value="0.129957914352417">
                <text:p>0.1299579143524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00">
                <text:p>63400</text:p>
              </table:table-cell>
              <table:table-cell office:value-type="float" office:value="0.127206802368164">
                <text:p>0.1272068023681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00">
                <text:p>63500</text:p>
              </table:table-cell>
              <table:table-cell office:value-type="float" office:value="0.128588438034058">
                <text:p>0.12858843803405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00">
                <text:p>63600</text:p>
              </table:table-cell>
              <table:table-cell office:value-type="float" office:value="0.128048658370972">
                <text:p>0.12804865837097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00">
                <text:p>63700</text:p>
              </table:table-cell>
              <table:table-cell office:value-type="float" office:value="0.132565975189209">
                <text:p>0.13256597518920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00">
                <text:p>63800</text:p>
              </table:table-cell>
              <table:table-cell office:value-type="float" office:value="0.130000114440918">
                <text:p>0.13000011444091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00">
                <text:p>63900</text:p>
              </table:table-cell>
              <table:table-cell office:value-type="float" office:value="0.130159139633179">
                <text:p>0.13015913963317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00">
                <text:p>64000</text:p>
              </table:table-cell>
              <table:table-cell office:value-type="float" office:value="0.134427070617676">
                <text:p>0.13442707061767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00">
                <text:p>64100</text:p>
              </table:table-cell>
              <table:table-cell office:value-type="float" office:value="0.13322377204895">
                <text:p>0.1332237720489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00">
                <text:p>64200</text:p>
              </table:table-cell>
              <table:table-cell office:value-type="float" office:value="0.133130788803101">
                <text:p>0.13313078880310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00">
                <text:p>64300</text:p>
              </table:table-cell>
              <table:table-cell office:value-type="float" office:value="0.129964590072632">
                <text:p>0.12996459007263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00">
                <text:p>64400</text:p>
              </table:table-cell>
              <table:table-cell office:value-type="float" office:value="0.130064249038696">
                <text:p>0.13006424903869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00">
                <text:p>64500</text:p>
              </table:table-cell>
              <table:table-cell office:value-type="float" office:value="0.128587245941162">
                <text:p>0.12858724594116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00">
                <text:p>64600</text:p>
              </table:table-cell>
              <table:table-cell office:value-type="float" office:value="0.133835554122925">
                <text:p>0.13383555412292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00">
                <text:p>64700</text:p>
              </table:table-cell>
              <table:table-cell office:value-type="float" office:value="0.135024785995483">
                <text:p>0.13502478599548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00">
                <text:p>64800</text:p>
              </table:table-cell>
              <table:table-cell office:value-type="float" office:value="0.134535551071167">
                <text:p>0.13453555107116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00">
                <text:p>64900</text:p>
              </table:table-cell>
              <table:table-cell office:value-type="float" office:value="0.143397092819214">
                <text:p>0.14339709281921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00">
                <text:p>65000</text:p>
              </table:table-cell>
              <table:table-cell office:value-type="float" office:value="0.137625932693481">
                <text:p>0.13762593269348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00">
                <text:p>65100</text:p>
              </table:table-cell>
              <table:table-cell office:value-type="float" office:value="0.138996362686157">
                <text:p>0.13899636268615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00">
                <text:p>65200</text:p>
              </table:table-cell>
              <table:table-cell office:value-type="float" office:value="0.135088682174683">
                <text:p>0.13508868217468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00">
                <text:p>65300</text:p>
              </table:table-cell>
              <table:table-cell office:value-type="float" office:value="0.137035846710205">
                <text:p>0.13703584671020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00">
                <text:p>65400</text:p>
              </table:table-cell>
              <table:table-cell office:value-type="float" office:value="0.137709856033325">
                <text:p>0.13770985603332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00">
                <text:p>65500</text:p>
              </table:table-cell>
              <table:table-cell office:value-type="float" office:value="0.138575553894043">
                <text:p>0.13857555389404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00">
                <text:p>65600</text:p>
              </table:table-cell>
              <table:table-cell office:value-type="float" office:value="0.137549877166748">
                <text:p>0.13754987716674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00">
                <text:p>65700</text:p>
              </table:table-cell>
              <table:table-cell office:value-type="float" office:value="0.137143135070801">
                <text:p>0.13714313507080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00">
                <text:p>65800</text:p>
              </table:table-cell>
              <table:table-cell office:value-type="float" office:value="0.144424915313721">
                <text:p>0.14442491531372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00">
                <text:p>65900</text:p>
              </table:table-cell>
              <table:table-cell office:value-type="float" office:value="0.143033266067505">
                <text:p>0.14303326606750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00">
                <text:p>66000</text:p>
              </table:table-cell>
              <table:table-cell office:value-type="float" office:value="0.139619588851929">
                <text:p>0.13961958885192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00">
                <text:p>66100</text:p>
              </table:table-cell>
              <table:table-cell office:value-type="float" office:value="0.141860961914063">
                <text:p>0.14186096191406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00">
                <text:p>66200</text:p>
              </table:table-cell>
              <table:table-cell office:value-type="float" office:value="0.141644954681396">
                <text:p>0.14164495468139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00">
                <text:p>66300</text:p>
              </table:table-cell>
              <table:table-cell office:value-type="float" office:value="0.136714458465576">
                <text:p>0.13671445846557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00">
                <text:p>66400</text:p>
              </table:table-cell>
              <table:table-cell office:value-type="float" office:value="0.140568733215332">
                <text:p>0.14056873321533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00">
                <text:p>66500</text:p>
              </table:table-cell>
              <table:table-cell office:value-type="float" office:value="0.148430347442627">
                <text:p>0.14843034744262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00">
                <text:p>66600</text:p>
              </table:table-cell>
              <table:table-cell office:value-type="float" office:value="0.147637367248535">
                <text:p>0.14763736724853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00">
                <text:p>66700</text:p>
              </table:table-cell>
              <table:table-cell office:value-type="float" office:value="0.141772508621216">
                <text:p>0.14177250862121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00">
                <text:p>66800</text:p>
              </table:table-cell>
              <table:table-cell office:value-type="float" office:value="0.141660928726196">
                <text:p>0.14166092872619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00">
                <text:p>66900</text:p>
              </table:table-cell>
              <table:table-cell office:value-type="float" office:value="0.139808654785156">
                <text:p>0.13980865478515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00">
                <text:p>67000</text:p>
              </table:table-cell>
              <table:table-cell office:value-type="float" office:value="0.14252781867981">
                <text:p>0.1425278186798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00">
                <text:p>67100</text:p>
              </table:table-cell>
              <table:table-cell office:value-type="float" office:value="0.145399332046509">
                <text:p>0.14539933204650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00">
                <text:p>67200</text:p>
              </table:table-cell>
              <table:table-cell office:value-type="float" office:value="0.141368389129639">
                <text:p>0.14136838912963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00">
                <text:p>67300</text:p>
              </table:table-cell>
              <table:table-cell office:value-type="float" office:value="0.143824338912964">
                <text:p>0.14382433891296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00">
                <text:p>67400</text:p>
              </table:table-cell>
              <table:table-cell office:value-type="float" office:value="0.14372181892395">
                <text:p>0.1437218189239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00">
                <text:p>67500</text:p>
              </table:table-cell>
              <table:table-cell office:value-type="float" office:value="0.146436929702759">
                <text:p>0.14643692970275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00">
                <text:p>67600</text:p>
              </table:table-cell>
              <table:table-cell office:value-type="float" office:value="0.142795324325562">
                <text:p>0.14279532432556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00">
                <text:p>67700</text:p>
              </table:table-cell>
              <table:table-cell office:value-type="float" office:value="0.142110824584961">
                <text:p>0.14211082458496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00">
                <text:p>67800</text:p>
              </table:table-cell>
              <table:table-cell office:value-type="float" office:value="0.148811101913452">
                <text:p>0.14881110191345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00">
                <text:p>67900</text:p>
              </table:table-cell>
              <table:table-cell office:value-type="float" office:value="0.148789882659912">
                <text:p>0.14878988265991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00">
                <text:p>68000</text:p>
              </table:table-cell>
              <table:table-cell office:value-type="float" office:value="0.144942045211792">
                <text:p>0.14494204521179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00">
                <text:p>68100</text:p>
              </table:table-cell>
              <table:table-cell office:value-type="float" office:value="0.14532732963562">
                <text:p>0.1453273296356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00">
                <text:p>68200</text:p>
              </table:table-cell>
              <table:table-cell office:value-type="float" office:value="0.143270254135132">
                <text:p>0.14327025413513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00">
                <text:p>68300</text:p>
              </table:table-cell>
              <table:table-cell office:value-type="float" office:value="0.147604465484619">
                <text:p>0.14760446548461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00">
                <text:p>68400</text:p>
              </table:table-cell>
              <table:table-cell office:value-type="float" office:value="0.145042419433594">
                <text:p>0.14504241943359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00">
                <text:p>68500</text:p>
              </table:table-cell>
              <table:table-cell office:value-type="float" office:value="0.149707078933716">
                <text:p>0.1497070789337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00">
                <text:p>68600</text:p>
              </table:table-cell>
              <table:table-cell office:value-type="float" office:value="0.148733139038086">
                <text:p>0.14873313903808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00">
                <text:p>68700</text:p>
              </table:table-cell>
              <table:table-cell office:value-type="float" office:value="0.173554658889771">
                <text:p>0.17355465888977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00">
                <text:p>68800</text:p>
              </table:table-cell>
              <table:table-cell office:value-type="float" office:value="0.156865358352661">
                <text:p>0.15686535835266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00">
                <text:p>68900</text:p>
              </table:table-cell>
              <table:table-cell office:value-type="float" office:value="0.146695613861084">
                <text:p>0.14669561386108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00">
                <text:p>69000</text:p>
              </table:table-cell>
              <table:table-cell office:value-type="float" office:value="0.151861429214478">
                <text:p>0.15186142921447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00">
                <text:p>69100</text:p>
              </table:table-cell>
              <table:table-cell office:value-type="float" office:value="0.179072141647339">
                <text:p>0.17907214164733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00">
                <text:p>69200</text:p>
              </table:table-cell>
              <table:table-cell office:value-type="float" office:value="0.145693063735962">
                <text:p>0.14569306373596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00">
                <text:p>69300</text:p>
              </table:table-cell>
              <table:table-cell office:value-type="float" office:value="0.145364284515381">
                <text:p>0.14536428451538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00">
                <text:p>69400</text:p>
              </table:table-cell>
              <table:table-cell office:value-type="float" office:value="0.163615465164185">
                <text:p>0.16361546516418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00">
                <text:p>69500</text:p>
              </table:table-cell>
              <table:table-cell office:value-type="float" office:value="0.148305892944336">
                <text:p>0.14830589294433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00">
                <text:p>69600</text:p>
              </table:table-cell>
              <table:table-cell office:value-type="float" office:value="0.147878646850586">
                <text:p>0.14787864685058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00">
                <text:p>69700</text:p>
              </table:table-cell>
              <table:table-cell office:value-type="float" office:value="0.158172369003296">
                <text:p>0.15817236900329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00">
                <text:p>69800</text:p>
              </table:table-cell>
              <table:table-cell office:value-type="float" office:value="0.16031813621521">
                <text:p>0.1603181362152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00">
                <text:p>69900</text:p>
              </table:table-cell>
              <table:table-cell office:value-type="float" office:value="0.14706826210022">
                <text:p>0.147068262100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00">
                <text:p>70000</text:p>
              </table:table-cell>
              <table:table-cell office:value-type="float" office:value="0.15107798576355">
                <text:p>0.1510779857635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00">
                <text:p>70100</text:p>
              </table:table-cell>
              <table:table-cell office:value-type="float" office:value="0.149831771850586">
                <text:p>0.14983177185058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00">
                <text:p>70200</text:p>
              </table:table-cell>
              <table:table-cell office:value-type="float" office:value="0.158515214920044">
                <text:p>0.15851521492004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00">
                <text:p>70300</text:p>
              </table:table-cell>
              <table:table-cell office:value-type="float" office:value="0.15247917175293">
                <text:p>0.1524791717529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00">
                <text:p>70400</text:p>
              </table:table-cell>
              <table:table-cell office:value-type="float" office:value="0.147324323654175">
                <text:p>0.14732432365417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00">
                <text:p>70500</text:p>
              </table:table-cell>
              <table:table-cell office:value-type="float" office:value="0.16477632522583">
                <text:p>0.1647763252258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00">
                <text:p>70600</text:p>
              </table:table-cell>
              <table:table-cell office:value-type="float" office:value="0.162721872329712">
                <text:p>0.16272187232971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00">
                <text:p>70700</text:p>
              </table:table-cell>
              <table:table-cell office:value-type="float" office:value="0.158364295959473">
                <text:p>0.15836429595947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00">
                <text:p>70800</text:p>
              </table:table-cell>
              <table:table-cell office:value-type="float" office:value="0.184190034866333">
                <text:p>0.18419003486633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00">
                <text:p>70900</text:p>
              </table:table-cell>
              <table:table-cell office:value-type="float" office:value="0.1502525806427">
                <text:p>0.150252580642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00">
                <text:p>71000</text:p>
              </table:table-cell>
              <table:table-cell office:value-type="float" office:value="0.152284622192383">
                <text:p>0.15228462219238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00">
                <text:p>71100</text:p>
              </table:table-cell>
              <table:table-cell office:value-type="float" office:value="0.168426036834717">
                <text:p>0.16842603683471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00">
                <text:p>71200</text:p>
              </table:table-cell>
              <table:table-cell office:value-type="float" office:value="0.175451040267944">
                <text:p>0.17545104026794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00">
                <text:p>71300</text:p>
              </table:table-cell>
              <table:table-cell office:value-type="float" office:value="0.151113748550415">
                <text:p>0.15111374855041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00">
                <text:p>71400</text:p>
              </table:table-cell>
              <table:table-cell office:value-type="float" office:value="0.169359922409058">
                <text:p>0.16935992240905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00">
                <text:p>71500</text:p>
              </table:table-cell>
              <table:table-cell office:value-type="float" office:value="0.196552991867065">
                <text:p>0.19655299186706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00">
                <text:p>71600</text:p>
              </table:table-cell>
              <table:table-cell office:value-type="float" office:value="0.15728497505188">
                <text:p>0.1572849750518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00">
                <text:p>71700</text:p>
              </table:table-cell>
              <table:table-cell office:value-type="float" office:value="0.159007549285889">
                <text:p>0.15900754928588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00">
                <text:p>71800</text:p>
              </table:table-cell>
              <table:table-cell office:value-type="float" office:value="0.175719976425171">
                <text:p>0.17571997642517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00">
                <text:p>71900</text:p>
              </table:table-cell>
              <table:table-cell office:value-type="float" office:value="0.158090591430664">
                <text:p>0.15809059143066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00">
                <text:p>72000</text:p>
              </table:table-cell>
              <table:table-cell office:value-type="float" office:value="0.163409948348999">
                <text:p>0.16340994834899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00">
                <text:p>72100</text:p>
              </table:table-cell>
              <table:table-cell office:value-type="float" office:value="0.166486740112305">
                <text:p>0.16648674011230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00">
                <text:p>72200</text:p>
              </table:table-cell>
              <table:table-cell office:value-type="float" office:value="0.179085731506348">
                <text:p>0.17908573150634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00">
                <text:p>72300</text:p>
              </table:table-cell>
              <table:table-cell office:value-type="float" office:value="0.179577350616455">
                <text:p>0.17957735061645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00">
                <text:p>72400</text:p>
              </table:table-cell>
              <table:table-cell office:value-type="float" office:value="0.175889730453491">
                <text:p>0.17588973045349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00">
                <text:p>72500</text:p>
              </table:table-cell>
              <table:table-cell office:value-type="float" office:value="0.16303825378418">
                <text:p>0.1630382537841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00">
                <text:p>72600</text:p>
              </table:table-cell>
              <table:table-cell office:value-type="float" office:value="0.16840648651123">
                <text:p>0.1684064865112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00">
                <text:p>72700</text:p>
              </table:table-cell>
              <table:table-cell office:value-type="float" office:value="0.168945074081421">
                <text:p>0.16894507408142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00">
                <text:p>72800</text:p>
              </table:table-cell>
              <table:table-cell office:value-type="float" office:value="0.185179471969605">
                <text:p>0.18517947196960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00">
                <text:p>72900</text:p>
              </table:table-cell>
              <table:table-cell office:value-type="float" office:value="0.187931776046753">
                <text:p>0.18793177604675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00">
                <text:p>73000</text:p>
              </table:table-cell>
              <table:table-cell office:value-type="float" office:value="0.160609245300293">
                <text:p>0.16060924530029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00">
                <text:p>73100</text:p>
              </table:table-cell>
              <table:table-cell office:value-type="float" office:value="0.172451734542847">
                <text:p>0.17245173454284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00">
                <text:p>73200</text:p>
              </table:table-cell>
              <table:table-cell office:value-type="float" office:value="0.174350261688232">
                <text:p>0.17435026168823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00">
                <text:p>73300</text:p>
              </table:table-cell>
              <table:table-cell office:value-type="float" office:value="0.167304992675781">
                <text:p>0.16730499267578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00">
                <text:p>73400</text:p>
              </table:table-cell>
              <table:table-cell office:value-type="float" office:value="0.167361497879028">
                <text:p>0.16736149787902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00">
                <text:p>73500</text:p>
              </table:table-cell>
              <table:table-cell office:value-type="float" office:value="0.160364866256714">
                <text:p>0.16036486625671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00">
                <text:p>73600</text:p>
              </table:table-cell>
              <table:table-cell office:value-type="float" office:value="0.172669172286987">
                <text:p>0.17266917228698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00">
                <text:p>73700</text:p>
              </table:table-cell>
              <table:table-cell office:value-type="float" office:value="0.160480260848999">
                <text:p>0.16048026084899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00">
                <text:p>73800</text:p>
              </table:table-cell>
              <table:table-cell office:value-type="float" office:value="0.168456792831421">
                <text:p>0.16845679283142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00">
                <text:p>73900</text:p>
              </table:table-cell>
              <table:table-cell office:value-type="float" office:value="0.202375888824463">
                <text:p>0.20237588882446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00">
                <text:p>74000</text:p>
              </table:table-cell>
              <table:table-cell office:value-type="float" office:value="0.182686805725098">
                <text:p>0.18268680572509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00">
                <text:p>74100</text:p>
              </table:table-cell>
              <table:table-cell office:value-type="float" office:value="0.202010631561279">
                <text:p>0.20201063156127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00">
                <text:p>74200</text:p>
              </table:table-cell>
              <table:table-cell office:value-type="float" office:value="0.209558725357056">
                <text:p>0.20955872535705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00">
                <text:p>74300</text:p>
              </table:table-cell>
              <table:table-cell office:value-type="float" office:value="0.215983152389526">
                <text:p>0.21598315238952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00">
                <text:p>74400</text:p>
              </table:table-cell>
              <table:table-cell office:value-type="float" office:value="0.191890716552734">
                <text:p>0.19189071655273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00">
                <text:p>74500</text:p>
              </table:table-cell>
              <table:table-cell office:value-type="float" office:value="0.171946287155151">
                <text:p>0.17194628715515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00">
                <text:p>74600</text:p>
              </table:table-cell>
              <table:table-cell office:value-type="float" office:value="0.172575235366821">
                <text:p>0.17257523536682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00">
                <text:p>74700</text:p>
              </table:table-cell>
              <table:table-cell office:value-type="float" office:value="0.163198471069336">
                <text:p>0.16319847106933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00">
                <text:p>74800</text:p>
              </table:table-cell>
              <table:table-cell office:value-type="float" office:value="0.16130542755127">
                <text:p>0.1613054275512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00">
                <text:p>74900</text:p>
              </table:table-cell>
              <table:table-cell office:value-type="float" office:value="0.164325475692749">
                <text:p>0.16432547569274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00">
                <text:p>75000</text:p>
              </table:table-cell>
              <table:table-cell office:value-type="float" office:value="0.160683631896973">
                <text:p>0.16068363189697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00">
                <text:p>75100</text:p>
              </table:table-cell>
              <table:table-cell office:value-type="float" office:value="0.162989139556885">
                <text:p>0.16298913955688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00">
                <text:p>75200</text:p>
              </table:table-cell>
              <table:table-cell office:value-type="float" office:value="0.171444654464722">
                <text:p>0.17144465446472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00">
                <text:p>75300</text:p>
              </table:table-cell>
              <table:table-cell office:value-type="float" office:value="0.180342435836792">
                <text:p>0.18034243583679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00">
                <text:p>75400</text:p>
              </table:table-cell>
              <table:table-cell office:value-type="float" office:value="0.183820724487305">
                <text:p>0.18382072448730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00">
                <text:p>75500</text:p>
              </table:table-cell>
              <table:table-cell office:value-type="float" office:value="0.188421964645386">
                <text:p>0.18842196464538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00">
                <text:p>75600</text:p>
              </table:table-cell>
              <table:table-cell office:value-type="float" office:value="0.172812700271606">
                <text:p>0.17281270027160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00">
                <text:p>75700</text:p>
              </table:table-cell>
              <table:table-cell office:value-type="float" office:value="0.172485589981079">
                <text:p>0.17248558998107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00">
                <text:p>75800</text:p>
              </table:table-cell>
              <table:table-cell office:value-type="float" office:value="0.163740634918213">
                <text:p>0.16374063491821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00">
                <text:p>75900</text:p>
              </table:table-cell>
              <table:table-cell office:value-type="float" office:value="0.179726839065552">
                <text:p>0.17972683906555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00">
                <text:p>76000</text:p>
              </table:table-cell>
              <table:table-cell office:value-type="float" office:value="0.182389497756958">
                <text:p>0.18238949775695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00">
                <text:p>76100</text:p>
              </table:table-cell>
              <table:table-cell office:value-type="float" office:value="0.207923412322998">
                <text:p>0.20792341232299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00">
                <text:p>76200</text:p>
              </table:table-cell>
              <table:table-cell office:value-type="float" office:value="0.2013099193573">
                <text:p>0.201309919357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00">
                <text:p>76300</text:p>
              </table:table-cell>
              <table:table-cell office:value-type="float" office:value="0.177640199661255">
                <text:p>0.17764019966125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00">
                <text:p>76400</text:p>
              </table:table-cell>
              <table:table-cell office:value-type="float" office:value="0.171755075454712">
                <text:p>0.17175507545471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00">
                <text:p>76500</text:p>
              </table:table-cell>
              <table:table-cell office:value-type="float" office:value="0.178699016571045">
                <text:p>0.17869901657104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00">
                <text:p>76600</text:p>
              </table:table-cell>
              <table:table-cell office:value-type="float" office:value="0.182421684265137">
                <text:p>0.18242168426513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00">
                <text:p>76700</text:p>
              </table:table-cell>
              <table:table-cell office:value-type="float" office:value="0.178968191146851">
                <text:p>0.17896819114685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00">
                <text:p>76800</text:p>
              </table:table-cell>
              <table:table-cell office:value-type="float" office:value="0.17747950553894">
                <text:p>0.1774795055389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00">
                <text:p>76900</text:p>
              </table:table-cell>
              <table:table-cell office:value-type="float" office:value="0.172702312469482">
                <text:p>0.17270231246948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00">
                <text:p>77000</text:p>
              </table:table-cell>
              <table:table-cell office:value-type="float" office:value="0.175370693206787">
                <text:p>0.17537069320678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00">
                <text:p>77100</text:p>
              </table:table-cell>
              <table:table-cell office:value-type="float" office:value="0.176473379135132">
                <text:p>0.17647337913513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00">
                <text:p>77200</text:p>
              </table:table-cell>
              <table:table-cell office:value-type="float" office:value="0.178943872451782">
                <text:p>0.17894387245178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00">
                <text:p>77300</text:p>
              </table:table-cell>
              <table:table-cell office:value-type="float" office:value="0.175070285797119">
                <text:p>0.17507028579711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00">
                <text:p>77400</text:p>
              </table:table-cell>
              <table:table-cell office:value-type="float" office:value="0.181997060775757">
                <text:p>0.18199706077575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00">
                <text:p>77500</text:p>
              </table:table-cell>
              <table:table-cell office:value-type="float" office:value="0.211824417114258">
                <text:p>0.21182441711425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00">
                <text:p>77600</text:p>
              </table:table-cell>
              <table:table-cell office:value-type="float" office:value="0.186913728713989">
                <text:p>0.18691372871398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00">
                <text:p>77700</text:p>
              </table:table-cell>
              <table:table-cell office:value-type="float" office:value="0.187371730804443">
                <text:p>0.18737173080444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00">
                <text:p>77800</text:p>
              </table:table-cell>
              <table:table-cell office:value-type="float" office:value="0.177809715270996">
                <text:p>0.17780971527099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00">
                <text:p>77900</text:p>
              </table:table-cell>
              <table:table-cell office:value-type="float" office:value="0.191876411437988">
                <text:p>0.19187641143798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00">
                <text:p>78000</text:p>
              </table:table-cell>
              <table:table-cell office:value-type="float" office:value="0.181800842285156">
                <text:p>0.18180084228515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00">
                <text:p>78100</text:p>
              </table:table-cell>
              <table:table-cell office:value-type="float" office:value="0.190974950790405">
                <text:p>0.19097495079040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00">
                <text:p>78200</text:p>
              </table:table-cell>
              <table:table-cell office:value-type="float" office:value="0.198036909103394">
                <text:p>0.19803690910339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00">
                <text:p>78300</text:p>
              </table:table-cell>
              <table:table-cell office:value-type="float" office:value="0.230147123336792">
                <text:p>0.23014712333679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00">
                <text:p>78400</text:p>
              </table:table-cell>
              <table:table-cell office:value-type="float" office:value="0.191491365432739">
                <text:p>0.19149136543273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00">
                <text:p>78500</text:p>
              </table:table-cell>
              <table:table-cell office:value-type="float" office:value="0.200771808624268">
                <text:p>0.20077180862426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00">
                <text:p>78600</text:p>
              </table:table-cell>
              <table:table-cell office:value-type="float" office:value="0.228654623031616">
                <text:p>0.22865462303161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00">
                <text:p>78700</text:p>
              </table:table-cell>
              <table:table-cell office:value-type="float" office:value="0.19747805595398">
                <text:p>0.1974780559539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00">
                <text:p>78800</text:p>
              </table:table-cell>
              <table:table-cell office:value-type="float" office:value="0.204262018203735">
                <text:p>0.20426201820373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00">
                <text:p>78900</text:p>
              </table:table-cell>
              <table:table-cell office:value-type="float" office:value="0.247671842575073">
                <text:p>0.24767184257507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00">
                <text:p>79000</text:p>
              </table:table-cell>
              <table:table-cell office:value-type="float" office:value="0.204482316970825">
                <text:p>0.2044823169708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00">
                <text:p>79100</text:p>
              </table:table-cell>
              <table:table-cell office:value-type="float" office:value="0.193427562713623">
                <text:p>0.19342756271362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00">
                <text:p>79200</text:p>
              </table:table-cell>
              <table:table-cell office:value-type="float" office:value="0.193843841552734">
                <text:p>0.19384384155273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00">
                <text:p>79300</text:p>
              </table:table-cell>
              <table:table-cell office:value-type="float" office:value="0.197912693023682">
                <text:p>0.19791269302368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00">
                <text:p>79400</text:p>
              </table:table-cell>
              <table:table-cell office:value-type="float" office:value="0.189156293869019">
                <text:p>0.18915629386901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00">
                <text:p>79500</text:p>
              </table:table-cell>
              <table:table-cell office:value-type="float" office:value="0.186825275421143">
                <text:p>0.18682527542114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00">
                <text:p>79600</text:p>
              </table:table-cell>
              <table:table-cell office:value-type="float" office:value="0.190205812454224">
                <text:p>0.19020581245422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00">
                <text:p>79700</text:p>
              </table:table-cell>
              <table:table-cell office:value-type="float" office:value="0.185970306396484">
                <text:p>0.18597030639648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00">
                <text:p>79800</text:p>
              </table:table-cell>
              <table:table-cell office:value-type="float" office:value="0.188036203384399">
                <text:p>0.18803620338439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00">
                <text:p>79900</text:p>
              </table:table-cell>
              <table:table-cell office:value-type="float" office:value="0.189594268798828">
                <text:p>0.18959426879882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00">
                <text:p>80000</text:p>
              </table:table-cell>
              <table:table-cell office:value-type="float" office:value="0.191737174987793">
                <text:p>0.19173717498779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00">
                <text:p>80100</text:p>
              </table:table-cell>
              <table:table-cell office:value-type="float" office:value="0.194568395614624">
                <text:p>0.19456839561462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00">
                <text:p>80200</text:p>
              </table:table-cell>
              <table:table-cell office:value-type="float" office:value="0.189816236495972">
                <text:p>0.18981623649597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00">
                <text:p>80300</text:p>
              </table:table-cell>
              <table:table-cell office:value-type="float" office:value="0.193128108978271">
                <text:p>0.19312810897827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00">
                <text:p>80400</text:p>
              </table:table-cell>
              <table:table-cell office:value-type="float" office:value="0.195633411407471">
                <text:p>0.19563341140747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00">
                <text:p>80500</text:p>
              </table:table-cell>
              <table:table-cell office:value-type="float" office:value="0.195133686065674">
                <text:p>0.19513368606567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00">
                <text:p>80600</text:p>
              </table:table-cell>
              <table:table-cell office:value-type="float" office:value="0.196276187896729">
                <text:p>0.19627618789672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00">
                <text:p>80700</text:p>
              </table:table-cell>
              <table:table-cell office:value-type="float" office:value="0.204007625579834">
                <text:p>0.20400762557983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00">
                <text:p>80800</text:p>
              </table:table-cell>
              <table:table-cell office:value-type="float" office:value="0.194543361663818">
                <text:p>0.19454336166381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00">
                <text:p>80900</text:p>
              </table:table-cell>
              <table:table-cell office:value-type="float" office:value="0.193081855773926">
                <text:p>0.19308185577392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00">
                <text:p>81000</text:p>
              </table:table-cell>
              <table:table-cell office:value-type="float" office:value="0.192943334579468">
                <text:p>0.19294333457946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00">
                <text:p>81100</text:p>
              </table:table-cell>
              <table:table-cell office:value-type="float" office:value="0.191275119781494">
                <text:p>0.19127511978149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00">
                <text:p>81200</text:p>
              </table:table-cell>
              <table:table-cell office:value-type="float" office:value="0.200661659240723">
                <text:p>0.20066165924072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00">
                <text:p>81300</text:p>
              </table:table-cell>
              <table:table-cell office:value-type="float" office:value="0.202028036117554">
                <text:p>0.20202803611755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00">
                <text:p>81400</text:p>
              </table:table-cell>
              <table:table-cell office:value-type="float" office:value="0.195562601089478">
                <text:p>0.19556260108947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00">
                <text:p>81500</text:p>
              </table:table-cell>
              <table:table-cell office:value-type="float" office:value="0.195420742034912">
                <text:p>0.19542074203491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00">
                <text:p>81600</text:p>
              </table:table-cell>
              <table:table-cell office:value-type="float" office:value="0.20464563369751">
                <text:p>0.2046456336975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00">
                <text:p>81700</text:p>
              </table:table-cell>
              <table:table-cell office:value-type="float" office:value="0.198486804962158">
                <text:p>0.19848680496215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00">
                <text:p>81800</text:p>
              </table:table-cell>
              <table:table-cell office:value-type="float" office:value="0.199320793151855">
                <text:p>0.19932079315185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00">
                <text:p>81900</text:p>
              </table:table-cell>
              <table:table-cell office:value-type="float" office:value="0.204713821411133">
                <text:p>0.20471382141113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00">
                <text:p>82000</text:p>
              </table:table-cell>
              <table:table-cell office:value-type="float" office:value="0.213081121444702">
                <text:p>0.21308112144470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00">
                <text:p>82100</text:p>
              </table:table-cell>
              <table:table-cell office:value-type="float" office:value="0.206092119216919">
                <text:p>0.20609211921691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00">
                <text:p>82200</text:p>
              </table:table-cell>
              <table:table-cell office:value-type="float" office:value="0.204375743865967">
                <text:p>0.20437574386596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00">
                <text:p>82300</text:p>
              </table:table-cell>
              <table:table-cell office:value-type="float" office:value="0.199188947677612">
                <text:p>0.19918894767761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00">
                <text:p>82400</text:p>
              </table:table-cell>
              <table:table-cell office:value-type="float" office:value="0.199626445770264">
                <text:p>0.19962644577026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00">
                <text:p>82500</text:p>
              </table:table-cell>
              <table:table-cell office:value-type="float" office:value="0.201081275939941">
                <text:p>0.20108127593994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00">
                <text:p>82600</text:p>
              </table:table-cell>
              <table:table-cell office:value-type="float" office:value="0.202644348144531">
                <text:p>0.20264434814453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00">
                <text:p>82700</text:p>
              </table:table-cell>
              <table:table-cell office:value-type="float" office:value="0.201721429824829">
                <text:p>0.20172142982482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00">
                <text:p>82800</text:p>
              </table:table-cell>
              <table:table-cell office:value-type="float" office:value="0.200029611587524">
                <text:p>0.20002961158752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00">
                <text:p>82900</text:p>
              </table:table-cell>
              <table:table-cell office:value-type="float" office:value="0.205979824066162">
                <text:p>0.20597982406616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00">
                <text:p>83000</text:p>
              </table:table-cell>
              <table:table-cell office:value-type="float" office:value="0.205811738967896">
                <text:p>0.20581173896789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00">
                <text:p>83100</text:p>
              </table:table-cell>
              <table:table-cell office:value-type="float" office:value="0.202980041503906">
                <text:p>0.20298004150390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00">
                <text:p>83200</text:p>
              </table:table-cell>
              <table:table-cell office:value-type="float" office:value="0.228171586990356">
                <text:p>0.22817158699035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00">
                <text:p>83300</text:p>
              </table:table-cell>
              <table:table-cell office:value-type="float" office:value="0.204208612442017">
                <text:p>0.20420861244201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00">
                <text:p>83400</text:p>
              </table:table-cell>
              <table:table-cell office:value-type="float" office:value="0.209450483322144">
                <text:p>0.20945048332214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00">
                <text:p>83500</text:p>
              </table:table-cell>
              <table:table-cell office:value-type="float" office:value="0.208745241165161">
                <text:p>0.20874524116516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00">
                <text:p>83600</text:p>
              </table:table-cell>
              <table:table-cell office:value-type="float" office:value="0.204422235488892">
                <text:p>0.20442223548889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00">
                <text:p>83700</text:p>
              </table:table-cell>
              <table:table-cell office:value-type="float" office:value="0.210765838623047">
                <text:p>0.21076583862304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00">
                <text:p>83800</text:p>
              </table:table-cell>
              <table:table-cell office:value-type="float" office:value="0.208875894546509">
                <text:p>0.20887589454650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00">
                <text:p>83900</text:p>
              </table:table-cell>
              <table:table-cell office:value-type="float" office:value="0.21372127532959">
                <text:p>0.2137212753295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00">
                <text:p>84000</text:p>
              </table:table-cell>
              <table:table-cell office:value-type="float" office:value="0.204991579055786">
                <text:p>0.20499157905578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00">
                <text:p>84100</text:p>
              </table:table-cell>
              <table:table-cell office:value-type="float" office:value="0.210549354553223">
                <text:p>0.21054935455322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00">
                <text:p>84200</text:p>
              </table:table-cell>
              <table:table-cell office:value-type="float" office:value="0.207422494888306">
                <text:p>0.20742249488830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00">
                <text:p>84300</text:p>
              </table:table-cell>
              <table:table-cell office:value-type="float" office:value="0.209198474884033">
                <text:p>0.20919847488403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00">
                <text:p>84400</text:p>
              </table:table-cell>
              <table:table-cell office:value-type="float" office:value="0.205079555511475">
                <text:p>0.20507955551147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00">
                <text:p>84500</text:p>
              </table:table-cell>
              <table:table-cell office:value-type="float" office:value="0.213300466537476">
                <text:p>0.21330046653747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00">
                <text:p>84600</text:p>
              </table:table-cell>
              <table:table-cell office:value-type="float" office:value="0.212294340133667">
                <text:p>0.21229434013366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00">
                <text:p>84700</text:p>
              </table:table-cell>
              <table:table-cell office:value-type="float" office:value="0.210956335067749">
                <text:p>0.21095633506774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00">
                <text:p>84800</text:p>
              </table:table-cell>
              <table:table-cell office:value-type="float" office:value="0.212486028671265">
                <text:p>0.21248602867126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00">
                <text:p>84900</text:p>
              </table:table-cell>
              <table:table-cell office:value-type="float" office:value="0.217363119125366">
                <text:p>0.21736311912536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00">
                <text:p>85000</text:p>
              </table:table-cell>
              <table:table-cell office:value-type="float" office:value="0.214763879776001">
                <text:p>0.21476387977600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00">
                <text:p>85100</text:p>
              </table:table-cell>
              <table:table-cell office:value-type="float" office:value="0.213199615478516">
                <text:p>0.21319961547851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00">
                <text:p>85200</text:p>
              </table:table-cell>
              <table:table-cell office:value-type="float" office:value="0.212854385375977">
                <text:p>0.21285438537597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00">
                <text:p>85300</text:p>
              </table:table-cell>
              <table:table-cell office:value-type="float" office:value="0.226953268051147">
                <text:p>0.22695326805114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00">
                <text:p>85400</text:p>
              </table:table-cell>
              <table:table-cell office:value-type="float" office:value="0.221404314041138">
                <text:p>0.22140431404113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00">
                <text:p>85500</text:p>
              </table:table-cell>
              <table:table-cell office:value-type="float" office:value="0.21674108505249">
                <text:p>0.2167410850524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00">
                <text:p>85600</text:p>
              </table:table-cell>
              <table:table-cell office:value-type="float" office:value="0.214770078659058">
                <text:p>0.21477007865905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00">
                <text:p>85700</text:p>
              </table:table-cell>
              <table:table-cell office:value-type="float" office:value="0.221198558807373">
                <text:p>0.22119855880737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00">
                <text:p>85800</text:p>
              </table:table-cell>
              <table:table-cell office:value-type="float" office:value="0.217515707015991">
                <text:p>0.21751570701599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00">
                <text:p>85900</text:p>
              </table:table-cell>
              <table:table-cell office:value-type="float" office:value="0.215476512908936">
                <text:p>0.21547651290893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00">
                <text:p>86000</text:p>
              </table:table-cell>
              <table:table-cell office:value-type="float" office:value="0.217707633972168">
                <text:p>0.21770763397216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00">
                <text:p>86100</text:p>
              </table:table-cell>
              <table:table-cell office:value-type="float" office:value="0.217791080474854">
                <text:p>0.21779108047485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00">
                <text:p>86200</text:p>
              </table:table-cell>
              <table:table-cell office:value-type="float" office:value="0.220803260803223">
                <text:p>0.22080326080322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00">
                <text:p>86300</text:p>
              </table:table-cell>
              <table:table-cell office:value-type="float" office:value="0.214501142501831">
                <text:p>0.21450114250183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00">
                <text:p>86400</text:p>
              </table:table-cell>
              <table:table-cell office:value-type="float" office:value="0.215107679367065">
                <text:p>0.21510767936706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00">
                <text:p>86500</text:p>
              </table:table-cell>
              <table:table-cell office:value-type="float" office:value="0.218968391418457">
                <text:p>0.21896839141845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00">
                <text:p>86600</text:p>
              </table:table-cell>
              <table:table-cell office:value-type="float" office:value="0.21854567527771">
                <text:p>0.2185456752777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00">
                <text:p>86700</text:p>
              </table:table-cell>
              <table:table-cell office:value-type="float" office:value="0.226563453674316">
                <text:p>0.22656345367431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00">
                <text:p>86800</text:p>
              </table:table-cell>
              <table:table-cell office:value-type="float" office:value="0.23412823677063">
                <text:p>0.2341282367706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00">
                <text:p>86900</text:p>
              </table:table-cell>
              <table:table-cell office:value-type="float" office:value="0.224330902099609">
                <text:p>0.22433090209960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00">
                <text:p>87000</text:p>
              </table:table-cell>
              <table:table-cell office:value-type="float" office:value="0.224887847900391">
                <text:p>0.22488784790039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00">
                <text:p>87100</text:p>
              </table:table-cell>
              <table:table-cell office:value-type="float" office:value="0.223464727401733">
                <text:p>0.22346472740173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00">
                <text:p>87200</text:p>
              </table:table-cell>
              <table:table-cell office:value-type="float" office:value="0.224613428115845">
                <text:p>0.22461342811584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00">
                <text:p>87300</text:p>
              </table:table-cell>
              <table:table-cell office:value-type="float" office:value="0.220901966094971">
                <text:p>0.22090196609497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00">
                <text:p>87400</text:p>
              </table:table-cell>
              <table:table-cell office:value-type="float" office:value="0.224036455154419">
                <text:p>0.22403645515441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00">
                <text:p>87500</text:p>
              </table:table-cell>
              <table:table-cell office:value-type="float" office:value="0.223108530044556">
                <text:p>0.22310853004455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00">
                <text:p>87600</text:p>
              </table:table-cell>
              <table:table-cell office:value-type="float" office:value="0.231424808502197">
                <text:p>0.23142480850219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00">
                <text:p>87700</text:p>
              </table:table-cell>
              <table:table-cell office:value-type="float" office:value="0.221624135971069">
                <text:p>0.22162413597106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00">
                <text:p>87800</text:p>
              </table:table-cell>
              <table:table-cell office:value-type="float" office:value="0.224125146865845">
                <text:p>0.22412514686584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00">
                <text:p>87900</text:p>
              </table:table-cell>
              <table:table-cell office:value-type="float" office:value="0.226232767105103">
                <text:p>0.22623276710510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00">
                <text:p>88000</text:p>
              </table:table-cell>
              <table:table-cell office:value-type="float" office:value="0.235896348953247">
                <text:p>0.23589634895324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00">
                <text:p>88100</text:p>
              </table:table-cell>
              <table:table-cell office:value-type="float" office:value="0.236963033676147">
                <text:p>0.23696303367614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00">
                <text:p>88200</text:p>
              </table:table-cell>
              <table:table-cell office:value-type="float" office:value="0.229995250701904">
                <text:p>0.22999525070190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00">
                <text:p>88300</text:p>
              </table:table-cell>
              <table:table-cell office:value-type="float" office:value="0.231142282485962">
                <text:p>0.23114228248596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00">
                <text:p>88400</text:p>
              </table:table-cell>
              <table:table-cell office:value-type="float" office:value="0.231237888336182">
                <text:p>0.23123788833618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00">
                <text:p>88500</text:p>
              </table:table-cell>
              <table:table-cell office:value-type="float" office:value="0.231887102127075">
                <text:p>0.23188710212707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00">
                <text:p>88600</text:p>
              </table:table-cell>
              <table:table-cell office:value-type="float" office:value="0.234121561050415">
                <text:p>0.2341215610504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00">
                <text:p>88700</text:p>
              </table:table-cell>
              <table:table-cell office:value-type="float" office:value="0.239378690719605">
                <text:p>0.23937869071960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00">
                <text:p>88800</text:p>
              </table:table-cell>
              <table:table-cell office:value-type="float" office:value="0.232738733291626">
                <text:p>0.23273873329162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00">
                <text:p>88900</text:p>
              </table:table-cell>
              <table:table-cell office:value-type="float" office:value="0.230345964431763">
                <text:p>0.23034596443176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00">
                <text:p>89000</text:p>
              </table:table-cell>
              <table:table-cell office:value-type="float" office:value="0.232487201690674">
                <text:p>0.23248720169067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00">
                <text:p>89100</text:p>
              </table:table-cell>
              <table:table-cell office:value-type="float" office:value="0.237760305404663">
                <text:p>0.23776030540466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00">
                <text:p>89200</text:p>
              </table:table-cell>
              <table:table-cell office:value-type="float" office:value="0.232784748077393">
                <text:p>0.23278474807739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00">
                <text:p>89300</text:p>
              </table:table-cell>
              <table:table-cell office:value-type="float" office:value="0.235722780227661">
                <text:p>0.23572278022766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00">
                <text:p>89400</text:p>
              </table:table-cell>
              <table:table-cell office:value-type="float" office:value="0.234888315200806">
                <text:p>0.23488831520080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00">
                <text:p>89500</text:p>
              </table:table-cell>
              <table:table-cell office:value-type="float" office:value="0.237024545669556">
                <text:p>0.23702454566955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00">
                <text:p>89600</text:p>
              </table:table-cell>
              <table:table-cell office:value-type="float" office:value="0.236278057098389">
                <text:p>0.23627805709838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00">
                <text:p>89700</text:p>
              </table:table-cell>
              <table:table-cell office:value-type="float" office:value="0.227847576141357">
                <text:p>0.22784757614135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00">
                <text:p>89800</text:p>
              </table:table-cell>
              <table:table-cell office:value-type="float" office:value="0.236550331115723">
                <text:p>0.23655033111572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00">
                <text:p>89900</text:p>
              </table:table-cell>
              <table:table-cell office:value-type="float" office:value="0.236258506774902">
                <text:p>0.23625850677490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00">
                <text:p>90000</text:p>
              </table:table-cell>
              <table:table-cell office:value-type="float" office:value="0.230358839035034">
                <text:p>0.23035883903503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00">
                <text:p>90100</text:p>
              </table:table-cell>
              <table:table-cell office:value-type="float" office:value="0.23759913444519">
                <text:p>0.2375991344451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00">
                <text:p>90200</text:p>
              </table:table-cell>
              <table:table-cell office:value-type="float" office:value="0.236846923828125">
                <text:p>0.23684692382812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00">
                <text:p>90300</text:p>
              </table:table-cell>
              <table:table-cell office:value-type="float" office:value="0.239784240722656">
                <text:p>0.23978424072265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00">
                <text:p>90400</text:p>
              </table:table-cell>
              <table:table-cell office:value-type="float" office:value="0.23759388923645">
                <text:p>0.2375938892364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00">
                <text:p>90500</text:p>
              </table:table-cell>
              <table:table-cell office:value-type="float" office:value="0.244787454605103">
                <text:p>0.24478745460510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00">
                <text:p>90600</text:p>
              </table:table-cell>
              <table:table-cell office:value-type="float" office:value="0.242759466171265">
                <text:p>0.24275946617126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00">
                <text:p>90700</text:p>
              </table:table-cell>
              <table:table-cell office:value-type="float" office:value="0.241820096969605">
                <text:p>0.24182009696960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00">
                <text:p>90800</text:p>
              </table:table-cell>
              <table:table-cell office:value-type="float" office:value="0.242095470428467">
                <text:p>0.24209547042846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00">
                <text:p>90900</text:p>
              </table:table-cell>
              <table:table-cell office:value-type="float" office:value="0.242400169372559">
                <text:p>0.24240016937255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00">
                <text:p>91000</text:p>
              </table:table-cell>
              <table:table-cell office:value-type="float" office:value="0.244498491287231">
                <text:p>0.24449849128723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00">
                <text:p>91100</text:p>
              </table:table-cell>
              <table:table-cell office:value-type="float" office:value="0.243069887161255">
                <text:p>0.24306988716125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00">
                <text:p>91200</text:p>
              </table:table-cell>
              <table:table-cell office:value-type="float" office:value="0.244478464126587">
                <text:p>0.24447846412658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00">
                <text:p>91300</text:p>
              </table:table-cell>
              <table:table-cell office:value-type="float" office:value="0.243849515914917">
                <text:p>0.24384951591491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00">
                <text:p>91400</text:p>
              </table:table-cell>
              <table:table-cell office:value-type="float" office:value="0.244190454483032">
                <text:p>0.24419045448303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00">
                <text:p>91500</text:p>
              </table:table-cell>
              <table:table-cell office:value-type="float" office:value="0.242319583892822">
                <text:p>0.24231958389282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00">
                <text:p>91600</text:p>
              </table:table-cell>
              <table:table-cell office:value-type="float" office:value="0.248795509338379">
                <text:p>0.24879550933837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00">
                <text:p>91700</text:p>
              </table:table-cell>
              <table:table-cell office:value-type="float" office:value="0.246536731719971">
                <text:p>0.24653673171997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00">
                <text:p>91800</text:p>
              </table:table-cell>
              <table:table-cell office:value-type="float" office:value="0.244246482849121">
                <text:p>0.24424648284912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00">
                <text:p>91900</text:p>
              </table:table-cell>
              <table:table-cell office:value-type="float" office:value="0.248619794845581">
                <text:p>0.24861979484558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00">
                <text:p>92000</text:p>
              </table:table-cell>
              <table:table-cell office:value-type="float" office:value="0.24839448928833">
                <text:p>0.2483944892883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00">
                <text:p>92100</text:p>
              </table:table-cell>
              <table:table-cell office:value-type="float" office:value="0.246248006820679">
                <text:p>0.24624800682067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00">
                <text:p>92200</text:p>
              </table:table-cell>
              <table:table-cell office:value-type="float" office:value="0.248632669448853">
                <text:p>0.24863266944885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00">
                <text:p>92300</text:p>
              </table:table-cell>
              <table:table-cell office:value-type="float" office:value="0.252073287963867">
                <text:p>0.25207328796386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00">
                <text:p>92400</text:p>
              </table:table-cell>
              <table:table-cell office:value-type="float" office:value="0.248131275177002">
                <text:p>0.24813127517700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00">
                <text:p>92500</text:p>
              </table:table-cell>
              <table:table-cell office:value-type="float" office:value="0.255821466445923">
                <text:p>0.25582146644592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00">
                <text:p>92600</text:p>
              </table:table-cell>
              <table:table-cell office:value-type="float" office:value="0.254797458648682">
                <text:p>0.25479745864868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00">
                <text:p>92700</text:p>
              </table:table-cell>
              <table:table-cell office:value-type="float" office:value="0.252908229827881">
                <text:p>0.25290822982788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00">
                <text:p>92800</text:p>
              </table:table-cell>
              <table:table-cell office:value-type="float" office:value="0.250727415084839">
                <text:p>0.25072741508483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00">
                <text:p>92900</text:p>
              </table:table-cell>
              <table:table-cell office:value-type="float" office:value="0.248621225357056">
                <text:p>0.24862122535705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00">
                <text:p>93000</text:p>
              </table:table-cell>
              <table:table-cell office:value-type="float" office:value="0.253085613250732">
                <text:p>0.25308561325073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00">
                <text:p>93100</text:p>
              </table:table-cell>
              <table:table-cell office:value-type="float" office:value="0.253438472747803">
                <text:p>0.25343847274780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00">
                <text:p>93200</text:p>
              </table:table-cell>
              <table:table-cell office:value-type="float" office:value="0.267557621002197">
                <text:p>0.26755762100219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00">
                <text:p>93300</text:p>
              </table:table-cell>
              <table:table-cell office:value-type="float" office:value="0.27158522605896">
                <text:p>0.2715852260589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00">
                <text:p>93400</text:p>
              </table:table-cell>
              <table:table-cell office:value-type="float" office:value="0.262824773788452">
                <text:p>0.26282477378845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00">
                <text:p>93500</text:p>
              </table:table-cell>
              <table:table-cell office:value-type="float" office:value="0.263511896133423">
                <text:p>0.26351189613342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00">
                <text:p>93600</text:p>
              </table:table-cell>
              <table:table-cell office:value-type="float" office:value="0.26361346244812">
                <text:p>0.2636134624481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00">
                <text:p>93700</text:p>
              </table:table-cell>
              <table:table-cell office:value-type="float" office:value="0.268026113510132">
                <text:p>0.2680261135101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00">
                <text:p>93800</text:p>
              </table:table-cell>
              <table:table-cell office:value-type="float" office:value="0.259621381759644">
                <text:p>0.25962138175964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00">
                <text:p>93900</text:p>
              </table:table-cell>
              <table:table-cell office:value-type="float" office:value="0.268564939498901">
                <text:p>0.26856493949890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00">
                <text:p>94000</text:p>
              </table:table-cell>
              <table:table-cell office:value-type="float" office:value="0.276558637619019">
                <text:p>0.27655863761901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00">
                <text:p>94100</text:p>
              </table:table-cell>
              <table:table-cell office:value-type="float" office:value="0.28855299949646">
                <text:p>0.2885529994964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00">
                <text:p>94200</text:p>
              </table:table-cell>
              <table:table-cell office:value-type="float" office:value="0.262462615966797">
                <text:p>0.26246261596679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00">
                <text:p>94300</text:p>
              </table:table-cell>
              <table:table-cell office:value-type="float" office:value="0.281982421875">
                <text:p>0.28198242187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00">
                <text:p>94400</text:p>
              </table:table-cell>
              <table:table-cell office:value-type="float" office:value="0.27231502532959">
                <text:p>0.2723150253295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00">
                <text:p>94500</text:p>
              </table:table-cell>
              <table:table-cell office:value-type="float" office:value="0.28186821937561">
                <text:p>0.2818682193756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00">
                <text:p>94600</text:p>
              </table:table-cell>
              <table:table-cell office:value-type="float" office:value="0.282183647155762">
                <text:p>0.28218364715576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00">
                <text:p>94700</text:p>
              </table:table-cell>
              <table:table-cell office:value-type="float" office:value="0.297464370727539">
                <text:p>0.29746437072753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00">
                <text:p>94800</text:p>
              </table:table-cell>
              <table:table-cell office:value-type="float" office:value="0.285145282745361">
                <text:p>0.28514528274536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00">
                <text:p>94900</text:p>
              </table:table-cell>
              <table:table-cell office:value-type="float" office:value="0.296858549118042">
                <text:p>0.29685854911804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00">
                <text:p>95000</text:p>
              </table:table-cell>
              <table:table-cell office:value-type="float" office:value="0.296220779418945">
                <text:p>0.29622077941894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00">
                <text:p>95100</text:p>
              </table:table-cell>
              <table:table-cell office:value-type="float" office:value="0.297049760818481">
                <text:p>0.29704976081848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00">
                <text:p>95200</text:p>
              </table:table-cell>
              <table:table-cell office:value-type="float" office:value="0.29789662361145">
                <text:p>0.2978966236114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00">
                <text:p>95300</text:p>
              </table:table-cell>
              <table:table-cell office:value-type="float" office:value="0.289312124252319">
                <text:p>0.28931212425231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00">
                <text:p>95400</text:p>
              </table:table-cell>
              <table:table-cell office:value-type="float" office:value="0.287881851196289">
                <text:p>0.28788185119628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00">
                <text:p>95500</text:p>
              </table:table-cell>
              <table:table-cell office:value-type="float" office:value="0.2824387550354">
                <text:p>0.282438755035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00">
                <text:p>95600</text:p>
              </table:table-cell>
              <table:table-cell office:value-type="float" office:value="0.289089202880859">
                <text:p>0.28908920288085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00">
                <text:p>95700</text:p>
              </table:table-cell>
              <table:table-cell office:value-type="float" office:value="0.291844367980957">
                <text:p>0.29184436798095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00">
                <text:p>95800</text:p>
              </table:table-cell>
              <table:table-cell office:value-type="float" office:value="0.295078992843628">
                <text:p>0.29507899284362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00">
                <text:p>95900</text:p>
              </table:table-cell>
              <table:table-cell office:value-type="float" office:value="0.296341180801392">
                <text:p>0.29634118080139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00">
                <text:p>96000</text:p>
              </table:table-cell>
              <table:table-cell office:value-type="float" office:value="0.302766084671021">
                <text:p>0.30276608467102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00">
                <text:p>96100</text:p>
              </table:table-cell>
              <table:table-cell office:value-type="float" office:value="0.302851915359497">
                <text:p>0.30285191535949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00">
                <text:p>96200</text:p>
              </table:table-cell>
              <table:table-cell office:value-type="float" office:value="0.298290729522705">
                <text:p>0.29829072952270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00">
                <text:p>96300</text:p>
              </table:table-cell>
              <table:table-cell office:value-type="float" office:value="0.306917905807495">
                <text:p>0.30691790580749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00">
                <text:p>96400</text:p>
              </table:table-cell>
              <table:table-cell office:value-type="float" office:value="0.303333759307861">
                <text:p>0.30333375930786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00">
                <text:p>96500</text:p>
              </table:table-cell>
              <table:table-cell office:value-type="float" office:value="0.299942493438721">
                <text:p>0.29994249343872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00">
                <text:p>96600</text:p>
              </table:table-cell>
              <table:table-cell office:value-type="float" office:value="0.304993629455566">
                <text:p>0.30499362945556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00">
                <text:p>96700</text:p>
              </table:table-cell>
              <table:table-cell office:value-type="float" office:value="0.302063703536987">
                <text:p>0.30206370353698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00">
                <text:p>96800</text:p>
              </table:table-cell>
              <table:table-cell office:value-type="float" office:value="0.304819345474243">
                <text:p>0.30481934547424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00">
                <text:p>96900</text:p>
              </table:table-cell>
              <table:table-cell office:value-type="float" office:value="0.30800724029541">
                <text:p>0.3080072402954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00">
                <text:p>97000</text:p>
              </table:table-cell>
              <table:table-cell office:value-type="float" office:value="0.311069965362549">
                <text:p>0.31106996536254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00">
                <text:p>97100</text:p>
              </table:table-cell>
              <table:table-cell office:value-type="float" office:value="0.301500082015991">
                <text:p>0.30150008201599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00">
                <text:p>97200</text:p>
              </table:table-cell>
              <table:table-cell office:value-type="float" office:value="0.305434942245483">
                <text:p>0.30543494224548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00">
                <text:p>97300</text:p>
              </table:table-cell>
              <table:table-cell office:value-type="float" office:value="0.311481952667236">
                <text:p>0.31148195266723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00">
                <text:p>97400</text:p>
              </table:table-cell>
              <table:table-cell office:value-type="float" office:value="0.309038639068604">
                <text:p>0.30903863906860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00">
                <text:p>97500</text:p>
              </table:table-cell>
              <table:table-cell office:value-type="float" office:value="0.309434175491333">
                <text:p>0.30943417549133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00">
                <text:p>97600</text:p>
              </table:table-cell>
              <table:table-cell office:value-type="float" office:value="0.313756942749023">
                <text:p>0.31375694274902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00">
                <text:p>97700</text:p>
              </table:table-cell>
              <table:table-cell office:value-type="float" office:value="0.313268899917603">
                <text:p>0.31326889991760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00">
                <text:p>97800</text:p>
              </table:table-cell>
              <table:table-cell office:value-type="float" office:value="0.309939622879028">
                <text:p>0.30993962287902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00">
                <text:p>97900</text:p>
              </table:table-cell>
              <table:table-cell office:value-type="float" office:value="0.309190988540649">
                <text:p>0.30919098854064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00">
                <text:p>98000</text:p>
              </table:table-cell>
              <table:table-cell office:value-type="float" office:value="0.313555717468262">
                <text:p>0.31355571746826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00">
                <text:p>98100</text:p>
              </table:table-cell>
              <table:table-cell office:value-type="float" office:value="0.320148229598999">
                <text:p>0.32014822959899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00">
                <text:p>98200</text:p>
              </table:table-cell>
              <table:table-cell office:value-type="float" office:value="0.314951419830322">
                <text:p>0.31495141983032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00">
                <text:p>98300</text:p>
              </table:table-cell>
              <table:table-cell office:value-type="float" office:value="0.3141028881073">
                <text:p>0.314102888107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00">
                <text:p>98400</text:p>
              </table:table-cell>
              <table:table-cell office:value-type="float" office:value="0.335491895675659">
                <text:p>0.33549189567565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00">
                <text:p>98500</text:p>
              </table:table-cell>
              <table:table-cell office:value-type="float" office:value="0.32246994972229">
                <text:p>0.3224699497222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00">
                <text:p>98600</text:p>
              </table:table-cell>
              <table:table-cell office:value-type="float" office:value="0.314865827560425">
                <text:p>0.31486582756042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00">
                <text:p>98700</text:p>
              </table:table-cell>
              <table:table-cell office:value-type="float" office:value="0.346393585205078">
                <text:p>0.34639358520507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00">
                <text:p>98800</text:p>
              </table:table-cell>
              <table:table-cell office:value-type="float" office:value="0.352997541427612">
                <text:p>0.35299754142761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00">
                <text:p>98900</text:p>
              </table:table-cell>
              <table:table-cell office:value-type="float" office:value="0.321467638015747">
                <text:p>0.32146763801574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00">
                <text:p>99000</text:p>
              </table:table-cell>
              <table:table-cell office:value-type="float" office:value="0.324094772338867">
                <text:p>0.32409477233886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00">
                <text:p>99100</text:p>
              </table:table-cell>
              <table:table-cell office:value-type="float" office:value="0.328574180603027">
                <text:p>0.32857418060302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00">
                <text:p>99200</text:p>
              </table:table-cell>
              <table:table-cell office:value-type="float" office:value="0.320626974105835">
                <text:p>0.32062697410583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00">
                <text:p>99300</text:p>
              </table:table-cell>
              <table:table-cell office:value-type="float" office:value="0.325138807296753">
                <text:p>0.32513880729675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00">
                <text:p>99400</text:p>
              </table:table-cell>
              <table:table-cell office:value-type="float" office:value="0.326411724090576">
                <text:p>0.32641172409057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00">
                <text:p>99500</text:p>
              </table:table-cell>
              <table:table-cell office:value-type="float" office:value="0.327852964401245">
                <text:p>0.32785296440124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00">
                <text:p>99600</text:p>
              </table:table-cell>
              <table:table-cell office:value-type="float" office:value="0.334018468856812">
                <text:p>0.33401846885681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00">
                <text:p>99700</text:p>
              </table:table-cell>
              <table:table-cell office:value-type="float" office:value="0.370559215545654">
                <text:p>0.37055921554565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00">
                <text:p>99800</text:p>
              </table:table-cell>
              <table:table-cell office:value-type="float" office:value="0.328540563583374">
                <text:p>0.32854056358337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00">
                <text:p>99900</text:p>
              </table:table-cell>
              <table:table-cell office:value-type="float" office:value="0.338213443756104">
                <text:p>0.3382134437561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9c0871452b3918c1019dde9bfac75448afc4b57f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1cm" svg:stroke-color="#ff0000"/>
    </style:style>
    <style:style style:name="ch8" style:family="chart" style:data-style-name="N81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66cm" svg:y="3.952cm" style:legend-expansion="high" chart:style-name="ch2"/>
        <chart:plot-area chart:style-name="ch3" table:cell-range-address="Multiplication.A1:Multiplication.B50" chart:data-source-has-labels="row" svg:x="0.32cm" svg:y="0.18cm" svg:width="11.926cm" svg:height="8.64cm">
          <chart:coordinate-region svg:x="2.053cm" svg:y="0.379cm" svg:width="9.82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ultiplication.B2:Multiplication.B50" chart:label-cell-address="Multiplication.B1:Multiplication.B1" chart:class="chart:scatter">
            <chart:domain table:cell-range-address="Multiplication.A2:Multiplication.A50"/>
            <chart:regression-curve chart:style-name="ch7">
              <chart:equation chart:display-equation="true" chart:display-r-square="false" svg:x="8.439cm" svg:y="5.993cm" chart:style-name="ch8"/>
            </chart:regression-curve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N</text:p>
                <draw:g>
                  <svg:desc>Multiplication.B1:Multiplicati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Multiplication.A2:Multiplication.A50</svg:desc>
                </draw:g>
              </table:table-cell>
              <table:table-cell office:value-type="float" office:value="10000">
                <text:p>10000</text:p>
                <draw:g>
                  <svg:desc>Multiplication.B2:Multiplication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360000">
                <text:p>36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490000">
                <text:p>49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640000">
                <text:p>64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810000">
                <text:p>81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1210000">
                <text:p>121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1440000">
                <text:p>144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1690000">
                <text:p>169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960000">
                <text:p>196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2250000">
                <text:p>225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2560000">
                <text:p>256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2890000">
                <text:p>289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3240000">
                <text:p>324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3610000">
                <text:p>361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4410000">
                <text:p>441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4840000">
                <text:p>484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5290000">
                <text:p>529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5760000">
                <text:p>576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6250000">
                <text:p>625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6760000">
                <text:p>676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7290000">
                <text:p>7290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7840000">
                <text:p>7840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8410000">
                <text:p>841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9000000">
                <text:p>9000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9610000">
                <text:p>961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10240000">
                <text:p>10240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10890000">
                <text:p>10890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11560000">
                <text:p>11560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12250000">
                <text:p>12250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12960000">
                <text:p>12960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13690000">
                <text:p>13690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14440000">
                <text:p>1444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15210000">
                <text:p>15210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16810000">
                <text:p>1681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17640000">
                <text:p>1764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18490000">
                <text:p>1849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19360000">
                <text:p>1936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20250000">
                <text:p>2025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21160000">
                <text:p>2116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22090000">
                <text:p>2209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23040000">
                <text:p>2304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24010000">
                <text:p>2401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9c0871452b3918c1019dde9bfac75448afc4b57f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